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59cm" fo:min-width="6.454cm" fo:padding-top="0.15cm" fo:padding-bottom="0.15cm" fo:padding-left="0.275cm" fo:padding-right="0.275cm" loext:decorative="false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14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5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189cm" fo:min-width="1.212cm" loext:decorative="false"/>
    </style:style>
    <style:style style:name="gr7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61cm" fo:min-width="4.048cm" fo:padding-top="0.15cm" fo:padding-bottom="0.15cm" fo:padding-left="0.275cm" fo:padding-right="0.275cm" loext:decorative="false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897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color="#1c1c1c" draw:fill="solid" draw:fill-color="#999999" draw:textarea-horizontal-align="justify" draw:textarea-vertical-align="middle" draw:auto-grow-height="false" fo:min-height="0.605cm" fo:min-width="0.355cm" loext:decorative="false"/>
    </style:style>
    <style:style style:name="gr15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.605cm" fo:min-width="0.355cm" loext:decorative="false"/>
    </style:style>
    <style:style style:name="gr16" style:family="graphic" style:parent-style-name="objectwithoutfill">
      <style:graphic-properties svg:stroke-width="0.051cm" svg:stroke-color="#333333" draw:marker-start-width="0.279cm" draw:marker-end="Arrowheads_20_3" draw:marker-end-width="0.33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9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9.085cm" fo:min-width="6.454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14cm" loext:decorative="false"/>
      <style:paragraph-properties style:writing-mode="lr-tb"/>
    </style:style>
    <style:style style:name="gr21" style:family="graphic" style:parent-style-name="Default_20_Drawing_20_Style_5f_1">
      <style:graphic-properties svg:stroke-color="#333333" draw:fill="solid" draw:fill-color="#ffffff" draw:textarea-horizontal-align="justify" draw:textarea-vertical-align="middle" draw:auto-grow-height="false" fo:min-height="2.189cm" fo:min-width="1.212cm" loext:decorative="false"/>
    </style:style>
    <style:style style:name="gr22" style:family="graphic" style:parent-style-name="standard">
      <style:graphic-properties svg:stroke-color="#333333" draw:fill="solid" draw:fill-color="#ffffff" draw:opacity="0%" draw:textarea-horizontal-align="justify" draw:textarea-vertical-align="middle" draw:auto-grow-height="false" fo:min-height="1.39cm" fo:min-width="2.475cm" draw:shadow-opacity="0%" loext:decorative="false"/>
    </style:style>
    <style:style style:name="gr23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9.13cm" fo:min-width="4.048cm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25" style:family="graphic" style:parent-style-name="objectwithoutfill">
      <style:graphic-properties svg:stroke-width="0cm" svg:stroke-color="#333333" draw:marker-start-width="0.203cm" draw:marker-end="Arrowheads_20_2" draw:marker-end-width="0.203cm" draw:fill="none" draw:textarea-vertical-align="middle" fo:padding-top="0.125cm" fo:padding-bottom="0.125cm" fo:padding-left="0.25cm" fo:padding-right="0.25cm" loext:decorative="false"/>
    </style:style>
    <style:style style:name="gr26" style:family="graphic" style:parent-style-name="standard">
      <style:graphic-properties svg:stroke-color="#333333" draw:fill="solid" draw:fill-color="#ffffff" draw:opacity="0%" draw:textarea-horizontal-align="justify" draw:textarea-vertical-align="middle" draw:auto-grow-height="false" fo:min-height="1.39cm" fo:min-width="2.354cm" draw:shadow-opacity="0%" loext:decorative="false"/>
    </style:style>
    <style:style style:name="gr27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opacity="30%" draw:textarea-horizontal-align="justify" draw:textarea-vertical-align="middle" draw:auto-grow-height="false" fo:min-height="1.71cm" fo:min-width="1.46cm" draw:shadow-opacity="30%" loext:decorative="false"/>
    </style:style>
    <style:style style:name="gr29" style:family="graphic" style:parent-style-name="objectwithoutfill">
      <style:graphic-properties svg:stroke-width="0cm" draw:marker-start-width="0.203cm" draw:marker-end="Arrowheads_20_3" draw:marker-end-width="0.203cm" draw:fill="none" draw:textarea-vertical-align="middle" fo:padding-top="0.125cm" fo:padding-bottom="0.125cm" fo:padding-left="0.25cm" fo:padding-right="0.25cm" loext:decorative="false"/>
    </style:style>
    <style:style style:name="gr30" style:family="graphic" style:parent-style-name="objectwithoutfill">
      <style:graphic-properties svg:stroke-width="0cm" draw:marker-start-width="0.203cm" draw:marker-end="" draw:marker-end-width="0.203cm" draw:fill="none" draw:textarea-vertical-align="middle" fo:padding-top="0.125cm" fo:padding-bottom="0.125cm" fo:padding-left="0.25cm" fo:padding-right="0.25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32" style:family="graphic" style:parent-style-name="objectwithoutfill">
      <style:graphic-properties svg:stroke-width="0.051cm" svg:stroke-color="#999999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svg:stroke-width="0cm" svg:stroke-color="#333333" draw:marker-start-width="0.203cm" draw:marker-end="" draw:marker-end-width="0.203cm" draw:fill="none" draw:textarea-vertical-align="middle" fo:padding-top="0.125cm" fo:padding-bottom="0.125cm" fo:padding-left="0.25cm" fo:padding-right="0.2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0.151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3.12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6.426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2.974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2.265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11.403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2.471cm" loext:decorative="false"/>
      <style:paragraph-properties style:writing-mode="lr-tb"/>
    </style:style>
    <style:style style:name="pr18" style:family="presentation" style:parent-style-name="Default-subtitle" style:list-style-name="L1">
      <style:graphic-properties draw:fill-color="#ffffff" fo:min-height="2.471cm" loext:decorative="false"/>
      <style:paragraph-properties style:writing-mode="lr-tb"/>
    </style:style>
    <style:style style:name="co1" style:family="table-column">
      <style:table-column-properties style:column-width="6.206cm" style:use-optimal-column-width="false"/>
    </style:style>
    <style:style style:name="co2" style:family="table-column">
      <style:table-column-properties style:column-width="10.367cm" style:use-optimal-column-width="false"/>
    </style:style>
    <style:style style:name="co3" style:family="table-column">
      <style:table-column-properties style:column-width="10.058cm" style:use-optimal-column-width="false"/>
    </style:style>
    <style:style style:name="ro1" style:family="table-row">
      <style:table-row-properties style:row-height="1.027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border="0.85pt solid #000000"/>
      <style:text-properties fo:font-size="16pt" fo:font-weight="bold" style:font-weight-asian="bold" style:font-weight-complex="bold"/>
    </style:style>
    <style:style style:name="ce2" style:family="table-cell">
      <style:paragraph-properties fo:border="0.85pt solid #000000"/>
    </style:style>
    <style:style style:name="ce3" style:family="table-cell">
      <style:paragraph-properties fo:text-align="start" fo:border="0.85pt solid #000000"/>
      <style:text-properties fo:font-size="16pt"/>
    </style:style>
    <style:style style:name="ce4" style:family="table-cell">
      <style:paragraph-properties fo:border="0.85pt solid #000000"/>
      <style:text-properties fo:font-size="16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18pt" fo:font-weight="normal" style:font-weight-asian="normal" style:font-weight-complex="normal"/>
    </style:style>
    <style:style style:name="P9" style:family="paragraph">
      <style:paragraph-properties fo:margin-left="0cm" fo:margin-right="0cm" fo:margin-top="0.42cm" fo:margin-bottom="0.35cm" fo:text-align="start" fo:text-indent="0cm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6pt" fo:font-weight="bold" style:font-weight-asian="bold" style:font-weight-complex="bold"/>
    </style:style>
    <style:style style:name="P13" style:family="paragraph">
      <style:paragraph-properties fo:text-align="start"/>
      <style:text-properties fo:font-size="16pt"/>
    </style:style>
    <style:style style:name="P14" style:family="paragraph">
      <style:text-properties fo:font-size="16pt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8pt" fo:font-weight="normal" style:font-size-asian="10pt" style:font-weight-asian="normal" style:font-size-complex="10pt" style:font-weight-complex="normal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loext:graphic-properties draw:opacity="30%"/>
      <style:paragraph-properties fo:text-align="center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22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fo:font-size="18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P23" style:family="paragraph">
      <style:paragraph-properties fo:margin-left="0cm" fo:margin-right="0cm" fo:margin-top="0.42cm" fo:margin-bottom="0.35cm" fo:text-align="start" fo:text-indent="0cm"/>
      <style:text-properties fo:font-size="18pt" style:font-size-asian="10pt" style:font-size-complex="10pt"/>
    </style:style>
    <style:style style:name="P24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5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7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8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2" style:family="text">
      <style:text-properties style:font-name="Liberation Sans" fo:font-size="18pt" fo:font-style="normal" style:text-underline-style="none" fo:font-weight="bold" style:font-name-asian="Liberation Sans1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style:font-name="TexMaths Roman" fo:font-size="18pt" fo:font-style="normal" style:text-underline-style="none" fo:font-weight="bold" style:font-name-asian="TexMaths Roman" style:font-size-asian="18pt" style:font-style-asian="normal" style:font-weight-asian="bold" style:font-name-complex="TexMaths Roman" style:font-size-complex="18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8pt" fo:font-style="normal" fo:text-shadow="none" style:text-underline-style="none" fo:font-weight="bold" style:letter-kerning="true" fo:background-color="transparent" style:font-name-asian="TexMaths Roman" style:font-size-asian="18pt" style:font-style-asian="normal" style:font-weight-asian="bold" style:font-name-complex="TexMaths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9" style:family="text"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ize="16pt" fo:font-weight="bold" style:font-weight-asian="bold" style:font-weight-complex="bold"/>
    </style:style>
    <style:style style:name="T23" style:family="text">
      <style:text-properties fo:font-size="18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size="14pt"/>
    </style:style>
    <style:style style:name="T25" style:family="text">
      <style:text-properties fo:font-size="18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27" style:family="text">
      <style:text-properties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style="italic" style:text-underline-style="none" style:font-size-asian="10pt" style:font-style-asian="italic" style:font-size-complex="10pt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yntax auf Semantik</text:p>
          </draw:text-box>
        </draw:frame>
        <draw:custom-shape draw:style-name="gr1" draw:text-style-name="P1" draw:layer="layout" svg:width="7.004cm" svg:height="7.159cm" svg:x="13.549cm" svg:y="7.01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14cm" svg:height="0.964cm" svg:x="15.625cm" svg:y="7.185cm">
          <draw:text-box>
            <text:p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k</text:span></text:p>
          </draw:text-box>
        </draw:frame>
        <draw:g draw:style-name="gr3">
          <svg:title>TexMaths</svg:title>
          <svg:desc>32§display§w_0§svg§600§FALSE§</svg:desc>
          <draw:path draw:style-name="gr4" draw:text-style-name="P1" draw:layer="layout" svg:width="0.627cm" svg:height="0.332cm" svg:x="17.645cm" svg:y="9.155cm" svg:viewBox="0 0 628 333" svg:d="M0 0c209 0 419 0 628 0 0 111 0 222 0 333-209 0-419 0-628 0 0-111 0-222 0-333z">
            <text:p/>
          </draw:path>
          <draw:path draw:style-name="gr5" draw:text-style-name="P3" draw:layer="layout" svg:width="0.439cm" svg:height="0.298cm" svg:x="17.611cm" svg:y="9.121cm" svg:viewBox="0 0 440 299" svg:d="M288 68c2-15 10-39 10-44 0-11-10-16-19-16-8 0-21 5-24 19-3 3-35 130-39 147-5 21-5 32-5 44 0 7 0 9 0 11-15 36-36 57-61 57-53 0-53-49-53-61 0-20 4-47 34-129 8-18 11-28 11-41 0-31-22-55-55-55-63 0-87 96-87 102s5 4 8 6c7 0 7 0 11-12 17-60 43-81 67-81 5 0 16 0 16 21 0 17-7 36-11 47-30 78-38 109-38 133 0 61 44 83 95 83 11 0 42 0 68-45 17 42 63 45 84 45 49 0 79-41 97-81 22-51 43-140 43-173 0-35-19-45-30-45-15 0-32 17-32 32 0 8 3 11 9 17 8 8 25 25 25 57 0 23-19 87-38 121-17 36-40 59-72 59-31 0-50-21-50-59 0-17 6-38 8-47 9-37 19-75 28-112z">
            <text:p/>
          </draw:path>
          <draw:path draw:style-name="gr5" draw:text-style-name="P3" draw:layer="layout" svg:width="0.215cm" svg:height="0.317cm" svg:x="18.091cm" svg:y="9.205cm" svg:viewBox="0 0 216 318" svg:d="M216 161c0-51-5-87-26-119-15-23-44-42-82-42-108 0-108 127-108 161s0 157 108 157 108-123 108-157zM108 305c-21 0-49-11-59-51-6-27-6-65-6-99s0-70 6-94c10-38 40-48 59-48 25 0 50 16 59 44 5 24 8 57 8 98 0 34 0 69-6 97-10 44-42 53-61 53z">
            <text:p/>
          </draw:path>
        </draw:g>
        <draw:custom-shape draw:style-name="gr6" draw:text-style-name="P1" draw:layer="layout" svg:width="2.42cm" svg:height="3.449cm" svg:x="13.857cm" svg:y="9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32§display§w_1§svg§600§FALSE§</svg:desc>
          <draw:path draw:style-name="gr4" draw:text-style-name="P1" draw:layer="layout" svg:width="0.608cm" svg:height="0.325cm" svg:x="15.03cm" svg:y="9.87cm" svg:viewBox="0 0 609 326" svg:d="M0 0c203 0 406 0 609 0 0 109 0 217 0 326-203 0-406 0-609 0 0-109 0-217 0-326z">
            <text:p/>
          </draw:path>
          <draw:path draw:style-name="gr5" draw:text-style-name="P3" draw:layer="layout" svg:width="0.439cm" svg:height="0.3cm" svg:x="14.996cm" svg:y="9.836cm" svg:viewBox="0 0 440 301" svg:d="M288 68c4-13 10-38 10-41 0-14-10-19-19-19-8 0-21 5-24 19-3 3-35 130-39 147-4 21-5 32-5 45 0 6 0 8 0 12-15 34-34 55-61 55-53 0-53-49-53-61 0-20 4-45 34-129 8-18 11-28 11-41 0-31-21-55-55-55-63 0-87 96-87 102 0 8 5 5 8 8 7 0 7-2 11-14 17-60 43-81 67-81 7 0 16 0 16 21 0 17-7 36-11 47-30 78-38 110-38 135 0 60 46 83 95 83 11 0 42 0 68-45 18 41 65 45 84 45 49 0 79-42 97-82 22-51 43-139 43-171 0-38-17-48-28-48-17 0-34 17-34 32 0 10 3 13 9 19 8 6 25 23 25 55 0 23-19 89-36 121-17 36-42 59-74 59-31 0-50-19-50-57 0-19 6-40 8-49 9-37 19-75 28-112z">
            <text:p/>
          </draw:path>
          <draw:path draw:style-name="gr5" draw:text-style-name="P3" draw:layer="layout" svg:width="0.168cm" svg:height="0.308cm" svg:x="15.504cm" svg:y="9.921cm" svg:viewBox="0 0 169 309" svg:d="M105 13c0-13-3-13-14-13-30 29-72 30-91 30 0 5 0 10 0 15 10 0 42 0 67-13 0 80 0 160 0 239 0 15 0 20-46 20-7 0-13 0-19 0 0 6 0 12 0 18 9 0 66-2 84-2 15 0 72 2 83 2 0-6 0-12 0-18-7 0-13 0-19 0-45 0-45-5-45-20 0-86 0-172 0-258z">
            <text:p/>
          </draw:path>
        </draw:g>
        <draw:g draw:style-name="gr3">
          <svg:title>TexMaths</svg:title>
          <svg:desc>32§display§w_n§svg§600§FALSE§</svg:desc>
          <draw:path draw:style-name="gr4" draw:text-style-name="P1" draw:layer="layout" svg:width="0.695cm" svg:height="0.329cm" svg:x="16.933cm" svg:y="13.32cm" svg:viewBox="0 0 696 330" svg:d="M0 0c232 0 465 0 696 0 0 110 0 220 0 330-231 0-464 0-696 0 0-110 0-220 0-330z">
            <text:p/>
          </draw:path>
          <draw:path draw:style-name="gr5" draw:text-style-name="P3" draw:layer="layout" svg:width="0.439cm" svg:height="0.301cm" svg:x="16.9cm" svg:y="13.286cm" svg:viewBox="0 0 440 302" svg:d="M288 68c5-13 10-38 10-44 0-11-10-16-19-16-8 0-19 5-24 19-3 3-33 131-39 147-4 21-5 32-5 44 0 7 0 9 0 13-15 34-34 55-61 55-53 0-53-49-53-61 0-20 4-47 34-128 8-19 11-29 11-42 0-31-21-55-53-55-65 0-89 97-89 102 0 8 5 6 8 8 7 0 7-2 11-13 19-61 43-82 67-82 7 0 16 0 16 21 0 17-7 36-11 47-30 78-38 109-38 135 0 59 46 84 95 84 11 0 44 0 70-48 18 43 63 48 82 48 51 0 79-42 97-82 22-53 43-142 43-172 0-38-17-48-28-48-17 0-34 17-34 32 0 10 6 13 11 17 8 8 23 25 23 57 0 23-19 87-36 121-17 36-40 59-74 59-31 0-47-19-47-56 0-19 3-40 5-50 9-37 19-75 28-112z">
            <text:p/>
          </draw:path>
          <draw:path draw:style-name="gr5" draw:text-style-name="P3" draw:layer="layout" svg:width="0.284cm" svg:height="0.21cm" svg:x="17.38cm" svg:y="13.473cm" svg:viewBox="0 0 285 211" svg:d="M34 176c-2 6-4 17-4 19 0 10 8 16 16 16 7 0 16-7 19-12 2-5 5-19 7-28 2-8 8-31 9-42 5-9 6-21 10-30 4-19 6-23 19-42s35-44 70-44c27 0 27 25 27 32 0 29-19 80-27 101-5 12-8 17-8 25 0 24 22 40 44 40 48 0 69-65 69-72 0-6-6-6-8-6-8 0-8 3-9 7-10 38-31 57-50 57-9 0-11-5-11-17 0-9 2-15 11-36 6-15 25-64 25-91 0-45-36-53-61-53-40 0-64 24-80 43-1-32-30-43-49-43-21 0-30 15-36 27-11 16-17 43-17 45 0 6 6 6 8 6 5 0 7-2 9-14 7-28 17-51 34-51 14 0 16 11 16 23 0 9-5 28-8 40s-8 30-10 42c-5 19-10 38-15 58z">
            <text:p/>
          </draw:path>
        </draw:g>
        <draw:g draw:style-name="gr3">
          <svg:title>TexMaths</svg:title>
          <svg:desc>32§display§w_3§svg§600§FALSE§</svg:desc>
          <draw:path draw:style-name="gr4" draw:text-style-name="P1" draw:layer="layout" svg:width="0.627cm" svg:height="0.333cm" svg:x="14.435cm" svg:y="11.774cm" svg:viewBox="0 0 628 334" svg:d="M0 0c209 0 419 0 628 0 0 111 0 222 0 334-209 0-419 0-628 0 0-112 0-223 0-334z">
            <text:p/>
          </draw:path>
          <draw:path draw:style-name="gr5" draw:text-style-name="P3" draw:layer="layout" svg:width="0.439cm" svg:height="0.298cm" svg:x="14.401cm" svg:y="11.74cm" svg:viewBox="0 0 440 299" svg:d="M288 68c4-15 10-38 10-44 0-11-10-16-19-16-8 0-21 5-24 19-3 3-35 130-39 147-4 21-5 32-5 44 0 7 0 9 0 11-15 36-34 57-61 57-53 0-53-49-53-61 0-20 4-47 34-129 8-18 11-28 11-41 0-31-21-55-55-55-63 0-87 96-87 102s5 4 8 6c7 0 7 0 11-12 17-60 43-81 67-81 7 0 16 0 16 21 0 17-7 36-11 47-30 78-38 109-38 133 0 61 46 83 95 83 11 0 42 0 68-45 18 42 65 45 84 45 49 0 79-41 97-81 22-51 43-140 43-170 0-38-17-48-28-48-17 0-34 17-34 32 0 8 3 13 9 17 8 8 25 25 25 57 0 23-19 87-36 121-17 35-42 59-74 59-31 0-50-21-50-59 0-16 6-37 8-47 9-37 19-75 28-112z">
            <text:p/>
          </draw:path>
          <draw:path draw:style-name="gr5" draw:text-style-name="P3" draw:layer="layout" svg:width="0.214cm" svg:height="0.315cm" svg:x="14.883cm" svg:y="11.825cm" svg:viewBox="0 0 215 316" svg:d="M102 152c37 0 63 24 63 75 0 57-34 75-60 75-19 0-62-6-81-33 24-2 27-17 27-26 0-16-11-25-24-25-14 0-27 7-27 26 0 44 49 72 105 72 64 0 110-43 110-89 0-35-31-72-82-83 49-17 66-53 66-82 0-35-41-62-93-62s-91 24-91 61c0 17 9 24 23 24 15 0 24-9 24-23 0-13-9-22-24-24 17-21 49-25 67-25 20 0 48 10 48 49 0 21-5 42-16 56-16 18-29 18-54 21-11 0-11 0-13 1-2 0-5 0-5 6s3 6 11 6c9 0 17 0 26 0z">
            <text:p/>
          </draw:path>
        </draw:g>
        <draw:g draw:style-name="gr3">
          <svg:title>TexMaths</svg:title>
          <svg:desc>32§display§w_2§svg§600§FALSE§</svg:desc>
          <draw:path draw:style-name="gr4" draw:text-style-name="P1" draw:layer="layout" svg:width="0.624cm" svg:height="0.325cm" svg:x="18.361cm" svg:y="10.881cm" svg:viewBox="0 0 625 326" svg:d="M0 0c208 0 416 0 625 0 0 109 0 217 0 326-209 0-417 0-625 0 0-109 0-217 0-326z">
            <text:p/>
          </draw:path>
          <draw:path draw:style-name="gr5" draw:text-style-name="P3" draw:layer="layout" svg:width="0.44cm" svg:height="0.3cm" svg:x="18.327cm" svg:y="10.847cm" svg:viewBox="0 0 441 301" svg:d="M288 68c5-13 10-38 10-41 0-14-10-19-19-19-7 0-19 5-24 19-2 3-33 130-39 147-3 21-5 32-5 45 0 6 0 8 0 12-15 34-34 55-61 55-53 0-53-49-53-61 0-20 4-45 34-129 8-18 11-28 11-41 0-31-21-55-55-55-62 0-87 96-87 102 0 8 5 5 8 8 7 0 7-2 11-14 17-60 43-81 67-81 7 0 16 0 16 21 0 17-7 36-11 47-30 78-38 110-38 135 0 60 46 83 95 83 11 0 42 0 68-45 20 41 65 45 84 45 52 0 79-42 97-82 23-51 44-139 44-171 0-38-18-48-29-48-17 0-34 17-34 32 0 10 4 13 11 19 6 6 23 23 23 55 0 23-19 89-36 121-17 36-42 59-74 59-30 0-49-19-49-57 0-19 5-40 7-49 9-37 19-75 28-112z">
            <text:p/>
          </draw:path>
          <draw:path draw:style-name="gr5" draw:text-style-name="P3" draw:layer="layout" svg:width="0.206cm" svg:height="0.308cm" svg:x="18.813cm" svg:y="10.932cm" svg:viewBox="0 0 207 309" svg:d="M207 224c-6 0-11 0-17 0 0 11-6 37-12 41-3 4-39 4-45 4-28 0-57 0-85 0 47-44 64-57 92-77 35-29 67-58 67-101 0-57-49-91-110-91-57 0-97 40-97 83 0 23 21 25 25 25 11 0 24-7 24-25 0-7-1-24-26-24 15-32 45-42 68-42 46 0 70 36 70 74 0 40-28 72-43 89-38 36-75 73-112 110-6 4-6 6-6 19 64 0 128 0 192 0 5-29 10-57 15-85z">
            <text:p/>
          </draw:path>
        </draw:g>
        <draw:g draw:style-name="gr3">
          <svg:title>TexMaths</svg:title>
          <svg:desc>32§display§\vdots§svg§600§FALSE§</svg:desc>
          <draw:path draw:style-name="gr4" draw:text-style-name="P1" draw:layer="layout" svg:width="0.003cm" svg:height="0.532cm" svg:x="17.289cm" svg:y="12.072cm" svg:viewBox="0 0 4 533" svg:d="M0 0c1 0 2 0 4 0 0 178 0 355 0 533-2 0-3 0-4 0 0-178 0-355 0-533z">
            <text:p/>
          </draw:path>
          <draw:path draw:style-name="gr5" draw:text-style-name="P3" draw:layer="layout" svg:width="0.066cm" svg:height="0.069cm" svg:x="17.257cm" svg:y="12.038cm" svg:viewBox="0 0 67 70" svg:d="M67 36c0-21-15-36-34-36-18 0-33 16-33 36s15 34 33 34c19 0 34-15 34-34z">
            <text:p/>
          </draw:path>
          <draw:path draw:style-name="gr5" draw:text-style-name="P3" draw:layer="layout" svg:width="0.066cm" svg:height="0.069cm" svg:x="17.257cm" svg:y="12.304cm" svg:viewBox="0 0 67 70" svg:d="M67 36c0-21-15-36-34-36-18 0-33 16-33 36s15 34 33 34c19 0 34-15 34-34z">
            <text:p/>
          </draw:path>
          <draw:path draw:style-name="gr5" draw:text-style-name="P3" draw:layer="layout" svg:width="0.066cm" svg:height="0.069cm" svg:x="17.257cm" svg:y="12.569cm" svg:viewBox="0 0 67 70" svg:d="M67 34c0-19-15-34-34-34-18 0-33 14-33 34s15 36 33 36c19 0 34-15 34-36z">
            <text:p/>
          </draw:path>
        </draw:g>
        <draw:custom-shape draw:style-name="gr7" draw:text-style-name="P1" draw:layer="layout" svg:width="4.598cm" svg:height="7.161cm" svg:x="7.119cm" svg:y="7.03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13cm" svg:height="0.906cm" svg:x="8.35cm" svg:y="7.207cm">
          <draw:text-box>
            <text:p><text:span text:style-name="T1">S</text:span><text:span text:style-name="T1">y</text:span><text:span text:style-name="T1">n</text:span><text:span text:style-name="T1">t</text:span><text:span text:style-name="T1">a</text:span><text:span text:style-name="T1">x</text:span></text:p>
          </draw:text-box>
        </draw:frame>
        <draw:g draw:style-name="gr3">
          <svg:title>TexMaths</svg:title>
          <svg:desc>32§display§f§svg§600§FALSE§</svg:desc>
          <draw:path draw:style-name="gr4" draw:text-style-name="P1" draw:layer="layout" svg:width="0.262cm" svg:height="0.538cm" svg:x="9.148cm" svg:y="10.547cm" svg:viewBox="0 0 263 539" svg:d="M0 0c87 0 175 0 263 0 0 180 0 359 0 539-88 0-176 0-263 0 0-180 0-359 0-539z">
            <text:p/>
          </draw:path>
          <draw:path draw:style-name="gr5" draw:text-style-name="P3" draw:layer="layout" svg:width="0.33cm" svg:height="0.606cm" svg:x="9.113cm" svg:y="10.513cm" svg:viewBox="0 0 331 607" svg:d="M208 203c19 0 38 0 57 0 13 0 20 0 20-13 0-7-7-7-17-7-18 0-37 0-54 0 4-25 8-51 13-77 1-13 11-60 15-68 5-13 17-23 32-23 2 0 19 0 32 12-30 2-35 27-35 36 0 15 11 23 24 23 17 0 36-13 36-40 0-31-30-46-57-46-22 0-65 11-85 78-4 14-6 21-21 105-16 0-31 0-46 0-14 0-21 0-21 13 0 7 5 7 19 7s29 0 44 0c-16 88-33 176-50 263-11 65-22 126-57 126-3 0-19 0-32-11 30-2 36-27 36-37 0-15-12-22-25-22-17 0-36 13-36 39 0 31 29 46 57 46 36 0 63-40 74-65 21-41 37-123 39-127 12-71 25-141 38-212z">
            <text:p/>
          </draw:path>
        </draw:g>
        <draw:line draw:style-name="gr9" draw:text-style-name="P4" draw:layer="layout" svg:x1="9.65cm" svg:y1="10.877cm" svg:x2="14.903cm" svg:y2="10.074cm">
          <text:p/>
        </draw:line>
        <draw:line draw:style-name="gr9" draw:text-style-name="P4" draw:layer="layout" svg:x1="9.638cm" svg:y1="11.071cm" svg:x2="14.249cm" svg:y2="11.78cm">
          <text:p/>
        </draw:line>
        <draw:g draw:style-name="gr3">
          <svg:title>TexMaths</svg:title>
          <svg:desc>32§display§W(f)§svg§600§FALSE§</svg:desc>
          <draw:path draw:style-name="gr10" draw:text-style-name="P1" draw:layer="layout" svg:width="1.469cm" svg:height="0.595cm" svg:x="14.346cm" svg:y="8.474cm" svg:viewBox="0 0 1470 596" svg:d="M0 0c490 0 980 0 1470 0 0 199 0 397 0 596-490 0-980 0-1470 0 0-199 0-397 0-596z">
            <text:p/>
          </draw:path>
          <draw:path draw:style-name="gr11" draw:text-style-name="P3" draw:layer="layout" svg:width="0.663cm" svg:height="0.468cm" svg:x="14.311cm" svg:y="8.483cm" svg:viewBox="0 0 664 469" svg:d="M576 78c17-29 32-54 74-57 6 0 14 0 14-13 0-2-4-8-8-8-17 0-36 2-53 2-21 0-46-2-69-2-3 0-13 0-13 13 0 8 5 8 11 8 16 2 38 6 38 27 0 7-1 13-7 20-60 104-120 209-181 313-8-109-16-219-25-328 0-13-1-30 46-32 12 0 19 0 19-13 0-6-7-8-9-8-27 0-56 2-82 2-15 0-56-2-70-2-4 0-14 0-14 13 0 8 8 8 17 8 29 0 35 3 35 17 1 17 2 34 3 51-56 98-111 195-167 292-9-112-18-223-27-335 0-8 0-23 52-25 5 0 13 0 13-13 0-8-8-8-9-8-27 0-54 2-83 2-22 0-47-2-70-2-1 0-11 0-11 13 0 8 6 8 17 8 32 0 34 6 34 25 10 135 20 270 30 406 3 11 3 17 12 17 8 0 10-4 15-13 66-113 132-227 198-340 7 112 15 224 23 336 2 13 3 17 11 17 10 0 14-6 17-12 73-126 146-252 219-379z">
            <text:p/>
          </draw:path>
          <draw:path draw:style-name="gr11" draw:text-style-name="P3" draw:layer="layout" svg:width="0.153cm" svg:height="0.663cm" svg:x="15.064cm" svg:y="8.44cm" svg:viewBox="0 0 154 664" svg:d="M154 657c0-2 0-2-11-13-82-84-105-209-105-312 0-116 27-231 108-315 8-7 8-7 8-11s-2-6-6-6c-7 0-67 46-106 129-34 74-42 148-42 203 0 52 8 133 44 207 40 82 97 125 104 125 4 0 6-1 6-7z">
            <text:p/>
          </draw:path>
          <draw:path draw:style-name="gr11" draw:text-style-name="P3" draw:layer="layout" svg:width="0.334cm" svg:height="0.603cm" svg:x="15.292cm" svg:y="8.47cm" svg:viewBox="0 0 335 604" svg:d="M211 203c19 0 38 0 57 0 13 0 19 0 19-15 0-6-6-6-17-6-18 0-37 0-55 0 4-25 9-51 13-76 4-15 12-60 17-70 6-12 17-23 30-23 3 0 22 0 33 14-28 2-36 24-36 35 0 16 13 24 25 24 16 0 38-16 38-40 0-31-33-46-60-46-22 0-64 11-85 78-4 13-6 21-21 104-15 0-30 0-45 0-14 0-21 0-21 12 0 9 5 9 19 9s29 0 43 0c-16 87-32 175-49 262-13 64-25 126-59 126-2 0-19 0-32-14 32-2 37-24 37-36 0-15-13-23-24-23-17 0-38 16-38 40 0 30 30 46 57 46 38 0 65-38 76-65 21-42 36-121 38-127 13-69 26-139 40-209z">
            <text:p/>
          </draw:path>
          <draw:path draw:style-name="gr11" draw:text-style-name="P3" draw:layer="layout" svg:width="0.153cm" svg:height="0.663cm" svg:x="15.695cm" svg:y="8.44cm" svg:viewBox="0 0 154 664" svg:d="M154 332c0-51-8-133-44-207-40-82-97-125-104-125-4 0-6 2-6 6s0 4 11 17c67 64 105 171 105 309 0 114-25 230-108 315-8 8-8 8-8 10 0 6 2 7 6 7 7 0 66-45 106-129 34-73 42-148 42-203z">
            <text:p/>
          </draw:path>
        </draw:g>
        <draw:frame draw:style-name="gr12" draw:text-style-name="P5" draw:layer="layout" svg:width="23.945cm" svg:height="3.147cm" svg:x="2.119cm" svg:y="3.369cm">
          <draw:text-box>
            <text:p>Wir können eine Teilmenge von Welten finden, die eine bestimmte Formel erfüllen. Sei <text:span text:style-name="T2">W</text:span><text:span text:style-name="T2">(</text:span><text:span text:style-name="T2">f</text:span><text:span text:style-name="T2">)</text:span><text:span text:style-name="T3"> </text:span>eine Menge von Formeln, für die <text:span text:style-name="T2">I</text:span><text:span text:style-name="T2">(</text:span><text:span text:style-name="T2">f</text:span><text:span text:style-name="T2">,</text:span><text:span text:style-name="T2"> </text:span><text:span text:style-name="T2">w</text:span><text:span text:style-name="T2">)</text:span><text:span text:style-name="T2"> </text:span><text:span text:style-name="T2">=</text:span><text:span text:style-name="T2"> </text:span><text:span text:style-name="T2">1</text:span> ist.</text:p>
            <text:p/>
            <text:p>Beispiel: <text:span text:style-name="T2">W</text:span><text:span text:style-name="T2">(</text:span><text:span text:style-name="T2">f</text:span><text:span text:style-name="T2">)</text:span><text:span text:style-name="T2"> </text:span><text:span text:style-name="T2">=</text:span><text:span text:style-name="T2"> </text:span><text:span text:style-name="T4">{</text:span><text:span text:style-name="T2"> </text:span><text:span text:style-name="T2">w</text:span><text:span text:style-name="T5">1</text:span><text:span text:style-name="T6">,</text:span><text:span text:style-name="T6"> </text:span><text:span text:style-name="T6">w</text:span><text:span text:style-name="T5">3</text:span><text:span text:style-name="T6"> </text:span><text:span text:style-name="T7">}</text:span><text:span text:style-name="T8"> 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Wissensbasis</text:p>
          </draw:text-box>
        </draw:frame>
        <draw:frame presentation:style-name="pr3" draw:text-style-name="P8" draw:layer="layout" svg:width="25.199cm" svg:height="10.351cm" svg:x="1.391cm" svg:y="3.502cm">
          <draw:text-box>
            <text:p text:style-name="P7"><text:span text:style-name="T9">E</text:span><text:span text:style-name="T9">i</text:span><text:span text:style-name="T9">n</text:span><text:span text:style-name="T9">e</text:span><text:span text:style-name="T9"> </text:span><text:span text:style-name="T10">W</text:span><text:span text:style-name="T10">i</text:span><text:span text:style-name="T10">s</text:span><text:span text:style-name="T10">s</text:span><text:span text:style-name="T10">e</text:span><text:span text:style-name="T10">n</text:span><text:span text:style-name="T10">s</text:span><text:span text:style-name="T10">b</text:span><text:span text:style-name="T10">a</text:span><text:span text:style-name="T10">s</text:span><text:span text:style-name="T10">i</text:span><text:span text:style-name="T10">s</text:span><text:span text:style-name="T10"> </text:span><text:span text:style-name="T4">W</text:span><text:span text:style-name="T4">B</text:span><text:span text:style-name="T9"> </text:span><text:span text:style-name="T9">i</text:span><text:span text:style-name="T9">s</text:span><text:span text:style-name="T9">t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M</text:span><text:span text:style-name="T9">e</text:span><text:span text:style-name="T9">n</text:span><text:span text:style-name="T9">g</text:span><text:span text:style-name="T9">e</text:span><text:span text:style-name="T9"> </text:span><text:span text:style-name="T9">v</text:span><text:span text:style-name="T9">o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,</text:span><text:span text:style-name="T9"> </text:span><text:span text:style-name="T9">d</text:span><text:span text:style-name="T9">i</text:span><text:span text:style-name="T9">e</text:span><text:span text:style-name="T9"> </text:span><text:span text:style-name="T9">i</text:span><text:span text:style-name="T9">h</text:span><text:span text:style-name="T9">r</text:span><text:span text:style-name="T9">e</text:span><text:span text:style-name="T9"> </text:span><text:span text:style-name="T9">K</text:span><text:span text:style-name="T9">o</text:span><text:span text:style-name="T9">n</text:span><text:span text:style-name="T9">j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/</text:span><text:span text:style-name="T9">S</text:span><text:span text:style-name="T9">c</text:span><text:span text:style-name="T9">h</text:span><text:span text:style-name="T9">n</text:span><text:span text:style-name="T9">i</text:span><text:span text:style-name="T9">t</text:span><text:span text:style-name="T9">t</text:span><text:span text:style-name="T9">m</text:span><text:span text:style-name="T9">e</text:span><text:span text:style-name="T9">n</text:span><text:span text:style-name="T9">g</text:span><text:span text:style-name="T9">e</text:span><text:span text:style-name="T9"> </text:span><text:span text:style-name="T9">d</text:span><text:span text:style-name="T9">a</text:span><text:span text:style-name="T9">r</text:span><text:span text:style-name="T9">s</text:span><text:span text:style-name="T9">t</text:span><text:span text:style-name="T9">e</text:span><text:span text:style-name="T9">l</text:span><text:span text:style-name="T9">l</text:span><text:span text:style-name="T9">e</text:span><text:span text:style-name="T9">n</text:span><text:span text:style-name="T9">.</text:span><text:span text:style-name="T9"> </text:span><text:span text:style-name="T9">D</text:span><text:span text:style-name="T9">i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i</text:span><text:span text:style-name="T9">n</text:span><text:span text:style-name="T9"> </text:span><text:span text:style-name="T4">W</text:span><text:span text:style-name="T4">B</text:span><text:span text:style-name="T3"> </text:span><text:span text:style-name="T11">s</text:span><text:span text:style-name="T11">i</text:span><text:span text:style-name="T11">n</text:span><text:span text:style-name="T11">d</text:span><text:span text:style-name="T11"> </text:span><text:span text:style-name="T11">a</text:span><text:span text:style-name="T11">u</text:span><text:span text:style-name="T11">c</text:span><text:span text:style-name="T11">h</text:span><text:span text:style-name="T11"> </text:span><text:span text:style-name="T11">a</text:span><text:span text:style-name="T11">l</text:span><text:span text:style-name="T11">s</text:span><text:span text:style-name="T11"> </text:span><text:span text:style-name="T12">F</text:span><text:span text:style-name="T12">a</text:span><text:span text:style-name="T12">k</text:span><text:span text:style-name="T12">t</text:span><text:span text:style-name="T12">e</text:span><text:span text:style-name="T12">n</text:span><text:span text:style-name="T11"> </text:span><text:span text:style-name="T11">b</text:span><text:span text:style-name="T11">e</text:span><text:span text:style-name="T11">k</text:span><text:span text:style-name="T11">a</text:span><text:span text:style-name="T11">n</text:span><text:span text:style-name="T11">n</text:span><text:span text:style-name="T11">t</text:span><text:span text:style-name="T11">.</text:span></text:p>
            <text:p text:style-name="P7"><text:span text:style-name="T11"/></text:p>
            <text:p text:style-name="P7"><text:span text:style-name="T11">E</text:span><text:span text:style-name="T11">i</text:span><text:span text:style-name="T11">n</text:span><text:span text:style-name="T11">e</text:span><text:span text:style-name="T11"> </text:span><text:span text:style-name="T11">W</text:span><text:span text:style-name="T11">i</text:span><text:span text:style-name="T11">s</text:span><text:span text:style-name="T11">s</text:span><text:span text:style-name="T11">e</text:span><text:span text:style-name="T11">n</text:span><text:span text:style-name="T11">s</text:span><text:span text:style-name="T11">b</text:span><text:span text:style-name="T11">a</text:span><text:span text:style-name="T11">s</text:span><text:span text:style-name="T11">i</text:span><text:span text:style-name="T11">s</text:span><text:span text:style-name="T11">,</text:span><text:span text:style-name="T11"> </text:span><text:span text:style-name="T11">d</text:span><text:span text:style-name="T11">i</text:span><text:span text:style-name="T11">e</text:span><text:span text:style-name="T11"> </text:span><text:span text:style-name="T11">a</text:span><text:span text:style-name="T11">u</text:span><text:span text:style-name="T11">s</text:span><text:span text:style-name="T11"> </text:span><text:span text:style-name="T11">e</text:span><text:span text:style-name="T11">i</text:span><text:span text:style-name="T11">n</text:span><text:span text:style-name="T11">e</text:span><text:span text:style-name="T11">r</text:span><text:span text:style-name="T11"> </text:span><text:span text:style-name="T11">R</text:span><text:span text:style-name="T11">e</text:span><text:span text:style-name="T11">i</text:span><text:span text:style-name="T11">h</text:span><text:span text:style-name="T11">e</text:span><text:span text:style-name="T11"> </text:span><text:span text:style-name="T11">v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m</text:span><text:span text:style-name="T11">e</text:span><text:span text:style-name="T11">l</text:span><text:span text:style-name="T11">n</text:span><text:span text:style-name="T11"> </text:span><text:span text:style-name="T11">b</text:span><text:span text:style-name="T11">e</text:span><text:span text:style-name="T11">s</text:span><text:span text:style-name="T11">t</text:span><text:span text:style-name="T11">e</text:span><text:span text:style-name="T11">h</text:span><text:span text:style-name="T11">t</text:span><text:span text:style-name="T11">,</text:span><text:span text:style-name="T11"> </text:span><text:span text:style-name="T11">k</text:span><text:span text:style-name="T11">a</text:span><text:span text:style-name="T11">n</text:span><text:span text:style-name="T11">n</text:span><text:span text:style-name="T11"> </text:span><text:span text:style-name="T11">a</text:span><text:span text:style-name="T11">l</text:span><text:span text:style-name="T11">s</text:span><text:span text:style-name="T11"> </text:span><text:span text:style-name="T11">B</text:span><text:span text:style-name="T11">e</text:span><text:span text:style-name="T11">s</text:span><text:span text:style-name="T11">c</text:span><text:span text:style-name="T11">h</text:span><text:span text:style-name="T11">r</text:span><text:span text:style-name="T11">ä</text:span><text:span text:style-name="T11">n</text:span><text:span text:style-name="T11">k</text:span><text:span text:style-name="T11">u</text:span><text:span text:style-name="T11">n</text:span><text:span text:style-name="T11">g</text:span><text:span text:style-name="T11"> </text:span><text:span text:style-name="T11">f</text:span><text:span text:style-name="T11">ü</text:span><text:span text:style-name="T11">r</text:span><text:span text:style-name="T11"> </text:span><text:span text:style-name="T11">e</text:span><text:span text:style-name="T11">i</text:span><text:span text:style-name="T11">n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 </text:span><text:span text:style-name="T11">a</text:span><text:span text:style-name="T11">n</text:span><text:span text:style-name="T11">g</text:span><text:span text:style-name="T11">e</text:span><text:span text:style-name="T11">s</text:span><text:span text:style-name="T11">e</text:span><text:span text:style-name="T11">h</text:span><text:span text:style-name="T11">e</text:span><text:span text:style-name="T11">n</text:span><text:span text:style-name="T11"> </text:span><text:span text:style-name="T11">w</text:span><text:span text:style-name="T11">e</text:span><text:span text:style-name="T11">r</text:span><text:span text:style-name="T11">d</text:span><text:span text:style-name="T11">e</text:span><text:span text:style-name="T11">n</text:span><text:span text:style-name="T11">.</text:span><text:span text:style-name="T11"> </text:span><text:span text:style-name="T11">Ä</text:span><text:span text:style-name="T11">h</text:span><text:span text:style-name="T11">n</text:span><text:span text:style-name="T11">l</text:span><text:span text:style-name="T11">i</text:span><text:span text:style-name="T11">c</text:span><text:span text:style-name="T11">h</text:span><text:span text:style-name="T11"> </text:span><text:span text:style-name="T11">w</text:span><text:span text:style-name="T11">i</text:span><text:span text:style-name="T11">e</text:span><text:span text:style-name="T11"> </text:span><text:span text:style-name="T11">w</text:span><text:span text:style-name="T11">i</text:span><text:span text:style-name="T11">r</text:span><text:span text:style-name="T11"> </text:span><text:span text:style-name="T11">e</text:span><text:span text:style-name="T11">i</text:span><text:span text:style-name="T11">n</text:span><text:span text:style-name="T11">e</text:span><text:span text:style-name="T11"> </text:span><text:span text:style-name="T11">M</text:span><text:span text:style-name="T11">e</text:span><text:span text:style-name="T11">n</text:span><text:span text:style-name="T11">g</text:span><text:span text:style-name="T11">e</text:span><text:span text:style-name="T11"> </text:span><text:span text:style-name="T11">v</text:span><text:span text:style-name="T11">o</text:span><text:span text:style-name="T11">n</text:span><text:span text:style-name="T11"> </text:span><text:span text:style-name="T11">W</text:span><text:span text:style-name="T11">e</text:span><text:span text:style-name="T11">l</text:span><text:span text:style-name="T11">t</text:span><text:span text:style-name="T11">e</text:span><text:span text:style-name="T11">n</text:span><text:span text:style-name="T11"> </text:span><text:span text:style-name="T11">f</text:span><text:span text:style-name="T11">ü</text:span><text:span text:style-name="T11">r</text:span><text:span text:style-name="T11"> </text:span><text:span text:style-name="T11">e</text:span><text:span text:style-name="T11">i</text:span><text:span text:style-name="T11">n</text:span><text:span text:style-name="T11">e</text:span><text:span text:style-name="T11"> </text:span><text:span text:style-name="T11">e</text:span><text:span text:style-name="T11">i</text:span><text:span text:style-name="T11">n</text:span><text:span text:style-name="T11">z</text:span><text:span text:style-name="T11">e</text:span><text:span text:style-name="T11">l</text:span><text:span text:style-name="T11">n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e</text:span><text:span text:style-name="T11">l</text:span><text:span text:style-name="T11"> </text:span><text:span text:style-name="T11">e</text:span><text:span text:style-name="T11">r</text:span><text:span text:style-name="T11">h</text:span><text:span text:style-name="T11">a</text:span><text:span text:style-name="T11">l</text:span><text:span text:style-name="T11">t</text:span><text:span text:style-name="T11">e</text:span><text:span text:style-name="T11">n</text:span><text:span text:style-name="T11"> </text:span><text:span text:style-name="T11">k</text:span><text:span text:style-name="T11">ö</text:span><text:span text:style-name="T11">n</text:span><text:span text:style-name="T11">n</text:span><text:span text:style-name="T11">e</text:span><text:span text:style-name="T11">n</text:span><text:span text:style-name="T11">,</text:span><text:span text:style-name="T11"> </text:span><text:span text:style-name="T11">k</text:span><text:span text:style-name="T11">ö</text:span><text:span text:style-name="T11">n</text:span><text:span text:style-name="T11">n</text:span><text:span text:style-name="T11">e</text:span><text:span text:style-name="T11">n</text:span><text:span text:style-name="T11"> </text:span><text:span text:style-name="T11">w</text:span><text:span text:style-name="T11">i</text:span><text:span text:style-name="T11">r</text:span><text:span text:style-name="T11"> </text:span><text:span text:style-name="T11">e</text:span><text:span text:style-name="T11">i</text:span><text:span text:style-name="T11">n</text:span><text:span text:style-name="T11">e</text:span><text:span text:style-name="T11"> </text:span><text:span text:style-name="T11">M</text:span><text:span text:style-name="T11">e</text:span><text:span text:style-name="T11">n</text:span><text:span text:style-name="T11">g</text:span><text:span text:style-name="T11">e</text:span><text:span text:style-name="T11"> </text:span><text:span text:style-name="T11">v</text:span><text:span text:style-name="T11">o</text:span><text:span text:style-name="T11">n</text:span><text:span text:style-name="T11"> </text:span><text:span text:style-name="T11">W</text:span><text:span text:style-name="T11">e</text:span><text:span text:style-name="T11">l</text:span><text:span text:style-name="T11">t</text:span><text:span text:style-name="T11">e</text:span><text:span text:style-name="T11">n</text:span><text:span text:style-name="T11"> </text:span><text:span text:style-name="T2">W</text:span><text:span text:style-name="T2">(</text:span><text:span text:style-name="T4">W</text:span><text:span text:style-name="T4">B</text:span><text:span text:style-name="T2">)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e</text:span><text:span text:style-name="T11">r</text:span><text:span text:style-name="T11">e</text:span><text:span text:style-name="T11">n</text:span><text:span text:style-name="T11">,</text:span><text:span text:style-name="T11"> </text:span><text:span text:style-name="T11">d</text:span><text:span text:style-name="T11">i</text:span><text:span text:style-name="T11">e</text:span><text:span text:style-name="T11"> </text:span><text:span text:style-name="T11">d</text:span><text:span text:style-name="T11">i</text:span><text:span text:style-name="T11">e</text:span><text:span text:style-name="T11"> </text:span><text:span text:style-name="T11">v</text:span><text:span text:style-name="T11">o</text:span><text:span text:style-name="T11">n</text:span><text:span text:style-name="T11"> </text:span><text:span text:style-name="T11">d</text:span><text:span text:style-name="T11">e</text:span><text:span text:style-name="T11">r</text:span><text:span text:style-name="T11"> </text:span><text:span text:style-name="T11">W</text:span><text:span text:style-name="T11">i</text:span><text:span text:style-name="T11">s</text:span><text:span text:style-name="T11">s</text:span><text:span text:style-name="T11">e</text:span><text:span text:style-name="T11">n</text:span><text:span text:style-name="T11">s</text:span><text:span text:style-name="T11">b</text:span><text:span text:style-name="T11">a</text:span><text:span text:style-name="T11">s</text:span><text:span text:style-name="T11">i</text:span><text:span text:style-name="T11">s</text:span><text:span text:style-name="T11"> </text:span><text:span text:style-name="T11">a</text:span><text:span text:style-name="T11">u</text:span><text:span text:style-name="T11">f</text:span><text:span text:style-name="T11">e</text:span><text:span text:style-name="T11">r</text:span><text:span text:style-name="T11">l</text:span><text:span text:style-name="T11">e</text:span><text:span text:style-name="T11">g</text:span><text:span text:style-name="T11">t</text:span><text:span text:style-name="T11">e</text:span><text:span text:style-name="T11">n</text:span><text:span text:style-name="T11"> </text:span><text:span text:style-name="T11">B</text:span><text:span text:style-name="T11">e</text:span><text:span text:style-name="T11">s</text:span><text:span text:style-name="T11">c</text:span><text:span text:style-name="T11">h</text:span><text:span text:style-name="T11">r</text:span><text:span text:style-name="T11">ä</text:span><text:span text:style-name="T11">n</text:span><text:span text:style-name="T11">k</text:span><text:span text:style-name="T11">u</text:span><text:span text:style-name="T11">n</text:span><text:span text:style-name="T11">g</text:span><text:span text:style-name="T11">e</text:span><text:span text:style-name="T11">n</text:span><text:span text:style-name="T11"> </text:span><text:span text:style-name="T11">e</text:span><text:span text:style-name="T11">r</text:span><text:span text:style-name="T11">f</text:span><text:span text:style-name="T11">ü</text:span><text:span text:style-name="T11">l</text:span><text:span text:style-name="T11">l</text:span><text:span text:style-name="T11">e</text:span><text:span text:style-name="T11">n</text:span><text:span text:style-name="T11">.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</draw:text-box>
        </draw:frame>
        <draw:g draw:style-name="gr3">
          <svg:title>TexMaths</svg:title>
          <svg:desc>20§display§W(\text{WB}) = \bigcap \limits_{f \in \text{WB}} W(f) §svg§600§FALSE§</svg:desc>
          <draw:path draw:style-name="gr10" draw:text-style-name="P1" draw:layer="layout" svg:width="6.793cm" svg:height="1.537cm" svg:x="10.057cm" svg:y="11.057cm" svg:viewBox="0 0 6794 1538" svg:d="M0 0c2265 0 4529 0 6794 0 0 513 0 1025 0 1538-2265 0-4529 0-6794 0 0-513 0-1025 0-1538z">
            <text:p/>
          </draw:path>
          <draw:path draw:style-name="gr11" draw:text-style-name="P3" draw:layer="layout" svg:width="0.697cm" svg:height="0.492cm" svg:x="10.021cm" svg:y="11.209cm" svg:viewBox="0 0 698 493" svg:d="M606 82c18-32 34-56 78-60 8-2 14-2 14-14 0-4-2-8-8-8-18 0-36 2-54 2-24 0-50-2-74-2-4 0-12 0-12 14 0 6 6 8 10 8 16 0 42 6 42 26 0 8-4 14-10 24-63 110-127 220-190 330-9-116-17-232-26-348 0-14-2-32 50-32 12 0 18 0 18-14 0-8-8-8-10-8-28 0-58 2-86 2-16 0-58-2-74-2-4 0-12 0-12 14 0 8 6 8 16 8 30 0 36 4 38 18 1 18 3 36 4 54-59 102-119 205-178 308-9-119-19-238-28-356 0-8 0-24 54-24 8 0 16 0 16-14 0-8-7-5-10-8-28 0-58 2-88 2-24 0-50-2-72-2-4 0-14 0-14 14 0 8 6 8 18 8 36 0 36 6 38 26 10 142 20 285 30 427 2 14 2 18 12 18 8 0 10-4 16-14 69-119 139-238 208-357 9 118 17 236 26 353 0 16 2 18 10 18 10 0 14-6 18-12 77-133 153-266 230-399z">
            <text:p/>
          </draw:path>
          <draw:path draw:style-name="gr11" draw:text-style-name="P3" draw:layer="layout" svg:width="0.163cm" svg:height="0.7cm" svg:x="10.813cm" svg:y="11.161cm" svg:viewBox="0 0 164 701" svg:d="M164 695c0-2 0-4-12-16-88-88-110-220-110-327 0-122 26-244 112-332 10-8 10-10 10-12 0-6-4-8-8-8-6 0-70 48-112 138-34 76-44 154-44 214 0 54 8 139 46 217 44 88 104 132 110 132 4 0 8-2 8-6z">
            <text:p/>
          </draw:path>
          <draw:path draw:style-name="gr11" draw:text-style-name="P3" draw:layer="layout" svg:width="0.697cm" svg:height="0.492cm" svg:x="11.029cm" svg:y="11.209cm" svg:viewBox="0 0 698 493" svg:d="M628 68c12-40 42-46 70-46 0-7 0-15 0-22-22 2-44 2-64 2s-66-2-84-2c0 7 0 15 0 22 46 0 60 24 60 36 0 4-2 10-2 14-35 108-71 217-106 326-37-115-75-230-112-344-2-4-2-8-2-12 0-20 40-20 58-20 0-7 0-15 0-22-24 2-73 2-100 2s-56-2-86-2c0 7 0 15 0 22 42 0 56 0 64 24 5 17 11 33 16 50-33 100-65 201-98 302-38-116-76-231-114-346 0-2 0-8 0-10 0-20 40-20 58-20 0-7 0-15 0-22-24 2-73 2-100 2s-56-2-86-2c0 7 0 15 0 22 54 0 56 4 64 30 47 143 95 286 142 429 2 6 4 12 12 12 10 0 12-4 14-14 39-118 77-237 116-355 39 119 79 238 118 357 2 6 4 12 12 12 10 0 12-4 14-14 45-137 90-274 136-411z">
            <text:p/>
          </draw:path>
          <draw:path draw:style-name="gr11" draw:text-style-name="P3" draw:layer="layout" svg:width="0.431cm" svg:height="0.478cm" svg:x="11.764cm" svg:y="11.209cm" svg:viewBox="0 0 432 479" svg:d="M130 222c0-58 0-115 0-172 0-24 2-28 34-28 29 0 59 0 88 0 68 0 92 60 92 96 0 46-34 104-112 104-34 0-68 0-102 0zM296 228c68-12 118-58 118-110 0-60-66-118-156-118-86 0-172 0-258 0 0 7 0 15 0 22 5 0 11 0 16 0 54 0 56 8 56 32 0 123 0 246 0 369 0 26-2 34-56 34-5 0-11 0-16 0 0 8 0 15 0 22 92 0 184 0 276 0s156-63 156-129c0-60-58-112-136-122zM252 457c-29 0-59 0-88 0-32 0-34-6-34-28 0-63 0-127 0-191 44 0 88 0 132 0 70 0 100 66 100 112 0 50-36 107-110 107z">
            <text:p/>
          </draw:path>
          <draw:path draw:style-name="gr11" draw:text-style-name="P3" draw:layer="layout" svg:width="0.163cm" svg:height="0.7cm" svg:x="12.276cm" svg:y="11.161cm" svg:viewBox="0 0 164 701" svg:d="M164 352c0-56-8-140-48-220-42-86-102-132-108-132-4 0-8 4-8 8 0 2 0 4 14 16 68 70 108 182 108 328 0 119-26 243-112 331-10 8-10 10-10 12 0 4 4 6 8 6 6 0 70-48 112-136 34-78 44-155 44-213z">
            <text:p/>
          </draw:path>
          <draw:path draw:style-name="gr11" draw:text-style-name="P3" draw:layer="layout" svg:width="0.467cm" svg:height="0.163cm" svg:x="12.744cm" svg:y="11.4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701cm" svg:height="0.982cm" svg:x="13.928cm" svg:y="11.021cm" svg:viewBox="0 0 702 983" svg:d="M644 943c0 10 0 40 28 40 30 0 30-30 30-40 0-203 0-405 0-607 0-182-153-336-350-336s-352 154-352 336c0 202 0 404 0 607 0 10 0 40 30 40s30-30 30-40c0-202 0-404 0-605 0-160 135-280 292-280s292 120 292 280c0 201 0 403 0 605z">
            <text:p/>
          </draw:path>
          <draw:path draw:style-name="gr11" draw:text-style-name="P3" draw:layer="layout" svg:width="0.261cm" svg:height="0.444cm" svg:x="13.482cm" svg:y="12.186cm" svg:viewBox="0 0 262 445" svg:d="M164 152c16 0 32 0 48 0 10 0 18 0 18-12 0-6-8-6-16-6-15 0-31 0-46 0 12-62 16-86 20-100 2-10 12-20 24-20 8 2 14 0 24 6-20 6-22 24-22 26 0 10 8 18 20 18s28-10 28-30c0-22-24-34-50-34-22 0-46 12-58 36-10 18-14 40-24 98-13 0-27 0-40 0-10 0-16 0-16 10 0 8 6 8 16 8 12 0 24 0 36 0 0 2-32 180-44 232-2 10-10 47-34 47-7-2-12 0-22-6 20-6 22-23 22-27 0-10-8-18-20-18s-28 12-28 30c0 21 24 35 48 35 32 0 54-31 60-43 16-32 28-92 30-98 9-51 17-102 26-152z">
            <text:p/>
          </draw:path>
          <draw:path draw:style-name="gr11" draw:text-style-name="P3" draw:layer="layout" svg:width="0.271cm" svg:height="0.319cm" svg:x="13.828cm" svg:y="12.247cm" svg:viewBox="0 0 272 320" svg:d="M254 172c6 0 18 0 18-12s-10-12-18-12c-76 0-152 0-228 0 6-70 66-124 142-124 29 0 57 0 86 0 6 0 18 0 18-12s-10-12-18-12c-29 0-59 0-88 0-90 0-166 72-166 160 0 90 76 160 166 160 29 0 59 0 88 0 6 0 18 0 18-12s-10-12-18-12c-29 0-57 0-86 0-76 0-136-52-142-124 76 0 152 0 228 0z">
            <text:p/>
          </draw:path>
          <draw:path draw:style-name="gr11" draw:text-style-name="P3" draw:layer="layout" svg:width="0.537cm" svg:height="0.345cm" svg:x="14.168cm" svg:y="12.196cm" svg:viewBox="0 0 538 346" svg:d="M488 50c6-18 18-32 50-32 0-6 0-12 0-18-6 0-32 2-46 2-20 0-42-2-62-2 0 6 0 12 0 18 28 0 40 12 40 24 0 2 0 4-2 10-27 75-53 150-80 226-29-80-57-160-86-240-2-6-1-4-2-6 0-14 28-14 40-14 0-6 0-12 0-18-24 0-56 2-74 2-20 0-40 0-60-2 0 6 0 12 0 18 26 0 36 0 40 6 4 4 10 22 14 34-26 73-52 146-78 220-29-80-57-159-86-238-2-6-1-5-2-8 0-14 28-14 40-14 0-6 0-12 0-18-24 0-56 2-74 2-20 0-40 0-60-2 0 6 0 12 0 18 32 0 40 0 46 18 36 99 72 198 108 298 2 8 4 12 12 12 10 0 10-6 14-12 30-84 60-168 90-252 30 84 60 168 90 252 2 6 4 12 12 12s10-4 14-12c34-95 68-190 102-284z">
            <text:p/>
          </draw:path>
          <draw:path draw:style-name="gr11" draw:text-style-name="P3" draw:layer="layout" svg:width="0.327cm" svg:height="0.335cm" svg:x="14.75cm" svg:y="12.196cm" svg:viewBox="0 0 328 336" svg:d="M0 0c0 6 0 12 0 18 4 0 8 0 12 0 38 0 38 4 38 22 0 85 0 170 0 256 0 16 0 22-38 22-4 0-8 0-12 0 0 6 0 12 0 18 69 0 139 0 208 0 70 0 120-44 120-90 0-44-42-80-102-86 48-8 88-38 88-76 0-44-52-84-120-84-65 0-129 0-194 0zM94 154c0-39 0-79 0-118 0-14 0-18 24-18s48 0 72 0c48 0 74 34 74 66 0 34-32 70-90 70-27 0-53 0-80 0zM118 318c-24 0-24-4-24-20 0-44 0-87 0-130 35 0 69 0 104 0 52 0 80 42 80 76 0 36-32 74-86 74-25 0-49 0-74 0z">
            <text:p/>
          </draw:path>
          <draw:path draw:style-name="gr11" draw:text-style-name="P3" draw:layer="layout" svg:width="0.697cm" svg:height="0.492cm" svg:x="15.267cm" svg:y="11.209cm" svg:viewBox="0 0 698 493" svg:d="M606 82c18-32 36-56 80-60 6-2 12-2 12-14 0-4-2-8-8-8-16 0-36 2-54 2-24 0-50-2-72-2-6 0-14 0-14 14 0 6 6 8 10 8 18 0 42 6 42 26 0 8-4 14-10 24-63 110-127 220-190 330-9-116-17-232-26-348 0-14-2-32 50-32 12 0 20 0 20-14 0-8-8-8-12-8-28 0-58 2-86 2-16 0-56-2-74-2-4 0-12 0-12 14 0 8 6 8 16 8 32 0 36 4 38 18 1 18 3 36 4 54-59 102-119 205-178 308-9-119-17-238-26-356 0-8 0-24 52-24 8 0 16 0 16-14 0-8-8-8-10-8-28 0-58 2-86 2-26 0-50-2-74-2-4 0-14 0-14 14 0 8 8 8 18 8 36 0 36 6 38 26 11 142 21 285 32 427 0 14 0 18 10 18s12-4 18-14c69-119 137-238 206-357 9 118 17 236 26 353 2 16 2 18 12 18 8 0 12-6 16-12 77-133 153-266 230-399z">
            <text:p/>
          </draw:path>
          <draw:path draw:style-name="gr11" draw:text-style-name="P3" draw:layer="layout" svg:width="0.161cm" svg:height="0.7cm" svg:x="16.061cm" svg:y="11.161cm" svg:viewBox="0 0 162 701" svg:d="M162 695c0-2 0-4-12-16-88-88-110-220-110-327 0-122 26-244 112-332 10-8 10-10 10-12 0-6-2-8-6-8-8 0-72 48-112 138-36 76-44 154-44 214 0 54 6 139 46 217 42 88 102 132 110 132 4 0 6-2 6-6z">
            <text:p/>
          </draw:path>
          <draw:path draw:style-name="gr11" draw:text-style-name="P3" draw:layer="layout" svg:width="0.349cm" svg:height="0.638cm" svg:x="16.301cm" svg:y="11.193cm" svg:viewBox="0 0 350 639" svg:d="M220 214c21 0 41 0 62 0 14 0 20 0 20-14 0-8-6-8-18-8-20 0-40 0-60 0 5-27 11-53 16-80 2-14 12-64 16-72 6-14 18-24 34-24 2 0 20 0 34 12-30 4-38 28-38 38 0 16 12 24 26 24 18 0 38-14 38-42 0-32-32-48-60-48-24 0-68 14-90 82-4 16-6 22-22 110-17 0-33 0-50 0-12 0-20 0-20 14 0 8 6 8 20 8 15 0 31 0 46 0-18 92-36 185-54 277-12 68-24 132-60 132-4 0-20 0-34-14 32-2 38-26 38-36 0-18-12-26-26-26-18 0-38 16-38 42 0 32 30 50 60 50 38 0 66-42 80-70 22-44 38-128 38-134 14-73 28-147 42-221z">
            <text:p/>
          </draw:path>
          <draw:path draw:style-name="gr11" draw:text-style-name="P3" draw:layer="layout" svg:width="0.163cm" svg:height="0.7cm" svg:x="16.723cm" svg:y="11.161cm" svg:viewBox="0 0 164 701" svg:d="M164 352c0-56-8-140-46-220-42-86-104-132-110-132-4 0-8 4-8 8 0 2 0 4 14 16 68 70 108 182 108 328 0 119-26 243-112 331-10 8-10 10-10 12 0 4 4 6 8 6 6 0 70-48 112-136 36-78 44-155 44-213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frame presentation:style-name="pr4" draw:text-style-name="P8" draw:layer="layout" svg:width="25.199cm" svg:height="10.351cm" svg:x="1.391cm" svg:y="3.502cm">
          <draw:text-box>
            <text:p text:style-name="P7"><text:span text:style-name="T9">E</text:span><text:span text:style-name="T9">i</text:span><text:span text:style-name="T9">n</text:span><text:span text:style-name="T9"> </text:span><text:span text:style-name="T9">C</text:span><text:span text:style-name="T9">h</text:span><text:span text:style-name="T9">a</text:span><text:span text:style-name="T9">t</text:span><text:span text:style-name="T9">b</text:span><text:span text:style-name="T9">o</text:span><text:span text:style-name="T9">t</text:span><text:span text:style-name="T9"> </text:span><text:span text:style-name="T9">s</text:span><text:span text:style-name="T9">o</text:span><text:span text:style-name="T9">l</text:span><text:span text:style-name="T9">l</text:span><text:span text:style-name="T9">t</text:span><text:span text:style-name="T9">e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L</text:span><text:span text:style-name="T9">a</text:span><text:span text:style-name="T9">g</text:span><text:span text:style-name="T9">e</text:span><text:span text:style-name="T9"> </text:span><text:span text:style-name="T9">s</text:span><text:span text:style-name="T9">e</text:span><text:span text:style-name="T9">i</text:span><text:span text:style-name="T9">n</text:span><text:span text:style-name="T9">,</text:span><text:span text:style-name="T9"> </text:span><text:span text:style-name="T9">d</text:span><text:span text:style-name="T9">i</text:span><text:span text:style-name="T9">e</text:span><text:span text:style-name="T9"> </text:span><text:span text:style-name="T9">S</text:span><text:span text:style-name="T9">p</text:span><text:span text:style-name="T9">r</text:span><text:span text:style-name="T9">a</text:span><text:span text:style-name="T9">c</text:span><text:span text:style-name="T9">h</text:span><text:span text:style-name="T9">e</text:span><text:span text:style-name="T9"> </text:span><text:span text:style-name="T9">d</text:span><text:span text:style-name="T9">e</text:span><text:span text:style-name="T9">s</text:span><text:span text:style-name="T9"> </text:span><text:span text:style-name="T9">N</text:span><text:span text:style-name="T9">u</text:span><text:span text:style-name="T9">t</text:span><text:span text:style-name="T9">z</text:span><text:span text:style-name="T9">e</text:span><text:span text:style-name="T9">r</text:span><text:span text:style-name="T9">i</text:span><text:span text:style-name="T9">n</text:span><text:span text:style-name="T9"> </text:span><text:span text:style-name="T9">o</text:span><text:span text:style-name="T9">d</text:span><text:span text:style-name="T9">e</text:span><text:span text:style-name="T9">r</text:span><text:span text:style-name="T9"> </text:span><text:span text:style-name="T9">d</text:span><text:span text:style-name="T9">e</text:span><text:span text:style-name="T9">s</text:span><text:span text:style-name="T9"> </text:span><text:span text:style-name="T9">N</text:span><text:span text:style-name="T9">u</text:span><text:span text:style-name="T9">t</text:span><text:span text:style-name="T9">z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h</text:span><text:span text:style-name="T9">a</text:span><text:span text:style-name="T9">n</text:span><text:span text:style-name="T9">d</text:span><text:span text:style-name="T9"> </text:span><text:span text:style-name="T9">d</text:span><text:span text:style-name="T9">e</text:span><text:span text:style-name="T9">r</text:span><text:span text:style-name="T9"> 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s</text:span><text:span text:style-name="T9"> </text:span><text:span text:style-name="T9">S</text:span><text:span text:style-name="T9">u</text:span><text:span text:style-name="T9">b</text:span><text:span text:style-name="T9">s</text:span><text:span text:style-name="T9">t</text:span><text:span text:style-name="T9">a</text:span><text:span text:style-name="T9">n</text:span><text:span text:style-name="T9">t</text:span><text:span text:style-name="T9">i</text:span><text:span text:style-name="T9">v</text:span><text:span text:style-name="T9">s</text:span><text:span text:style-name="T9"> </text:span><text:span text:style-name="T9">i</text:span><text:span text:style-name="T9">n</text:span><text:span text:style-name="T9"> </text:span><text:span text:style-name="T9">e</text:span><text:span text:style-name="T9">i</text:span><text:span text:style-name="T9">n</text:span><text:span text:style-name="T9">e</text:span><text:span text:style-name="T9">r</text:span><text:span text:style-name="T9"> </text:span><text:span text:style-name="T9">F</text:span><text:span text:style-name="T9">r</text:span><text:span text:style-name="T9">a</text:span><text:span text:style-name="T9">g</text:span><text:span text:style-name="T9">e</text:span><text:span text:style-name="T9"> </text:span><text:span text:style-name="T9">a</text:span><text:span text:style-name="T9">u</text:span><text:span text:style-name="T9">t</text:span><text:span text:style-name="T9">o</text:span><text:span text:style-name="T9">m</text:span><text:span text:style-name="T9">a</text:span><text:span text:style-name="T9">t</text:span><text:span text:style-name="T9">i</text:span><text:span text:style-name="T9">s</text:span><text:span text:style-name="T9">c</text:span><text:span text:style-name="T9">h</text:span><text:span text:style-name="T9"> </text:span><text:span text:style-name="T9">z</text:span><text:span text:style-name="T9">u</text:span><text:span text:style-name="T9"> </text:span><text:span text:style-name="T9">e</text:span><text:span text:style-name="T9">r</text:span><text:span text:style-name="T9">k</text:span><text:span text:style-name="T9">e</text:span><text:span text:style-name="T9">n</text:span><text:span text:style-name="T9">n</text:span><text:span text:style-name="T9">e</text:span><text:span text:style-name="T9">n</text:span><text:span text:style-name="T9">.</text:span><text:span text:style-name="T9"> </text:span><text:span text:style-name="T9">S</text:span><text:span text:style-name="T9">t</text:span><text:span text:style-name="T9">e</text:span><text:span text:style-name="T9">h</text:span><text:span text:style-name="T9">t</text:span><text:span text:style-name="T9"> </text:span><text:span text:style-name="T9">d</text:span><text:span text:style-name="T9">a</text:span><text:span text:style-name="T9">s</text:span><text:span text:style-name="T9"> </text:span><text:span text:style-name="T9">S</text:span><text:span text:style-name="T9">u</text:span><text:span text:style-name="T9">b</text:span><text:span text:style-name="T9">s</text:span><text:span text:style-name="T9">t</text:span><text:span text:style-name="T9">a</text:span><text:span text:style-name="T9">n</text:span><text:span text:style-name="T9">t</text:span><text:span text:style-name="T9">i</text:span><text:span text:style-name="T9">v</text:span><text:span text:style-name="T9"> </text:span><text:span text:style-name="T14">N</text:span><text:span text:style-name="T3"> </text:span><text:span text:style-name="T9">a</text:span><text:span text:style-name="T9">n</text:span><text:span text:style-name="T9"> 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1</text:span><text:span text:style-name="T9"> </text:span><text:span text:style-name="T9">(</text:span><text:span text:style-name="T9">w</text:span><text:span text:style-name="T9">a</text:span><text:span text:style-name="T9">h</text:span><text:span text:style-name="T9">r</text:span><text:span text:style-name="T9">)</text:span><text:span text:style-name="T9">,</text:span><text:span text:style-name="T9"> </text:span><text:span text:style-name="T9">s</text:span><text:span text:style-name="T9">c</text:span><text:span text:style-name="T9">h</text:span><text:span text:style-name="T9">a</text:span><text:span text:style-name="T9">l</text:span><text:span text:style-name="T9">t</text:span><text:span text:style-name="T9">e</text:span><text:span text:style-name="T9">t</text:span><text:span text:style-name="T9"> </text:span><text:span text:style-name="T9">d</text:span><text:span text:style-name="T9">e</text:span><text:span text:style-name="T9">r</text:span><text:span text:style-name="T9"> </text:span><text:span text:style-name="T9">C</text:span><text:span text:style-name="T9">h</text:span><text:span text:style-name="T9">a</text:span><text:span text:style-name="T9">t</text:span><text:span text:style-name="T9">b</text:span><text:span text:style-name="T9">o</text:span><text:span text:style-name="T9">t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n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e</text:span><text:span text:style-name="T9">n</text:span><text:span text:style-name="T9"> </text:span><text:span text:style-name="T9">M</text:span><text:span text:style-name="T9">o</text:span><text:span text:style-name="T9">d</text:span><text:span text:style-name="T9">u</text:span><text:span text:style-name="T9">s</text:span><text:span text:style-name="T9"> </text:span><text:span text:style-name="T14">I</text:span><text:span text:style-name="T9">.</text:span><text:span text:style-name="T9"> </text:span><text:span text:style-name="T9">S</text:span><text:span text:style-name="T9">t</text:span><text:span text:style-name="T9">e</text:span><text:span text:style-name="T9">h</text:span><text:span text:style-name="T9">t</text:span><text:span text:style-name="T9"> </text:span><text:span text:style-name="T9">e</text:span><text:span text:style-name="T9">s</text:span><text:span text:style-name="T9"> </text:span><text:span text:style-name="T9">a</text:span><text:span text:style-name="T9">n</text:span><text:span text:style-name="T9"> 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0</text:span><text:span text:style-name="T9"> </text:span><text:span text:style-name="T9">(</text:span><text:span text:style-name="T9">f</text:span><text:span text:style-name="T9">a</text:span><text:span text:style-name="T9">l</text:span><text:span text:style-name="T9">s</text:span><text:span text:style-name="T9">c</text:span><text:span text:style-name="T9">h</text:span><text:span text:style-name="T9">)</text:span><text:span text:style-name="T9">,</text:span><text:span text:style-name="T9"> </text:span><text:span text:style-name="T9">b</text:span><text:span text:style-name="T9">l</text:span><text:span text:style-name="T9">e</text:span><text:span text:style-name="T9">i</text:span><text:span text:style-name="T9">b</text:span><text:span text:style-name="T9">t</text:span><text:span text:style-name="T9"> </text:span><text:span text:style-name="T9">e</text:span><text:span text:style-name="T9">r</text:span><text:span text:style-name="T9"> </text:span><text:span text:style-name="T9">i</text:span><text:span text:style-name="T9">m</text:span><text:span text:style-name="T9"> </text:span><text:span text:style-name="T9">l</text:span><text:span text:style-name="T9">o</text:span><text:span text:style-name="T9">k</text:span><text:span text:style-name="T9">a</text:span><text:span text:style-name="T9">l</text:span><text:span text:style-name="T9">e</text:span><text:span text:style-name="T9">n</text:span><text:span text:style-name="T9"> </text:span><text:span text:style-name="T9">M</text:span><text:span text:style-name="T9">o</text:span><text:span text:style-name="T9">d</text:span><text:span text:style-name="T9">u</text:span><text:span text:style-name="T9">s</text:span><text:span text:style-name="T9"> </text:span><text:span text:style-name="T9">(</text:span><text:span text:style-name="T9">D</text:span><text:span text:style-name="T9">e</text:span><text:span text:style-name="T9">u</text:span><text:span text:style-name="T9">t</text:span><text:span text:style-name="T9">s</text:span><text:span text:style-name="T9">c</text:span><text:span text:style-name="T9">h</text:span><text:span text:style-name="T9">)</text:span><text:span text:style-name="T9">.</text:span></text:p>
            <text:p text:style-name="P7"><text:span text:style-name="T9"/></text:p>
            <text:p text:style-name="P7"><text:span text:style-name="T9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</draw:text-box>
        </draw:frame>
        <draw:g draw:style-name="gr3">
          <svg:title>TexMaths</svg:title>
          <svg:desc>20§display§\underline{\text{Position: } \hspace{6ex} 0 \hspace{10ex} 1  \hspace{10ex}}§svg§600§FALSE§</svg:desc>
          <draw:path draw:style-name="gr10" draw:text-style-name="P1" draw:layer="layout" svg:width="11.495cm" svg:height="0.515cm" svg:x="1.598cm" svg:y="8.203cm" svg:viewBox="0 0 11496 516" svg:d="M0 0c3832 0 7664 0 11496 0 0 172 0 344 0 516-3832 0-7664 0-11496 0 0-172 0-344 0-516z">
            <text:p/>
          </draw:path>
          <draw:path draw:style-name="gr11" draw:text-style-name="P3" draw:layer="layout" svg:width="0.413cm" svg:height="0.475cm" svg:x="1.586cm" svg:y="8.167cm" svg:viewBox="0 0 414 476" svg:d="M136 255c39 0 79 0 118 0 84 0 160-56 160-125 0-68-70-130-166-130-83 0-165 0-248 0 0 7 0 15 0 22 6 0 12 0 18 0 54 0 54 8 54 32 0 123 0 246 0 369 0 23 0 31-54 31-6 0-12 0-18 0 0 8 0 15 0 22 26-2 78-2 104-2s80 0 104 2c0-7 0-14 0-22-5 0-11 0-16 0-56 0-56-8-56-31 0-56 0-112 0-168zM134 237c0-62 0-125 0-187 0-24 0-28 34-28 21 0 41 0 62 0 112 0 112 74 112 108 0 33 0 107-112 107-32 0-64 0-96 0z">
            <text:p/>
          </draw:path>
          <draw:path draw:style-name="gr11" draw:text-style-name="P3" draw:layer="layout" svg:width="0.311cm" svg:height="0.32cm" svg:x="2.04cm" svg:y="8.33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11" draw:text-style-name="P3" draw:layer="layout" svg:width="0.229cm" svg:height="0.32cm" svg:x="2.396cm" svg:y="8.33cm" svg:viewBox="0 0 230 321" svg:d="M122 177c16 4 74 14 74 64 0 36-26 64-80 64-60 0-84-40-98-100-2-8-2-10-10-10s-8 4-8 16c0 31 0 61 0 92 0 12 0 18 8 18 2 0 4 0 16-14 2-2 2-4 14-16 32 30 64 30 78 30 80 0 114-48 114-98 0-36-22-58-30-66-24-21-52-27-80-33-40-8-86-16-86-58 0-24 18-52 78-52 78 0 80 62 82 84 0 6 6 6 8 6 10 0 10-2 10-16 0-24 0-47 0-70 0-12 0-18-8-18-4 0-6 0-14 8-2 4-10 10-12 12-26-20-56-20-66-20-86 0-112 48-112 86 0 26 10 44 30 60 22 17 42 21 92 31z">
            <text:p/>
          </draw:path>
          <draw:path draw:style-name="gr11" draw:text-style-name="P3" draw:layer="layout" svg:width="0.149cm" svg:height="0.465cm" svg:x="2.672cm" svg:y="8.177cm" svg:viewBox="0 0 150 466" svg:d="M102 157c-33 3-65 6-98 8 0 8 0 15 0 22 44 0 52 4 52 38 0 63 0 125 0 188 0 31-8 31-56 31 0 8 0 15 0 22 22 0 60-2 78-2 24 0 50 2 72 2 0-7 0-14 0-22-46 0-48-3-48-29 0-86 0-172 0-258zM104 36c0-22-18-36-36-36-22 0-38 18-38 36 0 20 16 38 38 38 18 0 36-14 36-38z">
            <text:p/>
          </draw:path>
          <draw:path draw:style-name="gr11" draw:text-style-name="P3" draw:layer="layout" svg:width="0.219cm" svg:height="0.436cm" svg:x="2.858cm" svg:y="8.215cm" svg:viewBox="0 0 220 437" svg:d="M108 149c33 0 67 0 100 0 0-7 0-14 0-21-33 0-67 0-100 0 0-43 0-85 0-128-6 0-12 0-18 0 0 56-22 132-90 134 0 5 0 10 0 15 20 0 40 0 60 0 0 65 0 129 0 194 0 86 64 94 90 94 50 0 70-50 70-94 0-13 0-27 0-40-6 0-12 0-18 0 0 13 0 25 0 38 0 52-20 78-46 78-48 0-48-64-48-76 0-65 0-129 0-194z">
            <text:p/>
          </draw:path>
          <draw:path draw:style-name="gr11" draw:text-style-name="P3" draw:layer="layout" svg:width="0.149cm" svg:height="0.465cm" svg:x="3.142cm" svg:y="8.177cm" svg:viewBox="0 0 150 466" svg:d="M100 157c-33 3-65 6-98 8 0 8 0 15 0 22 46 0 52 4 52 38 0 63 0 125 0 188 0 31-8 31-54 31 0 8 0 15 0 22 22 0 60-2 76-2 24 0 50 2 74 2 0-7 0-14 0-22-46 0-50-3-50-29 0-86 0-172 0-258zM104 36c0-22-18-36-38-36-22 0-38 18-38 36 0 20 16 38 38 38 20 0 38-14 38-38z">
            <text:p/>
          </draw:path>
          <draw:path draw:style-name="gr11" draw:text-style-name="P3" draw:layer="layout" svg:width="0.311cm" svg:height="0.32cm" svg:x="3.332cm" svg:y="8.33cm" svg:viewBox="0 0 312 321" svg:d="M312 163c0-89-70-163-156-163-88 0-156 76-156 163 0 90 74 158 156 158 86 0 156-68 156-158zM156 303c-30 0-60-14-80-46-16-32-16-74-16-100 0-25 0-63 16-95 18-32 52-46 80-46 30 0 62 16 80 46s18 70 18 95c0 26 0 64-16 94-16 32-46 52-82 52z">
            <text:p/>
          </draw:path>
          <draw:path draw:style-name="gr11" draw:text-style-name="P3" draw:layer="layout" svg:width="0.353cm" svg:height="0.308cm" svg:x="3.686cm" svg:y="8.334cm" svg:viewBox="0 0 354 309" svg:d="M56 70c0 62 0 123 0 185 0 32-8 32-56 32 0 7 0 15 0 22 26 0 62-2 80-2s56 2 80 2c0-7 0-15 0-22-48 0-56 0-56-32 0-42 0-85 0-127 0-72 50-112 96-112 44 0 52 38 52 78 0 54 0 107 0 161 0 32-8 32-56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073cm" svg:height="0.3cm" svg:x="4.116cm" svg:y="8.342cm" svg:viewBox="0 0 74 301" svg:d="M74 38c0-20-18-38-38-38s-36 18-36 38 16 36 36 36 38-16 38-36zM74 263c0-20-18-36-38-36s-36 15-36 36 16 38 36 38 38-16 38-38z">
            <text:p/>
          </draw:path>
          <draw:path draw:style-name="gr11" draw:text-style-name="P3" draw:layer="layout" svg:width="0.295cm" svg:height="0.479cm" svg:x="6.405cm" svg:y="8.179cm" svg:viewBox="0 0 296 480" svg:d="M296 241c0-56-4-111-30-163-32-66-88-78-118-78-42 0-94 18-122 84-24 48-26 101-26 157 0 52 2 116 30 168 32 57 82 71 116 71 38 0 92-16 124-81 22-48 26-102 26-158zM146 464c-26 0-68-18-80-83-8-42-8-108-8-148 0-46 0-91 6-129 12-82 66-88 82-88 24 0 70 12 84 82 6 38 6 91 6 135 0 52 0 100-6 144-12 67-52 87-84 87z">
            <text:p/>
          </draw:path>
          <draw:path draw:style-name="gr11" draw:text-style-name="P3" draw:layer="layout" svg:width="0.231cm" svg:height="0.463cm" svg:x="9.817cm" svg:y="8.179cm" svg:viewBox="0 0 232 464" svg:d="M144 18c0-16 0-18-16-18-44 44-106 44-128 44 0 7 0 14 0 22 14 0 54 0 92-18 0 120 0 240 0 361 0 26-2 34-66 34-7 0-15 0-22 0 0 7 0 14 0 21 24-2 86-2 114-2s88 0 114 2c0-7 0-14 0-21-8 0-16 0-24 0-62 0-64-8-64-34 0-131 0-261 0-391z">
            <text:p/>
          </draw:path>
          <draw:path draw:style-name="gr11" draw:text-style-name="P3" draw:layer="layout" svg:width="11.567cm" svg:height="0.027cm" svg:x="1.562cm" svg:y="8.727cm" svg:viewBox="0 0 11568 28" svg:d="M0 0c3856 0 7712 0 11568 0 0 9 0 19 0 28-3856 0-7712 0-11568 0 0-9 0-19 0-28z">
            <text:p/>
          </draw:path>
        </draw:g>
        <draw:g draw:style-name="gr3">
          <svg:title>TexMaths</svg:title>
          <svg:desc>20§display§\text{Can I: } \hspace{6ex} \text{[Verb]} \hspace{7ex} \textbf{N} \hspace{6ex} \text{?}}§svg§600§FALSE§</svg:desc>
          <draw:path draw:style-name="gr10" draw:text-style-name="P1" draw:layer="layout" svg:width="10.563cm" svg:height="0.627cm" svg:x="1.599cm" svg:y="9.401cm" svg:viewBox="0 0 10564 628" svg:d="M0 0c3521 0 7043 0 10564 0 0 209 0 419 0 628-3521 0-7043 0-10564 0 0-209 0-419 0-628z">
            <text:p/>
          </draw:path>
          <draw:path draw:style-name="gr11" draw:text-style-name="P3" draw:layer="layout" svg:width="0.427cm" svg:height="0.508cm" svg:x="1.563cm" svg:y="9.397cm" svg:viewBox="0 0 428 509" svg:d="M0 253c0 146 114 256 246 256 114 0 182-98 182-180 0-6 0-12-8-12s-8 6-10 12c-4 100-80 158-156 158-44 0-182-24-182-232 0-209 138-233 180-233 78 0 140 64 154 166 2 9 2 11 12 11s10-2 10-17c0-56 0-111 0-166 0-12 0-16-8-16-2 0-4 0-10 8-12 17-24 35-36 52-26-24-62-60-128-60-132 0-246 112-246 253z">
            <text:p/>
          </draw:path>
          <draw:path draw:style-name="gr11" draw:text-style-name="P3" draw:layer="layout" svg:width="0.317cm" svg:height="0.32cm" svg:x="2.061cm" svg:y="9.576cm" svg:viewBox="0 0 318 321" svg:d="M204 261c4 28 22 56 56 56 14 0 58-10 58-66 0-13 0-26 0-40-6 0-12 0-18 0 0 14 0 27 0 40 0 40-18 44-26 44-22 0-26-30-26-34 0-46 0-93 0-139 0-30 0-58-26-84s-62-38-96-38c-56 0-106 34-106 80 0 20 14 32 32 32 20 0 34-14 34-32 0-8-4-32-36-32 18-24 52-32 76-32 34 0 74 26 74 90 0 8 0 17 0 26-36 2-86 4-130 24-52 24-70 59-70 91 0 56 68 74 112 74 46 0 80-28 92-60zM200 146c0 23 0 46 0 69 0 66-50 90-82 90-34 0-64-24-64-60 0-38 30-95 146-99z">
            <text:p/>
          </draw:path>
          <draw:path draw:style-name="gr11" draw:text-style-name="P3" draw:layer="layout" svg:width="0.353cm" svg:height="0.308cm" svg:x="2.405cm" svg:y="9.58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213cm" svg:height="0.476cm" svg:x="3.027cm" svg:y="9.413cm" svg:viewBox="0 0 214 477" svg:d="M138 54c0-26 2-32 58-32 6 0 12 0 18 0 0-7 0-15 0-22-24 2-80 2-106 2-28 0-84 0-108-2 0 7 0 15 0 22 6 0 12 0 18 0 56 0 58 6 58 32 0 123 0 246 0 369 0 24-2 32-58 32-6 0-12 0-18 0 0 7 0 14 0 22 24-2 80-2 108-2 26 0 82 0 106 2 0-8 0-15 0-22-6 0-12 0-18 0-56 0-58-8-58-32 0-123 0-246 0-369z">
            <text:p/>
          </draw:path>
          <draw:path draw:style-name="gr11" draw:text-style-name="P3" draw:layer="layout" svg:width="0.075cm" svg:height="0.3cm" svg:x="3.321cm" svg:y="9.588cm" svg:viewBox="0 0 76 301" svg:d="M76 38c0-22-18-38-38-38s-38 17-38 38 18 36 38 36 38-16 38-36zM76 265c0-22-18-38-38-38s-38 17-38 38 18 36 38 36 38-16 38-36z">
            <text:p/>
          </draw:path>
          <draw:path draw:style-name="gr11" draw:text-style-name="P3" draw:layer="layout" svg:width="0.095cm" svg:height="0.699cm" svg:x="5.588cm" svg:y="9.365cm" svg:viewBox="0 0 96 700" svg:d="M96 700c0-9 0-18 0-28-23 0-45 0-68 0 0-215 0-429 0-644 23 0 45 0 68 0 0-9 0-19 0-28-32 0-64 0-96 0 0 233 0 467 0 700 32 0 64 0 96 0z">
            <text:p/>
          </draw:path>
          <draw:path draw:style-name="gr11" draw:text-style-name="P3" draw:layer="layout" svg:width="0.499cm" svg:height="0.492cm" svg:x="5.714cm" svg:y="9.413cm" svg:viewBox="0 0 500 493" svg:d="M422 68c10-26 30-46 78-46 0-7 0-15 0-22-22 0-50 2-68 2-22 0-62-2-80-2 0 7 0 15 0 22 36 0 50 18 50 34 0 6-2 10-4 14-43 112-85 225-128 337-45-118-89-235-134-353-4-10-3-8-4-12 0-20 40-20 58-20 0-7 0-15 0-22-26 2-74 2-100 2-34 0-64-2-90-2 0 7 0 15 0 22 46 0 58 0 68 26 55 143 109 286 164 429 4 14 8 16 18 16 12 0 12-4 16-14 52-137 104-274 156-411z">
            <text:p/>
          </draw:path>
          <draw:path draw:style-name="gr11" draw:text-style-name="P3" draw:layer="layout" svg:width="0.271cm" svg:height="0.32cm" svg:x="6.188cm" svg:y="9.576cm" svg:viewBox="0 0 272 321" svg:d="M60 138c4-104 62-122 86-122 74 0 80 94 80 122-55 0-111 0-166 0zM58 152c66 0 132 0 198 0 14 0 16 0 16-14 0-70-38-138-126-138-80 0-146 72-146 160 0 93 74 161 156 161 84 0 116-78 116-92 0-6-6-8-8-8-6 0-8 4-10 10-24 72-88 72-94 72-36 0-64-20-80-46-22-34-22-79-22-105z">
            <text:p/>
          </draw:path>
          <draw:path draw:style-name="gr11" draw:text-style-name="P3" draw:layer="layout" svg:width="0.237cm" svg:height="0.308cm" svg:x="6.5cm" svg:y="9.58cm" svg:viewBox="0 0 238 309" svg:d="M98 78c0-26 0-52 0-78-33 3-65 5-98 8 0 7 0 15 0 22 50 0 56 4 56 40 0 62 0 125 0 187 0 30-8 30-56 30 0 8 0 15 0 22 28 0 62-2 82-2 28 0 60 0 88 2 0-7 0-14 0-22-5 0-9 0-14 0-52 0-54-8-54-32 0-36 0-71 0-107 0-70 30-132 84-132 4 0 4 0 6 0-2 2-16 10-16 28 0 20 16 30 30 30s32-7 32-30-22-44-52-44c-52 0-78 48-88 78z">
            <text:p/>
          </draw:path>
          <draw:path draw:style-name="gr11" draw:text-style-name="P3" draw:layer="layout" svg:width="0.345cm" svg:height="0.492cm" svg:x="6.776cm" svg:y="9.40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11" draw:text-style-name="P3" draw:layer="layout" svg:width="0.095cm" svg:height="0.699cm" svg:x="7.162cm" svg:y="9.365cm" svg:viewBox="0 0 96 700" svg:d="M96 0c-32 0-64 0-96 0 0 9 0 19 0 28 23 0 45 0 68 0 0 215 0 429 0 644-23 0-45 0-68 0 0 10 0 19 0 28 32 0 64 0 96 0 0-233 0-467 0-700z">
            <text:p/>
          </draw:path>
          <draw:path draw:style-name="gr11" draw:text-style-name="P3" draw:layer="layout" svg:width="0.575cm" svg:height="0.478cm" svg:x="9.488cm" svg:y="9.411cm" svg:viewBox="0 0 576 479" svg:d="M184 8c-8-8-8-8-24-8-53 0-107 0-160 0 0 11 0 21 0 32 25 0 51 0 76 0 0 132 0 263 0 395 0 14-2 16-22 18-16 2-18 2-36 2-6 0-12 0-18 0 0 10 0 21 0 32 26-2 66-2 94-2 30 0 66 0 94 2 0-11 0-22 0-32-6 0-12 0-18 0-12 0-24-2-36-2-20-2-22-4-22-18 0-122 0-245 0-367 117 137 233 274 350 411 8 8 8 8 20 8 18 0 18-6 18-22 0-135 0-270 0-405 0-14 2-16 20-18s20-2 38-2c6 0 12 0 18 0 0-11 0-21 0-32-26 2-66 2-94 2-30 0-66 0-94-2 0 11 0 21 0 32 5 0 11 0 16 0 14 0 26 0 38 2 20 2 22 4 22 18 0 94 0 189 0 283-93-109-187-218-280-327z">
            <text:p/>
          </draw:path>
          <draw:path draw:style-name="gr11" draw:text-style-name="P3" draw:layer="layout" svg:width="0.251cm" svg:height="0.492cm" svg:x="11.947cm" svg:y="9.397cm" svg:viewBox="0 0 252 493" svg:d="M126 319c0-88 68-137 92-155 18-14 34-40 34-70 0-40-28-94-134-94-76 0-118 48-118 94 0 24 16 32 32 32 20 0 32-14 32-32 0-30-30-30-40-30 22-38 64-48 92-48 78 0 78 48 78 74 0 42-12 54-24 68-48 49-62 113-62 155 0 11 0 21 0 32 0 12 0 18 8 18 10 0 10-8 10-20 0-8 0-16 0-24zM154 457c0-22-18-38-38-38s-38 17-38 38 18 36 38 36 38-16 38-36z">
            <text:p/>
          </draw:path>
        </draw:g>
        <draw:g draw:style-name="gr3">
          <svg:title>TexMaths</svg:title>
          <svg:desc>20§display§\text{Kann ich: } \hspace{4.5ex} \textbf{N} \hspace{7ex} \text{[Verb] \hspace{2ex} \text{?}}§svg§600§FALSE§</svg:desc>
          <draw:path draw:style-name="gr10" draw:text-style-name="P1" draw:layer="layout" svg:width="10.517cm" svg:height="0.627cm" svg:x="1.599cm" svg:y="10.601cm" svg:viewBox="0 0 10518 628" svg:d="M0 0c3506 0 7012 0 10518 0 0 209 0 419 0 628-3506 0-7012 0-10518 0 0-209 0-419 0-628z">
            <text:p/>
          </draw:path>
          <draw:path draw:style-name="gr11" draw:text-style-name="P3" draw:layer="layout" svg:width="0.493cm" svg:height="0.476cm" svg:x="1.563cm" svg:y="10.613cm" svg:viewBox="0 0 494 477" svg:d="M258 184c42-40 84-80 126-120 6-6 44-42 100-42 0-7 0-15 0-22-18 2-40 2-60 2-24 0-64 0-88-2 0 7 0 15 0 22 28 0 32 16 32 22 0 12-8 18-12 24-73 70-147 139-220 209 0-74 0-149 0-223 0-26 0-32 54-32 6 0 12 0 18 0 0-7 0-15 0-22-24 2-77 2-104 2s-78 0-104-2c0 7 0 15 0 22 6 0 12 0 18 0 54 0 54 6 54 32 0 123 0 246 0 369 0 24 0 32-54 32-6 0-12 0-18 0 0 7 0 14 0 22 26-2 78-2 104-2s80 0 104 2c0-8 0-15 0-22-6 0-12 0-18 0-54 0-54-8-54-32 0-41 0-83 0-124 27-25 53-50 80-76 43 63 85 125 128 188 4 6 10 16 10 24 0 20-26 20-40 20 0 7 0 14 0 22 24-2 74-2 100-2 24 0 52 0 80 2 0-8 0-15 0-22-38 0-52-2-74-34-54-79-108-158-162-237z">
            <text:p/>
          </draw:path>
          <draw:path draw:style-name="gr11" draw:text-style-name="P3" draw:layer="layout" svg:width="0.315cm" svg:height="0.32cm" svg:x="2.117cm" svg:y="10.776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6 26 76 90 0 8 0 17 0 26-36 2-86 4-130 24-54 24-70 59-70 91 0 56 68 74 112 74 46 0 78-28 92-60zM200 146c0 23 0 46 0 69 0 66-52 90-84 90-34 0-62-24-62-60 0-38 30-95 146-99z">
            <text:p/>
          </draw:path>
          <draw:path draw:style-name="gr11" draw:text-style-name="P3" draw:layer="layout" svg:width="0.353cm" svg:height="0.308cm" svg:x="2.461cm" svg:y="10.78cm" svg:viewBox="0 0 354 309" svg:d="M54 70c0 62 0 125 0 187 0 30-8 30-54 30 0 8 0 15 0 22 24 0 60-2 80-2 18 0 54 2 78 2 0-7 0-14 0-22-48 0-54 0-54-30 0-43 0-86 0-129 0-72 50-112 94-112s52 38 52 78c0 54 0 109 0 163 0 30-8 30-54 30 0 8 0 15 0 22 24 0 60-2 78-2s56 2 80 2c0-7 0-14 0-22-38 0-54 0-56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353cm" svg:height="0.308cm" svg:x="2.851cm" svg:y="10.78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6-20 0-44 0-89 0-133 0-60 0-82-20-108-10-12-34-26-74-26-52 0-84 30-104 74 0-25 0-49 0-74-33 3-67 5-100 8 0 7 0 15 0 22 50 0 56 4 56 40z">
            <text:p/>
          </draw:path>
          <draw:path draw:style-name="gr11" draw:text-style-name="P3" draw:layer="layout" svg:width="0.149cm" svg:height="0.466cm" svg:x="3.477cm" svg:y="10.623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11" draw:text-style-name="P3" draw:layer="layout" svg:width="0.267cm" svg:height="0.32cm" svg:x="3.673cm" svg:y="10.776cm" svg:viewBox="0 0 268 321" svg:d="M58 162c0-114 58-144 94-144 8 0 52 0 76 26-28 2-34 22-34 32 0 18 14 32 34 32 18 0 32-12 32-32 0-48-54-76-108-76-88 0-152 76-152 162 0 89 70 159 150 159 94 0 118-85 118-92s-8-6-10-6c-6 0-8 2-8 6-22 66-66 74-92 74-38 0-100-30-100-141z">
            <text:p/>
          </draw:path>
          <draw:path draw:style-name="gr11" draw:text-style-name="P3" draw:layer="layout" svg:width="0.351cm" svg:height="0.484cm" svg:x="3.965cm" svg:y="10.605cm" svg:viewBox="0 0 352 485" svg:d="M54 433c0 30-8 30-54 30 0 7 0 14 0 22 24 0 60-2 78-2s56 2 80 2c0-8 0-15 0-22-48 0-56 0-56-30 0-43 0-87 0-130 0-72 50-112 96-112 44 0 52 38 52 78 0 55 0 109 0 164 0 30-8 30-56 30 0 7 0 14 0 22 26 0 60-2 80-2 18 0 54 2 78 2 0-8 0-15 0-22-36 0-54 0-54-20 0-45 0-89 0-134 0-60 0-82-22-108-10-12-34-25-74-25-58 0-90 41-102 69 0-81 0-163 0-245-33 3-67 5-100 8 0 7 0 15 0 22 48 0 54 4 54 38 0 121 0 243 0 365z">
            <text:p/>
          </draw:path>
          <draw:path draw:style-name="gr11" draw:text-style-name="P3" draw:layer="layout" svg:width="0.073cm" svg:height="0.3cm" svg:x="4.392cm" svg:y="10.788cm" svg:viewBox="0 0 74 301" svg:d="M74 38c0-22-17-38-38-38s-36 17-36 38 15 36 36 36 38-16 38-36zM74 265c0-22-17-38-38-38s-36 17-36 38 15 36 36 36 38-16 38-36z">
            <text:p/>
          </draw:path>
          <draw:path draw:style-name="gr11" draw:text-style-name="P3" draw:layer="layout" svg:width="0.575cm" svg:height="0.478cm" svg:x="6.228cm" svg:y="10.611cm" svg:viewBox="0 0 576 479" svg:d="M184 8c-8-8-8-8-24-8-53 0-107 0-160 0 0 11 0 21 0 32 25 0 51 0 76 0 0 132 0 263 0 395 0 14-2 16-20 18s-20 2-38 2c-6 0-12 0-18 0 0 10 0 21 0 32 26-2 66-2 94-2 30 0 66 0 94 2 0-11 0-22 0-32-5 0-11 0-16 0-14 0-26-2-38-2-20-2-22-4-22-18 0-122 0-245 0-367 117 137 233 274 350 411 8 8 8 8 20 8 18 0 18-6 18-22 0-135 0-270 0-405 0-14 2-16 22-18 16-2 18-2 38-2 5 0 11 0 16 0 0-11 0-21 0-32-26 2-66 2-94 2s-66 0-94-2c0 11 0 21 0 32 6 0 12 0 18 0 12 0 24 0 36 2 20 2 22 4 22 18 0 94 0 189 0 283-93-109-187-218-280-327z">
            <text:p/>
          </draw:path>
          <draw:path draw:style-name="gr11" draw:text-style-name="P3" draw:layer="layout" svg:width="0.095cm" svg:height="0.699cm" svg:x="9.034cm" svg:y="10.565cm" svg:viewBox="0 0 96 700" svg:d="M96 700c0-9 0-18 0-28-23 0-45 0-68 0 0-215 0-429 0-644 23 0 45 0 68 0 0-9 0-19 0-28-32 0-64 0-96 0 0 233 0 467 0 700 32 0 64 0 96 0z">
            <text:p/>
          </draw:path>
          <draw:path draw:style-name="gr11" draw:text-style-name="P3" draw:layer="layout" svg:width="0.499cm" svg:height="0.492cm" svg:x="9.16cm" svg:y="10.613cm" svg:viewBox="0 0 500 493" svg:d="M422 68c10-26 30-46 78-46 0-7 0-15 0-22-22 0-50 2-68 2-22 0-62-2-80-2 0 7 0 15 0 22 36 0 50 18 50 34 0 6-2 10-4 14-43 112-85 225-128 337-45-118-89-235-134-353-4-10-3-8-4-12 0-20 40-20 58-20 0-7 0-15 0-22-26 2-74 2-102 2-32 0-64-2-88-2 0 7 0 15 0 22 46 0 58 0 68 26 55 143 109 286 164 429 4 14 8 16 18 16 12 0 12-4 16-14 52-137 104-274 156-411z">
            <text:p/>
          </draw:path>
          <draw:path draw:style-name="gr11" draw:text-style-name="P3" draw:layer="layout" svg:width="0.271cm" svg:height="0.32cm" svg:x="9.633cm" svg:y="10.776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79-22-105z">
            <text:p/>
          </draw:path>
          <draw:path draw:style-name="gr11" draw:text-style-name="P3" draw:layer="layout" svg:width="0.237cm" svg:height="0.308cm" svg:x="9.945cm" svg:y="10.78cm" svg:viewBox="0 0 238 309" svg:d="M98 78c0-26 0-52 0-78-33 3-65 5-98 8 0 7 0 15 0 22 50 0 56 4 56 40 0 62 0 125 0 187 0 30-8 30-56 30 0 8 0 15 0 22 28 0 62-2 80-2 30 0 62 0 90 2 0-7 0-14 0-22-5 0-9 0-14 0-52 0-54-8-54-32 0-36 0-71 0-107 0-70 30-132 82-132 6 0 5 0 8 0-2 2-16 10-16 28 0 20 16 30 30 30s32-7 32-30-22-44-54-44c-50 0-76 48-86 78z">
            <text:p/>
          </draw:path>
          <draw:path draw:style-name="gr11" draw:text-style-name="P3" draw:layer="layout" svg:width="0.345cm" svg:height="0.492cm" svg:x="10.221cm" svg:y="10.60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11" draw:text-style-name="P3" draw:layer="layout" svg:width="0.095cm" svg:height="0.699cm" svg:x="10.607cm" svg:y="10.565cm" svg:viewBox="0 0 96 700" svg:d="M96 0c-32 0-64 0-96 0 0 9 0 19 0 28 23 0 45 0 68 0 0 215 0 429 0 644-23 0-45 0-68 0 0 10 0 19 0 28 32 0 64 0 96 0 0-233 0-467 0-700z">
            <text:p/>
          </draw:path>
          <draw:path draw:style-name="gr11" draw:text-style-name="P3" draw:layer="layout" svg:width="0.251cm" svg:height="0.492cm" svg:x="11.901cm" svg:y="10.597cm" svg:viewBox="0 0 252 493" svg:d="M126 319c0-88 68-137 92-155 18-14 34-40 34-70 0-40-28-94-134-94-76 0-118 48-118 94 0 24 16 32 32 32 20 0 32-14 32-32 0-30-30-30-40-30 22-38 64-48 92-48 78 0 78 48 78 74 0 42-12 54-24 68-48 49-62 113-62 155 0 11 0 21 0 32 0 12 0 18 8 18 10 0 10-8 10-20 0-8 0-16 0-24zM154 457c0-22-18-38-38-38s-38 17-38 38 18 36 38 36 38-16 38-36z">
            <text:p/>
          </draw:path>
        </draw:g>
        <draw:g draw:style-name="gr3">
          <svg:title>TexMaths</svg:title>
          <svg:desc>20§display§\underline{\text{Bekannte Fakten}}§svg§600§FALSE§</svg:desc>
          <draw:path draw:style-name="gr10" draw:text-style-name="P1" draw:layer="layout" svg:width="5.097cm" svg:height="0.523cm" svg:x="16.801cm" svg:y="8.206cm" svg:viewBox="0 0 5098 524" svg:d="M0 0c1699 0 3399 0 5098 0 0 175 0 349 0 524-1699 0-3399 0-5098 0 0-175 0-349 0-524z">
            <text:p/>
          </draw:path>
          <draw:path draw:style-name="gr11" draw:text-style-name="P3" draw:layer="layout" svg:width="0.431cm" svg:height="0.475cm" svg:x="16.791cm" svg:y="8.178cm" svg:viewBox="0 0 432 476" svg:d="M130 221c0-57 0-114 0-171 0-24 2-28 34-28 29 0 59 0 88 0 68 0 92 58 92 96 0 43-34 103-112 103-34 0-68 0-102 0zM296 227c68-14 116-58 116-109 0-60-64-118-156-118-85 0-171 0-256 0 0 7 0 15 0 22 5 0 11 0 16 0 54 0 56 8 56 32 0 123 0 246 0 369 0 24-2 31-56 31-5 0-11 0-16 0 0 8 0 15 0 22 91 0 183 0 274 0 94 0 158-61 158-127 0-62-58-114-136-122zM252 454c-29 0-59 0-88 0-32 0-34-4-34-27 0-64 0-127 0-190 44 0 88 0 132 0 70 0 100 64 100 112s-38 105-110 105z">
            <text:p/>
          </draw:path>
          <draw:path draw:style-name="gr11" draw:text-style-name="P3" draw:layer="layout" svg:width="0.271cm" svg:height="0.32cm" svg:x="17.283cm" svg:y="8.341cm" svg:viewBox="0 0 272 321" svg:d="M58 138c4-104 64-122 88-122 72 0 78 94 78 122-55 0-111 0-166 0zM58 151c65 0 131 0 196 0 16 0 18 0 18-13 0-70-38-138-126-138-82 0-146 72-146 159 0 94 74 162 154 162 86 0 118-78 118-92 0-6-6-8-10-8-6 0-8 4-10 10-24 72-86 72-94 72-34 0-64-20-80-46-20-34-20-80-20-106z">
            <text:p/>
          </draw:path>
          <draw:path draw:style-name="gr11" draw:text-style-name="P3" draw:layer="layout" svg:width="0.337cm" svg:height="0.483cm" svg:x="17.595cm" svg:y="8.17cm" svg:viewBox="0 0 338 484" svg:d="M54 431c0 31-8 31-54 31 0 8 0 15 0 22 22 0 56-2 76-2 22 0 50 0 78 2 0-7 0-14 0-22-48 0-56 0-56-31 0-24 0-48 0-72 15-13 31-25 46-38 54 74 84 114 84 126 0 13-12 15-26 15 0 8 0 15 0 22 20 0 62-2 76-2 20 0 40 0 60 2 0-7 0-14 0-22-26 0-40 0-68-35-29-42-59-84-88-126-2-2-4-6-4-8s50-44 56-50c44-36 74-38 88-38 0-7 0-14 0-22-20 2-28 2-48 2-26 0-70-2-80-2 0 8 0 15 0 22 14 0 22 8 22 18 0 14-10 22-16 26-33 29-67 57-100 86 0-112 0-223 0-335-33 3-67 5-100 8 0 7 0 15 0 22 48 0 54 4 54 38 0 121 0 242 0 363z">
            <text:p/>
          </draw:path>
          <draw:path draw:style-name="gr11" draw:text-style-name="P3" draw:layer="layout" svg:width="0.315cm" svg:height="0.32cm" svg:x="17.937cm" svg:y="8.341cm" svg:viewBox="0 0 316 321" svg:d="M204 259c2 28 22 58 54 58 16 0 58-10 58-66 0-13 0-26 0-40-6 0-12 0-18 0 0 14 0 27 0 40 0 40-16 44-24 44-24 0-26-32-26-34 0-46 0-93 0-139 0-30 0-58-26-84-28-26-62-38-96-38-58 0-106 34-106 80 0 20 14 32 32 32 20 0 32-14 32-32 0-8-4-32-36-32 20-24 54-32 76-32 34 0 74 26 74 90 0 8 0 17 0 26-36 2-84 4-128 23-54 24-70 60-70 92 0 56 68 74 112 74 46 0 78-28 92-62zM198 146c0 23 0 46 0 69 0 66-50 90-82 90-34 0-62-24-62-60 0-38 28-96 144-99z">
            <text:p/>
          </draw:path>
          <draw:path draw:style-name="gr11" draw:text-style-name="P3" draw:layer="layout" svg:width="0.351cm" svg:height="0.308cm" svg:x="18.28cm" svg:y="8.345cm" svg:viewBox="0 0 352 309" svg:d="M54 70c0 62 0 123 0 185 0 32-8 32-54 32 0 7 0 15 0 22 24 0 60-2 78-2 20 0 56 2 80 2 0-7 0-15 0-22-48 0-56 0-56-32 0-42 0-85 0-127 0-72 50-112 96-112 44 0 52 38 52 78 0 54 0 107 0 161 0 32-8 32-56 32 0 7 0 15 0 22 26 0 62-2 80-2s56 2 78 2c0-7 0-15 0-22-36 0-54 0-54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353cm" svg:height="0.308cm" svg:x="18.67cm" svg:y="8.345cm" svg:viewBox="0 0 354 309" svg:d="M54 70c0 62 0 123 0 185 0 32-8 32-54 32 0 7 0 15 0 22 24 0 60-2 80-2 18 0 54 2 78 2 0-7 0-15 0-22-48 0-54 0-54-32 0-42 0-85 0-127 0-72 50-112 94-112s52 38 52 78c0 54 0 107 0 161 0 32-8 32-54 32 0 7 0 15 0 22 24 0 60-2 78-2s56 2 80 2c0-7 0-15 0-22-38 0-54 0-56-20 0-44 0-89 0-133 0-60 0-82-22-108-10-12-32-26-74-26-50 0-84 30-104 74 0-25 0-49 0-74-33 3-65 5-98 8 0 7 0 15 0 22 50 0 54 4 54 40z">
            <text:p/>
          </draw:path>
          <draw:path draw:style-name="gr11" draw:text-style-name="P3" draw:layer="layout" svg:width="0.219cm" svg:height="0.436cm" svg:x="19.032cm" svg:y="8.2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71cm" svg:height="0.32cm" svg:x="19.312cm" svg:y="8.341cm" svg:viewBox="0 0 272 321" svg:d="M58 138c4-104 64-122 88-122 72 0 78 94 78 122-55 0-111 0-166 0zM58 151c65 0 131 0 196 0 14 0 18 0 18-13 0-70-38-138-126-138-82 0-146 72-146 159 0 94 72 162 154 162 86 0 118-78 118-92 0-6-6-8-10-8-6 0-8 4-10 10-24 72-88 72-94 72-36 0-64-20-80-46-20-34-20-80-20-106z">
            <text:p/>
          </draw:path>
          <draw:path draw:style-name="gr11" draw:text-style-name="P3" draw:layer="layout" svg:width="0.403cm" svg:height="0.473cm" svg:x="19.862cm" svg:y="8.18cm" svg:viewBox="0 0 404 474" svg:d="M384 0c-128 0-256 0-384 0 0 7 0 15 0 22 5 0 11 0 16 0 54 0 56 8 56 32 0 122 0 244 0 367 0 24-2 31-56 31-5 0-11 0-16 0 0 8 0 15 0 22 24-2 78-2 106-2s92 0 118 2c0-7 0-14 0-22-8 0-16 0-24 0-66 0-66-7-66-33 0-58 0-115 0-172 20 0 40 0 60 0 68 0 74 22 74 82 6 0 12 0 18 0 0-62 0-124 0-185-6 0-12 0-18 0 0 59-6 81-74 81-20 0-40 0-60 0 0-58 0-117 0-175 0-24 2-28 34-28 28 0 56 0 84 0 106 0 124 38 134 135 6 0 12 0 18 0-7-52-13-105-20-157z">
            <text:p/>
          </draw:path>
          <draw:path draw:style-name="gr11" draw:text-style-name="P3" draw:layer="layout" svg:width="0.315cm" svg:height="0.32cm" svg:x="20.268cm" svg:y="8.341cm" svg:viewBox="0 0 316 321" svg:d="M204 259c2 28 22 58 54 58 16 0 58-10 58-66 0-13 0-26 0-40-6 0-12 0-18 0 0 14 0 27 0 40 0 40-16 44-24 44-24 0-26-32-26-34 0-46 0-93 0-139 0-30 0-58-26-84-28-26-62-38-96-38-58 0-106 34-106 80 0 20 14 32 32 32 20 0 32-14 32-32 0-8-2-32-36-32 20-24 54-32 76-32 36 0 76 26 76 90 0 8 0 17 0 26-36 2-86 4-130 23-52 24-70 60-70 92 0 56 68 74 112 74 46 0 78-28 92-62zM200 146c0 23 0 46 0 69 0 66-52 90-84 90-34 0-62-24-62-60 0-38 30-96 146-99z">
            <text:p/>
          </draw:path>
          <draw:path draw:style-name="gr11" draw:text-style-name="P3" draw:layer="layout" svg:width="0.337cm" svg:height="0.483cm" svg:x="20.61cm" svg:y="8.17cm" svg:viewBox="0 0 338 484" svg:d="M54 431c0 31-8 31-54 31 0 8 0 15 0 22 22 0 56-2 76-2s48 0 76 2c0-7 0-14 0-22-46 0-54 0-54-31 0-24 0-48 0-72 15-13 31-25 46-38 54 74 82 114 82 126 0 13-12 15-24 15 0 8 0 15 0 22 20 0 60-2 76-2 20 0 40 0 60 2 0-7 0-14 0-22-26 0-42 0-68-35-30-42-60-84-90-126 0-2-4-6-4-8s50-44 58-50c44-36 74-38 88-38 0-7 0-14 0-22-20 2-30 2-48 2-26 0-70-2-80-2 0 8 0 15 0 22 14 0 20 8 20 18 0 14-10 22-14 26-33 29-67 57-100 86 0-112 0-223 0-335-33 3-67 5-100 8 0 7 0 15 0 22 48 0 54 4 54 38 0 121 0 242 0 363z">
            <text:p/>
          </draw:path>
          <draw:path draw:style-name="gr11" draw:text-style-name="P3" draw:layer="layout" svg:width="0.219cm" svg:height="0.436cm" svg:x="20.973cm" svg:y="8.2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69cm" svg:height="0.32cm" svg:x="21.253cm" svg:y="8.341cm" svg:viewBox="0 0 270 321" svg:d="M58 138c4-104 64-122 88-122 72 0 78 94 78 122-55 0-111 0-166 0zM58 151c65 0 131 0 196 0 14 0 16 0 16-13 0-70-36-138-124-138-82 0-146 72-146 159 0 94 72 162 154 162 86 0 116-78 116-92 0-6-4-8-8-8-6 0-8 4-10 10-24 72-88 72-94 72-36 0-64-20-80-46-20-34-20-80-20-106z">
            <text:p/>
          </draw:path>
          <draw:path draw:style-name="gr11" draw:text-style-name="P3" draw:layer="layout" svg:width="0.353cm" svg:height="0.308cm" svg:x="21.567cm" svg:y="8.345cm" svg:viewBox="0 0 354 309" svg:d="M54 70c0 62 0 123 0 185 0 32-6 32-54 32 0 7 0 15 0 22 24 0 60-2 80-2 18 0 54 2 78 2 0-7 0-15 0-22-46 0-54 0-54-32 0-42 0-85 0-127 0-72 50-112 94-112s52 38 52 78c0 54 0 107 0 161 0 32-8 32-54 32 0 7 0 15 0 22 24 0 60-2 78-2 20 0 56 2 80 2 0-7 0-15 0-22-36 0-54 0-56-20 0-44 0-89 0-133 0-60 0-82-22-108-8-12-32-26-72-26-52 0-86 30-104 74 0-25 0-49 0-74-33 3-67 5-100 8 0 7 0 15 0 22 50 0 54 4 54 40z">
            <text:p/>
          </draw:path>
          <draw:path draw:style-name="gr11" draw:text-style-name="P3" draw:layer="layout" svg:width="5.169cm" svg:height="0.027cm" svg:x="16.765cm" svg:y="8.738cm" svg:viewBox="0 0 5170 28" svg:d="M0 0c1723 0 3447 0 5170 0 0 9 0 19 0 28-1723 0-3447 0-5170 0 0-9 0-19 0-28z">
            <text:p/>
          </draw:path>
        </draw:g>
        <draw:g draw:style-name="gr3">
          <svg:title>TexMaths</svg:title>
          <svg:desc>20§display§\text{WB} = \{ {\textbf{N}} \rightarrow {\textbf{I}} \}§svg§600§FALSE§</svg:desc>
          <draw:path draw:style-name="gr10" draw:text-style-name="P1" draw:layer="layout" svg:width="4.753cm" svg:height="0.625cm" svg:x="17.003cm" svg:y="9.408cm" svg:viewBox="0 0 4754 626" svg:d="M0 0c1585 0 3169 0 4754 0 0 209 0 417 0 626-1585 0-3169 0-4754 0 0-209 0-417 0-626z">
            <text:p/>
          </draw:path>
          <draw:path draw:style-name="gr11" draw:text-style-name="P3" draw:layer="layout" svg:width="0.695cm" svg:height="0.492cm" svg:x="16.967cm" svg:y="9.418cm" svg:viewBox="0 0 696 493" svg:d="M626 70c12-40 44-48 70-48 0-7 0-15 0-22-20 2-42 2-64 2-20 0-64 0-84-2 0 7 0 15 0 22 48 2 62 24 62 38 0 4-2 10-4 14-35 107-70 215-104 323-38-114-76-229-114-343 0-2-2-6-2-10 0-22 42-22 60-22 0-7 0-15 0-22-26 2-74 2-100 2s-58 0-86-2c0 7 0 15 0 22 40 0 54 0 64 26 5 16 9 32 14 48-32 100-64 200-96 301-38-115-76-230-114-345 0-2-2-6-2-8 0-22 42-22 60-22 0-7 0-15 0-22-26 2-74 2-100 2s-58 0-86-2c0 7 0 15 0 22 52 0 56 4 64 30 47 143 93 286 140 429 2 6 4 12 14 12s12-4 14-14c39-119 77-237 116-355 39 119 77 238 116 357 2 6 4 12 14 12s12-4 14-14c44-137 89-273 134-409z">
            <text:p/>
          </draw:path>
          <draw:path draw:style-name="gr11" draw:text-style-name="P3" draw:layer="layout" svg:width="0.433cm" svg:height="0.478cm" svg:x="17.701cm" svg:y="9.418cm" svg:viewBox="0 0 434 479" svg:d="M132 221c0-57 0-114 0-171 0-22 2-28 34-28 29 0 59 0 88 0 68 0 92 60 92 98 0 44-34 101-112 101-34 0-68 0-102 0zM298 229c68-14 116-59 116-109 0-62-64-120-156-120-86 0-172 0-258 0 0 7 0 15 0 22 6 0 12 0 18 0 54 0 56 8 56 34 0 122 0 244 0 367 0 26-2 34-56 34-6 0-12 0-18 0 0 7 0 14 0 22 92 0 184 0 276 0 94 0 158-64 158-130 0-60-58-112-136-120zM254 457c-29 0-59 0-88 0-32 0-34-6-34-28 0-64 0-128 0-192 44 0 88 0 132 0 70 0 98 66 98 112 0 50-36 108-108 108z">
            <text:p/>
          </draw:path>
          <draw:path draw:style-name="gr11" draw:text-style-name="P3" draw:layer="layout" svg:width="0.467cm" svg:height="0.163cm" svg:x="18.408cm" svg:y="9.63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7cm" svg:height="0.697cm" svg:x="19.162cm" svg:y="9.372cm" svg:viewBox="0 0 248 698" svg:d="M148 94c0-28 18-74 94-78 4-2 6-4 6-8 0-8-6-8-12-8-72 0-136 36-136 88 0 53 0 106 0 159 0 26 0 48-28 72-24 20-52 22-66 22-4 0-6 4-6 8 0 6 4 6 10 8 46 2 80 28 88 62 2 8 2 10 2 34 0 46 0 91 0 137 0 30 0 52 34 80 28 20 74 28 102 28 6 0 12 0 12-8 0-6-4-6-10-8-46-2-80-24-88-60-2-6-2-8-2-34 0-48 0-97 0-145 0-32-6-44-28-66-16-16-36-22-56-28 58-16 84-48 84-88 0-56 0-111 0-167z">
            <text:p/>
          </draw:path>
          <draw:path draw:style-name="gr11" draw:text-style-name="P3" draw:layer="layout" svg:width="0.575cm" svg:height="0.48cm" svg:x="19.49cm" svg:y="9.416cm" svg:viewBox="0 0 576 481" svg:d="M184 10c-8-8-10-10-24-10-53 0-107 0-160 0 0 11 0 23 0 34 25 0 51 0 76 0 0 131 0 262 0 393 0 16-2 16-22 18-16 2-18 2-38 2-5 0-11 0-16 0 0 11 0 22 0 34 26-4 66-4 94-4s66 0 94 4c0-12 0-23 0-34-6 0-12 0-18 0-12 0-24 0-36-2-20-2-22-2-22-18 0-122 0-244 0-365 117 136 233 272 350 409 8 8 8 10 20 10 18 0 18-8 18-24 0-135 0-269 0-403 0-16 0-16 20-18 18-2 18-2 38-2 6 0 12 0 18 0 0-11 0-23 0-34-26 2-66 2-94 2-30 0-66 0-94-2 0 11 0 23 0 34 5 0 11 0 16 0 14 0 26 0 38 2 20 2 22 2 22 18 0 94 0 189 0 283-93-109-187-218-280-327z">
            <text:p/>
          </draw:path>
          <draw:path draw:style-name="gr11" draw:text-style-name="P3" draw:layer="layout" svg:width="0.623cm" svg:height="0.362cm" svg:x="20.328cm" svg:y="9.54cm" svg:viewBox="0 0 624 363" svg:d="M548 195c-40 30-58 58-64 68-32 48-24 61-36 92 0 8 8 8 14 8 12 0 12 0 14-14 16-68 58-126 138-158 8-4 10-6 10-10s-4-7-6-7c-30-12-116-46-142-164-2-8-2-10-14-10-6 0-14 0-14 8 0 2 6 46 34 92 14 22 36 46 66 68-174 0-348 0-522 0-14 0-26 0-26 13 0 14 12 14 26 14 174 0 348 0 522 0z">
            <text:p/>
          </draw:path>
          <draw:path draw:style-name="gr11" draw:text-style-name="P3" draw:layer="layout" svg:width="0.259cm" svg:height="0.48cm" svg:x="21.209cm" svg:y="9.416cm" svg:viewBox="0 0 260 481" svg:d="M180 34c27 0 53 0 80 0 0-11 0-23 0-34-28 2-98 2-130 2s-100 0-130-2c0 11 0 23 0 34 27 0 53 0 80 0 0 138 0 275 0 413-27 0-53 0-80 0 0 11 0 22 0 34 30-4 98-4 130-4s102 0 130 4c0-12 0-23 0-34-27 0-53 0-80 0 0-138 0-275 0-413z">
            <text:p/>
          </draw:path>
          <draw:path draw:style-name="gr11" draw:text-style-name="P3" draw:layer="layout" svg:width="0.249cm" svg:height="0.697cm" svg:x="21.543cm" svg:y="9.372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frame presentation:style-name="pr5" draw:text-style-name="P8" draw:layer="layout" svg:width="24.802cm" svg:height="10.151cm" svg:x="1.391cm" svg:y="3.834cm">
          <draw:text-box>
            <text:p text:style-name="P7"><text:span text:style-name="T15">W</text:span><text:span text:style-name="T15">e</text:span><text:span text:style-name="T15">n</text:span><text:span text:style-name="T15">n</text:span><text:span text:style-name="T15"> </text:span><text:span text:style-name="T15">d</text:span><text:span text:style-name="T15">e</text:span><text:span text:style-name="T15">r</text:span><text:span text:style-name="T15"> </text:span><text:span text:style-name="T15">B</text:span><text:span text:style-name="T15">e</text:span><text:span text:style-name="T15">n</text:span><text:span text:style-name="T15">u</text:span><text:span text:style-name="T15">t</text:span><text:span text:style-name="T15">z</text:span><text:span text:style-name="T15">e</text:span><text:span text:style-name="T15">r</text:span><text:span text:style-name="T15"> </text:span><text:span text:style-name="T15">e</text:span><text:span text:style-name="T15">i</text:span><text:span text:style-name="T15">n</text:span><text:span text:style-name="T15">e</text:span><text:span text:style-name="T15"> </text:span><text:span text:style-name="T15">F</text:span><text:span text:style-name="T15">r</text:span><text:span text:style-name="T15">a</text:span><text:span text:style-name="T15">g</text:span><text:span text:style-name="T15">e</text:span><text:span text:style-name="T15"> </text:span><text:span text:style-name="T15">a</text:span><text:span text:style-name="T15">u</text:span><text:span text:style-name="T15">f</text:span><text:span text:style-name="T15"> </text:span><text:span text:style-name="T15">E</text:span><text:span text:style-name="T15">n</text:span><text:span text:style-name="T15">g</text:span><text:span text:style-name="T15">l</text:span><text:span text:style-name="T15">i</text:span><text:span text:style-name="T15">s</text:span><text:span text:style-name="T15">c</text:span><text:span text:style-name="T15">h</text:span><text:span text:style-name="T15"> </text:span><text:span text:style-name="T15">e</text:span><text:span text:style-name="T15">i</text:span><text:span text:style-name="T15">n</text:span><text:span text:style-name="T15">g</text:span><text:span text:style-name="T15">i</text:span><text:span text:style-name="T15">b</text:span><text:span text:style-name="T15">t</text:span><text:span text:style-name="T15">,</text:span><text:span text:style-name="T15"> </text:span><text:span text:style-name="T15">s</text:span><text:span text:style-name="T15">t</text:span><text:span text:style-name="T15">e</text:span><text:span text:style-name="T15">h</text:span><text:span text:style-name="T15">t</text:span><text:span text:style-name="T15"> </text:span><text:span text:style-name="T15">d</text:span><text:span text:style-name="T15">a</text:span><text:span text:style-name="T15">s</text:span><text:span text:style-name="T15"> </text:span><text:span text:style-name="T15">N</text:span><text:span text:style-name="T15">o</text:span><text:span text:style-name="T15">m</text:span><text:span text:style-name="T15">e</text:span><text:span text:style-name="T15">n</text:span><text:span text:style-name="T15"> </text:span><text:span text:style-name="T15">a</text:span><text:span text:style-name="T15">n</text:span><text:span text:style-name="T15"> </text:span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1</text:span><text:span text:style-name="T15">,</text:span><text:span text:style-name="T15"> </text:span><text:span text:style-name="T15">w</text:span><text:span text:style-name="T15">o</text:span><text:span text:style-name="T15">d</text:span><text:span text:style-name="T15">u</text:span><text:span text:style-name="T15">r</text:span><text:span text:style-name="T15">c</text:span><text:span text:style-name="T15">h</text:span><text:span text:style-name="T15"> </text:span><text:span text:style-name="T16">N</text:span><text:span text:style-name="T17"> </text:span><text:span text:style-name="T17">w</text:span><text:span text:style-name="T17">a</text:span><text:span text:style-name="T17">h</text:span><text:span text:style-name="T17">r</text:span><text:span text:style-name="T17"> </text:span><text:span text:style-name="T17">w</text:span><text:span text:style-name="T17">i</text:span><text:span text:style-name="T17">r</text:span><text:span text:style-name="T17">d</text:span><text:span text:style-name="T17">.</text:span><text:span text:style-name="T17"> </text:span><text:span text:style-name="T17">W</text:span><text:span text:style-name="T17">i</text:span><text:span text:style-name="T17">r</text:span><text:span text:style-name="T17"> </text:span><text:span text:style-name="T17">e</text:span><text:span text:style-name="T17">r</text:span><text:span text:style-name="T17">h</text:span><text:span text:style-name="T17">a</text:span><text:span text:style-name="T17">l</text:span><text:span text:style-name="T17">t</text:span><text:span text:style-name="T17">e</text:span><text:span text:style-name="T17">n</text:span><text:span text:style-name="T17"> </text:span><text:span text:style-name="T17">a</text:span><text:span text:style-name="T17">l</text:span><text:span text:style-name="T17">s</text:span><text:span text:style-name="T17">o</text:span><text:span text:style-name="T17"> </text:span><text:span text:style-name="T17">d</text:span><text:span text:style-name="T17">i</text:span><text:span text:style-name="T17">e</text:span><text:span text:style-name="T17"> </text:span><text:span text:style-name="T17">n</text:span><text:span text:style-name="T17">e</text:span><text:span text:style-name="T17">u</text:span><text:span text:style-name="T17">e</text:span><text:span text:style-name="T17"> </text:span><text:span text:style-name="T17">b</text:span><text:span text:style-name="T17">e</text:span><text:span text:style-name="T17">k</text:span><text:span text:style-name="T17">a</text:span><text:span text:style-name="T17">n</text:span><text:span text:style-name="T17">n</text:span><text:span text:style-name="T17">t</text:span><text:span text:style-name="T17">e</text:span><text:span text:style-name="T17"> </text:span><text:span text:style-name="T17">F</text:span><text:span text:style-name="T17">a</text:span><text:span text:style-name="T17">k</text:span><text:span text:style-name="T17">t</text:span><text:span text:style-name="T17">e</text:span><text:span text:style-name="T17">n</text:span><text:span text:style-name="T17"> </text:span><text:span text:style-name="T14">N</text:span><text:span text:style-name="T9"> </text:span><text:span text:style-name="T9">u</text:span><text:span text:style-name="T9">n</text:span><text:span text:style-name="T9">d</text:span><text:span text:style-name="T9"> </text:span><text:span text:style-name="T9">f</text:span><text:span text:style-name="T9">ü</text:span><text:span text:style-name="T9">g</text:span><text:span text:style-name="T9">e</text:span><text:span text:style-name="T9">n</text:span><text:span text:style-name="T9"> </text:span><text:span text:style-name="T9">s</text:span><text:span text:style-name="T9">i</text:span><text:span text:style-name="T9">e</text:span><text:span text:style-name="T9"> </text:span><text:span text:style-name="T9">d</text:span><text:span text:style-name="T9">e</text:span><text:span text:style-name="T9">r</text:span><text:span text:style-name="T9"> </text:span><text:span text:style-name="T9">W</text:span><text:span text:style-name="T9">i</text:span><text:span text:style-name="T9">s</text:span><text:span text:style-name="T9">s</text:span><text:span text:style-name="T9">e</text:span><text:span text:style-name="T9">n</text:span><text:span text:style-name="T9">s</text:span><text:span text:style-name="T9">b</text:span><text:span text:style-name="T9">a</text:span><text:span text:style-name="T9">s</text:span><text:span text:style-name="T9">i</text:span><text:span text:style-name="T9">s</text:span><text:span text:style-name="T9"> </text:span><text:span text:style-name="T9">h</text:span><text:span text:style-name="T9">i</text:span><text:span text:style-name="T9">n</text:span><text:span text:style-name="T9">z</text:span><text:span text:style-name="T9">u</text:span><text:span text:style-name="T9">.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9"><text:span text:style-name="T9">W</text:span><text:span text:style-name="T9">i</text:span><text:span text:style-name="T9">r</text:span><text:span text:style-name="T9"> </text:span><text:span text:style-name="T9">n</text:span><text:span text:style-name="T9">e</text:span><text:span text:style-name="T9">h</text:span><text:span text:style-name="T9">m</text:span><text:span text:style-name="T9">e</text:span><text:span text:style-name="T9">n</text:span><text:span text:style-name="T9"> </text:span><text:span text:style-name="T14">I</text:span><text:span text:style-name="T9"> </text:span><text:span text:style-name="T9">n</text:span><text:span text:style-name="T9">i</text:span><text:span text:style-name="T9">c</text:span><text:span text:style-name="T9">h</text:span><text:span text:style-name="T9">t</text:span><text:span text:style-name="T9"> </text:span><text:span text:style-name="T9">i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W</text:span><text:span text:style-name="T9">i</text:span><text:span text:style-name="T9">s</text:span><text:span text:style-name="T9">s</text:span><text:span text:style-name="T9">e</text:span><text:span text:style-name="T9">n</text:span><text:span text:style-name="T9">s</text:span><text:span text:style-name="T9">b</text:span><text:span text:style-name="T9">a</text:span><text:span text:style-name="T9">s</text:span><text:span text:style-name="T9">i</text:span><text:span text:style-name="T9">s</text:span><text:span text:style-name="T9"> </text:span><text:span text:style-name="T9">a</text:span><text:span text:style-name="T9">u</text:span><text:span text:style-name="T9">f</text:span><text:span text:style-name="T9">,</text:span><text:span text:style-name="T9"> </text:span><text:span text:style-name="T9">d</text:span><text:span text:style-name="T9">a</text:span><text:span text:style-name="T9"> </text:span><text:span text:style-name="T9">w</text:span><text:span text:style-name="T9">i</text:span><text:span text:style-name="T9">r</text:span><text:span text:style-name="T9"> </text:span><text:span text:style-name="T9">n</text:span><text:span text:style-name="T9">u</text:span><text:span text:style-name="T9">r</text:span><text:span text:style-name="T9"> </text:span><text:span text:style-name="T9">B</text:span><text:span text:style-name="T9">a</text:span><text:span text:style-name="T9">s</text:span><text:span text:style-name="T9">i</text:span><text:span text:style-name="T9">s</text:span><text:span text:style-name="T9">f</text:span><text:span text:style-name="T9">a</text:span><text:span text:style-name="T9">k</text:span><text:span text:style-name="T9">t</text:span><text:span text:style-name="T9">e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I</text:span><text:span text:style-name="T9">m</text:span><text:span text:style-name="T9">p</text:span><text:span text:style-name="T9">l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text:span text:style-name="T9">e</text:span><text:span text:style-name="T9">n</text:span><text:span text:style-name="T9"> </text:span><text:span text:style-name="T9">i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W</text:span><text:span text:style-name="T9">B</text:span><text:span text:style-name="T9"> </text:span><text:span text:style-name="T9">a</text:span><text:span text:style-name="T9">u</text:span><text:span text:style-name="T9">f</text:span><text:span text:style-name="T9">n</text:span><text:span text:style-name="T9">e</text:span><text:span text:style-name="T9">h</text:span><text:span text:style-name="T9">m</text:span><text:span text:style-name="T9">e</text:span><text:span text:style-name="T9">n</text:span><text:span text:style-name="T9">.</text:span><text:span text:style-name="T9"> </text:span><text:span text:style-name="T9">D</text:span><text:span text:style-name="T9">i</text:span><text:span text:style-name="T9">e</text:span><text:span text:style-name="T9"> </text:span><text:span text:style-name="T9">W</text:span><text:span text:style-name="T9">a</text:span><text:span text:style-name="T9">h</text:span><text:span text:style-name="T9">r</text:span><text:span text:style-name="T9">h</text:span><text:span text:style-name="T9">e</text:span><text:span text:style-name="T9">i</text:span><text:span text:style-name="T9">t</text:span><text:span text:style-name="T9"> </text:span><text:span text:style-name="T9">v</text:span><text:span text:style-name="T9">o</text:span><text:span text:style-name="T9">n</text:span><text:span text:style-name="T9"> </text:span><text:span text:style-name="T14">I</text:span><text:span text:style-name="T9"> </text:span><text:span text:style-name="T9">w</text:span><text:span text:style-name="T9">i</text:span><text:span text:style-name="T9">r</text:span><text:span text:style-name="T9">d</text:span><text:span text:style-name="T9"> </text:span><text:span text:style-name="T9">n</text:span><text:span text:style-name="T9">i</text:span><text:span text:style-name="T9">c</text:span><text:span text:style-name="T9">h</text:span><text:span text:style-name="T9">t</text:span><text:span text:style-name="T9"> </text:span><text:span text:style-name="T9">u</text:span><text:span text:style-name="T9">n</text:span><text:span text:style-name="T9">a</text:span><text:span text:style-name="T9">b</text:span><text:span text:style-name="T9">h</text:span><text:span text:style-name="T9">ä</text:span><text:span text:style-name="T9">n</text:span><text:span text:style-name="T9">g</text:span><text:span text:style-name="T9">i</text:span><text:span text:style-name="T9">g</text:span><text:span text:style-name="T9"> </text:span><text:span text:style-name="T9">b</text:span><text:span text:style-name="T9">e</text:span><text:span text:style-name="T9">h</text:span><text:span text:style-name="T9">a</text:span><text:span text:style-name="T9">u</text:span><text:span text:style-name="T9">p</text:span><text:span text:style-name="T9">t</text:span><text:span text:style-name="T9">e</text:span><text:span text:style-name="T9">t</text:span><text:span text:style-name="T9">,</text:span><text:span text:style-name="T9"> </text:span><text:span text:style-name="T9">s</text:span><text:span text:style-name="T9">o</text:span><text:span text:style-name="T9">n</text:span><text:span text:style-name="T9">d</text:span><text:span text:style-name="T9">e</text:span><text:span text:style-name="T9">r</text:span><text:span text:style-name="T9">n</text:span><text:span text:style-name="T9"> </text:span><text:span text:style-name="T9">m</text:span><text:span text:style-name="T9">u</text:span><text:span text:style-name="T9">s</text:span><text:span text:style-name="T9">s</text:span><text:span text:style-name="T9"> </text:span><text:span text:style-name="T9">m</text:span><text:span text:style-name="T9">i</text:span><text:span text:style-name="T9">t</text:span><text:span text:style-name="T9">h</text:span><text:span text:style-name="T9">i</text:span><text:span text:style-name="T9">l</text:span><text:span text:style-name="T9">f</text:span><text:span text:style-name="T9">e</text:span><text:span text:style-name="T9"> </text:span><text:span text:style-name="T9">v</text:span><text:span text:style-name="T9">o</text:span><text:span text:style-name="T9">n</text:span><text:span text:style-name="T9"> </text:span><text:span text:style-name="T14">N</text:span><text:span text:style-name="T2"> </text:span><text:span text:style-name="T2">→</text:span><text:span text:style-name="T2"> </text:span><text:span text:style-name="T14">I</text:span><text:span text:style-name="T9"> </text:span><text:span text:style-name="T9">a</text:span><text:span text:style-name="T9">b</text:span><text:span text:style-name="T9">g</text:span><text:span text:style-name="T9">e</text:span><text:span text:style-name="T9">l</text:span><text:span text:style-name="T9">e</text:span><text:span text:style-name="T9">i</text:span><text:span text:style-name="T9">t</text:span><text:span text:style-name="T9">e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.</text:span><text:span text:style-name="T9"> </text:span><text:span text:style-name="T9">W</text:span><text:span text:style-name="T9">e</text:span><text:span text:style-name="T9">n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W</text:span><text:span text:style-name="T9">B</text:span><text:span text:style-name="T9"> </text:span><text:span text:style-name="T14">I</text:span><text:span text:style-name="T9"> </text:span><text:span text:style-name="T9">e</text:span><text:span text:style-name="T9">x</text:span><text:span text:style-name="T9">p</text:span><text:span text:style-name="T9">l</text:span><text:span text:style-name="T9">i</text:span><text:span text:style-name="T9">z</text:span><text:span text:style-name="T9">i</text:span><text:span text:style-name="T9">t</text:span><text:span text:style-name="T9"> </text:span><text:span text:style-name="T9">e</text:span><text:span text:style-name="T9">n</text:span><text:span text:style-name="T9">t</text:span><text:span text:style-name="T9">h</text:span><text:span text:style-name="T9">i</text:span><text:span text:style-name="T9">e</text:span><text:span text:style-name="T9">l</text:span><text:span text:style-name="T9">t</text:span><text:span text:style-name="T9">e</text:span><text:span text:style-name="T9">,</text:span><text:span text:style-name="T9"> </text:span><text:span text:style-name="T9">w</text:span><text:span text:style-name="T9">ü</text:span><text:span text:style-name="T9">r</text:span><text:span text:style-name="T9">d</text:span><text:span text:style-name="T9">e</text:span><text:span text:style-name="T9"> </text:span><text:span text:style-name="T9">d</text:span><text:span text:style-name="T9">i</text:span><text:span text:style-name="T9">e</text:span><text:span text:style-name="T9">s</text:span><text:span text:style-name="T9"> </text:span><text:span text:style-name="T9">b</text:span><text:span text:style-name="T9">e</text:span><text:span text:style-name="T9">d</text:span><text:span text:style-name="T9">e</text:span><text:span text:style-name="T9">u</text:span><text:span text:style-name="T9">t</text:span><text:span text:style-name="T9">e</text:span><text:span text:style-name="T9">n</text:span><text:span text:style-name="T9">,</text:span><text:span text:style-name="T9"> </text:span><text:span text:style-name="T9">d</text:span><text:span text:style-name="T9">a</text:span><text:span text:style-name="T9">s</text:span><text:span text:style-name="T9">s</text:span><text:span text:style-name="T9"> </text:span><text:span text:style-name="T14">I</text:span><text:span text:style-name="T18"> </text:span><text:span text:style-name="T19">i</text:span><text:span text:style-name="T19">m</text:span><text:span text:style-name="T19">m</text:span><text:span text:style-name="T19">e</text:span><text:span text:style-name="T19">r</text:span><text:span text:style-name="T9"> </text:span><text:span text:style-name="T9">w</text:span><text:span text:style-name="T9">a</text:span><text:span text:style-name="T9">h</text:span><text:span text:style-name="T9">r</text:span><text:span text:style-name="T9"> </text:span><text:span text:style-name="T9">i</text:span><text:span text:style-name="T9">s</text:span><text:span text:style-name="T9">t</text:span><text:span text:style-name="T9">,</text:span><text:span text:style-name="T9"> </text:span><text:span text:style-name="T9">w</text:span><text:span text:style-name="T9">a</text:span><text:span text:style-name="T9">s</text:span><text:span text:style-name="T9"> </text:span><text:span text:style-name="T9">n</text:span><text:span text:style-name="T9">i</text:span><text:span text:style-name="T9">c</text:span><text:span text:style-name="T9">h</text:span><text:span text:style-name="T9">t</text:span><text:span text:style-name="T9"> </text:span><text:span text:style-name="T9">u</text:span><text:span text:style-name="T9">n</text:span><text:span text:style-name="T9">b</text:span><text:span text:style-name="T9">e</text:span><text:span text:style-name="T9">d</text:span><text:span text:style-name="T9">i</text:span><text:span text:style-name="T9">n</text:span><text:span text:style-name="T9">g</text:span><text:span text:style-name="T9">t</text:span><text:span text:style-name="T9"> </text:span><text:span text:style-name="T9">d</text:span><text:span text:style-name="T9">e</text:span><text:span text:style-name="T9">r</text:span><text:span text:style-name="T9"> </text:span><text:span text:style-name="T9">F</text:span><text:span text:style-name="T9">a</text:span><text:span text:style-name="T9">l</text:span><text:span text:style-name="T9">l</text:span><text:span text:style-name="T9"> </text:span><text:span text:style-name="T9">i</text:span><text:span text:style-name="T9">s</text:span><text:span text:style-name="T9">t</text:span><text:span text:style-name="T9">.</text:span><text:span text:style-name="T9"> </text:span></text:p>
          </draw:text-box>
        </draw:frame>
        <draw:g draw:style-name="gr3">
          <svg:title>TexMaths</svg:title>
          <svg:desc>20§display§\underline{\text{Position: } \hspace{6ex} 0 \hspace{10ex} 1  \hspace{10ex}}§svg§600§FALSE§</svg:desc>
          <draw:path draw:style-name="gr10" draw:text-style-name="P1" draw:layer="layout" svg:width="11.495cm" svg:height="0.515cm" svg:x="1.598cm" svg:y="7.803cm" svg:viewBox="0 0 11496 516" svg:d="M0 0c3832 0 7664 0 11496 0 0 172 0 344 0 516-3832 0-7664 0-11496 0 0-172 0-344 0-516z">
            <text:p/>
          </draw:path>
          <draw:path draw:style-name="gr11" draw:text-style-name="P3" draw:layer="layout" svg:width="0.413cm" svg:height="0.475cm" svg:x="1.586cm" svg:y="7.767cm" svg:viewBox="0 0 414 476" svg:d="M136 255c39 0 79 0 118 0 84 0 160-56 160-125 0-68-70-130-166-130-83 0-165 0-248 0 0 7 0 15 0 22 6 0 12 0 18 0 54 0 54 8 54 32 0 123 0 246 0 369 0 23 0 31-54 31-6 0-12 0-18 0 0 8 0 15 0 22 26-2 78-2 104-2s80 0 104 2c0-7 0-14 0-22-5 0-11 0-16 0-56 0-56-8-56-31 0-56 0-112 0-168zM134 237c0-62 0-125 0-187 0-24 0-28 34-28 21 0 41 0 62 0 112 0 112 74 112 108 0 33 0 107-112 107-32 0-64 0-96 0z">
            <text:p/>
          </draw:path>
          <draw:path draw:style-name="gr11" draw:text-style-name="P3" draw:layer="layout" svg:width="0.311cm" svg:height="0.32cm" svg:x="2.04cm" svg:y="7.93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11" draw:text-style-name="P3" draw:layer="layout" svg:width="0.229cm" svg:height="0.32cm" svg:x="2.396cm" svg:y="7.93cm" svg:viewBox="0 0 230 321" svg:d="M122 177c16 4 74 14 74 64 0 36-26 64-80 64-60 0-84-40-98-100-2-8-2-10-10-10s-8 4-8 16c0 31 0 61 0 92 0 12 0 18 8 18 2 0 4 0 16-14 2-2 2-4 14-16 32 30 64 30 78 30 80 0 114-48 114-98 0-36-22-58-30-66-24-21-52-27-80-33-40-8-86-16-86-58 0-24 18-52 78-52 78 0 80 62 82 84 0 6 6 6 8 6 10 0 10-2 10-16 0-24 0-47 0-70 0-12 0-18-8-18-4 0-6 0-14 8-2 4-10 10-12 12-26-20-56-20-66-20-86 0-112 48-112 86 0 26 10 44 30 60 22 17 42 21 92 31z">
            <text:p/>
          </draw:path>
          <draw:path draw:style-name="gr11" draw:text-style-name="P3" draw:layer="layout" svg:width="0.149cm" svg:height="0.465cm" svg:x="2.672cm" svg:y="7.777cm" svg:viewBox="0 0 150 466" svg:d="M102 157c-33 3-65 6-98 8 0 8 0 15 0 22 44 0 52 4 52 38 0 63 0 125 0 188 0 31-8 31-56 31 0 8 0 15 0 22 22 0 60-2 78-2 24 0 50 2 72 2 0-7 0-14 0-22-46 0-48-3-48-29 0-86 0-172 0-258zM104 36c0-22-18-36-36-36-22 0-38 18-38 36 0 20 16 38 38 38 18 0 36-14 36-38z">
            <text:p/>
          </draw:path>
          <draw:path draw:style-name="gr11" draw:text-style-name="P3" draw:layer="layout" svg:width="0.219cm" svg:height="0.436cm" svg:x="2.858cm" svg:y="7.815cm" svg:viewBox="0 0 220 437" svg:d="M108 149c33 0 67 0 100 0 0-7 0-14 0-21-33 0-67 0-100 0 0-43 0-85 0-128-6 0-12 0-18 0 0 56-22 132-90 134 0 5 0 10 0 15 20 0 40 0 60 0 0 65 0 129 0 194 0 86 64 94 90 94 50 0 70-50 70-94 0-13 0-27 0-40-6 0-12 0-18 0 0 13 0 25 0 38 0 52-20 78-46 78-48 0-48-64-48-76 0-65 0-129 0-194z">
            <text:p/>
          </draw:path>
          <draw:path draw:style-name="gr11" draw:text-style-name="P3" draw:layer="layout" svg:width="0.149cm" svg:height="0.465cm" svg:x="3.142cm" svg:y="7.777cm" svg:viewBox="0 0 150 466" svg:d="M100 157c-33 3-65 6-98 8 0 8 0 15 0 22 46 0 52 4 52 38 0 63 0 125 0 188 0 31-8 31-54 31 0 8 0 15 0 22 22 0 60-2 76-2 24 0 50 2 74 2 0-7 0-14 0-22-46 0-50-3-50-29 0-86 0-172 0-258zM104 36c0-22-18-36-38-36-22 0-38 18-38 36 0 20 16 38 38 38 20 0 38-14 38-38z">
            <text:p/>
          </draw:path>
          <draw:path draw:style-name="gr11" draw:text-style-name="P3" draw:layer="layout" svg:width="0.311cm" svg:height="0.32cm" svg:x="3.332cm" svg:y="7.93cm" svg:viewBox="0 0 312 321" svg:d="M312 163c0-89-70-163-156-163-88 0-156 76-156 163 0 90 74 158 156 158 86 0 156-68 156-158zM156 303c-30 0-60-14-80-46-16-32-16-74-16-100 0-25 0-63 16-95 18-32 52-46 80-46 30 0 62 16 80 46s18 70 18 95c0 26 0 64-16 94-16 32-46 52-82 52z">
            <text:p/>
          </draw:path>
          <draw:path draw:style-name="gr11" draw:text-style-name="P3" draw:layer="layout" svg:width="0.353cm" svg:height="0.308cm" svg:x="3.686cm" svg:y="7.934cm" svg:viewBox="0 0 354 309" svg:d="M56 70c0 62 0 123 0 185 0 32-8 32-56 32 0 7 0 15 0 22 26 0 62-2 80-2s56 2 80 2c0-7 0-15 0-22-48 0-56 0-56-32 0-42 0-85 0-127 0-72 50-112 96-112 44 0 52 38 52 78 0 54 0 107 0 161 0 32-8 32-56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073cm" svg:height="0.3cm" svg:x="4.116cm" svg:y="7.942cm" svg:viewBox="0 0 74 301" svg:d="M74 38c0-20-18-38-38-38s-36 18-36 38 16 36 36 36 38-16 38-36zM74 263c0-20-18-36-38-36s-36 15-36 36 16 38 36 38 38-16 38-38z">
            <text:p/>
          </draw:path>
          <draw:path draw:style-name="gr11" draw:text-style-name="P3" draw:layer="layout" svg:width="0.295cm" svg:height="0.479cm" svg:x="6.405cm" svg:y="7.779cm" svg:viewBox="0 0 296 480" svg:d="M296 241c0-56-4-111-30-163-32-66-88-78-118-78-42 0-94 18-122 84-24 48-26 101-26 157 0 52 2 116 30 168 32 57 82 71 116 71 38 0 92-16 124-81 22-48 26-102 26-158zM146 464c-26 0-68-18-80-83-8-42-8-108-8-148 0-46 0-91 6-129 12-82 66-88 82-88 24 0 70 12 84 82 6 38 6 91 6 135 0 52 0 100-6 144-12 67-52 87-84 87z">
            <text:p/>
          </draw:path>
          <draw:path draw:style-name="gr11" draw:text-style-name="P3" draw:layer="layout" svg:width="0.231cm" svg:height="0.463cm" svg:x="9.817cm" svg:y="7.779cm" svg:viewBox="0 0 232 464" svg:d="M144 18c0-16 0-18-16-18-44 44-106 44-128 44 0 7 0 14 0 22 14 0 54 0 92-18 0 120 0 240 0 361 0 26-2 34-66 34-7 0-15 0-22 0 0 7 0 14 0 21 24-2 86-2 114-2s88 0 114 2c0-7 0-14 0-21-8 0-16 0-24 0-62 0-64-8-64-34 0-131 0-261 0-391z">
            <text:p/>
          </draw:path>
          <draw:path draw:style-name="gr11" draw:text-style-name="P3" draw:layer="layout" svg:width="11.567cm" svg:height="0.027cm" svg:x="1.562cm" svg:y="8.327cm" svg:viewBox="0 0 11568 28" svg:d="M0 0c3856 0 7712 0 11568 0 0 9 0 19 0 28-3856 0-7712 0-11568 0 0-9 0-19 0-28z">
            <text:p/>
          </draw:path>
        </draw:g>
        <draw:g draw:style-name="gr3">
          <svg:title>TexMaths</svg:title>
          <svg:desc>20§display§\text{Can I} \hspace{8.5ex} \text{cook} \hspace{3ex} \textbf{spaghetti} \hspace{6ex} \text{?}}§svg§600§FALSE§</svg:desc>
          <draw:path draw:style-name="gr10" draw:text-style-name="P1" draw:layer="layout" svg:width="11.853cm" svg:height="0.559cm" svg:x="1.604cm" svg:y="9.002cm" svg:viewBox="0 0 11854 560" svg:d="M0 0c3951 0 7903 0 11854 0 0 187 0 373 0 560-3951 0-7903 0-11854 0 0-187 0-373 0-560z">
            <text:p/>
          </draw:path>
          <draw:path draw:style-name="gr11" draw:text-style-name="P3" draw:layer="layout" svg:width="0.427cm" svg:height="0.505cm" svg:x="1.568cm" svg:y="8.966cm" svg:viewBox="0 0 428 506" svg:d="M0 253c0 144 114 253 244 253 116 0 184-95 184-177 0-6 0-12-10-12-6 0-6 4-8 12-6 100-80 157-156 157-44 0-182-23-182-233 0-207 138-231 180-231 76 0 140 64 154 165 0 10 0 12 10 12 12 0 12-2 12-18 0-55 0-110 0-165 0-12 0-16-8-16-2 0-6 0-10 8-12 17-24 35-36 52-26-26-62-60-130-60-130 0-244 112-244 253z">
            <text:p/>
          </draw:path>
          <draw:path draw:style-name="gr11" draw:text-style-name="P3" draw:layer="layout" svg:width="0.315cm" svg:height="0.32cm" svg:x="2.066cm" svg:y="9.145cm" svg:viewBox="0 0 316 321" svg:d="M204 259c4 28 22 58 56 58 14 0 56-10 56-66 0-13 0-26 0-40-5 0-11 0-16 0 0 14 0 27 0 40 0 40-18 44-26 44-24 0-26-32-26-36 0-46 0-93 0-139 0-28 0-56-26-82s-62-38-96-38c-58 0-106 32-106 78 0 22 14 34 32 34 20 0 32-14 32-32 0-8-2-32-36-32 20-26 54-32 76-32 36 0 76 26 76 88 0 8 0 17 0 26-36 2-86 4-130 26-52 23-70 59-70 89 0 58 68 76 112 76 46 0 78-28 92-62zM200 146c0 23 0 46 0 69 0 66-52 90-82 90-36 0-64-24-64-60 0-38 30-95 146-99z">
            <text:p/>
          </draw:path>
          <draw:path draw:style-name="gr11" draw:text-style-name="P3" draw:layer="layout" svg:width="0.353cm" svg:height="0.308cm" svg:x="2.41cm" svg:y="9.149cm" svg:viewBox="0 0 354 309" svg:d="M54 68c0 62 0 125 0 187 0 32-6 32-54 32 0 7 0 15 0 22 24-2 60-2 80-2 18 0 54 0 78 2 0-7 0-15 0-22-46 0-54 0-54-32 0-42 0-85 0-127 0-74 50-112 94-112s52 38 52 78c0 54 0 107 0 161 0 32-8 32-54 32 0 7 0 15 0 22 24-2 60-2 78-2 20 0 56 0 80 2 0-7 0-15 0-22-36 0-54 0-56-22 0-44 0-88 0-131 0-62 0-82-20-108-10-12-34-26-74-26-52 0-86 30-104 74 0-25 0-49 0-74-33 3-67 5-100 8 0 7 0 15 0 22 50 0 54 4 54 38z">
            <text:p/>
          </draw:path>
          <draw:path draw:style-name="gr11" draw:text-style-name="P3" draw:layer="layout" svg:width="0.213cm" svg:height="0.475cm" svg:x="3.032cm" svg:y="8.982cm" svg:viewBox="0 0 214 476" svg:d="M138 54c0-26 2-32 58-32 6 0 12 0 18 0 0-7 0-15 0-22-24 2-80 2-106 2-28 0-84 0-108-2 0 7 0 15 0 22 6 0 12 0 18 0 56 0 58 6 58 32 0 122 0 244 0 367 0 26-2 34-58 34-6 0-12 0-18 0 0 7 0 14 0 21 24-1 80-1 106-1 28 0 84 0 108 1 0-7 0-14 0-21-6 0-12 0-18 0-56 0-58-8-58-34 0-123 0-245 0-367z">
            <text:p/>
          </draw:path>
          <draw:path draw:style-name="gr11" draw:text-style-name="P3" draw:layer="layout" svg:width="0.267cm" svg:height="0.32cm" svg:x="5.861cm" svg:y="9.145cm" svg:viewBox="0 0 268 321" svg:d="M58 159c0-113 58-141 96-141 6 0 50 0 74 26-28 2-32 22-32 32 0 18 12 32 32 32 18 0 32-12 32-34 0-46-54-74-108-74-88 0-152 76-152 161 0 90 70 160 152 160 94 0 116-85 116-92s-8-6-10-6c-6 0-8 2-8 6-20 66-66 74-92 74-38 0-100-30-100-144z">
            <text:p/>
          </draw:path>
          <draw:path draw:style-name="gr11" draw:text-style-name="P3" draw:layer="layout" svg:width="0.311cm" svg:height="0.32cm" svg:x="6.169cm" svg:y="9.145cm" svg:viewBox="0 0 312 321" svg:d="M312 163c0-89-70-163-156-163-88 0-156 76-156 163 0 90 74 158 156 158 84 0 156-70 156-158zM156 303c-30 0-60-16-80-48-18-30-18-72-18-97 0-28 0-66 18-96 18-32 52-46 80-46 30 0 59 14 78 44s20 72 20 98c0 25 0 61-16 93s-46 52-82 52z">
            <text:p/>
          </draw:path>
          <draw:path draw:style-name="gr11" draw:text-style-name="P3" draw:layer="layout" svg:width="0.309cm" svg:height="0.32cm" svg:x="6.541cm" svg:y="9.145cm" svg:viewBox="0 0 310 321" svg:d="M310 163c0-89-70-163-154-163-88 0-156 76-156 163 0 90 72 158 154 158 86 0 156-70 156-158zM156 303c-32 0-62-16-82-48-16-30-16-72-16-97 0-28 0-66 16-96 20-32 52-46 80-46 32 0 62 14 80 44s18 72 18 98c0 25 0 61-16 93-14 32-46 52-80 52z">
            <text:p/>
          </draw:path>
          <draw:path draw:style-name="gr11" draw:text-style-name="P3" draw:layer="layout" svg:width="0.339cm" svg:height="0.483cm" svg:x="6.891cm" svg:y="8.974cm" svg:viewBox="0 0 340 484" svg:d="M56 431c0 32-8 32-56 32 0 7 0 14 0 21 24-2 56-2 78-2 20 0 48 0 76 2 0-7 0-14 0-21-46 0-54 0-54-32 0-24 0-48 0-72 15-13 29-25 44-38 54 74 84 112 84 126 0 12-12 16-26 16 0 7 0 14 0 21 20-2 62-2 76-2 22 0 42 0 62 2 0-7 0-14 0-21-26 0-42 0-68-38-30-42-60-83-90-124 0-2-4-6-4-8 0-4 50-46 58-50 44-36 72-38 88-38 0-7 0-14 0-22-20 2-30 2-50 2-24 0-68-2-78-2 0 8 0 15 0 22 14 0 20 8 20 16 0 14-10 24-16 28-33 29-65 57-98 86 0-112 0-223 0-335-34 3-68 5-102 8 0 7 0 15 0 22 50 0 56 4 56 38 0 121 0 242 0 363z">
            <text:p/>
          </draw:path>
          <draw:path draw:style-name="gr11" draw:text-style-name="P3" draw:layer="layout" svg:width="0.265cm" svg:height="0.32cm" svg:x="8.177cm" svg:y="9.141cm" svg:viewBox="0 0 266 321" svg:d="M122 112c-26-6-72-12-72-46 0-44 66-44 78-44 54 0 80 22 84 60 0 10 2 14 16 14 16 0 16-4 16-20 0-19 0-37 0-56 0-14 0-20-12-20-2 0-4 0-32 14-18-10-42-14-70-14-22 0-130 0-130 92 0 28 14 46 28 58 28 25 56 29 110 39 24 4 78 12 78 54 0 52-66 52-80 52-76 0-94-50-102-80-4-10-8-10-16-10-18 0-18 4-18 20 0 26 0 51 0 76 0 14 0 20 12 20 6 0 8 0 22-10 6-4 16-12 18-12 32 22 70 22 84 22 20 0 130 0 130-102 0-30-14-56-40-73-26-22-50-26-104-34z">
            <text:p/>
          </draw:path>
          <draw:path draw:style-name="gr11" draw:text-style-name="P3" draw:layer="layout" svg:width="0.395cm" svg:height="0.45cm" svg:x="8.495cm" svg:y="9.143cm" svg:viewBox="0 0 396 451" svg:d="M128 86c0-14 2-14 12-24 28-30 64-34 80-34 46 0 86 44 86 131 0 98-50 134-94 134-10 0-44 0-76-38-8-8-8-10-8-22 0-49 0-98 0-147zM128 287c32 24 62 32 90 32 106 0 178-64 178-160 0-93-64-159-166-159-52 0-90 22-106 34 0-11 0-23 0-34-41 2-83 4-124 6 0 11 0 21 0 32 44 0 48 0 48 28 0 117 0 234 0 351-16 0-32 0-48 0 0 11 0 22 0 34 20-2 62-2 88-2 28 0 70 0 90 2 0-12 0-23 0-34-17 0-33 0-50 0 0-44 0-87 0-130z">
            <text:p/>
          </draw:path>
          <draw:path draw:style-name="gr11" draw:text-style-name="P3" draw:layer="layout" svg:width="0.369cm" svg:height="0.32cm" svg:x="8.941cm" svg:y="9.141cm" svg:viewBox="0 0 370 321" svg:d="M240 263c0 22 0 54 74 54 11 0 21 0 32 0 16 0 24 0 24-18 0-16-10-16-18-16-44 0-44-10-44-26 0-50 0-99 0-149 0-62-50-108-154-108-40 0-126 4-126 64 0 32 24 44 44 44 22 0 44-14 44-44 0-20-14-32-16-34 20-4 42-4 50-4 54 0 78 28 78 82 0 8 0 16 0 24-50 2-228 8-228 109 0 66 86 80 136 80 56 0 88-30 104-58zM228 154c0 21 0 43 0 65 0 68-64 76-82 76-36 0-64-24-64-54 0-76 112-85 146-87z">
            <text:p/>
          </draw:path>
          <draw:path draw:style-name="gr11" draw:text-style-name="P3" draw:layer="layout" svg:width="0.369cm" svg:height="0.458cm" svg:x="9.333cm" svg:y="9.139cm" svg:viewBox="0 0 370 459" svg:d="M158 185c-62 0-62-45-62-77s0-78 62-78 62 46 62 78 0 77-62 77zM72 193c32 16 68 18 86 18 100 0 140-55 140-103 0-32-18-56-28-68 20-10 34-12 42-12 0 4-2 10-2 14 0 18 12 30 30 30s30-14 30-30-12-42-44-42c-10 0-44 4-74 28-14-8-42-24-94-24-102 0-140 56-140 104 0 28 14 57 36 73-20 24-24 48-24 62 0 10 2 44 32 66-10 4-62 18-62 62 0 36 40 88 180 88 124 0 180-42 180-90 0-22-6-66-54-90-38-18-82-18-148-18-18 0-52 0-54-2-32-4-40-30-40-44 0-6 4-18 8-22zM116 327c27 0 55 0 82 0 22 0 100 0 100 44 0 26-26 62-118 62-84 0-118-32-118-64 0-42 44-42 54-42z">
            <text:p/>
          </draw:path>
          <draw:path draw:style-name="gr11" draw:text-style-name="P3" draw:layer="layout" svg:width="0.399cm" svg:height="0.483cm" svg:x="9.747cm" svg:y="8.974cm" svg:viewBox="0 0 400 484" svg:d="M48 451c-16 0-32 0-48 0 0 11 0 22 0 33 20-2 62-2 88-2 28 0 70 0 88 2 0-11 0-22 0-33-16 0-32 0-48 0 0-49 0-97 0-146 0-76 60-110 106-110 24 0 38 14 38 68 0 63 0 125 0 188-16 0-32 0-48 0 0 11 0 22 0 33 20-2 62-2 88-2 28 0 68 0 88 2 0-11 0-22 0-33-16 0-32 0-48 0 0-60 0-120 0-180 0-74-38-102-108-102-68 0-104 42-120 70 0-80 0-159 0-239-41 2-83 4-124 6 0 11 0 21 0 32 44 0 48 0 48 28 0 128 0 256 0 385z">
            <text:p/>
          </draw:path>
          <draw:path draw:style-name="gr11" draw:text-style-name="P3" draw:layer="layout" svg:width="0.323cm" svg:height="0.32cm" svg:x="10.187cm" svg:y="9.141cm" svg:viewBox="0 0 324 321" svg:d="M302 163c16 0 22 0 22-17 0-22-4-72-38-108-26-26-64-38-112-38-114 0-174 72-174 159 0 94 70 162 184 162 110 0 140-74 140-86 0-14-12-14-16-14-12 0-14 4-18 16-14 34-54 56-100 56-100 0-100-94-100-130 71 0 141 0 212 0zM90 142c2-28 2-56 16-80 18-28 46-36 68-36 82 0 82 92 84 116-56 0-112 0-168 0z">
            <text:p/>
          </draw:path>
          <draw:path draw:style-name="gr11" draw:text-style-name="P3" draw:layer="layout" svg:width="0.253cm" svg:height="0.448cm" svg:x="10.548cm" svg:y="9.014cm" svg:viewBox="0 0 254 449" svg:d="M58 167c0 64 0 128 0 192 0 74 62 90 112 90 52 0 84-40 84-92 0-12 0-24 0-36-11 0-21 0-32 0 0 12 0 24 0 36 0 46-24 64-44 64-40 0-40-46-40-62 0-64 0-128 0-192 34 0 68 0 102 0 0-11 0-22 0-33-34 0-68 0-102 0 0-45 0-89 0-134-11 0-21 0-32 0-2 70-36 140-106 142 0 8 0 17 0 25 19 0 39 0 58 0z">
            <text:p/>
          </draw:path>
          <draw:path draw:style-name="gr11" draw:text-style-name="P3" draw:layer="layout" svg:width="0.253cm" svg:height="0.448cm" svg:x="10.862cm" svg:y="9.014cm" svg:viewBox="0 0 254 449" svg:d="M58 167c0 64 0 128 0 192 0 74 62 90 112 90 52 0 84-40 84-92 0-12 0-24 0-36-11 0-21 0-32 0 0 12 0 24 0 36 0 46-24 64-42 64-42 0-42-46-42-62 0-64 0-128 0-192 35 0 69 0 104 0 0-11 0-22 0-33-35 0-69 0-104 0 0-45 0-89 0-134-11 0-21 0-32 0-2 70-36 140-106 142 0 8 0 17 0 25 19 0 39 0 58 0z">
            <text:p/>
          </draw:path>
          <draw:path draw:style-name="gr11" draw:text-style-name="P3" draw:layer="layout" svg:width="0.167cm" svg:height="0.485cm" svg:x="11.196cm" svg:y="8.972cm" svg:viewBox="0 0 168 486" svg:d="M124 171c-41 2-81 4-122 6 0 11 0 22 0 32 40 0 46 0 46 28 0 72 0 144 0 216-16 0-32 0-48 0 0 11 0 22 0 33 22-2 56-2 86-2 20 0 56 0 82 2 0-11 0-22 0-33-15 0-29 0-44 0 0-94 0-188 0-282zM130 56c0-32-24-56-54-56s-54 26-54 56 24 54 54 54 54-24 54-54z">
            <text:p/>
          </draw:path>
          <draw:path draw:style-name="gr11" draw:text-style-name="P3" draw:layer="layout" svg:width="0.251cm" svg:height="0.491cm" svg:x="13.242cm" svg:y="8.966cm" svg:viewBox="0 0 252 492" svg:d="M126 319c0-90 68-138 92-156 20-13 34-39 34-69 0-40-28-94-132-94-76 0-120 48-120 94 0 22 16 32 32 32 20 0 32-14 32-32 0-32-30-32-40-32 22-36 64-46 94-46 76 0 76 46 76 74 0 42-12 54-24 66-46 51-62 115-62 157 0 11 0 21 0 32 0 12 0 16 8 16 10 0 10-6 10-18 0-8 0-16 0-24zM154 455c0-20-18-36-38-36s-36 16-36 36 16 37 36 37 38-17 38-37z">
            <text:p/>
          </draw:path>
        </draw:g>
        <draw:g draw:style-name="gr3">
          <svg:title>TexMaths</svg:title>
          <svg:desc>20§display§\underline{\text{Bekannte Fakten}}§svg§600§FALSE§</svg:desc>
          <draw:path draw:style-name="gr10" draw:text-style-name="P1" draw:layer="layout" svg:width="5.097cm" svg:height="0.523cm" svg:x="16.801cm" svg:y="7.806cm" svg:viewBox="0 0 5098 524" svg:d="M0 0c1699 0 3399 0 5098 0 0 175 0 349 0 524-1699 0-3399 0-5098 0 0-175 0-349 0-524z">
            <text:p/>
          </draw:path>
          <draw:path draw:style-name="gr11" draw:text-style-name="P3" draw:layer="layout" svg:width="0.431cm" svg:height="0.475cm" svg:x="16.791cm" svg:y="7.778cm" svg:viewBox="0 0 432 476" svg:d="M130 221c0-57 0-114 0-171 0-24 2-28 34-28 29 0 59 0 88 0 68 0 92 58 92 96 0 43-34 103-112 103-34 0-68 0-102 0zM296 227c68-14 116-58 116-109 0-60-64-118-156-118-85 0-171 0-256 0 0 7 0 15 0 22 5 0 11 0 16 0 54 0 56 8 56 32 0 123 0 246 0 369 0 24-2 31-56 31-5 0-11 0-16 0 0 8 0 15 0 22 91 0 183 0 274 0 94 0 158-61 158-127 0-62-58-114-136-122zM252 454c-29 0-59 0-88 0-32 0-34-4-34-27 0-64 0-127 0-190 44 0 88 0 132 0 70 0 100 64 100 112s-38 105-110 105z">
            <text:p/>
          </draw:path>
          <draw:path draw:style-name="gr11" draw:text-style-name="P3" draw:layer="layout" svg:width="0.271cm" svg:height="0.32cm" svg:x="17.283cm" svg:y="7.941cm" svg:viewBox="0 0 272 321" svg:d="M58 138c4-104 64-122 88-122 72 0 78 94 78 122-55 0-111 0-166 0zM58 151c65 0 131 0 196 0 16 0 18 0 18-13 0-70-38-138-126-138-82 0-146 72-146 159 0 94 74 162 154 162 86 0 118-78 118-92 0-6-6-8-10-8-6 0-8 4-10 10-24 72-86 72-94 72-34 0-64-20-80-46-20-34-20-80-20-106z">
            <text:p/>
          </draw:path>
          <draw:path draw:style-name="gr11" draw:text-style-name="P3" draw:layer="layout" svg:width="0.337cm" svg:height="0.483cm" svg:x="17.595cm" svg:y="7.77cm" svg:viewBox="0 0 338 484" svg:d="M54 431c0 31-8 31-54 31 0 8 0 15 0 22 22 0 56-2 76-2 22 0 50 0 78 2 0-7 0-14 0-22-48 0-56 0-56-31 0-24 0-48 0-72 15-13 31-25 46-38 54 74 84 114 84 126 0 13-12 15-26 15 0 8 0 15 0 22 20 0 62-2 76-2 20 0 40 0 60 2 0-7 0-14 0-22-26 0-40 0-68-35-29-42-59-84-88-126-2-2-4-6-4-8s50-44 56-50c44-36 74-38 88-38 0-7 0-14 0-22-20 2-28 2-48 2-26 0-70-2-80-2 0 8 0 15 0 22 14 0 22 8 22 18 0 14-10 22-16 26-33 29-67 57-100 86 0-112 0-223 0-335-33 3-67 5-100 8 0 7 0 15 0 22 48 0 54 4 54 38 0 121 0 242 0 363z">
            <text:p/>
          </draw:path>
          <draw:path draw:style-name="gr11" draw:text-style-name="P3" draw:layer="layout" svg:width="0.315cm" svg:height="0.32cm" svg:x="17.937cm" svg:y="7.941cm" svg:viewBox="0 0 316 321" svg:d="M204 259c2 28 22 58 54 58 16 0 58-10 58-66 0-13 0-26 0-40-6 0-12 0-18 0 0 14 0 27 0 40 0 40-16 44-24 44-24 0-26-32-26-34 0-46 0-93 0-139 0-30 0-58-26-84-28-26-62-38-96-38-58 0-106 34-106 80 0 20 14 32 32 32 20 0 32-14 32-32 0-8-4-32-36-32 20-24 54-32 76-32 34 0 74 26 74 90 0 8 0 17 0 26-36 2-84 4-128 23-54 24-70 60-70 92 0 56 68 74 112 74 46 0 78-28 92-62zM198 146c0 23 0 46 0 69 0 66-50 90-82 90-34 0-62-24-62-60 0-38 28-96 144-99z">
            <text:p/>
          </draw:path>
          <draw:path draw:style-name="gr11" draw:text-style-name="P3" draw:layer="layout" svg:width="0.351cm" svg:height="0.308cm" svg:x="18.28cm" svg:y="7.945cm" svg:viewBox="0 0 352 309" svg:d="M54 70c0 62 0 123 0 185 0 32-8 32-54 32 0 7 0 15 0 22 24 0 60-2 78-2 20 0 56 2 80 2 0-7 0-15 0-22-48 0-56 0-56-32 0-42 0-85 0-127 0-72 50-112 96-112 44 0 52 38 52 78 0 54 0 107 0 161 0 32-8 32-56 32 0 7 0 15 0 22 26 0 62-2 80-2s56 2 78 2c0-7 0-15 0-22-36 0-54 0-54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353cm" svg:height="0.308cm" svg:x="18.67cm" svg:y="7.945cm" svg:viewBox="0 0 354 309" svg:d="M54 70c0 62 0 123 0 185 0 32-8 32-54 32 0 7 0 15 0 22 24 0 60-2 80-2 18 0 54 2 78 2 0-7 0-15 0-22-48 0-54 0-54-32 0-42 0-85 0-127 0-72 50-112 94-112s52 38 52 78c0 54 0 107 0 161 0 32-8 32-54 32 0 7 0 15 0 22 24 0 60-2 78-2s56 2 80 2c0-7 0-15 0-22-38 0-54 0-56-20 0-44 0-89 0-133 0-60 0-82-22-108-10-12-32-26-74-26-50 0-84 30-104 74 0-25 0-49 0-74-33 3-65 5-98 8 0 7 0 15 0 22 50 0 54 4 54 40z">
            <text:p/>
          </draw:path>
          <draw:path draw:style-name="gr11" draw:text-style-name="P3" draw:layer="layout" svg:width="0.219cm" svg:height="0.436cm" svg:x="19.032cm" svg:y="7.8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71cm" svg:height="0.32cm" svg:x="19.312cm" svg:y="7.941cm" svg:viewBox="0 0 272 321" svg:d="M58 138c4-104 64-122 88-122 72 0 78 94 78 122-55 0-111 0-166 0zM58 151c65 0 131 0 196 0 14 0 18 0 18-13 0-70-38-138-126-138-82 0-146 72-146 159 0 94 72 162 154 162 86 0 118-78 118-92 0-6-6-8-10-8-6 0-8 4-10 10-24 72-88 72-94 72-36 0-64-20-80-46-20-34-20-80-20-106z">
            <text:p/>
          </draw:path>
          <draw:path draw:style-name="gr11" draw:text-style-name="P3" draw:layer="layout" svg:width="0.403cm" svg:height="0.473cm" svg:x="19.862cm" svg:y="7.78cm" svg:viewBox="0 0 404 474" svg:d="M384 0c-128 0-256 0-384 0 0 7 0 15 0 22 5 0 11 0 16 0 54 0 56 8 56 32 0 122 0 244 0 367 0 24-2 31-56 31-5 0-11 0-16 0 0 8 0 15 0 22 24-2 78-2 106-2s92 0 118 2c0-7 0-14 0-22-8 0-16 0-24 0-66 0-66-7-66-33 0-58 0-115 0-172 20 0 40 0 60 0 68 0 74 22 74 82 6 0 12 0 18 0 0-62 0-124 0-185-6 0-12 0-18 0 0 59-6 81-74 81-20 0-40 0-60 0 0-58 0-117 0-175 0-24 2-28 34-28 28 0 56 0 84 0 106 0 124 38 134 135 6 0 12 0 18 0-7-52-13-105-20-157z">
            <text:p/>
          </draw:path>
          <draw:path draw:style-name="gr11" draw:text-style-name="P3" draw:layer="layout" svg:width="0.315cm" svg:height="0.32cm" svg:x="20.268cm" svg:y="7.941cm" svg:viewBox="0 0 316 321" svg:d="M204 259c2 28 22 58 54 58 16 0 58-10 58-66 0-13 0-26 0-40-6 0-12 0-18 0 0 14 0 27 0 40 0 40-16 44-24 44-24 0-26-32-26-34 0-46 0-93 0-139 0-30 0-58-26-84-28-26-62-38-96-38-58 0-106 34-106 80 0 20 14 32 32 32 20 0 32-14 32-32 0-8-2-32-36-32 20-24 54-32 76-32 36 0 76 26 76 90 0 8 0 17 0 26-36 2-86 4-130 23-52 24-70 60-70 92 0 56 68 74 112 74 46 0 78-28 92-62zM200 146c0 23 0 46 0 69 0 66-52 90-84 90-34 0-62-24-62-60 0-38 30-96 146-99z">
            <text:p/>
          </draw:path>
          <draw:path draw:style-name="gr11" draw:text-style-name="P3" draw:layer="layout" svg:width="0.337cm" svg:height="0.483cm" svg:x="20.61cm" svg:y="7.77cm" svg:viewBox="0 0 338 484" svg:d="M54 431c0 31-8 31-54 31 0 8 0 15 0 22 22 0 56-2 76-2s48 0 76 2c0-7 0-14 0-22-46 0-54 0-54-31 0-24 0-48 0-72 15-13 31-25 46-38 54 74 82 114 82 126 0 13-12 15-24 15 0 8 0 15 0 22 20 0 60-2 76-2 20 0 40 0 60 2 0-7 0-14 0-22-26 0-42 0-68-35-30-42-60-84-90-126 0-2-4-6-4-8s50-44 58-50c44-36 74-38 88-38 0-7 0-14 0-22-20 2-30 2-48 2-26 0-70-2-80-2 0 8 0 15 0 22 14 0 20 8 20 18 0 14-10 22-14 26-33 29-67 57-100 86 0-112 0-223 0-335-33 3-67 5-100 8 0 7 0 15 0 22 48 0 54 4 54 38 0 121 0 242 0 363z">
            <text:p/>
          </draw:path>
          <draw:path draw:style-name="gr11" draw:text-style-name="P3" draw:layer="layout" svg:width="0.219cm" svg:height="0.436cm" svg:x="20.973cm" svg:y="7.8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69cm" svg:height="0.32cm" svg:x="21.253cm" svg:y="7.941cm" svg:viewBox="0 0 270 321" svg:d="M58 138c4-104 64-122 88-122 72 0 78 94 78 122-55 0-111 0-166 0zM58 151c65 0 131 0 196 0 14 0 16 0 16-13 0-70-36-138-124-138-82 0-146 72-146 159 0 94 72 162 154 162 86 0 116-78 116-92 0-6-4-8-8-8-6 0-8 4-10 10-24 72-88 72-94 72-36 0-64-20-80-46-20-34-20-80-20-106z">
            <text:p/>
          </draw:path>
          <draw:path draw:style-name="gr11" draw:text-style-name="P3" draw:layer="layout" svg:width="0.353cm" svg:height="0.308cm" svg:x="21.567cm" svg:y="7.945cm" svg:viewBox="0 0 354 309" svg:d="M54 70c0 62 0 123 0 185 0 32-6 32-54 32 0 7 0 15 0 22 24 0 60-2 80-2 18 0 54 2 78 2 0-7 0-15 0-22-46 0-54 0-54-32 0-42 0-85 0-127 0-72 50-112 94-112s52 38 52 78c0 54 0 107 0 161 0 32-8 32-54 32 0 7 0 15 0 22 24 0 60-2 78-2 20 0 56 2 80 2 0-7 0-15 0-22-36 0-54 0-56-20 0-44 0-89 0-133 0-60 0-82-22-108-8-12-32-26-72-26-52 0-86 30-104 74 0-25 0-49 0-74-33 3-67 5-100 8 0 7 0 15 0 22 50 0 54 4 54 40z">
            <text:p/>
          </draw:path>
          <draw:path draw:style-name="gr11" draw:text-style-name="P3" draw:layer="layout" svg:width="5.169cm" svg:height="0.027cm" svg:x="16.765cm" svg:y="8.338cm" svg:viewBox="0 0 5170 28" svg:d="M0 0c1723 0 3447 0 5170 0 0 9 0 19 0 28-1723 0-3447 0-5170 0 0-9 0-19 0-28z">
            <text:p/>
          </draw:path>
        </draw:g>
        <draw:g draw:style-name="gr3">
          <svg:title>TexMaths</svg:title>
          <svg:desc>20§display§\text{WB} = \{ {\textbf{N}}, {\textbf{N}} \rightarrow {\textbf{I}} \}§svg§600§FALSE§</svg:desc>
          <draw:path draw:style-name="gr10" draw:text-style-name="P1" draw:layer="layout" svg:width="5.699cm" svg:height="0.627cm" svg:x="16.403cm" svg:y="9.008cm" svg:viewBox="0 0 5700 628" svg:d="M0 0c1900 0 3800 0 5700 0 0 209 0 419 0 628-1900 0-3800 0-5700 0 0-209 0-419 0-628z">
            <text:p/>
          </draw:path>
          <draw:path draw:style-name="gr11" draw:text-style-name="P3" draw:layer="layout" svg:width="0.695cm" svg:height="0.492cm" svg:x="16.367cm" svg:y="9.02cm" svg:viewBox="0 0 696 493" svg:d="M626 68c14-40 44-46 70-46 0-7 0-15 0-22-20 0-42 2-64 2-20 0-64-2-82-2 0 7 0 15 0 22 46 0 60 22 60 36 0 4-2 10-4 14-35 108-70 215-104 323-37-114-75-229-112-343-2-2-4-6-4-10 0-20 42-20 60-20 0-7 0-15 0-22-26 2-74 2-100 2s-56-2-86-2c0 7 0 15 0 22 40 0 56 0 64 24 5 17 11 33 16 50-33 99-65 199-98 299-38-114-76-229-114-343 0-2-2-8-2-10 0-20 42-20 60-20 0-7 0-15 0-22-26 2-74 2-100 2s-56-2-86-2c0 7 0 15 0 22 54 0 56 2 64 28 47 143 93 286 140 429 4 6 6 14 14 14 10 0 12-6 14-14 39-119 77-237 116-355 39 118 77 236 116 355 4 6 6 14 14 14 10 0 12-6 14-14 44-137 89-274 134-411z">
            <text:p/>
          </draw:path>
          <draw:path draw:style-name="gr11" draw:text-style-name="P3" draw:layer="layout" svg:width="0.431cm" svg:height="0.476cm" svg:x="17.103cm" svg:y="9.02cm" svg:viewBox="0 0 432 477" svg:d="M130 221c0-57 0-114 0-171 0-24 2-28 34-28 29 0 59 0 88 0 68 0 92 58 92 96 0 44-34 103-112 103-34 0-68 0-102 0zM296 227c68-14 116-57 116-109 0-62-64-118-156-118-85 0-171 0-256 0 0 7 0 15 0 22 5 0 11 0 16 0 54 0 56 6 56 32 0 123 0 246 0 369 0 24-2 32-56 32-5 0-11 0-16 0 0 7 0 14 0 22 91 0 183 0 274 0 94 0 158-62 158-128 0-62-58-114-136-122zM252 455c-29 0-59 0-88 0-32 0-34-4-34-28 0-63 0-126 0-190 44 0 88 0 132 0 70 0 100 64 100 112 0 50-38 106-110 106z">
            <text:p/>
          </draw:path>
          <draw:path draw:style-name="gr11" draw:text-style-name="P3" draw:layer="layout" svg:width="0.467cm" svg:height="0.165cm" svg:x="17.808cm" svg:y="9.239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11" draw:text-style-name="P3" draw:layer="layout" svg:width="0.249cm" svg:height="0.699cm" svg:x="18.562cm" svg:y="8.972cm" svg:viewBox="0 0 250 700" svg:d="M148 94c0-28 18-74 94-78 4 0 8-4 8-8 0-8-6-8-14-8-70 0-134 36-136 88 0 53 0 106 0 159 0 28 0 50-28 72-24 22-50 22-66 24-4 0-6 2-6 8s4 6 10 6c48 4 80 28 88 64 2 6 2 8 2 34 0 46 0 92 0 137 0 30 0 52 34 78 28 22 74 30 102 30 8 0 14 0 14-8s-6-8-12-8c-44-2-78-26-88-60-2-8-2-8-2-34 0-49 0-98 0-147 0-32-5-45-28-66-15-15-36-22-56-26 58-18 84-50 84-90 0-56 0-111 0-167z">
            <text:p/>
          </draw:path>
          <draw:path draw:style-name="gr11" draw:text-style-name="P3" draw:layer="layout" svg:width="0.575cm" svg:height="0.478cm" svg:x="18.89cm" svg:y="9.018cm" svg:viewBox="0 0 576 479" svg:d="M184 8c-8-8-8-8-24-8-53 0-107 0-160 0 0 11 0 21 0 32 25 0 51 0 76 0 0 132 0 263 0 395 0 14-2 16-20 18s-18 2-38 2c-6 0-12 0-18 0 0 10 0 21 0 32 26-2 66-2 94-2 30 0 66 0 94 2 0-11 0-22 0-32-5 0-11 0-16 0-14 0-26-2-38-2-20-2-22-4-22-18 0-122 0-245 0-367 117 137 233 274 350 411 8 8 8 8 20 8 18 0 18-6 18-22 0-135 0-270 0-405 0-14 2-16 22-18 16-2 18-2 38-2 5 0 10 0 16 0 0-11 0-21 0-32-26 2-66 2-94 2s-66 0-94-2c0 11 0 21 0 32 6 0 12 0 18 0 12 0 24 0 36 2 20 2 22 4 22 18 0 94 0 189 0 283-93-109-187-218-280-327z">
            <text:p/>
          </draw:path>
          <draw:path draw:style-name="gr11" draw:text-style-name="P3" draw:layer="layout" svg:width="0.081cm" svg:height="0.208cm" svg:x="19.556cm" svg:y="9.423cm" svg:viewBox="0 0 82 209" svg:d="M82 74c0-46-18-74-46-74-22 0-36 18-36 38 0 18 14 36 36 36 10 0 18-2 26-8 2-2 1-2 2-2 2 0 2 0 2 10 0 52-24 93-48 115-8 8-8 10-8 12 0 4 4 8 8 8 8 0 64-53 64-135z">
            <text:p/>
          </draw:path>
          <draw:path draw:style-name="gr11" draw:text-style-name="P3" draw:layer="layout" svg:width="0.577cm" svg:height="0.478cm" svg:x="19.834cm" svg:y="9.018cm" svg:viewBox="0 0 578 479" svg:d="M184 8c-6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623cm" svg:height="0.364cm" svg:x="20.674cm" svg:y="9.139cm" svg:viewBox="0 0 624 365" svg:d="M548 197c-40 28-58 58-64 66-32 48-38 92-38 94 0 8 10 8 14 8 12 0 14-2 16-14 16-68 58-128 138-160 8-2 10-3 10-7 0-5-4-8-6-8-30-12-116-48-142-166-2-8-4-10-16-10-4 0-14 0-14 8 0 2 6 46 36 92 14 22 34 46 66 68-175 0-349 0-524 0-12 0-24 1-24 16 0 14 12 13 24 13 175 0 349 0 524 0z">
            <text:p/>
          </draw:path>
          <draw:path draw:style-name="gr11" draw:text-style-name="P3" draw:layer="layout" svg:width="0.259cm" svg:height="0.478cm" svg:x="21.555cm" svg:y="9.018cm" svg:viewBox="0 0 260 479" svg:d="M180 32c27 0 53 0 80 0 0-11 0-21 0-32-28 2-98 2-130 2s-102 0-130-2c0 11 0 21 0 32 27 0 53 0 80 0 0 138 0 277 0 415-27 0-53 0-80 0 0 10 0 21 0 32 28-2 98-2 130-2s102 0 130 2c0-11 0-22 0-32-27 0-53 0-80 0 0-138 0-277 0-415z">
            <text:p/>
          </draw:path>
          <draw:path draw:style-name="gr11" draw:text-style-name="P3" draw:layer="layout" svg:width="0.249cm" svg:height="0.699cm" svg:x="21.889cm" svg:y="8.972cm" svg:viewBox="0 0 250 700" svg:d="M102 606c0 28-20 74-96 78-4 0-6 4-6 8 0 8 8 8 14 8 68 0 134-34 134-88 0-53 0-106 0-159 0-28 0-50 28-72 26-22 52-22 68-24 2 0 6-2 6-6 0-8-4-8-12-8-46-4-80-28-88-64-2-6-2-8-2-34 0-46 0-91 0-137 0-30 0-52-34-78-28-22-76-30-100-30-6 0-14 0-14 8s4 8 12 8c44 2 78 26 88 60 2 8 2 8 2 34 0 49 0 98 0 147 0 32 4 44 28 66 14 14 34 22 54 28-58 16-82 48-82 88 0 56 0 112 0 167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frame presentation:style-name="pr6" draw:text-style-name="P8" draw:layer="layout" svg:width="24.802cm" svg:height="3.124cm" svg:x="1.391cm" svg:y="3.334cm">
          <draw:text-box>
            <text:p text:style-name="P7"><text:span text:style-name="T2">W</text:span><text:span text:style-name="T2">(</text:span><text:span text:style-name="T4">W</text:span><text:span text:style-name="T4">B</text:span><text:span text:style-name="T2">)</text:span><text:span text:style-name="T3"> </text:span><text:span text:style-name="T9"><text:s/></text:span><text:span text:style-name="T9">z</text:span><text:span text:style-name="T9">u</text:span><text:span text:style-name="T9"> </text:span><text:span text:style-name="T9">f</text:span><text:span text:style-name="T9">i</text:span><text:span text:style-name="T9">n</text:span><text:span text:style-name="T9">d</text:span><text:span text:style-name="T9">e</text:span><text:span text:style-name="T9">n</text:span><text:span text:style-name="T9"> </text:span><text:span text:style-name="T9">b</text:span><text:span text:style-name="T9">e</text:span><text:span text:style-name="T9">d</text:span><text:span text:style-name="T9">e</text:span><text:span text:style-name="T9">u</text:span><text:span text:style-name="T9">t</text:span><text:span text:style-name="T9">e</text:span><text:span text:style-name="T9">t</text:span><text:span text:style-name="T9">,</text:span><text:span text:style-name="T9"> </text:span><text:span text:style-name="T9">z</text:span><text:span text:style-name="T9">u</text:span><text:span text:style-name="T9"> </text:span><text:span text:style-name="T9">e</text:span><text:span text:style-name="T9">r</text:span><text:span text:style-name="T9">k</text:span><text:span text:style-name="T9">e</text:span><text:span text:style-name="T9">n</text:span><text:span text:style-name="T9">n</text:span><text:span text:style-name="T9">e</text:span><text:span text:style-name="T9">n</text:span><text:span text:style-name="T9">,</text:span><text:span text:style-name="T9"> </text:span><text:span text:style-name="T9">d</text:span><text:span text:style-name="T9">a</text:span><text:span text:style-name="T9">s</text:span><text:span text:style-name="T9">s</text:span><text:span text:style-name="T9"> </text:span><text:span text:style-name="T9">e</text:span><text:span text:style-name="T9">s</text:span><text:span text:style-name="T9"> </text:span><text:span text:style-name="T9">s</text:span><text:span text:style-name="T9">i</text:span><text:span text:style-name="T9">c</text:span><text:span text:style-name="T9">h</text:span><text:span text:style-name="T9"> </text:span><text:span text:style-name="T9">u</text:span><text:span text:style-name="T9">m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K</text:span><text:span text:style-name="T9">o</text:span><text:span text:style-name="T9">n</text:span><text:span text:style-name="T9">j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l</text:span><text:span text:style-name="T9">l</text:span><text:span text:style-name="T9">e</text:span><text:span text:style-name="T9">r</text:span><text:span text:style-name="T9"> </text:span><text:span text:style-name="T9">W</text:span><text:span text:style-name="T9">e</text:span><text:span text:style-name="T9">l</text:span><text:span text:style-name="T9">t</text:span><text:span text:style-name="T9">e</text:span><text:span text:style-name="T9">n</text:span><text:span text:style-name="T9"> </text:span><text:span text:style-name="T9">h</text:span><text:span text:style-name="T9">a</text:span><text:span text:style-name="T9">n</text:span><text:span text:style-name="T9">d</text:span><text:span text:style-name="T9">e</text:span><text:span text:style-name="T9">l</text:span><text:span text:style-name="T9">t</text:span><text:span text:style-name="T9">,</text:span><text:span text:style-name="T9"> </text:span><text:span text:style-name="T9">d</text:span><text:span text:style-name="T9">i</text:span><text:span text:style-name="T9">e</text:span><text:span text:style-name="T9"> </text:span><text:span text:style-name="T9">d</text:span><text:span text:style-name="T9">i</text:span><text:span text:style-name="T9">e</text:span><text:span text:style-name="T9"> </text:span><text:span text:style-name="T9">d</text:span><text:span text:style-name="T9">u</text:span><text:span text:style-name="T9">r</text:span><text:span text:style-name="T9">c</text:span><text:span text:style-name="T9">h</text:span><text:span text:style-name="T9"> </text:span><text:span text:style-name="T9">d</text:span><text:span text:style-name="T9">i</text:span><text:span text:style-name="T9">e</text:span><text:span text:style-name="T9"> </text:span><text:span text:style-name="T9">F</text:span><text:span text:style-name="T9">a</text:span><text:span text:style-name="T9">k</text:span><text:span text:style-name="T9">t</text:span><text:span text:style-name="T9">e</text:span><text:span text:style-name="T9">n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W</text:span><text:span text:style-name="T9">i</text:span><text:span text:style-name="T9">s</text:span><text:span text:style-name="T9">s</text:span><text:span text:style-name="T9">e</text:span><text:span text:style-name="T9">n</text:span><text:span text:style-name="T9">s</text:span><text:span text:style-name="T9">b</text:span><text:span text:style-name="T9">a</text:span><text:span text:style-name="T9">s</text:span><text:span text:style-name="T9">i</text:span><text:span text:style-name="T9">s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i</text:span><text:span text:style-name="T9">e</text:span><text:span text:style-name="T9">r</text:span><text:span text:style-name="T9">t</text:span><text:span text:style-name="T9">e</text:span><text:span text:style-name="T9">n</text:span><text:span text:style-name="T9"> </text:span><text:span text:style-name="T9">E</text:span><text:span text:style-name="T9">i</text:span><text:span text:style-name="T9">n</text:span><text:span text:style-name="T9">s</text:span><text:span text:style-name="T9">c</text:span><text:span text:style-name="T9">h</text:span><text:span text:style-name="T9">r</text:span><text:span text:style-name="T9">ä</text:span><text:span text:style-name="T9">n</text:span><text:span text:style-name="T9">k</text:span><text:span text:style-name="T9">u</text:span><text:span text:style-name="T9">n</text:span><text:span text:style-name="T9">g</text:span><text:span text:style-name="T9">e</text:span><text:span text:style-name="T9">n</text:span><text:span text:style-name="T9"> </text:span><text:span text:style-name="T9">e</text:span><text:span text:style-name="T9">r</text:span><text:span text:style-name="T9">f</text:span><text:span text:style-name="T9">ü</text:span><text:span text:style-name="T9">l</text:span><text:span text:style-name="T9">l</text:span><text:span text:style-name="T9">e</text:span><text:span text:style-name="T9">n</text:span><text:span text:style-name="T9">:</text:span></text:p>
          </draw:text-box>
        </draw:frame>
        <draw:g draw:style-name="gr3">
          <svg:title>TexMaths</svg:title>
          <svg:desc>20§display§W(\text{WB}) = \bigcap \limits_{f \in \text{WB}} W(f) = W({\textbf{N}}) \bigcap W({\textbf{N}} \rightarrow {\textbf{I}}) )§svg§600§FALSE§</svg:desc>
          <draw:path draw:style-name="gr10" draw:text-style-name="P1" draw:layer="layout" svg:width="14.301cm" svg:height="1.537cm" svg:x="6.119cm" svg:y="7.831cm" svg:viewBox="0 0 14302 1538" svg:d="M0 0c4767 0 9535 0 14302 0 0 513 0 1025 0 1538-4767 0-9535 0-14302 0 0-513 0-1025 0-1538z">
            <text:p/>
          </draw:path>
          <draw:path draw:style-name="gr11" draw:text-style-name="P3" draw:layer="layout" svg:width="0.697cm" svg:height="0.492cm" svg:x="6.083cm" svg:y="7.983cm" svg:viewBox="0 0 698 493" svg:d="M606 82c18-32 34-56 80-60 6-2 12-2 12-14 0-4-2-8-8-8-16 0-36 2-54 2-24 0-50-2-74-2-4 0-12 0-12 14 0 6 6 8 10 8 16 0 42 6 42 26 0 8-4 14-10 24-63 110-127 220-190 330-9-116-17-232-26-348 0-14-2-32 50-32 12 0 18 0 18-14 0-8-8-8-10-8-28 0-58 2-86 2-16 0-58-2-74-2-4 0-12 0-12 14 0 8 6 8 16 8 30 0 36 4 38 18 1 18 3 36 4 54-59 102-119 205-178 308-9-119-17-238-26-356 0-8 0-24 52-24 8 0 16 0 16-14 0-8-7-5-10-8-28 0-58 2-88 2-24 0-48-2-72-2-4 0-14 0-14 14 0 8 6 8 18 8 36 0 36 6 38 26 10 142 20 285 30 427 2 14 2 18 12 18 8 0 10-4 18-14 69-119 137-238 206-357 9 118 17 236 26 353 2 16 2 18 10 18 10 0 14-6 18-12 77-133 153-266 230-399z">
            <text:p/>
          </draw:path>
          <draw:path draw:style-name="gr11" draw:text-style-name="P3" draw:layer="layout" svg:width="0.163cm" svg:height="0.7cm" svg:x="6.875cm" svg:y="7.935cm" svg:viewBox="0 0 164 701" svg:d="M164 695c0-2 0-4-12-16-88-88-110-220-110-327 0-122 26-244 112-332 10-8 10-10 10-12 0-6-2-8-8-8s-70 48-110 138c-36 76-46 154-46 214 0 54 8 139 48 217 42 88 102 132 108 132s8-2 8-6z">
            <text:p/>
          </draw:path>
          <draw:path draw:style-name="gr11" draw:text-style-name="P3" draw:layer="layout" svg:width="0.695cm" svg:height="0.492cm" svg:x="7.093cm" svg:y="7.983cm" svg:viewBox="0 0 696 493" svg:d="M626 68c12-40 42-46 70-46 0-7 0-15 0-22-22 2-44 2-64 2s-66-2-84-2c0 7 0 15 0 22 48 0 62 24 62 36 0 4-2 10-4 14-35 108-71 217-106 326-37-115-75-230-112-344 0-4-2-8-2-12 0-20 40-20 58-20 0-7 0-15 0-22-24 2-73 2-100 2s-56-2-84-2c0 7 0 15 0 22 40 0 54 0 62 24 5 17 11 33 16 50-33 100-65 201-98 302-37-116-75-231-112-346-2-2-2-8-2-10 0-20 40-20 58-20 0-7 0-15 0-22-24 2-73 2-100 2s-56-2-84-2c0 7 0 15 0 22 52 0 54 4 64 30 47 143 93 286 140 429 2 6 4 12 14 12 8 0 10-4 14-14 39-118 77-237 116-355 39 119 77 238 116 357 2 6 4 12 14 12 8 0 10-4 14-14 45-137 89-274 134-411z">
            <text:p/>
          </draw:path>
          <draw:path draw:style-name="gr11" draw:text-style-name="P3" draw:layer="layout" svg:width="0.431cm" svg:height="0.478cm" svg:x="7.827cm" svg:y="7.983cm" svg:viewBox="0 0 432 479" svg:d="M130 222c0-58 0-115 0-172 0-24 2-28 36-28 29 0 57 0 86 0 68 0 94 60 94 96 0 46-36 104-114 104-34 0-68 0-102 0zM296 228c68-12 118-58 118-110 0-60-66-118-156-118-86 0-172 0-258 0 0 7 0 15 0 22 6 0 12 0 18 0 54 0 54 8 54 32 0 123 0 246 0 369 0 26 0 34-54 34-6 0-12 0-18 0 0 8 0 15 0 22 92 0 184 0 276 0 94 0 156-63 156-129 0-60-58-112-136-122zM254 457c-29 0-59 0-88 0-34 0-36-6-36-28 0-63 0-127 0-191 45 0 89 0 134 0 68 0 98 66 98 112 0 50-36 107-108 107z">
            <text:p/>
          </draw:path>
          <draw:path draw:style-name="gr11" draw:text-style-name="P3" draw:layer="layout" svg:width="0.163cm" svg:height="0.7cm" svg:x="8.339cm" svg:y="7.935cm" svg:viewBox="0 0 164 701" svg:d="M164 352c0-56-8-140-46-220-42-86-104-132-110-132-4 0-8 4-8 8 0 2 0 4 14 16 70 70 110 182 110 328 0 119-26 243-114 331-10 8-10 10-10 12 0 4 4 6 8 6 6 0 70-48 112-136 36-78 44-155 44-213z">
            <text:p/>
          </draw:path>
          <draw:path draw:style-name="gr11" draw:text-style-name="P3" draw:layer="layout" svg:width="0.467cm" svg:height="0.163cm" svg:x="8.807cm" svg:y="8.20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699cm" svg:height="0.982cm" svg:x="9.992cm" svg:y="7.795cm" svg:viewBox="0 0 700 983" svg:d="M642 943c0 10 0 40 30 40 28 0 28-30 28-40 0-203 0-405 0-607 0-182-153-336-350-336s-350 154-350 336c0 202 0 404 0 607 0 10 0 40 28 40 30 0 30-30 30-40 0-202 0-404 0-605 0-160 135-280 292-280s292 120 292 280c0 201 0 403 0 605z">
            <text:p/>
          </draw:path>
          <draw:path draw:style-name="gr11" draw:text-style-name="P3" draw:layer="layout" svg:width="0.259cm" svg:height="0.444cm" svg:x="9.547cm" svg:y="8.96cm" svg:viewBox="0 0 260 445" svg:d="M164 152c16 0 32 0 48 0 10 0 16 0 16-12 0-6-6-6-16-6-15 0-31 0-46 0 12-62 16-86 20-100 2-10 14-20 26-20 7 2 12 0 22 6-20 6-22 24-22 26 0 10 8 18 20 18 14 0 28-10 28-30 0-22-24-34-48-34-22 0-46 12-60 36-10 18-14 40-24 98-13 0-25 0-38 0-10 0-18 0-18 10 0 8 8 8 16 8 12 0 24 0 36 0 0 2-30 180-42 232-4 10-12 47-36 47-7-2-12 0-20-6 20-6 20-23 20-27 0-10-8-18-18-18-14 0-28 12-28 30 0 21 22 35 46 35 32 0 54-31 60-43 18-32 28-92 30-98 9-51 19-102 28-152z">
            <text:p/>
          </draw:path>
          <draw:path draw:style-name="gr11" draw:text-style-name="P3" draw:layer="layout" svg:width="0.271cm" svg:height="0.319cm" svg:x="9.892cm" svg:y="9.021cm" svg:viewBox="0 0 272 320" svg:d="M252 172c8 0 20 0 20-12s-12-12-20-12c-76 0-152 0-228 0 8-70 68-124 144-124 28 0 56 0 84 0 8 0 20 0 20-12s-12-12-20-12c-29 0-57 0-86 0-92 0-166 72-166 160 0 90 76 160 166 160 29 0 57 0 86 0 8 0 20 0 20-12s-12-12-20-12c-28 0-56 0-84 0-76 0-136-52-144-124 76 0 152 0 228 0z">
            <text:p/>
          </draw:path>
          <draw:path draw:style-name="gr11" draw:text-style-name="P3" draw:layer="layout" svg:width="0.535cm" svg:height="0.345cm" svg:x="10.232cm" svg:y="8.97cm" svg:viewBox="0 0 536 346" svg:d="M486 50c6-18 18-32 50-32 0-6 0-12 0-18-4 0-30 2-46 2-20 0-40-2-62-2 0 6 0 12 0 18 28 0 42 12 42 24 0 2 0 4-2 10-27 75-55 150-82 226-29-80-57-160-86-240-2-6-1-4-2-6 0-14 28-14 40-14 0-6 0-12 0-18-24 0-56 2-72 2-20 0-40 0-60-2 0 6 0 12 0 18 26 0 34 0 40 6 2 4 10 22 14 34-27 73-53 146-80 220-29-80-57-159-86-238-2-6-1-5-2-8 0-14 28-14 40-14 0-6 0-12 0-18-24 0-56 2-72 2-20 0-40 0-60-2 0 6 0 12 0 18 30 0 38 0 46 18 35 99 71 198 106 298 2 8 6 12 14 12s10-6 12-12c30-84 60-168 90-252 30 84 60 168 90 252 2 6 4 12 12 12 10 0 12-4 14-12 34-95 68-190 102-284z">
            <text:p/>
          </draw:path>
          <draw:path draw:style-name="gr11" draw:text-style-name="P3" draw:layer="layout" svg:width="0.329cm" svg:height="0.335cm" svg:x="10.812cm" svg:y="8.97cm" svg:viewBox="0 0 330 336" svg:d="M0 0c0 6 0 12 0 18 4 0 8 0 12 0 38 0 40 4 40 22 0 85 0 170 0 256 0 16-2 22-40 22-4 0-8 0-12 0 0 6 0 12 0 18 70 0 140 0 210 0 68 0 120-44 120-90 0-44-44-80-104-86 48-8 88-38 88-76 0-44-50-84-120-84-65 0-129 0-194 0zM94 154c0-39 0-79 0-118 0-14 2-18 24-18 25 0 49 0 74 0 48 0 74 34 74 66 0 34-34 70-90 70-27 0-55 0-82 0zM118 318c-22 0-24-4-24-20 0-44 0-87 0-130 35 0 71 0 106 0 52 0 78 42 78 76 0 36-32 74-86 74-25 0-49 0-74 0z">
            <text:p/>
          </draw:path>
          <draw:path draw:style-name="gr11" draw:text-style-name="P3" draw:layer="layout" svg:width="0.697cm" svg:height="0.492cm" svg:x="11.332cm" svg:y="7.983cm" svg:viewBox="0 0 698 493" svg:d="M606 82c18-32 34-56 78-60 6-2 14-2 14-14 0-4-2-8-8-8-18 0-38 2-54 2-24 0-50-2-74-2-4 0-14 0-14 14 0 6 8 8 12 8 16 0 40 6 40 26 0 8-2 14-8 24-63 110-127 220-190 330-9-116-17-232-26-348 0-14-2-32 50-32 12 0 18 0 18-14 0-8-8-8-10-8-28 0-58 2-86 2-16 0-58-2-74-2-4 0-14 0-14 14 0 8 8 8 18 8 30 0 36 4 36 18 2 18 4 36 6 54-59 102-119 205-178 308-9-119-19-238-28-356 0-8 0-24 54-24 6 0 14 0 14-14 0-8-8-8-10-8-28 0-56 2-86 2-24 0-50-2-74-2-2 0-12 0-12 14 0 8 6 8 18 8 34 0 36 6 36 26 11 142 21 285 32 427 2 14 2 18 12 18 8 0 10-4 16-14 69-119 139-238 208-357 9 118 17 236 26 353 0 16 2 18 10 18 10 0 14-6 18-12 77-133 153-266 230-399z">
            <text:p/>
          </draw:path>
          <draw:path draw:style-name="gr11" draw:text-style-name="P3" draw:layer="layout" svg:width="0.163cm" svg:height="0.7cm" svg:x="12.124cm" svg:y="7.935cm" svg:viewBox="0 0 164 701" svg:d="M164 695c0-2 0-4-12-16-88-88-110-220-110-327 0-122 26-244 112-332 10-8 10-10 10-12 0-6-4-8-8-8-6 0-70 48-112 138-36 76-44 154-44 214 0 54 8 139 46 217 42 88 104 132 110 132 4 0 8-2 8-6z">
            <text:p/>
          </draw:path>
          <draw:path draw:style-name="gr11" draw:text-style-name="P3" draw:layer="layout" svg:width="0.349cm" svg:height="0.638cm" svg:x="12.366cm" svg:y="7.967cm" svg:viewBox="0 0 350 639" svg:d="M220 214c20 0 40 0 60 0 14 0 22 0 22-14 0-8-8-8-20-8-19 0-39 0-58 0 5-27 9-53 14-80 4-14 14-64 18-72 6-14 18-24 32-24 4 0 22 0 36 12-32 4-38 28-38 38 0 16 12 24 26 24 18 0 38-14 38-42 0-32-32-48-62-48-24 0-68 14-88 82-4 16-6 22-24 110-16 0-32 0-48 0-14 0-22 0-22 14 0 8 8 8 20 8 15 0 31 0 46 0-17 92-35 185-52 277-12 68-24 132-60 132-4 0-22 0-34-14 32-2 38-26 38-36 0-18-12-26-26-26-18 0-38 16-38 42 0 32 30 50 60 50 38 0 66-42 78-70 22-44 40-128 40-134 14-73 28-147 42-221z">
            <text:p/>
          </draw:path>
          <draw:path draw:style-name="gr11" draw:text-style-name="P3" draw:layer="layout" svg:width="0.161cm" svg:height="0.7cm" svg:x="12.788cm" svg:y="7.935cm" svg:viewBox="0 0 162 701" svg:d="M162 352c0-56-6-140-46-220-42-86-102-132-110-132-4 0-6 4-6 8 0 2 0 4 14 16 68 70 108 182 108 328 0 119-26 243-112 331-10 8-10 10-10 12 0 4 2 6 6 6 8 0 72-48 112-136 36-78 44-155 44-213z">
            <text:p/>
          </draw:path>
          <draw:path draw:style-name="gr11" draw:text-style-name="P3" draw:layer="layout" svg:width="0.467cm" svg:height="0.163cm" svg:x="13.256cm" svg:y="8.20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11" draw:text-style-name="P3" draw:layer="layout" svg:width="0.697cm" svg:height="0.492cm" svg:x="13.996cm" svg:y="7.983cm" svg:viewBox="0 0 698 493" svg:d="M606 82c18-32 36-56 80-60 6-2 12-2 12-14 0-4-2-8-8-8-16 0-36 2-54 2-24 0-50-2-72-2-6 0-14 0-14 14 0 6 6 8 10 8 18 0 42 6 42 26 0 8-4 14-10 24-63 110-127 220-190 330-9-116-17-232-26-348 0-14-2-32 50-32 12 0 20 0 20-14 0-8-8-8-12-8-28 0-58 2-86 2-16 0-56-2-74-2-4 0-12 0-12 14 0 8 6 8 16 8 32 0 36 4 38 18 1 18 3 36 4 54-59 102-119 205-178 308-9-119-17-238-26-356 0-8 0-24 52-24 8 0 16 0 16-14 0-8-8-8-10-8-28 0-58 2-86 2-26 0-50-2-74-2-4 0-14 0-14 14 0 8 8 8 18 8 36 0 36 6 38 26 11 142 21 285 32 427 0 14 0 18 10 18s12-4 18-14c69-119 137-238 206-357 9 118 17 236 26 353 2 16 2 18 12 18 8 0 12-6 16-12 77-133 153-266 230-399z">
            <text:p/>
          </draw:path>
          <draw:path draw:style-name="gr11" draw:text-style-name="P3" draw:layer="layout" svg:width="0.161cm" svg:height="0.7cm" svg:x="14.79cm" svg:y="7.935cm" svg:viewBox="0 0 162 701" svg:d="M162 695c0-2 0-4-12-16-88-88-110-220-110-327 0-122 26-244 114-332 8-8 8-10 8-12 0-6-2-8-6-8-8 0-72 48-112 138-36 76-44 154-44 214 0 54 6 139 46 217 42 88 102 132 110 132 4 0 6-2 6-6z">
            <text:p/>
          </draw:path>
          <draw:path draw:style-name="gr11" draw:text-style-name="P3" draw:layer="layout" svg:width="0.577cm" svg:height="0.48cm" svg:x="15.02cm" svg:y="7.981cm" svg:viewBox="0 0 578 481" svg:d="M184 8c-8-8-8-8-22-8-54 0-108 0-162 0 0 11 0 21 0 32 25 0 51 0 76 0 0 132 0 264 0 395 0 16 0 16-20 18-16 2-18 2-38 2-6 0-12 0-18 0 0 12 0 23 0 34 28-2 68-2 94-2 30 0 66 0 96 2 0-11 0-22 0-34-6 0-12 0-18 0-12 0-24 0-38-2-20-2-20-2-20-18 0-122 0-245 0-367 117 137 233 274 350 411 6 8 8 10 18 10 20 0 20-8 20-24 0-134 0-269 0-403 0-16 0-18 20-20 16-2 18-2 38-2 6 0 12 0 18 0 0-11 0-21 0-32-28 2-68 2-94 2-30 0-66 0-96-2 0 11 0 21 0 32 6 0 12 0 18 0 12 0 24 2 38 2 20 2 20 4 20 20 0 94 0 189 0 284-93-110-187-220-280-330z">
            <text:p/>
          </draw:path>
          <draw:path draw:style-name="gr11" draw:text-style-name="P3" draw:layer="layout" svg:width="0.161cm" svg:height="0.7cm" svg:x="15.666cm" svg:y="7.935cm" svg:viewBox="0 0 162 701" svg:d="M162 352c0-56-8-140-46-220-42-86-102-132-110-132-4 0-6 4-6 8 0 2 0 4 12 16 70 70 110 182 110 328 0 119-26 243-114 331-8 8-8 10-8 12 0 4 2 6 6 6 8 0 70-48 112-136 36-78 44-155 44-213z">
            <text:p/>
          </draw:path>
          <draw:path draw:style-name="gr11" draw:text-style-name="P3" draw:layer="layout" svg:width="0.699cm" svg:height="0.982cm" svg:x="16.056cm" svg:y="7.795cm" svg:viewBox="0 0 700 983" svg:d="M642 943c0 10 0 40 30 40 28 0 28-30 28-40 0-203 0-405 0-607 0-182-154-336-350-336s-350 154-350 336c0 202 0 404 0 607 0 10 0 40 28 40 30 0 30-30 30-40 0-202 0-404 0-605 0-160 136-280 292-280s292 120 292 280c0 201 0 403 0 605z">
            <text:p/>
          </draw:path>
          <draw:path draw:style-name="gr11" draw:text-style-name="P3" draw:layer="layout" svg:width="0.697cm" svg:height="0.492cm" svg:x="16.951cm" svg:y="7.983cm" svg:viewBox="0 0 698 493" svg:d="M606 82c18-32 34-56 80-60 6-2 12-2 12-14 0-4-2-8-8-8-16 0-36 2-54 2-24 0-50-2-74-2-4 0-12 0-12 14 0 6 6 8 10 8 18 0 42 6 42 26 0 8-4 14-10 24-63 110-127 220-190 330-9-116-17-232-26-348 0-14-2-32 50-32 12 0 18 0 18-14 0-8-6-8-10-8-28 0-58 2-86 2-16 0-58-2-74-2-4 0-12 0-12 14 0 8 6 8 16 8 32 0 36 4 38 18 1 18 3 36 4 54-59 102-119 205-178 308-9-119-17-238-26-356 0-8 0-24 52-24 8 0 16 0 16-14 0-8-7-5-10-8-28 0-58 2-86 2-26 0-50-2-74-2-4 0-14 0-14 14 0 8 8 8 18 8 36 0 36 6 38 26 11 142 21 285 32 427 0 14 0 18 10 18 8 0 10-4 18-14 69-119 137-238 206-357 9 118 17 236 26 353 2 16 2 18 12 18 8 0 12-6 16-12 77-133 153-266 230-399z">
            <text:p/>
          </draw:path>
          <draw:path draw:style-name="gr11" draw:text-style-name="P3" draw:layer="layout" svg:width="0.161cm" svg:height="0.7cm" svg:x="17.745cm" svg:y="7.935cm" svg:viewBox="0 0 162 701" svg:d="M162 695c0-2 0-4-12-16-88-88-110-220-110-327 0-122 26-244 112-332 10-8 10-10 10-12 0-6-2-8-6-8-8 0-72 48-112 138-36 76-44 154-44 214 0 54 6 139 46 217 42 88 102 132 110 132 4 0 6-2 6-6z">
            <text:p/>
          </draw:path>
          <draw:path draw:style-name="gr11" draw:text-style-name="P3" draw:layer="layout" svg:width="0.577cm" svg:height="0.48cm" svg:x="17.975cm" svg:y="7.981cm" svg:viewBox="0 0 578 481" svg:d="M184 8c-8-8-8-8-22-8-54 0-108 0-162 0 0 11 0 21 0 32 25 0 51 0 76 0 0 132 0 264 0 395 0 16 0 16-20 18-18 2-18 2-38 2-6 0-12 0-18 0 0 12 0 23 0 34 26-2 66-2 94-2 30 0 66 0 96 2 0-11 0-22 0-34-6 0-12 0-18 0-12 0-24 0-38-2-20-2-20-2-20-18 0-122 0-245 0-367 117 137 233 274 350 411 6 8 8 10 18 10 20 0 20-8 20-24 0-134 0-269 0-403 0-16 0-18 20-20 16-2 18-2 38-2 6 0 12 0 18 0 0-11 0-21 0-32-28 2-68 2-94 2-30 0-68 0-96-2 0 11 0 21 0 32 6 0 12 0 18 0 12 0 24 2 36 2 22 2 22 4 22 20 0 94 0 189 0 284-93-110-187-220-280-330z">
            <text:p/>
          </draw:path>
          <draw:path draw:style-name="gr11" draw:text-style-name="P3" draw:layer="layout" svg:width="0.623cm" svg:height="0.365cm" svg:x="18.815cm" svg:y="8.103cm" svg:viewBox="0 0 624 366" svg:d="M546 198c-38 30-56 58-62 68-32 48-25 61-38 92 0 8 8 8 14 8 12 0 12 0 16-14 16-68 58-126 136-160 10-2 12-3 12-8s-4-8-6-8c-32-12-116-48-142-164-4-10-4-12-16-12-6 0-14 0-14 8 0 2 6 46 36 94 14 20 34 46 64 68-174 0-348 0-522 0-12 0-24 0-24 14s12 14 24 14c174 0 348 0 522 0z">
            <text:p/>
          </draw:path>
          <draw:path draw:style-name="gr11" draw:text-style-name="P3" draw:layer="layout" svg:width="0.259cm" svg:height="0.48cm" svg:x="19.697cm" svg:y="7.981cm" svg:viewBox="0 0 260 481" svg:d="M180 32c27 0 53 0 80 0 0-11 0-21 0-32-28 2-98 2-130 2s-102 0-130-2c0 11 0 21 0 32 27 0 53 0 80 0 0 138 0 277 0 415-27 0-53 0-80 0 0 12 0 23 0 34 28-2 98-2 130-2s102 0 130 2c0-11 0-22 0-34-27 0-53 0-80 0 0-138 0-277 0-415z">
            <text:p/>
          </draw:path>
          <draw:path draw:style-name="gr11" draw:text-style-name="P3" draw:layer="layout" svg:width="0.161cm" svg:height="0.7cm" svg:x="20.021cm" svg:y="7.935cm" svg:viewBox="0 0 162 701" svg:d="M162 352c0-56-8-140-46-220-42-86-102-132-110-132-4 0-6 4-6 8 0 2 0 4 12 16 70 70 110 182 110 328 0 119-26 243-114 331-8 8-8 10-8 12 0 4 2 6 6 6 8 0 70-48 112-136 36-78 44-155 44-213z">
            <text:p/>
          </draw:path>
          <draw:path draw:style-name="gr11" draw:text-style-name="P3" draw:layer="layout" svg:width="0.163cm" svg:height="0.7cm" svg:x="20.293cm" svg:y="7.935cm" svg:viewBox="0 0 164 701" svg:d="M164 352c0-56-8-140-46-220-44-86-104-132-110-132-4 0-8 4-8 8 0 2 0 4 14 16 68 70 108 182 108 328 0 119-26 243-112 331-10 8-10 10-10 12 0 4 4 6 8 6 6 0 70-48 112-136 36-78 44-155 44-213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g draw:style-name="gr3">
          <svg:title>TexMaths</svg:title>
          <svg:desc>20§display§\underline{\text{Welten } \hspace{16ex} \textbf{N} \hspace{6ex} {\textbf{N}} \rightarrow {\textbf{I}} \hspace{2ex}}§svg§600§FALSE§</svg:desc>
          <draw:path draw:style-name="gr10" draw:text-style-name="P1" draw:layer="layout" svg:width="12.233cm" svg:height="0.523cm" svg:x="1.598cm" svg:y="4.65cm" svg:viewBox="0 0 12234 524" svg:d="M0 0c4078 0 8156 0 12234 0 0 175 0 349 0 524-4078 0-8156 0-12234 0 0-175 0-349 0-524z">
            <text:p/>
          </draw:path>
          <draw:path draw:style-name="gr11" draw:text-style-name="P3" draw:layer="layout" svg:width="0.697cm" svg:height="0.491cm" svg:x="1.574cm" svg:y="4.622cm" svg:viewBox="0 0 698 492" svg:d="M626 68c14-40 44-46 72-46 0-7 0-15 0-22-22 2-44 2-64 2-22 0-66-2-84-2 0 7 0 15 0 22 46 0 60 24 60 36 0 4-2 10-2 14-35 107-71 215-106 323-37-115-75-229-112-343-2-2-2-6-2-10 0-20 40-20 58-20 0-7 0-15 0-22-26 2-73 2-100 2s-56-2-86-2c0 7 0 15 0 22 40 0 56 0 64 24 5 16 11 33 16 50-33 99-65 199-98 299-38-115-76-229-114-343 0-2 0-8 0-10 0-20 40-20 58-20 0-7 0-15 0-22-26 2-73 2-100 2s-56-2-86-2c0 7 0 15 0 22 54 0 56 2 64 28 47 143 95 286 142 428 2 6 4 14 12 14 10 0 12-6 14-14 39-118 77-236 116-354 39 118 79 236 118 354 2 6 4 14 12 14 10 0 12-6 14-14 45-136 89-273 134-410z">
            <text:p/>
          </draw:path>
          <draw:path draw:style-name="gr11" draw:text-style-name="P3" draw:layer="layout" svg:width="0.271cm" svg:height="0.32cm" svg:x="2.246cm" svg:y="4.785cm" svg:viewBox="0 0 272 321" svg:d="M58 138c4-104 64-122 88-122 72 0 78 94 78 122-55 0-111 0-166 0zM58 151c65 0 131 0 196 0 16 0 18 0 18-13 0-70-38-138-126-138-82 0-146 72-146 159 0 94 74 162 154 162 86 0 118-78 118-92 0-6-6-8-10-8-6 0-8 4-8 10-26 72-88 72-96 72-34 0-64-20-80-46-20-34-20-80-20-106z">
            <text:p/>
          </draw:path>
          <draw:path draw:style-name="gr11" draw:text-style-name="P3" draw:layer="layout" svg:width="0.155cm" svg:height="0.483cm" svg:x="2.562cm" svg:y="4.614cm" svg:viewBox="0 0 156 484" svg:d="M100 0c-33 3-67 5-100 8 0 7 0 15 0 22 48 0 54 4 54 38 0 121 0 242 0 363 0 31-8 31-54 31 0 8 0 15 0 22 22 0 61-2 78-2s52 2 78 2c0-7 0-14 0-22-48 0-56 0-56-31 0-144 0-287 0-431z">
            <text:p/>
          </draw:path>
          <draw:path draw:style-name="gr11" draw:text-style-name="P3" draw:layer="layout" svg:width="0.219cm" svg:height="0.436cm" svg:x="2.746cm" svg:y="4.67cm" svg:viewBox="0 0 220 437" svg:d="M108 150c34 0 68 0 102 0 0-8 0-15 0-22-34 0-68 0-102 0 0-43 0-85 0-128-5 0-11 0-16 0-2 56-22 132-92 134 0 5 0 10 0 16 20 0 40 0 60 0 0 64 0 128 0 193 0 86 66 94 92 94 48 0 68-50 68-94 0-13 0-27 0-40-5 0-11 0-16 0 0 13 0 25 0 38 0 52-22 78-48 78-48 0-48-64-48-76 0-65 0-129 0-193z">
            <text:p/>
          </draw:path>
          <draw:path draw:style-name="gr11" draw:text-style-name="P3" draw:layer="layout" svg:width="0.271cm" svg:height="0.32cm" svg:x="3.026cm" svg:y="4.785cm" svg:viewBox="0 0 272 321" svg:d="M60 138c4-104 62-122 86-122 72 0 80 94 80 122-55 0-111 0-166 0zM58 151c65 0 131 0 196 0 16 0 18 0 18-13 0-70-38-138-126-138-82 0-146 72-146 159 0 94 74 162 154 162 86 0 118-78 118-92 0-6-6-8-8-8-8 0-8 4-10 10-24 72-88 72-94 72-36 0-64-20-80-46-22-34-22-80-22-106z">
            <text:p/>
          </draw:path>
          <draw:path draw:style-name="gr11" draw:text-style-name="P3" draw:layer="layout" svg:width="0.351cm" svg:height="0.308cm" svg:x="3.342cm" svg:y="4.789cm" svg:viewBox="0 0 352 309" svg:d="M54 70c0 62 0 123 0 185 0 32-8 32-54 32 0 7 0 15 0 22 24 0 60-2 78-2 20 0 56 2 80 2 0-7 0-15 0-22-48 0-56 0-56-32 0-42 0-85 0-127 0-72 50-112 96-112 44 0 52 38 52 78 0 54 0 107 0 161 0 32-8 32-56 32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577cm" svg:height="0.477cm" svg:x="8.811cm" svg:y="4.62cm" svg:viewBox="0 0 578 478" svg:d="M184 8c-8-8-8-8-22-8-54 0-108 0-162 0 0 11 0 21 0 32 25 0 51 0 76 0 0 131 0 262 0 393 0 16 0 16-20 18-18 4-18 4-38 4-6 0-12 0-18 0 0 10 0 21 0 31 26-2 66-2 94-2 30 0 66 0 96 2 0-10 0-21 0-31-6 0-12 0-18 0-12 0-24-2-38-4-20-2-20-2-20-18 0-122 0-244 0-365 117 136 233 272 350 408 6 10 8 10 18 10 20 0 20-6 20-22 0-134 0-269 0-404 0-14 0-16 20-18 16-2 18-2 38-2 6 0 12 0 18 0 0-11 0-21 0-32-28 2-68 2-96 2s-66 0-94-2c0 11 0 21 0 32 6 0 12 0 18 0 12 0 24 2 36 2 22 2 22 4 22 18 0 94 0 189 0 283-93-109-187-218-280-327z">
            <text:p/>
          </draw:path>
          <draw:path draw:style-name="gr11" draw:text-style-name="P3" draw:layer="layout" svg:width="0.577cm" svg:height="0.477cm" svg:x="11.258cm" svg:y="4.62cm" svg:viewBox="0 0 578 478" svg:d="M184 8c-8-8-8-8-22-8-54 0-108 0-162 0 0 11 0 21 0 32 25 0 51 0 76 0 0 131 0 262 0 393 0 16 0 16-20 18-18 4-18 4-38 4-6 0-12 0-18 0 0 10 0 21 0 31 26-2 66-2 94-2 30 0 66 0 96 2 0-10 0-21 0-31-6 0-12 0-18 0-14 0-24-2-38-4-20-2-20-2-20-18 0-122 0-244 0-365 117 136 233 272 350 408 6 10 6 10 18 10 20 0 20-6 20-22 0-134 0-269 0-404 0-14 0-16 20-18 16-2 18-2 38-2 6 0 12 0 18 0 0-11 0-21 0-32-28 2-68 2-96 2s-66 0-94-2c0 11 0 21 0 32 6 0 12 0 18 0 12 0 24 2 36 2 22 2 22 4 22 18 0 94 0 189 0 283-93-109-187-218-280-327z">
            <text:p/>
          </draw:path>
          <draw:path draw:style-name="gr11" draw:text-style-name="P3" draw:layer="layout" svg:width="0.623cm" svg:height="0.364cm" svg:x="12.098cm" svg:y="4.742cm" svg:viewBox="0 0 624 365" svg:d="M546 195c-38 30-58 60-62 68-32 48-38 92-38 94 0 8 8 8 14 8 12 0 12-2 16-14 16-68 58-128 136-160 8-2 12-5 12-10s-4-4-6-6c-32-12-116-47-144-165-2-8-2-10-14-10-6 0-14 0-14 8 0 2 6 46 36 92 14 22 34 46 64 67-174 0-348 0-522 0-12 0-24 0-24 14s12 14 24 14c174 0 348 0 522 0z">
            <text:p/>
          </draw:path>
          <draw:path draw:style-name="gr11" draw:text-style-name="P3" draw:layer="layout" svg:width="0.259cm" svg:height="0.477cm" svg:x="12.98cm" svg:y="4.62cm" svg:viewBox="0 0 260 478" svg:d="M180 32c27 0 53 0 80 0 0-11 0-21 0-32-30 2-98 2-130 2s-102 0-130-2c0 11 0 21 0 32 27 0 53 0 80 0 0 138 0 276 0 415-27 0-53 0-80 0 0 10 0 21 0 31 28-2 98-2 130-2s100 0 130 2c0-10 0-21 0-31-27 0-53 0-80 0 0-139 0-277 0-415z">
            <text:p/>
          </draw:path>
          <draw:path draw:style-name="gr11" draw:text-style-name="P3" draw:layer="layout" svg:width="12.305cm" svg:height="0.027cm" svg:x="1.562cm" svg:y="5.182cm" svg:viewBox="0 0 12306 28" svg:d="M0 0c4102 0 8204 0 12306 0 0 9 0 19 0 28-4102 0-8204 0-12306 0 0-9 0-19 0-28z">
            <text:p/>
          </draw:path>
        </draw:g>
        <draw:g draw:style-name="gr3">
          <svg:title>TexMaths</svg:title>
          <svg:desc>20§display§w_0 = \{ {\textbf{N}}:0, {\textbf{I}}:0 \} \hspace{6ex} 0 \hspace{9ex} 1}§svg§600§FALSE§</svg:desc>
          <draw:path draw:style-name="gr10" draw:text-style-name="P1" draw:layer="layout" svg:width="10.673cm" svg:height="0.625cm" svg:x="1.603cm" svg:y="5.848cm" svg:viewBox="0 0 10674 626" svg:d="M0 0c3558 0 7116 0 10674 0 0 209 0 417 0 626-3558 0-7116 0-10674 0 0-209 0-417 0-626z">
            <text:p/>
          </draw:path>
          <draw:path draw:style-name="gr11" draw:text-style-name="P3" draw:layer="layout" svg:width="0.465cm" svg:height="0.314cm" svg:x="1.567cm" svg:y="6.027cm" svg:viewBox="0 0 466 315" svg:d="M304 72c4-16 10-42 10-46 0-12-8-18-20-18-8 0-20 4-26 18-2 6-34 140-40 157-4 20-6 34-6 46 0 8 0 10 0 12-16 38-36 60-64 60-56 0-56-52-56-64 0-22 4-50 36-135 8-22 12-32 12-46 0-30-22-56-58-56-66 0-92 102-92 108s5 4 8 6c8 0 8-2 12-12 18-66 46-88 70-88 6 0 18 2 18 24 0 18-8 38-12 50-32 82-40 113-40 139 0 64 48 88 100 88 12 0 44 0 74-48 18 44 66 48 86 48 54 0 84-44 102-86 24-54 48-147 48-181 0-38-20-48-32-48-18 0-34 18-34 34 0 8 4 12 10 18 8 8 26 26 26 60 0 24-22 91-40 127s-42 62-76 62-52-22-52-62c0-20 4-40 6-50 10-39 20-78 30-117z">
            <text:p/>
          </draw:path>
          <draw:path draw:style-name="gr11" draw:text-style-name="P3" draw:layer="layout" svg:width="0.227cm" svg:height="0.334cm" svg:x="2.075cm" svg:y="6.115cm" svg:viewBox="0 0 228 335" svg:d="M228 170c0-54-6-92-28-128-16-22-46-42-86-42-114 0-114 135-114 170 0 34 0 165 114 165s114-132 114-165zM114 321c-22 0-52-14-62-54-6-28-6-68-6-103 0-36 0-74 6-100 10-40 42-50 62-50 28 0 52 16 62 44 8 28 8 62 8 106 0 35 0 71-6 101-10 46-44 56-64 56z">
            <text:p/>
          </draw:path>
          <draw:path draw:style-name="gr11" draw:text-style-name="P3" draw:layer="layout" svg:width="0.467cm" svg:height="0.163cm" svg:x="2.599cm" svg:y="6.0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9cm" svg:height="0.697cm" svg:x="3.353cm" svg:y="5.812cm" svg:viewBox="0 0 250 698" svg:d="M148 94c0-28 18-74 94-78 4-2 8-4 8-8 0-8-6-8-14-8-70 0-134 36-136 88 0 53 0 106 0 159 0 26 0 48-28 72-24 20-50 22-66 22-4 0-6 4-6 8 0 6 4 6 10 8 48 2 82 28 88 62 2 8 2 10 2 34 0 46 0 91 0 137 0 30 0 52 34 80 28 20 74 28 102 28 8 0 14 0 14-8 0-6-6-6-12-8-44-2-78-24-88-60-2-6-2-8-2-34 0-48 0-97 0-145 0-32-7-44-28-66-15-15-36-22-54-28 56-16 82-48 82-88 0-56 0-111 0-167z">
            <text:p/>
          </draw:path>
          <draw:path draw:style-name="gr11" draw:text-style-name="P3" draw:layer="layout" svg:width="0.575cm" svg:height="0.48cm" svg:x="3.681cm" svg:y="5.856cm" svg:viewBox="0 0 576 481" svg:d="M184 10c-8-8-8-10-24-10-53 0-107 0-160 0 0 11 0 23 0 34 25 0 51 0 76 0 0 131 0 262 0 393 0 16 0 16-20 18-18 2-18 2-38 2-6 0-12 0-18 0 0 11 0 22 0 34 26-4 66-4 94-4 30 0 66 0 94 4 0-12 0-23 0-34-5 0-11 0-16 0-14 0-26 0-38-2-20-2-20-2-20-18 0-122 0-244 0-365 117 136 233 272 350 409 6 8 6 10 18 10 18 0 18-8 18-24 0-135 0-269 0-403 0-16 2-16 22-18 16-2 18-2 38-2 5 0 11 0 16 0 0-11 0-23 0-34-26 2-66 2-94 2s-66 0-94-2c0 11 0 23 0 34 6 0 12 0 18 0 12 0 24 0 36 2 22 2 22 2 22 18 0 94 0 189 0 283-93-109-187-218-280-327z">
            <text:p/>
          </draw:path>
          <draw:path draw:style-name="gr11" draw:text-style-name="P3" draw:layer="layout" svg:width="0.075cm" svg:height="0.3cm" svg:x="4.54cm" svg:y="6.035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95cm" svg:height="0.48cm" svg:x="4.898cm" svg:y="5.87cm" svg:viewBox="0 0 296 481" svg:d="M296 241c0-54-4-111-28-161-32-68-90-80-120-80-42 0-94 18-122 84-22 48-26 103-26 157s2 116 32 170c30 56 82 70 116 70 38 0 90-14 122-80 22-50 26-104 26-160zM148 467c-28 0-70-18-82-86-8-42-8-106-8-148 0-44 0-89 6-127 14-84 66-90 84-90 22 0 70 12 82 82 8 40 8 91 8 135 0 54 0 100-8 146-10 66-50 88-82 88z">
            <text:p/>
          </draw:path>
          <draw:path draw:style-name="gr11" draw:text-style-name="P3" draw:layer="layout" svg:width="0.081cm" svg:height="0.208cm" svg:x="5.282cm" svg:y="6.261cm" svg:viewBox="0 0 82 209" svg:d="M82 74c0-46-16-74-44-74-24 0-38 18-38 38 0 18 14 38 38 38 8 0 18-4 24-10 2-2 3-2 4-2 1 3 2 0 2 10 0 52-26 94-48 117-8 6-8 8-8 10 0 6 4 8 6 8 8 0 64-53 64-135z">
            <text:p/>
          </draw:path>
          <draw:path draw:style-name="gr11" draw:text-style-name="P3" draw:layer="layout" svg:width="0.259cm" svg:height="0.48cm" svg:x="5.558cm" svg:y="5.856cm" svg:viewBox="0 0 260 481" svg:d="M180 34c27 0 53 0 80 0 0-11 0-23 0-34-30 2-98 2-130 2s-102 0-130-2c0 11 0 23 0 34 27 0 53 0 80 0 0 138 0 275 0 413-27 0-53 0-80 0 0 11 0 22 0 34 28-4 98-4 130-4s100 0 130 4c0-12 0-23 0-34-27 0-53 0-80 0 0-138 0-275 0-413z">
            <text:p/>
          </draw:path>
          <draw:path draw:style-name="gr11" draw:text-style-name="P3" draw:layer="layout" svg:width="0.075cm" svg:height="0.3cm" svg:x="6.096cm" svg:y="6.035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95cm" svg:height="0.48cm" svg:x="6.454cm" svg:y="5.87cm" svg:viewBox="0 0 296 481" svg:d="M296 241c0-54-4-111-28-161-32-68-90-80-120-80-42 0-94 18-122 84-22 48-26 103-26 157s2 116 32 170c30 56 82 70 116 70 38 0 90-14 122-80 22-50 26-104 26-160zM148 467c-28 0-70-18-82-86-8-42-8-106-8-148 0-44 0-89 6-127 14-84 66-90 84-90 22 0 70 12 82 82 8 40 8 91 8 135 0 54 0 100-8 146-10 66-50 88-82 88z">
            <text:p/>
          </draw:path>
          <draw:path draw:style-name="gr11" draw:text-style-name="P3" draw:layer="layout" svg:width="0.249cm" svg:height="0.697cm" svg:x="6.828cm" svg:y="5.812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  <draw:path draw:style-name="gr11" draw:text-style-name="P3" draw:layer="layout" svg:width="0.295cm" svg:height="0.48cm" svg:x="8.972cm" svg:y="5.87cm" svg:viewBox="0 0 296 481" svg:d="M296 241c0-54-4-111-28-161-32-68-90-80-120-80-42 0-92 18-122 84-22 48-26 103-26 157s4 116 32 170c30 56 82 70 116 70 38 0 92-14 122-80 22-50 26-104 26-160zM148 467c-28 0-70-18-82-86-8-42-8-106-8-148 0-44 0-89 6-127 14-84 66-90 84-90 24 0 70 12 82 82 8 40 8 91 8 135 0 54 0 100-8 146-10 66-50 88-82 88z">
            <text:p/>
          </draw:path>
          <draw:path draw:style-name="gr11" draw:text-style-name="P3" draw:layer="layout" svg:width="0.231cm" svg:height="0.466cm" svg:x="12.081cm" svg:y="5.87cm" svg:viewBox="0 0 232 467" svg:d="M144 18c0-16 0-18-16-18-44 46-106 46-128 46 0 7 0 14 0 22 14 0 56 0 92-18 0 120 0 241 0 361 0 24-2 34-66 34-7 0-15 0-22 0 0 7 0 14 0 22 24-4 86-4 114-4s90 0 114 4c0-8 0-15 0-22-7 0-15 0-22 0-64 0-66-8-66-34 0-131 0-262 0-393z">
            <text:p/>
          </draw:path>
        </draw:g>
        <draw:g draw:style-name="gr3">
          <svg:title>TexMaths</svg:title>
          <svg:desc>20§display§w_1 = \{ {\textbf{N}}:0, {\textbf{I}}:1 \} \hspace{6ex} 0 \hspace{9ex} 1}§svg§600§FALSE§</svg:desc>
          <draw:path draw:style-name="gr10" draw:text-style-name="P1" draw:layer="layout" svg:width="10.673cm" svg:height="0.625cm" svg:x="1.604cm" svg:y="6.848cm" svg:viewBox="0 0 10674 626" svg:d="M0 0c3558 0 7116 0 10674 0 0 209 0 417 0 626-3558 0-7116 0-10674 0 0-209 0-417 0-626z">
            <text:p/>
          </draw:path>
          <draw:path draw:style-name="gr11" draw:text-style-name="P3" draw:layer="layout" svg:width="0.465cm" svg:height="0.314cm" svg:x="1.568cm" svg:y="7.027cm" svg:viewBox="0 0 466 315" svg:d="M304 72c4-16 10-42 10-46 0-12-8-18-20-18-8 0-20 4-26 18-2 6-34 140-40 157-4 20-6 34-6 46 0 8 0 10 0 12-16 38-36 60-64 60-56 0-56-52-56-64 0-22 4-50 36-135 8-22 12-32 12-46 0-30-22-56-58-56-66 0-92 102-92 108s5 4 8 6c8 0 8-2 12-12 18-66 46-88 70-88 6 0 18 2 18 24 0 18-8 38-12 50-32 82-40 113-40 139 0 64 48 88 100 88 12 0 44 0 74-48 18 44 66 48 86 48 54 0 84-44 102-86 24-54 48-147 48-181 0-38-20-48-32-48-18 0-34 18-34 34 0 8 4 12 10 18 8 8 26 26 26 60 0 24-22 91-40 127s-42 62-76 62-52-22-52-62c0-20 4-40 6-50 10-39 20-78 30-117z">
            <text:p/>
          </draw:path>
          <draw:path draw:style-name="gr11" draw:text-style-name="P3" draw:layer="layout" svg:width="0.179cm" svg:height="0.324cm" svg:x="2.104cm" svg:y="7.115cm" svg:viewBox="0 0 180 325" svg:d="M112 14c0-12-2-14-16-14-30 32-76 32-96 32 0 6 0 12 0 18 12 0 44 0 72-14 0 83 0 166 0 249 0 16 0 22-50 22-6 0-12 0-18 0 0 6 0 12 0 18 8 0 70-2 88-2 14 0 76 2 88 2 0-6 0-12 0-18-7 0-13 0-20 0-48 0-48-6-48-22 0-90 0-181 0-271z">
            <text:p/>
          </draw:path>
          <draw:path draw:style-name="gr11" draw:text-style-name="P3" draw:layer="layout" svg:width="0.467cm" svg:height="0.163cm" svg:x="2.6cm" svg:y="7.0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9cm" svg:height="0.697cm" svg:x="3.354cm" svg:y="6.812cm" svg:viewBox="0 0 250 698" svg:d="M148 94c0-28 18-74 94-78 4-2 8-4 8-8 0-8-6-8-14-8-70 0-134 36-136 88 0 53 0 106 0 159 0 26 0 48-28 72-24 20-50 22-66 22-4 0-6 4-6 8 0 6 4 6 10 8 48 2 82 28 88 62 2 8 2 10 2 34 0 46 0 91 0 137 0 30 0 52 34 80 28 20 74 28 102 28 8 0 14 0 14-8 0-6-6-6-12-8-44-2-78-24-88-60-2-6-2-8-2-34 0-48 0-97 0-145 0-32-7-44-28-66-15-15-36-22-54-28 56-16 82-48 82-88 0-56 0-111 0-167z">
            <text:p/>
          </draw:path>
          <draw:path draw:style-name="gr11" draw:text-style-name="P3" draw:layer="layout" svg:width="0.575cm" svg:height="0.48cm" svg:x="3.682cm" svg:y="6.856cm" svg:viewBox="0 0 576 481" svg:d="M184 10c-8-8-8-10-24-10-53 0-107 0-160 0 0 11 0 23 0 34 25 0 51 0 76 0 0 131 0 262 0 393 0 16 0 16-20 18-18 2-18 2-38 2-6 0-12 0-18 0 0 11 0 22 0 34 26-4 66-4 94-4 30 0 66 0 94 4 0-12 0-23 0-34-5 0-11 0-16 0-14 0-26 0-38-2-20-2-20-2-20-18 0-122 0-244 0-365 117 136 233 272 350 409 6 8 6 10 18 10 18 0 18-8 18-24 0-135 0-269 0-403 0-16 2-16 22-18 16-2 18-2 38-2 5 0 11 0 16 0 0-11 0-23 0-34-26 2-66 2-94 2s-66 0-94-2c0 11 0 23 0 34 6 0 12 0 18 0 12 0 24 0 36 2 22 2 22 2 22 18 0 94 0 189 0 283-93-109-187-218-280-327z">
            <text:p/>
          </draw:path>
          <draw:path draw:style-name="gr11" draw:text-style-name="P3" draw:layer="layout" svg:width="0.075cm" svg:height="0.3cm" svg:x="4.541cm" svg:y="7.035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95cm" svg:height="0.48cm" svg:x="4.899cm" svg:y="6.87cm" svg:viewBox="0 0 296 481" svg:d="M296 241c0-54-4-111-28-161-32-68-90-80-120-80-42 0-94 18-122 84-22 48-26 103-26 157s2 116 32 170c30 56 82 70 116 70 38 0 90-14 122-80 22-50 26-104 26-160zM148 467c-28 0-70-18-82-86-8-42-8-106-8-148 0-44 0-89 6-127 14-84 66-90 84-90 22 0 70 12 82 82 8 40 8 91 8 135 0 54 0 100-8 146-10 66-50 88-82 88z">
            <text:p/>
          </draw:path>
          <draw:path draw:style-name="gr11" draw:text-style-name="P3" draw:layer="layout" svg:width="0.081cm" svg:height="0.208cm" svg:x="5.283cm" svg:y="7.261cm" svg:viewBox="0 0 82 209" svg:d="M82 74c0-46-16-74-44-74-24 0-38 18-38 38 0 18 14 38 38 38 8 0 18-4 24-10 2-2 3-2 4-2 1 3 2 0 2 10 0 52-26 94-48 117-8 6-8 8-8 10 0 6 4 8 6 8 8 0 64-53 64-135z">
            <text:p/>
          </draw:path>
          <draw:path draw:style-name="gr11" draw:text-style-name="P3" draw:layer="layout" svg:width="0.259cm" svg:height="0.48cm" svg:x="5.559cm" svg:y="6.856cm" svg:viewBox="0 0 260 481" svg:d="M180 34c27 0 53 0 80 0 0-11 0-23 0-34-30 2-98 2-130 2s-102 0-130-2c0 11 0 23 0 34 27 0 53 0 80 0 0 138 0 275 0 413-27 0-53 0-80 0 0 11 0 22 0 34 28-4 98-4 130-4s100 0 130 4c0-12 0-23 0-34-27 0-53 0-80 0 0-138 0-275 0-413z">
            <text:p/>
          </draw:path>
          <draw:path draw:style-name="gr11" draw:text-style-name="P3" draw:layer="layout" svg:width="0.075cm" svg:height="0.3cm" svg:x="6.097cm" svg:y="7.035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29cm" svg:height="0.466cm" svg:x="6.491cm" svg:y="6.87cm" svg:viewBox="0 0 230 467" svg:d="M144 18c0-16 0-18-18-18-42 46-104 46-126 46 0 7 0 14 0 22 14 0 54 0 92-18 0 120 0 241 0 361 0 24-2 34-66 34-7 0-15 0-22 0 0 7 0 14 0 22 24-4 86-4 114-4s88 0 112 4c0-8 0-15 0-22-7 0-15 0-22 0-62 0-64-8-64-34 0-131 0-262 0-393z">
            <text:p/>
          </draw:path>
          <draw:path draw:style-name="gr11" draw:text-style-name="P3" draw:layer="layout" svg:width="0.249cm" svg:height="0.697cm" svg:x="6.829cm" svg:y="6.812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  <draw:path draw:style-name="gr11" draw:text-style-name="P3" draw:layer="layout" svg:width="0.295cm" svg:height="0.48cm" svg:x="8.973cm" svg:y="6.87cm" svg:viewBox="0 0 296 481" svg:d="M296 241c0-54-4-111-28-161-32-68-90-80-120-80-42 0-92 18-122 84-22 48-26 103-26 157s4 116 32 170c30 56 82 70 116 70 38 0 92-14 122-80 22-50 26-104 26-160zM148 467c-28 0-70-18-82-86-8-42-8-106-8-148 0-44 0-89 6-127 14-84 66-90 84-90 24 0 70 12 82 82 8 40 8 91 8 135 0 54 0 100-8 146-10 66-50 88-82 88z">
            <text:p/>
          </draw:path>
          <draw:path draw:style-name="gr11" draw:text-style-name="P3" draw:layer="layout" svg:width="0.231cm" svg:height="0.466cm" svg:x="12.082cm" svg:y="6.87cm" svg:viewBox="0 0 232 467" svg:d="M144 18c0-16 0-18-16-18-44 46-106 46-128 46 0 7 0 14 0 22 14 0 56 0 92-18 0 120 0 241 0 361 0 24-2 34-66 34-7 0-15 0-22 0 0 7 0 14 0 22 24-4 86-4 114-4s90 0 114 4c0-8 0-15 0-22-7 0-15 0-22 0-64 0-66-8-66-34 0-131 0-262 0-393z">
            <text:p/>
          </draw:path>
        </draw:g>
        <draw:g draw:style-name="gr3">
          <svg:title>TexMaths</svg:title>
          <svg:desc>20§display§w_2 = \{ {\textbf{N}}:1, {\textbf{I}}:0 \} \hspace{6ex} 1 \hspace{9ex} 0}§svg§600§FALSE§</svg:desc>
          <draw:path draw:style-name="gr10" draw:text-style-name="P1" draw:layer="layout" svg:width="10.703cm" svg:height="0.627cm" svg:x="1.604cm" svg:y="7.848cm" svg:viewBox="0 0 10704 628" svg:d="M0 0c3568 0 7136 0 10704 0 0 209 0 419 0 628-3568 0-7136 0-10704 0 0-209 0-419 0-628z">
            <text:p/>
          </draw:path>
          <draw:path draw:style-name="gr11" draw:text-style-name="P3" draw:layer="layout" svg:width="0.465cm" svg:height="0.316cm" svg:x="1.568cm" svg:y="8.027cm" svg:viewBox="0 0 466 317" svg:d="M304 72c4-14 12-40 12-44 0-14-10-20-22-20-8 0-20 6-26 20-2 4-34 138-40 156-4 21-6 33-6 47 0 6 0 8 2 12-16 36-38 58-66 58-56 0-56-52-56-64 0-22 4-49 36-135 8-20 12-30 12-44 0-32-22-58-56-58-68 0-94 102-94 108 0 8 5 5 8 8 8 0 8-2 12-14 20-64 46-86 72-86 6 0 16 0 16 22 0 18-8 38-12 50-30 82-40 115-40 141 0 64 48 88 100 88 12 0 46 0 74-50 18 46 66 50 88 50 52 0 84-44 102-86 24-53 46-147 46-181 0-40-20-50-32-50-16 0-34 18-34 34 0 10 4 14 10 18 8 8 26 26 26 60 0 24-20 93-40 127-18 38-42 62-76 62s-52-20-52-60c0-20 4-42 8-52 9-39 19-78 28-117z">
            <text:p/>
          </draw:path>
          <draw:path draw:style-name="gr11" draw:text-style-name="P3" draw:layer="layout" svg:width="0.217cm" svg:height="0.324cm" svg:x="2.082cm" svg:y="8.117cm" svg:viewBox="0 0 218 325" svg:d="M218 235c-6 0-12 0-18 0 0 10-6 40-12 44-4 4-42 4-48 4-31 0-61 0-92 0 52-46 70-60 100-82 36-29 70-59 70-105 0-60-52-96-116-96-60 0-102 42-102 88 0 24 22 26 26 26 12 0 26-8 26-26 0-8-4-26-28-26 14-34 48-44 72-44 48 0 74 38 74 78 0 42-30 76-46 93-39 39-79 78-118 116-6 4-6 6-6 20 67 0 135 0 202 0 5-30 11-60 16-90z">
            <text:p/>
          </draw:path>
          <draw:path draw:style-name="gr11" draw:text-style-name="P3" draw:layer="layout" svg:width="0.465cm" svg:height="0.165cm" svg:x="2.602cm" svg:y="8.079cm" svg:viewBox="0 0 466 166" svg:d="M442 30c12 0 24-1 24-16s-12-14-22-14c-141 0-281 0-422 0-10 0-22-1-22 14s12 16 22 16c140 0 280 0 420 0zM444 166c10 0 22 1 22-14s-12-16-24-16c-140 0-280 0-420 0-10 0-22 1-22 16s12 14 22 14c141 0 281 0 422 0z">
            <text:p/>
          </draw:path>
          <draw:path draw:style-name="gr11" draw:text-style-name="P3" draw:layer="layout" svg:width="0.249cm" svg:height="0.699cm" svg:x="3.354cm" svg:y="7.812cm" svg:viewBox="0 0 250 700" svg:d="M148 94c0-28 18-74 96-78 2 0 6-4 6-8 0-8-6-8-14-8-70 0-134 36-134 88 0 53 0 106 0 159 0 28 0 50-28 72-26 22-52 22-68 24-4 0-6 2-6 6 0 8 4 8 12 8 46 4 80 28 88 64 2 6 2 8 2 34 0 46 0 92 0 137 0 30 0 52 34 78 26 22 72 30 100 30 8 0 14 0 14-8s-4-8-12-8c-44-2-78-26-88-60-2-8-2-8-2-34 0-49 0-98 0-147 0-32-6-44-28-66-14-14-34-22-54-28 58-16 82-48 82-88 0-56 0-111 0-167z">
            <text:p/>
          </draw:path>
          <draw:path draw:style-name="gr11" draw:text-style-name="P3" draw:layer="layout" svg:width="0.577cm" svg:height="0.478cm" svg:x="3.682cm" svg:y="7.858cm" svg:viewBox="0 0 578 479" svg:d="M184 8c-8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073cm" svg:height="0.3cm" svg:x="4.543cm" svg:y="8.035cm" svg:viewBox="0 0 74 301" svg:d="M74 38c0-22-18-38-38-38s-36 17-36 38 16 36 36 36 38-16 38-36zM74 265c0-22-18-38-38-38s-36 17-36 38 16 36 36 36 38-16 38-36z">
            <text:p/>
          </draw:path>
          <draw:path draw:style-name="gr11" draw:text-style-name="P3" draw:layer="layout" svg:width="0.231cm" svg:height="0.464cm" svg:x="4.935cm" svg:y="7.872cm" svg:viewBox="0 0 232 465" svg:d="M144 18c0-18 0-18-16-18-44 44-106 44-128 44 0 7 0 15 0 22 14 0 56 0 92-18 0 120 0 241 0 361 0 26-2 34-66 34-7 0-15 0-22 0 0 7 0 14 0 22 24-2 86-2 114-2s90 0 114 2c0-8 0-15 0-22-7 0-15 0-22 0-64 0-66-8-66-34 0-130 0-261 0-391z">
            <text:p/>
          </draw:path>
          <draw:path draw:style-name="gr11" draw:text-style-name="P3" draw:layer="layout" svg:width="0.081cm" svg:height="0.208cm" svg:x="5.285cm" svg:y="8.263cm" svg:viewBox="0 0 82 209" svg:d="M82 74c0-46-18-74-46-74-22 0-36 18-36 38 0 18 14 36 36 36 8 0 18-2 24-8 2-2 3-2 4-2 2 0 2 0 2 10 0 52-24 94-48 115-8 8-8 10-8 12 0 4 4 8 8 8 8 0 64-53 64-135z">
            <text:p/>
          </draw:path>
          <draw:path draw:style-name="gr11" draw:text-style-name="P3" draw:layer="layout" svg:width="0.259cm" svg:height="0.478cm" svg:x="5.559cm" svg:y="7.858cm" svg:viewBox="0 0 260 479" svg:d="M180 32c27 0 53 0 80 0 0-11 0-21 0-32-28 2-98 2-130 2s-102 0-130-2c0 11 0 21 0 32 27 0 53 0 80 0 0 138 0 277 0 415-27 0-53 0-80 0 0 10 0 21 0 32 28-2 98-2 130-2s102 0 130 2c0-11 0-22 0-32-27 0-53 0-80 0 0-138 0-277 0-415z">
            <text:p/>
          </draw:path>
          <draw:path draw:style-name="gr11" draw:text-style-name="P3" draw:layer="layout" svg:width="0.073cm" svg:height="0.3cm" svg:x="6.099cm" svg:y="8.035cm" svg:viewBox="0 0 74 301" svg:d="M74 38c0-22-18-38-38-38s-36 17-36 38 16 36 36 36 38-16 38-36zM74 265c0-22-18-38-38-38s-36 17-36 38 16 36 36 36 38-16 38-36z">
            <text:p/>
          </draw:path>
          <draw:path draw:style-name="gr11" draw:text-style-name="P3" draw:layer="layout" svg:width="0.295cm" svg:height="0.48cm" svg:x="6.455cm" svg:y="7.872cm" svg:viewBox="0 0 296 481" svg:d="M296 241c0-55-4-111-28-163-32-68-90-78-120-78-42 0-92 18-122 82-22 50-26 104-26 159 0 52 4 116 32 168 30 58 82 72 116 72 38 0 92-14 122-82 22-48 26-102 26-158zM148 465c-28 0-68-18-82-84-8-42-8-108-8-148 0-45 0-91 6-129 14-82 66-90 84-90 24 0 70 14 84 82 6 40 6 93 6 137 0 52 0 100-8 144-10 68-50 88-82 88z">
            <text:p/>
          </draw:path>
          <draw:path draw:style-name="gr11" draw:text-style-name="P3" draw:layer="layout" svg:width="0.247cm" svg:height="0.699cm" svg:x="6.831cm" svg:y="7.812cm" svg:viewBox="0 0 248 700" svg:d="M100 606c0 28-18 74-94 78-4 0-6 4-6 8 0 8 6 8 14 8 68 0 132-34 134-88 0-53 0-106 0-159 0-28 0-50 28-72 24-22 50-22 66-24 4 0 6-2 6-8s-4-6-10-6c-48-4-80-28-88-64-2-6-2-8-2-34 0-46 0-91 0-137 0-30 0-52-34-78-28-22-76-30-100-30-8 0-14 0-14 8s4 8 10 8c44 2 80 26 88 60 2 8 2 8 2 34 0 49 0 98 0 147 0 32 6 44 28 66 16 14 36 22 56 26-58 18-84 50-84 90 0 56 0 112 0 167z">
            <text:p/>
          </draw:path>
          <draw:path draw:style-name="gr11" draw:text-style-name="P3" draw:layer="layout" svg:width="0.231cm" svg:height="0.464cm" svg:x="9.009cm" svg:y="7.872cm" svg:viewBox="0 0 232 465" svg:d="M144 18c0-18 0-18-16-18-44 44-106 44-128 44 0 7 0 15 0 22 14 0 56 0 92-18 0 120 0 241 0 361 0 26-2 34-66 34-7 0-15 0-22 0 0 7 0 14 0 22 24-2 86-2 114-2s90 0 114 2c0-8 0-15 0-22-7 0-15 0-22 0-64 0-66-8-66-34 0-130 0-261 0-391z">
            <text:p/>
          </draw:path>
          <draw:path draw:style-name="gr11" draw:text-style-name="P3" draw:layer="layout" svg:width="0.295cm" svg:height="0.48cm" svg:x="12.048cm" svg:y="7.872cm" svg:viewBox="0 0 296 481" svg:d="M296 241c0-55-4-111-28-163-32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</draw:g>
        <draw:g draw:style-name="gr3">
          <svg:title>TexMaths</svg:title>
          <svg:desc>20§display§w_3 = \{ {\textbf{N}}:1, {\textbf{I}}:1 \} \hspace{6ex} 1 \hspace{9ex} 1}§svg§600§FALSE§</svg:desc>
          <draw:path draw:style-name="gr10" draw:text-style-name="P1" draw:layer="layout" svg:width="10.673cm" svg:height="0.625cm" svg:x="1.604cm" svg:y="8.85cm" svg:viewBox="0 0 10674 626" svg:d="M0 0c3558 0 7116 0 10674 0 0 209 0 417 0 626-3558 0-7116 0-10674 0 0-209 0-417 0-626z">
            <text:p/>
          </draw:path>
          <draw:path draw:style-name="gr11" draw:text-style-name="P3" draw:layer="layout" svg:width="0.465cm" svg:height="0.314cm" svg:x="1.568cm" svg:y="9.029cm" svg:viewBox="0 0 466 315" svg:d="M304 72c4-16 10-42 10-46 0-12-8-18-20-18-8 0-20 4-26 18-2 6-34 140-40 157-4 20-6 34-6 46 0 8 0 10 0 12-16 38-36 60-64 60-56 0-56-52-56-64 0-22 4-50 36-135 8-22 12-32 12-46 0-30-22-56-58-56-66 0-92 102-92 108s5 4 8 6c8 0 8-2 12-12 18-66 46-88 70-88 6 0 18 2 18 24 0 18-8 38-12 50-32 82-40 113-40 139 0 64 48 88 100 88 12 0 44 0 74-48 18 44 66 48 86 48 54 0 84-44 102-86 24-54 48-147 48-181 0-38-20-48-32-48-18 0-34 18-34 34 0 8 4 12 10 18 8 8 26 26 26 60 0 24-22 91-40 127s-42 62-76 62-52-22-52-62c0-20 4-40 6-50 10-39 20-78 30-117z">
            <text:p/>
          </draw:path>
          <draw:path draw:style-name="gr11" draw:text-style-name="P3" draw:layer="layout" svg:width="0.225cm" svg:height="0.334cm" svg:x="2.078cm" svg:y="9.117cm" svg:viewBox="0 0 226 335" svg:d="M108 162c38 0 64 25 64 79 0 60-34 78-62 78-20 0-64-6-84-34 22-2 28-18 28-28 0-16-12-26-28-26-12 0-26 8-26 28 0 46 50 76 110 76 68 0 116-46 116-94 0-38-32-77-86-87 52-20 70-56 70-86 0-38-45-68-100-68s-96 28-96 66c0 16 12 26 26 26 16 0 26-12 26-24 0-14-10-26-26-26 18-22 52-28 70-28 22 0 52 12 52 54 0 20-6 44-20 58-16 20-30 20-54 22-12 0-12 0-16 2-1 2-4 0-4 6s4 6 12 6c9 0 19 0 28 0z">
            <text:p/>
          </draw:path>
          <draw:path draw:style-name="gr11" draw:text-style-name="P3" draw:layer="layout" svg:width="0.467cm" svg:height="0.163cm" svg:x="2.6cm" svg:y="9.0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9cm" svg:height="0.697cm" svg:x="3.354cm" svg:y="8.814cm" svg:viewBox="0 0 250 698" svg:d="M148 94c0-28 18-74 94-78 4-2 8-4 8-8 0-8-6-8-14-8-70 0-134 36-136 88 0 53 0 106 0 159 0 26 0 48-28 72-24 20-50 22-66 22-4 0-6 4-6 8 0 6 4 6 10 8 48 2 82 28 88 62 2 8 2 10 2 34 0 46 0 91 0 137 0 30 0 52 34 80 28 20 74 28 102 28 8 0 14 0 14-8 0-6-6-6-12-8-44-2-78-24-88-60-2-6-2-8-2-34 0-48 0-97 0-145 0-32-7-44-28-66-15-15-36-22-54-28 56-16 82-48 82-88 0-56 0-111 0-167z">
            <text:p/>
          </draw:path>
          <draw:path draw:style-name="gr11" draw:text-style-name="P3" draw:layer="layout" svg:width="0.575cm" svg:height="0.48cm" svg:x="3.682cm" svg:y="8.858cm" svg:viewBox="0 0 576 481" svg:d="M184 10c-8-8-8-10-24-10-53 0-107 0-160 0 0 11 0 23 0 34 25 0 51 0 76 0 0 131 0 262 0 393 0 16 0 16-20 18-18 2-18 2-38 2-6 0-12 0-18 0 0 11 0 22 0 34 26-4 66-4 94-4 30 0 66 0 94 4 0-12 0-23 0-34-5 0-11 0-16 0-14 0-26 0-38-2-20-2-20-2-20-18 0-122 0-244 0-365 117 136 233 272 350 409 6 8 6 10 18 10 18 0 18-8 18-24 0-135 0-269 0-403 0-16 2-16 22-18 16-2 18-2 38-2 5 0 11 0 16 0 0-11 0-23 0-34-26 2-66 2-94 2s-66 0-94-2c0 11 0 23 0 34 6 0 12 0 18 0 12 0 24 0 36 2 22 2 22 2 22 18 0 94 0 189 0 283-93-109-187-218-280-327z">
            <text:p/>
          </draw:path>
          <draw:path draw:style-name="gr11" draw:text-style-name="P3" draw:layer="layout" svg:width="0.075cm" svg:height="0.3cm" svg:x="4.541cm" svg:y="9.037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31cm" svg:height="0.466cm" svg:x="4.935cm" svg:y="8.872cm" svg:viewBox="0 0 232 467" svg:d="M144 18c0-16 0-18-16-18-44 46-106 46-128 46 0 7 0 14 0 22 14 0 54 0 92-18 0 120 0 241 0 361 0 24-2 34-66 34-7 0-15 0-22 0 0 7 0 14 0 22 24-4 86-4 114-4s88 0 114 4c0-8 0-15 0-22-8 0-16 0-24 0-62 0-64-8-64-34 0-131 0-262 0-393z">
            <text:p/>
          </draw:path>
          <draw:path draw:style-name="gr11" draw:text-style-name="P3" draw:layer="layout" svg:width="0.081cm" svg:height="0.208cm" svg:x="5.283cm" svg:y="9.263cm" svg:viewBox="0 0 82 209" svg:d="M82 74c0-46-16-74-44-74-24 0-38 18-38 38 0 18 14 38 38 38 8 0 18-4 24-10 2-2 3-2 4-2 1 3 2 0 2 10 0 52-26 94-48 117-8 6-8 8-8 10 0 6 4 8 6 8 8 0 64-53 64-135z">
            <text:p/>
          </draw:path>
          <draw:path draw:style-name="gr11" draw:text-style-name="P3" draw:layer="layout" svg:width="0.259cm" svg:height="0.48cm" svg:x="5.559cm" svg:y="8.858cm" svg:viewBox="0 0 260 481" svg:d="M180 34c27 0 53 0 80 0 0-11 0-23 0-34-30 2-98 2-130 2s-102 0-130-2c0 11 0 23 0 34 27 0 53 0 80 0 0 138 0 275 0 413-27 0-53 0-80 0 0 11 0 22 0 34 28-4 98-4 130-4s100 0 130 4c0-12 0-23 0-34-27 0-53 0-80 0 0-138 0-275 0-413z">
            <text:p/>
          </draw:path>
          <draw:path draw:style-name="gr11" draw:text-style-name="P3" draw:layer="layout" svg:width="0.075cm" svg:height="0.3cm" svg:x="6.097cm" svg:y="9.037cm" svg:viewBox="0 0 76 301" svg:d="M76 36c0-20-18-36-38-36s-38 16-38 36 18 38 38 38 38-18 38-38zM76 263c0-20-18-38-38-38s-38 18-38 38 18 38 38 38 38-18 38-38z">
            <text:p/>
          </draw:path>
          <draw:path draw:style-name="gr11" draw:text-style-name="P3" draw:layer="layout" svg:width="0.229cm" svg:height="0.466cm" svg:x="6.491cm" svg:y="8.872cm" svg:viewBox="0 0 230 467" svg:d="M144 18c0-16 0-18-18-18-42 46-104 46-126 46 0 7 0 14 0 22 14 0 54 0 92-18 0 120 0 241 0 361 0 24-2 34-66 34-7 0-15 0-22 0 0 7 0 14 0 22 24-4 86-4 114-4s88 0 112 4c0-8 0-15 0-22-7 0-15 0-22 0-62 0-64-8-64-34 0-131 0-262 0-393z">
            <text:p/>
          </draw:path>
          <draw:path draw:style-name="gr11" draw:text-style-name="P3" draw:layer="layout" svg:width="0.249cm" svg:height="0.697cm" svg:x="6.829cm" svg:y="8.814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  <draw:path draw:style-name="gr11" draw:text-style-name="P3" draw:layer="layout" svg:width="0.231cm" svg:height="0.466cm" svg:x="9.009cm" svg:y="8.872cm" svg:viewBox="0 0 232 467" svg:d="M144 18c0-16 0-18-16-18-44 46-106 46-128 46 0 7 0 14 0 22 14 0 54 0 92-18 0 120 0 241 0 361 0 24-2 34-66 34-7 0-15 0-22 0 0 7 0 14 0 22 24-4 86-4 114-4s88 0 114 4c0-8 0-15 0-22-8 0-16 0-24 0-62 0-64-8-64-34 0-131 0-262 0-393z">
            <text:p/>
          </draw:path>
          <draw:path draw:style-name="gr11" draw:text-style-name="P3" draw:layer="layout" svg:width="0.231cm" svg:height="0.466cm" svg:x="12.082cm" svg:y="8.872cm" svg:viewBox="0 0 232 467" svg:d="M144 18c0-16 0-18-16-18-44 46-106 46-128 46 0 7 0 14 0 22 14 0 56 0 92-18 0 120 0 241 0 361 0 24-2 34-66 34-7 0-15 0-22 0 0 7 0 14 0 22 24-4 86-4 114-4s90 0 114 4c0-8 0-15 0-22-7 0-15 0-22 0-64 0-66-8-66-34 0-131 0-262 0-393z">
            <text:p/>
          </draw:path>
        </draw:g>
        <draw:custom-shape draw:style-name="gr14" draw:text-style-name="P10" draw:layer="layout" svg:width="0.855cm" svg:height="0.855cm" svg:x="18.706cm" svg:y="8.1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18.706cm" svg:y="7.3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17.851cm" svg:y="7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855cm" svg:height="0.855cm" svg:x="17.851cm" svg:y="8.15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20§display§W(\textbf{N})§svg§600§FALSE§</svg:desc>
          <draw:path draw:style-name="gr10" draw:text-style-name="P1" draw:layer="layout" svg:width="1.755cm" svg:height="0.627cm" svg:x="17.738cm" svg:y="4.587cm" svg:viewBox="0 0 1756 628" svg:d="M0 0c585 0 1171 0 1756 0 0 209 0 419 0 628-585 0-1171 0-1756 0 0-209 0-419 0-628z">
            <text:p/>
          </draw:path>
          <draw:path draw:style-name="gr11" draw:text-style-name="P3" draw:layer="layout" svg:width="0.696cm" svg:height="0.492cm" svg:x="17.702cm" svg:y="4.599cm" svg:viewBox="0 0 697 493" svg:d="M605 80c16-30 34-56 78-58 6-2 14-2 14-14 0-4-4-8-10-8-16 0-36 2-54 2-22 0-48-2-72-2-4 0-14 0-14 12 0 8 6 10 12 10 16 0 40 6 40 26 0 8-4 14-8 24-63 110-126 219-189 329-9-116-18-231-26-347 0-14-2-32 50-32 10 0 18 0 18-14 0-8-8-8-10-8-28 0-58 2-86 2-16 0-58-2-74-2-4 0-14 0-14 14 0 8 8 8 18 8 30 0 36 4 36 16 2 18 4 36 6 54-60 103-119 206-178 309-9-118-19-237-28-355 0-8 0-24 54-24 8 0 14 0 14-14 0-8-6-5-8-8-30 0-58 2-88 2-24 0-50-2-72-2-4 0-14 0-14 12 0 10 6 10 18 10 36 0 36 6 38 26 10 142 20 284 30 427 2 12 2 18 12 18 8 0 10-4 16-14 69-119 138-238 208-357 8 117 17 235 26 353 0 14 2 18 10 18 10 0 14-8 18-14 76-133 153-266 229-399z">
            <text:p/>
          </draw:path>
          <draw:path draw:style-name="gr11" draw:text-style-name="P3" draw:layer="layout" svg:width="0.161cm" svg:height="0.699cm" svg:x="18.493cm" svg:y="4.551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574cm" svg:height="0.478cm" svg:x="18.723cm" svg:y="4.597cm" svg:viewBox="0 0 575 479" svg:d="M184 8c-8-8-8-8-22-8-54 0-108 0-162 0 0 11 0 21 0 32 25 0 51 0 76 0 0 132 0 263 0 395 0 14 0 16-20 18-16 2-18 2-38 2-6 0-12 0-18 0 0 10 0 21 0 32 28-2 68-2 94-2 30 0 66 0 96 2 0-11 0-22 0-32-6 0-12 0-18 0-12 0-24-2-38-2-20-2-20-4-20-18 0-122 0-245 0-367 116 137 232 274 348 411 8 8 8 8 19 8 18 0 18-6 18-22 0-135 0-270 0-405 0-14 2-16 22-18 16-2 18-2 38-2 6 0 11 0 16 0 0-11 0-21 0-32-26 2-66 2-94 2-27 0-65 0-93-2 0 11 0 21 0 32 6 0 12 0 18 0 12 0 24 0 36 2 20 2 22 4 22 18 0 94 0 189 0 283-94-109-187-218-280-327z">
            <text:p/>
          </draw:path>
          <draw:path draw:style-name="gr11" draw:text-style-name="P3" draw:layer="layout" svg:width="0.163cm" svg:height="0.699cm" svg:x="19.366cm" svg:y="4.551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18.193cm" svg:y="6.6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18.157cm" svg:y="6.6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18.993cm" svg:y="6.6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18.959cm" svg:y="6.6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17.394cm" svg:y="8.3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17.36cm" svg:y="8.3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17.394cm" svg:y="7.4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17.358cm" svg:y="7.4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12§display§\textbf{N}§svg§600§FALSE§</svg:desc>
          <draw:path draw:style-name="gr10" draw:text-style-name="P1" draw:layer="layout" svg:width="0.3cm" svg:height="0.243cm" svg:x="18.524cm" svg:y="5.974cm" svg:viewBox="0 0 301 244" svg:d="M0 0c100 0 201 0 301 0 0 81 0 163 0 244-100 0-201 0-301 0 0-81 0-163 0-244z">
            <text:p/>
          </draw:path>
          <draw:path draw:style-name="gr11" draw:text-style-name="P3" draw:layer="layout" svg:width="0.343cm" svg:height="0.286cm" svg:x="18.502cm" svg:y="5.952cm" svg:viewBox="0 0 344 287" svg:d="M110 6c-5-6-5-6-14-6-32 0-64 0-96 0 0 6 0 13 0 19 15 0 30 0 45 0 0 79 0 157 0 236 0 9 0 9-12 12-10 1-10 1-22 1-4 0-7 0-11 0 0 6 0 13 0 19 16-1 39-1 56-1 18 0 40 0 56 1 0-6 0-13 0-19-3 0-6 0-9 0-9 0-16-1-23-1-12-3-13-3-13-12 0-73 0-146 0-219 70 82 139 163 209 245 5 6 5 6 12 6 11 0 11-4 11-13 0-81 0-161 0-242 0-9 0-9 12-12 10-1 10-1 22-1 4 0 7 0 11 0 0-6 0-13 0-19-16 1-39 1-56 1-18 0-40 0-56-1 0 6 0 13 0 19 3 0 6 0 9 0 9 0 16 1 23 1 12 3 13 3 13 12 0 56 0 113 0 169-56-65-111-130-167-195z">
            <text:p/>
          </draw:path>
        </draw:g>
        <draw:g draw:style-name="gr3">
          <svg:title>TexMaths</svg:title>
          <svg:desc>12§display§\textbf{I}§svg§600§FALSE§</svg:desc>
          <draw:path draw:style-name="gr10" draw:text-style-name="P1" draw:layer="layout" svg:width="0.11cm" svg:height="0.244cm" svg:x="16.723cm" svg:y="7.974cm" svg:viewBox="0 0 111 245" svg:d="M0 0c37 0 74 0 111 0 0 82 0 163 0 245-37 0-74 0-111 0 0-82 0-163 0-245z">
            <text:p/>
          </draw:path>
          <draw:path draw:style-name="gr11" draw:text-style-name="P3" draw:layer="layout" svg:width="0.153cm" svg:height="0.287cm" svg:x="16.702cm" svg:y="7.953cm" svg:viewBox="0 0 154 288" svg:d="M106 20c16 0 32 0 48 0 0-6 0-13 0-20-17 1-58 1-77 1-20 0-60 0-77-1 0 7 0 14 0 20 16 0 32 0 48 0 0 83 0 165 0 248-16 0-32 0-48 0 0 7 0 13 0 20 17-1 57-1 77-1 19 0 60 0 77 1 0-7 0-13 0-20-16 0-32 0-48 0 0-83 0-165 0-248z">
            <text:p/>
          </draw:path>
        </draw:g>
        <draw:custom-shape draw:style-name="gr14" draw:text-style-name="P10" draw:layer="layout" svg:width="0.855cm" svg:height="0.855cm" svg:x="24.306cm" svg:y="8.1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855cm" svg:height="0.855cm" svg:x="24.306cm" svg:y="7.3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855cm" svg:height="0.855cm" svg:x="23.451cm" svg:y="7.3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3.451cm" svg:y="8.15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20§display§W({\textbf{N}} \rightarrow {\textbf{I}})§svg§600§FALSE§</svg:desc>
          <draw:path draw:style-name="gr10" draw:text-style-name="P1" draw:layer="layout" svg:width="3.155cm" svg:height="0.625cm" svg:x="22.538cm" svg:y="4.587cm" svg:viewBox="0 0 3156 626" svg:d="M0 0c1052 0 2104 0 3156 0 0 209 0 417 0 626-1052 0-2104 0-3156 0 0-209 0-417 0-626z">
            <text:p/>
          </draw:path>
          <draw:path draw:style-name="gr11" draw:text-style-name="P3" draw:layer="layout" svg:width="0.697cm" svg:height="0.492cm" svg:x="22.502cm" svg:y="4.597cm" svg:viewBox="0 0 698 493" svg:d="M606 82c18-30 34-56 78-60 6 0 14 0 14-14 0-2-4-8-8-8-18 0-38 2-54 2-24 0-50-2-74-2-4 0-14 0-14 14 0 8 6 8 12 8 16 2 40 6 40 28 0 8-2 14-8 22-64 109-127 219-190 329-9-115-18-230-26-345 0-14-2-32 50-34 10 0 18 0 18-14 0-6-8-8-10-8-28 0-58 2-86 2-16 0-58-2-74-2-4 0-14 0-14 14 0 8 8 8 18 8 30 0 36 4 36 18 1 18 2 36 4 54-59 102-117 204-176 307-9-118-19-235-28-353 0-8 0-24 54-26 6 0 14 0 14-14 0-8-8-8-10-8-28 0-56 2-86 2-24 0-50-2-74-2-2 0-12 0-12 14 0 8 6 8 18 8 34 0 36 6 36 26 11 142 21 284 32 427 2 12 2 18 12 18 8 0 10-4 16-14 69-119 139-238 208-357 8 117 17 235 26 353 0 14 2 18 10 18 10 0 14-6 18-12 76-133 153-266 230-399z">
            <text:p/>
          </draw:path>
          <draw:path draw:style-name="gr11" draw:text-style-name="P3" draw:layer="layout" svg:width="0.161cm" svg:height="0.697cm" svg:x="23.294cm" svg:y="4.551cm" svg:viewBox="0 0 162 698" svg:d="M162 690c0-2 0-2-12-14-86-88-110-219-110-327 0-122 28-243 114-331 8-8 8-8 8-12s-2-6-6-6c-8 0-70 48-112 136-36 77-44 155-44 213 0 54 8 140 46 217 42 86 102 132 110 132 4 0 6-2 6-8z">
            <text:p/>
          </draw:path>
          <draw:path draw:style-name="gr11" draw:text-style-name="P3" draw:layer="layout" svg:width="0.577cm" svg:height="0.48cm" svg:x="23.523cm" svg:y="4.595cm" svg:viewBox="0 0 578 481" svg:d="M186 10c-8-8-10-10-24-10-54 0-108 0-162 0 0 11 0 23 0 34 25 0 51 0 76 0 0 131 0 262 0 393 0 16 0 16-20 18-16 2-18 2-38 2-6 0-12 0-18 0 0 11 0 22 0 34 28-4 68-4 96-4s66 0 94 4c0-12 0-23 0-34-6 0-12 0-18 0-12 0-24 0-36-2-22-2-22-2-22-18 0-122 0-244 0-365 117 136 233 272 350 409 6 8 8 10 18 10 20 0 20-8 20-24 0-135 0-269 0-403 0-16 0-16 20-18 18-2 18-2 38-2 6 0 12 0 18 0 0-11 0-23 0-34-26 2-66 2-94 2-30 0-66 0-96-2 0 11 0 23 0 34 6 0 12 0 18 0 12 0 24 0 38 2 20 2 20 2 20 18 0 94 0 189 0 283-93-109-186-218-278-327z">
            <text:p/>
          </draw:path>
          <draw:path draw:style-name="gr11" draw:text-style-name="P3" draw:layer="layout" svg:width="0.623cm" svg:height="0.362cm" svg:x="24.363cm" svg:y="4.719cm" svg:viewBox="0 0 624 363" svg:d="M546 195c-38 30-56 58-62 68-32 48-26 61-38 92 0 8 8 8 14 8 12 0 14 0 16-14 16-68 58-126 136-158 10-4 12-6 12-10s-4-7-6-7c-32-12-116-46-142-164-2-8-4-10-16-10-6 0-14 0-14 8 0 2 6 46 36 92 14 22 34 46 64 68-174 0-348 0-522 0-12 0-24 0-24 13 0 14 12 14 24 14 174 0 348 0 522 0z">
            <text:p/>
          </draw:path>
          <draw:path draw:style-name="gr11" draw:text-style-name="P3" draw:layer="layout" svg:width="0.259cm" svg:height="0.48cm" svg:x="25.244cm" svg:y="4.595cm" svg:viewBox="0 0 260 481" svg:d="M180 34c27 0 53 0 80 0 0-11 0-23 0-34-30 2-98 2-130 2s-102 0-130-2c0 11 0 23 0 34 27 0 53 0 80 0 0 138 0 275 0 413-27 0-53 0-80 0 0 11 0 22 0 34 28-4 98-4 130-4s100 0 130 4c0-12 0-23 0-34-27 0-53 0-80 0 0-138 0-275 0-413z">
            <text:p/>
          </draw:path>
          <draw:path draw:style-name="gr11" draw:text-style-name="P3" draw:layer="layout" svg:width="0.161cm" svg:height="0.697cm" svg:x="25.568cm" svg:y="4.551cm" svg:viewBox="0 0 162 698" svg:d="M162 349c0-54-8-140-46-217-42-86-102-132-110-132-4 0-6 2-6 6s0 4 12 18c70 68 110 179 110 325 0 120-26 241-114 331-8 8-8 8-8 10 0 6 2 8 6 8 8 0 70-48 112-136 36-77 44-155 44-213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3.793cm" svg:y="6.6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3.757cm" svg:y="6.6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4.593cm" svg:y="6.6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4.559cm" svg:y="6.6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2.994cm" svg:y="8.3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2.96cm" svg:y="8.3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2.994cm" svg:y="7.4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2.958cm" svg:y="7.4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12§display§\textbf{N}§svg§600§FALSE§</svg:desc>
          <draw:path draw:style-name="gr10" draw:text-style-name="P1" draw:layer="layout" svg:width="0.3cm" svg:height="0.243cm" svg:x="24.124cm" svg:y="5.974cm" svg:viewBox="0 0 301 244" svg:d="M0 0c100 0 201 0 301 0 0 81 0 163 0 244-100 0-201 0-301 0 0-81 0-163 0-244z">
            <text:p/>
          </draw:path>
          <draw:path draw:style-name="gr11" draw:text-style-name="P3" draw:layer="layout" svg:width="0.343cm" svg:height="0.286cm" svg:x="24.102cm" svg:y="5.952cm" svg:viewBox="0 0 344 287" svg:d="M110 6c-5-6-5-6-14-6-32 0-64 0-96 0 0 6 0 13 0 19 15 0 30 0 45 0 0 79 0 157 0 236 0 9 0 9-12 12-10 1-10 1-22 1-4 0-7 0-11 0 0 6 0 13 0 19 16-1 39-1 56-1 18 0 40 0 56 1 0-6 0-13 0-19-3 0-6 0-9 0-9 0-16-1-23-1-12-3-13-3-13-12 0-73 0-146 0-219 70 82 139 163 209 245 5 6 5 6 12 6 11 0 11-4 11-13 0-81 0-161 0-242 0-9 0-9 12-12 10-1 10-1 22-1 4 0 7 0 11 0 0-6 0-13 0-19-16 1-39 1-56 1-18 0-40 0-56-1 0 6 0 13 0 19 3 0 6 0 9 0 9 0 16 1 23 1 12 3 13 3 13 12 0 56 0 113 0 169-56-65-111-130-167-195z">
            <text:p/>
          </draw:path>
        </draw:g>
        <draw:g draw:style-name="gr3">
          <svg:title>TexMaths</svg:title>
          <svg:desc>12§display§\textbf{I}§svg§600§FALSE§</svg:desc>
          <draw:path draw:style-name="gr10" draw:text-style-name="P1" draw:layer="layout" svg:width="0.11cm" svg:height="0.244cm" svg:x="22.323cm" svg:y="7.974cm" svg:viewBox="0 0 111 245" svg:d="M0 0c37 0 74 0 111 0 0 82 0 163 0 245-37 0-74 0-111 0 0-82 0-163 0-245z">
            <text:p/>
          </draw:path>
          <draw:path draw:style-name="gr11" draw:text-style-name="P3" draw:layer="layout" svg:width="0.153cm" svg:height="0.287cm" svg:x="22.302cm" svg:y="7.953cm" svg:viewBox="0 0 154 288" svg:d="M106 20c16 0 32 0 48 0 0-6 0-13 0-20-17 1-58 1-77 1-20 0-60 0-77-1 0 7 0 14 0 20 16 0 32 0 48 0 0 83 0 165 0 248-16 0-32 0-48 0 0 7 0 13 0 20 17-1 57-1 77-1 19 0 60 0 77 1 0-7 0-13 0-20-16 0-32 0-48 0 0-83 0-165 0-248z">
            <text:p/>
          </draw:path>
        </draw:g>
        <draw:custom-shape draw:style-name="gr14" draw:text-style-name="P10" draw:layer="layout" svg:width="0.855cm" svg:height="0.855cm" svg:x="23.706cm" svg:y="12.8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3.706cm" svg:y="12.0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2.851cm" svg:y="12.0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2.851cm" svg:y="12.85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3.193cm" svg:y="11.3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3.157cm" svg:y="11.3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3.993cm" svg:y="11.3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3.959cm" svg:y="11.3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2.394cm" svg:y="13.081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2.36cm" svg:y="13.045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2.394cm" svg:y="12.181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2.358cm" svg:y="12.145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12§display§\textbf{N}§svg§600§FALSE§</svg:desc>
          <draw:path draw:style-name="gr10" draw:text-style-name="P1" draw:layer="layout" svg:width="0.3cm" svg:height="0.243cm" svg:x="23.524cm" svg:y="10.674cm" svg:viewBox="0 0 301 244" svg:d="M0 0c100 0 201 0 301 0 0 81 0 163 0 244-100 0-201 0-301 0 0-81 0-163 0-244z">
            <text:p/>
          </draw:path>
          <draw:path draw:style-name="gr11" draw:text-style-name="P3" draw:layer="layout" svg:width="0.343cm" svg:height="0.286cm" svg:x="23.502cm" svg:y="10.652cm" svg:viewBox="0 0 344 287" svg:d="M110 6c-5-6-5-6-14-6-32 0-64 0-96 0 0 6 0 13 0 19 15 0 30 0 45 0 0 79 0 157 0 236 0 9 0 9-12 12-10 1-10 1-22 1-4 0-7 0-11 0 0 6 0 13 0 19 16-1 39-1 56-1 18 0 40 0 56 1 0-6 0-13 0-19-3 0-6 0-9 0-9 0-16-1-23-1-12-3-13-3-13-12 0-73 0-146 0-219 70 82 139 163 209 245 5 6 5 6 12 6 11 0 11-4 11-13 0-81 0-161 0-242 0-9 0-9 12-12 10-1 10-1 22-1 4 0 7 0 11 0 0-6 0-13 0-19-16 1-39 1-56 1-18 0-40 0-56-1 0 6 0 13 0 19 3 0 6 0 9 0 9 0 16 1 23 1 12 3 13 3 13 12 0 56 0 113 0 169-56-65-111-130-167-195z">
            <text:p/>
          </draw:path>
        </draw:g>
        <draw:g draw:style-name="gr3">
          <svg:title>TexMaths</svg:title>
          <svg:desc>12§display§\textbf{I}§svg§600§FALSE§</svg:desc>
          <draw:path draw:style-name="gr10" draw:text-style-name="P1" draw:layer="layout" svg:width="0.11cm" svg:height="0.244cm" svg:x="21.723cm" svg:y="12.674cm" svg:viewBox="0 0 111 245" svg:d="M0 0c37 0 74 0 111 0 0 82 0 163 0 245-37 0-74 0-111 0 0-82 0-163 0-245z">
            <text:p/>
          </draw:path>
          <draw:path draw:style-name="gr11" draw:text-style-name="P3" draw:layer="layout" svg:width="0.153cm" svg:height="0.287cm" svg:x="21.702cm" svg:y="12.653cm" svg:viewBox="0 0 154 288" svg:d="M106 20c16 0 32 0 48 0 0-6 0-13 0-20-17 1-58 1-77 1-20 0-60 0-77-1 0 7 0 14 0 20 16 0 32 0 48 0 0 83 0 165 0 248-16 0-32 0-48 0 0 7 0 13 0 20 17-1 57-1 77-1 19 0 60 0 77 1 0-7 0-13 0-20-16 0-32 0-48 0 0-83 0-165 0-248z">
            <text:p/>
          </draw:path>
        </draw:g>
        <draw:line draw:style-name="gr16" draw:text-style-name="P4" draw:layer="layout" svg:x1="19.006cm" svg:y1="12.488cm" svg:x2="20.351cm" svg:y2="12.488cm">
          <text:p/>
        </draw:lin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frame presentation:style-name="pr7" draw:text-style-name="P8" draw:layer="layout" svg:width="24.802cm" svg:height="6.426cm" svg:x="1.391cm" svg:y="4.085cm">
          <draw:text-box>
            <text:p text:style-name="P7"><text:span text:style-name="T20">D</text:span><text:span text:style-name="T20">i</text:span><text:span text:style-name="T20">e</text:span><text:span text:style-name="T20"> </text:span><text:span text:style-name="T20">M</text:span><text:span text:style-name="T20">e</text:span><text:span text:style-name="T20">n</text:span><text:span text:style-name="T20">g</text:span><text:span text:style-name="T20">e</text:span><text:span text:style-name="T20"> </text:span><text:span text:style-name="T20">d</text:span><text:span text:style-name="T20">e</text:span><text:span text:style-name="T20">r</text:span><text:span text:style-name="T20"> </text:span><text:span text:style-name="T20">W</text:span><text:span text:style-name="T20">e</text:span><text:span text:style-name="T20">l</text:span><text:span text:style-name="T20">t</text:span><text:span text:style-name="T20">e</text:span><text:span text:style-name="T20">n</text:span><text:span text:style-name="T20">,</text:span><text:span text:style-name="T20"> </text:span><text:span text:style-name="T20">d</text:span><text:span text:style-name="T20">i</text:span><text:span text:style-name="T20">e</text:span><text:span text:style-name="T20"> </text:span><text:span text:style-name="T20">d</text:span><text:span text:style-name="T20">i</text:span><text:span text:style-name="T20">e</text:span><text:span text:style-name="T20"> </text:span><text:span text:style-name="T20">B</text:span><text:span text:style-name="T20">e</text:span><text:span text:style-name="T20">d</text:span><text:span text:style-name="T20">i</text:span><text:span text:style-name="T20">n</text:span><text:span text:style-name="T20">g</text:span><text:span text:style-name="T20">u</text:span><text:span text:style-name="T20">n</text:span><text:span text:style-name="T20">g</text:span><text:span text:style-name="T20">e</text:span><text:span text:style-name="T20">n</text:span><text:span text:style-name="T20"> </text:span><text:span text:style-name="T20">i</text:span><text:span text:style-name="T20">n</text:span><text:span text:style-name="T20"> </text:span><text:span text:style-name="T4">W</text:span><text:span text:style-name="T4">B</text:span><text:span text:style-name="T20"> </text:span><text:span text:style-name="T20">e</text:span><text:span text:style-name="T20">r</text:span><text:span text:style-name="T20">f</text:span><text:span text:style-name="T20">ü</text:span><text:span text:style-name="T20">l</text:span><text:span text:style-name="T20">l</text:span><text:span text:style-name="T20">e</text:span><text:span text:style-name="T20">n</text:span><text:span text:style-name="T20">,</text:span><text:span text:style-name="T20"> </text:span><text:span text:style-name="T20">b</text:span><text:span text:style-name="T20">e</text:span><text:span text:style-name="T20">s</text:span><text:span text:style-name="T20">t</text:span><text:span text:style-name="T20">e</text:span><text:span text:style-name="T20">h</text:span><text:span text:style-name="T20">t</text:span><text:span text:style-name="T20"> </text:span><text:span text:style-name="T20">n</text:span><text:span text:style-name="T20">u</text:span><text:span text:style-name="T20">r</text:span><text:span text:style-name="T20"> </text:span><text:span text:style-name="T20">a</text:span><text:span text:style-name="T20">u</text:span><text:span text:style-name="T20">s</text:span><text:span text:style-name="T20"> </text:span><text:span text:style-name="T2">w</text:span><text:span text:style-name="T5">3</text:span><text:span text:style-name="T5"> </text:span><text:span text:style-name="T20">: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>W</text:span><text:span text:style-name="T20">i</text:span><text:span text:style-name="T20">e</text:span><text:span text:style-name="T20"> </text:span><text:span text:style-name="T20">k</text:span><text:span text:style-name="T20">ö</text:span><text:span text:style-name="T20">n</text:span><text:span text:style-name="T20">n</text:span><text:span text:style-name="T20">e</text:span><text:span text:style-name="T20">n</text:span><text:span text:style-name="T20"> </text:span><text:span text:style-name="T20">w</text:span><text:span text:style-name="T20">i</text:span><text:span text:style-name="T20">r</text:span><text:span text:style-name="T20"> </text:span><text:span text:style-name="T20">b</text:span><text:span text:style-name="T20">e</text:span><text:span text:style-name="T20">w</text:span><text:span text:style-name="T20">e</text:span><text:span text:style-name="T20">i</text:span><text:span text:style-name="T20">s</text:span><text:span text:style-name="T20">e</text:span><text:span text:style-name="T20">n</text:span><text:span text:style-name="T20">,</text:span><text:span text:style-name="T20"> </text:span><text:span text:style-name="T20">d</text:span><text:span text:style-name="T20">a</text:span><text:span text:style-name="T20">s</text:span><text:span text:style-name="T20">s</text:span><text:span text:style-name="T20"> </text:span><text:span text:style-name="T20">d</text:span><text:span text:style-name="T20">i</text:span><text:span text:style-name="T20">e</text:span><text:span text:style-name="T20">s</text:span><text:span text:style-name="T20"> </text:span><text:span text:style-name="T20">m</text:span><text:span text:style-name="T20">a</text:span><text:span text:style-name="T20">t</text:span><text:span text:style-name="T20">h</text:span><text:span text:style-name="T20">e</text:span><text:span text:style-name="T20">m</text:span><text:span text:style-name="T20">a</text:span><text:span text:style-name="T20">t</text:span><text:span text:style-name="T20">i</text:span><text:span text:style-name="T20">s</text:span><text:span text:style-name="T20">c</text:span><text:span text:style-name="T20">h</text:span><text:span text:style-name="T20"> </text:span><text:span text:style-name="T20">w</text:span><text:span text:style-name="T20">a</text:span><text:span text:style-name="T20">h</text:span><text:span text:style-name="T20">r</text:span><text:span text:style-name="T20"> </text:span><text:span text:style-name="T20">i</text:span><text:span text:style-name="T20">s</text:span><text:span text:style-name="T20">t</text:span><text:span text:style-name="T20">?</text:span><text:span text:style-name="T20"> </text:span><text:span text:style-name="T20">E</text:span><text:span text:style-name="T20">i</text:span><text:span text:style-name="T20">n</text:span><text:span text:style-name="T20"> </text:span><text:span text:style-name="T20">A</text:span><text:span text:style-name="T20">n</text:span><text:span text:style-name="T20">s</text:span><text:span text:style-name="T20">a</text:span><text:span text:style-name="T20">t</text:span><text:span text:style-name="T20">z</text:span><text:span text:style-name="T20"> </text:span><text:span text:style-name="T20">k</text:span><text:span text:style-name="T20">ö</text:span><text:span text:style-name="T20">n</text:span><text:span text:style-name="T20">n</text:span><text:span text:style-name="T20">t</text:span><text:span text:style-name="T20">e</text:span><text:span text:style-name="T20"> </text:span><text:span text:style-name="T20">d</text:span><text:span text:style-name="T20">a</text:span><text:span text:style-name="T20">r</text:span><text:span text:style-name="T20">i</text:span><text:span text:style-name="T20">n</text:span><text:span text:style-name="T20"> </text:span><text:span text:style-name="T20">b</text:span><text:span text:style-name="T20">e</text:span><text:span text:style-name="T20">s</text:span><text:span text:style-name="T20">t</text:span><text:span text:style-name="T20">e</text:span><text:span text:style-name="T20">h</text:span><text:span text:style-name="T20">e</text:span><text:span text:style-name="T20">n</text:span><text:span text:style-name="T20">,</text:span><text:span text:style-name="T20"> </text:span><text:span text:style-name="T20">l</text:span><text:span text:style-name="T20">o</text:span><text:span text:style-name="T20">g</text:span><text:span text:style-name="T20">i</text:span><text:span text:style-name="T20">s</text:span><text:span text:style-name="T20">c</text:span><text:span text:style-name="T20">h</text:span><text:span text:style-name="T20">e</text:span><text:span text:style-name="T20"> </text:span><text:span text:style-name="T20">Ä</text:span><text:span text:style-name="T20">q</text:span><text:span text:style-name="T20">u</text:span><text:span text:style-name="T20">i</text:span><text:span text:style-name="T20">v</text:span><text:span text:style-name="T20">a</text:span><text:span text:style-name="T20">l</text:span><text:span text:style-name="T20">e</text:span><text:span text:style-name="T20">n</text:span><text:span text:style-name="T20">z</text:span><text:span text:style-name="T20">e</text:span><text:span text:style-name="T20">n</text:span><text:span text:style-name="T20"> </text:span><text:span text:style-name="T20">z</text:span><text:span text:style-name="T20">u</text:span><text:span text:style-name="T20"> </text:span><text:span text:style-name="T20">v</text:span><text:span text:style-name="T20">e</text:span><text:span text:style-name="T20">r</text:span><text:span text:style-name="T20">w</text:span><text:span text:style-name="T20">e</text:span><text:span text:style-name="T20">n</text:span><text:span text:style-name="T20">d</text:span><text:span text:style-name="T20">e</text:span><text:span text:style-name="T20">n</text:span><text:span text:style-name="T20">,</text:span><text:span text:style-name="T20"> </text:span><text:span text:style-name="T20">u</text:span><text:span text:style-name="T20">m</text:span><text:span text:style-name="T20"> </text:span><text:span text:style-name="T20">d</text:span><text:span text:style-name="T20">i</text:span><text:span text:style-name="T20">e</text:span><text:span text:style-name="T20"> </text:span><text:span text:style-name="T20">K</text:span><text:span text:style-name="T20">o</text:span><text:span text:style-name="T20">n</text:span><text:span text:style-name="T20">j</text:span><text:span text:style-name="T20">u</text:span><text:span text:style-name="T20">n</text:span><text:span text:style-name="T20">k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e</text:span><text:span text:style-name="T20">r</text:span><text:span text:style-name="T20"> </text:span><text:span text:style-name="T20">F</text:span><text:span text:style-name="T20">o</text:span><text:span text:style-name="T20">r</text:span><text:span text:style-name="T20">m</text:span><text:span text:style-name="T20">e</text:span><text:span text:style-name="T20">l</text:span><text:span text:style-name="T20">n</text:span><text:span text:style-name="T20"> </text:span><text:span text:style-name="T20">i</text:span><text:span text:style-name="T20">n</text:span><text:span text:style-name="T20"> </text:span><text:span text:style-name="T20">W</text:span><text:span text:style-name="T20">B</text:span><text:span text:style-name="T20"> </text:span><text:span text:style-name="T20">z</text:span><text:span text:style-name="T20">u</text:span><text:span text:style-name="T20"> </text:span><text:span text:style-name="T21">v</text:span><text:span text:style-name="T21">e</text:span><text:span text:style-name="T21">r</text:span><text:span text:style-name="T21">e</text:span><text:span text:style-name="T21">i</text:span><text:span text:style-name="T21">n</text:span><text:span text:style-name="T21">f</text:span><text:span text:style-name="T21">a</text:span><text:span text:style-name="T21">c</text:span><text:span text:style-name="T21">h</text:span><text:span text:style-name="T21">e</text:span><text:span text:style-name="T21">n</text:span><text:span text:style-name="T20">.</text:span></text:p>
          </draw:text-box>
        </draw:frame>
        <draw:g draw:style-name="gr3">
          <svg:title>TexMaths</svg:title>
          <svg:desc>20§display§W(\text{WB}) = \bigcap \limits_{f \in \text{WB}} W(f) = W({\textbf{N}}) \bigcap W({\textbf{N}} \rightarrow {\textbf{I}}) ) = \{ w_3 \}§svg§600§FALSE§</svg:desc>
          <draw:path draw:style-name="gr10" draw:text-style-name="P1" draw:layer="layout" svg:width="16.779cm" svg:height="1.537cm" svg:x="1.537cm" svg:y="6.073cm" svg:viewBox="0 0 16780 1538" svg:d="M0 0c5593 0 11187 0 16780 0 0 513 0 1025 0 1538-5593 0-11187 0-16780 0 0-513 0-1025 0-1538z">
            <text:p/>
          </draw:path>
          <draw:path draw:style-name="gr11" draw:text-style-name="P3" draw:layer="layout" svg:width="0.697cm" svg:height="0.492cm" svg:x="1.501cm" svg:y="6.225cm" svg:viewBox="0 0 698 493" svg:d="M606 82c18-32 34-56 80-60 6-2 12-2 12-14 0-4-2-8-8-8-16 0-36 2-54 2-24 0-50-2-74-2-4 0-12 0-12 14 0 6 6 8 10 8 16 0 42 6 42 26 0 8-4 14-10 24-63 110-127 220-190 330-9-116-17-232-26-348 0-14-2-32 50-32 12 0 18 0 18-14 0-8-8-8-10-8-28 0-58 2-86 2-16 0-58-2-74-2-4 0-12 0-12 14 0 8 6 8 16 8 32 0 36 4 38 18 1 18 3 36 4 54-59 102-119 205-178 308-9-119-17-238-26-356 0-8 0-24 52-24 8 0 16 0 16-14 0-8-7-5-10-8-28 0-58 2-88 2-24 0-48-2-72-2-4 0-14 0-14 14 0 8 6 8 18 8 36 0 36 6 38 26 10 142 20 285 30 427 2 14 2 18 12 18 8 0 10-4 18-14 69-119 137-238 206-357 9 118 17 236 26 353 2 16 2 18 10 18 10 0 14-6 18-12 77-133 153-266 230-399z">
            <text:p/>
          </draw:path>
          <draw:path draw:style-name="gr11" draw:text-style-name="P3" draw:layer="layout" svg:width="0.163cm" svg:height="0.7cm" svg:x="2.293cm" svg:y="6.177cm" svg:viewBox="0 0 164 701" svg:d="M164 695c0-2 0-4-12-16-88-88-110-220-110-327 0-122 26-244 112-332 10-8 10-10 10-12 0-6-2-8-8-8s-70 48-110 138c-36 76-46 154-46 214 0 54 8 139 48 217 42 88 102 132 108 132s8-2 8-6z">
            <text:p/>
          </draw:path>
          <draw:path draw:style-name="gr11" draw:text-style-name="P3" draw:layer="layout" svg:width="0.695cm" svg:height="0.492cm" svg:x="2.511cm" svg:y="6.225cm" svg:viewBox="0 0 696 493" svg:d="M626 68c12-40 42-46 70-46 0-7 0-15 0-22-22 2-44 2-64 2s-66-2-84-2c0 7 0 15 0 22 48 0 62 24 62 36 0 4-2 10-4 14-35 108-71 217-106 326-37-115-75-230-112-344 0-4-2-8-2-12 0-20 40-20 58-20 0-7 0-15 0-22-24 2-71 2-98 2s-58-2-86-2c0 7 0 15 0 22 40 0 54 0 62 24 5 17 11 33 16 50-33 100-65 201-98 302-37-116-75-231-112-346-2-2-2-8-2-10 0-20 40-20 58-20 0-7 0-15 0-22-24 2-73 2-100 2s-56-2-84-2c0 7 0 15 0 22 52 0 54 4 64 30 47 143 93 286 140 429 2 6 4 12 14 12 8 0 10-4 14-14 39-118 77-237 116-355 39 119 77 238 116 357 2 6 4 12 14 12s10-4 14-14c45-137 89-274 134-411z">
            <text:p/>
          </draw:path>
          <draw:path draw:style-name="gr11" draw:text-style-name="P3" draw:layer="layout" svg:width="0.431cm" svg:height="0.478cm" svg:x="3.245cm" svg:y="6.225cm" svg:viewBox="0 0 432 479" svg:d="M130 222c0-58 0-115 0-172 0-24 2-28 36-28 29 0 57 0 86 0 68 0 94 60 94 96 0 46-36 104-114 104-34 0-68 0-102 0zM296 228c70-12 118-58 118-110 0-60-66-118-156-118-86 0-172 0-258 0 0 7 0 15 0 22 6 0 12 0 18 0 54 0 54 8 54 32 0 123 0 246 0 369 0 26 0 34-54 34-6 0-12 0-18 0 0 8 0 15 0 22 92 0 184 0 276 0 94 0 156-63 156-129 0-60-58-112-136-122zM254 457c-29 0-59 0-88 0-34 0-36-6-36-28 0-63 0-127 0-191 45 0 89 0 134 0 68 0 98 66 98 112 0 50-36 107-108 107z">
            <text:p/>
          </draw:path>
          <draw:path draw:style-name="gr11" draw:text-style-name="P3" draw:layer="layout" svg:width="0.163cm" svg:height="0.7cm" svg:x="3.757cm" svg:y="6.177cm" svg:viewBox="0 0 164 701" svg:d="M164 352c0-56-8-140-46-220-42-86-104-132-110-132-4 0-8 4-8 8 0 2 0 4 14 16 70 70 110 182 110 328 0 119-26 243-114 331-10 8-10 10-10 12 0 4 4 6 8 6 6 0 70-48 112-136 36-78 44-155 44-213z">
            <text:p/>
          </draw:path>
          <draw:path draw:style-name="gr11" draw:text-style-name="P3" draw:layer="layout" svg:width="0.467cm" svg:height="0.163cm" svg:x="4.225cm" svg:y="6.44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701cm" svg:height="0.982cm" svg:x="5.411cm" svg:y="6.037cm" svg:viewBox="0 0 702 983" svg:d="M642 943c0 10 0 40 30 40s30-30 30-40c0-203 0-405 0-607 0-182-155-336-352-336s-350 154-350 336c0 202 0 404 0 607 0 10 0 40 28 40 30 0 30-30 30-40 0-202 0-404 0-605 0-160 135-280 292-280s292 120 292 280c0 201 0 403 0 605z">
            <text:p/>
          </draw:path>
          <draw:path draw:style-name="gr11" draw:text-style-name="P3" draw:layer="layout" svg:width="0.259cm" svg:height="0.444cm" svg:x="4.965cm" svg:y="7.202cm" svg:viewBox="0 0 260 445" svg:d="M164 152c16 0 32 0 48 0 10 0 16 0 16-12 0-6-6-6-16-6-15 0-31 0-46 0 12-62 16-86 20-100 2-10 14-20 26-20 7 2 14 0 22 6-20 6-22 24-22 26 0 10 10 18 20 18 14 0 28-10 28-30 0-22-24-34-48-34-22 0-46 12-60 36-10 18-14 40-24 98-13 0-25 0-38 0-10 0-16 0-16 10 0 8 6 8 14 8 12 0 24 0 36 0 0 2-30 180-42 232-4 10-12 47-36 47-7-2-12 0-20-6 20-6 20-23 20-27 0-10-8-18-18-18-14 0-28 12-28 30 0 21 22 35 46 35 32 0 54-31 60-43 18-32 30-92 30-98 9-51 19-102 28-152z">
            <text:p/>
          </draw:path>
          <draw:path draw:style-name="gr11" draw:text-style-name="P3" draw:layer="layout" svg:width="0.271cm" svg:height="0.319cm" svg:x="5.311cm" svg:y="7.263cm" svg:viewBox="0 0 272 320" svg:d="M252 172c8 0 20 0 20-12s-12-12-20-12c-76 0-152 0-228 0 8-70 68-124 144-124 28 0 56 0 84 0 8 0 20 0 20-12s-12-12-20-12c-29 0-57 0-86 0-92 0-166 72-166 160 0 90 76 160 166 160 29 0 57 0 86 0 8 0 20 0 20-12s-12-12-20-12c-28 0-56 0-84 0-76 0-136-52-144-124 76 0 152 0 228 0z">
            <text:p/>
          </draw:path>
          <draw:path draw:style-name="gr11" draw:text-style-name="P3" draw:layer="layout" svg:width="0.535cm" svg:height="0.345cm" svg:x="5.651cm" svg:y="7.212cm" svg:viewBox="0 0 536 346" svg:d="M486 50c6-18 18-32 50-32 0-6 0-12 0-18-4 0-30 2-44 2-22 0-42-2-64-2 0 6 0 12 0 18 28 0 42 12 42 24 0 2 0 4-2 10-27 75-55 150-82 226-29-80-57-160-86-240-2-6-1-4-2-6 0-14 28-14 42-14 0-6 0-12 0-18-26 0-58 2-74 2-20 0-40 0-60-2 0 6 0 12 0 18 26 0 34 0 40 6 2 4 10 22 14 34-27 73-53 146-80 220-29-80-57-159-86-238-2-6-1-5-2-8 0-14 28-14 40-14 0-6 0-12 0-18-24 0-56 2-72 2-20 0-40 0-60-2 0 6 0 12 0 18 30 0 38 0 46 18 35 99 71 198 106 298 4 8 6 12 14 12s10-6 12-12c30-84 60-168 90-252 30 84 60 168 90 252 2 6 4 12 14 12 8 0 10-4 12-12 34-95 68-190 102-284z">
            <text:p/>
          </draw:path>
          <draw:path draw:style-name="gr11" draw:text-style-name="P3" draw:layer="layout" svg:width="0.327cm" svg:height="0.335cm" svg:x="6.232cm" svg:y="7.212cm" svg:viewBox="0 0 328 336" svg:d="M0 0c0 6 0 12 0 18 3 0 7 0 10 0 38 0 40 4 40 22 0 85 0 170 0 256 0 16-2 22-40 22-3 0-7 0-10 0 0 6 0 12 0 18 69 0 139 0 208 0 68 0 120-44 120-90 0-44-44-80-104-86 48-8 88-38 88-76 0-44-50-84-120-84-64 0-128 0-192 0zM92 154c0-39 0-79 0-118 0-14 2-18 24-18 25 0 49 0 74 0 48 0 74 34 74 66 0 34-34 70-90 70-27 0-55 0-82 0zM116 318c-22 0-24-4-24-20 0-44 0-87 0-130 35 0 71 0 106 0 52 0 78 42 78 76 0 36-32 74-86 74-25 0-49 0-74 0z">
            <text:p/>
          </draw:path>
          <draw:path draw:style-name="gr11" draw:text-style-name="P3" draw:layer="layout" svg:width="0.697cm" svg:height="0.492cm" svg:x="6.75cm" svg:y="6.225cm" svg:viewBox="0 0 698 493" svg:d="M606 82c18-32 34-56 78-60 8-2 14-2 14-14 0-4-2-8-8-8-18 0-36 2-54 2-24 0-50-2-74-2-4 0-12 0-12 14 0 6 6 8 10 8 16 0 42 6 42 26 0 8-4 14-10 24-63 110-127 220-190 330-9-116-17-232-26-348 0-14-2-32 50-32 12 0 18 0 18-14 0-8-8-8-10-8-28 0-58 2-86 2-16 0-58-2-74-2-4 0-14 0-14 14 0 8 8 8 18 8 30 0 36 4 38 18 1 18 3 36 4 54-59 102-119 205-178 308-9-119-19-238-28-356 0-8 0-24 54-24 8 0 14 0 14-14 0-8-5-5-8-8-30 0-58 2-88 2-24 0-50-2-74-2-2 0-12 0-12 14 0 8 6 8 18 8 34 0 36 6 38 26 10 142 20 285 30 427 2 14 2 18 12 18 8 0 10-4 16-14 69-119 139-238 208-357 9 118 17 236 26 353 0 16 2 18 10 18 10 0 14-6 18-12 77-133 153-266 230-399z">
            <text:p/>
          </draw:path>
          <draw:path draw:style-name="gr11" draw:text-style-name="P3" draw:layer="layout" svg:width="0.163cm" svg:height="0.7cm" svg:x="7.542cm" svg:y="6.177cm" svg:viewBox="0 0 164 701" svg:d="M164 695c0-2 0-4-12-16-88-88-110-220-110-327 0-122 26-244 112-332 10-8 10-10 10-12 0-6-4-8-8-8-6 0-70 48-112 138-36 76-44 154-44 214 0 54 8 139 46 217 44 88 104 132 110 132 4 0 8-2 8-6z">
            <text:p/>
          </draw:path>
          <draw:path draw:style-name="gr11" draw:text-style-name="P3" draw:layer="layout" svg:width="0.349cm" svg:height="0.638cm" svg:x="7.784cm" svg:y="6.209cm" svg:viewBox="0 0 350 639" svg:d="M220 214c20 0 40 0 60 0 14 0 22 0 22-14 0-8-8-8-20-8-19 0-39 0-58 0 5-27 11-53 16-80 2-14 12-64 16-72 6-14 18-24 34-24 2 0 20 0 34 12-32 4-38 28-38 38 0 16 12 24 26 24 18 0 38-14 38-42 0-32-32-48-60-48-24 0-70 14-90 82-4 16-6 22-24 110-16 0-32 0-48 0-14 0-20 0-20 14 0 8 6 8 18 8 16 0 32 0 48 0-18 92-36 185-54 277-12 68-24 132-60 132-4 0-22 0-34-14 32-2 38-26 38-36 0-18-12-26-26-26-18 0-38 16-38 42 0 32 30 50 60 50 38 0 66-42 78-70 24-44 40-128 40-134 14-73 28-147 42-221z">
            <text:p/>
          </draw:path>
          <draw:path draw:style-name="gr11" draw:text-style-name="P3" draw:layer="layout" svg:width="0.163cm" svg:height="0.7cm" svg:x="8.206cm" svg:y="6.177cm" svg:viewBox="0 0 164 701" svg:d="M164 352c0-56-8-140-48-220-42-86-102-132-108-132s-8 4-8 8c0 2 0 4 14 16 68 70 108 182 108 328 0 119-26 243-112 331-10 8-10 10-10 12 0 4 2 6 8 6s70-48 110-136c36-78 46-155 46-213z">
            <text:p/>
          </draw:path>
          <draw:path draw:style-name="gr11" draw:text-style-name="P3" draw:layer="layout" svg:width="0.467cm" svg:height="0.163cm" svg:x="8.674cm" svg:y="6.44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697cm" svg:height="0.492cm" svg:x="9.416cm" svg:y="6.225cm" svg:viewBox="0 0 698 493" svg:d="M606 82c16-32 34-56 78-60 6-2 14-2 14-14 0-4-4-8-10-8-16 0-36 2-54 2-24 0-50-2-72-2-4 0-14 0-14 14 0 6 6 8 10 8 18 0 42 6 42 26 0 8-4 14-8 24-63 110-127 220-190 330-9-116-17-232-26-348-2-14-2-32 48-32 12 0 20 0 20-14 0-8-8-8-12-8-28 0-56 2-84 2-18 0-58-2-74-2-4 0-14 0-14 14 0 8 8 8 16 8 32 0 36 4 38 18 1 18 3 36 4 54-59 102-119 205-178 308-9-119-17-238-26-356 0-8 0-24 54-24 6 0 14 0 14-14 0-8-8-8-10-8-28 0-58 2-86 2-24 0-50-2-74-2-4 0-12 0-12 14 0 8 6 8 16 8 36 0 36 6 38 26 11 142 21 285 32 427 0 14 2 18 10 18 10 0 12-4 18-14 69-119 137-238 206-357 9 118 17 236 26 353 2 16 4 18 12 18s14-6 16-12c77-133 155-266 232-399z">
            <text:p/>
          </draw:path>
          <draw:path draw:style-name="gr11" draw:text-style-name="P3" draw:layer="layout" svg:width="0.161cm" svg:height="0.7cm" svg:x="10.208cm" svg:y="6.177cm" svg:viewBox="0 0 162 701" svg:d="M162 695c0-2 0-4-12-16-88-88-110-220-110-327 0-122 28-244 114-332 8-8 8-10 8-12 0-6-2-8-6-8-8 0-70 48-112 138-36 76-44 154-44 214 0 54 8 139 46 217 42 88 102 132 110 132 4 0 6-2 6-6z">
            <text:p/>
          </draw:path>
          <draw:path draw:style-name="gr11" draw:text-style-name="P3" draw:layer="layout" svg:width="0.577cm" svg:height="0.48cm" svg:x="10.438cm" svg:y="6.223cm" svg:viewBox="0 0 578 481" svg:d="M184 8c-6-8-8-8-22-8-54 0-108 0-162 0 0 11 0 21 0 32 25 0 51 0 76 0 0 132 0 264 0 395 0 16 0 16-20 18-16 2-18 2-38 2-6 0-12 0-18 0 0 12 0 23 0 34 28-2 68-2 94-2 30 0 66 0 96 2 0-11 0-22 0-34-6 0-12 0-18 0-12 0-24 0-38-2-20-2-20-2-20-18 0-122 0-245 0-367 117 137 233 274 350 411 6 8 8 10 18 10 20 0 20-8 20-24 0-134 0-269 0-403 0-16 0-18 20-20 18-2 18-2 38-2 6 0 12 0 18 0 0-11 0-21 0-32-26 2-66 2-94 2-30 0-66 0-96-2 0 11 0 21 0 32 6 0 12 0 18 0 12 0 24 2 38 2 20 2 20 4 20 20 0 94 0 189 0 284-93-110-187-220-280-330z">
            <text:p/>
          </draw:path>
          <draw:path draw:style-name="gr11" draw:text-style-name="P3" draw:layer="layout" svg:width="0.163cm" svg:height="0.7cm" svg:x="11.084cm" svg:y="6.177cm" svg:viewBox="0 0 164 701" svg:d="M164 352c0-56-8-140-48-220-42-86-102-132-110-132-4 0-6 4-6 8 0 2 0 4 14 16 68 70 108 182 108 328 0 119-26 243-112 331-10 8-10 10-10 12 0 4 2 6 6 6 8 0 72-48 112-136 36-78 46-155 46-213z">
            <text:p/>
          </draw:path>
          <draw:path draw:style-name="gr11" draw:text-style-name="P3" draw:layer="layout" svg:width="0.701cm" svg:height="0.982cm" svg:x="11.474cm" svg:y="6.037cm" svg:viewBox="0 0 702 983" svg:d="M642 943c0 10 0 40 30 40s30-30 30-40c0-203 0-405 0-607 0-182-155-336-352-336s-350 154-350 336c0 202 0 404 0 607 0 10 0 40 28 40 30 0 30-30 30-40 0-202 0-404 0-605 0-160 135-280 292-280s292 120 292 280c0 201 0 403 0 605z">
            <text:p/>
          </draw:path>
          <draw:path draw:style-name="gr11" draw:text-style-name="P3" draw:layer="layout" svg:width="0.697cm" svg:height="0.492cm" svg:x="12.372cm" svg:y="6.225cm" svg:viewBox="0 0 698 493" svg:d="M606 82c16-32 34-56 78-60 6-2 14-2 14-14 0-4-4-8-10-8-16 0-36 2-54 2-24 0-50-2-72-2-4 0-14 0-14 14 0 6 6 8 10 8 18 0 42 6 42 26 0 8-4 14-10 24-63 110-125 220-188 330-9-116-17-232-26-348-2-14-2-32 48-32 12 0 20 0 20-14 0-8-8-8-12-8-28 0-56 2-84 2-18 0-58-2-74-2-4 0-14 0-14 14 0 8 6 8 16 8 32 0 36 4 38 18 1 18 3 36 4 54-59 102-119 205-178 308-9-119-17-238-26-356 0-8 0-24 54-24 6 0 14 0 14-14 0-8-8-8-10-8-28 0-58 2-86 2-26 0-50-2-74-2-4 0-12 0-12 14 0 8 6 8 16 8 36 0 36 6 38 26 11 142 21 285 32 427 0 14 0 18 10 18s12-4 18-14c69-119 137-238 206-357 9 118 17 236 26 353 2 16 4 18 12 18s12-6 16-12c77-133 155-266 232-399z">
            <text:p/>
          </draw:path>
          <draw:path draw:style-name="gr11" draw:text-style-name="P3" draw:layer="layout" svg:width="0.161cm" svg:height="0.7cm" svg:x="13.164cm" svg:y="6.177cm" svg:viewBox="0 0 162 701" svg:d="M162 695c0-2 0-4-12-16-88-88-110-220-110-327 0-122 26-244 114-332 8-8 8-10 8-12 0-6-2-8-6-8-8 0-70 48-112 138-36 76-44 154-44 214 0 54 8 139 46 217 42 88 102 132 110 132 4 0 6-2 6-6z">
            <text:p/>
          </draw:path>
          <draw:path draw:style-name="gr11" draw:text-style-name="P3" draw:layer="layout" svg:width="0.577cm" svg:height="0.48cm" svg:x="13.394cm" svg:y="6.223cm" svg:viewBox="0 0 578 481" svg:d="M184 8c-6-8-8-8-22-8-54 0-108 0-162 0 0 11 0 21 0 32 25 0 51 0 76 0 0 132 0 264 0 395 0 16 0 16-20 18-16 2-18 2-38 2-6 0-12 0-18 0 0 12 0 23 0 34 28-2 68-2 94-2 30 0 66 0 96 2 0-11 0-22 0-34-6 0-12 0-18 0-12 0-24 0-38-2-20-2-20-2-20-18 0-122 0-245 0-367 117 137 233 274 350 411 6 8 8 10 18 10 20 0 20-8 20-24 0-134 0-269 0-403 0-16 0-18 20-20 18-2 18-2 38-2 6 0 12 0 18 0 0-11 0-21 0-32-28 2-68 2-94 2-30 0-66 0-96-2 0 11 0 21 0 32 6 0 12 0 18 0 12 0 24 2 38 2 20 2 20 4 20 20 0 94 0 189 0 284-93-110-187-220-280-330z">
            <text:p/>
          </draw:path>
          <draw:path draw:style-name="gr11" draw:text-style-name="P3" draw:layer="layout" svg:width="0.623cm" svg:height="0.365cm" svg:x="14.233cm" svg:y="6.345cm" svg:viewBox="0 0 624 366" svg:d="M548 198c-40 30-58 58-64 68-32 48-25 61-38 92 0 8 10 8 14 8 12 0 14 0 16-14 16-68 58-126 138-160 8-2 10-3 10-8s-4-8-6-8c-30-12-116-48-142-164-2-10-4-12-16-12-4 0-14 0-14 8 0 2 8 46 36 94 14 20 36 46 66 68-174 0-348 0-522 0-14 0-26 0-26 14s12 14 26 14c174 0 348 0 522 0z">
            <text:p/>
          </draw:path>
          <draw:path draw:style-name="gr11" draw:text-style-name="P3" draw:layer="layout" svg:width="0.259cm" svg:height="0.48cm" svg:x="15.115cm" svg:y="6.223cm" svg:viewBox="0 0 260 481" svg:d="M180 32c27 0 53 0 80 0 0-11 0-21 0-32-28 2-98 2-130 2s-100 0-130-2c0 11 0 21 0 32 27 0 53 0 80 0 0 138 0 277 0 415-27 0-53 0-80 0 0 12 0 23 0 34 30-2 98-2 130-2s102 0 130 2c0-11 0-22 0-34-27 0-53 0-80 0 0-138 0-277 0-415z">
            <text:p/>
          </draw:path>
          <draw:path draw:style-name="gr11" draw:text-style-name="P3" draw:layer="layout" svg:width="0.161cm" svg:height="0.7cm" svg:x="15.439cm" svg:y="6.177cm" svg:viewBox="0 0 162 701" svg:d="M162 352c0-56-6-140-46-220-42-86-102-132-110-132-4 0-6 4-6 8 0 2 0 4 14 16 68 70 108 182 108 328 0 119-26 243-114 331-8 8-8 10-8 12 0 4 2 6 6 6 8 0 72-48 112-136 36-78 44-155 44-213z">
            <text:p/>
          </draw:path>
          <draw:path draw:style-name="gr11" draw:text-style-name="P3" draw:layer="layout" svg:width="0.161cm" svg:height="0.7cm" svg:x="15.713cm" svg:y="6.177cm" svg:viewBox="0 0 162 701" svg:d="M162 352c0-56-8-140-46-220-42-86-102-132-110-132-4 0-6 4-6 8 0 2 0 4 12 16 70 70 110 182 110 328 0 119-26 243-114 331-8 8-8 10-8 12 0 4 2 6 6 6 8 0 70-48 112-136 36-78 44-155 44-213z">
            <text:p/>
          </draw:path>
          <draw:path draw:style-name="gr11" draw:text-style-name="P3" draw:layer="layout" svg:width="0.467cm" svg:height="0.163cm" svg:x="16.179cm" svg:y="6.446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11" draw:text-style-name="P3" draw:layer="layout" svg:width="0.249cm" svg:height="0.7cm" svg:x="16.933cm" svg:y="6.177cm" svg:viewBox="0 0 250 701" svg:d="M148 94c0-28 18-72 96-78 2 0 6-4 6-8 0-8-6-8-14-8-70 0-134 36-134 88 0 53 0 106 0 160 0 28 0 50-28 74-26 20-52 22-68 22-4 0-6 4-6 8 0 6 4 6 12 8 46 2 80 28 88 61 2 8 2 10 2 34 0 47 0 94 0 140 0 28 0 52 34 78 26 20 72 28 100 28 8 0 14 0 14-8 0-6-4-6-12-6-44-4-78-26-88-62-2-6-2-8-2-32 0-49 0-98 0-148 0-31-6-43-28-65-14-16-34-22-54-28 58-16 82-48 82-90 0-56 0-112 0-168z">
            <text:p/>
          </draw:path>
          <draw:path draw:style-name="gr11" draw:text-style-name="P3" draw:layer="layout" svg:width="0.463cm" svg:height="0.317cm" svg:x="17.255cm" svg:y="6.393cm" svg:viewBox="0 0 464 318" svg:d="M304 74c4-16 10-42 10-46 0-12-10-20-20-20-8 0-22 6-26 20-2 6-36 140-40 158-6 20-6 34-6 46 0 8 0 8 0 12-16 38-38 60-64 60-56 0-56-52-56-64 0-22 2-50 36-136 8-22 12-32 12-46 0-32-24-58-58-58-66 0-92 102-92 110 0 6 6 6 8 6 6 0 8-2 10-12 20-66 48-88 72-88 6 0 18 2 18 24 0 18-8 36-14 48-30 84-38 116-38 142 0 64 46 88 100 88 12 0 44 0 72-48 18 44 68 48 88 48 54 0 84-44 102-86 24-54 46-148 46-182 0-38-18-50-30-50-18 0-36 20-36 34 0 10 4 14 12 20 6 8 24 26 24 60 0 24-20 92-38 128s-44 62-78 62c-32 0-52-22-52-62 0-20 6-42 8-50 10-40 20-79 30-118z">
            <text:p/>
          </draw:path>
          <draw:path draw:style-name="gr11" draw:text-style-name="P3" draw:layer="layout" svg:width="0.225cm" svg:height="0.335cm" svg:x="17.763cm" svg:y="6.482cm" svg:viewBox="0 0 226 336" svg:d="M108 162c38 0 66 26 66 80 0 60-36 78-64 78-20 0-62-4-84-34 24 0 30-18 30-28 0-16-12-26-28-26-14 0-28 8-28 28 0 46 52 76 112 76 68 0 114-46 114-94 0-38-30-78-84-88 52-20 70-56 70-86 0-38-46-68-100-68s-96 26-96 66c0 16 10 26 26 26 14 0 24-12 24-24 0-16-10-26-24-26 16-22 50-28 68-28 24 0 54 12 54 54 0 20-6 44-20 58-16 20-30 20-54 22-12 0-14 0-16 2-1 2-4 0-4 6s4 6 12 6c9 0 17 0 26 0z">
            <text:p/>
          </draw:path>
          <draw:path draw:style-name="gr11" draw:text-style-name="P3" draw:layer="layout" svg:width="0.249cm" svg:height="0.7cm" svg:x="18.103cm" svg:y="6.177cm" svg:viewBox="0 0 250 701" svg:d="M102 609c0 28-20 72-96 78-4 0-6 2-6 6 0 8 8 8 14 8 68 0 134-34 134-88 0-53 0-106 0-160 0-26 0-47 28-71 26-20 52-22 68-22 2-2 6-4 6-8 0-8-4-8-12-8-46-2-80-28-88-62-2-8-2-10-2-34 0-47 0-94 0-140 0-30 0-52-34-78-28-22-76-30-100-30-6 0-14 0-14 8s4 8 12 8c44 4 78 26 88 62 2 6 2 8 2 32 0 49 0 98 0 148 0 32 4 44 28 66 14 16 34 22 54 28-58 16-82 48-82 87 0 57 0 114 0 170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7" draw:layer="layout" svg:width="26.63cm" svg:height="11.181cm" svg:x="0.62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2"><text:span text:style-name="T22">1. Identität 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2"><text:span text:style-name="T22">2. Dominanz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13"><text:span text:style-name="T22">3. Idempotenz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2"><text:span text:style-name="T22">4. Doppelnegation 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4">
                <text:p text:style-name="P14"><text:span text:style-name="T22">5. Kommutativ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2"><text:span text:style-name="T22">6. Assoziativ 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2"><text:span text:style-name="T22">7. Distributiv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2"><text:span text:style-name="T22">8. De-Morgan-Gesetze 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2"><text:span text:style-name="T22">9. Absorptions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4">
                <text:p text:style-name="P14"><text:span text:style-name="T22">10. Implikation</text:span><text:span text:style-name="T1"> 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4">
                <text:p text:style-name="P14"><text:span text:style-name="T22">11. Kontraposition</text:span><text:span text:style-name="T1"> 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2.629cm" svg:x="1.401cm" svg:y="0.629cm" presentation:class="title" presentation:user-transformed="true">
          <draw:text-box>
            <text:p>Äquivalenzgesetze</text:p>
          </draw:text-box>
        </draw:frame>
        <draw:g draw:style-name="gr3">
          <svg:title>TexMaths</svg:title>
          <svg:desc>22§display§p \wedge 1 \equiv p§svg§600§FALSE§</svg:desc>
          <draw:path draw:style-name="gr10" draw:text-style-name="P1" draw:layer="layout" svg:width="2.985cm" svg:height="0.58cm" svg:x="10.248cm" svg:y="3.943cm" svg:viewBox="0 0 2986 581" svg:d="M0 0c995 0 1991 0 2986 0 0 194 0 387 0 581-995 0-1991 0-2986 0 0-194 0-387 0-581z">
            <text:p/>
          </draw:path>
          <draw:path draw:style-name="gr11" draw:text-style-name="P3" draw:layer="layout" svg:width="0.401cm" svg:height="0.488cm" svg:x="10.208cm" svg:y="4.075cm" svg:viewBox="0 0 402 489" svg:d="M59 434c-6 26-6 31-41 31-9 0-18 0-18 15 0 7 4 9 11 9 20 0 42-2 64-2 26 0 53 2 77 2 4 0 13 0 13-15 0-9-7-9-18-9-39 0-39-5-39-11 0-11 33-136 37-154 11 22 33 49 73 49 88 0 184-112 184-226 0-70-44-123-101-123-39 0-77 29-101 59-9-41-42-59-70-59-35 0-51 31-57 44-14 26-25 72-25 74 0 9 6 6 9 9 9 0 9-2 13-17 14-55 29-92 58-92 13 0 24 6 24 35 0 17-2 26-7 39-28 114-57 228-86 342zM196 101c4-22 26-42 39-55 27-22 51-28 64-28 31 0 48 26 48 72s-26 134-39 162c-27 55-64 79-93 79-50 0-59-63-59-68 0-2 0-2 2-11 13-50 25-101 38-151z">
            <text:p/>
          </draw:path>
          <draw:path draw:style-name="gr11" draw:text-style-name="P3" draw:layer="layout" svg:width="0.43cm" svg:height="0.475cm" svg:x="10.835cm" svg:y="3.957cm" svg:viewBox="0 0 431 476" svg:d="M233 15c-7-13-11-15-18-15-11 0-13 4-17 15-64 144-128 287-191 430-5 9-7 11-7 15 0 9 7 16 15 16 7 0 14-2 18-18 61-135 122-270 182-405 61 135 121 270 181 405 9 18 15 18 20 18 6 0 15-7 15-16 0-2 0-4-7-13-63-144-127-288-191-432z">
            <text:p/>
          </draw:path>
          <draw:path draw:style-name="gr11" draw:text-style-name="P3" draw:layer="layout" svg:width="0.254cm" svg:height="0.51cm" svg:x="11.547cm" svg:y="3.904cm" svg:viewBox="0 0 255 511" svg:d="M158 20c0-18 0-20-17-20-46 48-115 48-141 48 0 8 0 16 0 24 15 0 62 0 101-19 0 132 0 264 0 397 0 28-2 37-70 37-9 0-18 0-27 0 0 8 0 16 0 24 29-2 95-2 126-2s99 0 125 2c0-8 0-16 0-24-8 0-16 0-24 0-70 0-73-9-73-37 0-144 0-287 0-430z">
            <text:p/>
          </draw:path>
          <draw:path draw:style-name="gr11" draw:text-style-name="P3" draw:layer="layout" svg:width="0.513cm" svg:height="0.328cm" svg:x="12.123cm" svg:y="4.06cm" svg:viewBox="0 0 514 329" svg:d="M486 31c13 0 28 0 28-16 0-15-15-15-28-15-153 0-306 0-460 0-13 0-26 0-26 15 0 16 15 16 26 16 154 0 307 0 460 0zM486 329c13 0 28 0 28-15 0-16-15-16-28-16-153 0-306 0-460 0-11 0-26 0-26 16 0 15 13 15 26 15 154 0 307 0 460 0zM486 180c13 0 28 0 28-16 0-15-15-15-28-15-153 0-306 0-460 0-13 0-26 0-26 15 0 16 13 16 26 16 154 0 307 0 460 0z">
            <text:p/>
          </draw:path>
          <draw:path draw:style-name="gr11" draw:text-style-name="P3" draw:layer="layout" svg:width="0.401cm" svg:height="0.488cm" svg:x="12.871cm" svg:y="4.075cm" svg:viewBox="0 0 402 489" svg:d="M59 434c-6 26-8 31-41 31-9 0-18 0-18 15 0 7 2 9 9 9 22 0 44-2 66-2 24 0 50 2 77 2 2 0 13 0 13-15 0-9-9-9-20-9-37 0-37-5-37-11 0-11 33-136 37-154 11 22 31 49 70 49 91 0 187-112 187-226 0-70-44-123-103-123-37 0-75 29-101 59-7-41-40-59-68-59-35 0-51 31-57 44-16 26-25 72-25 74 0 9 7 9 9 9 9 0 9-2 13-17 14-55 29-92 58-92 13 0 24 6 24 35 0 17-5 26-7 39-28 114-57 228-86 342zM196 101c4-22 24-42 39-55 27-22 49-28 62-28 31 0 50 26 50 72s-26 134-39 162c-27 55-64 79-93 79-50 0-61-63-61-68 0-2 0-2 2-11 13-50 26-101 40-151z">
            <text:p/>
          </draw:path>
        </draw:g>
        <draw:g draw:style-name="gr3">
          <svg:title>TexMaths</svg:title>
          <svg:desc>22§display§p \vee 0 \equiv p§svg§600§FALSE§</svg:desc>
          <draw:path draw:style-name="gr10" draw:text-style-name="P1" draw:layer="layout" svg:width="2.985cm" svg:height="0.58cm" svg:x="20.85cm" svg:y="3.944cm" svg:viewBox="0 0 2986 581" svg:d="M0 0c995 0 1991 0 2986 0 0 194 0 387 0 581-995 0-1991 0-2986 0 0-194 0-387 0-581z">
            <text:p/>
          </draw:path>
          <draw:path draw:style-name="gr11" draw:text-style-name="P3" draw:layer="layout" svg:width="0.401cm" svg:height="0.488cm" svg:x="20.81cm" svg:y="4.076cm" svg:viewBox="0 0 402 489" svg:d="M59 434c-6 26-6 31-41 31-9 0-18 0-18 15 0 7 4 9 11 9 20 0 42-2 64-2 26 0 53 2 77 2 4 0 13 0 13-15 0-9-7-9-18-9-39 0-39-5-39-11 0-11 33-136 37-154 11 22 33 49 73 49 88 0 184-112 184-226 0-70-44-123-101-123-39 0-77 29-101 59-9-41-42-59-70-59-35 0-51 31-57 44-14 26-25 72-25 74 0 9 6 6 9 9 9 0 9-2 13-17 14-55 29-92 58-92 13 0 24 6 24 35 0 17-2 26-7 39-28 114-57 228-86 342zM196 101c4-22 26-42 39-55 27-22 51-28 64-28 31 0 48 26 48 72s-26 134-39 162c-27 55-64 79-93 79-50 0-59-63-59-68 0-2 0-2 2-11 13-50 25-101 38-151z">
            <text:p/>
          </draw:path>
          <draw:path draw:style-name="gr11" draw:text-style-name="P3" draw:layer="layout" svg:width="0.43cm" svg:height="0.475cm" svg:x="21.437cm" svg:y="3.958cm" svg:viewBox="0 0 431 476" svg:d="M424 31c5-11 7-11 7-16 0-8-9-15-15-15-9 0-14 4-20 18-60 135-120 270-181 405-60-136-121-272-182-408-4-13-11-15-18-15-8 0-15 7-15 15 0 3 0 3 4 11 65 144 129 288 194 432 6 13 11 18 17 18 9 0 14-7 18-18 64-142 128-285 191-427z">
            <text:p/>
          </draw:path>
          <draw:path draw:style-name="gr11" draw:text-style-name="P3" draw:layer="layout" svg:width="0.324cm" svg:height="0.527cm" svg:x="22.112cm" svg:y="3.905cm" svg:viewBox="0 0 325 528" svg:d="M325 265c0-61-4-122-30-179-38-73-99-86-132-86-46 0-104 20-134 92-25 53-29 112-29 173 0 57 2 127 35 185 33 63 88 78 128 78 41 0 99-17 134-89 24-53 28-112 28-174zM163 511c-31 0-77-20-90-92-9-46-9-116-9-162 0-49 0-101 6-141 14-92 73-98 93-98 24 0 74 13 90 89 9 42 9 101 9 150 0 57 0 109-9 157-13 75-57 97-90 97z">
            <text:p/>
          </draw:path>
          <draw:path draw:style-name="gr11" draw:text-style-name="P3" draw:layer="layout" svg:width="0.513cm" svg:height="0.328cm" svg:x="22.725cm" svg:y="4.061cm" svg:viewBox="0 0 514 329" svg:d="M486 31c13 0 28 0 28-16 0-15-15-15-28-15-153 0-306 0-460 0-13 0-26 0-26 15 0 16 15 16 26 16 154 0 307 0 460 0zM486 329c13 0 28 0 28-15 0-16-15-16-28-16-153 0-306 0-460 0-11 0-26 0-26 16 0 15 13 15 26 15 154 0 307 0 460 0zM486 180c13 0 28 0 28-16 0-15-15-15-28-15-153 0-306 0-460 0-13 0-26 0-26 15 0 16 13 16 26 16 154 0 307 0 460 0z">
            <text:p/>
          </draw:path>
          <draw:path draw:style-name="gr11" draw:text-style-name="P3" draw:layer="layout" svg:width="0.401cm" svg:height="0.488cm" svg:x="23.473cm" svg:y="4.076cm" svg:viewBox="0 0 402 489" svg:d="M59 434c-6 26-8 31-41 31-9 0-18 0-18 15 0 7 2 9 9 9 22 0 44-2 66-2 24 0 50 2 77 2 2 0 13 0 13-15 0-9-9-9-20-9-37 0-37-5-37-11 0-11 33-136 37-154 11 22 31 49 70 49 91 0 187-112 187-226 0-70-44-123-103-123-37 0-75 29-101 59-7-41-40-59-68-59-35 0-51 31-57 44-16 26-25 72-25 74 0 9 7 9 9 9 9 0 9-2 13-17 14-55 29-92 58-92 13 0 24 6 24 35 0 17-5 26-7 39-28 114-57 228-86 342zM196 101c4-22 24-42 39-55 27-22 49-28 62-28 31 0 50 26 50 72s-26 134-39 162c-27 55-64 79-93 79-50 0-61-63-61-68 0-2 0-2 2-11 13-50 26-101 40-151z">
            <text:p/>
          </draw:path>
        </draw:g>
        <draw:g draw:style-name="gr3">
          <svg:title>TexMaths</svg:title>
          <svg:desc>22§display§p \wedge 0 \equiv 0§svg§600§FALSE§</svg:desc>
          <draw:path draw:style-name="gr10" draw:text-style-name="P1" draw:layer="layout" svg:width="2.963cm" svg:height="0.58cm" svg:x="10.251cm" svg:y="4.944cm" svg:viewBox="0 0 2964 581" svg:d="M0 0c988 0 1976 0 2964 0 0 194 0 387 0 581-988 0-1976 0-2964 0 0-194 0-387 0-581z">
            <text:p/>
          </draw:path>
          <draw:path draw:style-name="gr11" draw:text-style-name="P3" draw:layer="layout" svg:width="0.401cm" svg:height="0.488cm" svg:x="10.211cm" svg:y="5.076cm" svg:viewBox="0 0 402 489" svg:d="M59 434c-6 26-6 31-41 31-9 0-18 0-18 15 0 7 4 9 11 9 20 0 42-2 64-2 26 0 53 2 77 2 4 0 13 0 13-15 0-9-7-9-18-9-39 0-39-5-39-11 0-11 33-136 37-154 11 22 33 49 73 49 88 0 184-112 184-226 0-70-44-123-101-123-39 0-77 29-101 59-9-41-42-59-70-59-35 0-51 31-57 44-14 26-25 72-25 74 0 9 6 6 9 9 9 0 9-2 13-17 14-55 29-92 58-92 13 0 24 6 24 35 0 17-2 26-7 39-28 114-57 228-86 342zM196 101c4-22 26-42 39-55 27-22 51-28 64-28 31 0 48 26 48 72s-26 134-39 162c-27 55-64 79-93 79-50 0-59-63-59-68 0-2 0-2 2-11 13-50 25-101 38-151z">
            <text:p/>
          </draw:path>
          <draw:path draw:style-name="gr11" draw:text-style-name="P3" draw:layer="layout" svg:width="0.43cm" svg:height="0.475cm" svg:x="10.838cm" svg:y="4.958cm" svg:viewBox="0 0 431 476" svg:d="M233 15c-7-13-11-15-18-15-11 0-13 4-17 15-64 144-128 287-191 430-5 9-7 11-7 15 0 9 9 16 15 16 7 0 14-2 18-18 61-135 122-270 182-405 61 135 122 270 183 405 7 18 13 18 18 18 8 0 15-7 15-16 0-2 0-4-4-13-65-144-129-288-194-432z">
            <text:p/>
          </draw:path>
          <draw:path draw:style-name="gr11" draw:text-style-name="P3" draw:layer="layout" svg:width="0.324cm" svg:height="0.527cm" svg:x="11.513cm" svg:y="4.905cm" svg:viewBox="0 0 325 528" svg:d="M325 265c0-61-4-122-30-179-36-73-99-86-132-86-46 0-104 20-134 92-25 53-29 112-29 173 0 57 2 127 35 185 33 63 90 78 128 78 41 0 99-17 134-89 24-53 28-112 28-174zM163 511c-31 0-77-20-90-92-9-46-9-116-9-162 0-49 0-101 6-141 16-92 73-98 93-98 24 0 77 13 90 89 9 42 9 101 9 150 0 57 0 109-9 157-11 75-55 97-90 97z">
            <text:p/>
          </draw:path>
          <draw:path draw:style-name="gr11" draw:text-style-name="P3" draw:layer="layout" svg:width="0.513cm" svg:height="0.328cm" svg:x="12.126cm" svg:y="5.061cm" svg:viewBox="0 0 514 329" svg:d="M488 31c13 0 26 0 26-16 0-15-13-15-26-15-154 0-308 0-462 0-13 0-26 0-26 15 0 16 15 16 29 16 153 0 306 0 459 0zM488 329c13 0 26 0 26-15 0-16-13-16-26-16-153 0-306 0-459 0-14 0-29 0-29 16 0 15 13 15 26 15 154 0 308 0 462 0zM488 180c13 0 26 0 26-16 0-15-13-15-26-15-154 0-308 0-462 0-13 0-26 0-26 15 0 16 13 16 26 16 154 0 308 0 462 0z">
            <text:p/>
          </draw:path>
          <draw:path draw:style-name="gr11" draw:text-style-name="P3" draw:layer="layout" svg:width="0.324cm" svg:height="0.527cm" svg:x="12.929cm" svg:y="4.905cm" svg:viewBox="0 0 325 528" svg:d="M325 265c0-61-4-122-30-179-36-73-99-86-132-86-46 0-101 20-134 92-25 53-29 112-29 173 0 57 4 127 35 185 33 63 90 78 128 78 41 0 101-17 134-89 24-53 28-112 28-174zM163 511c-31 0-77-20-90-92-9-46-9-116-9-162 0-49 0-101 6-141 16-92 73-98 93-98 24 0 77 13 90 89 9 42 9 101 9 150 0 57 0 109-9 157-11 75-55 97-90 97z">
            <text:p/>
          </draw:path>
        </draw:g>
        <draw:g draw:style-name="gr3">
          <svg:title>TexMaths</svg:title>
          <svg:desc>22§display§p \vee 1 \equiv 1§svg§600§FALSE§</svg:desc>
          <draw:path draw:style-name="gr10" draw:text-style-name="P1" draw:layer="layout" svg:width="2.93cm" svg:height="0.58cm" svg:x="20.851cm" svg:y="4.945cm" svg:viewBox="0 0 2931 581" svg:d="M0 0c977 0 1954 0 2931 0 0 194 0 387 0 581-977 0-1954 0-2931 0 0-194 0-387 0-581z">
            <text:p/>
          </draw:path>
          <draw:path draw:style-name="gr11" draw:text-style-name="P3" draw:layer="layout" svg:width="0.401cm" svg:height="0.488cm" svg:x="20.811cm" svg:y="5.077cm" svg:viewBox="0 0 402 489" svg:d="M59 434c-6 26-6 31-41 31-9 0-18 0-18 15 0 7 4 9 11 9 20 0 42-2 64-2 26 0 53 2 77 2 4 0 13 0 13-15 0-9-7-9-18-9-39 0-39-5-39-11 0-11 33-136 37-154 11 22 33 49 73 49 88 0 184-112 184-226 0-70-44-123-101-123-39 0-77 29-101 59-9-41-42-59-70-59-35 0-51 31-57 44-14 26-25 72-25 74 0 9 6 6 9 9 9 0 9-2 13-17 14-55 29-92 58-92 13 0 24 6 24 35 0 17-2 26-7 39-28 114-57 228-86 342zM196 101c4-22 26-42 39-55 27-22 51-28 64-28 31 0 48 26 48 72s-26 134-39 162c-27 55-64 79-93 79-50 0-59-63-59-68 0-2 0-2 2-11 13-50 25-101 38-151z">
            <text:p/>
          </draw:path>
          <draw:path draw:style-name="gr11" draw:text-style-name="P3" draw:layer="layout" svg:width="0.43cm" svg:height="0.475cm" svg:x="21.438cm" svg:y="4.959cm" svg:viewBox="0 0 431 476" svg:d="M424 31c5-11 7-11 7-16 0-8-9-15-18-15-6 0-11 4-17 18-60 135-120 270-181 405-60-136-121-272-182-408-4-13-11-15-18-15-8 0-15 7-15 15 0 3 0 3 4 11 65 144 129 288 194 432 6 13 11 18 17 18 9 0 11-7 18-18 64-142 128-285 191-427z">
            <text:p/>
          </draw:path>
          <draw:path draw:style-name="gr11" draw:text-style-name="P3" draw:layer="layout" svg:width="0.254cm" svg:height="0.51cm" svg:x="22.15cm" svg:y="4.906cm" svg:viewBox="0 0 255 511" svg:d="M158 20c0-18 0-20-17-20-49 48-115 48-141 48 0 8 0 16 0 24 15 0 62 0 101-19 0 132 0 264 0 397 0 28-2 37-70 37-9 0-18 0-27 0 0 8 0 16 0 24 29-2 95-2 126-2s99 0 125 2c0-8 0-16 0-24-8 0-16 0-24 0-70 0-73-9-73-37 0-144 0-287 0-430z">
            <text:p/>
          </draw:path>
          <draw:path draw:style-name="gr11" draw:text-style-name="P3" draw:layer="layout" svg:width="0.513cm" svg:height="0.328cm" svg:x="22.726cm" svg:y="5.062cm" svg:viewBox="0 0 514 329" svg:d="M486 31c13 0 28 0 28-16 0-15-15-15-28-15-153 0-306 0-460 0-13 0-26 0-26 15 0 16 15 16 26 16 154 0 307 0 460 0zM486 329c13 0 28 0 28-15 0-16-15-16-28-16-153 0-306 0-460 0-11 0-26 0-26 16 0 15 13 15 26 15 154 0 307 0 460 0zM486 180c13 0 28 0 28-16 0-15-15-15-28-15-153 0-306 0-460 0-13 0-26 0-26 15 0 16 13 16 26 16 154 0 307 0 460 0z">
            <text:p/>
          </draw:path>
          <draw:path draw:style-name="gr11" draw:text-style-name="P3" draw:layer="layout" svg:width="0.254cm" svg:height="0.51cm" svg:x="23.566cm" svg:y="4.906cm" svg:viewBox="0 0 255 511" svg:d="M158 20c0-18 0-20-17-20-49 48-117 48-141 48 0 8 0 16 0 24 15 0 62 0 101-19 0 132 0 264 0 397 0 28-2 37-72 37-8 0-17 0-25 0 0 8 0 16 0 24 29-2 95-2 126-2s99 0 125 2c0-8 0-16 0-24-8 0-16 0-24 0-70 0-73-9-73-37 0-144 0-287 0-430z">
            <text:p/>
          </draw:path>
        </draw:g>
        <draw:g draw:style-name="gr3">
          <svg:title>TexMaths</svg:title>
          <svg:desc>22§display§p \wedge p \equiv p§svg§600§FALSE§</svg:desc>
          <draw:path draw:style-name="gr10" draw:text-style-name="P1" draw:layer="layout" svg:width="2.987cm" svg:height="0.527cm" svg:x="10.25cm" svg:y="5.944cm" svg:viewBox="0 0 2988 528" svg:d="M0 0c996 0 1992 0 2988 0 0 176 0 352 0 528-996 0-1992 0-2988 0 0-176 0-352 0-528z">
            <text:p/>
          </draw:path>
          <draw:path draw:style-name="gr11" draw:text-style-name="P3" draw:layer="layout" svg:width="0.401cm" svg:height="0.485cm" svg:x="10.21cm" svg:y="6.026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428cm" svg:height="0.475cm" svg:x="10.837cm" svg:y="5.905cm" svg:viewBox="0 0 429 476" svg:d="M233 15c-7-13-11-15-18-15-11 0-13 4-17 15-64 144-128 287-191 430-5 9-7 11-7 15 0 9 7 16 15 16 7 0 14-3 18-18 61-135 122-270 182-405 61 135 121 270 181 405 9 18 15 18 17 18 9 0 16-7 16-16 0-2 0-4-5-13-63-144-127-288-191-432z">
            <text:p/>
          </draw:path>
          <draw:path draw:style-name="gr11" draw:text-style-name="P3" draw:layer="layout" svg:width="0.401cm" svg:height="0.485cm" svg:x="11.457cm" svg:y="6.026cm" svg:viewBox="0 0 402 486" svg:d="M59 432c-6 26-8 30-41 30-9 0-18 0-18 16 0 6 4 8 9 8 22 0 44-2 66-2 24 0 50 2 77 2 2 0 13 0 13-15 0-9-9-9-18-9-39 0-39-4-39-11 0-11 33-135 37-153 11 22 33 48 73 48 88 0 184-112 184-223 0-73-44-123-103-123-37 0-75 26-101 57-7-42-40-57-68-57-35 0-51 28-57 42-14 26-25 72-25 74 0 9 7 9 9 9 9 0 9 0 13-18 14-54 29-92 58-92 13 0 24 7 24 35 0 18-2 27-7 40-28 114-57 228-86 342zM196 99c4-20 26-42 39-53 27-24 49-31 62-31 31 0 50 27 50 73s-26 133-39 162c-27 55-64 79-93 79-50 0-61-64-61-68 0-2 0-2 2-11 13-51 26-101 40-151z">
            <text:p/>
          </draw:path>
          <draw:path draw:style-name="gr11" draw:text-style-name="P3" draw:layer="layout" svg:width="0.513cm" svg:height="0.328cm" svg:x="12.127cm" svg:y="6.008cm" svg:viewBox="0 0 514 329" svg:d="M486 31c13 0 28 0 28-16 0-15-15-15-26-15-154 0-308 0-462 0-13 0-26 0-26 15 0 16 15 16 26 16 154 0 307 0 460 0zM488 329c11 0 26 0 26-16 0-15-15-15-28-15-153 0-306 0-460 0-11 0-26 0-26 15 0 16 13 16 26 16 154 0 308 0 462 0zM488 180c11 0 26 0 26-16 0-15-15-15-26-15-154 0-308 0-462 0-13 0-26 0-26 15 0 16 13 16 26 16 154 0 308 0 462 0z">
            <text:p/>
          </draw:path>
          <draw:path draw:style-name="gr11" draw:text-style-name="P3" draw:layer="layout" svg:width="0.401cm" svg:height="0.485cm" svg:x="12.875cm" svg:y="6.026cm" svg:viewBox="0 0 402 486" svg:d="M59 432c-6 26-8 30-41 30-9 0-18 0-18 16 0 6 2 8 9 8 22 0 44-2 66-2 24 0 50 2 77 2 2 0 13 0 13-15 0-9-9-9-20-9-37 0-37-4-37-11 0-11 33-135 37-153 11 22 31 48 70 48 91 0 187-112 187-223 0-73-44-123-103-123-37 0-75 26-101 57-7-42-40-57-68-57-35 0-51 28-57 42-16 26-25 72-25 74 0 9 7 9 9 9 9 0 9 0 13-18 14-54 29-92 58-92 13 0 24 7 24 35 0 18-5 27-7 40-28 114-57 228-86 342zM196 99c4-20 24-42 39-53 27-24 49-31 62-31 31 0 50 27 50 73s-26 133-39 162c-27 55-64 79-93 79-50 0-61-64-61-68 0-2 0-2 2-11 13-51 26-101 40-151z">
            <text:p/>
          </draw:path>
        </draw:g>
        <draw:g draw:style-name="gr3">
          <svg:title>TexMaths</svg:title>
          <svg:desc>22§display§p \vee p \equiv p§svg§600§FALSE§</svg:desc>
          <draw:path draw:style-name="gr10" draw:text-style-name="P1" draw:layer="layout" svg:width="2.987cm" svg:height="0.527cm" svg:x="20.852cm" svg:y="5.946cm" svg:viewBox="0 0 2988 528" svg:d="M0 0c996 0 1992 0 2988 0 0 176 0 352 0 528-996 0-1992 0-2988 0 0-176 0-352 0-528z">
            <text:p/>
          </draw:path>
          <draw:path draw:style-name="gr11" draw:text-style-name="P3" draw:layer="layout" svg:width="0.401cm" svg:height="0.485cm" svg:x="20.812cm" svg:y="6.028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428cm" svg:height="0.475cm" svg:x="21.439cm" svg:y="5.907cm" svg:viewBox="0 0 429 476" svg:d="M424 31c5-11 5-11 5-16 0-8-7-15-16-15-6 0-11 4-17 18-60 135-120 270-181 405-60-136-121-272-182-408-4-13-11-15-18-15-8 0-15 7-15 15 0 3 0 3 4 13 65 144 129 287 194 430 6 13 11 18 17 18 9 0 11-7 18-18 64-142 128-285 191-427z">
            <text:p/>
          </draw:path>
          <draw:path draw:style-name="gr11" draw:text-style-name="P3" draw:layer="layout" svg:width="0.401cm" svg:height="0.485cm" svg:x="22.059cm" svg:y="6.028cm" svg:viewBox="0 0 402 486" svg:d="M59 432c-6 26-8 30-41 30-9 0-18 0-18 16 0 6 4 8 9 8 22 0 44-2 66-2 24 0 50 2 77 2 2 0 13 0 13-15 0-9-9-9-18-9-39 0-39-4-39-11 0-11 33-135 37-153 11 22 33 48 73 48 88 0 184-112 184-223 0-73-44-123-103-123-37 0-75 26-101 57-7-42-40-57-68-57-35 0-51 28-57 42-14 26-25 72-25 74 0 9 7 9 9 9 9 0 9 0 13-18 14-54 29-92 58-92 13 0 24 7 24 35 0 18-2 27-7 40-28 114-57 228-86 342zM196 99c4-20 26-42 39-53 27-24 49-31 62-31 31 0 50 27 50 73s-26 133-39 162c-27 55-64 79-93 79-50 0-61-64-61-68 0-2 0-2 2-11 13-51 26-101 40-151z">
            <text:p/>
          </draw:path>
          <draw:path draw:style-name="gr11" draw:text-style-name="P3" draw:layer="layout" svg:width="0.513cm" svg:height="0.328cm" svg:x="22.729cm" svg:y="6.01cm" svg:viewBox="0 0 514 329" svg:d="M486 31c13 0 28 0 28-16 0-15-15-15-26-15-154 0-308 0-462 0-13 0-26 0-26 15 0 16 15 16 26 16 154 0 307 0 460 0zM488 329c11 0 26 0 26-16 0-15-15-15-28-15-153 0-306 0-460 0-11 0-26 0-26 15 0 16 13 16 26 16 154 0 308 0 462 0zM488 180c11 0 26 0 26-16 0-15-15-15-26-15-154 0-308 0-462 0-13 0-26 0-26 15 0 16 13 16 26 16 154 0 308 0 462 0z">
            <text:p/>
          </draw:path>
          <draw:path draw:style-name="gr11" draw:text-style-name="P3" draw:layer="layout" svg:width="0.401cm" svg:height="0.485cm" svg:x="23.477cm" svg:y="6.028cm" svg:viewBox="0 0 402 486" svg:d="M59 432c-6 26-8 30-41 30-9 0-18 0-18 16 0 6 2 8 9 8 22 0 44-2 66-2 24 0 50 2 77 2 2 0 13 0 13-15 0-9-9-9-20-9-37 0-37-4-37-11 0-11 33-135 37-153 11 22 31 48 70 48 91 0 187-112 187-223 0-73-44-123-103-123-37 0-75 26-101 57-7-42-40-57-68-57-35 0-51 28-57 42-16 26-25 72-25 74 0 9 7 9 9 9 9 0 9 0 13-18 14-54 29-92 58-92 13 0 24 7 24 35 0 18-5 27-7 40-28 114-57 228-86 342zM196 99c4-20 24-42 39-53 27-24 49-31 62-31 31 0 50 27 50 73s-26 133-39 162c-27 55-64 79-93 79-50 0-61-64-61-68 0-2 0-2 2-11 13-51 26-101 40-151z">
            <text:p/>
          </draw:path>
        </draw:g>
        <draw:g draw:style-name="gr3">
          <svg:title>TexMaths</svg:title>
          <svg:desc>22§display§\lnot (\lnot p) \equiv p§svg§600§FALSE§</svg:desc>
          <draw:path draw:style-name="gr10" draw:text-style-name="P1" draw:layer="layout" svg:width="3.306cm" svg:height="0.69cm" svg:x="10.251cm" svg:y="6.945cm" svg:viewBox="0 0 3307 691" svg:d="M0 0c1102 0 2205 0 3307 0 0 230 0 461 0 691-1102 0-2205 0-3307 0 0-230 0-461 0-691z">
            <text:p/>
          </draw:path>
          <draw:path draw:style-name="gr11" draw:text-style-name="P3" draw:layer="layout" svg:width="0.43cm" svg:height="0.205cm" svg:x="10.211cm" svg:y="7.209cm" svg:viewBox="0 0 431 206" svg:d="M431 29c0-27-4-29-29-29-124 0-249 0-373 0-14 0-29 0-29 15 0 16 15 16 29 16 123 0 246 0 369 0 0 49 0 98 0 147 0 15 1 28 18 28 16 0 15-13 15-28 0-50 0-100 0-149z">
            <text:p/>
          </draw:path>
          <draw:path draw:style-name="gr11" draw:text-style-name="P3" draw:layer="layout" svg:width="0.177cm" svg:height="0.769cm" svg:x="10.761cm" svg:y="6.906cm" svg:viewBox="0 0 178 770" svg:d="M178 761c0-2 0-2-13-15-97-99-121-244-121-362 0-134 31-268 125-362 9-11 9-11 9-13 0-7-2-9-6-9-9 0-77 53-124 151-39 84-48 169-48 233 0 61 9 154 51 241 46 95 112 145 121 145 4 0 6-2 6-9z">
            <text:p/>
          </draw:path>
          <draw:path draw:style-name="gr11" draw:text-style-name="P3" draw:layer="layout" svg:width="0.428cm" svg:height="0.205cm" svg:x="11.027cm" svg:y="7.209cm" svg:viewBox="0 0 429 206" svg:d="M429 29c0-27-2-29-27-29-125 0-250 0-376 0-13 0-26 0-26 15 0 16 13 16 26 16 124 0 248 0 372 0 0 49 0 98 0 147 0 15 0 28 15 28 16 0 16-13 16-28 0-50 0-100 0-149z">
            <text:p/>
          </draw:path>
          <draw:path draw:style-name="gr11" draw:text-style-name="P3" draw:layer="layout" svg:width="0.401cm" svg:height="0.488cm" svg:x="11.475cm" svg:y="7.143cm" svg:viewBox="0 0 402 489" svg:d="M59 434c-6 27-8 31-41 31-9 0-18 0-18 16 0 6 2 8 9 8 22 0 44-2 66-2 24 0 50 2 77 2 2 0 13 0 13-15 0-9-9-9-20-9-37 0-37-4-37-11 0-11 33-136 37-153 11 22 31 48 70 48 91 0 187-112 187-226 0-73-44-123-103-123-37 0-75 29-101 57-7-39-40-57-68-57-35 0-51 31-57 44-16 26-25 72-25 74 0 9 7 9 9 9 9 0 9-2 13-17 14-55 29-92 58-92 13 0 24 6 24 35 0 17-5 26-7 39-28 114-57 228-86 342zM196 101c4-22 24-44 39-55 27-24 49-28 62-28 31 0 50 26 50 72s-26 134-39 162c-27 55-64 79-93 79-50 0-61-63-61-68 0-2 0-2 2-13 13-50 26-99 40-149z">
            <text:p/>
          </draw:path>
          <draw:path draw:style-name="gr11" draw:text-style-name="P3" draw:layer="layout" svg:width="0.177cm" svg:height="0.769cm" svg:x="11.933cm" svg:y="6.906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11" draw:text-style-name="P3" draw:layer="layout" svg:width="0.514cm" svg:height="0.33cm" svg:x="12.445cm" svg:y="7.125cm" svg:viewBox="0 0 515 331" svg:d="M488 31c13 0 27 0 27-16 0-15-14-15-27-15-154 0-308 0-462 0-13 0-26 0-26 15 0 16 15 16 29 16 153 0 306 0 459 0zM488 331c13 0 27 0 27-15s-14-15-27-15c-153 0-306 0-459 0-14 0-29 0-29 15s13 15 26 15c154 0 308 0 462 0zM488 182c13 0 27-1 27-17 0-17-14-16-27-16-154 0-308 0-462 0-13 0-26-1-26 16 0 16 13 17 26 17 154 0 308 0 462 0z">
            <text:p/>
          </draw:path>
          <draw:path draw:style-name="gr11" draw:text-style-name="P3" draw:layer="layout" svg:width="0.404cm" svg:height="0.488cm" svg:x="13.192cm" svg:y="7.143cm" svg:viewBox="0 0 405 489" svg:d="M59 434c-4 27-6 31-41 31-9 0-18 0-18 16 0 6 4 8 11 8 20 0 44-2 64-2 26 0 53 2 77 2 4 0 15 0 15-15 0-9-9-9-20-9-37 0-37-4-37-11 0-11 31-136 37-153 9 22 31 48 71 48 90 0 187-112 187-226 0-73-44-123-104-123-39 0-75 29-101 57-7-39-42-57-70-57-35 0-49 31-57 44-14 26-22 72-22 74 0 9 6 9 8 9 7 0 9-2 14-17 13-55 28-92 55-92 13 0 24 6 24 35 0 17-2 26-5 39-29 114-58 228-88 342zM196 101c6-22 26-44 41-55 27-24 49-28 62-28 31 0 48 26 48 72s-24 134-37 162c-26 55-64 79-92 79-51 0-62-63-62-68 0-2 0-2 2-13 13-50 25-99 38-149z">
            <text:p/>
          </draw:path>
        </draw:g>
        <draw:g draw:style-name="gr3">
          <svg:title>TexMaths</svg:title>
          <svg:desc>22§display§p \wedge q \equiv  q \wedge p§svg§600§FALSE§</svg:desc>
          <draw:path draw:style-name="gr10" draw:text-style-name="P1" draw:layer="layout" svg:width="4.203cm" svg:height="0.527cm" svg:x="9.752cm" svg:y="8.047cm" svg:viewBox="0 0 4204 528" svg:d="M0 0c1401 0 2803 0 4204 0 0 176 0 352 0 528-1401 0-2803 0-4204 0 0-176 0-352 0-528z">
            <text:p/>
          </draw:path>
          <draw:path draw:style-name="gr11" draw:text-style-name="P3" draw:layer="layout" svg:width="0.401cm" svg:height="0.485cm" svg:x="9.712cm" svg:y="8.129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43cm" svg:height="0.475cm" svg:x="10.339cm" svg:y="8.008cm" svg:viewBox="0 0 431 476" svg:d="M233 15c-7-13-11-15-18-15-11 0-13 4-17 15-64 144-128 287-191 430-5 9-7 11-7 15 0 9 9 16 15 16 7 0 14-3 18-18 61-135 122-270 182-405 61 135 122 270 183 405 7 18 13 18 18 18 8 0 15-7 15-16 0-2 0-4-4-13-65-144-129-288-194-432z">
            <text:p/>
          </draw:path>
          <draw:path draw:style-name="gr11" draw:text-style-name="P3" draw:layer="layout" svg:width="0.318cm" svg:height="0.485cm" svg:x="11.014cm" svg:y="8.129cm" svg:viewBox="0 0 319 486" svg:d="M319 7c0-3-2-7-7-7-9 0-39 31-53 53-17-42-48-53-72-53-90 0-187 112-187 224 0 74 46 122 103 122 33 0 64-17 90-46-6 27-32 130-35 138-4 20-11 24-55 24-8 0-17 0-17 16 0 2 0 8 11 8 24 0 50-2 77-2 26 0 52 2 79 2 4 0 13 0 13-15 0-9-7-9-20-9-37 0-37-4-37-11 0-6 2-11 4-17 35-143 71-285 106-427zM106 329c-47 0-51-59-51-73 0-35 22-118 35-151 24-57 66-90 97-90 50 0 61 64 61 68 0 5-44 173-46 176-11 21-55 70-96 70z">
            <text:p/>
          </draw:path>
          <draw:path draw:style-name="gr11" draw:text-style-name="P3" draw:layer="layout" svg:width="0.513cm" svg:height="0.328cm" svg:x="11.614cm" svg:y="8.111cm" svg:viewBox="0 0 514 329" svg:d="M486 31c13 0 28 0 28-16 0-15-13-15-26-15-154 0-308 0-462 0-13 0-26 0-26 15 0 16 15 16 26 16 154 0 307 0 460 0zM488 329c13 0 26 0 26-16 0-15-15-15-28-15-153 0-306 0-460 0-11 0-26 0-26 15 0 16 13 16 26 16 154 0 308 0 462 0zM488 180c13 0 26 0 26-16 0-15-13-15-26-15-154 0-308 0-462 0-13 0-26 0-26 15 0 16 13 16 26 16 154 0 308 0 462 0z">
            <text:p/>
          </draw:path>
          <draw:path draw:style-name="gr11" draw:text-style-name="P3" draw:layer="layout" svg:width="0.318cm" svg:height="0.485cm" svg:x="12.416cm" svg:y="8.129cm" svg:viewBox="0 0 319 486" svg:d="M319 7c0-3-2-7-9-7s-40 31-51 53c-17-42-48-53-72-53-92 0-187 112-187 224 0 74 46 122 103 122 33 0 62-17 90-46-6 27-32 130-35 138-6 20-11 24-55 24-11 0-17 0-17 16 0 2 0 8 9 8 26 0 52-2 79-2 24 0 52 2 79 2 2 0 13 0 13-15 0-9-7-9-20-9-37 0-37-4-37-11 0-6 2-11 2-17 36-143 72-285 108-427zM106 329c-47 0-51-59-51-73 0-35 22-118 35-151 24-57 64-90 97-90 50 0 61 64 61 68 0 5-44 173-46 176-11 21-55 70-96 70z">
            <text:p/>
          </draw:path>
          <draw:path draw:style-name="gr11" draw:text-style-name="P3" draw:layer="layout" svg:width="0.428cm" svg:height="0.475cm" svg:x="12.973cm" svg:y="8.008cm" svg:viewBox="0 0 429 476" svg:d="M233 15c-7-13-11-15-18-15-11 0-13 4-17 15-65 144-129 287-194 430-4 9-4 11-4 15 0 9 7 16 15 16 5 0 11-3 18-18 61-135 122-270 182-405 61 135 121 270 181 405 6 18 15 18 17 18 9 0 16-7 16-16 0-2 0-4-5-13-63-144-127-288-191-432z">
            <text:p/>
          </draw:path>
          <draw:path draw:style-name="gr11" draw:text-style-name="P3" draw:layer="layout" svg:width="0.401cm" svg:height="0.485cm" svg:x="13.593cm" svg:y="8.129cm" svg:viewBox="0 0 402 486" svg:d="M59 432c-6 26-8 30-41 30-11 0-18 0-18 16 0 6 2 8 9 8 22 0 44-2 66-2 24 0 50 2 75 2 4 0 15 0 15-15 0-9-9-9-20-9-37 0-37-4-37-11 0-11 33-135 37-153 11 22 31 48 70 48 91 0 187-112 187-223 0-73-44-123-103-123-37 0-75 26-101 57-7-42-40-57-68-57-38 0-51 28-57 42-16 26-25 72-25 74 0 9 7 9 9 9 7 0 9 0 13-18 14-54 29-92 58-92 13 0 22 7 22 35 0 18-3 27-5 40-28 114-57 228-86 342zM196 99c4-20 24-42 39-53 27-24 49-31 62-31 31 0 50 27 50 73s-26 133-39 162c-27 55-64 79-93 79-50 0-61-64-61-68 0-2 0-2 2-11 13-51 26-101 40-151z">
            <text:p/>
          </draw:path>
        </draw:g>
        <draw:g draw:style-name="gr3">
          <svg:title>TexMaths</svg:title>
          <svg:desc>22§display§p \vee q \equiv  q \vee p§svg§600§FALSE§</svg:desc>
          <draw:path draw:style-name="gr10" draw:text-style-name="P1" draw:layer="layout" svg:width="4.203cm" svg:height="0.527cm" svg:x="20.254cm" svg:y="8.049cm" svg:viewBox="0 0 4204 528" svg:d="M0 0c1401 0 2803 0 4204 0 0 176 0 352 0 528-1401 0-2803 0-4204 0 0-176 0-352 0-528z">
            <text:p/>
          </draw:path>
          <draw:path draw:style-name="gr11" draw:text-style-name="P3" draw:layer="layout" svg:width="0.401cm" svg:height="0.485cm" svg:x="20.214cm" svg:y="8.131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43cm" svg:height="0.475cm" svg:x="20.841cm" svg:y="8.01cm" svg:viewBox="0 0 431 476" svg:d="M424 31c5-11 7-11 7-16 0-8-7-15-15-15-9 0-14 4-18 18-61 135-122 270-183 405-60-136-121-272-182-408-4-13-11-15-18-15-6 0-15 7-15 15 0 3 0 3 4 13 65 144 129 287 194 430 6 13 11 18 17 18 11 0 14-7 18-18 64-142 128-285 191-427z">
            <text:p/>
          </draw:path>
          <draw:path draw:style-name="gr11" draw:text-style-name="P3" draw:layer="layout" svg:width="0.318cm" svg:height="0.485cm" svg:x="21.516cm" svg:y="8.131cm" svg:viewBox="0 0 319 486" svg:d="M319 7c0-3-2-7-7-7-9 0-39 31-53 53-17-42-48-53-72-53-90 0-187 112-187 224 0 74 46 122 103 122 33 0 64-17 90-46-6 27-32 130-35 138-4 20-11 24-55 24-8 0-17 0-17 16 0 2 0 8 11 8 24 0 50-2 77-2 26 0 52 2 79 2 4 0 13 0 13-15 0-9-7-9-20-9-37 0-37-4-37-11 0-6 2-11 4-17 35-143 71-285 106-427zM106 329c-47 0-51-59-51-73 0-35 22-118 35-151 24-57 66-90 97-90 50 0 61 64 61 68 0 5-44 173-46 176-11 21-55 70-96 70z">
            <text:p/>
          </draw:path>
          <draw:path draw:style-name="gr11" draw:text-style-name="P3" draw:layer="layout" svg:width="0.513cm" svg:height="0.328cm" svg:x="22.116cm" svg:y="8.113cm" svg:viewBox="0 0 514 329" svg:d="M486 31c13 0 28 0 28-16 0-15-13-15-26-15-154 0-308 0-462 0-13 0-26 0-26 15 0 16 15 16 26 16 154 0 307 0 460 0zM488 329c13 0 26 0 26-16 0-15-15-15-28-15-153 0-306 0-460 0-11 0-26 0-26 15 0 16 13 16 26 16 154 0 308 0 462 0zM488 180c13 0 26 0 26-16 0-15-13-15-26-15-154 0-308 0-462 0-13 0-26 0-26 15 0 16 13 16 26 16 154 0 308 0 462 0z">
            <text:p/>
          </draw:path>
          <draw:path draw:style-name="gr11" draw:text-style-name="P3" draw:layer="layout" svg:width="0.318cm" svg:height="0.485cm" svg:x="22.918cm" svg:y="8.131cm" svg:viewBox="0 0 319 486" svg:d="M319 7c0-3-2-7-9-7s-40 31-51 53c-17-42-48-53-72-53-92 0-187 112-187 224 0 74 46 122 103 122 33 0 62-17 90-46-6 27-32 130-35 138-6 20-11 24-55 24-11 0-17 0-17 16 0 2 0 8 9 8 26 0 52-2 79-2 24 0 52 2 79 2 2 0 13 0 13-15 0-9-7-9-20-9-37 0-37-4-37-11 0-6 2-11 2-17 36-143 72-285 108-427zM106 329c-47 0-51-59-51-73 0-35 22-118 35-151 24-57 64-90 97-90 50 0 61 64 61 68 0 5-44 173-46 176-11 21-55 70-96 70z">
            <text:p/>
          </draw:path>
          <draw:path draw:style-name="gr11" draw:text-style-name="P3" draw:layer="layout" svg:width="0.428cm" svg:height="0.475cm" svg:x="23.475cm" svg:y="8.01cm" svg:viewBox="0 0 429 476" svg:d="M424 31c5-11 5-11 5-16 0-8-7-15-16-15-6 0-11 4-17 18-60 135-120 270-181 405-60-136-121-272-182-408-7-13-13-15-18-15-8 0-15 7-15 15 0 3 0 3 4 13 65 144 129 287 194 430 4 13 9 18 17 18 9 0 11-7 16-18 64-142 129-285 193-427z">
            <text:p/>
          </draw:path>
          <draw:path draw:style-name="gr11" draw:text-style-name="P3" draw:layer="layout" svg:width="0.401cm" svg:height="0.485cm" svg:x="24.095cm" svg:y="8.131cm" svg:viewBox="0 0 402 486" svg:d="M59 432c-6 26-8 30-41 30-11 0-18 0-18 16 0 6 2 8 9 8 22 0 44-2 66-2 24 0 50 2 75 2 4 0 15 0 15-15 0-9-9-9-20-9-37 0-37-4-37-11 0-11 33-135 37-153 11 22 31 48 70 48 91 0 187-112 187-223 0-73-44-123-103-123-37 0-75 26-101 57-7-42-40-57-68-57-38 0-51 28-57 42-16 26-25 72-25 74 0 9 7 9 9 9 7 0 9 0 13-18 14-54 29-92 58-92 13 0 22 7 22 35 0 18-3 27-5 40-28 114-57 228-86 342zM196 99c4-20 24-42 39-53 27-24 49-31 62-31 31 0 50 27 50 73s-26 133-39 162c-27 55-64 79-93 79-50 0-61-64-61-68 0-2 0-2 2-11 13-51 26-101 40-151z">
            <text:p/>
          </draw:path>
        </draw:g>
        <draw:g draw:style-name="gr3">
          <svg:title>TexMaths</svg:title>
          <svg:desc>22§display§(p \wedge q) \wedge r  \equiv  p \wedge (q \wedge r)§svg§600§FALSE§</svg:desc>
          <draw:path draw:style-name="gr10" draw:text-style-name="P1" draw:layer="layout" svg:width="7.697cm" svg:height="0.688cm" svg:x="8.054cm" svg:y="8.949cm" svg:viewBox="0 0 7698 689" svg:d="M0 0c2566 0 5132 0 7698 0 0 230 0 459 0 689-2566 0-5132 0-7698 0 0-230 0-459 0-689z">
            <text:p/>
          </draw:path>
          <draw:path draw:style-name="gr11" draw:text-style-name="P3" draw:layer="layout" svg:width="0.179cm" svg:height="0.767cm" svg:x="8.014cm" svg:y="8.91cm" svg:viewBox="0 0 180 768" svg:d="M180 759c0-2 0-2-13-15-97-97-123-242-123-360 0-134 31-268 125-364 11-9 11-9 11-13 0-5-4-7-8-7-9 0-77 53-124 149-39 86-48 171-48 235 0 59 9 154 51 239 46 95 112 145 121 145 4 0 8-2 8-9z">
            <text:p/>
          </draw:path>
          <draw:path draw:style-name="gr11" draw:text-style-name="P3" draw:layer="layout" svg:width="0.401cm" svg:height="0.486cm" svg:x="8.214cm" svg:y="9.147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6 99c4-20 24-42 39-53 27-24 49-31 62-31 31 0 51 28 51 73s-27 134-40 164c-26 53-64 79-92 79-51 0-62-63-62-68 0-2 0-4 2-13 13-50 27-101 40-151z">
            <text:p/>
          </draw:path>
          <draw:path draw:style-name="gr11" draw:text-style-name="P3" draw:layer="layout" svg:width="0.428cm" svg:height="0.475cm" svg:x="8.841cm" svg:y="9.026cm" svg:viewBox="0 0 429 476" svg:d="M233 18c-6-14-11-18-17-18-11 0-14 7-18 18-64 142-128 285-191 427-7 11-7 11-7 16 0 9 7 15 15 15 7 0 11-2 18-15 61-136 122-272 183-408 60 136 120 272 180 408 6 15 15 15 17 15 9 0 16-6 16-15-2-4 0-2-5-11-63-144-127-288-191-432z">
            <text:p/>
          </draw:path>
          <draw:path draw:style-name="gr11" draw:text-style-name="P3" draw:layer="layout" svg:width="0.318cm" svg:height="0.486cm" svg:x="9.516cm" svg:y="9.147cm" svg:viewBox="0 0 319 487" svg:d="M319 9c0-5-2-9-9-9-6 0-39 31-53 53-15-42-46-53-70-53-92 0-187 114-187 224 0 77 46 123 103 123 33 0 62-18 91-46-7 28-33 131-36 138-6 22-11 24-55 26-11 0-17 0-17 16 3 2 0 6 9 6 26 0 52-2 77-2 26 0 55 2 81 2 2 0 13 0 13-15 0-7-9-7-20-7-37 0-37-6-37-13s2-11 2-18c36-141 72-283 108-425zM106 331c-49 0-51-59-51-72 0-37 22-121 35-154 24-57 64-90 97-90 51 0 62 64 62 68 0 5-44 174-47 176-11 22-55 72-96 72z">
            <text:p/>
          </draw:path>
          <draw:path draw:style-name="gr11" draw:text-style-name="P3" draw:layer="layout" svg:width="0.177cm" svg:height="0.767cm" svg:x="9.903cm" svg:y="8.91cm" svg:viewBox="0 0 178 768" svg:d="M178 384c0-59-9-154-50-239-47-95-113-145-121-145-5 0-7 2-7 7 0 4 0 4 13 19 77 75 121 198 121 358 0 132-28 266-125 364-9 9-9 9-9 11 0 7 2 9 7 9 8 0 77-53 123-149 39-86 48-171 48-235z">
            <text:p/>
          </draw:path>
          <draw:path draw:style-name="gr11" draw:text-style-name="P3" draw:layer="layout" svg:width="0.428cm" svg:height="0.475cm" svg:x="10.374cm" svg:y="9.026cm" svg:viewBox="0 0 429 476" svg:d="M231 18c-4-14-11-18-18-18-8 0-11 7-15 18-65 142-129 285-194 427-4 11-4 11-4 16 0 9 7 15 15 15 5 0 11-2 18-15 60-136 120-272 180-408 61 136 122 272 183 408 6 15 15 15 17 15 9 0 16-6 16-15-2-4 0-2-5-11-64-144-129-288-193-432z">
            <text:p/>
          </draw:path>
          <draw:path draw:style-name="gr11" draw:text-style-name="P3" draw:layer="layout" svg:width="0.314cm" svg:height="0.346cm" svg:x="11.04cm" svg:y="9.147cm" svg:viewBox="0 0 315 347" svg:d="M46 294c-4 11-9 29-9 33 0 13 11 20 25 20 8 0 22-5 28-20 0-4 27-108 31-123 4-24 20-79 24-99 2-11 24-46 44-63 5-5 29-27 62-27 20 0 20 8 31 11-22 3-40 22-40 42 0 13 8 26 29 26 20 0 44-17 44-44 0-28-25-50-64-50-51 0-86 37-99 59-7-35-35-59-71-59-35 0-50 29-57 44-15 26-24 72-24 74 0 7 7 7 9 7 9 0 9 0 13-17 13-55 29-93 57-93 13 0 24 7 24 38 0 15-4 24-13 63-14 60-29 119-44 178z">
            <text:p/>
          </draw:path>
          <draw:path draw:style-name="gr11" draw:text-style-name="P3" draw:layer="layout" svg:width="0.514cm" svg:height="0.328cm" svg:x="11.645cm" svg:y="9.129cm" svg:viewBox="0 0 515 329" svg:d="M488 31c13 0 27 0 27-16 0-15-14-15-27-15-154 0-308 0-462 0-13 0-26 0-26 15 0 16 15 16 26 16 154 0 308 0 462 0zM488 329c13 0 27 0 27-15 0-16-14-16-27-16-154 0-308 0-462 0-11 0-26 0-26 16 0 15 13 15 26 15 154 0 308 0 462 0zM488 180c13 0 27 0 27-15 0-16-14-16-27-16-154 0-308 0-462 0-13 0-26 0-26 16 0 15 13 15 26 15 154 0 308 0 462 0z">
            <text:p/>
          </draw:path>
          <draw:path draw:style-name="gr11" draw:text-style-name="P3" draw:layer="layout" svg:width="0.404cm" svg:height="0.486cm" svg:x="12.393cm" svg:y="9.147cm" svg:viewBox="0 0 405 487" svg:d="M59 432c-6 27-6 33-41 33-9 0-18 0-18 13 0 7 4 9 11 9 20 0 42-2 64-2 26 0 53 2 77 2 4 0 13 0 13-15 0-7-7-7-18-7-39 0-39-6-39-13 0-9 33-134 39-154 9 22 31 49 71 49 90 0 187-112 187-224 0-73-44-123-104-123-39 0-77 26-101 57-9-42-42-57-70-57-35 0-51 29-57 44-14 26-25 72-25 74 0 7 9 7 11 7 7 0 7 0 11-17 14-55 29-93 58-93 13 0 24 7 24 38 0 17-2 24-5 37-29 114-58 228-88 342zM196 99c6-20 26-42 39-53 29-24 51-31 64-31 31 0 49 28 49 73s-25 134-40 164c-26 53-62 79-90 79-53 0-62-63-62-68 0-2 0-4 2-13 13-50 25-101 38-151z">
            <text:p/>
          </draw:path>
          <draw:path draw:style-name="gr11" draw:text-style-name="P3" draw:layer="layout" svg:width="0.428cm" svg:height="0.475cm" svg:x="13.022cm" svg:y="9.026cm" svg:viewBox="0 0 429 476" svg:d="M231 18c-4-14-11-18-18-18-8 0-11 7-15 18-65 142-129 285-194 427-4 11-4 11-4 16 0 9 7 15 15 15 5 0 11-2 18-15 60-136 120-272 180-408 61 136 122 272 183 408 6 15 15 15 17 15 9 0 16-6 16-15-2-4 0-2-5-11-64-144-129-288-193-432z">
            <text:p/>
          </draw:path>
          <draw:path draw:style-name="gr11" draw:text-style-name="P3" draw:layer="layout" svg:width="0.179cm" svg:height="0.767cm" svg:x="13.741cm" svg:y="8.91cm" svg:viewBox="0 0 180 768" svg:d="M180 759c0-2 0-2-13-15-97-97-121-242-121-360 0-134 29-268 123-364 11-9 11-9 11-13 0-5-2-7-8-7-7 0-77 53-121 149-40 86-51 171-51 235 0 59 9 154 53 239 46 95 112 145 119 145 6 0 8-2 8-9z">
            <text:p/>
          </draw:path>
          <draw:path draw:style-name="gr11" draw:text-style-name="P3" draw:layer="layout" svg:width="0.318cm" svg:height="0.486cm" svg:x="13.996cm" svg:y="9.147cm" svg:viewBox="0 0 319 487" svg:d="M319 9c0-5-2-9-7-9-8 0-39 31-52 53-18-42-49-53-73-53-90 0-187 114-187 224 0 77 46 123 103 123 33 0 64-18 91-46-7 28-33 131-36 138-4 22-11 24-55 26-11 0-17 0-17 16 3 2 0 6 11 6 24 0 50-2 77-2 26 0 53 2 79 2 4 0 13 0 13-15 0-7-6-7-20-7-37 0-37-6-37-13s2-11 4-18c36-141 71-283 106-425zM106 331c-47 0-51-59-51-72 0-37 22-121 35-154 24-57 66-90 97-90 51 0 62 64 62 68 0 5-44 174-47 176-11 22-55 72-96 72z">
            <text:p/>
          </draw:path>
          <draw:path draw:style-name="gr11" draw:text-style-name="P3" draw:layer="layout" svg:width="0.43cm" svg:height="0.475cm" svg:x="14.553cm" svg:y="9.026cm" svg:viewBox="0 0 431 476" svg:d="M233 18c-6-14-11-18-17-18-11 0-14 7-18 18-64 142-128 285-191 427-7 11-7 11-7 16 0 9 7 15 15 15 7 0 11-2 18-15 61-136 122-272 183-408 60 136 120 272 180 408 9 15 15 15 17 15 9 0 18-6 18-15-2-4 0-2-7-11-63-144-127-288-191-432z">
            <text:p/>
          </draw:path>
          <draw:path draw:style-name="gr11" draw:text-style-name="P3" draw:layer="layout" svg:width="0.314cm" svg:height="0.346cm" svg:x="15.219cm" svg:y="9.147cm" svg:viewBox="0 0 315 347" svg:d="M46 294c-2 11-6 29-6 33 0 13 11 20 22 20 8 0 24-5 28-20 2-4 29-108 31-123 7-24 20-79 24-99 5-11 27-46 44-63 7-5 29-27 62-27 20 0 22 8 33 11-24 3-40 22-40 42 0 13 8 26 29 26s42-17 42-44c0-28-25-50-64-50-51 0-84 37-99 59-7-35-33-59-71-59-35 0-50 29-57 44-13 26-24 72-24 74 0 7 9 7 11 7 7 0 7 0 13-17 13-55 29-93 55-93 13 0 24 7 24 38 0 15-2 24-13 63-14 60-29 119-44 178z">
            <text:p/>
          </draw:path>
          <draw:path draw:style-name="gr11" draw:text-style-name="P3" draw:layer="layout" svg:width="0.179cm" svg:height="0.767cm" svg:x="15.611cm" svg:y="8.91cm" svg:viewBox="0 0 180 768" svg:d="M180 384c0-59-8-154-50-239-46-95-112-145-121-145-5 0-9 2-9 7 0 4 0 4 15 19 77 75 121 198 121 358 0 132-28 266-125 364-11 9-11 9-11 11 0 7 4 9 9 9 9 0 77-53 123-149 40-86 48-171 48-235z">
            <text:p/>
          </draw:path>
        </draw:g>
        <draw:g draw:style-name="gr3">
          <svg:title>TexMaths</svg:title>
          <svg:desc>22§display§(p \vee q) \vee r  \equiv  p \vee (q \vee r)§svg§600§FALSE§</svg:desc>
          <draw:path draw:style-name="gr10" draw:text-style-name="P1" draw:layer="layout" svg:width="7.697cm" svg:height="0.688cm" svg:x="18.556cm" svg:y="8.951cm" svg:viewBox="0 0 7698 689" svg:d="M0 0c2566 0 5132 0 7698 0 0 230 0 459 0 689-2566 0-5132 0-7698 0 0-230 0-459 0-689z">
            <text:p/>
          </draw:path>
          <draw:path draw:style-name="gr11" draw:text-style-name="P3" draw:layer="layout" svg:width="0.179cm" svg:height="0.767cm" svg:x="18.516cm" svg:y="8.912cm" svg:viewBox="0 0 180 768" svg:d="M180 759c0-2 0-2-13-15-97-97-123-242-123-360 0-134 31-268 125-364 11-9 11-9 11-13 0-5-4-7-8-7-9 0-77 53-124 149-39 86-48 171-48 235 0 59 9 154 51 239 46 95 112 145 121 145 4 0 8-2 8-9z">
            <text:p/>
          </draw:path>
          <draw:path draw:style-name="gr11" draw:text-style-name="P3" draw:layer="layout" svg:width="0.401cm" svg:height="0.486cm" svg:x="18.716cm" svg:y="9.149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6 99c4-20 24-42 39-53 27-24 49-31 62-31 31 0 51 28 51 73s-27 134-40 164c-26 53-64 79-92 79-51 0-62-63-62-68 0-2 0-4 2-13 13-50 27-101 40-151z">
            <text:p/>
          </draw:path>
          <draw:path draw:style-name="gr11" draw:text-style-name="P3" draw:layer="layout" svg:width="0.428cm" svg:height="0.475cm" svg:x="19.343cm" svg:y="9.028cm" svg:viewBox="0 0 429 476" svg:d="M424 31c5-9 5-11 5-16 0-8-7-15-16-15-6 0-11 7-17 18-60 135-120 270-180 406-61-136-122-271-183-406-7-16-11-18-18-18-8 0-15 7-15 15 0 3 0 5 4 14 65 144 129 288 194 432 4 13 11 15 18 15 8 0 11-4 15-15 64-144 129-287 193-430z">
            <text:p/>
          </draw:path>
          <draw:path draw:style-name="gr11" draw:text-style-name="P3" draw:layer="layout" svg:width="0.318cm" svg:height="0.486cm" svg:x="20.018cm" svg:y="9.149cm" svg:viewBox="0 0 319 487" svg:d="M319 9c0-5-2-9-9-9-6 0-39 31-53 53-15-42-46-53-70-53-92 0-187 114-187 224 0 77 46 123 103 123 33 0 62-18 91-46-7 28-33 131-36 138-6 22-11 24-55 26-11 0-17 0-17 16 3 2 0 6 9 6 26 0 52-2 77-2 26 0 55 2 81 2 2 0 13 0 13-15 0-7-9-7-20-7-37 0-37-6-37-13s2-11 2-18c36-141 72-283 108-425zM106 331c-49 0-51-59-51-72 0-37 22-121 35-154 24-57 64-90 97-90 51 0 62 64 62 68 0 5-44 174-47 176-11 22-55 72-96 72z">
            <text:p/>
          </draw:path>
          <draw:path draw:style-name="gr11" draw:text-style-name="P3" draw:layer="layout" svg:width="0.177cm" svg:height="0.767cm" svg:x="20.405cm" svg:y="8.912cm" svg:viewBox="0 0 178 768" svg:d="M178 384c0-59-9-154-50-239-47-95-113-145-121-145-5 0-7 2-7 7 0 4 0 4 13 19 77 75 121 198 121 358 0 132-28 266-125 364-9 9-9 9-9 11 0 7 2 9 7 9 8 0 77-53 123-149 39-86 48-171 48-235z">
            <text:p/>
          </draw:path>
          <draw:path draw:style-name="gr11" draw:text-style-name="P3" draw:layer="layout" svg:width="0.428cm" svg:height="0.475cm" svg:x="20.876cm" svg:y="9.028cm" svg:viewBox="0 0 429 476" svg:d="M424 31c5-9 5-11 5-16 0-8-7-15-16-15-8 0-13 7-17 18-61 135-122 270-183 406-60-136-120-271-180-406-7-16-13-18-18-18-8 0-15 7-15 15 0 3 0 5 4 14 64 144 128 288 192 432 6 13 11 15 17 15 11 0 14-4 18-15 64-144 129-287 193-430z">
            <text:p/>
          </draw:path>
          <draw:path draw:style-name="gr11" draw:text-style-name="P3" draw:layer="layout" svg:width="0.314cm" svg:height="0.346cm" svg:x="21.542cm" svg:y="9.149cm" svg:viewBox="0 0 315 347" svg:d="M46 294c-4 11-9 29-9 33 0 13 11 20 25 20 8 0 22-5 28-20 0-4 27-108 31-123 4-24 20-79 24-99 2-11 24-46 44-63 5-5 29-27 62-27 20 0 20 8 31 11-22 3-40 22-40 42 0 13 8 26 29 26 20 0 44-17 44-44 0-28-25-50-64-50-51 0-86 37-99 59-7-35-35-59-71-59-35 0-50 29-57 44-15 26-24 72-24 74 0 7 7 7 9 7 9 0 9 0 13-17 13-55 29-93 57-93 13 0 24 7 24 38 0 15-4 24-13 63-14 60-29 119-44 178z">
            <text:p/>
          </draw:path>
          <draw:path draw:style-name="gr11" draw:text-style-name="P3" draw:layer="layout" svg:width="0.514cm" svg:height="0.328cm" svg:x="22.147cm" svg:y="9.131cm" svg:viewBox="0 0 515 329" svg:d="M488 31c13 0 27 0 27-16 0-15-14-15-27-15-154 0-308 0-462 0-13 0-26 0-26 15 0 16 15 16 26 16 154 0 308 0 462 0zM488 329c13 0 27 0 27-15 0-16-14-16-27-16-154 0-308 0-462 0-11 0-26 0-26 16 0 15 13 15 26 15 154 0 308 0 462 0zM488 180c13 0 27 0 27-15 0-16-14-16-27-16-154 0-308 0-462 0-13 0-26 0-26 16 0 15 13 15 26 15 154 0 308 0 462 0z">
            <text:p/>
          </draw:path>
          <draw:path draw:style-name="gr11" draw:text-style-name="P3" draw:layer="layout" svg:width="0.404cm" svg:height="0.486cm" svg:x="22.895cm" svg:y="9.149cm" svg:viewBox="0 0 405 487" svg:d="M59 432c-6 27-6 33-41 33-9 0-18 0-18 13 0 7 4 9 11 9 20 0 42-2 64-2 26 0 53 2 77 2 4 0 13 0 13-15 0-7-7-7-18-7-39 0-39-6-39-13 0-9 33-134 39-154 9 22 31 49 71 49 90 0 187-112 187-224 0-73-44-123-104-123-39 0-77 26-101 57-9-42-42-57-70-57-35 0-51 29-57 44-14 26-25 72-25 74 0 7 9 7 11 7 7 0 7 0 11-17 14-55 29-93 58-93 13 0 24 7 24 38 0 17-2 24-5 37-29 114-58 228-88 342zM196 99c6-20 26-42 39-53 29-24 51-31 64-31 31 0 49 28 49 73s-25 134-40 164c-26 53-62 79-90 79-53 0-62-63-62-68 0-2 0-4 2-13 13-50 25-101 38-151z">
            <text:p/>
          </draw:path>
          <draw:path draw:style-name="gr11" draw:text-style-name="P3" draw:layer="layout" svg:width="0.428cm" svg:height="0.475cm" svg:x="23.524cm" svg:y="9.028cm" svg:viewBox="0 0 429 476" svg:d="M424 31c5-9 5-11 5-16 0-8-7-15-16-15-8 0-13 7-17 18-61 135-122 270-183 406-60-136-120-271-180-406-7-16-13-18-18-18-8 0-15 7-15 15 0 3 0 5 4 14 64 144 128 288 192 432 6 13 11 15 17 15 11 0 14-4 18-15 64-144 129-287 193-430z">
            <text:p/>
          </draw:path>
          <draw:path draw:style-name="gr11" draw:text-style-name="P3" draw:layer="layout" svg:width="0.179cm" svg:height="0.767cm" svg:x="24.243cm" svg:y="8.912cm" svg:viewBox="0 0 180 768" svg:d="M180 759c0-2 0-2-13-15-97-97-121-242-121-360 0-134 29-268 123-364 11-9 11-9 11-13 0-5-2-7-8-7-7 0-77 53-121 149-40 86-51 171-51 235 0 59 9 154 53 239 46 95 112 145 119 145 6 0 8-2 8-9z">
            <text:p/>
          </draw:path>
          <draw:path draw:style-name="gr11" draw:text-style-name="P3" draw:layer="layout" svg:width="0.318cm" svg:height="0.486cm" svg:x="24.498cm" svg:y="9.149cm" svg:viewBox="0 0 319 487" svg:d="M319 9c0-5-2-9-7-9-8 0-39 31-52 53-18-42-49-53-73-53-90 0-187 114-187 224 0 77 46 123 103 123 33 0 64-18 91-46-7 28-33 131-36 138-4 22-11 24-55 26-11 0-17 0-17 16 3 2 0 6 11 6 24 0 50-2 77-2 26 0 53 2 79 2 4 0 13 0 13-15 0-7-6-7-20-7-37 0-37-6-37-13s2-11 4-18c36-141 71-283 106-425zM106 331c-47 0-51-59-51-72 0-37 22-121 35-154 24-57 66-90 97-90 51 0 62 64 62 68 0 5-44 174-47 176-11 22-55 72-96 72z">
            <text:p/>
          </draw:path>
          <draw:path draw:style-name="gr11" draw:text-style-name="P3" draw:layer="layout" svg:width="0.43cm" svg:height="0.475cm" svg:x="25.055cm" svg:y="9.028cm" svg:viewBox="0 0 431 476" svg:d="M424 31c5-9 7-11 7-16 0-8-9-15-18-15-6 0-11 7-17 18-60 135-120 270-180 406-61-136-122-271-183-406-7-16-11-18-18-18-8 0-15 7-15 15 0 3 0 5 4 14 65 144 129 288 194 432 7 13 11 15 18 15 8 0 11-4 17-15 64-144 128-287 191-430z">
            <text:p/>
          </draw:path>
          <draw:path draw:style-name="gr11" draw:text-style-name="P3" draw:layer="layout" svg:width="0.314cm" svg:height="0.346cm" svg:x="25.721cm" svg:y="9.149cm" svg:viewBox="0 0 315 347" svg:d="M46 294c-2 11-6 29-6 33 0 13 11 20 22 20 8 0 24-5 28-20 2-4 29-108 31-123 7-24 20-79 24-99 5-11 27-46 44-63 7-5 29-27 62-27 20 0 22 8 33 11-24 3-40 22-40 42 0 13 8 26 29 26s42-17 42-44c0-28-25-50-64-50-51 0-84 37-99 59-7-35-33-59-71-59-35 0-50 29-57 44-13 26-24 72-24 74 0 7 9 7 11 7 7 0 7 0 13-17 13-55 29-93 55-93 13 0 24 7 24 38 0 15-2 24-13 63-14 60-29 119-44 178z">
            <text:p/>
          </draw:path>
          <draw:path draw:style-name="gr11" draw:text-style-name="P3" draw:layer="layout" svg:width="0.179cm" svg:height="0.767cm" svg:x="26.113cm" svg:y="8.912cm" svg:viewBox="0 0 180 768" svg:d="M180 384c0-59-8-154-50-239-46-95-112-145-121-145-5 0-9 2-9 7 0 4 0 4 15 19 77 75 121 198 121 358 0 132-28 266-125 364-11 9-11 9-11 11 0 7 4 9 9 9 9 0 77-53 123-149 40-86 48-171 48-235z">
            <text:p/>
          </draw:path>
        </draw:g>
        <draw:g draw:style-name="gr3">
          <svg:title>TexMaths</svg:title>
          <svg:desc>22§display§p \wedge (q \vee r)  \equiv  (p \wedge q) \vee (p \wedge r)§svg§600§FALSE§</svg:desc>
          <draw:path draw:style-name="gr10" draw:text-style-name="P1" draw:layer="layout" svg:width="9.648cm" svg:height="0.69cm" svg:x="7.155cm" svg:y="9.95cm" svg:viewBox="0 0 9649 691" svg:d="M0 0c3216 0 6433 0 9649 0 0 230 0 461 0 691-3216 0-6433 0-9649 0 0-230 0-461 0-691z">
            <text:p/>
          </draw:path>
          <draw:path draw:style-name="gr11" draw:text-style-name="P3" draw:layer="layout" svg:width="0.404cm" svg:height="0.488cm" svg:x="7.115cm" svg:y="10.148cm" svg:viewBox="0 0 405 489" svg:d="M59 434c-6 27-6 31-41 31-9 0-18 0-18 16 0 6 4 8 11 8 20 0 42-2 64-2 26 0 53 2 77 2 4 0 13 0 13-15 0-9-7-9-18-9-39 0-39-4-39-11 0-11 33-136 39-153 9 22 31 48 71 48 90 0 187-112 187-226 0-73-44-123-104-123-39 0-77 29-101 57-9-39-42-57-70-57-35 0-51 31-57 44-14 26-25 72-25 74 0 9 9 9 11 9 7 0 7-2 14-17 13-55 28-92 55-92 13 0 24 6 24 35 0 17-2 26-5 39-29 114-58 228-88 342zM196 101c6-22 26-44 39-55 29-24 51-28 64-28 31 0 49 26 49 72s-25 134-40 162c-26 55-62 79-90 79-53 0-62-63-62-68 0-2 0-2 2-13 13-50 25-99 38-149z">
            <text:p/>
          </draw:path>
          <draw:path draw:style-name="gr11" draw:text-style-name="P3" draw:layer="layout" svg:width="0.428cm" svg:height="0.477cm" svg:x="7.744cm" svg:y="10.027cm" svg:viewBox="0 0 429 478" svg:d="M231 18c-4-14-9-18-18-18-8 0-11 7-15 18-65 143-129 286-194 430-4 8-4 11-4 15 0 9 7 15 15 15 5 0 11-2 18-15 60-136 120-272 180-408 61 136 122 272 183 408 6 15 15 15 17 15 9 0 16-6 16-15 0-2 0-4-5-13-64-144-129-288-193-432z">
            <text:p/>
          </draw:path>
          <draw:path draw:style-name="gr11" draw:text-style-name="P3" draw:layer="layout" svg:width="0.179cm" svg:height="0.769cm" svg:x="8.463cm" svg:y="9.911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11" draw:text-style-name="P3" draw:layer="layout" svg:width="0.318cm" svg:height="0.488cm" svg:x="8.718cm" svg:y="10.148cm" svg:viewBox="0 0 319 489" svg:d="M319 9c0-2-2-7-7-7-8 0-39 31-52 53-18-42-49-55-73-55-90 0-187 114-187 226 0 75 46 123 103 123 33 0 64-18 91-46-7 26-33 131-36 138-4 22-11 24-55 24-8 0-17 0-17 16 0 2 0 8 11 8 24 0 50-2 77-2 26 0 53 2 79 2 4 0 13 0 13-15 0-9-6-9-20-9-37 0-37-4-37-11 0-6 2-11 4-17 36-143 71-286 106-428zM106 331c-47 0-51-59-51-72 0-35 24-121 35-151 24-58 66-90 97-90 51 0 62 61 62 68 0 4-42 173-47 175-11 22-52 70-96 70z">
            <text:p/>
          </draw:path>
          <draw:path draw:style-name="gr11" draw:text-style-name="P3" draw:layer="layout" svg:width="0.43cm" svg:height="0.477cm" svg:x="9.275cm" svg:y="10.027cm" svg:viewBox="0 0 431 478" svg:d="M424 33c5-11 7-13 7-15 0-9-9-18-15-18-9 0-14 7-20 18-60 136-120 272-180 408-61-136-122-272-183-408-4-16-11-18-18-18-8 0-15 9-15 18 1 3 0 2 4 11 65 144 129 289 194 434 7 11 11 15 18 15 8 0 13-6 17-15 64-143 128-287 191-430z">
            <text:p/>
          </draw:path>
          <draw:path draw:style-name="gr11" draw:text-style-name="P3" draw:layer="layout" svg:width="0.314cm" svg:height="0.348cm" svg:x="9.941cm" svg:y="10.148cm" svg:viewBox="0 0 315 349" svg:d="M46 294c-2 13-6 31-6 35 0 13 11 20 22 20 8 0 24-7 28-22 2-2 29-108 31-121 7-26 20-79 24-101 5-8 27-46 44-63 7-5 29-24 62-24 20 0 22 5 33 8-24 5-40 22-40 42 0 13 8 29 29 29s42-18 42-47c0-26-25-50-64-50-51 0-84 37-99 59-7-35-33-59-71-59-35 0-50 31-57 44-13 26-24 72-24 74 0 9 9 9 11 9 7 0 7-2 13-17 13-55 29-92 55-92 13 0 24 6 24 35 0 15-2 24-11 63-15 60-30 119-46 178z">
            <text:p/>
          </draw:path>
          <draw:path draw:style-name="gr11" draw:text-style-name="P3" draw:layer="layout" svg:width="0.177cm" svg:height="0.769cm" svg:x="10.335cm" svg:y="9.911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11" draw:text-style-name="P3" draw:layer="layout" svg:width="0.514cm" svg:height="0.33cm" svg:x="10.847cm" svg:y="10.13cm" svg:viewBox="0 0 515 331" svg:d="M488 31c13 0 27 0 27-16 0-15-14-15-27-15-154 0-308 0-462 0-13 0-26 0-26 15 0 16 15 16 29 16 153 0 306 0 459 0zM488 331c13 0 27 0 27-15s-14-15-27-15c-153 0-306 0-459 0-14 0-29 0-29 15s13 15 26 15c154 0 308 0 462 0zM488 182c13 0 27-1 27-17 0-17-14-16-27-16-154 0-308 0-462 0-13 0-26-1-26 16 0 16 13 17 26 17 154 0 308 0 462 0z">
            <text:p/>
          </draw:path>
          <draw:path draw:style-name="gr11" draw:text-style-name="P3" draw:layer="layout" svg:width="0.179cm" svg:height="0.769cm" svg:x="11.696cm" svg:y="9.911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11" draw:text-style-name="P3" draw:layer="layout" svg:width="0.401cm" svg:height="0.488cm" svg:x="11.897cm" svg:y="10.148cm" svg:viewBox="0 0 402 489" svg:d="M59 434c-6 27-6 31-41 31-9 0-18 0-18 16 0 6 4 8 11 8 20 0 42-2 64-2 26 0 53 2 77 2 4 0 13 0 13-15 0-9-7-9-18-9-39 0-39-4-39-11 0-11 33-136 37-153 11 22 33 48 73 48 90 0 184-112 184-226 0-73-43-123-101-123-39 0-77 29-101 57-9-39-42-57-70-57-35 0-51 31-57 44-14 26-25 72-25 74 0 9 6 6 9 9 9 0 9-2 13-17 14-55 29-92 58-92 13 0 24 6 24 35 0 17-2 26-7 39-28 114-57 228-86 342zM196 101c4-22 26-44 39-55 29-24 51-28 64-28 31 0 49 26 49 72s-25 134-40 162c-26 55-64 79-92 79-51 0-60-63-60-68 0-2 0-2 2-13 13-50 25-99 38-149z">
            <text:p/>
          </draw:path>
          <draw:path draw:style-name="gr11" draw:text-style-name="P3" draw:layer="layout" svg:width="0.428cm" svg:height="0.477cm" svg:x="12.526cm" svg:y="10.027cm" svg:viewBox="0 0 429 478" svg:d="M231 18c-7-14-11-18-18-18-8 0-11 7-17 18-64 143-128 286-192 430-4 8-4 11-4 15 0 9 7 15 15 15 5 0 11-2 18-15 60-136 120-272 180-408 61 136 122 272 183 408 6 15 13 15 17 15 9 0 16-6 16-15 0-2 0-4-5-13-64-144-129-288-193-432z">
            <text:p/>
          </draw:path>
          <draw:path draw:style-name="gr11" draw:text-style-name="P3" draw:layer="layout" svg:width="0.316cm" svg:height="0.488cm" svg:x="13.201cm" svg:y="10.148cm" svg:viewBox="0 0 317 489" svg:d="M317 9c0-2-2-7-7-7-9 0-39 31-53 53-17-42-46-55-72-55-90 0-185 114-185 226 0 75 44 123 101 123 33 0 64-18 90-46-6 26-30 131-33 138-6 22-13 24-57 24-9 0-17 0-17 16 0 2 0 8 11 8 24 0 50-2 77-2 26 0 55 2 79 2 4 0 13 0 13-15 0-9-7-9-20-9-37 0-37-4-37-11 0-6 2-11 4-17 35-143 71-286 106-428zM103 331c-46 0-48-59-48-72 0-35 22-121 35-151 24-58 64-90 95-90 50 0 61 61 61 68 0 4-41 173-44 175-13 22-55 70-99 70z">
            <text:p/>
          </draw:path>
          <draw:path draw:style-name="gr11" draw:text-style-name="P3" draw:layer="layout" svg:width="0.179cm" svg:height="0.769cm" svg:x="13.586cm" svg:y="9.911cm" svg:viewBox="0 0 180 770" svg:d="M180 384c0-59-8-151-52-239-47-95-113-145-119-145-7 0-9 4-9 9 0 2 0 2 15 17 75 75 119 198 119 358 0 132-28 268-123 364-11 11-11 11-11 13 0 5 2 9 9 9 6 0 77-53 121-151 39-84 50-169 50-235z">
            <text:p/>
          </draw:path>
          <draw:path draw:style-name="gr11" draw:text-style-name="P3" draw:layer="layout" svg:width="0.428cm" svg:height="0.477cm" svg:x="14.056cm" svg:y="10.027cm" svg:viewBox="0 0 429 478" svg:d="M424 33c5-11 5-13 5-15 0-9-7-18-16-18-6 0-11 7-17 18-60 136-120 272-180 408-61-136-122-272-183-408-7-16-11-18-18-18-8 0-15 9-15 18 1 3 0 2 4 11 65 144 129 289 194 434 4 11 11 15 18 15 8 0 11-6 15-15 64-143 129-287 193-430z">
            <text:p/>
          </draw:path>
          <draw:path draw:style-name="gr11" draw:text-style-name="P3" draw:layer="layout" svg:width="0.177cm" svg:height="0.769cm" svg:x="14.778cm" svg:y="9.911cm" svg:viewBox="0 0 178 770" svg:d="M178 761c0-2 0-2-13-15-97-99-121-244-121-362 0-134 31-268 125-362 9-11 9-11 9-13 0-7-2-9-6-9-9 0-77 53-124 151-39 84-48 169-48 233 0 61 9 154 51 241 46 95 112 145 121 145 4 0 6-2 6-9z">
            <text:p/>
          </draw:path>
          <draw:path draw:style-name="gr11" draw:text-style-name="P3" draw:layer="layout" svg:width="0.404cm" svg:height="0.488cm" svg:x="14.976cm" svg:y="10.148cm" svg:viewBox="0 0 405 489" svg:d="M62 434c-7 27-9 31-42 31-11 0-20 0-20 16 0 6 4 8 11 8 22 0 44-2 66-2 24 0 51 2 75 2 4 0 15 0 15-15 0-9-9-9-20-9-37 0-37-4-37-11 0-11 31-136 37-153 9 22 31 48 71 48 90 0 187-112 187-226 0-73-44-123-104-123-37 0-74 29-101 57-6-39-39-57-68-57-37 0-51 31-57 44-16 26-24 72-24 74 0 9 6 9 8 9 7 0 9-2 14-17 13-55 28-92 55-92 13 0 24 6 24 35 0 17-2 26-5 39-28 114-57 228-85 342zM196 101c6-22 26-44 42-55 26-24 48-28 61-28 31 0 51 26 51 72s-27 134-40 162c-26 55-64 79-92 79-51 0-62-63-62-68 0-2 0-2 2-13 13-50 25-99 38-149z">
            <text:p/>
          </draw:path>
          <draw:path draw:style-name="gr11" draw:text-style-name="P3" draw:layer="layout" svg:width="0.428cm" svg:height="0.477cm" svg:x="15.605cm" svg:y="10.027cm" svg:viewBox="0 0 429 478" svg:d="M233 18c-6-14-11-18-17-18-11 0-14 7-18 18-65 143-129 286-194 430-4 8-4 11-4 15 0 9 7 15 15 15 5 0 11-2 18-15 61-136 122-272 183-408 60 136 120 272 180 408 6 15 15 15 17 15 9 0 16-6 16-15 0-2 0-4-5-13-63-144-127-288-191-432z">
            <text:p/>
          </draw:path>
          <draw:path draw:style-name="gr11" draw:text-style-name="P3" draw:layer="layout" svg:width="0.314cm" svg:height="0.348cm" svg:x="16.271cm" svg:y="10.148cm" svg:viewBox="0 0 315 349" svg:d="M46 294c-2 13-6 31-6 35 0 13 11 20 22 20 8 0 22-7 28-22 2-2 29-108 31-121 7-26 20-79 24-101 5-8 24-46 44-63 7-5 29-24 62-24 20 0 31 8 33 8-24 5-42 22-42 42 0 13 10 29 31 29s42-18 42-47c0-26-25-50-64-50-51 0-84 37-99 59-7-35-33-59-71-59-35 0-50 31-57 44-13 26-24 72-24 74 0 9 6 6 9 9 9 0 9-2 13-17 13-55 29-92 57-92 13 0 24 6 24 35 0 15-2 24-13 63-14 60-29 119-44 178z">
            <text:p/>
          </draw:path>
          <draw:path draw:style-name="gr11" draw:text-style-name="P3" draw:layer="layout" svg:width="0.179cm" svg:height="0.769cm" svg:x="16.663cm" svg:y="9.911cm" svg:viewBox="0 0 180 770" svg:d="M180 384c0-59-8-151-50-239-49-95-115-145-121-145-5 0-9 4-9 9 0 2 0 2 15 17 75 75 119 198 119 358 0 132-28 268-123 364-11 11-11 11-11 13 0 5 4 9 9 9 6 0 77-53 123-151 40-84 48-169 48-235z">
            <text:p/>
          </draw:path>
        </draw:g>
        <draw:g draw:style-name="gr3">
          <svg:title>TexMaths</svg:title>
          <svg:desc>22§display§p \vee (q \wedge r)  \equiv  (p \vee q) \wedge (p \vee r)§svg§600§FALSE§</svg:desc>
          <draw:path draw:style-name="gr10" draw:text-style-name="P1" draw:layer="layout" svg:width="9.648cm" svg:height="0.69cm" svg:x="17.455cm" svg:y="9.95cm" svg:viewBox="0 0 9649 691" svg:d="M0 0c3216 0 6433 0 9649 0 0 230 0 461 0 691-3216 0-6433 0-9649 0 0-230 0-461 0-691z">
            <text:p/>
          </draw:path>
          <draw:path draw:style-name="gr11" draw:text-style-name="P3" draw:layer="layout" svg:width="0.404cm" svg:height="0.488cm" svg:x="17.415cm" svg:y="10.148cm" svg:viewBox="0 0 405 489" svg:d="M59 434c-6 27-6 31-41 31-9 0-18 0-18 16 0 6 4 8 11 8 20 0 42-2 64-2 26 0 53 2 77 2 4 0 13 0 13-15 0-9-7-9-18-9-39 0-39-4-39-11 0-11 33-136 39-153 9 22 31 48 71 48 90 0 187-112 187-226 0-73-44-123-104-123-39 0-77 29-101 57-9-39-42-57-70-57-35 0-51 31-57 44-14 26-25 72-25 74 0 9 9 9 11 9 7 0 7-2 14-17 13-55 28-92 55-92 13 0 24 6 24 35 0 17-2 26-5 39-29 114-58 228-88 342zM196 101c6-22 26-44 39-55 29-24 51-28 64-28 31 0 49 26 49 72s-25 134-40 162c-26 55-62 79-90 79-53 0-62-63-62-68 0-2 0-2 2-13 13-50 25-99 38-149z">
            <text:p/>
          </draw:path>
          <draw:path draw:style-name="gr11" draw:text-style-name="P3" draw:layer="layout" svg:width="0.428cm" svg:height="0.477cm" svg:x="18.044cm" svg:y="10.027cm" svg:viewBox="0 0 429 478" svg:d="M424 33c5-11 5-13 5-15 0-9-7-18-16-18-8 0-13 7-17 18-61 136-122 272-183 408-60-136-120-272-180-408-7-16-13-18-18-18-8 0-15 9-15 18 1 3 0 2 4 11 64 144 128 289 192 434 6 11 11 15 17 15 11 0 14-6 18-15 64-143 129-287 193-430z">
            <text:p/>
          </draw:path>
          <draw:path draw:style-name="gr11" draw:text-style-name="P3" draw:layer="layout" svg:width="0.179cm" svg:height="0.769cm" svg:x="18.763cm" svg:y="9.911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11" draw:text-style-name="P3" draw:layer="layout" svg:width="0.318cm" svg:height="0.488cm" svg:x="19.018cm" svg:y="10.148cm" svg:viewBox="0 0 319 489" svg:d="M319 9c0-2-2-7-7-7-8 0-39 31-52 53-18-42-49-55-73-55-90 0-187 114-187 226 0 75 46 123 103 123 33 0 64-18 91-46-7 26-33 131-36 138-4 22-11 24-55 24-8 0-17 0-17 16 0 2 0 8 11 8 24 0 50-2 77-2 26 0 53 2 79 2 4 0 13 0 13-15 0-9-6-9-20-9-37 0-37-4-37-11 0-6 2-11 4-17 36-143 71-286 106-428zM106 331c-47 0-51-59-51-72 0-35 24-121 35-151 24-58 66-90 97-90 51 0 62 61 62 68 0 4-42 173-47 175-11 22-52 70-96 70z">
            <text:p/>
          </draw:path>
          <draw:path draw:style-name="gr11" draw:text-style-name="P3" draw:layer="layout" svg:width="0.43cm" svg:height="0.477cm" svg:x="19.575cm" svg:y="10.027cm" svg:viewBox="0 0 431 478" svg:d="M233 18c-6-14-11-18-17-18-11 0-14 7-18 18-64 143-128 286-191 430-5 8-7 11-7 15 0 9 7 15 15 15 7 0 14-2 18-15 61-136 122-272 183-408 60 136 120 272 180 408 9 15 15 15 20 15 6 0 15-6 15-15 0-2 0-4-7-13-63-144-127-288-191-432z">
            <text:p/>
          </draw:path>
          <draw:path draw:style-name="gr11" draw:text-style-name="P3" draw:layer="layout" svg:width="0.314cm" svg:height="0.348cm" svg:x="20.241cm" svg:y="10.148cm" svg:viewBox="0 0 315 349" svg:d="M46 294c-2 13-6 31-6 35 0 13 11 20 22 20 8 0 24-7 28-22 2-2 29-108 31-121 7-26 20-79 24-101 5-8 27-46 44-63 7-5 29-24 62-24 20 0 22 5 33 8-24 5-40 22-40 42 0 13 8 29 29 29s42-18 42-47c0-26-25-50-64-50-51 0-84 37-99 59-7-35-33-59-71-59-35 0-50 31-57 44-13 26-24 72-24 74 0 9 9 9 11 9 7 0 7-2 13-17 13-55 29-92 55-92 13 0 24 6 24 35 0 15-2 24-11 63-15 60-30 119-46 178z">
            <text:p/>
          </draw:path>
          <draw:path draw:style-name="gr11" draw:text-style-name="P3" draw:layer="layout" svg:width="0.177cm" svg:height="0.769cm" svg:x="20.635cm" svg:y="9.911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11" draw:text-style-name="P3" draw:layer="layout" svg:width="0.514cm" svg:height="0.33cm" svg:x="21.147cm" svg:y="10.13cm" svg:viewBox="0 0 515 331" svg:d="M488 31c13 0 27 0 27-16 0-15-14-15-27-15-154 0-308 0-462 0-13 0-26 0-26 15 0 16 15 16 29 16 153 0 306 0 459 0zM488 331c13 0 27 0 27-15s-14-15-27-15c-153 0-306 0-459 0-14 0-29 0-29 15s13 15 26 15c154 0 308 0 462 0zM488 182c13 0 27-1 27-17 0-17-14-16-27-16-154 0-308 0-462 0-13 0-26-1-26 16 0 16 13 17 26 17 154 0 308 0 462 0z">
            <text:p/>
          </draw:path>
          <draw:path draw:style-name="gr11" draw:text-style-name="P3" draw:layer="layout" svg:width="0.179cm" svg:height="0.769cm" svg:x="21.996cm" svg:y="9.911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11" draw:text-style-name="P3" draw:layer="layout" svg:width="0.401cm" svg:height="0.488cm" svg:x="22.197cm" svg:y="10.148cm" svg:viewBox="0 0 402 489" svg:d="M59 434c-6 27-6 31-41 31-9 0-18 0-18 16 0 6 4 8 11 8 20 0 42-2 64-2 26 0 53 2 77 2 4 0 13 0 13-15 0-9-7-9-18-9-39 0-39-4-39-11 0-11 33-136 37-153 11 22 33 48 73 48 90 0 184-112 184-226 0-73-43-123-101-123-39 0-77 29-101 57-9-39-42-57-70-57-35 0-51 31-57 44-14 26-25 72-25 74 0 9 6 6 9 9 9 0 9-2 13-17 14-55 29-92 58-92 13 0 24 6 24 35 0 17-2 26-7 39-28 114-57 228-86 342zM196 101c4-22 26-44 39-55 29-24 51-28 64-28 31 0 49 26 49 72s-25 134-40 162c-26 55-64 79-92 79-51 0-60-63-60-68 0-2 0-2 2-13 13-50 25-99 38-149z">
            <text:p/>
          </draw:path>
          <draw:path draw:style-name="gr11" draw:text-style-name="P3" draw:layer="layout" svg:width="0.428cm" svg:height="0.477cm" svg:x="22.826cm" svg:y="10.027cm" svg:viewBox="0 0 429 478" svg:d="M422 33c7-11 7-13 7-15 0-9-7-18-16-18-8 0-13 7-17 18-61 136-122 272-183 408-60-136-120-272-180-408-7-16-13-18-18-18-8 0-15 9-15 18 1 3 0 2 4 11 64 144 128 289 192 434 6 11 11 15 17 15 11 0 14-6 18-15 64-143 128-287 191-430z">
            <text:p/>
          </draw:path>
          <draw:path draw:style-name="gr11" draw:text-style-name="P3" draw:layer="layout" svg:width="0.316cm" svg:height="0.488cm" svg:x="23.501cm" svg:y="10.148cm" svg:viewBox="0 0 317 489" svg:d="M317 9c0-2-2-7-7-7-9 0-39 31-53 53-17-42-46-55-72-55-90 0-185 114-185 226 0 75 44 123 101 123 33 0 64-18 90-46-6 26-30 131-33 138-6 22-13 24-57 24-9 0-17 0-17 16 0 2 0 8 11 8 24 0 50-2 77-2 26 0 55 2 79 2 4 0 13 0 13-15 0-9-7-9-20-9-37 0-37-4-37-11 0-6 2-11 4-17 35-143 71-286 106-428zM103 331c-46 0-48-59-48-72 0-35 22-121 35-151 24-58 64-90 95-90 50 0 61 61 61 68 0 4-41 173-44 175-13 22-55 70-99 70z">
            <text:p/>
          </draw:path>
          <draw:path draw:style-name="gr11" draw:text-style-name="P3" draw:layer="layout" svg:width="0.179cm" svg:height="0.769cm" svg:x="23.886cm" svg:y="9.911cm" svg:viewBox="0 0 180 770" svg:d="M180 384c0-59-8-151-52-239-47-95-113-145-119-145-7 0-9 4-9 9 0 2 0 2 15 17 75 75 119 198 119 358 0 132-28 268-123 364-11 11-11 11-11 13 0 5 2 9 9 9 6 0 77-53 121-151 39-84 50-169 50-235z">
            <text:p/>
          </draw:path>
          <draw:path draw:style-name="gr11" draw:text-style-name="P3" draw:layer="layout" svg:width="0.428cm" svg:height="0.477cm" svg:x="24.356cm" svg:y="10.027cm" svg:viewBox="0 0 429 478" svg:d="M233 18c-6-14-11-18-17-18-11 0-14 7-18 18-64 143-128 286-191 430-7 8-7 11-7 15 0 9 7 15 15 15 7 0 11-2 18-15 61-136 122-272 183-408 60 136 120 272 180 408 6 15 15 15 17 15 9 0 16-6 16-15 0-2 0-4-5-13-63-144-127-288-191-432z">
            <text:p/>
          </draw:path>
          <draw:path draw:style-name="gr11" draw:text-style-name="P3" draw:layer="layout" svg:width="0.177cm" svg:height="0.769cm" svg:x="25.078cm" svg:y="9.911cm" svg:viewBox="0 0 178 770" svg:d="M178 761c0-2 0-2-13-15-97-99-121-244-121-362 0-134 31-268 125-362 9-11 9-11 9-13 0-7-2-9-6-9-9 0-77 53-124 151-39 84-48 169-48 233 0 61 9 154 51 241 46 95 112 145 121 145 4 0 6-2 6-9z">
            <text:p/>
          </draw:path>
          <draw:path draw:style-name="gr11" draw:text-style-name="P3" draw:layer="layout" svg:width="0.404cm" svg:height="0.488cm" svg:x="25.276cm" svg:y="10.148cm" svg:viewBox="0 0 405 489" svg:d="M62 434c-7 27-9 31-42 31-11 0-20 0-20 16 0 6 4 8 11 8 22 0 44-2 66-2 24 0 51 2 75 2 4 0 15 0 15-15 0-9-9-9-20-9-37 0-37-4-37-11 0-11 31-136 37-153 9 22 31 48 71 48 90 0 187-112 187-226 0-73-44-123-104-123-37 0-74 29-101 57-6-39-39-57-68-57-37 0-51 31-57 44-16 26-24 72-24 74 0 9 6 9 8 9 7 0 9-2 14-17 13-55 28-92 55-92 13 0 24 6 24 35 0 17-2 26-5 39-28 114-57 228-85 342zM196 101c6-22 26-44 42-55 26-24 48-28 61-28 31 0 51 26 51 72s-27 134-40 162c-26 55-64 79-92 79-51 0-62-63-62-68 0-2 0-2 2-13 13-50 25-99 38-149z">
            <text:p/>
          </draw:path>
          <draw:path draw:style-name="gr11" draw:text-style-name="P3" draw:layer="layout" svg:width="0.428cm" svg:height="0.477cm" svg:x="25.905cm" svg:y="10.027cm" svg:viewBox="0 0 429 478" svg:d="M424 33c5-11 5-13 5-15 0-9-7-18-16-18-6 0-11 7-17 18-60 136-120 272-180 408-61-136-122-272-183-408-7-16-13-18-18-18-8 0-15 9-15 18 1 3 0 2 4 11 65 144 129 289 194 434 4 11 9 15 18 15 8 0 11-6 15-15 64-143 129-287 193-430z">
            <text:p/>
          </draw:path>
          <draw:path draw:style-name="gr11" draw:text-style-name="P3" draw:layer="layout" svg:width="0.314cm" svg:height="0.348cm" svg:x="26.571cm" svg:y="10.148cm" svg:viewBox="0 0 315 349" svg:d="M46 294c-2 13-6 31-6 35 0 13 11 20 22 20 8 0 22-7 28-22 2-2 29-108 31-121 7-26 20-79 24-101 5-8 24-46 44-63 7-5 29-24 62-24 20 0 31 8 33 8-24 5-42 22-42 42 0 13 10 29 31 29s42-18 42-47c0-26-25-50-64-50-51 0-84 37-99 59-7-35-33-59-71-59-35 0-50 31-57 44-13 26-24 72-24 74 0 9 6 6 9 9 9 0 9-2 13-17 13-55 29-92 57-92 13 0 24 6 24 35 0 15-2 24-13 63-14 60-29 119-44 178z">
            <text:p/>
          </draw:path>
          <draw:path draw:style-name="gr11" draw:text-style-name="P3" draw:layer="layout" svg:width="0.179cm" svg:height="0.769cm" svg:x="26.963cm" svg:y="9.911cm" svg:viewBox="0 0 180 770" svg:d="M180 384c0-59-8-151-50-239-49-95-115-145-121-145-5 0-9 4-9 9 0 2 0 2 15 17 75 75 119 198 119 358 0 132-28 268-123 364-11 11-11 11-11 13 0 5 4 9 9 9 6 0 77-53 123-151 40-84 48-169 48-235z">
            <text:p/>
          </draw:path>
        </draw:g>
        <draw:g draw:style-name="gr3">
          <svg:title>TexMaths</svg:title>
          <svg:desc>22§display§\lnot (p \wedge q) \equiv  \lnot q \vee \lnot p§svg§600§FALSE§</svg:desc>
          <draw:path draw:style-name="gr10" draw:text-style-name="P1" draw:layer="layout" svg:width="6.285cm" svg:height="0.688cm" svg:x="8.454cm" svg:y="11.049cm" svg:viewBox="0 0 6286 689" svg:d="M0 0c2095 0 4191 0 6286 0 0 230 0 459 0 689-2095 0-4191 0-6286 0 0-230 0-459 0-689z">
            <text:p/>
          </draw:path>
          <draw:path draw:style-name="gr11" draw:text-style-name="P3" draw:layer="layout" svg:width="0.428cm" svg:height="0.203cm" svg:x="8.414cm" svg:y="11.313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177cm" svg:height="0.767cm" svg:x="8.964cm" svg:y="11.01cm" svg:viewBox="0 0 178 768" svg:d="M178 759c0-2 0-2-13-15-97-97-121-242-121-360 0-134 29-268 125-364 9-9 9-9 9-13 0-5-2-7-6-7-9 0-77 53-124 149-39 86-48 171-48 235 0 59 9 154 51 239 46 95 112 145 121 145 4 0 6-2 6-9z">
            <text:p/>
          </draw:path>
          <draw:path draw:style-name="gr11" draw:text-style-name="P3" draw:layer="layout" svg:width="0.404cm" svg:height="0.486cm" svg:x="9.162cm" svg:y="11.247cm" svg:viewBox="0 0 405 487" svg:d="M59 432c-4 27-6 33-41 33-9 0-18 0-18 13 0 7 4 9 11 9 20 0 44-2 64-2 26 0 53 2 77 2 4 0 15 0 15-15 0-7-9-7-20-7-37 0-37-6-37-13 0-9 31-134 37-154 9 22 31 49 71 49 90 0 187-112 187-224 0-73-44-123-104-123-39 0-74 26-101 57-9-42-42-57-70-57-35 0-49 29-57 44-14 26-25 72-25 74 0 7 9 7 11 7 7 0 9 0 14-17 13-55 28-93 55-93 13 0 24 7 24 38 0 17-2 24-5 37-29 114-58 228-88 342zM196 99c6-20 26-42 42-53 26-24 48-31 61-31 31 0 49 28 49 73s-25 134-38 164c-26 53-64 79-92 79-51 0-62-63-62-68 0-2 0-4 2-13 13-50 25-101 38-151z">
            <text:p/>
          </draw:path>
          <draw:path draw:style-name="gr11" draw:text-style-name="P3" draw:layer="layout" svg:width="0.428cm" svg:height="0.475cm" svg:x="9.791cm" svg:y="11.126cm" svg:viewBox="0 0 429 476" svg:d="M233 18c-6-14-11-18-20-18-8 0-11 7-15 18-65 142-129 285-194 427-4 11-4 11-4 16 0 9 7 15 15 15 5 0 11-2 18-15 60-136 120-272 180-408 61 136 122 272 183 408 6 15 15 15 17 15 9 0 16-6 16-15-2-4 0-2-5-11-63-144-127-288-191-432z">
            <text:p/>
          </draw:path>
          <draw:path draw:style-name="gr11" draw:text-style-name="P3" draw:layer="layout" svg:width="0.318cm" svg:height="0.486cm" svg:x="10.466cm" svg:y="11.247cm" svg:viewBox="0 0 319 487" svg:d="M319 9c0-5-2-9-9-9-9 0-39 31-53 53-17-42-46-53-70-53-92 0-187 114-187 224 0 77 46 123 101 123 33 0 64-18 93-46-7 28-33 131-36 138-6 22-13 24-55 26-11 0-19 0-19 16 3 2 0 6 11 6 24 0 52-2 77-2 26 0 55 2 79 2 4 0 15 0 15-15 0-7-9-7-20-7-37 0-37-6-37-13s0-11 2-18c36-141 72-283 108-425zM103 331c-46 0-48-59-48-72 0-37 22-121 35-154 24-57 64-90 97-90 48 0 59 64 59 68 0 5-41 174-44 176-11 22-55 72-99 72z">
            <text:p/>
          </draw:path>
          <draw:path draw:style-name="gr11" draw:text-style-name="P3" draw:layer="layout" svg:width="0.179cm" svg:height="0.767cm" svg:x="10.851cm" svg:y="11.01cm" svg:viewBox="0 0 180 768" svg:d="M180 384c0-59-8-154-50-239-46-95-115-145-121-145-5 0-9 2-9 7 0 4 0 4 15 19 75 75 119 198 119 358 0 132-28 266-123 364-11 9-11 9-11 11 0 7 4 9 9 9 6 0 77-53 123-149 40-86 48-171 48-235z">
            <text:p/>
          </draw:path>
          <draw:path draw:style-name="gr11" draw:text-style-name="P3" draw:layer="layout" svg:width="0.514cm" svg:height="0.328cm" svg:x="11.366cm" svg:y="11.229cm" svg:viewBox="0 0 515 329" svg:d="M488 31c13 0 27 0 27-16 0-15-14-15-27-15-154 0-308 0-462 0-13 0-26 0-26 15 0 16 15 16 26 16 154 0 308 0 462 0zM488 329c13 0 27 0 27-15 0-16-14-16-27-16-154 0-308 0-462 0-11 0-26 0-26 16 0 15 13 15 26 15 154 0 308 0 462 0zM488 180c13 0 27 0 27-15 0-16-14-16-27-16-154 0-308 0-462 0-13 0-26 0-26 16 0 15 13 15 26 15 154 0 308 0 462 0z">
            <text:p/>
          </draw:path>
          <draw:path draw:style-name="gr11" draw:text-style-name="P3" draw:layer="layout" svg:width="0.428cm" svg:height="0.203cm" svg:x="12.182cm" svg:y="11.313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316cm" svg:height="0.486cm" svg:x="12.685cm" svg:y="11.247cm" svg:viewBox="0 0 317 487" svg:d="M317 9c0-5-2-9-7-9-9 0-39 31-53 53-17-42-46-53-72-53-90 0-185 114-185 224 0 77 44 123 101 123 33 0 64-18 93-46-9 28-33 131-36 138-6 22-13 24-57 26-9 0-17 0-17 16 3 2 0 6 11 6 24 0 50-2 77-2 26 0 55 2 79 2 4 0 15 0 15-15 0-7-9-7-22-7-35 0-35-6-35-13s0-11 2-18c35-141 71-283 106-425zM103 331c-46 0-48-59-48-72 0-37 22-121 35-154 24-57 64-90 95-90 50 0 61 64 61 68 0 5-41 174-44 176-11 22-55 72-99 72z">
            <text:p/>
          </draw:path>
          <draw:path draw:style-name="gr11" draw:text-style-name="P3" draw:layer="layout" svg:width="0.428cm" svg:height="0.475cm" svg:x="13.242cm" svg:y="11.126cm" svg:viewBox="0 0 429 476" svg:d="M422 31c7-9 7-11 7-16 0-8-7-15-16-15-8 0-13 7-17 18-61 135-122 270-183 406-60-136-120-271-180-406-7-16-13-18-18-18-8 0-15 7-15 15 0 3 0 5 4 14 64 144 128 288 192 432 6 13 11 15 17 15 11 0 14-4 18-15 64-144 127-287 191-430z">
            <text:p/>
          </draw:path>
          <draw:path draw:style-name="gr11" draw:text-style-name="P3" draw:layer="layout" svg:width="0.428cm" svg:height="0.203cm" svg:x="13.928cm" svg:y="11.313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401cm" svg:height="0.486cm" svg:x="14.377cm" svg:y="11.247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4 99c6-20 26-42 41-53 27-24 49-31 62-31 31 0 51 28 51 73s-27 134-40 164c-26 53-64 79-92 79-51 0-62-63-62-68 0-2 0-4 2-13 13-50 25-101 38-151z">
            <text:p/>
          </draw:path>
        </draw:g>
        <draw:g draw:style-name="gr3">
          <svg:title>TexMaths</svg:title>
          <svg:desc>22§display§\lnot (p \vee q) \equiv  \lnot q \wedge \lnot p§svg§600§FALSE§</svg:desc>
          <draw:path draw:style-name="gr10" draw:text-style-name="P1" draw:layer="layout" svg:width="6.285cm" svg:height="0.688cm" svg:x="18.956cm" svg:y="11.051cm" svg:viewBox="0 0 6286 689" svg:d="M0 0c2095 0 4191 0 6286 0 0 230 0 459 0 689-2095 0-4191 0-6286 0 0-230 0-459 0-689z">
            <text:p/>
          </draw:path>
          <draw:path draw:style-name="gr11" draw:text-style-name="P3" draw:layer="layout" svg:width="0.428cm" svg:height="0.203cm" svg:x="18.916cm" svg:y="11.315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177cm" svg:height="0.767cm" svg:x="19.466cm" svg:y="11.012cm" svg:viewBox="0 0 178 768" svg:d="M178 759c0-2 0-2-13-15-97-97-121-242-121-360 0-134 29-268 125-364 9-9 9-9 9-13 0-5-2-7-6-7-9 0-77 53-124 149-39 86-48 171-48 235 0 59 9 154 51 239 46 95 112 145 121 145 4 0 6-2 6-9z">
            <text:p/>
          </draw:path>
          <draw:path draw:style-name="gr11" draw:text-style-name="P3" draw:layer="layout" svg:width="0.404cm" svg:height="0.486cm" svg:x="19.664cm" svg:y="11.249cm" svg:viewBox="0 0 405 487" svg:d="M59 432c-4 27-6 33-41 33-9 0-18 0-18 13 0 7 4 9 11 9 20 0 44-2 64-2 26 0 53 2 77 2 4 0 15 0 15-15 0-7-9-7-20-7-37 0-37-6-37-13 0-9 31-134 37-154 9 22 31 49 71 49 90 0 187-112 187-224 0-73-44-123-104-123-39 0-74 26-101 57-9-42-42-57-70-57-35 0-49 29-57 44-14 26-25 72-25 74 0 7 9 7 11 7 7 0 9 0 14-17 13-55 28-93 55-93 13 0 24 7 24 38 0 17-2 24-5 37-29 114-58 228-88 342zM196 99c6-20 26-42 42-53 26-24 48-31 61-31 31 0 49 28 49 73s-25 134-38 164c-26 53-64 79-92 79-51 0-62-63-62-68 0-2 0-4 2-13 13-50 25-101 38-151z">
            <text:p/>
          </draw:path>
          <draw:path draw:style-name="gr11" draw:text-style-name="P3" draw:layer="layout" svg:width="0.428cm" svg:height="0.475cm" svg:x="20.293cm" svg:y="11.128cm" svg:viewBox="0 0 429 476" svg:d="M424 31c5-9 5-11 5-16 0-8-7-15-16-15-6 0-13 7-17 18-61 135-122 270-183 406-60-136-120-271-180-406-7-16-13-18-18-18-8 0-15 7-15 15 0 3 0 5 4 14 64 144 128 288 192 432 6 13 11 15 17 15 11 0 14-4 18-15 64-144 129-287 193-430z">
            <text:p/>
          </draw:path>
          <draw:path draw:style-name="gr11" draw:text-style-name="P3" draw:layer="layout" svg:width="0.318cm" svg:height="0.486cm" svg:x="20.968cm" svg:y="11.249cm" svg:viewBox="0 0 319 487" svg:d="M319 9c0-5-2-9-9-9-9 0-39 31-53 53-17-42-46-53-70-53-92 0-187 114-187 224 0 77 46 123 101 123 33 0 64-18 93-46-7 28-33 131-36 138-6 22-13 24-55 26-11 0-19 0-19 16 3 2 0 6 11 6 24 0 52-2 77-2 26 0 55 2 79 2 4 0 15 0 15-15 0-7-9-7-20-7-37 0-37-6-37-13s0-11 2-18c36-141 72-283 108-425zM103 331c-46 0-48-59-48-72 0-37 22-121 35-154 24-57 64-90 97-90 48 0 59 64 59 68 0 5-41 174-44 176-11 22-55 72-99 72z">
            <text:p/>
          </draw:path>
          <draw:path draw:style-name="gr11" draw:text-style-name="P3" draw:layer="layout" svg:width="0.179cm" svg:height="0.767cm" svg:x="21.353cm" svg:y="11.012cm" svg:viewBox="0 0 180 768" svg:d="M180 384c0-59-8-154-50-239-46-95-115-145-121-145-5 0-9 2-9 7 0 4 0 4 15 19 75 75 119 198 119 358 0 132-28 266-123 364-11 9-11 9-11 11 0 7 4 9 9 9 6 0 77-53 123-149 40-86 48-171 48-235z">
            <text:p/>
          </draw:path>
          <draw:path draw:style-name="gr11" draw:text-style-name="P3" draw:layer="layout" svg:width="0.514cm" svg:height="0.328cm" svg:x="21.868cm" svg:y="11.231cm" svg:viewBox="0 0 515 329" svg:d="M488 31c13 0 27 0 27-16 0-15-14-15-27-15-154 0-308 0-462 0-13 0-26 0-26 15 0 16 15 16 26 16 154 0 308 0 462 0zM488 329c13 0 27 0 27-15 0-16-14-16-27-16-154 0-308 0-462 0-11 0-26 0-26 16 0 15 13 15 26 15 154 0 308 0 462 0zM488 180c13 0 27 0 27-15 0-16-14-16-27-16-154 0-308 0-462 0-13 0-26 0-26 16 0 15 13 15 26 15 154 0 308 0 462 0z">
            <text:p/>
          </draw:path>
          <draw:path draw:style-name="gr11" draw:text-style-name="P3" draw:layer="layout" svg:width="0.428cm" svg:height="0.203cm" svg:x="22.684cm" svg:y="11.315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316cm" svg:height="0.486cm" svg:x="23.187cm" svg:y="11.249cm" svg:viewBox="0 0 317 487" svg:d="M317 9c0-5-2-9-7-9-9 0-39 31-53 53-17-42-46-53-72-53-90 0-185 114-185 224 0 77 44 123 101 123 33 0 64-18 93-46-9 28-33 131-36 138-6 22-13 24-57 26-9 0-17 0-17 16 3 2 0 6 11 6 24 0 50-2 77-2 26 0 55 2 79 2 4 0 15 0 15-15 0-7-9-7-22-7-35 0-35-6-35-13s0-11 2-18c35-141 71-283 106-425zM103 331c-46 0-48-59-48-72 0-37 22-121 35-154 24-57 64-90 95-90 50 0 61 64 61 68 0 5-41 174-44 176-11 22-55 72-99 72z">
            <text:p/>
          </draw:path>
          <draw:path draw:style-name="gr11" draw:text-style-name="P3" draw:layer="layout" svg:width="0.428cm" svg:height="0.475cm" svg:x="23.744cm" svg:y="11.128cm" svg:viewBox="0 0 429 476" svg:d="M231 18c-4-14-11-18-18-18-8 0-11 7-15 18-65 142-129 285-194 427-4 11-4 11-4 16 0 9 7 15 15 15 5 0 11-2 18-15 60-136 120-272 180-408 61 136 122 272 183 408 6 15 13 15 17 15 9 0 16-6 16-15-2-4 0-2-5-11-64-144-129-288-193-432z">
            <text:p/>
          </draw:path>
          <draw:path draw:style-name="gr11" draw:text-style-name="P3" draw:layer="layout" svg:width="0.428cm" svg:height="0.203cm" svg:x="24.43cm" svg:y="11.315cm" svg:viewBox="0 0 429 204" svg:d="M429 26c0-24-2-26-27-26-125 0-250 0-376 0-13 0-26 0-26 15 0 16 13 16 26 16 124 0 248 0 372 0 0 49 0 98 0 147 0 13 0 26 15 26 16 0 16-13 16-26 0-51 0-101 0-152z">
            <text:p/>
          </draw:path>
          <draw:path draw:style-name="gr11" draw:text-style-name="P3" draw:layer="layout" svg:width="0.401cm" svg:height="0.486cm" svg:x="24.879cm" svg:y="11.249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4 99c6-20 26-42 41-53 27-24 49-31 62-31 31 0 51 28 51 73s-27 134-40 164c-26 53-64 79-92 79-51 0-62-63-62-68 0-2 0-4 2-13 13-50 25-101 38-151z">
            <text:p/>
          </draw:path>
        </draw:g>
        <draw:g draw:style-name="gr3">
          <svg:title>TexMaths</svg:title>
          <svg:desc>22§display§p \vee (p \wedge q)  \equiv  p§svg§600§FALSE§</svg:desc>
          <draw:path draw:style-name="gr10" draw:text-style-name="P1" draw:layer="layout" svg:width="4.822cm" svg:height="0.688cm" svg:x="9.456cm" svg:y="12.051cm" svg:viewBox="0 0 4823 689" svg:d="M0 0c1608 0 3215 0 4823 0 0 230 0 459 0 689-1608 0-3215 0-4823 0 0-230 0-459 0-689z">
            <text:p/>
          </draw:path>
          <draw:path draw:style-name="gr11" draw:text-style-name="P3" draw:layer="layout" svg:width="0.401cm" svg:height="0.486cm" svg:x="9.416cm" svg:y="12.249cm" svg:viewBox="0 0 402 487" svg:d="M59 432c-6 27-6 33-41 33-9 0-18 0-18 13 0 7 4 9 11 9 20 0 42-2 64-2 26 0 53 2 77 2 4 0 13 0 13-15 0-7-7-7-18-7-39 0-39-6-39-13 0-9 33-134 37-154 11 22 33 49 73 49 88 0 184-112 184-224 0-73-44-123-101-123-39 0-77 26-101 57-9-42-42-57-70-57-35 0-51 29-57 44-14 26-25 72-25 74 0 7 6 5 9 7 9 0 9 0 13-17 14-55 29-93 58-93 13 0 24 7 24 38 0 17-2 24-7 37-28 114-57 228-86 342zM196 99c4-20 26-42 39-53 27-24 51-31 64-31 31 0 48 28 48 73s-24 134-39 164c-27 53-64 79-92 79-51 0-60-63-60-70 1-4 0-2 2-11 13-50 25-101 38-151z">
            <text:p/>
          </draw:path>
          <draw:path draw:style-name="gr11" draw:text-style-name="P3" draw:layer="layout" svg:width="0.43cm" svg:height="0.475cm" svg:x="10.043cm" svg:y="12.128cm" svg:viewBox="0 0 431 476" svg:d="M424 31c5-9 7-11 7-16 0-8-7-15-15-15-9 0-14 7-18 18-61 135-122 270-182 406-61-136-121-271-181-406-6-16-13-18-20-18-6 0-15 7-15 15 0 3 0 5 7 14 63 144 127 288 191 432 7 13 11 15 18 15 11 0 13-4 17-15 64-144 128-287 191-430z">
            <text:p/>
          </draw:path>
          <draw:path draw:style-name="gr11" draw:text-style-name="P3" draw:layer="layout" svg:width="0.179cm" svg:height="0.767cm" svg:x="10.764cm" svg:y="12.012cm" svg:viewBox="0 0 180 768" svg:d="M180 759c0-2 0-2-13-15-97-97-121-242-121-360 0-134 29-268 123-364 11-9 11-9 11-13 0-5-4-7-8-7-7 0-77 53-124 149-39 86-48 171-48 235 0 59 9 154 51 239 46 95 114 145 121 145 4 0 8-2 8-9z">
            <text:p/>
          </draw:path>
          <draw:path draw:style-name="gr11" draw:text-style-name="P3" draw:layer="layout" svg:width="0.401cm" svg:height="0.486cm" svg:x="10.964cm" svg:y="12.249cm" svg:viewBox="0 0 402 487" svg:d="M59 432c-6 27-8 33-41 33-9 0-18 0-18 13 0 7 4 9 9 9 22 0 44-2 66-2 26 0 50 2 77 2 2 0 13 0 13-15 0-7-7-7-18-7-39 0-39-6-39-13 0-9 33-134 37-154 11 22 33 49 73 49 88 0 184-112 184-224 0-73-44-123-101-123-39 0-77 26-103 57-7-42-40-57-68-57-35 0-51 29-57 44-14 26-25 72-25 74 0 7 7 7 9 7 9 0 9 0 13-17 14-55 29-93 58-93 13 0 24 7 24 38 0 17-2 24-7 37-28 114-57 228-86 342zM196 99c4-20 26-42 39-53 27-24 49-31 62-31 33 0 50 28 50 73s-26 134-39 164c-27 53-64 79-92 79-51 0-62-63-62-70 1-4 0-2 4-11 13-50 25-101 38-151z">
            <text:p/>
          </draw:path>
          <draw:path draw:style-name="gr11" draw:text-style-name="P3" draw:layer="layout" svg:width="0.43cm" svg:height="0.475cm" svg:x="11.591cm" svg:y="12.128cm" svg:viewBox="0 0 431 476" svg:d="M233 18c-6-14-11-18-17-18-11 0-14 7-18 18-64 142-128 285-191 427-5 11-7 11-7 16 0 9 7 15 15 15 7 0 14-2 18-15 61-136 122-272 183-408 60 136 121 272 182 408 7 15 13 15 18 15 6 0 15-6 15-15 0-2 0-2-4-11-65-144-129-288-194-432z">
            <text:p/>
          </draw:path>
          <draw:path draw:style-name="gr11" draw:text-style-name="P3" draw:layer="layout" svg:width="0.318cm" svg:height="0.486cm" svg:x="12.266cm" svg:y="12.249cm" svg:viewBox="0 0 319 487" svg:d="M319 9c0-5-2-9-7-9-9 0-39 31-52 53-18-42-49-53-73-53-90 0-187 114-187 224 0 77 46 123 103 123 33 0 62-18 91-46-7 28-33 131-36 138-4 22-11 24-55 26-11 0-17 0-17 16 3 2 0 6 11 6 24 0 50-2 77-2 26 0 53 2 79 2 4 0 13 0 13-15 0-7-6-7-20-7-37 0-37-6-37-13s2-11 4-18c36-141 71-283 106-425zM106 331c-47 0-51-59-51-72 0-37 22-121 35-154 24-57 66-90 97-90 51 0 62 64 62 68 0 5-44 174-47 176-11 22-55 72-96 72z">
            <text:p/>
          </draw:path>
          <draw:path draw:style-name="gr11" draw:text-style-name="P3" draw:layer="layout" svg:width="0.177cm" svg:height="0.767cm" svg:x="12.653cm" svg:y="12.012cm" svg:viewBox="0 0 178 768" svg:d="M178 384c0-59-9-154-50-239-47-95-113-145-121-145-5 0-7 2-7 7 0 4 0 4 13 19 77 75 121 198 121 358 0 132-28 266-125 364-9 9-9 9-9 11 0 7 2 9 7 9 8 0 77-53 123-149 39-86 48-171 48-235z">
            <text:p/>
          </draw:path>
          <draw:path draw:style-name="gr11" draw:text-style-name="P3" draw:layer="layout" svg:width="0.516cm" svg:height="0.328cm" svg:x="13.166cm" svg:y="12.231cm" svg:viewBox="0 0 517 329" svg:d="M488 31c13 0 29 0 29-16 0-15-16-15-29-15-153 0-306 0-459 0-14 0-29 0-29 15 0 16 15 16 29 16 153 0 306 0 459 0zM488 329c13 0 29 0 29-15 0-16-16-16-29-16-153 0-306 0-459 0-14 0-29 0-29 16 0 15 15 15 29 15 153 0 306 0 459 0zM488 180c13 0 29 0 29-15 0-16-16-16-29-16-153 0-306 0-459 0-14 0-29 0-29 16 0 15 15 15 29 15 153 0 306 0 459 0z">
            <text:p/>
          </draw:path>
          <draw:path draw:style-name="gr11" draw:text-style-name="P3" draw:layer="layout" svg:width="0.401cm" svg:height="0.486cm" svg:x="13.916cm" svg:y="12.249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4 99c6-20 26-42 41-53 27-24 49-31 62-31 31 0 50 28 50 73s-26 134-39 164c-27 53-64 79-92 79-51 0-62-63-62-70 1-4 0-2 2-11 13-50 25-101 38-151z">
            <text:p/>
          </draw:path>
        </draw:g>
        <draw:g draw:style-name="gr3">
          <svg:title>TexMaths</svg:title>
          <svg:desc>22§display§p \wedge (p \vee q)  \equiv  p§svg§600§FALSE§</svg:desc>
          <draw:path draw:style-name="gr10" draw:text-style-name="P1" draw:layer="layout" svg:width="4.822cm" svg:height="0.688cm" svg:x="19.858cm" svg:y="12.052cm" svg:viewBox="0 0 4823 689" svg:d="M0 0c1608 0 3215 0 4823 0 0 230 0 459 0 689-1608 0-3215 0-4823 0 0-230 0-459 0-689z">
            <text:p/>
          </draw:path>
          <draw:path draw:style-name="gr11" draw:text-style-name="P3" draw:layer="layout" svg:width="0.401cm" svg:height="0.486cm" svg:x="19.818cm" svg:y="12.25cm" svg:viewBox="0 0 402 487" svg:d="M59 432c-6 27-6 33-41 33-9 0-18 0-18 13 0 7 4 9 11 9 20 0 42-2 64-2 26 0 53 2 77 2 4 0 13 0 13-15 0-7-7-7-18-7-39 0-39-6-39-13 0-9 33-134 37-154 11 22 33 49 73 49 88 0 184-112 184-224 0-73-44-123-101-123-39 0-77 26-101 57-9-42-42-57-70-57-35 0-51 29-57 44-14 26-25 72-25 74 0 7 6 5 9 7 9 0 9 0 13-17 14-55 29-93 58-93 13 0 24 7 24 38 0 17-2 24-7 37-28 114-57 228-86 342zM196 99c4-20 26-42 39-53 27-24 51-31 64-31 31 0 48 28 48 73s-24 134-39 164c-27 53-64 79-92 79-51 0-60-63-60-70 1-4 0-2 2-11 13-50 25-101 38-151z">
            <text:p/>
          </draw:path>
          <draw:path draw:style-name="gr11" draw:text-style-name="P3" draw:layer="layout" svg:width="0.43cm" svg:height="0.475cm" svg:x="20.445cm" svg:y="12.129cm" svg:viewBox="0 0 431 476" svg:d="M233 18c-6-14-11-18-17-18-9 0-14 7-18 18-64 142-128 285-191 427-5 11-7 11-7 16 0 9 9 15 15 15 7 0 14-2 20-15 60-136 120-272 181-408 60 136 121 272 182 408 7 15 13 15 18 15 8 0 15-6 15-15 0-2 0-2-4-11-65-144-129-288-194-432z">
            <text:p/>
          </draw:path>
          <draw:path draw:style-name="gr11" draw:text-style-name="P3" draw:layer="layout" svg:width="0.179cm" svg:height="0.767cm" svg:x="21.166cm" svg:y="12.013cm" svg:viewBox="0 0 180 768" svg:d="M180 759c0-2 0-2-13-15-97-97-121-242-121-360 0-134 29-268 123-364 11-9 11-9 11-13 0-5-4-7-8-7-7 0-77 53-124 149-39 86-48 171-48 235 0 59 9 154 51 239 46 95 114 145 121 145 4 0 8-2 8-9z">
            <text:p/>
          </draw:path>
          <draw:path draw:style-name="gr11" draw:text-style-name="P3" draw:layer="layout" svg:width="0.401cm" svg:height="0.486cm" svg:x="21.366cm" svg:y="12.25cm" svg:viewBox="0 0 402 487" svg:d="M59 432c-6 27-8 33-41 33-9 0-18 0-18 13 0 7 4 9 9 9 22 0 44-2 66-2 26 0 50 2 77 2 2 0 13 0 13-15 0-7-7-7-18-7-39 0-39-6-39-13 0-9 33-134 37-154 11 22 33 49 73 49 88 0 184-112 184-224 0-73-44-123-101-123-39 0-77 26-103 57-7-42-40-57-68-57-35 0-51 29-57 44-14 26-25 72-25 74 0 7 7 7 9 7 9 0 9 0 13-17 14-55 29-93 58-93 13 0 24 7 24 38 0 17-2 24-7 37-28 114-57 228-86 342zM196 99c4-20 26-42 39-53 27-24 49-31 62-31 33 0 50 28 50 73s-26 134-39 164c-27 53-64 79-92 79-51 0-62-63-62-70 1-4 0-2 4-11 13-50 25-101 38-151z">
            <text:p/>
          </draw:path>
          <draw:path draw:style-name="gr11" draw:text-style-name="P3" draw:layer="layout" svg:width="0.43cm" svg:height="0.475cm" svg:x="21.993cm" svg:y="12.129cm" svg:viewBox="0 0 431 476" svg:d="M424 31c5-9 7-11 7-16 0-8-9-15-15-15-9 0-14 7-18 18-61 135-122 270-182 406-61-136-122-271-183-406-4-16-11-18-18-18-8 0-15 7-15 15 0 3 0 5 4 14 65 144 129 288 194 432 7 13 11 15 18 15 8 0 13-4 17-15 64-144 128-287 191-430z">
            <text:p/>
          </draw:path>
          <draw:path draw:style-name="gr11" draw:text-style-name="P3" draw:layer="layout" svg:width="0.318cm" svg:height="0.486cm" svg:x="22.668cm" svg:y="12.25cm" svg:viewBox="0 0 319 487" svg:d="M319 9c0-5-2-9-7-9-9 0-39 31-52 53-18-42-49-53-73-53-90 0-187 114-187 224 0 77 46 123 103 123 33 0 62-18 91-46-7 28-33 131-36 138-4 22-11 24-55 26-11 0-17 0-17 16 3 2 0 6 11 6 24 0 50-2 77-2 26 0 53 2 79 2 4 0 13 0 13-15 0-7-6-7-20-7-37 0-37-6-37-13s2-11 4-18c36-141 71-283 106-425zM106 331c-47 0-51-59-51-72 0-37 22-121 35-154 24-57 66-90 97-90 51 0 62 64 62 68 0 5-44 174-47 176-11 22-55 72-96 72z">
            <text:p/>
          </draw:path>
          <draw:path draw:style-name="gr11" draw:text-style-name="P3" draw:layer="layout" svg:width="0.177cm" svg:height="0.767cm" svg:x="23.055cm" svg:y="12.013cm" svg:viewBox="0 0 178 768" svg:d="M178 384c0-59-9-154-50-239-47-95-113-145-121-145-5 0-7 2-7 7 0 4 0 4 13 19 77 75 121 198 121 358 0 132-28 266-125 364-9 9-9 9-9 11 0 7 2 9 7 9 8 0 77-53 123-149 39-86 48-171 48-235z">
            <text:p/>
          </draw:path>
          <draw:path draw:style-name="gr11" draw:text-style-name="P3" draw:layer="layout" svg:width="0.516cm" svg:height="0.328cm" svg:x="23.568cm" svg:y="12.232cm" svg:viewBox="0 0 517 329" svg:d="M488 31c13 0 29 0 29-16 0-15-16-15-29-15-153 0-306 0-459 0-14 0-29 0-29 15 0 16 15 16 29 16 153 0 306 0 459 0zM488 329c13 0 29 0 29-15 0-16-16-16-29-16-153 0-306 0-459 0-14 0-29 0-29 16 0 15 15 15 29 15 153 0 306 0 459 0zM488 180c13 0 29 0 29-15 0-16-16-16-29-16-153 0-306 0-459 0-14 0-29 0-29 16 0 15 15 15 29 15 153 0 306 0 459 0z">
            <text:p/>
          </draw:path>
          <draw:path draw:style-name="gr11" draw:text-style-name="P3" draw:layer="layout" svg:width="0.401cm" svg:height="0.486cm" svg:x="24.318cm" svg:y="12.25cm" svg:viewBox="0 0 402 487" svg:d="M59 432c-6 27-8 33-41 33-11 0-18 0-18 13 0 7 2 9 9 9 22 0 44-2 66-2 24 0 50 2 75 2 4 0 15 0 15-15 0-7-9-7-20-7-37 0-37-6-37-13 0-9 33-134 37-154 11 22 31 49 71 49 90 0 186-112 186-224 0-73-44-123-103-123-37 0-75 26-101 57-7-42-40-57-68-57-38 0-51 29-57 44-16 26-25 72-25 74 0 7 7 7 9 7 7 0 9 0 13-17 14-55 29-93 58-93 13 0 22 7 22 38 0 17-3 24-5 37-28 114-57 228-86 342zM194 99c6-20 26-42 41-53 27-24 49-31 62-31 31 0 50 28 50 73s-26 134-39 164c-27 53-64 79-92 79-51 0-62-63-62-70 1-4 0-2 2-11 13-50 25-101 38-151z">
            <text:p/>
          </draw:path>
        </draw:g>
        <draw:g draw:style-name="gr3">
          <svg:title>TexMaths</svg:title>
          <svg:desc>22§display§p \rightarrow q \equiv  \lnot p \vee q§svg§600§FALSE§</svg:desc>
          <draw:path draw:style-name="gr10" draw:text-style-name="P1" draw:layer="layout" svg:width="5.048cm" svg:height="0.527cm" svg:x="9.454cm" svg:y="13.149cm" svg:viewBox="0 0 5049 528" svg:d="M0 0c1683 0 3366 0 5049 0 0 176 0 352 0 528-1683 0-3366 0-5049 0 0-176 0-352 0-528z">
            <text:p/>
          </draw:path>
          <draw:path draw:style-name="gr11" draw:text-style-name="P3" draw:layer="layout" svg:width="0.401cm" svg:height="0.485cm" svg:x="9.414cm" svg:y="13.231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685cm" svg:height="0.4cm" svg:x="10.085cm" svg:y="13.176cm" svg:viewBox="0 0 686 401" svg:d="M600 217c-41 31-61 63-68 72-35 53-42 101-42 103 0 9 9 9 16 9 13 0 15-2 17-15 18-75 64-141 150-176 11-2 13-3 13-8 0-6-4-9-7-9-35-13-127-53-156-180-2-11-4-13-17-13-7 0-16 0-16 11 14 34 7 48 40 101 15 22 37 50 70 74-191 0-382 0-574 0-13 0-26 0-26 16 0 15 13 15 26 15 192 0 383 0 574 0z">
            <text:p/>
          </draw:path>
          <draw:path draw:style-name="gr11" draw:text-style-name="P3" draw:layer="layout" svg:width="0.318cm" svg:height="0.485cm" svg:x="11.059cm" svg:y="13.231cm" svg:viewBox="0 0 319 486" svg:d="M319 7c0-3-2-7-7-7-9 0-39 31-53 53-17-42-48-53-72-53-90 0-187 112-187 224 0 74 46 122 103 122 33 0 64-17 91-46-7 27-33 130-36 138-4 20-11 24-55 24-8 0-17 0-17 16 0 2 0 8 11 8 24 0 50-2 77-2 26 0 52 2 79 2 4 0 13 0 13-15 0-9-7-9-20-9-37 0-37-4-37-11 0-6 2-11 4-17 35-143 71-285 106-427zM106 329c-47 0-51-59-51-73 0-35 24-118 35-151 24-57 66-90 97-90 50 0 61 64 61 68 0 5-43 173-46 176-11 21-55 70-96 70z">
            <text:p/>
          </draw:path>
          <draw:path draw:style-name="gr11" draw:text-style-name="P3" draw:layer="layout" svg:width="0.514cm" svg:height="0.328cm" svg:x="11.659cm" svg:y="13.213cm" svg:viewBox="0 0 515 329" svg:d="M486 31c13 0 29 0 29-16 0-15-14-15-27-15-154 0-308 0-462 0-13 0-26 0-26 15 0 16 15 16 26 16 154 0 307 0 460 0zM488 329c13 0 27 0 27-16 0-15-16-15-29-15-153 0-306 0-460 0-11 0-26 0-26 15 0 16 13 16 26 16 154 0 308 0 462 0zM488 180c13 0 27 0 27-16 0-15-14-15-27-15-154 0-308 0-462 0-13 0-26 0-26 15 0 16 13 16 26 16 154 0 308 0 462 0z">
            <text:p/>
          </draw:path>
          <draw:path draw:style-name="gr11" draw:text-style-name="P3" draw:layer="layout" svg:width="0.43cm" svg:height="0.203cm" svg:x="12.473cm" svg:y="13.296cm" svg:viewBox="0 0 431 204" svg:d="M431 26c0-24-2-26-29-26-124 0-249 0-373 0-14 0-29 0-29 15 0 16 15 16 29 16 123 0 247 0 371 0 0 48 0 96 0 144 0 16 0 29 16 29 15 0 15-13 15-29 0-49 0-99 0-149z">
            <text:p/>
          </draw:path>
          <draw:path draw:style-name="gr11" draw:text-style-name="P3" draw:layer="layout" svg:width="0.401cm" svg:height="0.485cm" svg:x="12.921cm" svg:y="13.231cm" svg:viewBox="0 0 402 486" svg:d="M59 432c-6 26-6 30-41 30-9 0-18 0-18 16 0 6 4 8 11 8 20 0 42-2 64-2 26 0 53 2 77 2 4 0 13 0 13-15 0-9-7-9-18-9-39 0-39-4-39-11 0-11 33-135 37-153 11 22 33 48 73 48 88 0 184-112 184-223 0-73-44-123-101-123-39 0-77 26-101 57-9-42-42-57-70-57-35 0-51 28-57 42-14 26-25 72-25 74 0 9 6 6 9 9 9 0 9 0 13-18 14-54 29-92 58-92 13 0 24 7 24 35 0 18-2 27-7 40-28 114-57 228-86 342zM196 99c4-20 26-42 39-53 27-24 51-31 64-31 31 0 48 27 48 73s-26 133-39 162c-27 55-64 79-93 79-50 0-59-64-59-68 0-2 0-2 2-11 13-51 25-101 38-151z">
            <text:p/>
          </draw:path>
          <draw:path draw:style-name="gr11" draw:text-style-name="P3" draw:layer="layout" svg:width="0.43cm" svg:height="0.475cm" svg:x="13.548cm" svg:y="13.11cm" svg:viewBox="0 0 431 476" svg:d="M424 31c5-11 7-11 7-16 0-8-9-15-15-15-9 0-14 4-18 18-61 135-122 270-183 405-60-136-121-272-182-408-4-13-11-15-18-15-8 0-15 7-15 15 0 3 0 3 4 13 65 144 129 287 194 430 7 13 11 18 17 18 11 0 14-7 18-18 64-142 128-285 191-427z">
            <text:p/>
          </draw:path>
          <draw:path draw:style-name="gr11" draw:text-style-name="P3" draw:layer="layout" svg:width="0.318cm" svg:height="0.485cm" svg:x="14.223cm" svg:y="13.231cm" svg:viewBox="0 0 319 486" svg:d="M319 7c0-3-2-7-9-7s-37 31-51 53c-17-42-48-53-72-53-92 0-187 112-187 224 0 74 46 122 103 122 33 0 62-17 91-46-7 27-33 130-36 138-6 20-11 24-55 24-11 0-17 0-17 16 0 2 0 8 9 8 26 0 52-2 79-2 26 0 52 2 79 2 4 0 13 0 13-15 0-9-7-9-20-9-37 0-37-4-37-11 0-6 2-11 4-17 35-143 71-285 106-427zM106 329c-47 0-51-59-51-73 0-35 22-118 35-151 24-57 66-90 97-90 50 0 61 64 61 68 0 5-43 173-46 176-11 21-55 70-96 70z">
            <text:p/>
          </draw:path>
        </draw:g>
        <draw:g draw:style-name="gr3">
          <svg:title>TexMaths</svg:title>
          <svg:desc>22§display§p \rightarrow q \equiv  \lnot q \rightarrow p§svg§600§FALSE§</svg:desc>
          <draw:path draw:style-name="gr10" draw:text-style-name="P1" draw:layer="layout" svg:width="5.407cm" svg:height="0.461cm" svg:x="9.156cm" svg:y="14.151cm" svg:viewBox="0 0 5408 462" svg:d="M0 0c1803 0 3605 0 5408 0 0 154 0 308 0 462-1803 0-3605 0-5408 0 0-154 0-308 0-462z">
            <text:p/>
          </draw:path>
          <draw:path draw:style-name="gr11" draw:text-style-name="P3" draw:layer="layout" svg:width="0.401cm" svg:height="0.487cm" svg:x="9.116cm" svg:y="14.165cm" svg:viewBox="0 0 402 488" svg:d="M59 434c-6 26-6 30-41 30-9 0-18 0-18 16 0 6 4 8 11 8 20 0 42-2 64-2 26 0 53 2 77 2 4 0 13 0 13-15 0-9-7-9-18-9-39 0-39-4-39-11 0-11 33-135 37-155 11 24 33 50 73 50 88 0 184-111 184-225 0-73-44-123-101-123-39 0-77 28-101 57-9-39-42-57-70-57-35 0-51 31-57 44-14 26-25 72-25 74 0 9 6 6 9 9 9 0 9-2 13-17 14-55 29-92 58-92 13 0 24 6 24 35 0 17-2 26-7 39-28 114-57 228-86 342zM196 101c4-22 26-44 39-55 27-24 51-28 64-28 31 0 48 27 48 72s-24 133-39 162c-27 55-64 79-92 79-51 0-60-64-60-68 0-2 0-2 2-13 13-50 25-100 38-149z">
            <text:p/>
          </draw:path>
          <draw:path draw:style-name="gr11" draw:text-style-name="P3" draw:layer="layout" svg:width="0.685cm" svg:height="0.4cm" svg:x="9.787cm" svg:y="14.112cm" svg:viewBox="0 0 686 401" svg:d="M603 215c-44 33-64 65-71 74-35 53-42 101-42 103 0 9 11 9 16 9 13 0 15-2 17-16 18-74 64-140 152-175 9-2 11-5 11-11 0-5-4-6-6-6-33-13-128-53-157-182-2-9-4-11-17-11-5 0-16 0-16 9 0 2 9 50 40 101 15 24 40 50 73 74-192 0-383 0-574 0-16 0-29 0-29 15 0 16 13 16 29 16 191 0 382 0 574 0z">
            <text:p/>
          </draw:path>
          <draw:path draw:style-name="gr11" draw:text-style-name="P3" draw:layer="layout" svg:width="0.316cm" svg:height="0.487cm" svg:x="10.763cm" svg:y="14.165cm" svg:viewBox="0 0 317 488" svg:d="M317 9c0-2-3-7-7-7-9 0-39 31-53 53-17-42-46-55-72-55-90 0-185 114-185 226 0 74 44 122 101 122 33 0 64-19 90-46-6 27-30 129-33 138-6 20-13 24-57 24-9 0-17 0-17 16 3 3 0 8 11 8 24 0 50-2 77-2 26 0 55 2 79 2 4 0 15 0 15-15 0-9-9-9-22-9-35 0-35-4-35-11 0-6 0-11 2-17 35-142 70-285 106-427zM103 331c-46 0-48-59-48-73 0-37 22-120 35-151 24-57 64-89 95-89 50 0 61 61 61 67 0 5-41 173-44 176-13 22-55 70-99 70z">
            <text:p/>
          </draw:path>
          <draw:path draw:style-name="gr11" draw:text-style-name="P3" draw:layer="layout" svg:width="0.514cm" svg:height="0.328cm" svg:x="11.361cm" svg:y="14.147cm" svg:viewBox="0 0 515 329" svg:d="M488 31c13 0 27 0 27-16 0-15-14-15-27-15-154 0-308 0-462 0-13 0-26 0-26 15 0 16 15 16 29 16 153 0 306 0 459 0zM488 329c13 0 27 0 27-16 0-15-14-15-27-15-153 0-306 0-459 0-14 0-29 0-29 15 0 16 13 16 26 16 154 0 308 0 462 0zM488 180c13 0 27 0 27-16 0-15-14-15-27-15-154 0-308 0-462 0-13 0-26 0-26 15 0 16 13 16 26 16 154 0 308 0 462 0z">
            <text:p/>
          </draw:path>
          <draw:path draw:style-name="gr11" draw:text-style-name="P3" draw:layer="layout" svg:width="0.428cm" svg:height="0.205cm" svg:x="12.177cm" svg:y="14.23cm" svg:viewBox="0 0 429 206" svg:d="M429 28c0-26-2-28-27-28-125 0-250 0-376 0-13 0-26 0-26 15 0 16 13 16 26 16 124 0 248 0 372 0 0 49 0 97 0 146 0 16 0 29 15 29 16 0 16-13 16-29 0-49 0-99 0-149z">
            <text:p/>
          </draw:path>
          <draw:path draw:style-name="gr11" draw:text-style-name="P3" draw:layer="layout" svg:width="0.318cm" svg:height="0.487cm" svg:x="12.681cm" svg:y="14.165cm" svg:viewBox="0 0 319 488" svg:d="M319 9c0-2-2-7-9-7-9 0-39 31-53 53-17-42-46-55-70-55-92 0-187 114-187 226 0 74 46 122 101 122 33 0 64-19 93-46-7 27-33 129-36 138-6 20-13 24-55 24-11 0-17 0-17 16 3 3 0 8 9 8 24 0 52-2 77-2 26 0 55 2 79 2 4 0 15 0 15-15 0-9-9-9-20-9-37 0-37-4-37-11 0-6 0-11 2-17 36-142 72-285 108-427zM103 331c-46 0-48-59-48-73 0-37 22-120 35-151 24-57 64-89 97-89 48 0 59 61 59 67 0 5-41 173-44 176-11 22-55 70-99 70z">
            <text:p/>
          </draw:path>
          <draw:path draw:style-name="gr11" draw:text-style-name="P3" draw:layer="layout" svg:width="0.685cm" svg:height="0.4cm" svg:x="13.279cm" svg:y="14.112cm" svg:viewBox="0 0 686 401" svg:d="M603 215c-42 33-64 65-71 74-35 53-39 101-39 103 0 9 8 9 15 9 13 0 13-2 15-16 18-74 64-140 152-175 9-2 11-5 11-11 0-5-4-6-6-6-33-13-128-53-157-182-2-9-2-11-15-11-7 0-15 0-15 9 0 2 6 50 39 101 16 24 38 50 71 74-192 0-383 0-574 0-14 0-29 0-29 15 0 16 15 16 29 16 191 0 382 0 574 0z">
            <text:p/>
          </draw:path>
          <draw:path draw:style-name="gr11" draw:text-style-name="P3" draw:layer="layout" svg:width="0.401cm" svg:height="0.487cm" svg:x="14.201cm" svg:y="14.165cm" svg:viewBox="0 0 402 488" svg:d="M59 434c-6 26-8 30-41 30-11 0-18 0-18 16 0 6 2 8 9 8 22 0 44-2 66-2 24 0 50 2 75 2 4 0 15 0 15-15 0-9-9-9-20-9-37 0-37-4-37-11 0-11 33-135 37-155 11 24 31 50 71 50 90 0 186-111 186-225 0-73-44-123-103-123-37 0-75 28-101 57-7-39-40-57-68-57-38 0-51 31-57 44-16 26-25 72-25 74 0 9 7 9 9 9 7 0 9-2 13-17 14-55 29-92 58-92 13 0 22 6 22 35 0 17-3 26-5 39-28 114-57 228-86 342zM194 101c6-22 26-44 41-55 27-24 49-28 62-28 31 0 50 27 50 72s-26 133-39 162c-27 55-64 79-92 79-51 0-62-64-62-68 0-2 0-2 2-13 13-50 25-100 38-149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satz</text:p>
          </draw:text-box>
        </draw:frame>
        <draw:g draw:style-name="gr3">
          <svg:title>TexMaths</svg:title>
          <svg:desc>20§display§\Longrightarrow {\textbf{N}} \wedge ({\textbf{N}} \rightarrow {\textbf{I}}) §svg§600§FALSE§</svg:desc>
          <draw:path draw:style-name="gr10" draw:text-style-name="P1" draw:layer="layout" svg:width="5.135cm" svg:height="0.627cm" svg:x="3.37cm" svg:y="6.24cm" svg:viewBox="0 0 5136 628" svg:d="M0 0c1712 0 3424 0 5136 0 0 209 0 419 0 628-1712 0-3424 0-5136 0 0-209 0-419 0-628z">
            <text:p/>
          </draw:path>
          <draw:path draw:style-name="gr11" draw:text-style-name="P3" draw:layer="layout" svg:width="0.467cm" svg:height="0.165cm" svg:x="3.334cm" svg:y="6.471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11" draw:text-style-name="P3" draw:layer="layout" svg:width="0.623cm" svg:height="0.384cm" svg:x="3.764cm" svg:y="6.362cm" svg:viewBox="0 0 624 385" svg:d="M470 140c30 24 66 42 90 51-26 12-60 30-90 54-149 0-297 0-446 0-12 0-24 1-24 16s12 14 24 14c139 0 277 0 416 0-34 32-72 94-72 102s10 8 14 8c6 0 10 0 14-6 14-26 34-64 80-104 48-44 96-62 132-72 12-4 12-6 14-6 2-2 2-4 2-6-1-1 0-2-2-3-1 0-2 0-2 0-2-2-2-2-16-6-94-28-164-92-204-168-8-14-8-14-18-14-4 0-14 0-14 8s36 70 72 102c-139 0-277 0-416 0-12 0-24-1-24 14s12 16 24 16c149 0 297 0 446 0z">
            <text:p/>
          </draw:path>
          <draw:path draw:style-name="gr11" draw:text-style-name="P3" draw:layer="layout" svg:width="0.575cm" svg:height="0.478cm" svg:x="4.649cm" svg:y="6.25cm" svg:viewBox="0 0 576 479" svg:d="M184 8c-8-8-8-8-24-8-53 0-107 0-160 0 0 11 0 21 0 32 25 0 51 0 76 0 0 132 0 263 0 395 0 14-2 16-20 18s-20 2-38 2c-6 0-12 0-18 0 0 10 0 21 0 32 26-2 66-2 94-2 30 0 66 0 94 2 0-11 0-22 0-32-5 0-11 0-16 0-14 0-26-2-38-2-20-2-22-4-22-18 0-122 0-245 0-367 117 137 233 274 350 411 8 8 8 8 20 8 18 0 18-6 18-22 0-135 0-270 0-405 0-14 2-16 22-18 16-2 18-2 38-2 5 0 10 0 16 0 0-11 0-21 0-32-26 2-66 2-94 2-30 0-66 0-94-2 0 11 0 21 0 32 6 0 12 0 18 0 12 0 24 0 36 2 20 2 22 4 22 18 0 94 0 189 0 283-93-109-187-218-280-327z">
            <text:p/>
          </draw:path>
          <draw:path draw:style-name="gr11" draw:text-style-name="P3" draw:layer="layout" svg:width="0.389cm" svg:height="0.434cm" svg:x="5.449cm" svg:y="6.31cm" svg:viewBox="0 0 390 435" svg:d="M210 16c-4-12-8-16-16-16s-10 6-14 16c-59 130-117 261-176 391-4 8-4 10-4 14 0 8 6 14 14 14 4 0 10-2 16-14 55-124 109-247 164-371 55 124 111 247 166 371 6 14 14 14 16 14 8 0 14-6 14-14 0-2 0-4-4-12-59-131-117-262-176-393z">
            <text:p/>
          </draw:path>
          <draw:path draw:style-name="gr11" draw:text-style-name="P3" draw:layer="layout" svg:width="0.163cm" svg:height="0.699cm" svg:x="6.103cm" svg:y="6.204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11" draw:text-style-name="P3" draw:layer="layout" svg:width="0.575cm" svg:height="0.478cm" svg:x="6.335cm" svg:y="6.25cm" svg:viewBox="0 0 576 479" svg:d="M184 8c-8-8-8-8-24-8-53 0-107 0-160 0 0 11 0 21 0 32 25 0 51 0 76 0 0 132 0 263 0 395 0 14 0 16-20 18-18 2-18 2-38 2-6 0-12 0-18 0 0 10 0 21 0 32 26-2 66-2 94-2 30 0 66 0 96 2 0-11 0-22 0-32-6 0-12 0-18 0-14 0-26-2-38-2-20-2-20-4-20-18 0-122 0-245 0-367 117 137 233 274 350 411 6 8 6 8 18 8 20 0 20-6 20-22 0-135 0-270 0-405 0-14 0-16 20-18 16-2 18-2 38-2 5 0 10 0 16 0 0-11 0-21 0-32-26 2-66 2-94 2s-66 0-94-2c0 11 0 21 0 32 6 0 12 0 18 0 12 0 24 0 36 2 22 2 22 4 22 18 0 94 0 189 0 283-93-109-187-218-280-327z">
            <text:p/>
          </draw:path>
          <draw:path draw:style-name="gr11" draw:text-style-name="P3" draw:layer="layout" svg:width="0.623cm" svg:height="0.364cm" svg:x="7.173cm" svg:y="6.371cm" svg:viewBox="0 0 624 365" svg:d="M548 197c-38 28-58 58-62 66-32 48-38 92-38 94 0 8 8 8 14 8 12 0 12-2 16-14 16-68 56-128 136-160 8-2 10-4 10-9s-3-4-4-6c-32-12-116-48-144-166-2-8-2-10-14-10-6 0-14 0-14 8 0 2 6 46 36 92 14 22 34 46 64 68-174 0-348 0-522 0-12 0-26-1-26 14 0 14 14 15 26 15 174 0 348 0 522 0z">
            <text:p/>
          </draw:path>
          <draw:path draw:style-name="gr11" draw:text-style-name="P3" draw:layer="layout" svg:width="0.259cm" svg:height="0.478cm" svg:x="8.056cm" svg:y="6.25cm" svg:viewBox="0 0 260 479" svg:d="M180 32c27 0 53 0 80 0 0-11 0-21 0-32-30 2-97 2-130 2s-102 0-130-2c0 11 0 21 0 32 27 0 53 0 80 0 0 138 0 277 0 415-27 0-53 0-80 0 0 10 0 21 0 32 28-2 97-2 130-2s100 0 130 2c0-11 0-22 0-32-27 0-53 0-80 0 0-138 0-277 0-415z">
            <text:p/>
          </draw:path>
          <draw:path draw:style-name="gr11" draw:text-style-name="P3" draw:layer="layout" svg:width="0.163cm" svg:height="0.699cm" svg:x="8.378cm" svg:y="6.204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\text{Gegeben: } W({\textbf{N}}) \bigcap W({\textbf{N}} \rightarrow {\textbf{I}}) )§svg§600§FALSE§</svg:desc>
          <draw:path draw:style-name="gr10" draw:text-style-name="P1" draw:layer="layout" svg:width="9.533cm" svg:height="0.909cm" svg:x="3.353cm" svg:y="4.147cm" svg:viewBox="0 0 9534 910" svg:d="M0 0c3178 0 6356 0 9534 0 0 303 0 607 0 910-3178 0-6356 0-9534 0 0-303 0-607 0-910z">
            <text:p/>
          </draw:path>
          <draw:path draw:style-name="gr11" draw:text-style-name="P3" draw:layer="layout" svg:width="0.477cm" svg:height="0.51cm" svg:x="3.317cm" svg:y="4.283cm" svg:viewBox="0 0 478 511" svg:d="M378 451c8 14 38 42 44 42 8 0 8-4 8-16 0-41 0-81 0-122 0-26 2-30 48-30 0-7 0-14 0-22-26 0-66 2-86 2-28 0-88 0-114-2 0 8 0 15 0 22 8 0 16 0 24 0 62 0 64 8 64 34 0 15 0 30 0 44 0 78-88 86-108 86-46 0-186-26-186-233 0-210 140-234 182-234 74 0 138 64 152 166 2 10 2 12 12 12 12 0 12-2 12-16 0-56 0-111 0-166 0-12 0-18-8-18-4 0-6 0-12 8-11 17-23 35-34 52-24-22-62-60-130-60-132 0-246 112-246 256 0 143 112 255 246 255 52 0 108-20 132-60z">
            <text:p/>
          </draw:path>
          <draw:path draw:style-name="gr11" draw:text-style-name="P3" draw:layer="layout" svg:width="0.271cm" svg:height="0.322cm" svg:x="3.849cm" svg:y="4.462cm" svg:viewBox="0 0 272 323" svg:d="M60 138c4-104 62-122 86-122 72 0 80 96 80 122-55 0-111 0-166 0zM58 154c65 0 131 0 196 0 16 0 18 0 18-16 0-68-38-138-126-138-82 0-146 74-146 162 0 94 74 161 154 161 86 0 118-77 118-91 0-8-6-8-8-8-8 0-8 4-10 10-24 71-88 71-94 71-36 0-64-22-80-47-22-34-22-80-22-104z">
            <text:p/>
          </draw:path>
          <draw:path draw:style-name="gr11" draw:text-style-name="P3" draw:layer="layout" svg:width="0.321cm" svg:height="0.46cm" svg:x="4.161cm" svg:y="4.46cm" svg:viewBox="0 0 322 461" svg:d="M136 196c-60 0-60-70-60-86 0-18 0-42 12-58 4-10 20-28 48-28 62 0 62 70 62 86 0 18 0 42-12 58-4 10-20 28-50 28zM56 224c0-2 0-18 12-32 26 18 56 20 68 20 66 0 114-48 114-102 0-26-10-52-28-68 26-24 50-28 64-28 2 1 4 0 6 2-8 2-12 10-12 18 0 12 10 20 22 20 6 0 20-4 20-20 0-12-8-34-36-34-14 0-46 4-74 32-30-22-60-24-76-24-64 0-112 48-112 102 0 30 14 58 32 72-10 10-22 34-22 58 0 21 10 47 32 61-42 12-66 42-66 72 0 50 70 88 156 88 82 0 156-36 156-90 0-24-10-60-46-80-38-20-78-20-120-20-18 0-48 0-54 0-22-4-36-25-36-47zM156 445c-70 0-118-36-118-72 0-34 26-60 56-62 14 0 28 0 42 0 60 0 140 0 140 62 0 36-50 72-120 72z">
            <text:p/>
          </draw:path>
          <draw:path draw:style-name="gr11" draw:text-style-name="P3" draw:layer="layout" svg:width="0.271cm" svg:height="0.322cm" svg:x="4.513cm" svg:y="4.462cm" svg:viewBox="0 0 272 323" svg:d="M60 138c4-104 62-122 86-122 72 0 80 96 80 122-55 0-111 0-166 0zM58 154c65 0 131 0 196 0 16 0 18 0 18-16 0-68-38-138-126-138-82 0-146 74-146 162 0 94 74 161 154 161 86 0 118-77 118-91 0-8-6-8-10-8-6 0-6 4-8 10-24 71-88 71-96 71-34 0-62-22-78-47-22-34-22-80-22-104z">
            <text:p/>
          </draw:path>
          <draw:path draw:style-name="gr11" draw:text-style-name="P3" draw:layer="layout" svg:width="0.345cm" svg:height="0.494cm" svg:x="4.825cm" svg:y="4.291cm" svg:viewBox="0 0 346 495" svg:d="M102 222c0-74 0-148 0-222-34 3-68 5-102 8 0 7 0 15 0 22 50 0 56 4 56 40 0 139 0 278 0 417 5 0 11 0 16 0 2-2 8-10 26-44 10 16 40 52 92 52 84 0 156-70 156-160 0-89-68-157-148-157-56 0-86 32-96 44zM104 407c0-48 0-97 0-146 0-11 0-13 8-23 26-40 66-46 82-46 32 0 58 18 74 46 18 27 20 67 20 97 0 26 0 68-22 98-14 22-40 46-78 46-32 0-58-18-74-42-10-16-10-18-10-30z">
            <text:p/>
          </draw:path>
          <draw:path draw:style-name="gr11" draw:text-style-name="P3" draw:layer="layout" svg:width="0.271cm" svg:height="0.322cm" svg:x="5.235cm" svg:y="4.462cm" svg:viewBox="0 0 272 323" svg:d="M60 138c4-104 62-122 86-122 72 0 80 96 80 122-55 0-111 0-166 0zM58 154c65 0 131 0 196 0 16 0 18 0 18-16 0-68-38-138-126-138-82 0-146 74-146 162 0 94 74 161 154 161 86 0 118-77 118-91 0-8-6-8-8-8-8 0-8 4-10 10-24 71-88 71-94 71-36 0-64-22-80-47-22-34-22-80-22-104z">
            <text:p/>
          </draw:path>
          <draw:path draw:style-name="gr11" draw:text-style-name="P3" draw:layer="layout" svg:width="0.351cm" svg:height="0.308cm" svg:x="5.551cm" svg:y="4.468cm" svg:viewBox="0 0 352 309" svg:d="M54 68c0 62 0 125 0 188 0 31-8 31-54 31 0 8 0 15 0 22 24-2 60-2 78-2 20 0 56 0 80 2 0-7 0-14 0-22-48 0-56 0-56-31 0-44 0-87 0-130 0-72 50-112 96-112 44 0 52 38 52 78 0 54 0 109 0 164 0 31-8 31-56 31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11" draw:text-style-name="P3" draw:layer="layout" svg:width="0.073cm" svg:height="0.302cm" svg:x="5.978cm" svg:y="4.474cm" svg:viewBox="0 0 74 303" svg:d="M74 38c0-20-15-38-36-38s-38 18-38 38 17 38 38 38 36-18 36-38zM74 265c0-19-15-35-36-35s-38 16-38 35c0 20 17 38 38 38s36-18 36-38z">
            <text:p/>
          </draw:path>
          <draw:path draw:style-name="gr11" draw:text-style-name="P3" draw:layer="layout" svg:width="0.697cm" svg:height="0.494cm" svg:x="6.464cm" svg:y="4.299cm" svg:viewBox="0 0 698 495" svg:d="M606 82c16-32 34-56 78-60 6 0 14 0 14-14 0-4-4-8-10-8-16 0-36 2-54 2-24 0-50-2-72-2-4 0-14 0-14 14 0 8 6 8 10 8 18 0 42 6 42 28 0 6-4 12-8 22-63 110-127 221-190 331-9-116-17-233-26-349-2-14-2-32 48-32 12 0 20 0 20-14 0-8-8-8-10-8-28 0-58 2-86 2-16 0-58-2-74-2-4 0-14 0-14 14 0 8 8 8 18 8 30 0 34 4 36 18 1 18 3 36 4 54-59 103-119 206-178 309-9-119-17-238-26-357 0-8 0-24 54-24 6 0 14 0 14-14 0-8-8-8-10-8-28 0-58 2-86 2-24 0-50-2-74-2-4 0-12 0-12 14 0 8 6 8 18 8 34 0 34 6 36 26 11 142 21 285 32 427 0 14 2 20 12 20 8 0 10-6 16-16 69-119 137-238 206-357 9 118 17 235 26 353 2 16 4 20 12 20 10 0 14-8 16-14 77-133 155-266 232-399z">
            <text:p/>
          </draw:path>
          <draw:path draw:style-name="gr11" draw:text-style-name="P3" draw:layer="layout" svg:width="0.161cm" svg:height="0.702cm" svg:x="7.256cm" svg:y="4.251cm" svg:viewBox="0 0 162 703" svg:d="M162 695c0-2 0-4-12-16-86-88-110-220-110-328 0-121 28-243 114-331 8-8 8-10 8-12 0-6-2-8-6-8-8 0-70 48-112 138-36 78-44 155-44 213 0 54 8 140 46 220 42 86 102 132 110 132 4 0 6-2 6-8z">
            <text:p/>
          </draw:path>
          <draw:path draw:style-name="gr11" draw:text-style-name="P3" draw:layer="layout" svg:width="0.577cm" svg:height="0.48cm" svg:x="7.486cm" svg:y="4.297cm" svg:viewBox="0 0 578 481" svg:d="M186 8c-8-8-10-8-24-8-54 0-108 0-162 0 0 11 0 21 0 32 25 0 51 0 76 0 0 132 0 263 0 395 0 16 0 16-20 18-16 2-18 2-38 2-6 0-12 0-18 0 0 11 0 23 0 34 28-2 68-2 96-2s66 0 94 2c0-11 0-23 0-34-6 0-12 0-18 0-12 0-24 0-36-2-22-2-22-2-22-18 0-122 0-245 0-367 117 137 233 274 350 411 8 8 8 10 20 10 18 0 18-6 18-22 0-135 0-270 0-405 0-16 0-16 20-20 18-2 18-2 38-2 6 0 12 0 18 0 0-11 0-21 0-32-26 2-66 2-94 2-30 0-66 0-96-2 0 11 0 21 0 32 6 0 12 0 18 0 14 0 26 2 38 2 20 4 20 4 20 20 0 94 0 189 0 283-93-109-185-219-278-329z">
            <text:p/>
          </draw:path>
          <draw:path draw:style-name="gr11" draw:text-style-name="P3" draw:layer="layout" svg:width="0.163cm" svg:height="0.702cm" svg:x="8.132cm" svg:y="4.251cm" svg:viewBox="0 0 164 703" svg:d="M164 351c0-54-8-139-48-219-42-86-102-132-108-132s-8 4-8 8c0 2 0 4 14 16 68 70 108 182 108 327 0 120-26 244-112 332-10 8-10 10-10 12 0 4 2 8 8 8s70-48 110-138c36-78 46-156 46-214z">
            <text:p/>
          </draw:path>
          <draw:path draw:style-name="gr11" draw:text-style-name="P3" draw:layer="layout" svg:width="0.701cm" svg:height="0.981cm" svg:x="8.522cm" svg:y="4.111cm" svg:viewBox="0 0 702 982" svg:d="M642 942c0 10 0 40 30 40s30-30 30-40c0-202 0-404 0-607 0-181-155-335-352-335s-350 154-350 335c0 203 0 405 0 607 0 10 0 40 28 40 30 0 30-30 30-40 0-201 0-403 0-605 0-159 135-279 292-279s292 120 292 279c0 202 0 404 0 605z">
            <text:p/>
          </draw:path>
          <draw:path draw:style-name="gr11" draw:text-style-name="P3" draw:layer="layout" svg:width="0.695cm" svg:height="0.494cm" svg:x="9.42cm" svg:y="4.299cm" svg:viewBox="0 0 696 495" svg:d="M604 82c18-32 36-56 80-60 6 0 12 0 12-14 0-4-2-8-8-8-16 0-36 2-54 2-24 0-50-2-72-2-4 0-14 0-14 14 0 8 6 8 10 8 18 0 42 6 42 28 0 6-4 12-10 22-63 110-125 221-188 331-9-116-17-233-26-349-2-14-4-32 48-32 12 0 20 0 20-14 0-8-8-8-12-8-28 0-56 2-86 2-16 0-56-2-72-2-6 0-14 0-14 14 0 8 6 8 16 8 32 0 36 4 38 18 1 18 3 36 4 54-59 103-119 206-178 309-9-119-17-238-26-357 0-8 0-24 54-24 6 0 14 0 14-14 0-8-8-8-10-8-28 0-58 2-86 2-26 0-50-2-74-2-4 0-12 0-12 14 0 8 6 8 16 8 36 0 36 6 38 26 11 142 21 285 32 427 0 14 0 20 10 20s12-6 18-16c69-119 137-238 206-357 9 118 17 235 26 353 2 16 4 20 12 20s12-8 16-14c77-133 153-266 230-399z">
            <text:p/>
          </draw:path>
          <draw:path draw:style-name="gr11" draw:text-style-name="P3" draw:layer="layout" svg:width="0.161cm" svg:height="0.702cm" svg:x="10.212cm" svg:y="4.251cm" svg:viewBox="0 0 162 703" svg:d="M162 695c0-2 0-4-12-16-88-88-110-220-110-328 0-121 26-243 114-331 8-8 8-10 8-12 0-6-2-8-6-8-8 0-70 48-112 138-36 78-44 155-44 213 0 54 8 140 46 220 42 86 102 132 110 132 4 0 6-2 6-8z">
            <text:p/>
          </draw:path>
          <draw:path draw:style-name="gr11" draw:text-style-name="P3" draw:layer="layout" svg:width="0.577cm" svg:height="0.48cm" svg:x="10.442cm" svg:y="4.297cm" svg:viewBox="0 0 578 481" svg:d="M184 8c-8-8-8-8-22-8-54 0-108 0-162 0 0 11 0 21 0 32 25 0 51 0 76 0 0 132 0 263 0 395 0 16 0 16-20 18-16 2-18 2-38 2-6 0-12 0-18 0 0 11 0 23 0 34 28-2 68-2 94-2 30 0 66 0 96 2 0-11 0-23 0-34-6 0-12 0-18 0-12 0-24 0-38-2-20-2-20-2-20-18 0-122 0-245 0-367 117 137 233 274 350 411 6 8 8 10 18 10 20 0 20-6 20-22 0-135 0-270 0-405 0-16 0-16 20-20 16-2 18-2 38-2 6 0 12 0 18 0 0-11 0-21 0-32-28 2-68 2-94 2-30 0-66 0-96-2 0 11 0 21 0 32 6 0 12 0 18 0 12 0 24 2 38 2 20 4 20 4 20 20 0 94 0 189 0 283-93-109-187-219-280-329z">
            <text:p/>
          </draw:path>
          <draw:path draw:style-name="gr11" draw:text-style-name="P3" draw:layer="layout" svg:width="0.623cm" svg:height="0.366cm" svg:x="11.281cm" svg:y="4.418cm" svg:viewBox="0 0 624 367" svg:d="M546 198c-38 30-56 58-62 67-32 48-25 62-38 92 0 10 8 10 14 10 12 0 14-2 16-14 16-70 58-127 136-159 10-4 12-6 12-10s-4-8-6-8c-32-12-116-46-142-164-2-10-4-12-16-12-6 0-14 0-14 10 12 31 6 44 36 92 14 20 34 46 64 68-174 0-348 0-522 0-12 0-24 0-24 14s12 14 24 14c174 0 348 0 522 0z">
            <text:p/>
          </draw:path>
          <draw:path draw:style-name="gr11" draw:text-style-name="P3" draw:layer="layout" svg:width="0.259cm" svg:height="0.48cm" svg:x="12.163cm" svg:y="4.297cm" svg:viewBox="0 0 260 481" svg:d="M180 32c27 0 53 0 80 0 0-11 0-21 0-32-28 2-98 2-130 2s-102 0-130-2c0 11 0 21 0 32 27 0 53 0 80 0 0 138 0 277 0 415-27 0-53 0-80 0 0 11 0 23 0 34 28-2 98-2 130-2s102 0 130 2c0-11 0-23 0-34-27 0-53 0-80 0 0-138 0-277 0-415z">
            <text:p/>
          </draw:path>
          <draw:path draw:style-name="gr11" draw:text-style-name="P3" draw:layer="layout" svg:width="0.161cm" svg:height="0.702cm" svg:x="12.487cm" svg:y="4.251cm" svg:viewBox="0 0 162 703" svg:d="M162 351c0-54-8-139-46-219-42-86-102-132-110-132-4 0-6 4-6 8 0 2 0 4 12 16 70 70 110 182 110 327 0 120-26 244-114 332-8 8-8 10-8 12 0 4 2 8 6 8 8 0 70-48 112-138 36-78 44-156 44-214z">
            <text:p/>
          </draw:path>
          <draw:path draw:style-name="gr11" draw:text-style-name="P3" draw:layer="layout" svg:width="0.163cm" svg:height="0.702cm" svg:x="12.759cm" svg:y="4.251cm" svg:viewBox="0 0 164 703" svg:d="M164 351c0-54-8-139-46-219-44-86-104-132-110-132-4 0-8 4-8 8 0 2 0 4 14 16 68 70 108 182 108 327 0 120-26 244-112 332-10 8-10 10-10 12 0 4 4 8 8 8 6 0 70-48 112-138 36-78 44-156 44-214z">
            <text:p/>
          </draw:path>
        </draw:g>
        <draw:g draw:style-name="gr3">
          <svg:title>TexMaths</svg:title>
          <svg:desc>20§display§\equiv {\textbf{N}} \wedge ( \lnot {\textbf{N}} \vee {\textbf{I}}) \hspace{16ex} \text{Gesetz der Implikation}§svg§600§FALSE§</svg:desc>
          <draw:path draw:style-name="gr10" draw:text-style-name="P1" draw:layer="layout" svg:width="16.605cm" svg:height="0.627cm" svg:x="3.37cm" svg:y="7.54cm" svg:viewBox="0 0 16606 628" svg:d="M0 0c5535 0 11071 0 16606 0 0 209 0 419 0 628-5535 0-11071 0-16606 0 0-209 0-419 0-628z">
            <text:p/>
          </draw:path>
          <draw:path draw:style-name="gr11" draw:text-style-name="P3" draw:layer="layout" svg:width="0.469cm" svg:height="0.3cm" svg:x="3.334cm" svg:y="7.703cm" svg:viewBox="0 0 470 301" svg:d="M444 28c12 0 26 0 26-14s-14-14-26-14c-139 0-279 0-418 0-12 0-26 0-26 14s14 14 26 14c139 0 279 0 418 0zM444 301c12 0 26 0 26-14s-14-14-26-14c-139 0-279 0-418 0-12 0-26 0-26 14s14 14 26 14c139 0 279 0 418 0zM444 166c12 0 26-1 26-16s-14-14-26-14c-139 0-279 0-418 0-12 0-26-1-26 14s14 16 26 16c139 0 279 0 418 0z">
            <text:p/>
          </draw:path>
          <draw:path draw:style-name="gr11" draw:text-style-name="P3" draw:layer="layout" svg:width="0.575cm" svg:height="0.478cm" svg:x="4.066cm" svg:y="7.55cm" svg:viewBox="0 0 576 479" svg:d="M184 8c-8-8-10-8-24-8-53 0-107 0-160 0 0 11 0 21 0 32 25 0 49 0 74 0 0 132 0 263 0 395 0 14 0 16-20 18-16 2-18 2-38 2-5 0-11 0-16 0 0 10 0 21 0 32 26-2 66-2 94-2s66 0 94 2c0-11 0-22 0-32-6 0-12 0-18 0-12 0-24-2-36-2-22-2-22-4-22-18 0-122 0-245 0-367 117 137 233 274 350 411 8 8 8 8 20 8 18 0 18-6 18-22 0-135 0-270 0-405 0-14 0-16 20-18 18-2 18-2 38-2 6 0 12 0 18 0 0-11 0-21 0-32-26 2-66 2-94 2-30 0-66 0-94-2 0 11 0 21 0 32 5 0 11 0 16 0 14 0 26 0 38 2 20 2 20 4 20 18 0 94 0 189 0 283-93-109-185-218-278-327z">
            <text:p/>
          </draw:path>
          <draw:path draw:style-name="gr11" draw:text-style-name="P3" draw:layer="layout" svg:width="0.389cm" svg:height="0.434cm" svg:x="4.866cm" svg:y="7.61cm" svg:viewBox="0 0 390 435" svg:d="M210 16c-6-12-10-16-16-16-8 0-10 6-16 16-58 130-116 261-174 391-4 8-4 10-4 14 0 8 6 14 14 14 4 0 10-2 16-14 55-124 109-247 164-371 55 124 111 247 166 371 6 14 12 14 16 14 8 0 14-6 14-14 0-2 0-4-4-12-59-131-117-262-176-393z">
            <text:p/>
          </draw:path>
          <draw:path draw:style-name="gr11" draw:text-style-name="P3" draw:layer="layout" svg:width="0.163cm" svg:height="0.699cm" svg:x="5.52cm" svg:y="7.504cm" svg:viewBox="0 0 164 700" svg:d="M164 692c0-2 0-2-12-14-88-90-110-221-110-329 0-122 26-243 112-329 10-10 10-10 10-12 0-6-4-8-8-8-6 0-70 48-112 138-34 75-44 153-44 211 0 56 8 140 48 219 42 86 102 132 108 132 4 0 8-2 8-8z">
            <text:p/>
          </draw:path>
          <draw:path draw:style-name="gr11" draw:text-style-name="P3" draw:layer="layout" svg:width="0.389cm" svg:height="0.187cm" svg:x="5.764cm" svg:y="7.779cm" svg:viewBox="0 0 390 188" svg:d="M390 26c0-24-2-26-24-26-114 0-228 0-342 0-12 0-24 0-24 14s12 14 24 14c113 0 225 0 338 0 0 44 0 89 0 134 0 14 0 26 14 26s14-12 14-26c0-46 0-91 0-136z">
            <text:p/>
          </draw:path>
          <draw:path draw:style-name="gr11" draw:text-style-name="P3" draw:layer="layout" svg:width="0.577cm" svg:height="0.478cm" svg:x="6.22cm" svg:y="7.55cm" svg:viewBox="0 0 578 479" svg:d="M184 8c-8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391cm" svg:height="0.434cm" svg:x="7.02cm" svg:y="7.61cm" svg:viewBox="0 0 392 435" svg:d="M386 30c4-10 6-12 6-14 0-8-8-16-14-16-8 0-12 6-18 16-55 124-109 247-164 371-55-124-111-247-166-371-6-14-10-16-16-16-8 0-14 8-14 16 1 3 0 2 4 10 59 132 117 263 176 395 6 10 10 14 16 14 8 0 12-6 16-14 58-130 116-261 174-391z">
            <text:p/>
          </draw:path>
          <draw:path draw:style-name="gr11" draw:text-style-name="P3" draw:layer="layout" svg:width="0.259cm" svg:height="0.478cm" svg:x="7.629cm" svg:y="7.55cm" svg:viewBox="0 0 260 479" svg:d="M180 32c27 0 53 0 80 0 0-11 0-21 0-32-30 2-98 2-130 2s-102 0-130-2c0 11 0 21 0 32 27 0 53 0 80 0 0 138 0 277 0 415-27 0-53 0-80 0 0 10 0 21 0 32 28-2 98-2 130-2s100 0 130 2c0-11 0-22 0-32-27 0-53 0-80 0 0-138 0-277 0-415z">
            <text:p/>
          </draw:path>
          <draw:path draw:style-name="gr11" draw:text-style-name="P3" draw:layer="layout" svg:width="0.161cm" svg:height="0.699cm" svg:x="7.953cm" svg:y="7.504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11" draw:text-style-name="P3" draw:layer="layout" svg:width="0.475cm" svg:height="0.508cm" svg:x="13.067cm" svg:y="7.536cm" svg:viewBox="0 0 476 509" svg:d="M376 449c10 16 38 44 46 44 6 0 6-6 6-16 0-41 0-81 0-122 0-28 2-32 48-32 0-7 0-14 0-22-26 2-64 2-86 2-28 0-88 0-112-2 0 8 0 15 0 22 7 0 15 0 22 0 64 0 66 8 66 34 0 15 0 31 0 46 0 78-90 84-110 84-46 0-184-24-184-234 0-209 138-231 180-231 76 0 140 62 154 166 0 9 0 11 10 11 12 0 12-2 12-17 0-56 0-111 0-166 0-12 0-16-8-16-2 0-6 0-10 8-12 17-24 35-36 52-22-22-60-60-130-60-130 0-244 110-244 253 0 144 112 256 246 256 50 0 106-18 130-60z">
            <text:p/>
          </draw:path>
          <draw:path draw:style-name="gr11" draw:text-style-name="P3" draw:layer="layout" svg:width="0.271cm" svg:height="0.32cm" svg:x="13.599cm" svg:y="7.715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11" draw:text-style-name="P3" draw:layer="layout" svg:width="0.227cm" svg:height="0.32cm" svg:x="13.915cm" svg:y="7.715cm" svg:viewBox="0 0 228 321" svg:d="M122 178c16 4 74 13 74 63 0 36-26 64-80 64-60 0-84-40-98-98-2-10-2-12-10-12s-8 4-8 16c0 32 0 63 0 94 0 12 0 16 6 16 4 0 6 0 18-14 2-2 2-2 14-16 32 30 62 30 78 30 80 0 112-46 112-98 0-35-20-57-28-65-24-22-52-28-80-34-40-8-88-16-88-58 0-24 20-52 80-52 76 0 80 62 82 84 0 6 6 6 8 6 10 0 10-2 10-16 0-24 0-48 0-72 0-10 0-16-8-16-4 0-6 0-14 8-2 4-10 10-12 12-28-20-56-20-66-20-86 0-112 48-112 86 0 24 10 44 30 60 22 18 42 22 92 32z">
            <text:p/>
          </draw:path>
          <draw:path draw:style-name="gr11" draw:text-style-name="P3" draw:layer="layout" svg:width="0.271cm" svg:height="0.32cm" svg:x="14.187cm" svg:y="7.715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11" draw:text-style-name="P3" draw:layer="layout" svg:width="0.219cm" svg:height="0.436cm" svg:x="14.493cm" svg:y="7.6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11" draw:text-style-name="P3" draw:layer="layout" svg:width="0.261cm" svg:height="0.3cm" svg:x="14.773cm" svg:y="7.727cm" svg:viewBox="0 0 262 301" svg:d="M254 22c8-8 8-10 8-12 0-10-6-10-20-10-75 0-149 0-224 0-3 37-5 74-8 112 6 0 12 0 18 0 4-70 18-96 94-96 27 0 53 0 80 0-65 88-131 175-196 263-6 8-6 8-6 12 0 10 6 10 18 10 77 0 155 0 232 0 4-43 8-86 12-129-5 0-11 0-16 0-8 81-22 111-104 111-27 0-55 0-82 0 65-87 129-174 194-261z">
            <text:p/>
          </draw:path>
          <draw:path draw:style-name="gr11" draw:text-style-name="P3" draw:layer="layout" svg:width="0.345cm" svg:height="0.492cm" svg:x="15.325cm" svg:y="7.544cm" svg:viewBox="0 0 346 493" svg:d="M242 447c0 15 0 30 0 46 35-3 69-6 104-8 0-8 0-15 0-22-50 0-54-4-54-38 0-142 0-283 0-425-34 3-68 5-102 8 0 7 0 15 0 22 50 0 54 4 54 38 0 50 0 101 0 151-20-26-50-43-88-43-82 0-156 69-156 159 0 88 68 158 148 158 46 0 76-24 94-46zM242 259c0 48 0 96 0 144 0 12 0 14-8 26-20 34-52 48-82 48-32 0-58-18-74-44-18-30-20-70-20-98 0-26 2-68 22-100 14-22 40-44 78-44 26 0 56 10 76 42 8 12 8 14 8 26z">
            <text:p/>
          </draw:path>
          <draw:path draw:style-name="gr11" draw:text-style-name="P3" draw:layer="layout" svg:width="0.271cm" svg:height="0.32cm" svg:x="15.711cm" svg:y="7.715cm" svg:viewBox="0 0 272 321" svg:d="M58 138c4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11" draw:text-style-name="P3" draw:layer="layout" svg:width="0.235cm" svg:height="0.308cm" svg:x="16.022cm" svg:y="7.719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11" draw:text-style-name="P3" draw:layer="layout" svg:width="0.213cm" svg:height="0.476cm" svg:x="16.532cm" svg:y="7.552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11" draw:text-style-name="P3" draw:layer="layout" svg:width="0.549cm" svg:height="0.308cm" svg:x="16.788cm" svg:y="7.719cm" svg:viewBox="0 0 550 309" svg:d="M54 70c0 62 0 125 0 187 0 30-6 30-54 30 0 8 0 15 0 22 24 0 60-2 80-2 18 0 54 2 78 2 0-7 0-14 0-22-46 0-54 0-54-30 0-43 0-86 0-129 0-72 50-112 94-112s52 38 52 78c0 54 0 109 0 163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8 0-90 42-102 70-10-62-62-70-92-70-52 0-86 30-104 74 0-25 0-49 0-74-33 3-67 5-100 8 0 7 0 15 0 22 50 0 54 4 54 40z">
            <text:p/>
          </draw:path>
          <draw:path draw:style-name="gr11" draw:text-style-name="P3" draw:layer="layout" svg:width="0.345cm" svg:height="0.444cm" svg:x="17.372cm" svg:y="7.719cm" svg:viewBox="0 0 346 445" svg:d="M100 46c0-15 0-31 0-46-33 3-67 5-100 8 0 7 0 15 0 22 48 0 54 4 54 34 0 110 0 219 0 329 0 30-8 30-54 30 0 7 0 15 0 22 22 0 60-2 78-2s54 2 80 2c0-7 0-15 0-22-48 0-56 0-56-30 0-39 0-79 0-118 0-2 0-5 0-8 4 12 34 50 86 50 84 0 158-68 158-159 0-88-68-158-148-158-54 0-84 32-98 46zM102 229c0-51 0-103 0-155 20-36 56-56 90-56 52 0 96 62 96 140 0 85-50 143-102 143-28 0-54-14-74-42-10-14-10-16-10-30z">
            <text:p/>
          </draw:path>
          <draw:path draw:style-name="gr11" draw:text-style-name="P3" draw:layer="layout" svg:width="0.157cm" svg:height="0.484cm" svg:x="17.764cm" svg:y="7.544cm" svg:viewBox="0 0 158 485" svg:d="M102 0c-34 3-68 5-102 8 0 7 0 15 0 22 50 0 56 4 56 38 0 121 0 243 0 365 0 30-8 30-56 30 0 7 0 14 0 22 24 0 61-2 78-2s54 2 80 2c0-8 0-15 0-22-48 0-56 0-56-30 0-144 0-289 0-433z">
            <text:p/>
          </draw:path>
          <draw:path draw:style-name="gr11" draw:text-style-name="P3" draw:layer="layout" svg:width="0.149cm" svg:height="0.466cm" svg:x="17.96cm" svg:y="7.562cm" svg:viewBox="0 0 150 467" svg:d="M102 158c-33 2-65 5-98 8 0 7 0 14 0 22 44 0 52 3 52 37 0 64 0 127 0 190 0 30-8 30-56 30 0 7 0 14 0 22 22 0 60-2 78-2 24 0 48 2 72 2 0-8 0-15 0-22-46 0-48-2-48-30 0-86 0-172 0-257zM104 36c0-22-18-36-38-36s-36 18-36 36c0 20 16 38 36 38s38-16 38-38z">
            <text:p/>
          </draw:path>
          <draw:path draw:style-name="gr11" draw:text-style-name="P3" draw:layer="layout" svg:width="0.339cm" svg:height="0.484cm" svg:x="18.152cm" svg:y="7.544cm" svg:viewBox="0 0 340 485" svg:d="M54 433c0 30-6 30-54 30 0 7 0 14 0 22 24 0 56-2 76-2 22 0 50 0 78 2 0-8 0-15 0-22-48 0-54 0-54-30 0-25 0-49 0-74 15-13 29-25 44-38 54 74 84 114 84 126 0 14-12 16-26 16 0 7 0 14 0 22 20 0 62-2 76-2 20 0 42 0 62 2 0-8 0-15 0-22-26 0-42 0-68-36-30-42-60-84-90-126 0-2-4-6-4-8s50-44 56-50c44-36 74-38 90-38 0-7 0-14 0-21-22 2-30 2-50 2-26 0-68-2-78-2 0 7 0 14 0 21 12 0 20 8 20 18 0 14-10 22-16 26-33 29-65 58-98 86 0-112 0-223 0-335-34 3-68 5-102 8 0 7 0 15 0 22 50 0 54 4 54 38 0 121 0 243 0 365z">
            <text:p/>
          </draw:path>
          <draw:path draw:style-name="gr11" draw:text-style-name="P3" draw:layer="layout" svg:width="0.315cm" svg:height="0.32cm" svg:x="18.494cm" svg:y="7.715cm" svg:viewBox="0 0 316 321" svg:d="M204 261c2 28 22 56 56 56 14 0 56-10 56-66 0-13 0-26 0-40-5 0-11 0-16 0 0 14 0 27 0 40 0 40-18 44-26 44-24 0-26-30-26-34 0-46 0-93 0-139 0-30 0-58-26-84s-62-38-96-38c-58 0-106 34-106 80 0 20 14 32 32 32 20 0 32-14 32-32 0-8-2-32-36-32 20-24 54-32 76-32 36 0 76 26 76 90 0 8 0 17 0 26-36 2-86 4-130 24-52 24-70 59-70 91 0 56 68 74 112 74 46 0 78-28 92-60zM200 146c0 23 0 46 0 69 0 66-52 90-82 90-36 0-64-24-64-60 0-38 30-95 146-99z">
            <text:p/>
          </draw:path>
          <draw:path draw:style-name="gr11" draw:text-style-name="P3" draw:layer="layout" svg:width="0.219cm" svg:height="0.436cm" svg:x="18.828cm" svg:y="7.6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11" draw:text-style-name="P3" draw:layer="layout" svg:width="0.149cm" svg:height="0.466cm" svg:x="19.112cm" svg:y="7.562cm" svg:viewBox="0 0 150 467" svg:d="M102 158c-33 2-67 5-100 8 0 7 0 14 0 22 46 0 52 3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11" draw:text-style-name="P3" draw:layer="layout" svg:width="0.311cm" svg:height="0.32cm" svg:x="19.304cm" svg:y="7.715cm" svg:viewBox="0 0 312 321" svg:d="M312 164c0-90-72-164-156-164-88 0-156 76-156 164 0 89 72 157 156 157s156-68 156-157zM156 303c-30 0-62-14-80-46s-18-73-18-99 0-64 16-96c20-32 54-46 82-46 30 0 60 16 78 46s18 70 18 96 0 63-14 93c-16 32-48 52-82 52z">
            <text:p/>
          </draw:path>
          <draw:path draw:style-name="gr11" draw:text-style-name="P3" draw:layer="layout" svg:width="0.353cm" svg:height="0.308cm" svg:x="19.658cm" svg:y="7.719cm" svg:viewBox="0 0 354 309" svg:d="M54 70c0 62 0 125 0 187 0 30-6 30-54 30 0 8 0 15 0 22 24 0 60-2 80-2 18 0 54 2 78 2 0-7 0-14 0-22-46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</draw:g>
        <draw:g draw:style-name="gr3">
          <svg:title>TexMaths</svg:title>
          <svg:desc>20§display§\equiv ({\textbf{N}} \wedge \lnot {\textbf{N}}) \vee ({\textbf{N}} \wedge {\textbf{I}}) \hspace{9.5ex} \text{Distributiv (UND)}§svg§600§FALSE§</svg:desc>
          <draw:path draw:style-name="gr10" draw:text-style-name="P1" draw:layer="layout" svg:width="15.289cm" svg:height="0.627cm" svg:x="3.37cm" svg:y="8.84cm" svg:viewBox="0 0 15290 628" svg:d="M0 0c5097 0 10193 0 15290 0 0 209 0 419 0 628-5097 0-10193 0-15290 0 0-209 0-419 0-628z">
            <text:p/>
          </draw:path>
          <draw:path draw:style-name="gr11" draw:text-style-name="P3" draw:layer="layout" svg:width="0.469cm" svg:height="0.3cm" svg:x="3.334cm" svg:y="9.003cm" svg:viewBox="0 0 470 301" svg:d="M444 28c12 0 26 0 26-14s-14-14-26-14c-139 0-279 0-418 0-12 0-26 0-26 14s14 14 26 14c139 0 279 0 418 0zM444 301c12 0 26 0 26-14s-14-14-26-14c-139 0-279 0-418 0-12 0-26 0-26 14s14 14 26 14c139 0 279 0 418 0zM444 166c12 0 26-1 26-16s-14-14-26-14c-139 0-279 0-418 0-12 0-26-1-26 14s14 16 26 16c139 0 279 0 418 0z">
            <text:p/>
          </draw:path>
          <draw:path draw:style-name="gr11" draw:text-style-name="P3" draw:layer="layout" svg:width="0.161cm" svg:height="0.699cm" svg:x="4.108cm" svg:y="8.804cm" svg:viewBox="0 0 162 700" svg:d="M162 692c0-2 0-2-12-14-88-90-110-221-110-329 0-122 26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577cm" svg:height="0.478cm" svg:x="4.338cm" svg:y="8.85cm" svg:viewBox="0 0 578 479" svg:d="M184 8c-8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391cm" svg:height="0.434cm" svg:x="5.138cm" svg:y="8.91cm" svg:viewBox="0 0 392 435" svg:d="M212 16c-6-12-10-16-16-16-10 0-12 6-16 16-58 130-116 261-174 391-4 8-6 10-6 14 0 8 6 14 14 14 6 0 12-2 16-14 55-124 111-247 166-371 55 124 111 247 166 371 6 14 12 14 16 14 6 0 14-6 14-14 0-2 0-4-4-12-59-131-117-262-176-393z">
            <text:p/>
          </draw:path>
          <draw:path draw:style-name="gr11" draw:text-style-name="P3" draw:layer="layout" svg:width="0.389cm" svg:height="0.187cm" svg:x="5.764cm" svg:y="9.079cm" svg:viewBox="0 0 390 188" svg:d="M390 26c0-24-2-26-24-26-114 0-228 0-342 0-12 0-24 0-24 14s12 14 24 14c113 0 225 0 338 0 0 44 0 89 0 134 0 14 0 26 14 26s14-12 14-26c0-46 0-91 0-136z">
            <text:p/>
          </draw:path>
          <draw:path draw:style-name="gr11" draw:text-style-name="P3" draw:layer="layout" svg:width="0.577cm" svg:height="0.478cm" svg:x="6.22cm" svg:y="8.85cm" svg:viewBox="0 0 578 479" svg:d="M184 8c-6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161cm" svg:height="0.699cm" svg:x="6.866cm" svg:y="8.804cm" svg:viewBox="0 0 162 700" svg:d="M162 349c0-54-6-138-46-217-42-86-102-132-110-132-4 0-6 4-6 8 0 2 0 2 14 16 68 68 108 179 108 325 0 120-26 243-114 331-8 10-8 10-8 12 0 4 2 8 6 8 8 0 72-48 112-137 36-76 44-154 44-214z">
            <text:p/>
          </draw:path>
          <draw:path draw:style-name="gr11" draw:text-style-name="P3" draw:layer="layout" svg:width="0.389cm" svg:height="0.434cm" svg:x="7.293cm" svg:y="8.91cm" svg:viewBox="0 0 390 435" svg:d="M386 30c4-10 4-12 4-14 0-8-6-16-14-16-6 0-10 6-16 16-55 124-109 247-164 371-55-124-111-247-166-371-6-14-12-16-16-16-8 0-14 8-14 16 1 3 0 2 4 10 59 132 117 263 176 395 4 10 10 14 16 14 8 0 10-6 14-14 59-130 117-261 176-391z">
            <text:p/>
          </draw:path>
          <draw:path draw:style-name="gr11" draw:text-style-name="P3" draw:layer="layout" svg:width="0.161cm" svg:height="0.699cm" svg:x="7.949cm" svg:y="8.804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577cm" svg:height="0.478cm" svg:x="8.179cm" svg:y="8.85cm" svg:viewBox="0 0 578 479" svg:d="M184 8c-6-8-8-8-22-8-54 0-108 0-162 0 0 11 0 21 0 32 25 0 51 0 76 0 0 132 0 263 0 395 0 14 0 16-20 18-16 2-18 2-38 2-6 0-12 0-18 0 0 10 0 21 0 32 28-2 68-2 96-2s66 0 94 2c0-11 0-22 0-32-6 0-12 0-18 0-12 0-24-2-36-2-22-2-22-4-22-18 0-122 0-245 0-367 117 137 233 274 350 411 8 8 8 8 18 8 20 0 20-6 20-22 0-135 0-270 0-405 0-14 0-16 20-18 18-2 18-2 38-2 6 0 12 0 18 0 0-11 0-21 0-32-26 2-66 2-94 2-30 0-66 0-96-2 0 11 0 21 0 32 6 0 12 0 18 0 14 0 24 0 38 2 20 2 20 4 20 18 0 94 0 189 0 283-93-109-187-218-280-327z">
            <text:p/>
          </draw:path>
          <draw:path draw:style-name="gr11" draw:text-style-name="P3" draw:layer="layout" svg:width="0.391cm" svg:height="0.434cm" svg:x="8.979cm" svg:y="8.91cm" svg:viewBox="0 0 392 435" svg:d="M212 16c-6-12-10-16-16-16-8 0-12 6-16 16-58 130-116 261-174 391-4 8-6 10-6 14 0 8 8 14 14 14s12-2 18-14c55-124 109-247 164-371 55 124 111 247 166 371 6 14 12 14 16 14 8 0 14-6 14-14 0-2 0-4-4-12-59-131-117-262-176-393z">
            <text:p/>
          </draw:path>
          <draw:path draw:style-name="gr11" draw:text-style-name="P3" draw:layer="layout" svg:width="0.259cm" svg:height="0.478cm" svg:x="9.589cm" svg:y="8.85cm" svg:viewBox="0 0 260 479" svg:d="M180 32c27 0 53 0 80 0 0-11 0-21 0-32-28 2-98 2-130 2s-102 0-130-2c0 11 0 21 0 32 27 0 53 0 80 0 0 138 0 277 0 415-27 0-53 0-80 0 0 10 0 21 0 32 28-2 98-2 130-2s102 0 130 2c0-11 0-22 0-32-27 0-53 0-80 0 0-138 0-277 0-415z">
            <text:p/>
          </draw:path>
          <draw:path draw:style-name="gr11" draw:text-style-name="P3" draw:layer="layout" svg:width="0.161cm" svg:height="0.699cm" svg:x="9.913cm" svg:y="8.804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11" draw:text-style-name="P3" draw:layer="layout" svg:width="0.471cm" svg:height="0.476cm" svg:x="13.045cm" svg:y="8.852cm" svg:viewBox="0 0 472 477" svg:d="M0 0c0 7 0 15 0 22 6 0 12 0 18 0 54 0 54 6 54 32 0 123 0 246 0 369 0 24 0 32-54 32-6 0-12 0-18 0 0 7 0 14 0 22 86 0 172 0 258 0 118 0 214-104 214-236 0-131-94-241-214-241-86 0-172 0-258 0zM168 455c-34 0-34-4-34-28 0-126 0-251 0-377 0-24 0-28 34-28 23 0 47 0 70 0 44 0 92 14 128 64 30 42 36 102 36 155 0 78-12 120-38 154-14 20-54 60-126 60-23 0-47 0-70 0z">
            <text:p/>
          </draw:path>
          <draw:path draw:style-name="gr11" draw:text-style-name="P3" draw:layer="layout" svg:width="0.149cm" svg:height="0.466cm" svg:x="13.581cm" svg:y="8.862cm" svg:viewBox="0 0 150 467" svg:d="M102 158c-33 2-67 5-100 8 0 7 0 14 0 22 46 0 52 3 52 37 0 64 0 127 0 190 0 30-8 30-54 30 0 7 0 14 0 22 22 0 60-2 78-2 24 0 48 2 72 2 0-8 0-15 0-22-46 0-48-2-48-30 0-86 0-172 0-257zM104 36c0-22-18-36-38-36-22 0-36 18-36 36 0 20 14 38 36 38 20 0 38-16 38-38z">
            <text:p/>
          </draw:path>
          <draw:path draw:style-name="gr11" draw:text-style-name="P3" draw:layer="layout" svg:width="0.227cm" svg:height="0.32cm" svg:x="13.777cm" svg:y="9.015cm" svg:viewBox="0 0 228 321" svg:d="M122 178c16 4 74 13 74 63 0 36-26 64-80 64-60 0-84-40-98-98-2-10-2-12-10-12s-8 4-8 16c0 32 0 63 0 94 0 12 0 16 6 16 4 0 6 0 18-14 2-2 2-2 14-16 32 30 64 30 78 30 80 0 112-46 112-98 0-35-20-57-28-65-24-22-52-28-80-34-40-8-88-16-88-58 0-24 20-52 80-52 76 0 80 62 82 84 0 6 6 6 8 6 10 0 10-2 10-16 0-24 0-48 0-72 0-10 0-16-8-16-4 0-6 0-14 8-2 4-10 10-12 12-28-20-56-20-66-20-86 0-112 48-112 86 0 24 10 44 30 60 22 18 42 22 92 32z">
            <text:p/>
          </draw:path>
          <draw:path draw:style-name="gr11" draw:text-style-name="P3" draw:layer="layout" svg:width="0.219cm" svg:height="0.436cm" svg:x="14.043cm" svg:y="8.9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11" draw:text-style-name="P3" draw:layer="layout" svg:width="0.235cm" svg:height="0.308cm" svg:x="14.323cm" svg:y="9.019cm" svg:viewBox="0 0 236 309" svg:d="M98 78c0-26 0-52 0-78-33 3-65 5-98 8 0 7 0 15 0 22 50 0 56 4 56 40 0 62 0 125 0 187 0 30-8 30-56 30 0 8 0 15 0 22 28 0 60-2 80-2 28 0 62 0 90 2 0-7 0-14 0-22-5 0-11 0-16 0-52 0-52-8-52-32 0-36 0-71 0-107 0-70 28-132 82-132 6 0 6 0 8 0-2 2-16 10-16 28 0 20 14 30 30 30 12 0 30-7 30-30s-22-44-52-44c-50 0-76 48-86 78z">
            <text:p/>
          </draw:path>
          <draw:path draw:style-name="gr11" draw:text-style-name="P3" draw:layer="layout" svg:width="0.151cm" svg:height="0.466cm" svg:x="14.601cm" svg:y="8.862cm" svg:viewBox="0 0 152 467" svg:d="M102 158c-33 2-65 5-98 8 0 7 0 14 0 22 46 0 52 3 52 37 0 64 0 127 0 190 0 30-8 30-56 30 0 7 0 14 0 22 24 0 62-2 78-2 24 0 50 2 74 2 0-8 0-15 0-22-46 0-50-2-50-30 0-86 0-172 0-257zM106 36c0-22-18-36-38-36-22 0-38 18-38 36 0 20 16 38 38 38 20 0 38-16 38-38z">
            <text:p/>
          </draw:path>
          <draw:path draw:style-name="gr11" draw:text-style-name="P3" draw:layer="layout" svg:width="0.347cm" svg:height="0.492cm" svg:x="14.793cm" svg:y="8.844cm" svg:viewBox="0 0 348 493" svg:d="M102 221c0-73 0-147 0-221-34 3-68 5-102 8 0 7 0 15 0 22 50 0 56 4 56 38 0 139 0 278 0 417 6 0 12 0 18 0 8-15 6-10 24-44 10 16 40 52 92 52 84 0 158-68 158-160 0-88-70-157-150-157-54 0-84 33-96 45zM104 405c0-48 0-96 0-144 0-14 0-14 8-26 28-38 66-44 82-44 32 0 58 18 74 44 18 30 20 70 20 98 0 26 0 68-20 100-16 22-42 44-80 44-32 0-58-16-74-42-10-14-10-18-10-30z">
            <text:p/>
          </draw:path>
          <draw:path draw:style-name="gr11" draw:text-style-name="P3" draw:layer="layout" svg:width="0.353cm" svg:height="0.316cm" svg:x="15.186cm" svg:y="9.019cm" svg:viewBox="0 0 354 317" svg:d="M252 253c0 22 0 43 0 64 34-3 68-5 102-8 0-7 0-14 0-22-50 0-56-4-56-38 0-83 0-166 0-249-34 3-68 5-102 8 0 7 0 15 0 22 48 0 54 4 54 40 0 41 0 82 0 123 0 60-34 108-84 108-60 0-62-32-62-68 0-77 0-155 0-233-35 3-69 5-104 8 0 7 0 15 0 22 54 0 54 2 54 64 0 35 0 70 0 105 0 54 0 118 108 118 40 0 70-20 90-64z">
            <text:p/>
          </draw:path>
          <draw:path draw:style-name="gr11" draw:text-style-name="P3" draw:layer="layout" svg:width="0.219cm" svg:height="0.436cm" svg:x="15.568cm" svg:y="8.9cm" svg:viewBox="0 0 220 437" svg:d="M108 150c33 0 67 0 100 0 0-8 0-15 0-22-33 0-67 0-100 0 0-43 0-85 0-128-6 0-12 0-18 0 0 56-22 132-90 134 0 5 0 10 0 16 20 0 40 0 60 0 0 64 0 129 0 193 0 86 64 94 90 94 50 0 70-50 70-94 0-13 0-27 0-40-6 0-12 0-18 0 0 13 0 25 0 38 0 52-22 78-48 78-46 0-46-64-46-76 0-64 0-129 0-193z">
            <text:p/>
          </draw:path>
          <draw:path draw:style-name="gr11" draw:text-style-name="P3" draw:layer="layout" svg:width="0.149cm" svg:height="0.466cm" svg:x="15.85cm" svg:y="8.862cm" svg:viewBox="0 0 150 467" svg:d="M102 158c-33 2-65 5-98 8 0 7 0 14 0 22 46 0 52 3 52 37 0 64 0 127 0 190 0 30-8 30-56 30 0 7 0 14 0 22 24 0 60-2 78-2 24 0 50 2 72 2 0-8 0-15 0-22-46 0-48-2-48-30 0-86 0-172 0-257zM104 36c0-22-18-36-36-36-22 0-38 18-38 36 0 20 16 38 38 38 18 0 36-16 36-38z">
            <text:p/>
          </draw:path>
          <draw:path draw:style-name="gr11" draw:text-style-name="P3" draw:layer="layout" svg:width="0.343cm" svg:height="0.308cm" svg:x="16.036cm" svg:y="9.027cm" svg:viewBox="0 0 344 309" svg:d="M278 68c8-16 20-46 66-46 0-7 0-15 0-22-16 2-36 2-54 2-16 0-48-2-60-2 0 7 0 15 0 22 26 0 34 16 34 30 0 6-2 10-4 16-24 60-48 120-72 179-27-65-53-130-80-195-4-10-4-10-4-12 0-18 28-18 40-18 0-7 0-15 0-22-20 0-60 2-76 2-18 0-46 0-68-2 0 7 0 15 0 22 44 0 48 4 56 26 34 82 68 165 102 247 4 10 5 14 14 14s12-6 14-14c31-76 61-151 92-227z">
            <text:p/>
          </draw:path>
          <draw:path draw:style-name="gr11" draw:text-style-name="P3" draw:layer="layout" svg:width="0.161cm" svg:height="0.699cm" svg:x="16.698cm" svg:y="8.804cm" svg:viewBox="0 0 162 700" svg:d="M162 692c0-2 0-2-12-14-88-90-110-221-110-329 0-122 26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479cm" svg:height="0.492cm" svg:x="16.924cm" svg:y="8.852cm" svg:viewBox="0 0 480 493" svg:d="M386 315c0 100-68 156-134 156-34 0-116-18-116-150 0-89 0-178 0-267 0-26 0-32 54-32 6 0 12 0 18 0 0-7 0-15 0-22-24 2-77 2-104 2s-80 0-104-2c0 7 0 15 0 22 6 0 12 0 18 0 54 0 54 6 54 32 0 88 0 175 0 263 0 100 82 176 178 176 80 0 144-66 156-146 2-14 2-20 2-48 0-74 0-149 0-223 0-24 0-54 72-54 0-7 0-15 0-22-24 0-58 2-82 2-26 0-58-2-84-2 0 7 0 15 0 22 72 0 72 32 72 52 0 80 0 161 0 241z">
            <text:p/>
          </draw:path>
          <draw:path draw:style-name="gr11" draw:text-style-name="P3" draw:layer="layout" svg:width="0.479cm" svg:height="0.476cm" svg:x="17.452cm" svg:y="8.852cm" svg:viewBox="0 0 480 477" svg:d="M140 8c-6-8-8-8-20-8-40 0-80 0-120 0 0 7 0 15 0 22 7 0 13 0 20 0 10 0 24 0 36 0 16 2 16 4 16 16 0 122 0 243 0 365 0 20 0 52-72 52 0 7 0 14 0 22 24 0 59-2 82-2s58 2 82 2c0-8 0-15 0-22-72 0-72-32-72-52 0-121 0-242 0-363 4 4 4 4 6 8 96 140 192 280 288 421 6 8 6 8 12 8 10 0 10-4 10-18 0-129 0-257 0-385 0-20 0-52 72-52 0-7 0-15 0-22-26 0-59 2-82 2s-58-2-82-2c0 7 0 15 0 22 72 0 72 32 72 52 0 99 0 198 0 297-83-121-165-242-248-363z">
            <text:p/>
          </draw:path>
          <draw:path draw:style-name="gr11" draw:text-style-name="P3" draw:layer="layout" svg:width="0.471cm" svg:height="0.476cm" svg:x="17.98cm" svg:y="8.852cm" svg:viewBox="0 0 472 477" svg:d="M0 0c0 7 0 15 0 22 5 0 11 0 16 0 56 0 56 6 56 32 0 123 0 246 0 369 0 24 0 32-56 32-5 0-11 0-16 0 0 7 0 14 0 22 86 0 172 0 258 0 118 0 214-104 214-236 0-131-94-241-214-241-86 0-172 0-258 0zM168 455c-34 0-36-4-36-28 0-126 0-251 0-377 0-24 2-28 36-28 23 0 47 0 70 0 44 0 92 14 128 64 30 42 36 102 36 155 0 78-14 120-38 154-14 20-54 60-126 60-23 0-47 0-70 0z">
            <text:p/>
          </draw:path>
          <draw:path draw:style-name="gr11" draw:text-style-name="P3" draw:layer="layout" svg:width="0.163cm" svg:height="0.699cm" svg:x="18.532cm" svg:y="8.804cm" svg:viewBox="0 0 164 700" svg:d="M164 349c0-54-8-138-46-217-44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\equiv 0 \vee ({\textbf{N}} \wedge {\textbf{I}}) §svg§600§FALSE§</svg:desc>
          <draw:path draw:style-name="gr10" draw:text-style-name="P1" draw:layer="layout" svg:width="3.957cm" svg:height="0.627cm" svg:x="3.37cm" svg:y="10.14cm" svg:viewBox="0 0 3958 628" svg:d="M0 0c1319 0 2639 0 3958 0 0 209 0 419 0 628-1319 0-2639 0-3958 0 0-209 0-419 0-628z">
            <text:p/>
          </draw:path>
          <draw:path draw:style-name="gr11" draw:text-style-name="P3" draw:layer="layout" svg:width="0.469cm" svg:height="0.3cm" svg:x="3.334cm" svg:y="10.303cm" svg:viewBox="0 0 470 301" svg:d="M444 28c12 0 26 0 26-14s-14-14-26-14c-139 0-279 0-418 0-12 0-26 0-26 14s14 14 26 14c139 0 279 0 418 0zM444 301c12 0 26 0 26-14s-14-14-26-14c-139 0-279 0-418 0-12 0-26 0-26 14s14 14 26 14c139 0 279 0 418 0zM444 166c12 0 26-1 26-16s-14-14-26-14c-139 0-279 0-418 0-12 0-26-1-26 14s14 16 26 16c139 0 279 0 418 0z">
            <text:p/>
          </draw:path>
          <draw:path draw:style-name="gr11" draw:text-style-name="P3" draw:layer="layout" svg:width="0.295cm" svg:height="0.48cm" svg:x="4.064cm" svg:y="10.164cm" svg:viewBox="0 0 296 481" svg:d="M296 241c0-55-2-111-28-163-32-68-90-78-118-78-42 0-94 18-124 82-22 50-26 104-26 159 0 52 4 116 32 168 30 58 82 72 116 72 38 0 92-14 122-82 24-48 26-102 26-158zM148 465c-26 0-68-18-82-84-6-42-6-108-6-148 0-45 0-91 4-129 14-82 66-90 84-90 24 0 70 14 84 82 6 40 6 93 6 137 0 52 0 100-8 144-10 68-50 88-82 88z">
            <text:p/>
          </draw:path>
          <draw:path draw:style-name="gr11" draw:text-style-name="P3" draw:layer="layout" svg:width="0.389cm" svg:height="0.434cm" svg:x="4.583cm" svg:y="10.21cm" svg:viewBox="0 0 390 435" svg:d="M386 30c4-10 4-12 4-14 0-8-6-16-14-16-6 0-10 6-16 16-55 124-111 247-166 371-55-124-109-247-164-371-6-14-12-16-16-16-8 0-14 8-14 16 1 3 0 2 4 10 58 132 116 263 174 395 6 10 10 14 16 14 10 0 12-6 16-14 59-130 117-261 176-391z">
            <text:p/>
          </draw:path>
          <draw:path draw:style-name="gr11" draw:text-style-name="P3" draw:layer="layout" svg:width="0.161cm" svg:height="0.699cm" svg:x="5.239cm" svg:y="10.104cm" svg:viewBox="0 0 162 700" svg:d="M162 692c0-2 0-2-12-14-88-90-110-221-110-329 0-122 26-243 114-329 8-10 8-10 8-12 0-6-2-8-6-8-8 0-72 48-112 138-36 75-44 153-44 211 0 56 6 140 46 219 42 86 102 132 110 132 4 0 6-2 6-8z">
            <text:p/>
          </draw:path>
          <draw:path draw:style-name="gr11" draw:text-style-name="P3" draw:layer="layout" svg:width="0.577cm" svg:height="0.478cm" svg:x="5.469cm" svg:y="10.15cm" svg:viewBox="0 0 578 479" svg:d="M184 8c-8-8-8-8-22-8-54 0-108 0-162 0 0 11 0 21 0 32 25 0 51 0 76 0 0 132 0 263 0 395 0 14 0 16-20 18-18 2-18 2-38 2-6 0-12 0-18 0 0 10 0 21 0 32 26-2 68-2 94-2 30 0 66 0 96 2 0-11 0-22 0-32-6 0-12 0-18 0-12 0-24-2-38-2-20-2-20-4-20-18 0-122 0-245 0-367 117 137 233 274 350 411 6 8 8 8 18 8 20 0 20-6 20-22 0-135 0-270 0-405 0-14 0-16 20-18 16-2 18-2 38-2 6 0 12 0 18 0 0-11 0-21 0-32-28 2-68 2-94 2-30 0-68 0-96-2 0 11 0 21 0 32 6 0 12 0 18 0 12 0 24 0 36 2 22 2 22 4 22 18 0 94 0 189 0 283-94-109-187-218-280-327z">
            <text:p/>
          </draw:path>
          <draw:path draw:style-name="gr11" draw:text-style-name="P3" draw:layer="layout" svg:width="0.389cm" svg:height="0.434cm" svg:x="6.269cm" svg:y="10.21cm" svg:viewBox="0 0 390 435" svg:d="M212 16c-6-12-10-16-16-16-10 0-12 6-16 16-59 130-117 261-176 391-4 8-4 10-4 14 0 8 6 14 14 14 6 0 10-2 16-14 55-124 111-247 166-371 55 124 109 247 164 371 6 14 14 14 16 14 8 0 14-6 14-14 0-2 0-4-4-12-58-131-116-262-174-393z">
            <text:p/>
          </draw:path>
          <draw:path draw:style-name="gr11" draw:text-style-name="P3" draw:layer="layout" svg:width="0.259cm" svg:height="0.478cm" svg:x="6.878cm" svg:y="10.15cm" svg:viewBox="0 0 260 479" svg:d="M180 32c27 0 53 0 80 0 0-11 0-21 0-32-30 2-97 2-130 2s-102 0-130-2c0 11 0 21 0 32 27 0 53 0 80 0 0 138 0 277 0 415-27 0-53 0-80 0 0 10 0 21 0 32 28-2 97-2 130-2s100 0 130 2c0-11 0-22 0-32-27 0-53 0-80 0 0-138 0-277 0-415z">
            <text:p/>
          </draw:path>
          <draw:path draw:style-name="gr11" draw:text-style-name="P3" draw:layer="layout" svg:width="0.163cm" svg:height="0.699cm" svg:x="7.2cm" svg:y="10.104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\equiv (0 \vee {\textbf{N}}) \wedge (0 \vee {\textbf{I}}) \hspace{12.5ex} \text{Distributiv (ODER)}§svg§600§FALSE§</svg:desc>
          <draw:path draw:style-name="gr10" draw:text-style-name="P1" draw:layer="layout" svg:width="15.653cm" svg:height="0.627cm" svg:x="3.371cm" svg:y="11.541cm" svg:viewBox="0 0 15654 628" svg:d="M0 0c5218 0 10436 0 15654 0 0 209 0 419 0 628-5218 0-10436 0-15654 0 0-209 0-419 0-628z">
            <text:p/>
          </draw:path>
          <draw:path draw:style-name="gr11" draw:text-style-name="P3" draw:layer="layout" svg:width="0.469cm" svg:height="0.3cm" svg:x="3.335cm" svg:y="11.704cm" svg:viewBox="0 0 470 301" svg:d="M444 28c12 0 26 0 26-14s-14-14-26-14c-139 0-279 0-418 0-12 0-26 0-26 14s14 14 26 14c139 0 279 0 418 0zM444 301c12 0 26 0 26-14s-14-14-26-14c-139 0-279 0-418 0-12 0-26 0-26 14s14 14 26 14c139 0 279 0 418 0zM444 166c12 0 26-1 26-16s-14-14-26-14c-139 0-279 0-418 0-12 0-26-1-26 14s14 16 26 16c139 0 279 0 418 0z">
            <text:p/>
          </draw:path>
          <draw:path draw:style-name="gr11" draw:text-style-name="P3" draw:layer="layout" svg:width="0.161cm" svg:height="0.699cm" svg:x="4.109cm" svg:y="11.505cm" svg:viewBox="0 0 162 700" svg:d="M162 692c0-2 0-2-12-14-88-90-110-221-110-329 0-122 26-243 114-329 8-10 8-10 8-12 0-6-2-8-6-8-8 0-72 48-112 138-36 75-44 153-44 211 0 56 6 140 46 219 42 86 102 132 110 132 4 0 6-2 6-8z">
            <text:p/>
          </draw:path>
          <draw:path draw:style-name="gr11" draw:text-style-name="P3" draw:layer="layout" svg:width="0.295cm" svg:height="0.48cm" svg:x="4.339cm" svg:y="11.565cm" svg:viewBox="0 0 296 481" svg:d="M296 241c0-55-4-111-28-163-32-68-90-78-120-78-42 0-92 18-122 82-22 50-26 104-26 159 0 52 4 116 32 168 30 58 82 72 116 72 38 0 92-14 122-82 22-48 26-102 26-158zM148 465c-28 0-68-18-82-84-8-42-8-108-8-148 0-45 0-91 6-129 14-82 66-90 84-90 24 0 70 14 82 82 8 40 8 93 8 137 0 52 0 100-8 144-10 68-50 88-82 88z">
            <text:p/>
          </draw:path>
          <draw:path draw:style-name="gr11" draw:text-style-name="P3" draw:layer="layout" svg:width="0.389cm" svg:height="0.434cm" svg:x="4.859cm" svg:y="11.611cm" svg:viewBox="0 0 390 435" svg:d="M386 30c4-10 4-12 4-14 0-8-6-16-14-16s-12 6-16 16c-55 124-111 247-166 371-55-124-109-247-164-371-6-14-12-16-16-16-8 0-14 8-14 16 1 3 0 2 4 10 58 132 116 263 174 395 6 10 10 14 16 14 10 0 12-6 16-14 59-130 117-261 176-391z">
            <text:p/>
          </draw:path>
          <draw:path draw:style-name="gr11" draw:text-style-name="P3" draw:layer="layout" svg:width="0.577cm" svg:height="0.478cm" svg:x="5.471cm" svg:y="11.551cm" svg:viewBox="0 0 578 479" svg:d="M184 8c-6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8-2 18-2 38-2 6 0 12 0 18 0 0-11 0-21 0-32-26 2-68 2-94 2-30 0-66 0-96-2 0 11 0 21 0 32 6 0 12 0 18 0 12 0 24 0 38 2 20 2 20 4 20 18 0 94 0 189 0 283-93-109-187-218-280-327z">
            <text:p/>
          </draw:path>
          <draw:path draw:style-name="gr11" draw:text-style-name="P3" draw:layer="layout" svg:width="0.161cm" svg:height="0.699cm" svg:x="6.117cm" svg:y="11.505cm" svg:viewBox="0 0 162 700" svg:d="M162 349c0-54-6-138-46-217-42-86-102-132-110-132-4 0-6 4-6 8 0 2 0 2 14 16 68 68 108 179 108 325 0 120-26 243-112 331-10 10-10 10-10 12 0 4 2 8 6 8 8 0 72-48 112-137 36-76 44-154 44-214z">
            <text:p/>
          </draw:path>
          <draw:path draw:style-name="gr11" draw:text-style-name="P3" draw:layer="layout" svg:width="0.389cm" svg:height="0.434cm" svg:x="6.545cm" svg:y="11.611cm" svg:viewBox="0 0 390 435" svg:d="M212 16c-6-12-10-16-16-16-10 0-12 6-16 16-59 130-117 261-176 391-4 8-4 10-4 14 0 8 6 14 14 14 4 0 10-2 16-14 55-124 111-247 166-371 55 124 109 247 164 371 6 14 14 14 16 14 8 0 14-6 14-14 0-2 0-4-4-12-58-131-116-262-174-393z">
            <text:p/>
          </draw:path>
          <draw:path draw:style-name="gr11" draw:text-style-name="P3" draw:layer="layout" svg:width="0.161cm" svg:height="0.699cm" svg:x="7.201cm" svg:y="11.505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295cm" svg:height="0.48cm" svg:x="7.43cm" svg:y="11.565cm" svg:viewBox="0 0 296 481" svg:d="M296 241c0-55-2-111-28-163-32-68-90-78-118-78-44 0-94 18-124 82-22 50-26 104-26 159 0 52 4 116 32 168 30 58 82 72 116 72 38 0 92-14 122-82 24-48 26-102 26-158zM148 465c-28 0-68-18-82-84-6-42-6-108-6-148 0-45 0-91 4-129 14-82 66-90 84-90 24 0 70 14 84 82 6 40 6 93 6 137 0 52 0 100-8 144-10 68-50 88-82 88z">
            <text:p/>
          </draw:path>
          <draw:path draw:style-name="gr11" draw:text-style-name="P3" draw:layer="layout" svg:width="0.389cm" svg:height="0.434cm" svg:x="7.95cm" svg:y="11.611cm" svg:viewBox="0 0 390 435" svg:d="M386 30c4-10 4-12 4-14 0-8-6-16-14-16-6 0-10 6-16 16-55 124-109 247-164 371-55-124-111-247-166-371-6-14-12-16-16-16-8 0-14 8-14 16 1 3 0 2 4 10 58 132 116 263 174 395 6 10 10 14 18 14s10-6 14-14c59-130 117-261 176-391z">
            <text:p/>
          </draw:path>
          <draw:path draw:style-name="gr11" draw:text-style-name="P3" draw:layer="layout" svg:width="0.259cm" svg:height="0.478cm" svg:x="8.558cm" svg:y="11.551cm" svg:viewBox="0 0 260 479" svg:d="M180 32c27 0 53 0 80 0 0-11 0-21 0-32-28 2-97 2-130 2s-100 0-130-2c0 11 0 21 0 32 27 0 55 0 82 0 0 138 0 277 0 415-27 0-55 0-82 0 0 10 0 21 0 32 30-2 97-2 130-2s102 0 130 2c0-11 0-22 0-32-27 0-53 0-80 0 0-138 0-277 0-415z">
            <text:p/>
          </draw:path>
          <draw:path draw:style-name="gr11" draw:text-style-name="P3" draw:layer="layout" svg:width="0.163cm" svg:height="0.699cm" svg:x="8.882cm" svg:y="11.505cm" svg:viewBox="0 0 164 700" svg:d="M164 349c0-54-8-138-48-217-42-86-102-132-108-132-4 0-8 4-8 8 0 2 0 2 14 16 68 68 108 179 108 325 0 120-26 243-112 331-10 10-10 10-10 12 0 4 4 8 8 8 6 0 70-48 112-137 34-76 44-154 44-214z">
            <text:p/>
          </draw:path>
          <draw:path draw:style-name="gr11" draw:text-style-name="P3" draw:layer="layout" svg:width="0.471cm" svg:height="0.476cm" svg:x="12.922cm" svg:y="11.553cm" svg:viewBox="0 0 472 477" svg:d="M0 0c0 7 0 15 0 22 6 0 12 0 18 0 54 0 56 6 56 32 0 123 0 246 0 369 0 24-2 32-56 32-6 0-12 0-18 0 0 7 0 14 0 22 86 0 172 0 258 0 118 0 214-104 214-236 0-131-94-241-214-241-86 0-172 0-258 0zM168 455c-34 0-34-4-34-28 0-126 0-251 0-377 0-24 0-28 34-28 23 0 47 0 70 0 44 0 92 14 128 64 30 42 36 102 36 155 0 78-12 120-38 154-14 20-54 60-126 60-23 0-47 0-70 0z">
            <text:p/>
          </draw:path>
          <draw:path draw:style-name="gr11" draw:text-style-name="P3" draw:layer="layout" svg:width="0.149cm" svg:height="0.466cm" svg:x="13.458cm" svg:y="11.563cm" svg:viewBox="0 0 150 467" svg:d="M102 158c-33 2-67 5-100 8 0 7 0 14 0 22 46 0 52 3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11" draw:text-style-name="P3" draw:layer="layout" svg:width="0.229cm" svg:height="0.32cm" svg:x="13.654cm" svg:y="11.716cm" svg:viewBox="0 0 230 321" svg:d="M122 178c16 4 74 13 74 63 0 36-26 64-80 64-58 0-84-40-98-98-2-10-2-12-10-12s-8 4-8 16c0 32 0 63 0 94 0 12 0 16 8 16 2 0 4 0 16-14 2-2 2-2 14-16 32 30 64 30 78 30 80 0 114-46 114-98 0-35-22-57-30-65-24-22-50-28-80-34-40-8-86-16-86-58 0-24 18-52 78-52 78 0 80 62 82 84 0 6 5 4 8 6 10 0 10-2 10-16 0-24 0-48 0-72 0-10 0-16-8-16-4 0-6 0-14 8-2 4-10 10-12 12-26-20-56-20-66-20-86 0-112 48-112 86 0 24 10 44 30 60 22 18 42 22 92 32z">
            <text:p/>
          </draw:path>
          <draw:path draw:style-name="gr11" draw:text-style-name="P3" draw:layer="layout" svg:width="0.219cm" svg:height="0.436cm" svg:x="13.92cm" svg:y="11.601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11" draw:text-style-name="P3" draw:layer="layout" svg:width="0.235cm" svg:height="0.308cm" svg:x="14.2cm" svg:y="11.72cm" svg:viewBox="0 0 236 309" svg:d="M98 78c0-26 0-52 0-78-33 3-65 5-98 8 0 7 0 15 0 22 50 0 56 4 56 40 0 62 0 125 0 187 0 30-8 30-56 30 0 8 0 15 0 22 28 0 60-2 80-2 28 0 62 0 90 2 0-7 0-14 0-22-5 0-9 0-14 0-52 0-54-8-54-32 0-36 0-71 0-107 0-70 30-132 82-132 6 0 6 0 8 0-2 2-16 10-16 28 0 20 14 30 30 30 12 0 30-7 30-30s-22-44-52-44c-50 0-76 48-86 78z">
            <text:p/>
          </draw:path>
          <draw:path draw:style-name="gr11" draw:text-style-name="P3" draw:layer="layout" svg:width="0.149cm" svg:height="0.466cm" svg:x="14.48cm" svg:y="11.563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11" draw:text-style-name="P3" draw:layer="layout" svg:width="0.347cm" svg:height="0.492cm" svg:x="14.67cm" svg:y="11.545cm" svg:viewBox="0 0 348 493" svg:d="M102 221c0-73 0-147 0-221-34 3-68 5-102 8 0 7 0 15 0 22 50 0 56 4 56 38 0 139 0 278 0 417 6 0 12 0 18 0 8-15 6-10 24-44 12 16 40 52 92 52 84 0 158-68 158-160 0-88-70-157-150-157-54 0-84 33-96 45zM104 405c0-48 0-96 0-144 0-14 0-14 8-26 28-38 66-44 82-44 32 0 58 18 74 44 18 30 22 70 22 98 0 26-2 68-22 100-16 22-42 44-80 44-32 0-58-16-74-42-10-14-10-18-10-30z">
            <text:p/>
          </draw:path>
          <draw:path draw:style-name="gr11" draw:text-style-name="P3" draw:layer="layout" svg:width="0.353cm" svg:height="0.316cm" svg:x="15.064cm" svg:y="11.72cm" svg:viewBox="0 0 354 317" svg:d="M252 253c0 22 0 43 0 64 34-3 68-5 102-8 0-7 0-14 0-22-50 0-56-4-56-38 0-83 0-166 0-249-34 3-68 5-102 8 0 7 0 15 0 22 48 0 54 4 54 40 0 41 0 82 0 123 0 60-34 108-84 108-60 0-62-32-62-68 0-77 0-155 0-233-35 3-69 5-104 8 0 7 0 15 0 22 56 0 56 2 56 64 0 35 0 70 0 105 0 54 0 118 106 118 40 0 70-20 90-64z">
            <text:p/>
          </draw:path>
          <draw:path draw:style-name="gr11" draw:text-style-name="P3" draw:layer="layout" svg:width="0.219cm" svg:height="0.436cm" svg:x="15.445cm" svg:y="11.601cm" svg:viewBox="0 0 220 437" svg:d="M108 150c33 0 67 0 100 0 0-8 0-15 0-22-33 0-67 0-100 0 0-43 0-85 0-128-6 0-12 0-18 0 0 56-22 132-90 134 0 5 0 10 0 16 20 0 40 0 60 0 0 64 0 129 0 193 0 86 64 94 90 94 50 0 70-50 70-94 0-13 0-27 0-40-6 0-12 0-18 0 0 13 0 25 0 38 0 52-22 78-48 78-46 0-46-64-46-76 0-64 0-129 0-193z">
            <text:p/>
          </draw:path>
          <draw:path draw:style-name="gr11" draw:text-style-name="P3" draw:layer="layout" svg:width="0.151cm" svg:height="0.466cm" svg:x="15.727cm" svg:y="11.563cm" svg:viewBox="0 0 152 467" svg:d="M102 158c-33 2-65 5-98 8 0 7 0 14 0 22 46 0 52 3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11" draw:text-style-name="P3" draw:layer="layout" svg:width="0.343cm" svg:height="0.308cm" svg:x="15.913cm" svg:y="11.728cm" svg:viewBox="0 0 344 309" svg:d="M280 68c6-16 18-46 64-46 0-7 0-15 0-22-16 2-36 2-52 2-18 0-50-2-62-2 0 7 0 15 0 22 26 0 34 16 34 30 0 6-2 10-4 16-24 60-48 120-72 179-27-65-53-130-80-195-4-10-4-10-4-12 0-18 28-18 40-18 0-7 0-15 0-22-20 0-60 2-76 2-18 0-46 0-68-2 0 7 0 15 0 22 44 0 48 4 56 26 34 82 68 165 102 247 4 10 5 14 14 14s12-6 16-14c31-76 61-151 92-227z">
            <text:p/>
          </draw:path>
          <draw:path draw:style-name="gr11" draw:text-style-name="P3" draw:layer="layout" svg:width="0.161cm" svg:height="0.699cm" svg:x="16.575cm" svg:y="11.505cm" svg:viewBox="0 0 162 700" svg:d="M162 692c0-2 0-2-12-14-88-90-110-221-110-329 0-122 26-243 114-329 8-10 8-10 8-12 0-6-2-8-6-8-8 0-70 48-112 138-36 75-44 153-44 211 0 56 8 140 46 219 42 86 102 132 110 132 4 0 6-2 6-8z">
            <text:p/>
          </draw:path>
          <draw:path draw:style-name="gr11" draw:text-style-name="P3" draw:layer="layout" svg:width="0.467cm" svg:height="0.508cm" svg:x="16.817cm" svg:y="11.537cm" svg:viewBox="0 0 468 509" svg:d="M468 255c0-141-106-255-234-255-126 0-234 112-234 255 0 144 108 254 234 254 128 0 234-112 234-254zM234 491c-66 0-162-62-162-246 0-179 104-227 162-227 62 0 162 50 162 227 0 186-96 246-162 246z">
            <text:p/>
          </draw:path>
          <draw:path draw:style-name="gr11" draw:text-style-name="P3" draw:layer="layout" svg:width="0.471cm" svg:height="0.476cm" svg:x="17.349cm" svg:y="11.553cm" svg:viewBox="0 0 472 477" svg:d="M0 0c0 7 0 15 0 22 6 0 12 0 18 0 54 0 54 6 54 32 0 123 0 246 0 369 0 24 0 32-54 32-6 0-12 0-18 0 0 7 0 14 0 22 86 0 172 0 258 0 118 0 214-104 214-236 0-131-94-241-214-241-86 0-172 0-258 0zM168 455c-34 0-34-4-34-28 0-126 0-251 0-377 0-24 0-28 34-28 23 0 47 0 70 0 44 0 92 14 128 64 30 42 36 102 36 155 0 78-12 120-38 154-14 20-54 60-126 60-23 0-47 0-70 0z">
            <text:p/>
          </draw:path>
          <draw:path draw:style-name="gr11" draw:text-style-name="P3" draw:layer="layout" svg:width="0.435cm" svg:height="0.474cm" svg:x="17.885cm" svg:y="11.555cm" svg:viewBox="0 0 436 475" svg:d="M72 421c0 24-2 32-56 32-5 0-11 0-16 0 0 7 0 14 0 22 135 0 271 0 406 0 10-60 20-120 30-180-6 0-12 0-18 0-18 108-34 158-156 158-31 0-61 0-92 0-34 0-36-4-36-28 0-62 0-124 0-186 21 0 43 0 64 0 68 0 76 22 76 82 6 0 12 0 18 0 0-62 0-124 0-185-6 0-12 0-18 0 0 59-8 81-76 81-21 0-43 0-64 0 0-55 0-111 0-167 0-24 2-28 36-28 30 0 60 0 90 0 108 0 126 38 138 136 6 0 12 0 18 0-7-53-13-105-20-158-132 0-264 0-396 0 0 7 0 15 0 22 5 0 11 0 16 0 54 0 56 6 56 32 0 122 0 245 0 367z">
            <text:p/>
          </draw:path>
          <draw:path draw:style-name="gr11" draw:text-style-name="P3" draw:layer="layout" svg:width="0.489cm" svg:height="0.492cm" svg:x="18.365cm" svg:y="11.553cm" svg:viewBox="0 0 490 493" svg:d="M132 229c0-59 0-119 0-179 0-16 0-26 16-28 6 0 28 0 42 0 62 0 142 2 142 104 0 48-18 103-122 103-26 0-52 0-78 0zM280 239c68-16 124-59 124-113 0-68-80-126-184-126-73 0-147 0-220 0 0 7 0 15 0 22 5 0 11 0 16 0 54 0 56 6 56 32 0 123 0 246 0 369 0 24-2 32-56 32-5 0-11 0-16 0 0 7 0 14 0 22 24-2 74-2 102-2s78 0 102 2c0-8 0-15 0-22-5 0-11 0-16 0-54 0-56-8-56-32 0-59 0-118 0-178 27 0 55 0 82 0 10 0 40 0 64 24 28 26 28 48 28 94s0 74 28 100c30 26 68 30 88 30 56 0 68-58 68-78 0-4 0-12-10-12-8 0-8 6-8 12-4 50-28 62-46 62-34 0-40-36-50-100-3-19-7-37-10-56-12-46-46-68-86-82z">
            <text:p/>
          </draw:path>
          <draw:path draw:style-name="gr11" draw:text-style-name="P3" draw:layer="layout" svg:width="0.163cm" svg:height="0.699cm" svg:x="18.897cm" svg:y="11.505cm" svg:viewBox="0 0 164 700" svg:d="M164 349c0-54-8-138-46-217-44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\equiv ({\textbf{N}} \wedge {\textbf{I}}) \hspace{22ex} \text{Identität}§svg§600§FALSE§</svg:desc>
          <draw:path draw:style-name="gr10" draw:text-style-name="P1" draw:layer="layout" svg:width="12.207cm" svg:height="0.627cm" svg:x="3.372cm" svg:y="12.941cm" svg:viewBox="0 0 12208 628" svg:d="M0 0c4069 0 8139 0 12208 0 0 209 0 419 0 628-4069 0-8139 0-12208 0 0-209 0-419 0-628z">
            <text:p/>
          </draw:path>
          <draw:path draw:style-name="gr11" draw:text-style-name="P3" draw:layer="layout" svg:width="0.469cm" svg:height="0.3cm" svg:x="3.336cm" svg:y="13.104cm" svg:viewBox="0 0 470 301" svg:d="M444 28c12 0 26 0 26-14s-14-14-26-14c-139 0-279 0-418 0-12 0-26 0-26 14s14 14 26 14c139 0 279 0 418 0zM444 301c12 0 26 0 26-14s-14-14-26-14c-139 0-279 0-418 0-12 0-26 0-26 14s14 14 26 14c139 0 279 0 418 0zM444 166c12 0 26-1 26-16s-14-14-26-14c-139 0-279 0-418 0-12 0-26-1-26 14s14 16 26 16c139 0 279 0 418 0z">
            <text:p/>
          </draw:path>
          <draw:path draw:style-name="gr11" draw:text-style-name="P3" draw:layer="layout" svg:width="0.161cm" svg:height="0.699cm" svg:x="4.11cm" svg:y="12.905cm" svg:viewBox="0 0 162 700" svg:d="M162 692c0-2 0-2-12-14-88-90-110-221-110-329 0-122 26-243 114-329 8-10 8-10 8-12 0-6-2-8-6-8-8 0-72 48-112 138-36 75-44 153-44 211 0 56 6 140 46 219 42 86 102 132 110 132 4 0 6-2 6-8z">
            <text:p/>
          </draw:path>
          <draw:path draw:style-name="gr11" draw:text-style-name="P3" draw:layer="layout" svg:width="0.577cm" svg:height="0.478cm" svg:x="4.34cm" svg:y="12.951cm" svg:viewBox="0 0 578 479" svg:d="M184 8c-8-8-8-8-22-8-54 0-108 0-162 0 0 11 0 21 0 32 25 0 51 0 76 0 0 132 0 263 0 395 0 14 0 16-20 18-16 2-18 2-38 2-6 0-12 0-18 0 0 10 0 21 0 32 28-2 68-2 94-2 30 0 66 0 96 2 0-11 0-22 0-32-6 0-12 0-18 0-12 0-24-2-38-2-20-2-20-4-20-18 0-122 0-245 0-367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391cm" svg:height="0.434cm" svg:x="5.14cm" svg:y="13.011cm" svg:viewBox="0 0 392 435" svg:d="M212 16c-6-12-10-16-16-16-10 0-12 6-16 16-58 130-116 261-174 391-4 8-6 10-6 14 0 8 6 14 14 14 6 0 10-2 16-14 55-124 111-247 166-371 55 124 109 247 164 371 8 14 14 14 18 14 6 0 14-6 14-14 0-2 0-4-6-12-58-131-116-262-174-393z">
            <text:p/>
          </draw:path>
          <draw:path draw:style-name="gr11" draw:text-style-name="P3" draw:layer="layout" svg:width="0.259cm" svg:height="0.478cm" svg:x="5.75cm" svg:y="12.951cm" svg:viewBox="0 0 260 479" svg:d="M180 32c27 0 53 0 80 0 0-11 0-21 0-32-30 2-98 2-130 2s-102 0-130-2c0 11 0 21 0 32 27 0 53 0 80 0 0 138 0 277 0 415-27 0-53 0-80 0 0 10 0 21 0 32 28-2 98-2 130-2s100 0 130 2c0-11 0-22 0-32-27 0-53 0-80 0 0-138 0-277 0-415z">
            <text:p/>
          </draw:path>
          <draw:path draw:style-name="gr11" draw:text-style-name="P3" draw:layer="layout" svg:width="0.163cm" svg:height="0.699cm" svg:x="6.072cm" svg:y="12.905cm" svg:viewBox="0 0 164 700" svg:d="M164 349c0-54-8-138-46-217-42-86-102-132-110-132-4 0-8 4-8 8 0 2 0 2 14 16 70 68 110 179 110 325 0 120-26 243-114 331-10 10-10 10-10 12 0 4 4 8 8 8 8 0 70-48 112-137 36-76 44-154 44-214z">
            <text:p/>
          </draw:path>
          <draw:path draw:style-name="gr11" draw:text-style-name="P3" draw:layer="layout" svg:width="0.213cm" svg:height="0.476cm" svg:x="12.982cm" svg:y="12.953cm" svg:viewBox="0 0 214 477" svg:d="M138 54c0-26 2-32 58-32 6 0 12 0 18 0 0-7 0-15 0-22-26 2-80 2-108 2-26 0-82 0-106-2 0 7 0 15 0 22 6 0 12 0 18 0 54 0 56 6 56 32 0 123 0 246 0 369 0 24-2 32-56 32-6 0-12 0-18 0 0 7 0 14 0 22 24-2 80-2 106-2 28 0 82 0 108 2 0-8 0-15 0-22-6 0-12 0-18 0-56 0-58-8-58-32 0-123 0-246 0-369z">
            <text:p/>
          </draw:path>
          <draw:path draw:style-name="gr11" draw:text-style-name="P3" draw:layer="layout" svg:width="0.345cm" svg:height="0.492cm" svg:x="13.24cm" svg:y="12.945cm" svg:viewBox="0 0 346 493" svg:d="M242 447c0 15 0 30 0 46 35-3 69-6 104-8 0-8 0-15 0-22-50 0-56-4-56-38 0-142 0-283 0-425-33 3-67 5-100 8 0 7 0 15 0 22 48 0 54 4 54 38 0 50 0 101 0 151-20-26-50-43-88-43-84 0-156 69-156 159 0 88 68 158 148 158 46 0 76-24 94-46zM242 259c0 48 0 96 0 144 0 12 0 14-8 26-20 34-52 48-82 48-32 0-58-18-74-44-18-30-20-70-20-98 0-26 0-68 22-100 14-22 40-44 78-44 26 0 54 10 76 42 8 12 8 14 8 26z">
            <text:p/>
          </draw:path>
          <draw:path draw:style-name="gr11" draw:text-style-name="P3" draw:layer="layout" svg:width="0.271cm" svg:height="0.32cm" svg:x="13.626cm" svg:y="13.116cm" svg:viewBox="0 0 272 321" svg:d="M58 138c4-104 64-122 88-122 72 0 78 94 78 122-55 0-111 0-166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11" draw:text-style-name="P3" draw:layer="layout" svg:width="0.353cm" svg:height="0.308cm" svg:x="13.94cm" svg:y="13.12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219cm" svg:height="0.436cm" svg:x="14.302cm" svg:y="13.001cm" svg:viewBox="0 0 220 437" svg:d="M108 150c34 0 68 0 102 0 0-8 0-15 0-22-34 0-68 0-102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11" draw:text-style-name="P3" draw:layer="layout" svg:width="0.149cm" svg:height="0.466cm" svg:x="14.586cm" svg:y="12.963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11" draw:text-style-name="P3" draw:layer="layout" svg:width="0.219cm" svg:height="0.436cm" svg:x="14.77cm" svg:y="13.001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11" draw:text-style-name="P3" draw:layer="layout" svg:width="0.205cm" svg:height="0.069cm" svg:x="15.104cm" svg:y="12.963cm" svg:viewBox="0 0 206 70" svg:d="M70 34c0-16-14-34-36-34-20 0-34 14-34 34s14 36 34 36c22 0 36-18 36-36zM206 34c0-20-16-34-36-34-22 0-36 17-36 34s14 36 36 36c20 0 36-16 36-36z">
            <text:p/>
          </draw:path>
          <draw:path draw:style-name="gr11" draw:text-style-name="P3" draw:layer="layout" svg:width="0.317cm" svg:height="0.32cm" svg:x="15.06cm" svg:y="13.116cm" svg:viewBox="0 0 318 321" svg:d="M204 261c4 28 22 56 56 56 14 0 58-10 58-66 0-13 0-26 0-40-6 0-12 0-18 0 0 14 0 27 0 40 0 40-18 44-26 44-22 0-26-30-26-34 0-46 0-93 0-139 0-30 0-58-24-84-28-26-64-38-98-38-56 0-106 34-106 80 0 20 14 32 34 32 18 0 32-14 32-32 0-8-4-32-36-32 18-24 52-32 76-32 34 0 74 26 74 90 0 8 0 17 0 26-36 2-86 4-130 24-52 24-70 59-70 91 0 56 68 74 112 74 48 0 80-28 92-60zM200 146c0 23 0 46 0 69 0 66-50 90-82 90-34 0-64-24-64-60 0-38 30-95 146-99z">
            <text:p/>
          </draw:path>
          <draw:path draw:style-name="gr11" draw:text-style-name="P3" draw:layer="layout" svg:width="0.219cm" svg:height="0.436cm" svg:x="15.396cm" svg:y="13.001cm" svg:viewBox="0 0 220 437" svg:d="M108 150c33 0 67 0 100 0 0-8 0-15 0-22-33 0-67 0-100 0 0-43 0-85 0-128-6 0-12 0-18 0 0 56-22 132-90 134 0 5 0 10 0 16 20 0 40 0 60 0 0 64 0 129 0 193 0 86 64 94 90 94 50 0 70-50 70-94 0-13 0-27 0-40-6 0-12 0-18 0 0 13 0 25 0 38 0 52-22 78-48 78-46 0-46-64-46-76 0-64 0-129 0-193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satz</text:p>
          </draw:text-box>
        </draw:frame>
        <draw:g draw:style-name="gr3">
          <svg:title>TexMaths</svg:title>
          <svg:desc>20§display§\underline{  \textbf{N} \hspace{5.25ex} \textbf{I} \hspace{6ex} ({\textbf{N}} \wedge {\textbf{I}}) \hspace{2ex}}§svg§600§FALSE§</svg:desc>
          <draw:path draw:style-name="gr10" draw:text-style-name="P1" draw:layer="layout" svg:width="7.141cm" svg:height="0.739cm" svg:x="4.398cm" svg:y="7.651cm" svg:viewBox="0 0 7142 740" svg:d="M0 0c2381 0 4761 0 7142 0 0 247 0 494 0 740-2381 0-4761 0-7142 0 0-246 0-493 0-740z">
            <text:p/>
          </draw:path>
          <draw:path draw:style-name="gr11" draw:text-style-name="P3" draw:layer="layout" svg:width="0.575cm" svg:height="0.478cm" svg:x="4.39cm" svg:y="7.661cm" svg:viewBox="0 0 576 479" svg:d="M184 8c-8-8-8-8-24-8-53 0-107 0-160 0 0 11 0 21 0 32 25 0 51 0 76 0 0 131 0 262 0 393 0 16 0 18-20 20-18 2-18 2-38 2-6 0-12 0-18 0 0 11 0 21 0 32 26-2 66-2 94-2 30 0 66 0 94 2 0-11 0-21 0-32-5 0-11 0-16 0-14 0-26-2-38-2-20-2-20-4-20-20 0-122 0-243 0-365 117 137 233 274 350 411 6 8 6 8 18 8 18 0 18-6 18-22 0-135 0-270 0-405 0-14 2-16 22-18 16-2 18-2 38-2 5 0 11 0 16 0 0-11 0-21 0-32-26 2-66 2-94 2s-66 0-94-2c0 11 0 21 0 32 6 0 12 0 18 0 12 0 24 0 36 2 22 2 22 4 22 18 0 94 0 189 0 283-93-109-187-218-280-327z">
            <text:p/>
          </draw:path>
          <draw:path draw:style-name="gr11" draw:text-style-name="P3" draw:layer="layout" svg:width="0.259cm" svg:height="0.478cm" svg:x="6.605cm" svg:y="7.661cm" svg:viewBox="0 0 260 479" svg:d="M180 32c27 0 53 0 80 0 0-11 0-21 0-32-28 2-97 2-130 2s-100 0-130-2c0 11 0 21 0 32 27 0 53 0 80 0 0 138 0 277 0 415-27 0-53 0-80 0 0 11 0 21 0 32 30-2 97-2 130-2s102 0 130 2c0-11 0-21 0-32-27 0-53 0-80 0 0-138 0-277 0-415z">
            <text:p/>
          </draw:path>
          <draw:path draw:style-name="gr11" draw:text-style-name="P3" draw:layer="layout" svg:width="0.161cm" svg:height="0.699cm" svg:x="8.775cm" svg:y="7.615cm" svg:viewBox="0 0 162 700" svg:d="M162 692c0-2 0-4-12-14-88-89-110-221-110-329 0-122 26-243 114-329 8-10 8-10 8-12 0-6-2-8-6-8-8 0-70 48-112 138-36 76-44 153-44 211 0 56 8 140 46 220 42 85 102 131 110 131 4 0 6-2 6-8z">
            <text:p/>
          </draw:path>
          <draw:path draw:style-name="gr11" draw:text-style-name="P3" draw:layer="layout" svg:width="0.577cm" svg:height="0.478cm" svg:x="9.005cm" svg:y="7.661cm" svg:viewBox="0 0 578 479" svg:d="M184 8c-8-8-8-8-22-8-54 0-108 0-162 0 0 11 0 21 0 32 25 0 51 0 76 0 0 131 0 262 0 393 0 16 0 18-20 20-16 2-18 2-38 2-6 0-12 0-18 0 0 11 0 21 0 32 28-2 68-2 94-2 30 0 66 0 96 2 0-11 0-21 0-32-6 0-12 0-18 0-12 0-24-2-38-2-20-2-20-4-20-20 0-122 0-243 0-365 117 137 233 274 350 411 6 8 8 8 18 8 20 0 20-6 20-22 0-135 0-270 0-405 0-14 0-16 20-18 16-2 18-2 38-2 6 0 12 0 18 0 0-11 0-21 0-32-28 2-68 2-94 2-30 0-66 0-96-2 0 11 0 21 0 32 6 0 12 0 18 0 12 0 24 0 38 2 20 2 20 4 20 18 0 94 0 189 0 283-93-109-187-218-280-327z">
            <text:p/>
          </draw:path>
          <draw:path draw:style-name="gr11" draw:text-style-name="P3" draw:layer="layout" svg:width="0.391cm" svg:height="0.434cm" svg:x="9.804cm" svg:y="7.721cm" svg:viewBox="0 0 392 435" svg:d="M212 16c-6-12-10-16-16-16-10 0-12 6-16 16-58 130-116 261-174 391-4 8-6 10-6 14 0 8 6 14 14 14 6 0 12-2 16-16 55-123 111-246 166-369 55 123 109 246 164 369 8 16 14 16 18 16 6 0 14-6 14-14 0-2 0-4-6-12-58-131-116-262-174-393z">
            <text:p/>
          </draw:path>
          <draw:path draw:style-name="gr11" draw:text-style-name="P3" draw:layer="layout" svg:width="0.259cm" svg:height="0.478cm" svg:x="10.414cm" svg:y="7.661cm" svg:viewBox="0 0 260 479" svg:d="M180 32c27 0 53 0 80 0 0-11 0-21 0-32-30 2-98 2-130 2s-102 0-130-2c0 11 0 21 0 32 27 0 53 0 80 0 0 138 0 277 0 415-27 0-53 0-80 0 0 11 0 21 0 32 28-2 98-2 130-2s100 0 130 2c0-11 0-21 0-32-27 0-53 0-80 0 0-138 0-277 0-415z">
            <text:p/>
          </draw:path>
          <draw:path draw:style-name="gr11" draw:text-style-name="P3" draw:layer="layout" svg:width="0.161cm" svg:height="0.699cm" svg:x="10.738cm" svg:y="7.615cm" svg:viewBox="0 0 162 700" svg:d="M162 349c0-54-8-137-46-217-42-86-102-132-110-132-4 0-6 4-6 8 0 2 0 2 12 16 70 68 110 180 110 325 0 120-26 244-114 331-8 8-8 10-8 12 0 4 2 8 6 8 8 0 70-48 112-137 36-76 44-154 44-214z">
            <text:p/>
          </draw:path>
          <draw:path draw:style-name="gr11" draw:text-style-name="P3" draw:layer="layout" svg:width="7.213cm" svg:height="0.027cm" svg:x="4.362cm" svg:y="8.399cm" svg:viewBox="0 0 7214 28" svg:d="M0 0c2405 0 4809 0 7214 0 0 9 0 19 0 28-2405 0-4809 0-7214 0 0-9 0-19 0-28z">
            <text:p/>
          </draw:path>
        </draw:g>
        <draw:g draw:style-name="gr3">
          <svg:title>TexMaths</svg:title>
          <svg:desc>20§display§\hspace{2ex} 0 \hspace{6ex} 0 \hspace{9ex} 0}§svg§600§FALSE§</svg:desc>
          <draw:path draw:style-name="gr10" draw:text-style-name="P1" draw:layer="layout" svg:width="5.461cm" svg:height="0.407cm" svg:x="4.406cm" svg:y="8.849cm" svg:viewBox="0 0 5462 408" svg:d="M0 0c1821 0 3641 0 5462 0 0 136 0 272 0 408-1821 0-3641 0-5462 0 0-136 0-272 0-408z">
            <text:p/>
          </draw:path>
          <draw:path draw:style-name="gr11" draw:text-style-name="P3" draw:layer="layout" svg:width="0.295cm" svg:height="0.479cm" svg:x="4.37cm" svg:y="8.813cm" svg:viewBox="0 0 296 480" svg:d="M296 241c0-56-4-112-28-163-32-66-90-78-120-78-42 0-94 18-122 84-22 47-26 101-26 157 0 52 2 116 32 169 30 56 82 70 116 70 38 0 90-14 122-82 22-47 26-101 26-157zM148 464c-28 0-70-16-82-84-8-41-8-105-8-147 0-44 0-92 6-127 14-84 66-90 84-90 22 0 70 12 82 82 8 37 8 91 8 135 0 52 0 100-8 145-10 66-50 86-82 86z">
            <text:p/>
          </draw:path>
          <draw:path draw:style-name="gr11" draw:text-style-name="P3" draw:layer="layout" svg:width="0.295cm" svg:height="0.479cm" svg:x="6.535cm" svg:y="8.813cm" svg:viewBox="0 0 296 480" svg:d="M296 241c0-56-4-112-28-163-32-66-90-78-120-78-42 0-92 18-122 84-22 47-26 101-26 157 0 52 4 116 32 169 30 56 82 70 116 70 38 0 92-14 122-82 22-47 26-101 26-157zM148 464c-28 0-68-16-82-84-8-41-8-105-8-147 0-44 0-92 6-127 14-84 66-90 84-90 24 0 70 12 82 82 8 37 8 91 8 135 0 52 0 100-8 145-10 66-50 86-82 86z">
            <text:p/>
          </draw:path>
          <draw:path draw:style-name="gr11" draw:text-style-name="P3" draw:layer="layout" svg:width="0.295cm" svg:height="0.479cm" svg:x="9.608cm" svg:y="8.813cm" svg:viewBox="0 0 296 480" svg:d="M296 241c0-56-4-112-28-163-32-66-90-78-120-78-42 0-92 18-122 84-22 47-26 101-26 157 0 52 4 116 32 169 30 56 82 70 116 70 38 0 92-14 122-82 22-47 26-101 26-157zM148 464c-28 0-70-16-82-84-8-41-8-105-8-147 0-44 0-92 6-127 14-84 66-90 84-90 22 0 70 12 82 82 8 37 8 91 8 135 0 52 0 100-8 145-10 66-50 86-82 86z">
            <text:p/>
          </draw:path>
        </draw:g>
        <draw:g draw:style-name="gr3">
          <svg:title>TexMaths</svg:title>
          <svg:desc>20§display§\hspace{2ex} 0 \hspace{6ex} 1 \hspace{9ex} 0}§svg§600§FALSE§</svg:desc>
          <draw:path draw:style-name="gr10" draw:text-style-name="P1" draw:layer="layout" svg:width="5.461cm" svg:height="0.407cm" svg:x="4.408cm" svg:y="9.849cm" svg:viewBox="0 0 5462 408" svg:d="M0 0c1821 0 3641 0 5462 0 0 136 0 272 0 408-1821 0-3641 0-5462 0 0-136 0-272 0-408z">
            <text:p/>
          </draw:path>
          <draw:path draw:style-name="gr11" draw:text-style-name="P3" draw:layer="layout" svg:width="0.295cm" svg:height="0.479cm" svg:x="4.372cm" svg:y="9.813cm" svg:viewBox="0 0 296 480" svg:d="M296 241c0-56-4-112-28-163-32-66-90-78-120-78-42 0-94 18-122 84-22 47-26 101-26 157 0 52 2 116 32 169 30 56 82 70 116 70 38 0 90-14 122-82 22-47 26-101 26-157zM148 464c-28 0-70-16-82-84-8-41-8-105-8-147 0-44 0-92 6-127 14-84 66-90 84-90 22 0 70 12 82 82 8 37 8 91 8 135 0 52 0 100-8 145-10 66-50 86-82 86z">
            <text:p/>
          </draw:path>
          <draw:path draw:style-name="gr11" draw:text-style-name="P3" draw:layer="layout" svg:width="0.231cm" svg:height="0.463cm" svg:x="6.573cm" svg:y="9.813cm" svg:viewBox="0 0 232 464" svg:d="M144 18c0-16 0-18-16-18-44 44-106 44-128 44 0 7 0 14 0 22 14 0 54 0 92-18 0 121 0 241 0 362 0 24-2 32-66 32-7 0-15 0-22 0 0 7 0 15 0 22 24-2 86-2 114-2s88 0 114 2c0-7 0-15 0-22-8 0-16 0-24 0-62 0-64-6-64-32 0-130 0-261 0-392z">
            <text:p/>
          </draw:path>
          <draw:path draw:style-name="gr11" draw:text-style-name="P3" draw:layer="layout" svg:width="0.295cm" svg:height="0.479cm" svg:x="9.61cm" svg:y="9.813cm" svg:viewBox="0 0 296 480" svg:d="M296 241c0-56-4-112-28-163-32-66-90-78-120-78-42 0-92 18-122 84-22 47-26 101-26 157 0 52 4 116 32 169 30 56 82 70 116 70 38 0 92-14 122-82 22-47 26-101 26-157zM148 464c-28 0-70-16-82-84-8-41-8-105-8-147 0-44 0-92 6-127 14-84 66-90 84-90 22 0 70 12 82 82 8 37 8 91 8 135 0 52 0 100-8 145-10 66-50 86-82 86z">
            <text:p/>
          </draw:path>
        </draw:g>
        <draw:g draw:style-name="gr3">
          <svg:title>TexMaths</svg:title>
          <svg:desc>20§display§\hspace{2ex} 1 \hspace{6ex} 0 \hspace{9ex} 0}§svg§600§FALSE§</svg:desc>
          <draw:path draw:style-name="gr10" draw:text-style-name="P1" draw:layer="layout" svg:width="5.427cm" svg:height="0.407cm" svg:x="4.41cm" svg:y="10.849cm" svg:viewBox="0 0 5428 408" svg:d="M0 0c1809 0 3619 0 5428 0 0 136 0 272 0 408-1809 0-3619 0-5428 0 0-136 0-272 0-408z">
            <text:p/>
          </draw:path>
          <draw:path draw:style-name="gr11" draw:text-style-name="P3" draw:layer="layout" svg:width="0.231cm" svg:height="0.463cm" svg:x="4.374cm" svg:y="10.813cm" svg:viewBox="0 0 232 464" svg:d="M144 18c0-16 0-18-16-18-44 44-106 44-128 44 0 7 0 14 0 22 14 0 56 0 92-18 0 121 0 241 0 362 0 24-2 32-66 32-7 0-15 0-22 0 0 7 0 15 0 22 24-2 86-2 114-2s90 0 114 2c0-7 0-15 0-22-7 0-15 0-22 0-64 0-66-6-66-32 0-130 0-261 0-392z">
            <text:p/>
          </draw:path>
          <draw:path draw:style-name="gr11" draw:text-style-name="P3" draw:layer="layout" svg:width="0.295cm" svg:height="0.479cm" svg:x="6.505cm" svg:y="10.813cm" svg:viewBox="0 0 296 480" svg:d="M296 241c0-56-4-112-28-163-32-66-90-78-120-78-42 0-94 18-122 84-22 47-26 101-26 157 0 52 2 116 32 169 30 56 80 70 116 70 38 0 90-14 122-82 22-47 26-101 26-157zM148 464c-28 0-70-16-82-84-8-41-8-105-8-147 0-44 0-92 6-127 12-84 66-90 84-90 22 0 68 12 82 82 8 37 8 91 8 135 0 52 0 100-8 145-12 66-52 86-82 86z">
            <text:p/>
          </draw:path>
          <draw:path draw:style-name="gr11" draw:text-style-name="P3" draw:layer="layout" svg:width="0.295cm" svg:height="0.479cm" svg:x="9.578cm" svg:y="10.813cm" svg:viewBox="0 0 296 480" svg:d="M296 241c0-56-4-112-28-163-32-66-90-78-120-78-42 0-94 18-122 84-22 47-26 101-26 157 0 52 2 116 32 169 30 56 82 70 116 70 38 0 92-14 122-82 22-47 26-101 26-157zM148 464c-28 0-70-16-82-84-8-41-8-105-8-147 0-44 0-92 6-127 14-84 66-90 84-90 22 0 70 12 82 82 8 37 8 91 8 135 0 52 0 100-8 145-10 66-50 86-82 86z">
            <text:p/>
          </draw:path>
        </draw:g>
        <draw:g draw:style-name="gr3">
          <svg:title>TexMaths</svg:title>
          <svg:desc>20§display§\hspace{2ex} 1 \hspace{6ex} 1 \hspace{9ex} 1}§svg§600§FALSE§</svg:desc>
          <draw:path draw:style-name="gr10" draw:text-style-name="P1" draw:layer="layout" svg:width="5.397cm" svg:height="0.391cm" svg:x="4.411cm" svg:y="11.949cm" svg:viewBox="0 0 5398 392" svg:d="M0 0c1799 0 3599 0 5398 0 0 131 0 262 0 392-1799 0-3599 0-5398 0 0-130 0-261 0-392z">
            <text:p/>
          </draw:path>
          <draw:path draw:style-name="gr11" draw:text-style-name="P3" draw:layer="layout" svg:width="0.231cm" svg:height="0.463cm" svg:x="4.375cm" svg:y="11.913cm" svg:viewBox="0 0 232 464" svg:d="M144 18c0-16 0-18-16-18-44 44-106 44-128 44 0 7 0 14 0 22 14 0 56 0 92-18 0 120 0 240 0 360 0 26-2 34-66 34-7 0-15 0-22 0 0 7 0 15 0 22 24-2 86-2 114-2s90 0 114 2c0-7 0-15 0-22-7 0-15 0-22 0-64 0-66-8-66-34 0-130 0-260 0-390z">
            <text:p/>
          </draw:path>
          <draw:path draw:style-name="gr11" draw:text-style-name="P3" draw:layer="layout" svg:width="0.231cm" svg:height="0.463cm" svg:x="6.54cm" svg:y="11.913cm" svg:viewBox="0 0 232 464" svg:d="M144 18c0-16 0-18-16-18-44 44-106 44-128 44 0 7 0 14 0 22 14 0 56 0 92-18 0 120 0 240 0 360 0 26-2 34-64 34-8 0-16 0-24 0 0 7 0 15 0 22 26-2 86-2 114-2s90 0 114 2c0-7 0-15 0-22-7 0-15 0-22 0-64 0-66-8-66-34 0-130 0-260 0-390z">
            <text:p/>
          </draw:path>
          <draw:path draw:style-name="gr11" draw:text-style-name="P3" draw:layer="layout" svg:width="0.231cm" svg:height="0.463cm" svg:x="9.613cm" svg:y="11.913cm" svg:viewBox="0 0 232 464" svg:d="M144 18c0-16 0-18-16-18-44 44-106 44-128 44 0 7 0 14 0 22 14 0 56 0 92-18 0 120 0 240 0 360 0 26-2 34-66 34-7 0-15 0-22 0 0 7 0 15 0 22 24-2 86-2 114-2s90 0 114 2c0-7 0-15 0-22-7 0-15 0-22 0-64 0-66-8-66-34 0-130 0-260 0-390z">
            <text:p/>
          </draw:path>
        </draw:g>
        <draw:custom-shape draw:style-name="gr14" draw:text-style-name="P10" draw:layer="layout" svg:width="0.855cm" svg:height="0.855cm" svg:x="21.844cm" svg:y="11.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1.844cm" svg:y="10.2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0.989cm" svg:y="10.2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55cm" svg:height="0.855cm" svg:x="20.989cm" svg:y="11.07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1.331cm" svg:y="9.592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1.295cm" svg:y="9.556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2.131cm" svg:y="9.592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2.097cm" svg:y="9.556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1§svg§600§FALSE§</svg:desc>
          <draw:path draw:style-name="gr10" draw:text-style-name="P1" draw:layer="layout" svg:width="0.16cm" svg:height="0.391cm" svg:x="20.532cm" svg:y="11.292cm" svg:viewBox="0 0 161 392" svg:d="M0 0c54 0 107 0 161 0 0 131 0 262 0 392-54 0-107 0-161 0 0-130 0-261 0-392z">
            <text:p/>
          </draw:path>
          <draw:path draw:style-name="gr11" draw:text-style-name="P3" draw:layer="layout" svg:width="0.227cm" svg:height="0.463cm" svg:x="20.498cm" svg:y="11.256cm" svg:viewBox="0 0 228 464" svg:d="M141 18c0-16 0-18-16-18-42 44-103 44-125 44 0 7 0 14 0 22 14 0 56 0 91-18 0 120 0 240 0 360 0 26-2 34-65 34-7 0-15 0-22 0 0 7 0 15 0 22 24-2 86-2 113-2s87 0 111 2c0-7 0-15 0-22-7 0-15 0-22 0-63 0-65-8-65-34 0-130 0-260 0-390z">
            <text:p/>
          </draw:path>
        </draw:g>
        <draw:g draw:style-name="gr3">
          <svg:title>TexMaths</svg:title>
          <svg:desc>20§display§0§svg§600§FALSE§</svg:desc>
          <draw:path draw:style-name="gr10" draw:text-style-name="P1" draw:layer="layout" svg:width="0.22cm" svg:height="0.407cm" svg:x="20.532cm" svg:y="10.392cm" svg:viewBox="0 0 221 408" svg:d="M0 0c74 0 147 0 221 0 0 136 0 272 0 408-74 0-147 0-221 0 0-136 0-272 0-408z">
            <text:p/>
          </draw:path>
          <draw:path draw:style-name="gr11" draw:text-style-name="P3" draw:layer="layout" svg:width="0.291cm" svg:height="0.479cm" svg:x="20.496cm" svg:y="10.356cm" svg:viewBox="0 0 292 480" svg:d="M292 241c0-56-4-112-28-163-32-66-89-78-117-78-42 0-93 18-121 84-22 47-26 101-26 157 0 52 2 116 32 169 30 56 79 70 113 70 38 0 91-14 121-82 22-47 26-101 26-157zM145 464c-26 0-68-16-79-84-8-41-8-105-8-147 0-44 0-92 6-127 11-84 65-90 81-90 24 0 70 12 83 82 6 37 6 91 6 135 0 52 0 100-8 145-9 66-49 86-81 86z">
            <text:p/>
          </draw:path>
        </draw:g>
        <draw:g draw:style-name="gr3">
          <svg:title>TexMaths</svg:title>
          <svg:desc>12§display§\textbf{N}§svg§600§FALSE§</svg:desc>
          <draw:path draw:style-name="gr10" draw:text-style-name="P1" draw:layer="layout" svg:width="0.3cm" svg:height="0.243cm" svg:x="21.662cm" svg:y="8.885cm" svg:viewBox="0 0 301 244" svg:d="M0 0c100 0 201 0 301 0 0 81 0 163 0 244-100 0-201 0-301 0 0-81 0-163 0-244z">
            <text:p/>
          </draw:path>
          <draw:path draw:style-name="gr11" draw:text-style-name="P3" draw:layer="layout" svg:width="0.343cm" svg:height="0.286cm" svg:x="21.64cm" svg:y="8.863cm" svg:viewBox="0 0 344 287" svg:d="M110 6c-5-6-5-6-14-6-32 0-64 0-96 0 0 6 0 13 0 19 15 0 30 0 45 0 0 79 0 157 0 236 0 9 0 9-12 12-10 1-10 1-22 1-4 0-7 0-11 0 0 6 0 13 0 19 16-1 39-1 56-1 18 0 40 0 56 1 0-6 0-13 0-19-3 0-6 0-9 0-9 0-16-1-23-1-12-3-13-3-13-12 0-73 0-146 0-219 70 82 139 163 209 245 5 6 5 6 12 6 11 0 11-4 11-13 0-81 0-161 0-242 0-9 0-9 12-12 10-1 10-1 22-1 4 0 7 0 11 0 0-6 0-13 0-19-16 1-39 1-56 1-18 0-40 0-56-1 0 6 0 13 0 19 3 0 6 0 9 0 9 0 16 1 23 1 12 3 13 3 13 12 0 56 0 113 0 169-56-65-111-130-167-195z">
            <text:p/>
          </draw:path>
        </draw:g>
        <draw:g draw:style-name="gr3">
          <svg:title>TexMaths</svg:title>
          <svg:desc>12§display§\textbf{I}§svg§600§FALSE§</svg:desc>
          <draw:path draw:style-name="gr10" draw:text-style-name="P1" draw:layer="layout" svg:width="0.11cm" svg:height="0.244cm" svg:x="19.861cm" svg:y="10.885cm" svg:viewBox="0 0 111 245" svg:d="M0 0c37 0 74 0 111 0 0 82 0 163 0 245-37 0-74 0-111 0 0-82 0-163 0-245z">
            <text:p/>
          </draw:path>
          <draw:path draw:style-name="gr11" draw:text-style-name="P3" draw:layer="layout" svg:width="0.153cm" svg:height="0.287cm" svg:x="19.84cm" svg:y="10.864cm" svg:viewBox="0 0 154 288" svg:d="M106 20c16 0 32 0 48 0 0-6 0-13 0-20-17 1-58 1-77 1-20 0-60 0-77-1 0 7 0 14 0 20 16 0 32 0 48 0 0 83 0 165 0 248-16 0-32 0-48 0 0 7 0 13 0 20 17-1 57-1 77-1 19 0 60 0 77 1 0-7 0-13 0-20-16 0-32 0-48 0 0-83 0-165 0-248z">
            <text:p/>
          </draw:path>
        </draw:g>
        <draw:line draw:style-name="gr16" draw:text-style-name="P4" draw:layer="layout" svg:x1="14.544cm" svg:y1="10.699cm" svg:x2="15.889cm" svg:y2="10.699cm">
          <text:p/>
        </draw:line>
        <draw:frame draw:style-name="gr18" draw:text-style-name="P15" draw:layer="layout" svg:width="22.748cm" svg:height="0.988cm" svg:x="1.988cm" svg:y="3.964cm">
          <draw:text-box>
            <text:p>Die Konjunktion der Formeln in WB entspricht <text:span text:style-name="T2">w</text:span><text:span text:style-name="T5">3</text:span><text:span text:style-name="T8"> </text:span><text:s/>in unserer Wahrheitstabelle.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enzregeln (Schlussregeln)</text:p>
          </draw:text-box>
        </draw:frame>
        <draw:frame presentation:style-name="pr8" draw:text-style-name="P16" draw:layer="layout" svg:width="24.802cm" svg:height="2.265cm" svg:x="1.391cm" svg:y="3.585cm">
          <draw:text-box>
            <text:p text:style-name="P9"><text:span text:style-name="T23">K</text:span><text:span text:style-name="T23">ö</text:span><text:span text:style-name="T23">n</text:span><text:span text:style-name="T23">n</text:span><text:span text:style-name="T23">e</text:span><text:span text:style-name="T23">n</text:span><text:span text:style-name="T23"> </text:span><text:span text:style-name="T23">w</text:span><text:span text:style-name="T23">i</text:span><text:span text:style-name="T23">r</text:span><text:span text:style-name="T23"> </text:span><text:span text:style-name="T23">a</text:span><text:span text:style-name="T23">u</text:span><text:span text:style-name="T23">s</text:span><text:span text:style-name="T23"> </text:span><text:span text:style-name="T23">b</text:span><text:span text:style-name="T23">e</text:span><text:span text:style-name="T23">k</text:span><text:span text:style-name="T23">a</text:span><text:span text:style-name="T23">n</text:span><text:span text:style-name="T23">n</text:span><text:span text:style-name="T23">t</text:span><text:span text:style-name="T23">e</text:span><text:span text:style-name="T23">n</text:span><text:span text:style-name="T23"> </text:span><text:span text:style-name="T23">F</text:span><text:span text:style-name="T23">a</text:span><text:span text:style-name="T23">k</text:span><text:span text:style-name="T23">t</text:span><text:span text:style-name="T23">e</text:span><text:span text:style-name="T23">n</text:span><text:span text:style-name="T23"> </text:span><text:span text:style-name="T23">(</text:span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n</text:span><text:span text:style-name="T23">)</text:span><text:span text:style-name="T23"> </text:span><text:span text:style-name="T23">n</text:span><text:span text:style-name="T23">e</text:span><text:span text:style-name="T23">u</text:span><text:span text:style-name="T23">e</text:span><text:span text:style-name="T23"> </text:span><text:span text:style-name="T23">l</text:span><text:span text:style-name="T23">o</text:span><text:span text:style-name="T23">g</text:span><text:span text:style-name="T23">i</text:span><text:span text:style-name="T23">s</text:span><text:span text:style-name="T23">c</text:span><text:span text:style-name="T23">h</text:span><text:span text:style-name="T23">e</text:span><text:span text:style-name="T23"> </text:span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n</text:span><text:span text:style-name="T23"> </text:span><text:span text:style-name="T23">a</text:span><text:span text:style-name="T23">b</text:span><text:span text:style-name="T23">l</text:span><text:span text:style-name="T23">e</text:span><text:span text:style-name="T23">i</text:span><text:span text:style-name="T23">t</text:span><text:span text:style-name="T23">e</text:span><text:span text:style-name="T23">n</text:span><text:span text:style-name="T23">?</text:span><text:span text:style-name="T23"> </text:span><text:span text:style-name="T23">J</text:span><text:span text:style-name="T23">a</text:span><text:span text:style-name="T23">.</text:span><text:span text:style-name="T23"> </text:span><text:span text:style-name="T23">F</text:span><text:span text:style-name="T23">ü</text:span><text:span text:style-name="T23">r</text:span><text:span text:style-name="T23"> </text:span><text:span text:style-name="T2">n</text:span><text:span text:style-name="T23"> </text:span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n</text:span><text:span text:style-name="T23"> </text:span><text:span text:style-name="T2">f</text:span><text:span text:style-name="T3"> </text:span><text:span text:style-name="T11">k</text:span><text:span text:style-name="T11">a</text:span><text:span text:style-name="T11">n</text:span><text:span text:style-name="T11">n</text:span><text:span text:style-name="T11"> </text:span><text:span text:style-name="T11">e</text:span><text:span text:style-name="T11">i</text:span><text:span text:style-name="T11">n</text:span><text:span text:style-name="T11">e</text:span><text:span text:style-name="T11"> </text:span><text:span text:style-name="T11">n</text:span><text:span text:style-name="T11">e</text:span><text:span text:style-name="T11">u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e</text:span><text:span text:style-name="T11">l</text:span><text:span text:style-name="T11"> </text:span><text:span text:style-name="T2">g</text:span><text:span text:style-name="T3"> </text:span><text:span text:style-name="T11">a</text:span><text:span text:style-name="T11">b</text:span><text:span text:style-name="T11">g</text:span><text:span text:style-name="T11">e</text:span><text:span text:style-name="T11">l</text:span><text:span text:style-name="T11">e</text:span><text:span text:style-name="T11">i</text:span><text:span text:style-name="T11">t</text:span><text:span text:style-name="T11">e</text:span><text:span text:style-name="T11">t</text:span><text:span text:style-name="T11"> </text:span><text:span text:style-name="T11">w</text:span><text:span text:style-name="T11">e</text:span><text:span text:style-name="T11">r</text:span><text:span text:style-name="T11">d</text:span><text:span text:style-name="T11">e</text:span><text:span text:style-name="T11">n</text:span><text:span text:style-name="T11">.</text:span></text:p>
          </draw:text-box>
        </draw:frame>
        <draw:g draw:style-name="gr3">
          <svg:title>TexMaths</svg:title>
          <svg:desc>28§latex§\begin{array}{c} \underline{f_0, f_1 \hdots, f_n } \\ g \end{array} 
§svg§600§FALSE§</svg:desc>
          <draw:path draw:style-name="gr10" draw:text-style-name="P1" draw:layer="layout" svg:width="5.109cm" svg:height="2.004cm" svg:x="11.671cm" svg:y="6.978cm" svg:viewBox="0 0 5110 2005" svg:d="M0 0c1703 0 3407 0 5110 0 0 668 0 1337 0 2005-1703 0-3407 0-5110 0 0-668 0-1337 0-2005z">
            <text:p/>
          </draw:path>
          <draw:path draw:style-name="gr11" draw:text-style-name="P3" draw:layer="layout" svg:width="0.489cm" svg:height="0.894cm" svg:x="11.674cm" svg:y="6.928cm" svg:viewBox="0 0 490 895" svg:d="M308 299c28 0 56 0 84 0 19 0 31 0 31-19 0-11-12-11-28-11-27 0-55 0-82 0 8-38 15-75 23-112 3-20 17-90 22-101 9-20 25-34 48-34 3 0 28 0 47 17-44 6-53 39-53 53 0 23 17 34 37 34 25 0 53-20 53-59 0-45-45-67-84-67-34 0-98 20-126 115-6 22-9 30-34 154-22 0-44 0-67 0-19 0-28 0-28 19 0 11 9 11 25 11 23 0 45 0 67 0-25 130-50 259-75 389-17 95-34 185-84 185-6 0-28 0-48-17 45-6 54-39 54-53 0-23-17-37-37-37-25 0-53 23-53 59 0 45 42 70 84 70 53 0 92-59 109-95 34-64 56-182 56-190 20-104 39-207 59-311z">
            <text:p/>
          </draw:path>
          <draw:path draw:style-name="gr11" draw:text-style-name="P3" draw:layer="layout" svg:width="0.318cm" svg:height="0.469cm" svg:x="12.139cm" svg:y="7.311cm" svg:viewBox="0 0 319 470" svg:d="M319 238c0-76-8-132-39-179-23-31-65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11" draw:text-style-name="P3" draw:layer="layout" svg:width="0.114cm" svg:height="0.293cm" svg:x="12.628cm" svg:y="7.515cm" svg:viewBox="0 0 115 294" svg:d="M115 103c0-64-25-103-62-103-33 0-53 25-53 53s20 53 53 53c11 0 23-5 34-14 3-2 3-2 5-2 0 4 0 0 0 13 0 73-34 131-67 166-9 10-8 11-8 13 0 9 3 12 8 12 11 0 90-76 90-191z">
            <text:p/>
          </draw:path>
          <draw:path draw:style-name="gr11" draw:text-style-name="P3" draw:layer="layout" svg:width="0.489cm" svg:height="0.894cm" svg:x="13.034cm" svg:y="6.928cm" svg:viewBox="0 0 490 895" svg:d="M308 299c28 0 56 0 84 0 19 0 31 0 31-19 0-11-12-11-28-11-27 0-55 0-82 0 7-38 14-75 20-112 6-20 20-90 25-101 9-20 25-34 45-34 6 0 31 0 48 17-42 6-51 39-51 53 0 23 17 34 37 34 25 0 53-20 53-59 0-45-45-67-87-67-34 0-95 20-123 115-6 22-9 30-34 154-22 0-44 0-67 0-19 0-31 0-31 19 0 11 9 11 28 11 22 0 43 0 65 0-25 130-49 259-73 389-17 95-34 185-87 185-3 0-28 0-45-17 45-6 54-39 54-53 0-23-17-37-37-37-25 0-53 23-53 59 0 45 42 70 81 70 56 0 95-59 112-95 31-64 53-182 56-190 20-104 39-207 59-311z">
            <text:p/>
          </draw:path>
          <draw:path draw:style-name="gr11" draw:text-style-name="P3" draw:layer="layout" svg:width="0.248cm" svg:height="0.455cm" svg:x="13.538cm" svg:y="7.311cm" svg:viewBox="0 0 249 456" svg:d="M154 20c0-20 0-20-20-20-44 45-106 45-134 45 0 8 0 17 0 25 17 0 62 0 98-20 0 117 0 233 0 350 0 22 0 31-67 31-10 0-19 0-28 0 0 8 0 17 0 25 14 0 98-3 123-3 22 0 109 3 123 3 0-8 0-17 0-25-8 0-17 0-25 0-70 0-70-9-70-31 0-127 0-254 0-380z">
            <text:p/>
          </draw:path>
          <draw:path draw:style-name="gr11" draw:text-style-name="P3" draw:layer="layout" svg:width="0.105cm" svg:height="0.105cm" svg:x="14.151cm" svg:y="7.515cm" svg:viewBox="0 0 106 106" svg:d="M106 53c0-28-25-53-53-53s-53 25-53 53 25 53 53 53 53-25 53-53z">
            <text:p/>
          </draw:path>
          <draw:path draw:style-name="gr11" draw:text-style-name="P3" draw:layer="layout" svg:width="0.105cm" svg:height="0.105cm" svg:x="14.588cm" svg:y="7.515cm" svg:viewBox="0 0 106 106" svg:d="M106 53c0-28-25-53-53-53s-53 25-53 53 25 53 53 53 53-25 53-53z">
            <text:p/>
          </draw:path>
          <draw:path draw:style-name="gr11" draw:text-style-name="P3" draw:layer="layout" svg:width="0.103cm" svg:height="0.105cm" svg:x="15.027cm" svg:y="7.515cm" svg:viewBox="0 0 104 106" svg:d="M104 53c0-28-26-53-54-53s-50 25-50 53 22 53 50 53 54-25 54-53z">
            <text:p/>
          </draw:path>
          <draw:path draw:style-name="gr11" draw:text-style-name="P3" draw:layer="layout" svg:width="0.114cm" svg:height="0.293cm" svg:x="15.463cm" svg:y="7.515cm" svg:viewBox="0 0 115 294" svg:d="M115 103c0-64-25-103-65-103-30 0-50 25-50 53s20 53 50 53c12 0 26-5 37-14 3-2 2-2 3-2 2 0 2 0 2 13 0 73-33 132-67 166-11 11-11 11-11 13 0 9 6 12 11 12 11 0 90-76 90-191z">
            <text:p/>
          </draw:path>
          <draw:path draw:style-name="gr11" draw:text-style-name="P3" draw:layer="layout" svg:width="0.489cm" svg:height="0.894cm" svg:x="15.866cm" svg:y="6.928cm" svg:viewBox="0 0 490 895" svg:d="M308 299c29 0 58 0 87 0 19 0 28 0 28-19 0-11-9-11-26-11-27 0-54 0-81 0 7-38 13-75 20-112 3-20 17-90 22-101 11-20 28-34 48-34 3 0 28 0 47 17-42 6-53 39-53 53 0 23 17 34 37 34 25 0 53-20 53-59 0-45-45-67-84-67-34 0-95 20-126 115-6 22-9 30-31 154-23 0-47 0-70 0-17 0-28 0-28 19 0 11 9 11 28 11 22 0 43 0 64 0-24 130-48 259-72 389-20 95-37 185-87 185-3 0-28 0-48-17 45-6 56-39 56-53 0-23-19-37-36-37-28 0-56 23-56 59 0 45 45 70 84 70 53 0 92-59 112-95 31-64 53-182 53-190 20-104 39-207 59-311z">
            <text:p/>
          </draw:path>
          <draw:path draw:style-name="gr11" draw:text-style-name="P3" draw:layer="layout" svg:width="0.419cm" svg:height="0.309cm" svg:x="16.328cm" svg:y="7.465cm" svg:viewBox="0 0 420 310" svg:d="M53 260c-3 9-8 25-8 28 0 14 14 22 22 22 14 0 25-9 28-16s9-28 11-42c6-14 12-45 17-62 3-14 9-31 11-45 9-30 9-36 28-64 20-25 53-61 104-61 42 0 42 33 42 47 0 42-31 118-42 146-6 19-9 25-9 39 0 36 28 58 65 58 70 0 98-95 98-106 0-8-9-8-11-8-9 0-9 3-12 11-16 56-44 84-72 84-14 0-17-11-17-25s3-25 14-56c8-20 36-93 36-132 0-67-53-78-89-78-56 0-95 34-115 62-6-48-48-62-76-62s-44 22-53 36c-14 26-25 65-25 70 0 9 7 6 11 9 11 0 11-3 17-23 8-39 22-72 50-72 17 0 23 14 23 33 0 14-6 38-11 56-6 18-12 48-17 62-7 29-13 59-20 89z">
            <text:p/>
          </draw:path>
          <draw:path draw:style-name="gr11" draw:text-style-name="P3" draw:layer="layout" svg:width="5.21cm" svg:height="0.038cm" svg:x="11.621cm" svg:y="7.929cm" svg:viewBox="0 0 5211 39" svg:d="M0 0c1737 0 3474 0 5211 0 0 13 0 26 0 39-1737 0-3474 0-5211 0 0-13 0-26 0-39z">
            <text:p/>
          </draw:path>
          <draw:path draw:style-name="gr11" draw:text-style-name="P3" draw:layer="layout" svg:width="0.45cm" svg:height="0.634cm" svg:x="13.989cm" svg:y="8.399cm" svg:viewBox="0 0 451 635" svg:d="M448 64c3-8 3-11 3-19 0-17-12-25-28-25-9 0-37 5-40 42-16-37-53-62-92-62-112 0-232 137-232 277 0 98 59 157 129 157 58 0 106-48 114-59 0 1 0 2 0 3-19 86-31 125-31 128-5 9-39 107-142 107-17 0-51 0-79-9 31-11 42-36 42-53 0-14-11-34-39-34-22 0-53 17-53 56 0 42 36 62 132 62 123 0 193-78 207-137 36-145 72-289 109-434zM322 308c-6 25-28 50-51 67-22 19-50 36-81 36-47 0-61-50-61-89 0-48 28-163 53-213 28-50 70-89 112-89 64 0 78 82 78 86s-3 9-3 14c-15 63-31 125-47 188z">
            <text:p/>
          </draw:path>
        </draw:g>
        <draw:frame presentation:style-name="pr9" draw:text-style-name="P17" draw:layer="layout" svg:width="24.802cm" svg:height="2.265cm" svg:x="1.381cm" svg:y="9.886cm">
          <draw:text-box>
            <text:p text:style-name="P9"><text:span text:style-name="T23">W</text:span><text:span text:style-name="T23">ä</text:span><text:span text:style-name="T23">h</text:span><text:span text:style-name="T23">r</text:span><text:span text:style-name="T23">e</text:span><text:span text:style-name="T23">n</text:span><text:span text:style-name="T23">d</text:span><text:span text:style-name="T23"> </text:span><text:span text:style-name="T23">W</text:span><text:span text:style-name="T23">(</text:span><text:span text:style-name="T23">W</text:span><text:span text:style-name="T23">B</text:span><text:span text:style-name="T23">)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M</text:span><text:span text:style-name="T23">e</text:span><text:span text:style-name="T23">n</text:span><text:span text:style-name="T23">g</text:span><text:span text:style-name="T23">e</text:span><text:span text:style-name="T23"> </text:span><text:span text:style-name="T23">v</text:span><text:span text:style-name="T23">o</text:span><text:span text:style-name="T23">n</text:span><text:span text:style-name="T23"> </text:span><text:span text:style-name="T23">W</text:span><text:span text:style-name="T23">e</text:span><text:span text:style-name="T23">l</text:span><text:span text:style-name="T23">t</text:span><text:span text:style-name="T23">e</text:span><text:span text:style-name="T23">n</text:span><text:span text:style-name="T23"> </text:span><text:span text:style-name="T23">i</text:span><text:span text:style-name="T23">n</text:span><text:span text:style-name="T23"> </text:span><text:span text:style-name="T23">d</text:span><text:span text:style-name="T23">e</text:span><text:span text:style-name="T23">r</text:span><text:span text:style-name="T23"> </text:span><text:span text:style-name="T23">S</text:span><text:span text:style-name="T23">e</text:span><text:span text:style-name="T23">m</text:span><text:span text:style-name="T23">a</text:span><text:span text:style-name="T23">n</text:span><text:span text:style-name="T23">t</text:span><text:span text:style-name="T23">i</text:span><text:span text:style-name="T23">k</text:span><text:span text:style-name="T23"> </text:span><text:span text:style-name="T23">i</text:span><text:span text:style-name="T23">s</text:span><text:span text:style-name="T23">t</text:span><text:span text:style-name="T23">,</text:span><text:span text:style-name="T23"> </text:span><text:span text:style-name="T23">k</text:span><text:span text:style-name="T23">ö</text:span><text:span text:style-name="T23">n</text:span><text:span text:style-name="T23">n</text:span><text:span text:style-name="T23">e</text:span><text:span text:style-name="T23">n</text:span><text:span text:style-name="T23"> </text:span><text:span text:style-name="T23">w</text:span><text:span text:style-name="T23">i</text:span><text:span text:style-name="T23">r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 </text:span><text:span text:style-name="T23">g</text:span><text:span text:style-name="T23"> </text:span><text:span text:style-name="T23">a</text:span><text:span text:style-name="T23">b</text:span><text:span text:style-name="T23">l</text:span><text:span text:style-name="T23">e</text:span><text:span text:style-name="T23">i</text:span><text:span text:style-name="T23">t</text:span><text:span text:style-name="T23">e</text:span><text:span text:style-name="T23">n</text:span><text:span text:style-name="T23">,</text:span><text:span text:style-name="T23"> </text:span><text:span text:style-name="T23">d</text:span><text:span text:style-name="T23">i</text:span><text:span text:style-name="T23">e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M</text:span><text:span text:style-name="T23">e</text:span><text:span text:style-name="T23">n</text:span><text:span text:style-name="T23">g</text:span><text:span text:style-name="T23">e</text:span><text:span text:style-name="T23"> </text:span><text:span text:style-name="T23">v</text:span><text:span text:style-name="T23">o</text:span><text:span text:style-name="T23">n</text:span><text:span text:style-name="T23"> </text:span><text:span text:style-name="T23">W</text:span><text:span text:style-name="T23">e</text:span><text:span text:style-name="T23">l</text:span><text:span text:style-name="T23">t</text:span><text:span text:style-name="T23">e</text:span><text:span text:style-name="T23">n</text:span><text:span text:style-name="T23"> </text:span><text:span text:style-name="T23">W</text:span><text:span text:style-name="T23">(</text:span><text:span text:style-name="T23">g</text:span><text:span text:style-name="T23">)</text:span><text:span text:style-name="T23"> </text:span><text:span text:style-name="T23">h</text:span><text:span text:style-name="T23">a</text:span><text:span text:style-name="T23">t</text:span><text:span text:style-name="T23">,</text:span><text:span text:style-name="T23"> </text:span><text:span text:style-name="T23">d</text:span><text:span text:style-name="T23">i</text:span><text:span text:style-name="T23">e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O</text:span><text:span text:style-name="T23">b</text:span><text:span text:style-name="T23">e</text:span><text:span text:style-name="T23">r</text:span><text:span text:style-name="T23">m</text:span><text:span text:style-name="T23">e</text:span><text:span text:style-name="T23">n</text:span><text:span text:style-name="T23">g</text:span><text:span text:style-name="T23">e</text:span><text:span text:style-name="T23"> </text:span><text:span text:style-name="T23">v</text:span><text:span text:style-name="T23">o</text:span><text:span text:style-name="T23">n</text:span><text:span text:style-name="T23"> </text:span><text:span text:style-name="T23">W</text:span><text:span text:style-name="T23">(</text:span><text:span text:style-name="T23">W</text:span><text:span text:style-name="T23">B</text:span><text:span text:style-name="T23">)</text:span><text:span text:style-name="T23"> </text:span><text:span text:style-name="T23">i</text:span><text:span text:style-name="T23">s</text:span><text:span text:style-name="T23">t</text:span><text:span text:style-name="T23">.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enzregeln - Konzept</text:p>
          </draw:text-box>
        </draw:frame>
        <draw:custom-shape draw:style-name="gr19" draw:text-style-name="P1" draw:layer="layout" svg:width="7.004cm" svg:height="9.385cm" svg:x="13.953cm" svg:y="4.132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3.014cm" svg:height="0.964cm" svg:x="16.029cm" svg:y="4.329cm">
          <draw:text-box>
            <text:p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k</text:span></text:p>
          </draw:text-box>
        </draw:frame>
        <draw:custom-shape draw:style-name="gr21" draw:text-style-name="P1" draw:layer="layout" svg:width="2.42cm" svg:height="3.449cm" svg:x="15.161cm" svg:y="6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4.207cm" svg:height="2.318cm" draw:transform="rotate (0.475776754093654) translate (14.554cm 8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598cm" svg:height="9.43cm" svg:x="7.523cm" svg:y="4.114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3.013cm" svg:height="0.906cm" svg:x="8.754cm" svg:y="4.351cm">
          <draw:text-box>
            <text:p><text:span text:style-name="T1">S</text:span><text:span text:style-name="T1">y</text:span><text:span text:style-name="T1">n</text:span><text:span text:style-name="T1">t</text:span><text:span text:style-name="T1">a</text:span><text:span text:style-name="T1">x</text:span></text:p>
          </draw:text-box>
        </draw:frame>
        <draw:g draw:style-name="gr3">
          <svg:title>TexMaths</svg:title>
          <svg:desc>20§display§f_0§svg§600§FALSE§</svg:desc>
          <draw:path draw:style-name="gr10" draw:text-style-name="P1" draw:layer="layout" svg:width="0.483cm" svg:height="0.563cm" svg:x="9.556cm" svg:y="6.696cm" svg:viewBox="0 0 484 564" svg:d="M0 0c161 0 323 0 484 0 0 188 0 376 0 564-161 0-323 0-484 0 0-188 0-376 0-564z">
            <text:p/>
          </draw:path>
          <draw:path draw:style-name="gr11" draw:text-style-name="P3" draw:layer="layout" svg:width="0.348cm" svg:height="0.635cm" svg:x="9.52cm" svg:y="6.66cm" svg:viewBox="0 0 349 636" svg:d="M219 213c20 0 40 0 60 0 14 0 20 0 20-14 0-8-6-8-18-8-19 0-39 0-58 0 5-26 10-53 14-79 4-14 14-64 18-72 6-14 18-24 32-24 2 0 22 0 34 12-30 2-38 28-38 38 0 16 14 24 26 24 18 0 40-14 40-42 0-32-34-48-62-48-24 0-68 12-88 82-4 14-6 22-24 109-16 0-32 0-47 0-14 0-20 0-20 14 0 8 6 8 18 8 15 0 30 0 45 0-17 92-34 184-51 275-12 68-24 132-60 132-4 0-20 0-34-12 32-2 38-28 38-38 0-16-12-24-26-24-18 0-38 14-38 42 0 32 30 48 60 48 38 0 66-42 78-68 21-44 37-129 39-133 14-74 28-148 42-222z">
            <text:p/>
          </draw:path>
          <draw:path draw:style-name="gr11" draw:text-style-name="P3" draw:layer="layout" svg:width="0.226cm" svg:height="0.334cm" svg:x="9.849cm" svg:y="6.933cm" svg:viewBox="0 0 227 335" svg:d="M227 167c0-53-6-91-28-125-16-22-46-42-85-42-114 0-114 133-114 167 0 35 0 168 114 168 113 0 113-132 113-168zM114 321c-22 0-52-14-62-54-6-28-6-70-6-106 0-35 0-71 6-99 12-38 42-48 62-48 26 0 51 16 61 44 6 26 8 62 8 103 0 36 0 74-6 104-10 44-43 56-63 56z">
            <text:p/>
          </draw:path>
        </draw:g>
        <draw:line draw:style-name="gr25" draw:text-style-name="P4" draw:layer="layout" svg:x1="10.233cm" svg:y1="7.209cm" svg:x2="15.255cm" svg:y2="7.461cm">
          <text:p/>
        </draw:line>
        <draw:g draw:style-name="gr3">
          <svg:title>TexMaths</svg:title>
          <svg:desc>20§display§W(f_0)§svg§600§FALSE§</svg:desc>
          <draw:path draw:style-name="gr10" draw:text-style-name="P1" draw:layer="layout" svg:width="1.783cm" svg:height="0.627cm" svg:x="15.652cm" svg:y="5.821cm" svg:viewBox="0 0 1784 628" svg:d="M0 0c595 0 1189 0 1784 0 0 209 0 419 0 628-595 0-1189 0-1784 0 0-209 0-419 0-628z">
            <text:p/>
          </draw:path>
          <draw:path draw:style-name="gr11" draw:text-style-name="P3" draw:layer="layout" svg:width="0.696cm" svg:height="0.492cm" svg:x="15.616cm" svg:y="5.833cm" svg:viewBox="0 0 697 493" svg:d="M605 80c18-30 34-56 78-58 6-2 14-2 14-14 0-4-4-8-8-8-18 0-38 2-54 2-24 0-50-2-74-2-4 0-14 0-14 12 0 8 8 10 12 10 16 0 40 6 40 26 0 8-2 14-8 24-63 110-126 219-189 329-9-116-18-231-26-347 0-14-2-32 50-32 12 0 18 0 18-14 0-8-8-8-10-8-28 0-58 2-86 2-16 0-58-2-74-2-4 0-14 0-14 14 0 8 8 8 18 8 30 0 36 4 38 16 1 18 2 36 4 54-60 103-119 206-178 309-9-118-19-237-28-355 0-8 0-24 54-24 8 0 16 0 16-14 0-8-7-5-10-8-28 0-58 2-88 2-24 0-50-2-72-2-4 0-14 0-14 12 0 10 6 10 18 10 36 0 36 6 38 26 10 142 20 284 30 427 2 12 2 18 12 18 8 0 10-4 16-14 69-119 138-238 208-357 8 117 17 235 26 353 0 14 2 18 10 18 10 0 14-8 18-14 76-133 153-266 229-399z">
            <text:p/>
          </draw:path>
          <draw:path draw:style-name="gr11" draw:text-style-name="P3" draw:layer="layout" svg:width="0.163cm" svg:height="0.699cm" svg:x="16.407cm" svg:y="5.785cm" svg:viewBox="0 0 164 700" svg:d="M164 692c0-2 0-2-12-14-88-90-112-221-112-329 0-122 28-243 114-329 10-10 10-10 10-12 0-6-4-8-8-8-6 0-70 48-112 138-36 75-44 153-44 211 0 56 8 140 46 219 42 86 104 132 110 132 4 0 8-2 8-8z">
            <text:p/>
          </draw:path>
          <draw:path draw:style-name="gr11" draw:text-style-name="P3" draw:layer="layout" svg:width="0.351cm" svg:height="0.635cm" svg:x="16.647cm" svg:y="5.817cm" svg:viewBox="0 0 352 636" svg:d="M222 213c20 0 40 0 60 0 14 0 20 0 20-14 0-8-6-8-18-8-20 0-39 0-58 0 4-26 9-53 14-79 4-14 14-64 18-72 6-14 18-24 32-24 4 0 22 0 34 12-30 2-38 28-38 38 0 16 14 24 26 24 20 0 40-16 40-42 0-32-32-48-62-48-24 0-68 12-88 82-6 14-8 22-24 109-16 0-32 0-48 0-14 0-22 0-22 14 0 8 6 8 20 8 15 0 31 0 46 0-17 92-35 184-52 276-12 68-24 131-62 131-2 0-20 0-34-12 34-2 40-28 40-38 0-15-14-23-26-23-18 0-40 16-40 41 0 32 32 48 60 48 40 0 68-42 80-68 22-43 38-127 40-133 14-74 28-148 42-222z">
            <text:p/>
          </draw:path>
          <draw:path draw:style-name="gr11" draw:text-style-name="P3" draw:layer="layout" svg:width="0.227cm" svg:height="0.334cm" svg:x="16.981cm" svg:y="6.09cm" svg:viewBox="0 0 228 335" svg:d="M228 168c0-54-8-92-30-126-16-22-46-42-84-42-114 0-114 133-114 168 0 34 0 167 114 167s114-132 114-167zM114 321c-24 0-54-14-64-54-6-28-6-70-6-105 0-36 0-72 8-100 10-38 42-48 62-48 26 0 52 16 60 44 8 26 8 62 8 104 0 35 0 73-6 103-10 44-44 56-62 56z">
            <text:p/>
          </draw:path>
          <draw:path draw:style-name="gr11" draw:text-style-name="P3" draw:layer="layout" svg:width="0.163cm" svg:height="0.699cm" svg:x="17.308cm" svg:y="5.785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custom-shape draw:style-name="gr26" draw:text-style-name="P18" draw:layer="layout" svg:width="4.034cm" svg:height="2.318cm" draw:transform="rotate (1.84062422915322) translate (15.928cm 12.3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20§display§W(f_1)§svg§600§FALSE§</svg:desc>
          <draw:path draw:style-name="gr10" draw:text-style-name="P1" draw:layer="layout" svg:width="1.783cm" svg:height="0.627cm" svg:x="18.352cm" svg:y="7.021cm" svg:viewBox="0 0 1784 628" svg:d="M0 0c595 0 1189 0 1784 0 0 209 0 419 0 628-595 0-1189 0-1784 0 0-209 0-419 0-628z">
            <text:p/>
          </draw:path>
          <draw:path draw:style-name="gr11" draw:text-style-name="P3" draw:layer="layout" svg:width="0.696cm" svg:height="0.492cm" svg:x="18.316cm" svg:y="7.033cm" svg:viewBox="0 0 697 493" svg:d="M605 80c18-30 34-56 78-58 6-2 14-2 14-14 0-4-4-8-8-8-18 0-38 2-54 2-24 0-50-2-74-2-4 0-14 0-14 12 0 8 8 10 12 10 16 0 40 6 40 26 0 8-2 14-8 24-63 110-126 219-189 329-9-116-18-231-26-347 0-14-2-32 50-32 12 0 18 0 18-14 0-8-8-8-10-8-28 0-58 2-86 2-16 0-58-2-74-2-4 0-14 0-14 14 0 8 8 8 18 8 30 0 36 4 38 16 1 18 2 36 4 54-60 103-119 206-178 309-9-118-19-237-28-355 0-8 0-24 54-24 8 0 16 0 16-14 0-8-7-5-10-8-28 0-58 2-88 2-24 0-50-2-72-2-4 0-14 0-14 12 0 10 6 10 18 10 36 0 36 6 38 26 10 142 20 284 30 427 2 12 2 18 12 18 8 0 10-4 16-14 69-119 138-238 208-357 8 117 17 235 26 353 0 14 2 18 10 18 10 0 14-8 18-14 76-133 153-266 229-399z">
            <text:p/>
          </draw:path>
          <draw:path draw:style-name="gr11" draw:text-style-name="P3" draw:layer="layout" svg:width="0.163cm" svg:height="0.699cm" svg:x="19.107cm" svg:y="6.985cm" svg:viewBox="0 0 164 700" svg:d="M164 692c0-2 0-2-12-14-88-90-112-221-112-329 0-122 28-243 114-329 10-10 10-10 10-12 0-6-4-8-8-8-6 0-70 48-112 138-36 75-44 153-44 211 0 56 8 140 46 219 42 86 104 132 110 132 4 0 8-2 8-8z">
            <text:p/>
          </draw:path>
          <draw:path draw:style-name="gr11" draw:text-style-name="P3" draw:layer="layout" svg:width="0.351cm" svg:height="0.635cm" svg:x="19.347cm" svg:y="7.017cm" svg:viewBox="0 0 352 636" svg:d="M222 213c20 0 40 0 60 0 14 0 20 0 20-14 0-8-6-8-18-8-20 0-39 0-58 0 4-26 9-53 14-79 4-14 14-64 18-72 6-14 18-24 32-24 4 0 22 0 34 12-30 2-38 28-38 38 0 16 14 24 26 24 20 0 40-16 40-42 0-32-32-48-62-48-24 0-68 12-88 82-6 14-8 22-24 109-16 0-32 0-48 0-14 0-22 0-22 14 0 8 6 8 20 8 15 0 31 0 46 0-17 92-35 184-52 276-12 68-24 131-62 131-2 0-20 0-34-12 34-2 40-28 40-38 0-15-14-23-26-23-18 0-40 16-40 41 0 32 32 48 60 48 40 0 68-42 80-68 22-43 38-127 40-133 14-74 28-148 42-222z">
            <text:p/>
          </draw:path>
          <draw:path draw:style-name="gr11" draw:text-style-name="P3" draw:layer="layout" svg:width="0.177cm" svg:height="0.324cm" svg:x="19.709cm" svg:y="7.29cm" svg:viewBox="0 0 178 325" svg:d="M110 14c0-14 0-14-14-14-32 30-76 30-96 30 0 6 0 12 0 18 10 0 44 0 70-14 0 84 0 167 0 251 0 16 0 22-48 22-7 0-13 0-20 0 0 6 0 12 0 18 10-2 70-2 88-2 16 0 78 0 88 2 0-6 0-12 0-18-6 0-12 0-18 0-50 0-50-6-50-22 0-90 0-181 0-271z">
            <text:p/>
          </draw:path>
          <draw:path draw:style-name="gr11" draw:text-style-name="P3" draw:layer="layout" svg:width="0.163cm" svg:height="0.699cm" svg:x="20.008cm" svg:y="6.985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f_1§svg§600§FALSE§</svg:desc>
          <draw:path draw:style-name="gr10" draw:text-style-name="P1" draw:layer="layout" svg:width="0.463cm" svg:height="0.563cm" svg:x="9.558cm" svg:y="7.884cm" svg:viewBox="0 0 464 564" svg:d="M0 0c155 0 310 0 464 0 0 188 0 376 0 564-154 0-309 0-464 0 0-188 0-376 0-564z">
            <text:p/>
          </draw:path>
          <draw:path draw:style-name="gr11" draw:text-style-name="P3" draw:layer="layout" svg:width="0.348cm" svg:height="0.635cm" svg:x="9.522cm" svg:y="7.848cm" svg:viewBox="0 0 349 636" svg:d="M219 213c20 0 40 0 60 0 14 0 22 0 22-14 0-8-8-8-20-8-19 0-39 0-58 0 5-26 9-53 14-79 4-14 14-64 18-72 6-14 18-24 32-24 4 0 22 0 36 12-32 2-38 28-38 38 0 16 12 24 26 24 18 0 38-14 38-42 0-32-32-48-62-48-24 0-68 12-88 82-4 14-6 22-24 109-16 0-32 0-47 0-14 0-20 0-20 14 0 8 6 8 18 8 15 0 31 0 47 0-18 92-36 184-53 275-12 68-24 132-60 132-4 0-20 0-34-12 32-2 38-28 38-38 0-16-12-24-26-24-18 0-38 14-38 42 0 32 30 48 60 48 38 0 66-42 77-68 24-44 40-129 40-133 14-74 28-148 42-222z">
            <text:p/>
          </draw:path>
          <draw:path draw:style-name="gr11" draw:text-style-name="P3" draw:layer="layout" svg:width="0.176cm" svg:height="0.324cm" svg:x="9.881cm" svg:y="8.121cm" svg:viewBox="0 0 177 325" svg:d="M110 14c0-14 0-14-14-14-32 30-76 30-96 30 0 6 0 12 0 18 12 0 44 0 70-14 0 84 0 167 0 251 0 16 0 22-48 22-7 0-13 0-20 0 0 6 0 12 0 18 10-2 70-2 88-2 16 0 77 0 87 2 0-6 0-12 0-18-6 0-12 0-18 0-49 0-49-6-49-22 0-90 0-181 0-271z">
            <text:p/>
          </draw:path>
        </draw:g>
        <draw:line draw:style-name="gr25" draw:text-style-name="P4" draw:layer="layout" svg:x1="10.377cm" svg:y1="8.331cm" svg:x2="15.021cm" svg:y2="9.243cm">
          <text:p/>
        </draw:line>
        <draw:g draw:style-name="gr3">
          <svg:title>TexMaths</svg:title>
          <svg:desc>20§display§f_2§svg§600§FALSE§</svg:desc>
          <draw:path draw:style-name="gr10" draw:text-style-name="P1" draw:layer="layout" svg:width="0.479cm" svg:height="0.563cm" svg:x="9.56cm" svg:y="9.049cm" svg:viewBox="0 0 480 564" svg:d="M0 0c160 0 320 0 480 0 0 188 0 376 0 564-160 0-320 0-480 0 0-188 0-376 0-564z">
            <text:p/>
          </draw:path>
          <draw:path draw:style-name="gr11" draw:text-style-name="P3" draw:layer="layout" svg:width="0.348cm" svg:height="0.635cm" svg:x="9.524cm" svg:y="9.013cm" svg:viewBox="0 0 349 636" svg:d="M219 213c20 0 40 0 60 0 14 0 22 0 22-14 0-8-8-8-20-8-19 0-39 0-58 0 6-26 11-53 16-79 2-14 12-64 16-72 6-14 18-24 32-24 4 0 22 0 36 12-32 2-38 28-38 38 0 16 12 24 26 24 18 0 38-14 38-42 0-32-32-48-62-48-22 0-68 12-88 82-4 14-6 22-24 109-16 0-32 0-47 0-14 0-20 0-20 14 0 8 6 8 18 8 15 0 31 0 47 0-18 92-35 184-53 275-12 68-24 132-60 132-4 0-20 0-34-12 32-2 38-28 38-38 0-16-12-24-26-24-18 0-38 14-38 42 0 32 30 48 60 48 38 0 66-42 78-68 23-44 39-129 39-133 14-74 28-148 42-222z">
            <text:p/>
          </draw:path>
          <draw:path draw:style-name="gr11" draw:text-style-name="P3" draw:layer="layout" svg:width="0.214cm" svg:height="0.324cm" svg:x="9.861cm" svg:y="9.286cm" svg:viewBox="0 0 215 325" svg:d="M215 235c-5 0-10 0-16 0-2 10-8 40-14 44-4 4-42 4-47 4-30 0-60 0-90 0 52-46 68-60 97-82 36-30 70-59 70-105 0-60-52-96-113-96-62 0-102 42-102 88 0 24 20 26 26 26 10 0 26-8 26-26 0-8-4-26-30-26 16-34 48-44 72-44 47 0 73 38 73 78 0 42-29 75-45 93-40 39-79 77-118 116-4 4-4 6-4 20 67 0 134 0 201 0 5-30 10-60 14-90z">
            <text:p/>
          </draw:path>
        </draw:g>
        <draw:line draw:style-name="gr25" draw:text-style-name="P4" draw:layer="layout" svg:x1="10.378cm" svg:y1="9.495cm" svg:x2="15.381cm" svg:y2="10.539cm">
          <text:p/>
        </draw:line>
        <draw:g draw:style-name="gr3">
          <svg:title>TexMaths</svg:title>
          <svg:desc>20§display§W(f_2)§svg§600§FALSE§</svg:desc>
          <draw:path draw:style-name="gr10" draw:text-style-name="P1" draw:layer="layout" svg:width="1.783cm" svg:height="0.627cm" svg:x="17.952cm" svg:y="11.021cm" svg:viewBox="0 0 1784 628" svg:d="M0 0c595 0 1189 0 1784 0 0 209 0 419 0 628-595 0-1189 0-1784 0 0-209 0-419 0-628z">
            <text:p/>
          </draw:path>
          <draw:path draw:style-name="gr11" draw:text-style-name="P3" draw:layer="layout" svg:width="0.696cm" svg:height="0.492cm" svg:x="17.916cm" svg:y="11.033cm" svg:viewBox="0 0 697 493" svg:d="M605 80c18-30 34-56 78-58 6-2 14-2 14-14 0-4-4-8-8-8-18 0-38 2-54 2-24 0-50-2-74-2-4 0-14 0-14 12 0 8 8 10 12 10 16 0 40 6 40 26 0 8-2 14-8 24-63 110-126 219-189 329-9-116-18-231-26-347 0-14-2-32 50-32 12 0 18 0 18-14 0-8-8-8-10-8-28 0-58 2-86 2-16 0-58-2-74-2-4 0-14 0-14 14 0 8 8 8 18 8 30 0 36 4 38 16 1 18 2 36 4 54-60 103-119 206-178 309-9-118-19-237-28-355 0-8 0-24 54-24 8 0 16 0 16-14 0-8-7-5-10-8-28 0-58 2-88 2-24 0-50-2-72-2-4 0-14 0-14 12 0 10 6 10 18 10 36 0 36 6 38 26 10 142 20 284 30 427 2 12 2 18 12 18 8 0 10-4 16-14 69-119 138-238 208-357 8 117 17 235 26 353 0 14 2 18 10 18 10 0 14-8 18-14 76-133 153-266 229-399z">
            <text:p/>
          </draw:path>
          <draw:path draw:style-name="gr11" draw:text-style-name="P3" draw:layer="layout" svg:width="0.163cm" svg:height="0.699cm" svg:x="18.707cm" svg:y="10.985cm" svg:viewBox="0 0 164 700" svg:d="M164 692c0-2 0-2-12-14-88-90-112-221-112-329 0-122 28-243 114-329 10-10 10-10 10-12 0-6-4-8-8-8-6 0-70 48-112 138-36 75-44 153-44 211 0 56 8 140 46 219 42 86 104 132 110 132 4 0 8-2 8-8z">
            <text:p/>
          </draw:path>
          <draw:path draw:style-name="gr11" draw:text-style-name="P3" draw:layer="layout" svg:width="0.351cm" svg:height="0.635cm" svg:x="18.947cm" svg:y="11.017cm" svg:viewBox="0 0 352 636" svg:d="M222 213c20 0 40 0 60 0 14 0 20 0 20-14 0-8-6-8-18-8-20 0-39 0-58 0 4-26 9-53 14-79 4-14 14-64 18-72 6-14 18-24 32-24 4 0 22 0 34 12-30 2-38 28-38 38 0 16 14 24 26 24 20 0 40-16 40-42 0-32-32-48-62-48-24 0-68 12-88 82-6 14-8 22-24 109-16 0-32 0-48 0-14 0-22 0-22 14 0 8 6 8 20 8 15 0 31 0 46 0-17 92-35 184-52 276-12 68-24 131-62 131-2 0-20 0-34-12 34-2 40-28 40-38 0-15-14-23-26-23-18 0-40 16-40 41 0 32 32 48 60 48 40 0 68-42 80-68 22-43 38-127 40-133 14-74 28-148 42-222z">
            <text:p/>
          </draw:path>
          <draw:path draw:style-name="gr11" draw:text-style-name="P3" draw:layer="layout" svg:width="0.217cm" svg:height="0.324cm" svg:x="19.285cm" svg:y="11.29cm" svg:viewBox="0 0 218 325" svg:d="M218 235c-6 0-11 0-16 0-2 10-8 40-14 44-4 4-42 4-48 4-30 0-60 0-90 0 50-46 68-60 98-82 36-29 70-59 70-105 0-60-52-96-116-96-60 0-102 42-102 88 0 24 22 26 26 26 12 0 26-8 26-26 0-8-2-26-28-26 14-34 48-44 72-44 48 0 74 38 74 78 0 42-30 76-46 93-39 39-79 78-118 116-6 4-6 6-6 20 68 0 136 0 204 0 4-30 9-60 14-90z">
            <text:p/>
          </draw:path>
          <draw:path draw:style-name="gr11" draw:text-style-name="P3" draw:layer="layout" svg:width="0.163cm" svg:height="0.699cm" svg:x="19.608cm" svg:y="10.985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g draw:style-name="gr3">
          <svg:title>TexMaths</svg:title>
          <svg:desc>20§display§g§svg§600§FALSE§</svg:desc>
          <draw:path draw:style-name="gr10" draw:text-style-name="P1" draw:layer="layout" svg:width="0.248cm" svg:height="0.379cm" svg:x="9.561cm" svg:y="12.55cm" svg:viewBox="0 0 249 380" svg:d="M0 0c83 0 166 0 249 0 0 127 0 254 0 380-83 0-166 0-249 0 0-126 0-253 0-380z">
            <text:p/>
          </draw:path>
          <draw:path draw:style-name="gr11" draw:text-style-name="P3" draw:layer="layout" svg:width="0.319cm" svg:height="0.451cm" svg:x="9.525cm" svg:y="12.514cm" svg:viewBox="0 0 320 452" svg:d="M318 46c0-4 2-8 2-12 0-12-8-20-20-20-8 0-25 6-29 30-12-26-36-44-64-44-80 0-167 98-167 199 0 68 44 110 93 110 42 0 74-32 82-40-14 62-16 61-24 92-2 6-26 75-99 75-14 0-36 0-56-6 22-8 28-26 28-38 0-10-6-23-26-23-16 0-38 11-38 39 0 30 26 44 94 44 85 0 137-56 147-97 26-103 51-206 77-309zM227 219c-4 18-20 36-36 50-14 12-36 24-56 24-34 0-45-36-45-64 0-34 19-115 39-151 18-34 48-62 78-62 46 0 56 56 56 60s-2 8-2 10c-12 44-23 89-34 133z">
            <text:p/>
          </draw:path>
        </draw:g>
        <draw:line draw:style-name="gr27" draw:text-style-name="P4" draw:layer="layout" svg:x1="9.749cm" svg:y1="10.071cm" svg:x2="9.749cm" svg:y2="12.159cm">
          <text:p/>
        </draw:line>
        <draw:custom-shape draw:style-name="gr28" draw:text-style-name="P19" draw:layer="layout" svg:width="2.772cm" svg:height="2.772cm" svg:x="14.80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0.343cm" svg:y1="12.483cm" svg:x2="14.809cm" svg:y2="9.981cm">
          <text:p/>
        </draw:line>
        <draw:line draw:style-name="gr30" draw:text-style-name="P4" draw:layer="layout" svg:x1="25.041cm" svg:y1="8.599cm" svg:x2="16.839cm" svg:y2="10.433cm">
          <text:p/>
        </draw:line>
        <draw:frame draw:style-name="gr31" draw:text-style-name="P20" draw:layer="layout" svg:width="3.828cm" svg:height="0.806cm" svg:x="2.242cm" svg:y="10.761cm">
          <draw:text-box>
            <text:p><text:span text:style-name="T24">I</text:span><text:span text:style-name="T24">n</text:span><text:span text:style-name="T24">f</text:span><text:span text:style-name="T24">e</text:span><text:span text:style-name="T24">r</text:span><text:span text:style-name="T24">e</text:span><text:span text:style-name="T24">n</text:span><text:span text:style-name="T24">z</text:span><text:span text:style-name="T24">r</text:span><text:span text:style-name="T24">e</text:span><text:span text:style-name="T24">g</text:span><text:span text:style-name="T24">e</text:span><text:span text:style-name="T24">l</text:span><text:span text:style-name="T24">n</text:span></text:p>
          </draw:text-box>
        </draw:frame>
        <draw:line draw:style-name="gr27" draw:text-style-name="P4" draw:layer="layout" svg:x1="6.501cm" svg:y1="10.791cm" svg:x2="6.501cm" svg:y2="11.661cm">
          <text:p/>
        </draw:line>
        <draw:g draw:style-name="gr3">
          <svg:title>TexMaths</svg:title>
          <svg:desc>20§display§\text{WB} = \{ f_0, f_1, f_3 \}§svg§600§FALSE§</svg:desc>
          <draw:path draw:style-name="gr10" draw:text-style-name="P1" draw:layer="layout" svg:width="5.323cm" svg:height="0.627cm" svg:x="1.658cm" svg:y="7.798cm" svg:viewBox="0 0 5324 628" svg:d="M0 0c1775 0 3549 0 5324 0 0 209 0 419 0 628-1775 0-3549 0-5324 0 0-209 0-419 0-628z">
            <text:p/>
          </draw:path>
          <draw:path draw:style-name="gr11" draw:text-style-name="P3" draw:layer="layout" svg:width="0.695cm" svg:height="0.492cm" svg:x="1.622cm" svg:y="7.81cm" svg:viewBox="0 0 696 493" svg:d="M626 68c14-40 44-46 70-46 0-7 0-15 0-22-20 0-42 2-64 2-20 0-64-2-82-2 0 7 0 15 0 22 46 0 60 22 60 36 0 4-2 10-4 14-35 108-70 215-104 323-38-114-76-229-114-343 0-2-2-6-2-10 0-20 42-20 60-20 0-7 0-15 0-22-26 2-74 2-100 2s-56-2-86-2c0 7 0 15 0 22 40 0 56 0 64 24 5 17 11 33 16 50-33 99-65 199-98 299-38-114-76-229-114-343 0-2-2-8-2-10 0-20 42-20 60-20 0-7 0-15 0-22-26 2-74 2-100 2s-56-2-86-2c0 7 0 15 0 22 54 0 56 2 64 28 47 143 93 286 140 429 4 6 6 14 14 14 10 0 12-6 14-14 39-119 77-237 116-355 39 118 77 236 116 355 2 6 6 14 14 14 10 0 12-6 14-14 44-137 89-274 134-411z">
            <text:p/>
          </draw:path>
          <draw:path draw:style-name="gr11" draw:text-style-name="P3" draw:layer="layout" svg:width="0.431cm" svg:height="0.476cm" svg:x="2.358cm" svg:y="7.81cm" svg:viewBox="0 0 432 477" svg:d="M130 221c0-57 0-114 0-171 0-24 2-28 34-28 29 0 59 0 88 0 68 0 92 58 92 96 0 44-34 103-112 103-34 0-68 0-102 0zM296 227c68-14 116-57 116-109 0-62-64-118-156-118-85 0-171 0-256 0 0 7 0 15 0 22 5 0 11 0 16 0 54 0 56 6 56 32 0 123 0 246 0 369 0 24-2 32-56 32-5 0-11 0-16 0 0 7 0 14 0 22 91 0 183 0 274 0 94 0 158-62 158-128 0-62-58-114-136-122zM252 455c-29 0-59 0-88 0-32 0-34-4-34-28 0-63 0-126 0-190 44 0 88 0 132 0 70 0 100 64 100 112 0 50-38 106-110 106z">
            <text:p/>
          </draw:path>
          <draw:path draw:style-name="gr11" draw:text-style-name="P3" draw:layer="layout" svg:width="0.467cm" svg:height="0.165cm" svg:x="3.063cm" svg:y="8.029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11" draw:text-style-name="P3" draw:layer="layout" svg:width="0.249cm" svg:height="0.699cm" svg:x="3.815cm" svg:y="7.762cm" svg:viewBox="0 0 250 700" svg:d="M150 94c0-28 18-74 94-78 4 0 6-4 6-8 0-8-6-8-14-8-70 0-134 36-134 88 0 53 0 106 0 159 0 28 0 50-28 72-24 22-52 22-66 24-4 0-8 2-8 6 0 8 6 8 12 8 46 4 80 28 88 64 2 6 2 8 2 34 0 46 0 92 0 137 0 30 0 52 34 78 28 22 74 30 100 30 8 0 14 0 14-8s-4-8-10-8c-46-2-80-26-88-60-2-8-2-8-2-34 0-49 0-98 0-147 0-32-5-45-28-66-15-15-36-22-56-28 58-16 84-48 84-88 0-56 0-111 0-167z">
            <text:p/>
          </draw:path>
          <draw:path draw:style-name="gr11" draw:text-style-name="P3" draw:layer="layout" svg:width="0.351cm" svg:height="0.635cm" svg:x="4.153cm" svg:y="7.794cm" svg:viewBox="0 0 352 636" svg:d="M222 213c20 0 40 0 60 0 14 0 20 0 20-14 0-8-6-8-18-8-19 0-39 0-58 0 5-26 9-53 14-79 4-14 14-64 18-72 6-14 18-24 32-24 4 0 22 0 34 12-30 2-38 28-38 38 0 16 14 24 26 24 20 0 40-16 40-42 0-32-32-48-62-48-24 0-68 12-88 82-6 14-8 22-24 109-16 0-32 0-48 0-14 0-22 0-22 14 0 8 6 8 20 8 15 0 31 0 46 0-17 92-35 184-52 276-12 68-24 131-62 131-2 0-20 0-34-12 34-2 40-28 40-38 0-15-14-23-26-23-18 0-40 16-40 41 0 32 32 48 60 48 40 0 68-42 80-68 22-43 38-127 40-133 14-74 28-148 42-222z">
            <text:p/>
          </draw:path>
          <draw:path draw:style-name="gr11" draw:text-style-name="P3" draw:layer="layout" svg:width="0.227cm" svg:height="0.334cm" svg:x="4.487cm" svg:y="8.067cm" svg:viewBox="0 0 228 335" svg:d="M228 168c0-54-8-92-30-126-14-22-46-42-84-42-114 0-114 133-114 168 0 34 0 167 114 167s114-132 114-167zM114 321c-24 0-54-14-64-54-6-28-6-70-6-105 0-36 0-72 8-100 10-38 42-48 62-48 26 0 52 16 60 44 8 26 8 62 8 104 0 35 0 73-6 103-10 44-44 56-62 56z">
            <text:p/>
          </draw:path>
          <draw:path draw:style-name="gr11" draw:text-style-name="P3" draw:layer="layout" svg:width="0.081cm" svg:height="0.208cm" svg:x="4.837cm" svg:y="8.213cm" svg:viewBox="0 0 82 209" svg:d="M82 74c0-46-18-74-46-74-22 0-36 18-36 38 0 18 14 36 36 36 8 0 18-2 24-8 4-2 3-2 4-2 2 0 2 0 2 10 0 52-24 93-48 115-8 8-8 10-8 12 0 4 4 8 8 8 8 0 64-53 64-135z">
            <text:p/>
          </draw:path>
          <draw:path draw:style-name="gr11" draw:text-style-name="P3" draw:layer="layout" svg:width="0.349cm" svg:height="0.635cm" svg:x="5.125cm" svg:y="7.794cm" svg:viewBox="0 0 350 636" svg:d="M220 213c21 0 41 0 62 0 14 0 20 0 20-14 0-8-6-8-18-8-19 0-39 0-58 0 5-26 9-53 14-79 2-14 12-64 16-72 6-14 18-24 34-24 2 0 20 0 34 12-30 2-38 28-38 38 0 16 12 24 26 24 18 0 38-16 38-42 0-32-32-48-60-48-24 0-68 12-90 82-4 14-6 22-22 109-17 0-33 0-50 0-12 0-20 0-20 14 0 8 6 8 20 8 15 0 31 0 46 0-17 92-35 184-52 276-14 68-26 131-62 131-2 0-20 0-34-12 32-2 38-28 38-38 0-15-12-23-26-23-18 0-38 16-38 41 0 32 32 48 60 48 38 0 66-42 80-68 22-43 38-127 38-133 14-74 28-148 42-222z">
            <text:p/>
          </draw:path>
          <draw:path draw:style-name="gr11" draw:text-style-name="P3" draw:layer="layout" svg:width="0.179cm" svg:height="0.324cm" svg:x="5.485cm" svg:y="8.067cm" svg:viewBox="0 0 180 325" svg:d="M112 14c0-14-2-14-16-14-30 30-76 30-96 30 0 6 0 12 0 18 12 0 44 0 72-14 0 84 0 167 0 251 0 16 0 22-50 22-6 0-12 0-18 0 0 6 0 12 0 18 8-2 70-2 88-2 14 0 76 0 88 2 0-6 0-12 0-18-7 0-13 0-20 0-48 0-48-6-48-22 0-90 0-181 0-271z">
            <text:p/>
          </draw:path>
          <draw:path draw:style-name="gr11" draw:text-style-name="P3" draw:layer="layout" svg:width="0.081cm" svg:height="0.208cm" svg:x="5.806cm" svg:y="8.213cm" svg:viewBox="0 0 82 209" svg:d="M82 74c0-46-16-74-44-74-24 0-38 18-38 38 0 18 14 36 38 36 8 0 18-2 24-8 2-2 3-2 4-2 1 3 2 0 2 10 0 52-26 94-48 115-8 8-8 10-8 12 0 4 4 8 6 8 8 0 64-53 64-135z">
            <text:p/>
          </draw:path>
          <draw:path draw:style-name="gr11" draw:text-style-name="P3" draw:layer="layout" svg:width="0.349cm" svg:height="0.635cm" svg:x="6.096cm" svg:y="7.794cm" svg:viewBox="0 0 350 636" svg:d="M220 213c20 0 40 0 60 0 14 0 22 0 22-14 0-8-8-8-20-8-19 0-39 0-58 0 5-26 11-53 16-79 2-14 12-64 16-72 6-14 18-24 34-24 2 0 20 0 34 12-32 2-38 28-38 38 0 16 12 24 26 24 18 0 38-16 38-42 0-32-32-48-60-48-24 0-70 12-90 82-4 14-6 22-24 109-16 0-32 0-48 0-14 0-20 0-20 14 0 8 6 8 18 8 16 0 32 0 48 0-18 92-36 184-54 276-12 68-24 131-60 131-4 0-22 0-34-12 32-2 38-28 38-38 0-15-12-23-26-23-18 0-38 16-38 41 0 32 30 48 60 48 38 0 66-42 78-68 24-43 40-127 40-133 14-74 28-148 42-222z">
            <text:p/>
          </draw:path>
          <draw:path draw:style-name="gr11" draw:text-style-name="P3" draw:layer="layout" svg:width="0.227cm" svg:height="0.334cm" svg:x="6.428cm" svg:y="8.067cm" svg:viewBox="0 0 228 335" svg:d="M108 162c38 0 66 26 66 77 0 62-34 80-64 80-20 0-62-6-84-34 24-2 30-18 30-28 0-16-12-28-28-28-14 0-28 10-28 30 0 46 52 76 112 76 68 0 116-46 116-96 0-38-32-75-86-87 52-18 70-54 70-84 0-40-45-68-100-68s-96 26-96 66c0 16 10 26 26 26 14 0 24-12 24-26s-10-24-24-26c16-20 50-26 70-26 22 0 52 10 52 54 0 20-6 42-20 58-16 18-30 20-54 20-12 2-14 2-16 2-1 2-4 2-4 6 0 8 4 8 12 8 9 0 17 0 26 0z">
            <text:p/>
          </draw:path>
          <draw:path draw:style-name="gr11" draw:text-style-name="P3" draw:layer="layout" svg:width="0.249cm" svg:height="0.699cm" svg:x="6.768cm" svg:y="7.762cm" svg:viewBox="0 0 250 700" svg:d="M102 606c0 28-18 74-96 78-4 0-6 4-6 8 0 8 8 8 14 8 68 0 134-34 134-88 0-53 0-106 0-159 0-28 0-50 28-72 26-22 52-22 68-24 2 0 6-2 6-8s-4-6-12-6c-46-4-80-28-88-64-2-6-2-8-2-34 0-46 0-91 0-137 0-30 0-52-34-78-28-22-76-30-100-30-6 0-14 0-14 8s4 8 12 8c44 2 78 26 88 60 2 8 2 8 2 34 0 49 0 98 0 147 0 32 4 44 28 66 14 14 34 22 54 26-58 18-82 50-82 90 0 56 0 112 0 167z">
            <text:p/>
          </draw:path>
        </draw:g>
        <draw:line draw:style-name="gr32" draw:text-style-name="P4" draw:layer="layout" svg:x1="15.62cm" svg:y1="8.543cm" svg:x2="15.404cm" svg:y2="9.263cm">
          <text:p/>
        </draw:line>
        <draw:line draw:style-name="gr32" draw:text-style-name="P4" draw:layer="layout" svg:x1="15.761cm" svg:y1="8.379cm" svg:x2="15.462cm" svg:y2="9.407cm">
          <text:p/>
        </draw:line>
        <draw:line draw:style-name="gr32" draw:text-style-name="P4" draw:layer="layout" svg:x1="15.882cm" svg:y1="8.309cm" svg:x2="15.529cm" svg:y2="9.522cm">
          <text:p/>
        </draw:line>
        <draw:line draw:style-name="gr32" draw:text-style-name="P4" draw:layer="layout" svg:x1="16.018cm" svg:y1="8.19cm" svg:x2="15.602cm" svg:y2="9.619cm">
          <text:p/>
        </draw:line>
        <draw:line draw:style-name="gr32" draw:text-style-name="P4" draw:layer="layout" svg:x1="16.131cm" svg:y1="8.147cm" svg:x2="15.676cm" svg:y2="9.712cm">
          <text:p/>
        </draw:line>
        <draw:line draw:style-name="gr32" draw:text-style-name="P4" draw:layer="layout" svg:x1="16.232cm" svg:y1="8.148cm" svg:x2="15.757cm" svg:y2="9.783cm">
          <text:p/>
        </draw:line>
        <draw:line draw:style-name="gr32" draw:text-style-name="P4" draw:layer="layout" svg:x1="16.333cm" svg:y1="8.149cm" svg:x2="15.841cm" svg:y2="9.843cm">
          <text:p/>
        </draw:line>
        <draw:line draw:style-name="gr32" draw:text-style-name="P4" draw:layer="layout" svg:x1="16.428cm" svg:y1="8.192cm" svg:x2="15.932cm" svg:y2="9.901cm">
          <text:p/>
        </draw:line>
        <draw:line draw:style-name="gr32" draw:text-style-name="P4" draw:layer="layout" svg:x1="16.519cm" svg:y1="8.223cm" svg:x2="16.018cm" svg:y2="9.951cm">
          <text:p/>
        </draw:line>
        <draw:line draw:style-name="gr32" draw:text-style-name="P4" draw:layer="layout" svg:x1="16.603cm" svg:y1="8.269cm" svg:x2="16.102cm" svg:y2="9.997cm">
          <text:p/>
        </draw:line>
        <draw:line draw:style-name="gr32" draw:text-style-name="P4" draw:layer="layout" svg:x1="16.681cm" svg:y1="8.347cm" svg:x2="16.203cm" svg:y2="9.997cm">
          <text:p/>
        </draw:line>
        <draw:line draw:style-name="gr32" draw:text-style-name="P4" draw:layer="layout" svg:x1="16.762cm" svg:y1="8.41cm" svg:x2="16.303cm" svg:y2="9.997cm">
          <text:p/>
        </draw:line>
        <draw:line draw:style-name="gr32" draw:text-style-name="P4" draw:layer="layout" svg:x1="16.849cm" svg:y1="8.456cm" svg:x2="16.404cm" svg:y2="9.998cm">
          <text:p/>
        </draw:line>
        <draw:line draw:style-name="gr32" draw:text-style-name="P4" draw:layer="layout" svg:x1="16.925cm" svg:y1="8.543cm" svg:x2="16.505cm" svg:y2="9.998cm">
          <text:p/>
        </draw:line>
        <draw:line draw:style-name="gr32" draw:text-style-name="P4" draw:layer="layout" svg:x1="17.006cm" svg:y1="8.61cm" svg:x2="16.605cm" svg:y2="9.999cm">
          <text:p/>
        </draw:line>
        <draw:line draw:style-name="gr32" draw:text-style-name="P4" draw:layer="layout" svg:x1="17.073cm" svg:y1="8.729cm" svg:x2="16.73cm" svg:y2="9.917cm">
          <text:p/>
        </draw:line>
        <draw:line draw:style-name="gr32" draw:text-style-name="P4" draw:layer="layout" svg:x1="17.154cm" svg:y1="8.799cm" svg:x2="16.848cm" svg:y2="9.86cm">
          <text:p/>
        </draw:line>
        <draw:line draw:style-name="gr32" draw:text-style-name="P4" draw:layer="layout" svg:x1="17.228cm" svg:y1="8.891cm" svg:x2="16.967cm" svg:y2="9.795cm">
          <text:p/>
        </draw:line>
        <draw:line draw:style-name="gr32" draw:text-style-name="P4" draw:layer="layout" svg:x1="17.29cm" svg:y1="9.024cm" svg:x2="17.111cm" svg:y2="9.649cm">
          <text:p/>
        </draw:line>
        <draw:line draw:style-name="gr32" draw:text-style-name="P4" draw:layer="layout" svg:x1="15.482cm" svg:y1="8.67cm" svg:x2="15.33cm" svg:y2="9.176cm">
          <text:p/>
        </draw:line>
        <draw:g draw:style-name="gr3">
          <svg:title>TexMaths</svg:title>
          <svg:desc>20§display§W(\text{WB}) \subseteq W(g)§svg§600§FALSE§</svg:desc>
          <draw:path draw:style-name="gr10" draw:text-style-name="P1" draw:layer="layout" svg:width="4.949cm" svg:height="0.627cm" svg:x="21.566cm" svg:y="7.844cm" svg:viewBox="0 0 4950 628" svg:d="M0 0c1650 0 3300 0 4950 0 0 209 0 419 0 628-1650 0-3300 0-4950 0 0-209 0-419 0-628z">
            <text:p/>
          </draw:path>
          <draw:path draw:style-name="gr11" draw:text-style-name="P3" draw:layer="layout" svg:width="0.697cm" svg:height="0.492cm" svg:x="21.53cm" svg:y="7.856cm" svg:viewBox="0 0 698 493" svg:d="M606 80c18-30 34-56 78-58 8-2 14-2 14-14 0-4-2-8-8-8-18 0-36 2-54 2-24 0-50-2-74-2-4 0-12 0-12 12 0 8 6 10 10 10 16 0 42 6 42 26 0 8-4 14-10 24-64 110-127 219-190 329-9-116-17-231-26-347 0-14-2-32 50-32 12 0 18 0 18-14 0-8-8-8-10-8-28 0-58 2-86 2-16 0-58-2-74-2-4 0-12 0-12 14 0 8 6 8 16 8 30 0 36 4 38 16 1 18 3 36 4 54-59 103-119 206-178 309-9-118-19-237-28-355 0-8 0-24 54-24 8 0 16 0 16-14 0-8-7-5-10-8-28 0-58 2-88 2-24 0-50-2-72-2-4 0-14 0-14 12 0 10 6 10 18 10 36 0 36 6 38 26 10 142 20 284 30 427 2 12 2 18 12 18 8 0 10-4 16-14 69-119 139-238 208-357 9 117 17 235 26 353 0 14 2 18 10 18 10 0 14-8 18-14 76-133 153-266 230-399z">
            <text:p/>
          </draw:path>
          <draw:path draw:style-name="gr11" draw:text-style-name="P3" draw:layer="layout" svg:width="0.163cm" svg:height="0.699cm" svg:x="22.322cm" svg:y="7.808cm" svg:viewBox="0 0 164 700" svg:d="M164 692c0-2 0-2-12-14-88-90-110-221-110-329 0-122 26-243 112-329 10-10 10-10 10-12 0-6-4-8-8-8-6 0-70 48-112 138-36 75-44 153-44 211 0 56 8 140 46 219 44 86 104 132 110 132 4 0 8-2 8-8z">
            <text:p/>
          </draw:path>
          <draw:path draw:style-name="gr11" draw:text-style-name="P3" draw:layer="layout" svg:width="0.697cm" svg:height="0.492cm" svg:x="22.538cm" svg:y="7.856cm" svg:viewBox="0 0 698 493" svg:d="M626 68c14-40 44-46 72-46 0-7 0-15 0-22-22 0-44 2-64 2-22 0-66-2-84-2 0 7 0 15 0 22 46 0 60 22 60 36 0 4-2 10-2 14-36 108-71 215-106 323-38-114-75-229-112-343-2-2-2-6-2-10 0-20 40-20 58-20 0-7 0-15 0-22-26 2-73 2-100 2s-56-2-86-2c0 7 0 15 0 22 40 0 56 0 64 24 5 17 11 33 16 50-33 99-65 199-98 299-38-114-76-229-114-343 0-2 0-8 0-10 0-20 40-20 58-20 0-7 0-15 0-22-26 2-73 2-100 2s-56-2-86-2c0 7 0 15 0 22 54 0 56 2 64 28 47 143 95 286 142 429 2 6 4 14 12 14 10 0 12-6 14-14 39-119 77-237 116-355 39 118 78 236 118 355 2 6 4 14 12 14 10 0 12-6 14-14 44-137 89-274 134-411z">
            <text:p/>
          </draw:path>
          <draw:path draw:style-name="gr11" draw:text-style-name="P3" draw:layer="layout" svg:width="0.431cm" svg:height="0.476cm" svg:x="23.273cm" svg:y="7.856cm" svg:viewBox="0 0 432 477" svg:d="M130 221c0-57 0-114 0-171 0-24 2-28 34-28 29 0 59 0 88 0 68 0 92 58 92 96 0 44-34 103-112 103-34 0-68 0-102 0zM296 227c68-14 116-57 116-109 0-62-64-118-156-118-85 0-171 0-256 0 0 7 0 15 0 22 5 0 11 0 16 0 54 0 56 6 56 32 0 123 0 246 0 369 0 24-2 32-56 32-5 0-11 0-16 0 0 7 0 14 0 22 91 0 183 0 274 0 94 0 158-62 158-128 0-62-58-114-136-122zM252 455c-29 0-59 0-88 0-32 0-34-4-34-28 0-63 0-126 0-190 44 0 88 0 132 0 70 0 100 64 100 112 0 50-38 106-110 106z">
            <text:p/>
          </draw:path>
          <draw:path draw:style-name="gr11" draw:text-style-name="P3" draw:layer="layout" svg:width="0.161cm" svg:height="0.699cm" svg:x="23.785cm" svg:y="7.808cm" svg:viewBox="0 0 162 700" svg:d="M162 349c0-54-6-138-46-217-42-86-102-132-110-132-4 0-6 4-6 8 0 2 0 2 14 16 68 68 108 179 108 325 0 120-26 243-112 331-10 10-10 10-10 12 0 4 2 8 6 8 8 0 72-48 112-137 36-76 44-154 44-214z">
            <text:p/>
          </draw:path>
          <draw:path draw:style-name="gr11" draw:text-style-name="P3" draw:layer="layout" svg:width="0.429cm" svg:height="0.54cm" svg:x="24.271cm" svg:y="7.888cm" svg:viewBox="0 0 430 541" svg:d="M406 28c12 0 24 0 24-14s-12-14-24-14c-63 0-127 0-190 0-120 0-216 92-216 201 0 114 98 204 216 204 63 0 127 0 190 0 12 0 24 0 24-14s-12-14-24-14c-63 0-125 0-188 0-112 0-190-82-190-174 0-95 80-175 190-175 63 0 125 0 188 0zM40 513c-12 0-26 0-26 14s14 14 26 14c122 0 244 0 366 0 12 0 24 0 24-14s-12-14-24-14c-122 0-244 0-366 0z">
            <text:p/>
          </draw:path>
          <draw:path draw:style-name="gr11" draw:text-style-name="P3" draw:layer="layout" svg:width="0.697cm" svg:height="0.492cm" svg:x="24.993cm" svg:y="7.856cm" svg:viewBox="0 0 698 493" svg:d="M606 80c18-30 34-56 78-58 8-2 14-2 14-14 0-4-2-8-8-8-18 0-36 2-54 2-24 0-50-2-74-2-4 0-12 0-12 12 0 8 6 10 10 10 16 0 42 6 42 26 0 8-4 14-10 24-64 110-127 219-190 329-9-116-17-231-26-347 0-14-2-32 50-32 12 0 18 0 18-14 0-8-8-8-10-8-28 0-58 2-86 2-16 0-58-2-74-2-4 0-12 0-12 14 0 8 6 8 16 8 30 0 36 4 38 16 1 18 3 36 4 54-59 103-119 206-178 309-9-118-17-237-26-355 0-8 0-24 52-24 8 0 16 0 16-14 0-8-7-5-10-8-28 0-58 2-88 2-24 0-48-2-72-2-4 0-14 0-14 12 0 10 6 10 18 10 36 0 36 6 38 26 10 142 20 284 30 427 2 12 2 18 12 18 8 0 10-4 18-14 69-119 137-238 206-357 9 117 17 235 26 353 0 14 2 18 10 18 10 0 14-8 18-14 76-133 153-266 230-399z">
            <text:p/>
          </draw:path>
          <draw:path draw:style-name="gr11" draw:text-style-name="P3" draw:layer="layout" svg:width="0.163cm" svg:height="0.699cm" svg:x="25.784cm" svg:y="7.808cm" svg:viewBox="0 0 164 700" svg:d="M164 692c0-2 0-2-12-14-88-90-110-221-110-329 0-122 26-243 112-329 10-10 10-10 10-12 0-6-4-8-8-8-6 0-70 48-112 138-36 75-44 153-44 211 0 56 8 140 46 219 44 86 104 132 110 132 4 0 8-2 8-8z">
            <text:p/>
          </draw:path>
          <draw:path draw:style-name="gr11" draw:text-style-name="P3" draw:layer="layout" svg:width="0.323cm" svg:height="0.452cm" svg:x="25.998cm" svg:y="8.023cm" svg:viewBox="0 0 324 453" svg:d="M322 46c0-4 2-8 2-12 0-12-10-20-22-20-6 0-26 6-28 30-12-26-38-44-66-44-80 0-166 98-166 199 0 68 42 110 92 110 42 0 76-32 82-40 1 0 1 0 2 0-16 62-16 61-24 92-2 8-26 76-102 76-12 0-36 0-56-6 22-6 30-24 30-36s-8-26-28-26c-14 0-38 14-38 42s26 42 94 42c88 0 138-54 150-96 26-104 52-207 78-311zM230 219c-4 18-20 36-36 50-14 12-36 24-56 24-36 0-46-36-46-64 0-34 20-115 38-151 20-34 50-62 80-62 46 0 56 56 56 60s-2 8-2 10c-11 44-23 89-34 133z">
            <text:p/>
          </draw:path>
          <draw:path draw:style-name="gr11" draw:text-style-name="P3" draw:layer="layout" svg:width="0.163cm" svg:height="0.699cm" svg:x="26.388cm" svg:y="7.808cm" svg:viewBox="0 0 164 700" svg:d="M164 349c0-54-8-138-46-217-42-86-104-132-110-132-4 0-8 4-8 8 0 2 0 2 14 16 68 68 108 179 108 325 0 120-26 243-112 331-10 10-10 10-10 12 0 4 4 8 8 8 6 0 70-48 112-137 36-76 44-154 44-214z">
            <text:p/>
          </draw:path>
        </draw:g>
        <draw:line draw:style-name="gr33" draw:text-style-name="P4" draw:layer="layout" svg:x1="21.243cm" svg:y1="8.448cm" svg:x2="16.967cm" svg:y2="9.147cm">
          <text:p/>
        </draw:lin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enzregel - Modus Ponens</text:p>
          </draw:text-box>
        </draw:frame>
        <draw:frame presentation:style-name="pr10" draw:text-style-name="P16" draw:layer="layout" svg:width="24.802cm" svg:height="2.265cm" svg:x="1.381cm" svg:y="3.485cm">
          <draw:text-box>
            <text:p text:style-name="P9"><text:span text:style-name="T23">Wenn eine Aussage </text:span><text:span text:style-name="T23">der Form "Wenn p, </text:span><text:span text:style-name="T23">dann q" wahr ist und </text:span><text:span text:style-name="T23">p wahr ist, dann ist </text:span><text:span text:style-name="T23">auch q wahr. </text:span></text:p>
          </draw:text-box>
        </draw:frame>
        <draw:g draw:style-name="gr3">
          <svg:title>TexMaths</svg:title>
          <svg:desc>28§latex§\begin{array}{c} \underline{p, \hspace{1ex} p \rightarrow q} \\ q \end{array} 
§svg§600§FALSE§</svg:desc>
          <draw:path draw:style-name="gr10" draw:text-style-name="P1" draw:layer="layout" svg:width="3.782cm" svg:height="1.802cm" svg:x="11.354cm" svg:y="6.104cm" svg:viewBox="0 0 3783 1803" svg:d="M0 0c1261 0 2522 0 3783 0 0 601 0 1202 0 1803-1261 0-2522 0-3783 0 0-601 0-1202 0-1803z">
            <text:p/>
          </draw:path>
          <draw:path draw:style-name="gr11" draw:text-style-name="P3" draw:layer="layout" svg:width="0.514cm" svg:height="0.625cm" svg:x="11.304cm" svg:y="6.121cm" svg:viewBox="0 0 515 626" svg:d="M76 554c-9 33-9 42-54 42-11 0-22 0-22 16 0 9 6 14 14 14 25 0 53-2 81-2 34 0 67 2 98 2 6 0 17 0 17-19 0-11-9-11-23-11-50 0-50-9-50-17 0-11 42-171 50-196 12 28 40 62 90 62 115 0 238-143 238-286 0-92-56-159-132-159-50 0-98 36-128 75-12-53-54-75-90-75-45 0-64 39-73 56-16 33-30 92-30 95 0 11 11 11 14 11 8 0 8 0 16-22 14-70 37-118 70-118 17 0 31 9 31 45 0 22-3 34-6 50-37 146-74 291-111 437zM249 129c8-26 34-54 50-70 37-28 65-37 82-37 39 0 61 34 61 93 0 58-31 170-50 209-34 67-79 101-115 101-67 0-78-81-78-89 1-5 0-3 2-14 16-65 32-129 48-193z">
            <text:p/>
          </draw:path>
          <draw:path draw:style-name="gr11" draw:text-style-name="P3" draw:layer="layout" svg:width="0.114cm" svg:height="0.293cm" svg:x="11.914cm" svg:y="6.451cm" svg:viewBox="0 0 115 294" svg:d="M115 103c0-64-23-103-62-103-33 0-53 25-53 53 0 25 20 53 53 53 11 0 25-5 34-14 3-3 3-2 5-3 1 5 3 0 3 14 0 73-36 132-67 165-11 12-11 12-11 14 0 9 5 12 8 12 11 0 90-76 90-191z">
            <text:p/>
          </draw:path>
          <draw:path draw:style-name="gr11" draw:text-style-name="P3" draw:layer="layout" svg:width="0.514cm" svg:height="0.625cm" svg:x="12.658cm" svg:y="6.121cm" svg:viewBox="0 0 515 626" svg:d="M76 554c-9 33-9 42-54 42-11 0-22 0-22 16 0 9 6 14 14 14 25 0 53-2 81-2 34 0 67 2 98 2 6 0 17 0 17-19 0-11-9-11-23-11-50 0-50-9-50-17 0-11 42-171 50-196 12 28 40 62 90 62 115 0 238-143 238-286 0-92-59-159-132-159-50 0-98 36-128 75-12-53-54-75-90-75-45 0-64 39-73 56-16 33-30 92-30 95 0 11 11 11 14 11 8 0 8 0 16-22 14-70 34-118 70-118 17 0 31 9 31 45 0 22-3 34-6 50-37 146-74 291-111 437zM249 129c8-26 34-54 50-70 37-28 65-37 82-37 39 0 61 34 61 93 0 58-31 170-50 209-34 67-79 101-115 101-67 0-78-81-78-89 1-5 0-3 2-14 16-65 32-129 48-193z">
            <text:p/>
          </draw:path>
          <draw:path draw:style-name="gr11" draw:text-style-name="P3" draw:layer="layout" svg:width="0.872cm" svg:height="0.511cm" svg:x="13.512cm" svg:y="6.054cm" svg:viewBox="0 0 873 512" svg:d="M767 277c-56 42-81 81-90 95-45 67-35 86-53 128 0 12 14 12 20 12 16 0 19 0 22-20 22-95 81-176 193-224 11-2 14-4 14-11s-6-11-8-11c-42-17-163-67-199-232-3-11-6-14-22-14-6 0-20 0-20 11 0 3 11 64 50 132 20 28 48 64 93 95-244 0-487 0-731 0-19 0-36 0-36 19 0 20 17 20 36 20 244 0 487 0 731 0z">
            <text:p/>
          </draw:path>
          <draw:path draw:style-name="gr11" draw:text-style-name="P3" draw:layer="layout" svg:width="0.405cm" svg:height="0.625cm" svg:x="14.751cm" svg:y="6.121cm" svg:viewBox="0 0 406 626" svg:d="M406 11c0-3-3-8-9-8-11 0-50 39-67 67-22-53-61-70-92-70-115 0-238 145-238 288 0 98 59 157 132 157 41 0 81-23 114-59-8 36-39 168-45 176-5 28-14 31-69 34-12 0-23 0-23 19 5 4 0 11 14 11 31 0 64-2 98-2s67 2 101 2c5 0 17 0 17-19 0-11-9-11-26-11-47 0-47-9-47-17 0-6 3-11 5-23 45-181 90-363 135-545zM134 425c-58 0-64-75-64-92 0-48 31-154 48-196 28-73 81-115 120-115 64 0 78 81 78 87s-53 221-59 224c-14 28-67 92-123 92z">
            <text:p/>
          </draw:path>
          <draw:path draw:style-name="gr11" draw:text-style-name="P3" draw:layer="layout" svg:width="3.852cm" svg:height="0.038cm" svg:x="11.335cm" svg:y="6.865cm" svg:viewBox="0 0 3853 39" svg:d="M0 0c1284 0 2569 0 3853 0 0 13 0 26 0 39-1284 0-2569 0-3853 0 0-13 0-26 0-39z">
            <text:p/>
          </draw:path>
          <draw:path draw:style-name="gr11" draw:text-style-name="P3" draw:layer="layout" svg:width="0.405cm" svg:height="0.623cm" svg:x="13.064cm" svg:y="7.335cm" svg:viewBox="0 0 406 624" svg:d="M406 8c0-2-3-8-11-8-12 0-51 39-68 67-19-53-58-67-89-67-118 0-238 145-238 285 0 98 59 160 129 160 42 0 81-26 117-59-8 33-42 165-45 173-8 28-16 34-69 34-14 0-23 0-23 19 4 4 0 12 11 12 31 0 67-3 98-3 34 0 70 3 101 3 6 0 20 0 20-20 0-11-12-11-26-11-47 0-47-9-47-17 0-6 3-11 3-20 45-182 91-365 137-548zM132 422c-59 0-62-75-62-92 0-48 28-154 45-196 31-72 81-114 123-114 61 0 75 81 75 86 0 6-53 221-56 227-14 25-70 89-125 89z">
            <text:p/>
          </draw:path>
        </draw:g>
        <draw:frame presentation:style-name="pr11" draw:text-style-name="P16" draw:layer="layout" svg:width="24.802cm" svg:height="2.265cm" svg:x="1.371cm" svg:y="8.985cm">
          <draw:text-box>
            <text:p text:style-name="P9"><text:span text:style-name="T23">Beispiel: <text:s/>Wenn wir </text:span><text:span text:style-name="T23">wissen es regnet </text:span><text:span text:style-name="T4">Regen, </text:span><text:span text:style-name="T3">und auch </text:span><text:span text:style-name="T3">“wenn es regnet, </text:span><text:span text:style-name="T3">dann ist der Boden </text:span><text:span text:style-name="T3">nass” </text:span><text:span text:style-name="T4">Regen</text:span><text:span text:style-name="T2"> → </text:span><text:span text:style-name="T4">Nass, </text:span><text:span text:style-name="T3">daraus lässt sich </text:span><text:span text:style-name="T3">schließen, dass ser </text:span><text:span text:style-name="T3">Boden nass ist.</text:span></text:p>
          </draw:text-box>
        </draw:frame>
        <draw:g draw:style-name="gr3">
          <svg:title>TexMaths</svg:title>
          <svg:desc>28§latex§\begin{array}{c} \underline{\text{Regen}, \hspace{1ex} \text{Regen} \rightarrow \text{Nass}} \\ \text{Nass} \end{array} 
§svg§600§FALSE§</svg:desc>
          <draw:path draw:style-name="gr10" draw:text-style-name="P1" draw:layer="layout" svg:width="9.569cm" svg:height="1.791cm" svg:x="8.645cm" svg:y="11.905cm" svg:viewBox="0 0 9570 1792" svg:d="M0 0c3190 0 6380 0 9570 0 0 597 0 1195 0 1792-3190 0-6380 0-9570 0 0-597 0-1195 0-1792z">
            <text:p/>
          </draw:path>
          <draw:path draw:style-name="gr11" draw:text-style-name="P3" draw:layer="layout" svg:width="0.682cm" svg:height="0.692cm" svg:x="8.631cm" svg:y="11.855cm" svg:viewBox="0 0 683 693" svg:d="M185 324c0-84 0-169 0-254 0-22 0-34 22-36 9-3 37-3 56-3 90 0 199 3 199 145 0 70-23 148-168 148-36 0-73 0-109 0zM392 338c95-25 173-84 173-162 0-92-112-176-257-176-103 0-205 0-308 0 0 10 0 21 0 31 7 0 15 0 22 0 76 0 79 11 79 47 0 172 0 343 0 515 0 36-3 47-79 47-7 0-15 0-22 0 0 11 0 21 0 31 34-3 104-3 143-3s106 0 143 3c0-10 0-20 0-31-8 0-15 0-23 0-75 0-78-11-78-47 0-82 0-164 0-246 37 0 74 0 112 0 17 0 58 0 92 33 36 34 36 65 36 132 0 61 0 100 42 140 40 33 96 41 124 41 75 0 92-81 92-109 0-5 0-16-11-16s-11 8-11 16c-6 70-42 87-68 87-47 0-56-50-67-142-4-27-9-53-14-79-17-61-67-95-120-112z">
            <text:p/>
          </draw:path>
          <draw:path draw:style-name="gr11" draw:text-style-name="P3" draw:layer="layout" svg:width="0.38cm" svg:height="0.449cm" svg:x="9.348cm" svg:y="12.087cm" svg:viewBox="0 0 381 450" svg:d="M81 190c6-145 90-170 123-170 101 0 112 134 112 170-78 0-156 0-235 0zM81 213c92 0 183 0 274 0 23 0 26 0 26-23 0-95-54-190-177-190-114 0-204 101-204 224 0 131 104 226 216 226 120 0 165-109 165-128 0-9-9-12-14-12-9 0-12 6-12 14-36 101-123 101-134 101-47 0-87-31-112-67-28-45-28-112-28-145z">
            <text:p/>
          </draw:path>
          <draw:path draw:style-name="gr11" draw:text-style-name="P3" draw:layer="layout" svg:width="0.45cm" svg:height="0.645cm" svg:x="9.785cm" svg:y="12.081cm" svg:viewBox="0 0 451 646" svg:d="M190 274c-84 0-84-98-84-120 0-25 0-56 14-81 9-11 31-39 70-39 87 0 87 97 87 120 0 25-3 59-17 81-8 14-30 39-70 39zM76 313c0-3 0-25 16-45 40 28 79 31 98 31 93 0 160-70 160-145 0-37-17-73-39-95 33-34 70-37 86-37 3 0 9 0 12 0-12 3-17 14-17 26 0 16 14 30 28 30 11 0 31-8 31-30 0-17-14-48-51-48-19 0-64 6-106 45-39-31-81-34-104-34-92 0-159 67-159 143 0 42 22 81 47 100-14 14-30 48-30 82 0 30 11 67 42 86-59 17-90 62-90 101 0 70 98 123 218 123 115 0 219-50 219-126 0-33-14-84-65-112-53-28-109-28-170-28-23 0-68 0-73 0-31-5-53-36-53-67zM218 624c-100 0-168-51-168-101 0-48 40-84 82-87 19 0 39 0 58 0 84 0 193 0 193 87 0 50-69 101-165 101z">
            <text:p/>
          </draw:path>
          <draw:path draw:style-name="gr11" draw:text-style-name="P3" draw:layer="layout" svg:width="0.38cm" svg:height="0.449cm" svg:x="10.277cm" svg:y="12.087cm" svg:viewBox="0 0 381 450" svg:d="M81 190c6-145 90-170 123-170 101 0 110 134 110 170-78 0-155 0-233 0zM81 213c92 0 183 0 274 0 23 0 26 0 26-23 0-95-54-190-177-190-114 0-204 101-204 224 0 131 104 226 216 226 120 0 165-109 165-128 0-9-9-12-14-12-9 0-12 6-14 14-34 101-121 101-132 101-50 0-89-31-112-67-28-45-28-112-28-145z">
            <text:p/>
          </draw:path>
          <draw:path draw:style-name="gr11" draw:text-style-name="P3" draw:layer="layout" svg:width="0.494cm" svg:height="0.432cm" svg:x="10.717cm" svg:y="12.093cm" svg:viewBox="0 0 495 433" svg:d="M78 95c0 88 0 175 0 263 0 45-11 45-78 45 0 10 0 20 0 30 36-2 84-2 112-2 25 0 76 0 109 2 0-10 0-20 0-30-64 0-75 0-75-45 0-60 0-119 0-179 0-103 70-159 131-159 62 0 73 53 73 109 0 76 0 152 0 229 0 45-11 45-76 45 0 10 0 20 0 30 34-2 84-2 112-2 25 0 76 0 109 2 0-10 0-20 0-30-50 0-75 0-75-31 0-63 0-125 0-187 0-84 0-115-31-149-14-16-48-36-103-36-73 0-118 42-146 103 0-34 0-69 0-103-47 4-93 7-140 11 0 10 0 19 0 28 70 0 78 9 78 56z">
            <text:p/>
          </draw:path>
          <draw:path draw:style-name="gr11" draw:text-style-name="P3" draw:layer="layout" svg:width="0.117cm" svg:height="0.293cm" svg:x="11.316cm" svg:y="12.423cm" svg:viewBox="0 0 118 294" svg:d="M118 101c0-65-26-101-65-101-33 0-53 22-53 50s20 53 53 53c11 0 25-5 34-14 3 0 4-1 5-2 1 4 3 2 3 14 0 72-33 131-67 165-11 11-11 14-11 16 0 6 5 12 11 12 8 0 90-76 90-193z">
            <text:p/>
          </draw:path>
          <draw:path draw:style-name="gr11" draw:text-style-name="P3" draw:layer="layout" svg:width="0.685cm" svg:height="0.692cm" svg:x="12.128cm" svg:y="11.855cm" svg:viewBox="0 0 686 693" svg:d="M185 324c0-84 0-169 0-254 0-22 0-34 22-36 11-3 39-3 59-3 87 0 199 3 199 145 0 70-26 148-171 148-36 0-73 0-109 0zM395 338c95-25 170-84 170-162 0-92-112-176-257-176-103 0-205 0-308 0 0 10 0 21 0 31 7 0 15 0 22 0 76 0 79 11 79 47 0 172 0 343 0 515 0 36-3 47-79 47-7 0-15 0-22 0 0 11 0 21 0 31 36-3 105-3 143-3s109 0 145 3c0-10 0-20 0-31-8 0-16 0-25 0-75 0-78-11-78-47 0-82 0-164 0-246 38 0 76 0 115 0 14 0 55 0 89 33 39 34 39 65 39 132 0 61 0 100 39 140 42 33 96 41 126 41 76 0 93-81 93-109 0-5 0-16-14-16-11 0-11 8-11 16-6 70-40 87-65 87-47 0-56-50-70-142-4-27-9-53-14-79-17-61-64-95-117-112z">
            <text:p/>
          </draw:path>
          <draw:path draw:style-name="gr11" draw:text-style-name="P3" draw:layer="layout" svg:width="0.38cm" svg:height="0.449cm" svg:x="12.844cm" svg:y="12.087cm" svg:viewBox="0 0 381 450" svg:d="M84 190c6-145 87-170 120-170 101 0 112 134 112 170-77 0-155 0-232 0zM81 213c92 0 183 0 274 0 23 0 26 0 26-23 0-95-54-190-177-190-112 0-204 101-204 224 0 131 104 226 218 226 118 0 163-109 163-128 0-9-9-12-12-12-11 0-11 6-14 14-33 101-123 101-131 101-50 0-90-31-112-67-31-45-31-112-31-145z">
            <text:p/>
          </draw:path>
          <draw:path draw:style-name="gr11" draw:text-style-name="P3" draw:layer="layout" svg:width="0.45cm" svg:height="0.645cm" svg:x="13.281cm" svg:y="12.081cm" svg:viewBox="0 0 451 646" svg:d="M193 274c-87 0-87-98-87-120 0-25 0-56 17-81 6-11 28-39 70-39 84 0 84 97 84 120 0 25 0 59-14 81-8 14-31 39-70 39zM78 313c0-3 0-25 17-45 37 28 79 31 98 31 90 0 157-70 157-145 0-37-14-73-39-95 36-34 70-37 89-37 3 0 6 0 9 0-12 3-14 14-14 26 0 16 11 30 28 30 8 0 28-8 28-30 0-17-12-48-51-48-19 0-61 6-103 45-42-31-84-34-104-34-92 0-159 67-159 143 0 42 19 81 44 100-11 14-30 48-30 82 0 30 14 67 44 86-58 17-92 62-92 101 0 70 98 123 218 123 118 0 219-50 219-126 0-33-14-84-65-112-50-28-109-28-168-28-25 0-67 0-75 0-31-5-51-36-51-67zM218 624c-98 0-165-51-165-101 0-48 37-84 79-87 19 0 39 0 58 0 84 0 196 0 196 87 0 50-70 101-168 101z">
            <text:p/>
          </draw:path>
          <draw:path draw:style-name="gr11" draw:text-style-name="P3" draw:layer="layout" svg:width="0.38cm" svg:height="0.449cm" svg:x="13.773cm" svg:y="12.087cm" svg:viewBox="0 0 381 450" svg:d="M84 190c6-145 87-170 120-170 101 0 112 134 112 170-77 0-155 0-232 0zM81 213c92 0 183 0 274 0 23 0 26 0 26-23 0-95-54-190-177-190-114 0-204 101-204 224 0 131 104 226 216 226 120 0 165-109 165-128 0-9-9-12-12-12-11 0-11 6-14 14-33 101-123 101-131 101-50 0-90-31-112-67-31-45-31-112-31-145z">
            <text:p/>
          </draw:path>
          <draw:path draw:style-name="gr11" draw:text-style-name="P3" draw:layer="layout" svg:width="0.492cm" svg:height="0.432cm" svg:x="14.216cm" svg:y="12.093cm" svg:viewBox="0 0 493 433" svg:d="M76 95c0 88 0 175 0 263 0 45-12 45-76 45 0 10 0 20 0 30 34-2 84-2 109-2 28 0 79 0 112 2 0-10 0-20 0-30-67 0-78 0-78-45 0-60 0-119 0-179 0-103 70-159 134-159 62 0 73 53 73 109 0 76 0 152 0 229 0 45-11 45-78 45 0 10 0 20 0 30 36-2 86-2 111-2 26 0 76 0 110 2 0-10 0-20 0-30-51 0-76 0-76-31 0-63 0-125 0-187 0-84 0-115-31-149-14-16-45-36-103-36-70 0-118 42-146 103 0-34 0-69 0-103-46 4-91 7-137 11 0 10 0 19 0 28 67 0 76 9 76 56z">
            <text:p/>
          </draw:path>
          <draw:path draw:style-name="gr11" draw:text-style-name="P3" draw:layer="layout" svg:width="0.872cm" svg:height="0.511cm" svg:x="15.058cm" svg:y="12.026cm" svg:viewBox="0 0 873 512" svg:d="M764 274c-53 42-78 81-87 95-44 67-35 86-53 129 0 14 11 14 20 14 17 0 17-3 22-20 23-98 81-179 191-224 14-5 16-7 16-14s-5-8-8-11c-45-16-162-64-202-229-2-11-2-14-19-14-9 0-20 0-20 11 17 43 9 65 51 129 19 31 47 64 89 95-243 0-487 0-730 0-17 0-34 0-34 19 0 20 17 20 34 20 243 0 487 0 730 0z">
            <text:p/>
          </draw:path>
          <draw:path draw:style-name="gr11" draw:text-style-name="P3" draw:layer="layout" svg:width="0.671cm" svg:height="0.67cm" svg:x="16.293cm" svg:y="11.855cm" svg:viewBox="0 0 672 671" svg:d="M196 14c-8-11-11-14-28-14-56 0-112 0-168 0 0 10 0 21 0 31 9 0 19 0 28 0 14 0 34 0 50 3 23 2 23 2 23 22 0 171 0 341 0 512 0 25 0 72-101 72 0 11 0 21 0 31 34-3 81-3 115-3 33 0 81 0 115 3 0-10 0-20 0-31-101 0-101-47-101-72 0-170 0-340 0-509 5 3 5 5 8 11 135 196 269 391 403 587 9 11 9 14 17 14 14 0 14-8 14-25 0-181 0-362 0-543 0-25 0-72 101-72 0-10 0-21 0-31-34 3-83 3-115 3s-81 0-115-3c0 10 0 21 0 31 101 0 101 47 101 72 0 140 0 280 0 420-116-170-231-339-347-509z">
            <text:p/>
          </draw:path>
          <draw:path draw:style-name="gr11" draw:text-style-name="P3" draw:layer="layout" svg:width="0.441cm" svg:height="0.449cm" svg:x="17.04cm" svg:y="12.087cm" svg:viewBox="0 0 442 450" svg:d="M286 364c2 39 30 81 75 81 22 0 81-14 81-93 0-18 0-37 0-56-8 0-17 0-25 0 0 19 0 38 0 56 0 56-22 62-34 62-33 0-36-45-36-48 0-66 0-132 0-198 0-39 0-79-36-115-39-39-87-53-135-53-81 0-148 45-148 109 0 31 20 48 45 48 28 0 45-20 45-45 0-14-6-45-51-45 28-36 76-47 107-47 47 0 103 39 103 125 0 13 0 25 0 37-50 3-117 5-179 36-76 34-98 84-98 129 0 78 95 103 157 103 64 0 109-39 129-86zM277 204c0 33 0 65 0 98 0 92-70 126-115 126-47 0-86-34-86-84 0-53 39-134 201-140z">
            <text:p/>
          </draw:path>
          <draw:path draw:style-name="gr11" draw:text-style-name="P3" draw:layer="layout" svg:width="0.321cm" svg:height="0.449cm" svg:x="17.521cm" svg:y="12.087cm" svg:viewBox="0 0 322 450" svg:d="M174 249c19 3 100 19 100 89 0 51-33 90-112 90-81 0-117-56-134-140-3-11-6-17-14-17-14 0-14 9-14 25 0 43 0 86 0 129 0 17 0 25 11 25 6 0 6-2 25-19 3-3 3-6 20-23 42 39 87 42 106 42 115 0 160-67 160-137 0-53-28-81-42-92-31-34-70-39-112-48-53-11-120-25-120-81 0-33 25-75 109-75 109 0 115 89 115 120 2 8 11 8 14 8 11 0 11-5 11-22 0-34 0-67 0-101 0-16 0-22-11-22-3 0-6 0-20 11-3 3-11 11-17 14-36-25-75-25-92-25-118 0-157 64-157 120 0 34 17 62 42 84 34 25 59 31 132 45z">
            <text:p/>
          </draw:path>
          <draw:path draw:style-name="gr11" draw:text-style-name="P3" draw:layer="layout" svg:width="0.321cm" svg:height="0.449cm" svg:x="17.911cm" svg:y="12.087cm" svg:viewBox="0 0 322 450" svg:d="M171 249c22 3 103 19 103 89 0 51-33 90-112 90-81 0-117-56-137-140-3-11-3-17-14-17s-11 9-11 25c0 43 0 86 0 129 0 17 0 25 11 25 3 0 6-3 23-19 2-3 2-6 19-23 45 39 90 42 109 42 115 0 160-67 160-137 0-53-31-81-42-92-34-34-70-39-112-48-56-11-120-25-120-81 0-33 25-75 109-75 109 0 112 89 115 120 0 8 7 6 11 8 14 0 14-5 14-22 0-34 0-67 0-101 0-16 0-22-11-22-6 0-6 0-20 11-3 3-14 11-17 14-36-25-78-25-92-25-121 0-157 64-157 120 0 34 14 62 42 84 31 25 59 31 129 45z">
            <text:p/>
          </draw:path>
          <draw:path draw:style-name="gr11" draw:text-style-name="P3" draw:layer="layout" svg:width="9.67cm" svg:height="0.038cm" svg:x="8.595cm" svg:y="12.834cm" svg:viewBox="0 0 9671 39" svg:d="M0 0c3224 0 6447 0 9671 0 0 13 0 26 0 39-3224 0-6447 0-9671 0 0-13 0-26 0-39z">
            <text:p/>
          </draw:path>
          <draw:path draw:style-name="gr11" draw:text-style-name="P3" draw:layer="layout" svg:width="0.671cm" svg:height="0.67cm" svg:x="12.461cm" svg:y="13.066cm" svg:viewBox="0 0 672 671" svg:d="M196 14c-8-11-11-14-28-14-56 0-112 0-168 0 0 10 0 21 0 31 9 0 19 0 28 0 14 0 34 3 50 3 23 2 23 2 23 22 0 171 0 341 0 512 0 28 0 72-101 72 0 11 0 21 0 31 34 0 81-3 115-3 33 0 81 3 115 3 0-10 0-20 0-31-101 0-101-44-101-72 0-170 0-340 0-509 5 3 5 5 8 11 135 196 269 391 403 587 9 14 9 14 17 14 14 0 14-8 14-25 0-181 0-362 0-543 0-25 0-72 101-72 0-10 0-21 0-31-34 3-83 3-115 3s-81 0-115-3c0 10 0 21 0 31 101 0 101 47 101 72 0 140 0 280 0 420-116-170-231-339-347-509z">
            <text:p/>
          </draw:path>
          <draw:path draw:style-name="gr11" draw:text-style-name="P3" draw:layer="layout" svg:width="0.441cm" svg:height="0.449cm" svg:x="13.208cm" svg:y="13.298cm" svg:viewBox="0 0 442 450" svg:d="M286 364c2 39 30 81 75 81 22 0 81-14 81-93 0-18 0-37 0-56-8 0-17 0-25 0 0 19 0 38 0 56 0 56-25 62-34 62-33 0-36-45-36-48 0-66 0-132 0-198 0-39 0-79-36-115-39-39-87-53-135-53-81 0-148 45-148 109 0 31 20 48 45 48 28 0 45-20 45-45 0-11-6-45-51-45 28-36 76-47 107-47 47 0 103 39 103 125 0 13 0 25 0 37-50 3-117 5-179 36-76 34-98 84-98 129 0 78 95 103 157 103 64 0 109-39 129-86zM277 204c0 33 0 65 0 98 0 92-70 126-115 126-47 0-86-34-86-84 0-53 39-134 201-140z">
            <text:p/>
          </draw:path>
          <draw:path draw:style-name="gr11" draw:text-style-name="P3" draw:layer="layout" svg:width="0.321cm" svg:height="0.449cm" svg:x="13.689cm" svg:y="13.298cm" svg:viewBox="0 0 322 450" svg:d="M174 249c19 3 100 19 100 89 0 51-33 90-112 90-81 0-117-56-134-140-3-11-6-17-14-17-14 0-14 9-14 25 0 43 0 86 0 129 0 17 0 25 11 25 6 0 7-1 25-19 2-2 0-6 20-23 42 39 87 42 106 42 115 0 160-67 160-137 0-53-31-81-42-92-31-34-70-39-112-48-53-11-120-25-120-81 0-33 25-75 109-75 109 0 115 89 115 120 2 8 11 8 14 8 11 0 11-5 11-22 0-34 0-67 0-101 0-16 0-22-11-22-3 0-6 0-20 11-3 3-11 14-17 17-36-28-75-28-92-28-121 0-157 64-157 120 0 34 17 62 42 84 31 25 59 31 132 45z">
            <text:p/>
          </draw:path>
          <draw:path draw:style-name="gr11" draw:text-style-name="P3" draw:layer="layout" svg:width="0.321cm" svg:height="0.449cm" svg:x="14.079cm" svg:y="13.298cm" svg:viewBox="0 0 322 450" svg:d="M171 249c22 3 103 19 103 89 0 51-36 90-112 90-81 0-117-56-137-140-3-11-3-17-14-17s-11 9-11 25c0 43 0 86 0 129 0 17 0 25 11 25 3 0 6-3 23-19 2-3 2-6 19-23 45 39 90 42 109 42 112 0 160-67 160-137 0-53-31-81-42-92-34-34-70-39-112-48-56-11-120-25-120-81 0-33 25-75 109-75 109 0 112 89 115 120 0 8 7 6 11 8 14 0 14-5 14-22 0-34 0-67 0-101 0-16 0-22-11-22-6 0-6 0-20 11-3 3-14 14-17 17-36-28-78-28-92-28-121 0-157 64-157 120 0 34 14 62 42 84 31 25 59 31 129 45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enzregel - Resolution</text:p>
          </draw:text-box>
        </draw:frame>
        <draw:frame presentation:style-name="pr12" draw:text-style-name="P17" draw:layer="layout" svg:width="24.802cm" svg:height="2.265cm" svg:x="1.381cm" svg:y="3.485cm">
          <draw:text-box>
            <text:p text:style-name="P9"><text:span text:style-name="T23">D</text:span><text:span text:style-name="T23">i</text:span><text:span text:style-name="T23">e</text:span><text:span text:style-name="T23"> </text:span><text:span text:style-name="T23">R</text:span><text:span text:style-name="T23">e</text:span><text:span text:style-name="T23">s</text:span><text:span text:style-name="T23">o</text:span><text:span text:style-name="T23">l</text:span><text:span text:style-name="T23">u</text:span><text:span text:style-name="T23">t</text:span><text:span text:style-name="T23">i</text:span><text:span text:style-name="T23">o</text:span><text:span text:style-name="T23">n</text:span><text:span text:style-name="T23"> </text:span><text:span text:style-name="T23">i</text:span><text:span text:style-name="T23">s</text:span><text:span text:style-name="T23">t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I</text:span><text:span text:style-name="T23">n</text:span><text:span text:style-name="T23">f</text:span><text:span text:style-name="T23">e</text:span><text:span text:style-name="T23">r</text:span><text:span text:style-name="T23">e</text:span><text:span text:style-name="T23">n</text:span><text:span text:style-name="T23">z</text:span><text:span text:style-name="T23">(</text:span><text:span text:style-name="T23">S</text:span><text:span text:style-name="T23">c</text:span><text:span text:style-name="T23">h</text:span><text:span text:style-name="T23">l</text:span><text:span text:style-name="T23">u</text:span><text:span text:style-name="T23">s</text:span><text:span text:style-name="T23">s</text:span><text:span text:style-name="T23">)</text:span><text:span text:style-name="T23">r</text:span><text:span text:style-name="T23">e</text:span><text:span text:style-name="T23">g</text:span><text:span text:style-name="T23">e</text:span><text:span text:style-name="T23">l</text:span><text:span text:style-name="T23">,</text:span><text:span text:style-name="T23"> </text:span><text:span text:style-name="T23">d</text:span><text:span text:style-name="T23">i</text:span><text:span text:style-name="T23">e</text:span><text:span text:style-name="T23"> </text:span><text:span text:style-name="T23">n</text:span><text:span text:style-name="T23">e</text:span><text:span text:style-name="T23">u</text:span><text:span text:style-name="T23">e</text:span><text:span text:style-name="T23"> </text:span><text:span text:style-name="T23">K</text:span><text:span text:style-name="T23">l</text:span><text:span text:style-name="T23">a</text:span><text:span text:style-name="T23">u</text:span><text:span text:style-name="T23">s</text:span><text:span text:style-name="T23">e</text:span><text:span text:style-name="T23">l</text:span><text:span text:style-name="T23">n</text:span><text:span text:style-name="T23"> </text:span><text:span text:style-name="T23">a</text:span><text:span text:style-name="T23">b</text:span><text:span text:style-name="T23">l</text:span><text:span text:style-name="T23">e</text:span><text:span text:style-name="T23">i</text:span><text:span text:style-name="T23">t</text:span><text:span text:style-name="T23">e</text:span><text:span text:style-name="T23">t</text:span><text:span text:style-name="T23">,</text:span><text:span text:style-name="T23"> </text:span><text:span text:style-name="T23">i</text:span><text:span text:style-name="T23">n</text:span><text:span text:style-name="T23">d</text:span><text:span text:style-name="T23">e</text:span><text:span text:style-name="T23">m</text:span><text:span text:style-name="T23"> </text:span><text:span text:style-name="T23">s</text:span><text:span text:style-name="T23">i</text:span><text:span text:style-name="T23">e</text:span><text:span text:style-name="T23"> </text:span><text:span text:style-name="T23">k</text:span><text:span text:style-name="T23">o</text:span><text:span text:style-name="T23">m</text:span><text:span text:style-name="T23">p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ä</text:span><text:span text:style-name="T23">r</text:span><text:span text:style-name="T23">e</text:span><text:span text:style-name="T23"> </text:span><text:span text:style-name="T25">L</text:span><text:span text:style-name="T25">i</text:span><text:span text:style-name="T25">t</text:span><text:span text:style-name="T25">e</text:span><text:span text:style-name="T25">r</text:span><text:span text:style-name="T25">a</text:span><text:span text:style-name="T25">l</text:span><text:span text:style-name="T25">e</text:span><text:span text:style-name="T23"> </text:span><text:span text:style-name="T23">a</text:span><text:span text:style-name="T23">u</text:span><text:span text:style-name="T23">s</text:span><text:span text:style-name="T23"> </text:span><text:span text:style-name="T23">z</text:span><text:span text:style-name="T23">w</text:span><text:span text:style-name="T23">e</text:span><text:span text:style-name="T23">i</text:span><text:span text:style-name="T23"> </text:span><text:span text:style-name="T25">K</text:span><text:span text:style-name="T25">l</text:span><text:span text:style-name="T25">a</text:span><text:span text:style-name="T25">u</text:span><text:span text:style-name="T25">s</text:span><text:span text:style-name="T25">e</text:span><text:span text:style-name="T25">l</text:span><text:span text:style-name="T25">n</text:span><text:span text:style-name="T23"> </text:span><text:span text:style-name="T23">i</text:span><text:span text:style-name="T23">n</text:span><text:span text:style-name="T23"> </text:span><text:span text:style-name="T23">k</text:span><text:span text:style-name="T23">o</text:span><text:span text:style-name="T23">n</text:span><text:span text:style-name="T23">j</text:span><text:span text:style-name="T23">u</text:span><text:span text:style-name="T23">n</text:span><text:span text:style-name="T23">k</text:span><text:span text:style-name="T23">t</text:span><text:span text:style-name="T23">i</text:span><text:span text:style-name="T23">v</text:span><text:span text:style-name="T23">e</text:span><text:span text:style-name="T23">r</text:span><text:span text:style-name="T23"> </text:span><text:span text:style-name="T23">N</text:span><text:span text:style-name="T23">o</text:span><text:span text:style-name="T23">r</text:span><text:span text:style-name="T23">m</text:span><text:span text:style-name="T23">a</text:span><text:span text:style-name="T23">l</text:span><text:span text:style-name="T23">f</text:span><text:span text:style-name="T23">o</text:span><text:span text:style-name="T23">r</text:span><text:span text:style-name="T23">m</text:span><text:span text:style-name="T23"> </text:span><text:span text:style-name="T23">(</text:span><text:span text:style-name="T25">K</text:span><text:span text:style-name="T25">N</text:span><text:span text:style-name="T25">F</text:span><text:span text:style-name="T23">)</text:span><text:span text:style-name="T23"> </text:span><text:span text:style-name="T23">e</text:span><text:span text:style-name="T23">l</text:span><text:span text:style-name="T23">i</text:span><text:span text:style-name="T23">m</text:span><text:span text:style-name="T23">i</text:span><text:span text:style-name="T23">n</text:span><text:span text:style-name="T23">i</text:span><text:span text:style-name="T23">e</text:span><text:span text:style-name="T23">r</text:span><text:span text:style-name="T23">t</text:span><text:span text:style-name="T23">.</text:span></text:p>
          </draw:text-box>
        </draw:frame>
        <draw:g draw:style-name="gr3">
          <svg:title>TexMaths</svg:title>
          <svg:desc>28§latex§\begin{array}{c} \underline{(p \vee q) \wedge (\lnot q \vee r)} \\ (p \vee r) \end{array} 
§svg§600§FALSE§</svg:desc>
          <draw:path draw:style-name="gr10" draw:text-style-name="P1" draw:layer="layout" svg:width="7.276cm" svg:height="2.146cm" svg:x="9.354cm" svg:y="6.404cm" svg:viewBox="0 0 7277 2147" svg:d="M0 0c2426 0 4852 0 7277 0 0 716 0 1432 0 2147-2425 0-4851 0-7277 0 0-715 0-1431 0-2147z">
            <text:p/>
          </draw:path>
          <draw:path draw:style-name="gr11" draw:text-style-name="P3" draw:layer="layout" svg:width="0.229cm" svg:height="0.98cm" svg:x="9.402cm" svg:y="6.354cm" svg:viewBox="0 0 230 981" svg:d="M230 973c0-3 0-6-17-22-123-123-157-311-157-459 0-170 39-341 160-464 14-14 14-14 14-17 0-8-6-11-12-11-11 0-98 67-156 193-51 106-62 215-62 299 0 76 11 193 64 305 59 120 143 184 154 184 6 0 12-2 12-8z">
            <text:p/>
          </draw:path>
          <draw:path draw:style-name="gr11" draw:text-style-name="P3" draw:layer="layout" svg:width="0.511cm" svg:height="0.623cm" svg:x="9.657cm" svg:y="6.656cm" svg:viewBox="0 0 512 624" svg:d="M76 554c-9 33-12 42-54 42-14 0-22 0-22 16 0 9 3 12 11 12 28 0 56-3 84-3 31 0 65 3 95 3 6 0 20 0 20-20 0-8-11-8-25-8-48 0-48-9-48-17 0-11 42-171 48-196 14 28 39 62 89 62 115 0 238-143 238-288 0-93-56-157-131-157-48 0-96 36-129 75-8-53-50-75-87-75-47 0-64 39-73 56-19 33-30 92-30 95 0 11 8 11 11 11 8 0 11-3 17-22 16-70 36-118 72-118 17 0 28 9 28 45 0 22-2 34-5 50-37 146-73 291-109 437zM246 129c9-28 34-54 53-70 34-31 62-37 79-37 39 0 64 34 64 93 0 58-33 170-50 207-34 69-81 103-118 103-64 0-78-84-78-89 1-5 0-3 3-14 16-65 31-129 47-193z">
            <text:p/>
          </draw:path>
          <draw:path draw:style-name="gr11" draw:text-style-name="P3" draw:layer="layout" svg:width="0.545cm" svg:height="0.606cm" svg:x="10.454cm" svg:y="6.505cm" svg:viewBox="0 0 546 607" svg:d="M540 39c6-14 6-17 6-19 0-12-9-20-20-20-8 0-14 6-22 20-77 173-153 346-230 520-77-174-155-347-232-520-8-20-17-20-22-20-12 0-20 8-20 20 2 4 0 2 6 14 82 184 164 369 246 553 6 17 11 20 22 20s14-6 20-20c82-182 164-365 246-548z">
            <text:p/>
          </draw:path>
          <draw:path draw:style-name="gr11" draw:text-style-name="P3" draw:layer="layout" svg:width="0.405cm" svg:height="0.623cm" svg:x="11.314cm" svg:y="6.656cm" svg:viewBox="0 0 406 624" svg:d="M406 11c0-3-3-8-11-8-12 0-51 39-68 67-19-53-58-70-89-70-118 0-238 145-238 288 0 95 59 157 129 157 42 0 81-23 117-59-8 33-42 168-44 176-9 28-17 31-70 34-14 0-23 0-23 19 4 3 0 9 11 9 31 0 68-3 98-3 34 0 70 3 104 3 3 0 17 0 17-20 0-8-12-8-26-8-47 0-47-9-47-17 0-6 3-14 3-23 45-181 91-363 137-545zM132 425c-59 0-62-75-62-92 0-48 28-157 45-196 31-73 81-115 123-115 61 0 75 79 75 87 0 6-53 221-55 224-14 28-70 92-126 92z">
            <text:p/>
          </draw:path>
          <draw:path draw:style-name="gr11" draw:text-style-name="P3" draw:layer="layout" svg:width="0.229cm" svg:height="0.98cm" svg:x="11.803cm" svg:y="6.354cm" svg:viewBox="0 0 230 981" svg:d="M230 492c0-78-12-196-65-307-59-121-145-185-154-185-5 0-11 6-11 11 0 3 0 3 20 23 95 97 154 251 154 458 0 168-37 338-160 464-14 11-14 14-14 17 0 6 6 8 11 8 9 0 98-67 157-190 50-109 62-218 62-299z">
            <text:p/>
          </draw:path>
          <draw:path draw:style-name="gr11" draw:text-style-name="P3" draw:layer="layout" svg:width="0.548cm" svg:height="0.606cm" svg:x="12.402cm" svg:y="6.505cm" svg:viewBox="0 0 549 607" svg:d="M297 20c-9-17-14-20-23-20-14 0-16 6-22 20-81 182-162 365-244 548-5 14-8 14-8 19 0 11 11 20 20 20 8 0 16-3 22-20 77-173 155-347 232-520 78 173 155 347 233 520 8 20 16 20 22 20 11 0 20-9 20-20 0-3 0-3-6-17-82-183-164-367-246-550z">
            <text:p/>
          </draw:path>
          <draw:path draw:style-name="gr11" draw:text-style-name="P3" draw:layer="layout" svg:width="0.229cm" svg:height="0.98cm" svg:x="13.32cm" svg:y="6.354cm" svg:viewBox="0 0 230 981" svg:d="M230 973c0-3 0-6-17-22-123-123-157-311-157-459 0-170 39-341 160-464 14-14 14-14 14-17 0-8-6-11-12-11-8 0-98 67-156 193-51 106-62 215-62 299 0 76 11 193 64 305 59 120 146 184 154 184 6 0 12-2 12-8z">
            <text:p/>
          </draw:path>
          <draw:path draw:style-name="gr11" draw:text-style-name="P3" draw:layer="layout" svg:width="0.548cm" svg:height="0.262cm" svg:x="13.659cm" svg:y="6.74cm" svg:viewBox="0 0 549 263" svg:d="M549 36c0-30-3-36-37-36-158 0-317 0-476 0-16 0-36-1-36 20s20 22 36 22c158 0 316 0 473 0 0 62 0 125 0 187 0 17 0 34 20 34s20-17 20-34c0-64 0-128 0-193z">
            <text:p/>
          </draw:path>
          <draw:path draw:style-name="gr11" draw:text-style-name="P3" draw:layer="layout" svg:width="0.405cm" svg:height="0.623cm" svg:x="14.3cm" svg:y="6.656cm" svg:viewBox="0 0 406 624" svg:d="M406 11c0-3-3-8-11-8-9 0-51 39-65 67-22-53-61-70-92-70-118 0-238 145-238 288 0 95 59 157 132 157 42 0 78-23 114-59-8 33-42 168-44 176-9 28-14 31-70 34-14 0-23 0-23 19 4 3 0 9 11 9 34 0 68-3 101-3 31 0 67 3 101 3 3 0 17 0 17-20 0-8-9-8-26-8-47 0-47-9-47-17 0-6 3-14 3-23 45-181 91-363 137-545zM134 425c-58 0-64-75-64-92 0-48 28-157 45-196 31-73 81-115 123-115 64 0 78 79 78 87 0 6-56 221-58 224-14 28-70 92-124 92z">
            <text:p/>
          </draw:path>
          <draw:path draw:style-name="gr11" draw:text-style-name="P3" draw:layer="layout" svg:width="0.545cm" svg:height="0.606cm" svg:x="15.008cm" svg:y="6.505cm" svg:viewBox="0 0 546 607" svg:d="M540 39c6-14 6-17 6-19 0-12-9-20-20-20-8 0-14 6-22 20-77 173-153 346-230 520-77-174-155-347-232-520-8-20-17-20-22-20-12 0-20 8-20 20 2 4 0 2 6 14 82 184 164 369 246 553 6 17 11 20 22 20s14-6 20-20c82-182 164-365 246-548z">
            <text:p/>
          </draw:path>
          <draw:path draw:style-name="gr11" draw:text-style-name="P3" draw:layer="layout" svg:width="0.399cm" svg:height="0.444cm" svg:x="15.856cm" svg:y="6.656cm" svg:viewBox="0 0 400 445" svg:d="M59 377c-3 14-9 37-9 42 0 17 14 26 28 26 12 0 28-9 37-28 3-3 33-137 39-154 8-34 25-101 31-129 5-11 31-59 56-78 8-8 36-34 78-34 25 0 39 12 42 12-31 5-53 28-53 55 0 14 12 34 39 34s53-22 53-59c0-33-31-64-81-64-64 0-106 48-126 75-8-41-45-75-89-75-45 0-65 39-73 56-17 33-31 92-31 95 0 11 7 7 11 11 11 0 11-3 17-22 17-70 36-118 73-118 17 0 31 9 31 45 0 22-3 31-17 84-19 75-38 151-56 226z">
            <text:p/>
          </draw:path>
          <draw:path draw:style-name="gr11" draw:text-style-name="P3" draw:layer="layout" svg:width="0.229cm" svg:height="0.98cm" svg:x="16.355cm" svg:y="6.354cm" svg:viewBox="0 0 230 981" svg:d="M230 492c0-78-12-196-65-307-61-121-145-185-154-185-5 0-11 6-11 11 0 3 0 3 20 23 95 97 151 251 151 458 0 168-37 338-157 464-14 11-14 14-14 17 0 6 6 8 11 8 9 0 98-67 157-190 48-109 62-218 62-299z">
            <text:p/>
          </draw:path>
          <draw:path draw:style-name="gr11" draw:text-style-name="P3" draw:layer="layout" svg:width="7.377cm" svg:height="0.038cm" svg:x="9.304cm" svg:y="7.453cm" svg:viewBox="0 0 7378 39" svg:d="M0 0c2459 0 4919 0 7378 0 0 13 0 26 0 39-2459 0-4919 0-7378 0 0-13 0-26 0-39z">
            <text:p/>
          </draw:path>
          <draw:path draw:style-name="gr11" draw:text-style-name="P3" draw:layer="layout" svg:width="0.229cm" svg:height="0.98cm" svg:x="11.677cm" svg:y="7.621cm" svg:viewBox="0 0 230 981" svg:d="M230 970c0-3 0-3-17-19-123-126-154-311-154-462 0-170 36-341 157-464 14-11 14-14 14-17 0-5-3-8-12-8-8 0-98 67-154 190-50 109-64 218-64 299 0 79 11 196 67 308 59 120 143 184 151 184 9 0 12-2 12-11z">
            <text:p/>
          </draw:path>
          <draw:path draw:style-name="gr11" draw:text-style-name="P3" draw:layer="layout" svg:width="0.511cm" svg:height="0.623cm" svg:x="11.932cm" svg:y="7.923cm" svg:viewBox="0 0 512 624" svg:d="M76 554c-9 33-9 39-54 39-11 0-22 0-22 19 0 9 6 12 14 12 25 0 53-3 81-3 34 0 67 3 98 3 6 0 17 0 17-20 0-11-8-11-22-11-51 0-51-6-51-14 0-14 42-174 48-199 14 31 42 65 92 65 115 0 235-143 235-288 0-93-56-157-129-157-50 0-98 36-128 73-11-53-53-73-90-73-45 0-64 39-73 56-16 33-30 92-30 95 0 11 7 7 11 11 11 0 11-3 17-25 16-67 36-115 72-115 17 0 31 6 31 45 0 22-3 34-8 50-37 146-73 291-109 437zM249 129c6-28 34-56 50-70 37-31 65-37 82-37 39 0 61 35 61 93 0 57-31 170-50 207-34 69-81 100-118 100-64 0-75-81-75-86 0-3 0-3 3-17 15-64 31-127 47-190z">
            <text:p/>
          </draw:path>
          <draw:path draw:style-name="gr11" draw:text-style-name="P3" draw:layer="layout" svg:width="0.548cm" svg:height="0.609cm" svg:x="12.73cm" svg:y="7.769cm" svg:viewBox="0 0 549 610" svg:d="M540 39c6-11 9-14 9-19 0-12-9-20-20-20s-17 8-22 22c-78 174-155 347-233 520-76-173-153-346-229-520-9-19-17-22-25-22-9 0-20 8-20 20 0 2 0 5 8 16 82 184 163 368 244 551 8 17 14 23 22 23 14 0 17-9 23-23 81-182 162-365 243-548z">
            <text:p/>
          </draw:path>
          <draw:path draw:style-name="gr11" draw:text-style-name="P3" draw:layer="layout" svg:width="0.399cm" svg:height="0.444cm" svg:x="13.581cm" svg:y="7.923cm" svg:viewBox="0 0 400 445" svg:d="M56 375c-3 16-8 39-8 42 0 19 14 28 28 28s30-9 36-28c3-3 36-137 39-154 9-34 28-101 34-129 3-14 31-59 53-81 8-5 36-31 78-31 28 0 28 8 42 12-28 5-50 28-50 53 0 16 10 33 36 33 27 0 56-22 56-56 0-36-33-64-84-64-61 0-106 48-126 75-5-44-42-75-89-75-45 0-62 39-73 56-17 33-28 92-28 95 0 11 8 11 11 11 9 0 11-3 17-25 17-67 36-115 70-115 17 0 31 6 31 45 0 20-3 31-14 81-20 76-39 151-59 227z">
            <text:p/>
          </draw:path>
          <draw:path draw:style-name="gr11" draw:text-style-name="P3" draw:layer="layout" svg:width="0.226cm" svg:height="0.98cm" svg:x="14.079cm" svg:y="7.621cm" svg:viewBox="0 0 227 981" svg:d="M227 489c0-75-11-193-65-304-58-121-142-185-154-185-5 0-8 3-8 8 0 3 0 6 17 23 98 98 154 254 154 458 0 168-37 341-160 464-11 14-11 14-11 17 0 6 3 11 8 11 12 0 98-67 157-192 51-107 62-216 62-300z">
            <text:p/>
          </draw:path>
        </draw:g>
        <draw:frame presentation:style-name="pr13" draw:text-style-name="P22" draw:layer="layout" svg:width="24.802cm" svg:height="2.974cm" svg:x="1.371cm" svg:y="10.232cm">
          <draw:text-box>
            <text:list text:style-name="L1">
              <text:list-item>
                <text:p text:style-name="P21"><text:span text:style-name="T25">L</text:span><text:span text:style-name="T25">i</text:span><text:span text:style-name="T25">t</text:span><text:span text:style-name="T25">e</text:span><text:span text:style-name="T25">r</text:span><text:span text:style-name="T25">a</text:span><text:span text:style-name="T25">l</text:span><text:span text:style-name="T23">: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a</text:span><text:span text:style-name="T23">t</text:span><text:span text:style-name="T23">o</text:span><text:span text:style-name="T23">m</text:span><text:span text:style-name="T23">a</text:span><text:span text:style-name="T23">r</text:span><text:span text:style-name="T23">e</text:span><text:span text:style-name="T23"> </text:span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 </text:span><text:span text:style-name="T23">o</text:span><text:span text:style-name="T23">d</text:span><text:span text:style-name="T23">e</text:span><text:span text:style-name="T23">r</text:span><text:span text:style-name="T23"> </text:span><text:span text:style-name="T23">s</text:span><text:span text:style-name="T23">e</text:span><text:span text:style-name="T23">i</text:span><text:span text:style-name="T23">n</text:span><text:span text:style-name="T23"> </text:span><text:span text:style-name="T23">K</text:span><text:span text:style-name="T23">o</text:span><text:span text:style-name="T23">m</text:span><text:span text:style-name="T23">p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/text:p>
              </text:list-item>
              <text:list-item>
                <text:p text:style-name="P21"><text:span text:style-name="T25">K</text:span><text:span text:style-name="T25">l</text:span><text:span text:style-name="T25">a</text:span><text:span text:style-name="T25">u</text:span><text:span text:style-name="T25">s</text:span><text:span text:style-name="T25">e</text:span><text:span text:style-name="T25">l</text:span><text:span text:style-name="T23">: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D</text:span><text:span text:style-name="T23">i</text:span><text:span text:style-name="T23">s</text:span><text:span text:style-name="T23">j</text:span><text:span text:style-name="T23">u</text:span><text:span text:style-name="T23">n</text:span><text:span text:style-name="T23">k</text:span><text:span text:style-name="T23">t</text:span><text:span text:style-name="T23">i</text:span><text:span text:style-name="T23">o</text:span><text:span text:style-name="T23">n</text:span><text:span text:style-name="T23"> </text:span><text:span text:style-name="T23">v</text:span><text:span text:style-name="T23">o</text:span><text:span text:style-name="T23">n</text:span><text:span text:style-name="T23"> </text:span><text:span text:style-name="T23">L</text:span><text:span text:style-name="T23">i</text:span><text:span text:style-name="T23">t</text:span><text:span text:style-name="T23">e</text:span><text:span text:style-name="T23">r</text:span><text:span text:style-name="T23">a</text:span><text:span text:style-name="T23">l</text:span><text:span text:style-name="T23">e</text:span><text:span text:style-name="T23">n</text:span></text:p>
              </text:list-item>
              <text:list-item>
                <text:p text:style-name="P21"><text:span text:style-name="T25">K</text:span><text:span text:style-name="T25">N</text:span><text:span text:style-name="T25">F</text:span><text:span text:style-name="T23">:</text:span><text:span text:style-name="T23"> </text:span><text:span text:style-name="T23">e</text:span><text:span text:style-name="T23">i</text:span><text:span text:style-name="T23">n</text:span><text:span text:style-name="T23">e</text:span><text:span text:style-name="T23"> </text:span><text:span text:style-name="T23">K</text:span><text:span text:style-name="T23">o</text:span><text:span text:style-name="T23">n</text:span><text:span text:style-name="T23">j</text:span><text:span text:style-name="T23">u</text:span><text:span text:style-name="T23">n</text:span><text:span text:style-name="T23">k</text:span><text:span text:style-name="T23">t</text:span><text:span text:style-name="T23">i</text:span><text:span text:style-name="T23">o</text:span><text:span text:style-name="T23">n</text:span><text:span text:style-name="T23"> </text:span><text:span text:style-name="T23">v</text:span><text:span text:style-name="T23">o</text:span><text:span text:style-name="T23">n</text:span><text:span text:style-name="T23"> </text:span><text:span text:style-name="T23">K</text:span><text:span text:style-name="T23">l</text:span><text:span text:style-name="T23">a</text:span><text:span text:style-name="T23">u</text:span><text:span text:style-name="T23">s</text:span><text:span text:style-name="T23">e</text:span><text:span text:style-name="T23">l</text:span><text:span text:style-name="T23">n</text:span></text:p>
              </text:list-item>
            </text:list>
          </draw:text-box>
        </draw:frame>
        <draw:g draw:style-name="gr3">
          <svg:title>TexMaths</svg:title>
          <svg:desc>28§display§p \: \text{bzw.} \: \lnot p§svg§600§FALSE§</svg:desc>
          <draw:path draw:style-name="gr10" draw:text-style-name="P1" draw:layer="layout" svg:width="3.964cm" svg:height="0.767cm" svg:x="18.379cm" svg:y="10.297cm" svg:viewBox="0 0 3965 768" svg:d="M0 0c1322 0 2644 0 3965 0 0 256 0 512 0 768-1321 0-2643 0-3965 0 0-256 0-512 0-768z">
            <text:p/>
          </draw:path>
          <draw:path draw:style-name="gr11" draw:text-style-name="P3" draw:layer="layout" svg:width="0.511cm" svg:height="0.621cm" svg:x="18.329cm" svg:y="10.493cm" svg:viewBox="0 0 512 622" svg:d="M76 553c-9 33-9 39-54 39-11 0-22 0-22 19 0 9 6 11 14 11 25 0 53-2 81-2 34 0 67 2 98 2 6 0 17 0 17-19 0-11-9-11-23-11-50 0-50-6-50-14 0-14 42-173 48-198 14 30 42 64 92 64 112 0 235-143 235-288 0-92-56-156-129-156-50 0-98 36-128 75-12-53-54-75-90-75-45 0-64 39-73 56-16 33-30 92-30 95 0 11 7 7 11 11 11 0 11-3 17-22 16-70 36-118 72-118 17 0 31 9 31 45 0 22-3 33-8 50-37 145-73 290-109 436zM249 128c6-28 34-53 50-69 34-31 65-37 82-37 39 0 61 34 61 92 0 59-33 171-50 207-34 70-81 100-118 100-64 0-75-80-75-86 0-3 0-3 2-17 16-63 32-126 48-190z">
            <text:p/>
          </draw:path>
          <draw:path draw:style-name="gr11" draw:text-style-name="P3" draw:layer="layout" svg:width="0.483cm" svg:height="0.688cm" svg:x="19.101cm" svg:y="10.247cm" svg:viewBox="0 0 484 689" svg:d="M140 310c0-103 0-207 0-310-47 4-93 7-140 11 0 10 0 21 0 31 67 0 76 5 76 53 0 194 0 389 0 583 8 0 16 0 25 0 12-20 8-14 36-61 14 22 56 72 129 72 117 0 218-95 218-223 0-123-95-220-207-220-78 0-120 47-137 64zM146 567c0-67 0-134 0-201 0-20 0-20 8-37 39-53 92-61 117-61 45 0 79 25 104 61 25 42 28 98 28 137 0 36-3 95-31 140-19 30-59 61-112 61-42 0-78-22-103-59-11-22-11-25-11-41z">
            <text:p/>
          </draw:path>
          <draw:path draw:style-name="gr11" draw:text-style-name="P3" draw:layer="layout" svg:width="0.366cm" svg:height="0.42cm" svg:x="19.647cm" svg:y="10.504cm" svg:viewBox="0 0 367 421" svg:d="M355 31c9-11 9-14 9-17 0-14-6-14-25-14-105 0-209 0-314 0-4 52-7 104-11 156 8 0 17 0 25 0 6-97 25-134 132-134 37 0 74 0 112 0-92 123-183 246-275 369-8 11-8 11-8 16 0 14 6 14 25 14 108 0 217 0 325 0 5-60 11-120 17-181-9 0-17 0-26 0-8 114-28 156-142 156-39 0-77 0-115 0 90-122 181-243 271-365z">
            <text:p/>
          </draw:path>
          <draw:path draw:style-name="gr11" draw:text-style-name="P3" draw:layer="layout" svg:width="0.671cm" svg:height="0.432cm" svg:x="20.075cm" svg:y="10.504cm" svg:viewBox="0 0 672 433" svg:d="M590 92c17-47 48-61 82-61 0-11 0-21 0-31-20 3-51 3-70 3-31 0-73-3-93-3 0 10 0 20 0 31 37 0 56 19 56 47 0 6 0 9-3 20-29 83-59 167-89 251-33-91-65-182-98-274-6-11-6-14-6-19 0-25 40-25 59-25 0-11 0-21 0-31-28 0-78 3-103 3-28 0-56 0-87-3 0 10 0 20 0 31 36 0 53 2 61 14 6 5 17 36 23 53-28 79-56 158-84 237-31-87-62-173-92-260-6-11-6-14-6-19 0-25 39-25 59-25 0-11 0-21 0-31-31 0-87 3-109 3-3 0-56 0-90-3 0 10 0 20 0 31 48 0 59 2 73 33 41 116 82 231 123 346 5 14 7 23 19 23 13 0 17-6 20-20 34-92 67-184 101-276 33 92 67 184 101 276 2 11 7 20 19 20 13 0 14-9 20-20 38-107 76-214 114-321z">
            <text:p/>
          </draw:path>
          <draw:path draw:style-name="gr11" draw:text-style-name="P3" draw:layer="layout" svg:width="0.103cm" svg:height="0.102cm" svg:x="20.85cm" svg:y="10.822cm" svg:viewBox="0 0 104 103" svg:d="M104 50c0-28-23-50-51-50s-53 21-53 50c0 30 25 53 53 53s51-22 51-53z">
            <text:p/>
          </draw:path>
          <draw:path draw:style-name="gr11" draw:text-style-name="P3" draw:layer="layout" svg:width="0.545cm" svg:height="0.261cm" svg:x="21.312cm" svg:y="10.576cm" svg:viewBox="0 0 546 262" svg:d="M546 36c0-33-3-36-34-36-159 0-319 0-478 0-17 0-34 0-34 20 0 19 17 19 34 19 157 0 315 0 473 0 0 62 0 125 0 187 0 20 0 36 19 36 20 0 20-16 20-36 0-63 0-126 0-190z">
            <text:p/>
          </draw:path>
          <draw:path draw:style-name="gr11" draw:text-style-name="P3" draw:layer="layout" svg:width="0.511cm" svg:height="0.621cm" svg:x="21.883cm" svg:y="10.493cm" svg:viewBox="0 0 512 622" svg:d="M76 553c-9 33-12 39-54 39-14 0-22 0-22 19 0 9 3 11 11 11 28 0 56-2 84-2 31 0 65 2 95 2 6 0 20 0 20-19 0-11-11-11-25-11-48 0-48-6-48-14 0-14 42-173 48-198 14 30 39 64 89 64 115 0 238-143 238-288 0-92-56-156-131-156-48 0-96 36-129 75-9-53-51-75-87-75-47 0-64 39-73 56-19 33-30 92-30 95 0 11 8 11 11 11 8 0 11-3 17-22 16-70 36-118 72-118 17 0 28 9 28 45 0 22-3 33-5 50-37 145-73 290-109 436zM249 128c6-28 31-53 50-69 34-31 62-37 79-37 39 0 64 34 64 92 0 59-33 171-50 207-34 70-81 100-118 100-64 0-78-80-78-86 0-3 0-3 3-17 16-63 33-126 50-190z">
            <text:p/>
          </draw:path>
        </draw:g>
        <draw:g draw:style-name="gr3">
          <svg:title>TexMaths</svg:title>
          <svg:desc>28§display§p \vee q§svg§600§FALSE§</svg:desc>
          <draw:path draw:style-name="gr10" draw:text-style-name="P1" draw:layer="layout" svg:width="1.959cm" svg:height="0.674cm" svg:x="19.081cm" svg:y="11.399cm" svg:viewBox="0 0 1960 675" svg:d="M0 0c653 0 1307 0 1960 0 0 225 0 450 0 675-653 0-1307 0-1960 0 0-225 0-450 0-675z">
            <text:p/>
          </draw:path>
          <draw:path draw:style-name="gr11" draw:text-style-name="P3" draw:layer="layout" svg:width="0.511cm" svg:height="0.621cm" svg:x="19.031cm" svg:y="11.503cm" svg:viewBox="0 0 512 622" svg:d="M76 552c-9 34-9 39-54 39-11 0-22 0-22 20 0 8 6 11 14 11 25 0 53-3 81-3 34 0 67 3 98 3 6 0 17 0 17-20 0-11-8-11-22-11-51 0-51-5-51-14 0-14 42-174 48-196 14 28 42 62 92 62 112 0 235-143 235-286 0-93-56-157-131-157-48 0-95 34-129 73-8-53-50-73-87-73-45 0-64 36-73 53-16 34-30 93-30 95 0 12 7 8 11 12 11 0 11 0 17-23 16-70 36-117 72-117 17 0 31 8 31 44 0 23-3 34-8 51-37 146-73 291-109 437zM249 126c6-25 34-53 51-67 33-31 61-39 78-39 39 0 64 33 64 92s-33 171-50 207c-34 70-81 101-118 101-64 0-75-81-75-87 0-2 0-2 3-14 15-64 31-129 47-193z">
            <text:p/>
          </draw:path>
          <draw:path draw:style-name="gr11" draw:text-style-name="P3" draw:layer="layout" svg:width="0.545cm" svg:height="0.607cm" svg:x="19.829cm" svg:y="11.349cm" svg:viewBox="0 0 546 608" svg:d="M540 39c6-14 6-14 6-19 0-12-8-20-20-20-11 0-16 6-22 22-77 173-155 346-232 519-77-174-153-348-230-521-8-17-17-20-22-20-12 0-20 8-20 20 0 2 0 2 6 16 81 183 162 366 243 550 9 16 14 22 23 22 14 0 16-8 22-22 82-183 164-365 246-547z">
            <text:p/>
          </draw:path>
          <draw:path draw:style-name="gr11" draw:text-style-name="P3" draw:layer="layout" svg:width="0.405cm" svg:height="0.621cm" svg:x="20.686cm" svg:y="11.503cm" svg:viewBox="0 0 406 622" svg:d="M406 8c0-2-3-8-11-8-9 0-48 39-65 67-22-53-61-67-92-67-115 0-238 143-238 286 0 95 59 157 132 157 42 0 81-23 114-59-8 33-42 165-44 176-6 26-14 31-70 31-12 0-23 0-23 20 0 3 0 11 14 11 31 0 65-3 98-3 34 0 67 3 101 3 6 0 17 0 17-20 0-11-9-11-25-11-48 0-48-5-48-14 0-8 3-14 6-22 44-182 89-365 134-547zM134 420c-58 0-64-75-64-92 0-45 31-152 48-194 28-72 81-114 120-114 64 0 78 81 78 86 0 6-56 222-58 225-14 28-70 89-124 89z">
            <text:p/>
          </draw:path>
        </draw:g>
        <draw:g draw:style-name="gr3">
          <svg:title>TexMaths</svg:title>
          <svg:desc>28§display§(p \vee q) \wedge (\lnot q \vee r)§svg§600§FALSE§</svg:desc>
          <draw:path draw:style-name="gr10" draw:text-style-name="P1" draw:layer="layout" svg:width="7.08cm" svg:height="0.879cm" svg:x="16.882cm" svg:y="12.6cm" svg:viewBox="0 0 7081 880" svg:d="M0 0c2360 0 4721 0 7081 0 0 293 0 586 0 880-2360 0-4721 0-7081 0 0-294 0-587 0-880z">
            <text:p/>
          </draw:path>
          <draw:path draw:style-name="gr11" draw:text-style-name="P3" draw:layer="layout" svg:width="0.229cm" svg:height="0.979cm" svg:x="16.832cm" svg:y="12.55cm" svg:viewBox="0 0 230 980" svg:d="M230 969c0-3 0-3-17-20-123-125-154-309-154-460 0-171 36-341 157-461 14-14 14-14 14-17 0-8-6-11-12-11-8 0-98 67-156 193-51 106-62 215-62 296 0 78 11 195 64 307 59 120 146 184 154 184 6 0 12-3 12-11z">
            <text:p/>
          </draw:path>
          <draw:path draw:style-name="gr11" draw:text-style-name="P3" draw:layer="layout" svg:width="0.511cm" svg:height="0.622cm" svg:x="17.087cm" svg:y="12.852cm" svg:viewBox="0 0 512 623" svg:d="M76 553c-9 33-12 39-54 39-11 0-22 0-22 20 0 8 6 11 11 11 28 0 56-3 84-3 31 0 65 3 98 3 3 0 17 0 17-20 0-11-11-11-22-11-51 0-51-6-51-14 0-14 42-173 48-195 14 28 42 61 92 61 112 0 235-142 235-288 0-92-56-156-131-156-48 0-96 36-129 73-8-51-50-73-87-73-45 0-64 39-73 56-16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<text:p/>
          </draw:path>
          <draw:path draw:style-name="gr11" draw:text-style-name="P3" draw:layer="layout" svg:width="0.545cm" svg:height="0.608cm" svg:x="17.884cm" svg:y="12.698cm" svg:viewBox="0 0 546 609" svg:d="M540 42c6-14 6-17 6-20 0-11-9-22-20-22-8 0-14 8-22 22-77 173-153 347-230 520-77-173-155-347-232-520-8-19-14-22-22-22-12 0-20 11-20 22 2 5 0 3 6 14 82 185 164 369 246 553 8 14 14 20 22 20 11 0 14-9 23-20 81-182 162-365 243-547z">
            <text:p/>
          </draw:path>
          <draw:path draw:style-name="gr11" draw:text-style-name="P3" draw:layer="layout" svg:width="0.405cm" svg:height="0.622cm" svg:x="18.744cm" svg:y="12.852cm" svg:viewBox="0 0 406 623" svg:d="M406 11c0-3-3-8-11-8-9 0-51 39-68 67-19-53-58-70-89-70-118 0-238 145-238 288 0 95 59 156 132 156 42 0 78-22 114-59-8 34-42 168-44 176-9 28-14 31-70 31-14 0-23 0-23 20 0 2 0 11 11 11 34 0 68-3 101-3 31 0 67 3 101 3 3 0 17 0 17-20 0-11-12-11-26-11-47 0-47-6-47-14s3-14 3-22c45-182 91-363 137-545zM134 422c-58 0-64-76-64-92 0-45 28-154 45-193 31-73 81-115 123-115 64 0 78 79 78 87 0 5-56 221-58 223-14 28-70 90-124 90z">
            <text:p/>
          </draw:path>
          <draw:path draw:style-name="gr11" draw:text-style-name="P3" draw:layer="layout" svg:width="0.226cm" svg:height="0.979cm" svg:x="19.236cm" svg:y="12.55cm" svg:viewBox="0 0 227 980" svg:d="M227 489c0-76-11-193-65-305-58-120-142-184-154-184-5 0-8 6-8 11 0 3 0 3 17 23 98 94 154 251 154 455 0 167-37 340-160 463-11 14-11 14-11 17 0 6 3 11 8 11 12 0 98-67 157-192 51-107 62-216 62-299z">
            <text:p/>
          </draw:path>
          <draw:path draw:style-name="gr11" draw:text-style-name="P3" draw:layer="layout" svg:width="0.545cm" svg:height="0.608cm" svg:x="19.835cm" svg:y="12.698cm" svg:viewBox="0 0 546 609" svg:d="M294 22c-9-16-14-22-23-22-11 0-13 8-22 22-81 183-162 365-243 548-6 11-6 14-6 19 0 11 8 20 20 20 5 0 14-3 22-20 76-173 153-346 229-519 78 173 155 346 233 519 8 20 17 20 22 20 11 0 20-9 20-20 0-3 0-5-6-17-82-183-164-366-246-550z">
            <text:p/>
          </draw:path>
          <draw:path draw:style-name="gr11" draw:text-style-name="P3" draw:layer="layout" svg:width="0.229cm" svg:height="0.979cm" svg:x="20.75cm" svg:y="12.55cm" svg:viewBox="0 0 230 980" svg:d="M230 969c0-3 0-3-17-20-123-125-154-309-154-460 0-171 36-341 157-461 14-14 14-14 14-17 0-8-6-11-12-11-8 0-98 67-156 193-51 106-62 215-62 296 0 78 11 195 64 307 62 120 146 184 154 184 6 0 12-3 12-11z">
            <text:p/>
          </draw:path>
          <draw:path draw:style-name="gr11" draw:text-style-name="P3" draw:layer="layout" svg:width="0.548cm" svg:height="0.262cm" svg:x="21.089cm" svg:y="12.935cm" svg:viewBox="0 0 549 263" svg:d="M549 36c0-33-3-36-37-36-158 0-317 0-476 0-16 0-36 0-36 20 0 19 20 19 36 19 158 0 316 0 473 0 0 62 0 125 0 187 0 20 0 37 20 37s20-17 20-37c0-63 0-126 0-190z">
            <text:p/>
          </draw:path>
          <draw:path draw:style-name="gr11" draw:text-style-name="P3" draw:layer="layout" svg:width="0.405cm" svg:height="0.622cm" svg:x="21.73cm" svg:y="12.852cm" svg:viewBox="0 0 406 623" svg:d="M406 11c0-3-3-8-9-8-11 0-50 39-67 67-22-53-61-70-92-70-115 0-238 145-238 288 0 95 59 156 132 156 42 0 78-22 114-59-8 34-42 168-44 176-6 28-14 31-70 31-14 0-23 0-23 20 0 2 0 11 14 11 31 0 65-3 98-3 34 0 67 3 101 3 5 0 17 0 17-20 0-11-9-11-26-11-47 0-47-6-47-14s3-14 5-22c45-182 90-363 135-545zM134 422c-58 0-64-76-64-92 0-45 28-154 45-193 31-73 84-115 123-115 64 0 78 79 78 87 0 5-56 221-58 223-14 28-70 90-124 90z">
            <text:p/>
          </draw:path>
          <draw:path draw:style-name="gr11" draw:text-style-name="P3" draw:layer="layout" svg:width="0.545cm" svg:height="0.608cm" svg:x="22.438cm" svg:y="12.698cm" svg:viewBox="0 0 546 609" svg:d="M540 42c6-14 6-17 6-20 0-11-9-22-20-22-8 0-14 8-22 22-77 173-153 347-230 520-77-173-155-347-232-520-8-19-14-22-22-22-12 0-20 11-20 22 2 5 0 3 6 14 82 185 164 369 246 553 6 14 14 20 22 20 11 0 14-9 20-20 82-182 164-365 246-547z">
            <text:p/>
          </draw:path>
          <draw:path draw:style-name="gr11" draw:text-style-name="P3" draw:layer="layout" svg:width="0.399cm" svg:height="0.443cm" svg:x="23.286cm" svg:y="12.852cm" svg:viewBox="0 0 400 444" svg:d="M59 374c-3 17-9 39-9 45 0 17 14 25 28 25 12 0 28-8 37-28 3-3 36-137 39-153 8-34 25-101 31-129 5-11 31-59 56-81 8-6 36-31 78-31 25 0 39 12 42 12-31 5-50 27-50 53 0 16 9 36 36 36s53-22 53-59c0-33-31-64-81-64-64 0-106 47-126 75-8-44-42-75-89-75-45 0-65 39-73 56-17 33-31 92-31 95 0 11 7 7 11 11 11 0 11-3 17-22 17-70 36-118 73-118 17 0 31 9 31 45 0 20-3 31-17 81-19 75-38 151-56 226z">
            <text:p/>
          </draw:path>
          <draw:path draw:style-name="gr11" draw:text-style-name="P3" draw:layer="layout" svg:width="0.229cm" svg:height="0.979cm" svg:x="23.785cm" svg:y="12.55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enzalgorithmus</text:p>
          </draw:text-box>
        </draw:frame>
        <draw:frame presentation:style-name="pr14" draw:text-style-name="P17" draw:layer="layout" svg:width="24.802cm" svg:height="8.08cm" svg:x="1.381cm" svg:y="4.277cm">
          <draw:text-box>
            <text:p text:style-name="P23"><text:span text:style-name="T26">M</text:span><text:span text:style-name="T26">i</text:span><text:span text:style-name="T26">t</text:span><text:span text:style-name="T26"> </text:span><text:span text:style-name="T26">I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z</text:span><text:span text:style-name="T26">a</text:span><text:span text:style-name="T26">l</text:span><text:span text:style-name="T26">g</text:span><text:span text:style-name="T26">o</text:span><text:span text:style-name="T26">r</text:span><text:span text:style-name="T26">i</text:span><text:span text:style-name="T26">t</text:span><text:span text:style-name="T26">h</text:span><text:span text:style-name="T26">m</text:span><text:span text:style-name="T26">e</text:span><text:span text:style-name="T26">n</text:span><text:span text:style-name="T26"> </text:span><text:span text:style-name="T26">w</text:span><text:span text:style-name="T26">e</text:span><text:span text:style-name="T26">r</text:span><text:span text:style-name="T26">d</text:span><text:span text:style-name="T26">e</text:span><text:span text:style-name="T26">n</text:span><text:span text:style-name="T26"> </text:span><text:span text:style-name="T26">d</text:span><text:span text:style-name="T26">i</text:span><text:span text:style-name="T26">e</text:span><text:span text:style-name="T26"> </text:span><text:span text:style-name="T26">I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z</text:span><text:span text:style-name="T26">e</text:span><text:span text:style-name="T26">n</text:span><text:span text:style-name="T26"> </text:span><text:span text:style-name="T26">i</text:span><text:span text:style-name="T26">n</text:span><text:span text:style-name="T26"> </text:span><text:span text:style-name="T26">e</text:span><text:span text:style-name="T26">i</text:span><text:span text:style-name="T26">n</text:span><text:span text:style-name="T26">e</text:span><text:span text:style-name="T26">m</text:span><text:span text:style-name="T26"> </text:span><text:span text:style-name="T26">w</text:span><text:span text:style-name="T26">i</text:span><text:span text:style-name="T26">s</text:span><text:span text:style-name="T26">s</text:span><text:span text:style-name="T26">e</text:span><text:span text:style-name="T26">n</text:span><text:span text:style-name="T26">s</text:span><text:span text:style-name="T26">b</text:span><text:span text:style-name="T26">a</text:span><text:span text:style-name="T26">s</text:span><text:span text:style-name="T26">i</text:span><text:span text:style-name="T26">e</text:span><text:span text:style-name="T26">r</text:span><text:span text:style-name="T26">t</text:span><text:span text:style-name="T26">e</text:span><text:span text:style-name="T26">n</text:span><text:span text:style-name="T26"> </text:span><text:span text:style-name="T26">S</text:span><text:span text:style-name="T26">y</text:span><text:span text:style-name="T26">s</text:span><text:span text:style-name="T26">t</text:span><text:span text:style-name="T26">e</text:span><text:span text:style-name="T26">m</text:span><text:span text:style-name="T26"> </text:span><text:span text:style-name="T26">b</text:span><text:span text:style-name="T26">e</text:span><text:span text:style-name="T26">r</text:span><text:span text:style-name="T26">e</text:span><text:span text:style-name="T26">c</text:span><text:span text:style-name="T26">h</text:span><text:span text:style-name="T26">n</text:span><text:span text:style-name="T26">e</text:span><text:span text:style-name="T26">t</text:span><text:span text:style-name="T26">.</text:span><text:span text:style-name="T26"> </text:span><text:span text:style-name="T26">F</text:span><text:span text:style-name="T26">ü</text:span><text:span text:style-name="T26">r</text:span><text:span text:style-name="T26"> </text:span><text:span text:style-name="T26">u</text:span><text:span text:style-name="T26">n</text:span><text:span text:style-name="T26">s</text:span><text:span text:style-name="T26">e</text:span><text:span text:style-name="T26">r</text:span><text:span text:style-name="T26">e</text:span><text:span text:style-name="T26"> </text:span><text:span text:style-name="T26">W</text:span><text:span text:style-name="T26">i</text:span><text:span text:style-name="T26">s</text:span><text:span text:style-name="T26">s</text:span><text:span text:style-name="T26">e</text:span><text:span text:style-name="T26">n</text:span><text:span text:style-name="T26">s</text:span><text:span text:style-name="T26">b</text:span><text:span text:style-name="T26">a</text:span><text:span text:style-name="T26">s</text:span><text:span text:style-name="T26">i</text:span><text:span text:style-name="T26">s</text:span><text:span text:style-name="T26"> </text:span><text:span text:style-name="T26">k</text:span><text:span text:style-name="T26">ö</text:span><text:span text:style-name="T26">n</text:span><text:span text:style-name="T26">n</text:span><text:span text:style-name="T26">e</text:span><text:span text:style-name="T26">n</text:span><text:span text:style-name="T26"> </text:span><text:span text:style-name="T26">w</text:span><text:span text:style-name="T26">i</text:span><text:span text:style-name="T26">r</text:span><text:span text:style-name="T26"> </text:span><text:span text:style-name="T26">e</text:span><text:span text:style-name="T26">i</text:span><text:span text:style-name="T26">n</text:span><text:span text:style-name="T26">e</text:span><text:span text:style-name="T26">n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i</text:span><text:span text:style-name="T26">t</text:span><text:span text:style-name="T26">h</text:span><text:span text:style-name="T26">m</text:span><text:span text:style-name="T26">u</text:span><text:span text:style-name="T26">s</text:span><text:span text:style-name="T26"> </text:span><text:span text:style-name="T26">i</text:span><text:span text:style-name="T26">m</text:span><text:span text:style-name="T26">p</text:span><text:span text:style-name="T26">l</text:span><text:span text:style-name="T26">e</text:span><text:span text:style-name="T26">m</text:span><text:span text:style-name="T26">e</text:span><text:span text:style-name="T26">n</text:span><text:span text:style-name="T26">t</text:span><text:span text:style-name="T26">i</text:span><text:span text:style-name="T26">e</text:span><text:span text:style-name="T26">r</text:span><text:span text:style-name="T26">e</text:span><text:span text:style-name="T26">n</text:span><text:span text:style-name="T26">,</text:span><text:span text:style-name="T26"> </text:span><text:span text:style-name="T26">d</text:span><text:span text:style-name="T26">e</text:span><text:span text:style-name="T26">r</text:span><text:span text:style-name="T26"> </text:span><text:span text:style-name="T26">d</text:span><text:span text:style-name="T26">i</text:span><text:span text:style-name="T26">e</text:span><text:span text:style-name="T26"> </text:span><text:span text:style-name="T26">b</text:span><text:span text:style-name="T26">e</text:span><text:span text:style-name="T26">i</text:span><text:span text:style-name="T26">d</text:span><text:span text:style-name="T26">e</text:span><text:span text:style-name="T26">n</text:span><text:span text:style-name="T26"> </text:span><text:span text:style-name="T26">b</text:span><text:span text:style-name="T26">i</text:span><text:span text:style-name="T26">s</text:span><text:span text:style-name="T26"> </text:span><text:span text:style-name="T26">h</text:span><text:span text:style-name="T26">i</text:span><text:span text:style-name="T26">e</text:span><text:span text:style-name="T26">r</text:span><text:span text:style-name="T26">h</text:span><text:span text:style-name="T26">e</text:span><text:span text:style-name="T26">r</text:span><text:span text:style-name="T26"> </text:span><text:span text:style-name="T26">b</text:span><text:span text:style-name="T26">e</text:span><text:span text:style-name="T26">h</text:span><text:span text:style-name="T26">a</text:span><text:span text:style-name="T26">n</text:span><text:span text:style-name="T26">d</text:span><text:span text:style-name="T26">e</text:span><text:span text:style-name="T26">l</text:span><text:span text:style-name="T26">t</text:span><text:span text:style-name="T26">e</text:span><text:span text:style-name="T26">n</text:span><text:span text:style-name="T26"> </text:span><text:span text:style-name="T26">I</text:span><text:span text:style-name="T26">n</text:span><text:span text:style-name="T26">f</text:span><text:span text:style-name="T26">e</text:span><text:span text:style-name="T26">r</text:span><text:span text:style-name="T26">e</text:span><text:span text:style-name="T26">n</text:span><text:span text:style-name="T26">z</text:span><text:span text:style-name="T26">r</text:span><text:span text:style-name="T26">e</text:span><text:span text:style-name="T26">g</text:span><text:span text:style-name="T26">e</text:span><text:span text:style-name="T26">l</text:span><text:span text:style-name="T26">n</text:span><text:span text:style-name="T26"> </text:span><text:span text:style-name="T26">i</text:span><text:span text:style-name="T26">t</text:span><text:span text:style-name="T26">e</text:span><text:span text:style-name="T26">r</text:span><text:span text:style-name="T26">a</text:span><text:span text:style-name="T26">t</text:span><text:span text:style-name="T26">i</text:span><text:span text:style-name="T26">v</text:span><text:span text:style-name="T26"> </text:span><text:span text:style-name="T26">a</text:span><text:span text:style-name="T26">n</text:span><text:span text:style-name="T26">w</text:span><text:span text:style-name="T26">e</text:span><text:span text:style-name="T26">n</text:span><text:span text:style-name="T26">d</text:span><text:span text:style-name="T26">e</text:span><text:span text:style-name="T26">t</text:span><text:span text:style-name="T26">:</text:span></text:p>
            <text:p text:style-name="P23"><text:span text:style-name="T26"/></text:p>
            <text:p text:style-name="P23"><text:span text:style-name="T26">1</text:span><text:span text:style-name="T26">.</text:span><text:span text:style-name="T26"> </text:span><text:span text:style-name="T26">A</text:span><text:span text:style-name="T26">l</text:span><text:span text:style-name="T26">l</text:span><text:span text:style-name="T26">e</text:span><text:span text:style-name="T26"> </text:span><text:span text:style-name="T26">n</text:span><text:span text:style-name="T26">e</text:span><text:span text:style-name="T26">u</text:span><text:span text:style-name="T26">e</text:span><text:span text:style-name="T26">n</text:span><text:span text:style-name="T26"> </text:span><text:span text:style-name="T26">b</text:span><text:span text:style-name="T26">e</text:span><text:span text:style-name="T26">k</text:span><text:span text:style-name="T26">a</text:span><text:span text:style-name="T26">n</text:span><text:span text:style-name="T26">n</text:span><text:span text:style-name="T26">t</text:span><text:span text:style-name="T26">e</text:span><text:span text:style-name="T26">n</text:span><text:span text:style-name="T26"> </text:span><text:span text:style-name="T26">F</text:span><text:span text:style-name="T26">a</text:span><text:span text:style-name="T26">k</text:span><text:span text:style-name="T26">t</text:span><text:span text:style-name="T26">e</text:span><text:span text:style-name="T26">n</text:span><text:span text:style-name="T26"> </text:span><text:span text:style-name="T26">i</text:span><text:span text:style-name="T26">n</text:span><text:span text:style-name="T26"> </text:span><text:span text:style-name="T26">d</text:span><text:span text:style-name="T26">i</text:span><text:span text:style-name="T26">e</text:span><text:span text:style-name="T26"> </text:span><text:span text:style-name="T26">W</text:span><text:span text:style-name="T26">i</text:span><text:span text:style-name="T26">s</text:span><text:span text:style-name="T26">s</text:span><text:span text:style-name="T26">e</text:span><text:span text:style-name="T26">n</text:span><text:span text:style-name="T26">s</text:span><text:span text:style-name="T26">b</text:span><text:span text:style-name="T26">a</text:span><text:span text:style-name="T26">s</text:span><text:span text:style-name="T26">i</text:span><text:span text:style-name="T26">s</text:span><text:span text:style-name="T26"> </text:span><text:span text:style-name="T26">a</text:span><text:span text:style-name="T26">u</text:span><text:span text:style-name="T26">f</text:span><text:span text:style-name="T26">n</text:span><text:span text:style-name="T26">e</text:span><text:span text:style-name="T26">h</text:span><text:span text:style-name="T26">m</text:span><text:span text:style-name="T26">e</text:span><text:span text:style-name="T26">n</text:span></text:p>
            <text:p text:style-name="P23"><text:span text:style-name="T26">2</text:span><text:span text:style-name="T26">.</text:span><text:span text:style-name="T26"> </text:span><text:span text:style-name="T26">B</text:span><text:span text:style-name="T26">e</text:span><text:span text:style-name="T26">s</text:span><text:span text:style-name="T26">t</text:span><text:span text:style-name="T26">i</text:span><text:span text:style-name="T26">m</text:span><text:span text:style-name="T26">m</text:span><text:span text:style-name="T26">e</text:span><text:span text:style-name="T26">n</text:span><text:span text:style-name="T26"> </text:span><text:span text:style-name="T26">S</text:span><text:span text:style-name="T26">i</text:span><text:span text:style-name="T26">e</text:span><text:span text:style-name="T26">,</text:span><text:span text:style-name="T26"> </text:span><text:span text:style-name="T26">o</text:span><text:span text:style-name="T26">b</text:span><text:span text:style-name="T26"> </text:span><text:span text:style-name="T26">w</text:span><text:span text:style-name="T26">i</text:span><text:span text:style-name="T26">r</text:span><text:span text:style-name="T26"> </text:span><text:span text:style-name="T26">n</text:span><text:span text:style-name="T26">e</text:span><text:span text:style-name="T26">u</text:span><text:span text:style-name="T26">e</text:span><text:span text:style-name="T26"> </text:span><text:span text:style-name="T26">F</text:span><text:span text:style-name="T26">o</text:span><text:span text:style-name="T26">r</text:span><text:span text:style-name="T26">m</text:span><text:span text:style-name="T26">e</text:span><text:span text:style-name="T26">l</text:span><text:span text:style-name="T26">n</text:span><text:span text:style-name="T26"> </text:span><text:span text:style-name="T26">a</text:span><text:span text:style-name="T26">u</text:span><text:span text:style-name="T26">s</text:span><text:span text:style-name="T26"> </text:span><text:span text:style-name="T26">a</text:span><text:span text:style-name="T26">l</text:span><text:span text:style-name="T26">l</text:span><text:span text:style-name="T26">e</text:span><text:span text:style-name="T26">n</text:span><text:span text:style-name="T26"> </text:span><text:span text:style-name="T26">b</text:span><text:span text:style-name="T26">e</text:span><text:span text:style-name="T26">k</text:span><text:span text:style-name="T26">a</text:span><text:span text:style-name="T26">n</text:span><text:span text:style-name="T26">n</text:span><text:span text:style-name="T26">t</text:span><text:span text:style-name="T26">e</text:span><text:span text:style-name="T26">n</text:span><text:span text:style-name="T26"> </text:span><text:span text:style-name="T26">F</text:span><text:span text:style-name="T26">a</text:span><text:span text:style-name="T26">k</text:span><text:span text:style-name="T26">t</text:span><text:span text:style-name="T26">e</text:span><text:span text:style-name="T26">n</text:span><text:span text:style-name="T26"> </text:span><text:span text:style-name="T26">a</text:span><text:span text:style-name="T26">b</text:span><text:span text:style-name="T26">l</text:span><text:span text:style-name="T26">e</text:span><text:span text:style-name="T26">i</text:span><text:span text:style-name="T26">t</text:span><text:span text:style-name="T26">e</text:span><text:span text:style-name="T26">n</text:span><text:span text:style-name="T26"> </text:span><text:span text:style-name="T26">k</text:span><text:span text:style-name="T26">ö</text:span><text:span text:style-name="T26">n</text:span><text:span text:style-name="T26">n</text:span><text:span text:style-name="T26">e</text:span><text:span text:style-name="T26">n</text:span></text:p>
            <text:p text:style-name="P23"><text:span text:style-name="T26">3</text:span><text:span text:style-name="T26">.</text:span><text:span text:style-name="T26"> </text:span><text:span text:style-name="T26">W</text:span><text:span text:style-name="T26">e</text:span><text:span text:style-name="T26">n</text:span><text:span text:style-name="T26">n</text:span><text:span text:style-name="T26"> </text:span><text:span text:style-name="T27">j</text:span><text:span text:style-name="T27">a</text:span><text:span text:style-name="T26">,</text:span><text:span text:style-name="T26"> </text:span><text:span text:style-name="T28">f</text:span><text:span text:style-name="T28">ü</text:span><text:span text:style-name="T28">h</text:span><text:span text:style-name="T28">r</text:span><text:span text:style-name="T28">e</text:span><text:span text:style-name="T28">n</text:span><text:span text:style-name="T28"> </text:span><text:span text:style-name="T28">S</text:span><text:span text:style-name="T28">i</text:span><text:span text:style-name="T28">e</text:span><text:span text:style-name="T28"> </text:span><text:span text:style-name="T28">I</text:span><text:span text:style-name="T28">n</text:span><text:span text:style-name="T28">f</text:span><text:span text:style-name="T28">e</text:span><text:span text:style-name="T28">r</text:span><text:span text:style-name="T28">e</text:span><text:span text:style-name="T28">n</text:span><text:span text:style-name="T28">z</text:span><text:span text:style-name="T28">r</text:span><text:span text:style-name="T28">e</text:span><text:span text:style-name="T28">g</text:span><text:span text:style-name="T28">e</text:span><text:span text:style-name="T28">l</text:span><text:span text:style-name="T28">n</text:span><text:span text:style-name="T28"> </text:span><text:span text:style-name="T28">a</text:span><text:span text:style-name="T28">u</text:span><text:span text:style-name="T28">s</text:span><text:span text:style-name="T26">,</text:span><text:span text:style-name="T26"> </text:span><text:span text:style-name="T26">u</text:span><text:span text:style-name="T26">m</text:span><text:span text:style-name="T26"> </text:span><text:span text:style-name="T26">d</text:span><text:span text:style-name="T26">i</text:span><text:span text:style-name="T26">e</text:span><text:span text:style-name="T26"> </text:span><text:span text:style-name="T26">n</text:span><text:span text:style-name="T26">e</text:span><text:span text:style-name="T26">u</text:span><text:span text:style-name="T26">e</text:span><text:span text:style-name="T26"> </text:span><text:span text:style-name="T26">F</text:span><text:span text:style-name="T26">o</text:span><text:span text:style-name="T26">r</text:span><text:span text:style-name="T26">m</text:span><text:span text:style-name="T26">e</text:span><text:span text:style-name="T26">l</text:span><text:span text:style-name="T26"> </text:span><text:span text:style-name="T26">a</text:span><text:span text:style-name="T26">b</text:span><text:span text:style-name="T26">z</text:span><text:span text:style-name="T26">u</text:span><text:span text:style-name="T26">l</text:span><text:span text:style-name="T26">e</text:span><text:span text:style-name="T26">i</text:span><text:span text:style-name="T26">t</text:span><text:span text:style-name="T26">e</text:span><text:span text:style-name="T26">n</text:span><text:span text:style-name="T26">,</text:span><text:span text:style-name="T26"> </text:span><text:span text:style-name="T26">f</text:span><text:span text:style-name="T26">ü</text:span><text:span text:style-name="T26">g</text:span><text:span text:style-name="T26">e</text:span><text:span text:style-name="T26">n</text:span><text:span text:style-name="T26"> </text:span><text:span text:style-name="T26">S</text:span><text:span text:style-name="T26">i</text:span><text:span text:style-name="T26">e</text:span><text:span text:style-name="T26"> </text:span><text:span text:style-name="T26">s</text:span><text:span text:style-name="T26">i</text:span><text:span text:style-name="T26">e</text:span><text:span text:style-name="T26"> </text:span><text:span text:style-name="T26">a</text:span><text:span text:style-name="T26">l</text:span><text:span text:style-name="T26">s</text:span><text:span text:style-name="T26"> </text:span><text:span text:style-name="T26">n</text:span><text:span text:style-name="T26">e</text:span><text:span text:style-name="T26">u</text:span><text:span text:style-name="T26">e</text:span><text:span text:style-name="T26"> </text:span><text:span text:style-name="T26">b</text:span><text:span text:style-name="T26">e</text:span><text:span text:style-name="T26">k</text:span><text:span text:style-name="T26">a</text:span><text:span text:style-name="T26">n</text:span><text:span text:style-name="T26">n</text:span><text:span text:style-name="T26">t</text:span><text:span text:style-name="T26">e</text:span><text:span text:style-name="T26"> </text:span><text:span text:style-name="T26">T</text:span><text:span text:style-name="T26">a</text:span><text:span text:style-name="T26">t</text:span><text:span text:style-name="T26">s</text:span><text:span text:style-name="T26">a</text:span><text:span text:style-name="T26">c</text:span><text:span text:style-name="T26">h</text:span><text:span text:style-name="T26">e</text:span><text:span text:style-name="T26"> </text:span><text:span text:style-name="T26">w</text:span><text:span text:style-name="T26">i</text:span><text:span text:style-name="T26">e</text:span><text:span text:style-name="T26">d</text:span><text:span text:style-name="T26">e</text:span><text:span text:style-name="T26">r</text:span><text:span text:style-name="T26"> </text:span><text:span text:style-name="T26">i</text:span><text:span text:style-name="T26">n</text:span><text:span text:style-name="T26"> </text:span><text:span text:style-name="T26">d</text:span><text:span text:style-name="T26">i</text:span><text:span text:style-name="T26">e</text:span><text:span text:style-name="T26"> </text:span><text:span text:style-name="T26">W</text:span><text:span text:style-name="T26">i</text:span><text:span text:style-name="T26">s</text:span><text:span text:style-name="T26">s</text:span><text:span text:style-name="T26">e</text:span><text:span text:style-name="T26">n</text:span><text:span text:style-name="T26">s</text:span><text:span text:style-name="T26">b</text:span><text:span text:style-name="T26">a</text:span><text:span text:style-name="T26">s</text:span><text:span text:style-name="T26">i</text:span><text:span text:style-name="T26">s</text:span><text:span text:style-name="T26"> </text:span><text:span text:style-name="T26">e</text:span><text:span text:style-name="T26">i</text:span><text:span text:style-name="T26">n</text:span><text:span text:style-name="T26"> </text:span><text:span text:style-name="T26">u</text:span><text:span text:style-name="T26">n</text:span><text:span text:style-name="T26">d</text:span><text:span text:style-name="T26"> </text:span><text:span text:style-name="T26">w</text:span><text:span text:style-name="T26">i</text:span><text:span text:style-name="T26">e</text:span><text:span text:style-name="T26">d</text:span><text:span text:style-name="T26">e</text:span><text:span text:style-name="T26">r</text:span><text:span text:style-name="T26">h</text:span><text:span text:style-name="T26">o</text:span><text:span text:style-name="T26">l</text:span><text:span text:style-name="T26">e</text:span><text:span text:style-name="T26">n</text:span><text:span text:style-name="T26"> </text:span><text:span text:style-name="T26">S</text:span><text:span text:style-name="T26">i</text:span><text:span text:style-name="T26">e</text:span><text:span text:style-name="T26"> </text:span><text:span text:style-name="T26">d</text:span><text:span text:style-name="T26">e</text:span><text:span text:style-name="T26">n</text:span><text:span text:style-name="T26"> </text:span><text:span text:style-name="T26">V</text:span><text:span text:style-name="T26">o</text:span><text:span text:style-name="T26">r</text:span><text:span text:style-name="T26">g</text:span><text:span text:style-name="T26">a</text:span><text:span text:style-name="T26">n</text:span><text:span text:style-name="T26">g</text:span><text:span text:style-name="T26">.</text:span><text:span text:style-name="T26"> </text:span><text:span text:style-name="T26">W</text:span><text:span text:style-name="T26">e</text:span><text:span text:style-name="T26">n</text:span><text:span text:style-name="T26">n</text:span><text:span text:style-name="T26"> </text:span><text:span text:style-name="T27">n</text:span><text:span text:style-name="T27">e</text:span><text:span text:style-name="T27">i</text:span><text:span text:style-name="T27">n</text:span><text:span text:style-name="T26">,</text:span><text:span text:style-name="T26"> </text:span><text:span text:style-name="T28">b</text:span><text:span text:style-name="T28">e</text:span><text:span text:style-name="T28">e</text:span><text:span text:style-name="T28">n</text:span><text:span text:style-name="T28">d</text:span><text:span text:style-name="T28">e</text:span><text:span text:style-name="T28">n</text:span><text:span text:style-name="T28"> </text:span><text:span text:style-name="T28">S</text:span><text:span text:style-name="T28">i</text:span><text:span text:style-name="T28">e</text:span><text:span text:style-name="T28"> </text:span><text:span text:style-name="T28">d</text:span><text:span text:style-name="T28">i</text:span><text:span text:style-name="T28">e</text:span><text:span text:style-name="T28"> </text:span><text:span text:style-name="T28">S</text:span><text:span text:style-name="T28">c</text:span><text:span text:style-name="T28">h</text:span><text:span text:style-name="T28">l</text:span><text:span text:style-name="T28">e</text:span><text:span text:style-name="T28">i</text:span><text:span text:style-name="T28">f</text:span><text:span text:style-name="T28">e</text:span><text:span text:style-name="T26">.</text:span></text:p>
          </draw:text-box>
        </draw:frame>
        <presentation:notes draw:style-name="dp1">
          <draw:page-thumbnail draw:style-name="gr1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eispiel - Spracherkennung</text:p>
          </draw:text-box>
        </draw:frame>
        <draw:frame presentation:style-name="pr15" draw:text-style-name="P8" draw:layer="layout" svg:width="25.199cm" svg:height="10.744cm" svg:x="1.391cm" svg:y="3.306cm">
          <draw:text-box>
            <text:p text:style-name="P7"><text:span text:style-name="T15">E</text:span><text:span text:style-name="T15">i</text:span><text:span text:style-name="T15">n</text:span><text:span text:style-name="T15"> </text:span><text:span text:style-name="T15">C</text:span><text:span text:style-name="T15">h</text:span><text:span text:style-name="T15">a</text:span><text:span text:style-name="T15">t</text:span><text:span text:style-name="T15">b</text:span><text:span text:style-name="T15">o</text:span><text:span text:style-name="T15">t</text:span><text:span text:style-name="T15"> </text:span><text:span text:style-name="T15">s</text:span><text:span text:style-name="T15">o</text:span><text:span text:style-name="T15">l</text:span><text:span text:style-name="T15">l</text:span><text:span text:style-name="T15">t</text:span><text:span text:style-name="T15">e</text:span><text:span text:style-name="T15"> </text:span><text:span text:style-name="T15">i</text:span><text:span text:style-name="T15">n</text:span><text:span text:style-name="T15"> </text:span><text:span text:style-name="T15">d</text:span><text:span text:style-name="T15">e</text:span><text:span text:style-name="T15">r</text:span><text:span text:style-name="T15"> </text:span><text:span text:style-name="T15">L</text:span><text:span text:style-name="T15">a</text:span><text:span text:style-name="T15">g</text:span><text:span text:style-name="T15">e</text:span><text:span text:style-name="T15"> </text:span><text:span text:style-name="T15">s</text:span><text:span text:style-name="T15">e</text:span><text:span text:style-name="T15">i</text:span><text:span text:style-name="T15">n</text:span><text:span text:style-name="T15">,</text:span><text:span text:style-name="T15"> </text:span><text:span text:style-name="T15">d</text:span><text:span text:style-name="T15">i</text:span><text:span text:style-name="T15">e</text:span><text:span text:style-name="T15"> </text:span><text:span text:style-name="T15">S</text:span><text:span text:style-name="T15">p</text:span><text:span text:style-name="T15">r</text:span><text:span text:style-name="T15">a</text:span><text:span text:style-name="T15">c</text:span><text:span text:style-name="T15">h</text:span><text:span text:style-name="T15">e</text:span><text:span text:style-name="T15"> </text:span><text:span text:style-name="T15">d</text:span><text:span text:style-name="T15">e</text:span><text:span text:style-name="T15">r</text:span><text:span text:style-name="T15"> </text:span><text:span text:style-name="T15">N</text:span><text:span text:style-name="T15">u</text:span><text:span text:style-name="T15">t</text:span><text:span text:style-name="T15">z</text:span><text:span text:style-name="T15">e</text:span><text:span text:style-name="T15">r</text:span><text:span text:style-name="T15">i</text:span><text:span text:style-name="T15">n</text:span><text:span text:style-name="T15"> </text:span><text:span text:style-name="T15">o</text:span><text:span text:style-name="T15">d</text:span><text:span text:style-name="T15">e</text:span><text:span text:style-name="T15">r</text:span><text:span text:style-name="T15"> </text:span><text:span text:style-name="T15">d</text:span><text:span text:style-name="T15">e</text:span><text:span text:style-name="T15">s</text:span><text:span text:style-name="T15"> </text:span><text:span text:style-name="T15">N</text:span><text:span text:style-name="T15">u</text:span><text:span text:style-name="T15">t</text:span><text:span text:style-name="T15">z</text:span><text:span text:style-name="T15">e</text:span><text:span text:style-name="T15">r</text:span><text:span text:style-name="T15">s</text:span><text:span text:style-name="T15"> </text:span><text:span text:style-name="T15">a</text:span><text:span text:style-name="T15">n</text:span><text:span text:style-name="T15">h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r</text:span><text:span text:style-name="T15"> </text:span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e</text:span><text:span text:style-name="T15">s</text:span><text:span text:style-name="T15"> </text:span><text:span text:style-name="T15">S</text:span><text:span text:style-name="T15">u</text:span><text:span text:style-name="T15">b</text:span><text:span text:style-name="T15">s</text:span><text:span text:style-name="T15">t</text:span><text:span text:style-name="T15">a</text:span><text:span text:style-name="T15">n</text:span><text:span text:style-name="T15">t</text:span><text:span text:style-name="T15">i</text:span><text:span text:style-name="T15">v</text:span><text:span text:style-name="T15">s</text:span><text:span text:style-name="T15"> </text:span><text:span text:style-name="T15">i</text:span><text:span text:style-name="T15">n</text:span><text:span text:style-name="T15"> </text:span><text:span text:style-name="T15">e</text:span><text:span text:style-name="T15">i</text:span><text:span text:style-name="T15">n</text:span><text:span text:style-name="T15">e</text:span><text:span text:style-name="T15">r</text:span><text:span text:style-name="T15"> </text:span><text:span text:style-name="T15">F</text:span><text:span text:style-name="T15">r</text:span><text:span text:style-name="T15">a</text:span><text:span text:style-name="T15">g</text:span><text:span text:style-name="T15">e</text:span><text:span text:style-name="T15"> </text:span><text:span text:style-name="T15">a</text:span><text:span text:style-name="T15">u</text:span><text:span text:style-name="T15">t</text:span><text:span text:style-name="T15">o</text:span><text:span text:style-name="T15">m</text:span><text:span text:style-name="T15">a</text:span><text:span text:style-name="T15">t</text:span><text:span text:style-name="T15">i</text:span><text:span text:style-name="T15">s</text:span><text:span text:style-name="T15">c</text:span><text:span text:style-name="T15">h</text:span><text:span text:style-name="T15"> </text:span><text:span text:style-name="T15">z</text:span><text:span text:style-name="T15">u</text:span><text:span text:style-name="T15"> </text:span><text:span text:style-name="T15">e</text:span><text:span text:style-name="T15">r</text:span><text:span text:style-name="T15">k</text:span><text:span text:style-name="T15">e</text:span><text:span text:style-name="T15">n</text:span><text:span text:style-name="T15">n</text:span><text:span text:style-name="T15">e</text:span><text:span text:style-name="T15">n</text:span><text:span text:style-name="T15">.</text:span><text:span text:style-name="T15"> </text:span><text:span text:style-name="T15">S</text:span><text:span text:style-name="T15">t</text:span><text:span text:style-name="T15">e</text:span><text:span text:style-name="T15">h</text:span><text:span text:style-name="T15">t</text:span><text:span text:style-name="T15"> </text:span><text:span text:style-name="T15">d</text:span><text:span text:style-name="T15">a</text:span><text:span text:style-name="T15">s</text:span><text:span text:style-name="T15"> </text:span><text:span text:style-name="T15">S</text:span><text:span text:style-name="T15">u</text:span><text:span text:style-name="T15">b</text:span><text:span text:style-name="T15">s</text:span><text:span text:style-name="T15">t</text:span><text:span text:style-name="T15">a</text:span><text:span text:style-name="T15">n</text:span><text:span text:style-name="T15">t</text:span><text:span text:style-name="T15">i</text:span><text:span text:style-name="T15">v</text:span><text:span text:style-name="T15"> </text:span><text:span text:style-name="T16">N</text:span><text:span text:style-name="T29"> </text:span><text:span text:style-name="T15">a</text:span><text:span text:style-name="T15">n</text:span><text:span text:style-name="T15"> </text:span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1</text:span><text:span text:style-name="T15"> </text:span><text:span text:style-name="T15">(</text:span><text:span text:style-name="T15">w</text:span><text:span text:style-name="T15">a</text:span><text:span text:style-name="T15">h</text:span><text:span text:style-name="T15">r</text:span><text:span text:style-name="T15">)</text:span><text:span text:style-name="T15">,</text:span><text:span text:style-name="T15"> </text:span><text:span text:style-name="T15">s</text:span><text:span text:style-name="T15">c</text:span><text:span text:style-name="T15">h</text:span><text:span text:style-name="T15">a</text:span><text:span text:style-name="T15">l</text:span><text:span text:style-name="T15">t</text:span><text:span text:style-name="T15">e</text:span><text:span text:style-name="T15">t</text:span><text:span text:style-name="T15"> </text:span><text:span text:style-name="T15">d</text:span><text:span text:style-name="T15">e</text:span><text:span text:style-name="T15">r</text:span><text:span text:style-name="T15"> </text:span><text:span text:style-name="T15">C</text:span><text:span text:style-name="T15">h</text:span><text:span text:style-name="T15">a</text:span><text:span text:style-name="T15">t</text:span><text:span text:style-name="T15">b</text:span><text:span text:style-name="T15">o</text:span><text:span text:style-name="T15">t</text:span><text:span text:style-name="T15"> </text:span><text:span text:style-name="T15">i</text:span><text:span text:style-name="T15">n</text:span><text:span text:style-name="T15"> </text:span><text:span text:style-name="T15">d</text:span><text:span text:style-name="T15">e</text:span><text:span text:style-name="T15">n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e</text:span><text:span text:style-name="T15">n</text:span><text:span text:style-name="T15"> </text:span><text:span text:style-name="T15">M</text:span><text:span text:style-name="T15">o</text:span><text:span text:style-name="T15">d</text:span><text:span text:style-name="T15">u</text:span><text:span text:style-name="T15">s</text:span><text:span text:style-name="T15"> </text:span><text:span text:style-name="T16">I</text:span><text:span text:style-name="T15">.</text:span><text:span text:style-name="T15"> </text:span><text:span text:style-name="T15">S</text:span><text:span text:style-name="T15">t</text:span><text:span text:style-name="T15">e</text:span><text:span text:style-name="T15">h</text:span><text:span text:style-name="T15">t</text:span><text:span text:style-name="T15"> </text:span><text:span text:style-name="T15">e</text:span><text:span text:style-name="T15">s</text:span><text:span text:style-name="T15"> </text:span><text:span text:style-name="T15">a</text:span><text:span text:style-name="T15">n</text:span><text:span text:style-name="T15"> </text:span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0</text:span><text:span text:style-name="T15"> </text:span><text:span text:style-name="T15">(</text:span><text:span text:style-name="T15">f</text:span><text:span text:style-name="T15">a</text:span><text:span text:style-name="T15">l</text:span><text:span text:style-name="T15">s</text:span><text:span text:style-name="T15">c</text:span><text:span text:style-name="T15">h</text:span><text:span text:style-name="T15">)</text:span><text:span text:style-name="T15">,</text:span><text:span text:style-name="T15"> </text:span><text:span text:style-name="T15">b</text:span><text:span text:style-name="T15">l</text:span><text:span text:style-name="T15">e</text:span><text:span text:style-name="T15">i</text:span><text:span text:style-name="T15">b</text:span><text:span text:style-name="T15">t</text:span><text:span text:style-name="T15"> </text:span><text:span text:style-name="T15">e</text:span><text:span text:style-name="T15">r</text:span><text:span text:style-name="T15"> </text:span><text:span text:style-name="T15">i</text:span><text:span text:style-name="T15">m</text:span><text:span text:style-name="T15"> </text:span><text:span text:style-name="T15">l</text:span><text:span text:style-name="T15">o</text:span><text:span text:style-name="T15">k</text:span><text:span text:style-name="T15">a</text:span><text:span text:style-name="T15">l</text:span><text:span text:style-name="T15">e</text:span><text:span text:style-name="T15">n</text:span><text:span text:style-name="T15"> </text:span><text:span text:style-name="T15">M</text:span><text:span text:style-name="T15">o</text:span><text:span text:style-name="T15">d</text:span><text:span text:style-name="T15">u</text:span><text:span text:style-name="T15">s</text:span><text:span text:style-name="T15"> </text:span><text:span text:style-name="T15">(</text:span><text:span text:style-name="T15">D</text:span><text:span text:style-name="T15">e</text:span><text:span text:style-name="T15">u</text:span><text:span text:style-name="T15">t</text:span><text:span text:style-name="T15">s</text:span><text:span text:style-name="T15">c</text:span><text:span text:style-name="T15">h</text:span><text:span text:style-name="T15">)</text:span><text:span text:style-name="T15">.</text:span><text:span text:style-name="T15"> </text:span><text:span text:style-name="T15">W</text:span><text:span text:style-name="T15">e</text:span><text:span text:style-name="T15">n</text:span><text:span text:style-name="T15">n</text:span><text:span text:style-name="T15"> </text:span><text:span text:style-name="T16">I</text:span><text:span text:style-name="T29"> </text:span><text:span text:style-name="T30">w</text:span><text:span text:style-name="T30">a</text:span><text:span text:style-name="T30">h</text:span><text:span text:style-name="T30">r</text:span><text:span text:style-name="T30"> </text:span><text:span text:style-name="T30">i</text:span><text:span text:style-name="T30">s</text:span><text:span text:style-name="T30">t</text:span><text:span text:style-name="T30">,</text:span><text:span text:style-name="T30"> </text:span><text:span text:style-name="T30">i</text:span><text:span text:style-name="T30">s</text:span><text:span text:style-name="T30">t</text:span><text:span text:style-name="T30"> </text:span><text:span text:style-name="T30">d</text:span><text:span text:style-name="T30">a</text:span><text:span text:style-name="T30">n</text:span><text:span text:style-name="T30">n</text:span><text:span text:style-name="T30"> </text:span><text:span text:style-name="T30">i</text:span><text:span text:style-name="T30">s</text:span><text:span text:style-name="T30">t</text:span><text:span text:style-name="T30"> </text:span><text:span text:style-name="T30">d</text:span><text:span text:style-name="T30">i</text:span><text:span text:style-name="T30">e</text:span><text:span text:style-name="T30"> </text:span><text:span text:style-name="T30">S</text:span><text:span text:style-name="T30">p</text:span><text:span text:style-name="T30">r</text:span><text:span text:style-name="T30">a</text:span><text:span text:style-name="T30">c</text:span><text:span text:style-name="T30">h</text:span><text:span text:style-name="T30">e</text:span><text:span text:style-name="T30"> </text:span><text:span text:style-name="T16">S</text:span><text:span text:style-name="T29"> </text:span><text:span text:style-name="T29"><text:s/></text:span><text:span text:style-name="T29">1</text:span><text:span text:style-name="T29"> </text:span><text:span text:style-name="T29">(</text:span><text:span text:style-name="T30">w</text:span><text:span text:style-name="T30">a</text:span><text:span text:style-name="T30">h</text:span><text:span text:style-name="T30">r</text:span><text:span text:style-name="T30">)</text:span><text:span text:style-name="T30"> </text:span><text:span text:style-name="T30">u</text:span><text:span text:style-name="T30">n</text:span><text:span text:style-name="T30">d</text:span><text:span text:style-name="T30"> </text:span><text:span text:style-name="T30">a</text:span><text:span text:style-name="T30">l</text:span><text:span text:style-name="T30">s</text:span><text:span text:style-name="T30"> </text:span><text:span text:style-name="T30">E</text:span><text:span text:style-name="T30">n</text:span><text:span text:style-name="T30">g</text:span><text:span text:style-name="T30">l</text:span><text:span text:style-name="T30">i</text:span><text:span text:style-name="T30">s</text:span><text:span text:style-name="T30">c</text:span><text:span text:style-name="T30">h</text:span><text:span text:style-name="T30"> </text:span><text:span text:style-name="T30">g</text:span><text:span text:style-name="T30">e</text:span><text:span text:style-name="T30">s</text:span><text:span text:style-name="T30">e</text:span><text:span text:style-name="T30">t</text:span><text:span text:style-name="T30">z</text:span><text:span text:style-name="T30">t</text:span><text:span text:style-name="T30">.</text:span><text:span text:style-name="T30"> </text:span><text:span text:style-name="T30">W</text:span><text:span text:style-name="T30">e</text:span><text:span text:style-name="T30">n</text:span><text:span text:style-name="T30">n</text:span><text:span text:style-name="T30"> </text:span><text:span text:style-name="T11">d</text:span><text:span text:style-name="T11">i</text:span><text:span text:style-name="T11">e</text:span><text:span text:style-name="T11"> </text:span><text:span text:style-name="T11">S</text:span><text:span text:style-name="T11">p</text:span><text:span text:style-name="T11">r</text:span><text:span text:style-name="T11">a</text:span><text:span text:style-name="T11">c</text:span><text:span text:style-name="T11">h</text:span><text:span text:style-name="T11">e</text:span><text:span text:style-name="T11"> </text:span><text:span text:style-name="T14">S</text:span><text:span text:style-name="T3"> </text:span><text:span text:style-name="T3">0</text:span><text:span text:style-name="T3"> </text:span><text:span text:style-name="T3">(</text:span><text:span text:style-name="T3">f</text:span><text:span text:style-name="T3">a</text:span><text:span text:style-name="T3">l</text:span><text:span text:style-name="T3">s</text:span><text:span text:style-name="T3">c</text:span><text:span text:style-name="T3">h</text:span><text:span text:style-name="T11">)</text:span><text:span text:style-name="T11"> </text:span><text:span text:style-name="T11">i</text:span><text:span text:style-name="T11">s</text:span><text:span text:style-name="T11">t</text:span><text:span text:style-name="T11">,</text:span><text:span text:style-name="T11"> </text:span><text:span text:style-name="T11">i</text:span><text:span text:style-name="T11">s</text:span><text:span text:style-name="T11">t</text:span><text:span text:style-name="T11"> </text:span><text:span text:style-name="T11">d</text:span><text:span text:style-name="T11">i</text:span><text:span text:style-name="T11">e</text:span><text:span text:style-name="T11"> </text:span><text:span text:style-name="T11">S</text:span><text:span text:style-name="T11">p</text:span><text:span text:style-name="T11">r</text:span><text:span text:style-name="T11">a</text:span><text:span text:style-name="T11">c</text:span><text:span text:style-name="T11">h</text:span><text:span text:style-name="T11">e</text:span><text:span text:style-name="T11"> </text:span><text:span text:style-name="T11">a</text:span><text:span text:style-name="T11">l</text:span><text:span text:style-name="T11">s</text:span><text:span text:style-name="T11"> </text:span><text:span text:style-name="T11">D</text:span><text:span text:style-name="T11">e</text:span><text:span text:style-name="T11">f</text:span><text:span text:style-name="T11">a</text:span><text:span text:style-name="T11">u</text:span><text:span text:style-name="T11">l</text:span><text:span text:style-name="T11">t</text:span><text:span text:style-name="T11"> </text:span><text:span text:style-name="T11">(</text:span><text:span text:style-name="T11">D</text:span><text:span text:style-name="T11">e</text:span><text:span text:style-name="T11">u</text:span><text:span text:style-name="T11">t</text:span><text:span text:style-name="T11">s</text:span><text:span text:style-name="T11">c</text:span><text:span text:style-name="T11">h</text:span><text:span text:style-name="T11">)</text:span><text:span text:style-name="T11"> </text:span><text:span text:style-name="T11">e</text:span><text:span text:style-name="T11">r</text:span><text:span text:style-name="T11">k</text:span><text:span text:style-name="T11">a</text:span><text:span text:style-name="T11">n</text:span><text:span text:style-name="T11">n</text:span><text:span text:style-name="T11">t</text:span><text:span text:style-name="T11">.</text:span></text:p>
            <text:p text:style-name="P7"><text:span text:style-name="T9"/></text:p>
            <text:p text:style-name="P7"><text:span text:style-name="T9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</draw:text-box>
        </draw:frame>
        <draw:g draw:style-name="gr3">
          <svg:title>TexMaths</svg:title>
          <svg:desc>20§display§\underline{\text{Position: } \hspace{6ex} 0 \hspace{10ex} 1  \hspace{10ex}}§svg§600§FALSE§</svg:desc>
          <draw:path draw:style-name="gr10" draw:text-style-name="P1" draw:layer="layout" svg:width="11.495cm" svg:height="0.515cm" svg:x="1.598cm" svg:y="8.903cm" svg:viewBox="0 0 11496 516" svg:d="M0 0c3832 0 7664 0 11496 0 0 172 0 344 0 516-3832 0-7664 0-11496 0 0-172 0-344 0-516z">
            <text:p/>
          </draw:path>
          <draw:path draw:style-name="gr11" draw:text-style-name="P3" draw:layer="layout" svg:width="0.413cm" svg:height="0.475cm" svg:x="1.586cm" svg:y="8.867cm" svg:viewBox="0 0 414 476" svg:d="M136 255c39 0 79 0 118 0 84 0 160-56 160-125 0-68-70-130-166-130-83 0-165 0-248 0 0 7 0 15 0 22 6 0 12 0 18 0 54 0 54 8 54 32 0 123 0 246 0 369 0 23 0 31-54 31-6 0-12 0-18 0 0 8 0 15 0 22 26-2 78-2 104-2s80 0 104 2c0-7 0-14 0-22-5 0-11 0-16 0-56 0-56-8-56-31 0-56 0-112 0-168zM134 237c0-62 0-125 0-187 0-24 0-28 34-28 21 0 41 0 62 0 112 0 112 74 112 108 0 33 0 107-112 107-32 0-64 0-96 0z">
            <text:p/>
          </draw:path>
          <draw:path draw:style-name="gr11" draw:text-style-name="P3" draw:layer="layout" svg:width="0.311cm" svg:height="0.32cm" svg:x="2.04cm" svg:y="9.03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11" draw:text-style-name="P3" draw:layer="layout" svg:width="0.229cm" svg:height="0.32cm" svg:x="2.396cm" svg:y="9.03cm" svg:viewBox="0 0 230 321" svg:d="M122 177c16 4 74 14 74 64 0 36-26 64-80 64-60 0-84-40-98-100-2-8-2-10-10-10s-8 4-8 16c0 31 0 61 0 92 0 12 0 18 8 18 2 0 4 0 16-14 2-2 2-4 14-16 32 30 64 30 78 30 80 0 114-48 114-98 0-36-22-58-30-66-24-21-52-27-80-33-40-8-86-16-86-58 0-24 18-52 78-52 78 0 80 62 82 84 0 6 6 6 8 6 10 0 10-2 10-16 0-24 0-47 0-70 0-12 0-18-8-18-4 0-6 0-14 8-2 4-10 10-12 12-26-20-56-20-66-20-86 0-112 48-112 86 0 26 10 44 30 60 22 17 42 21 92 31z">
            <text:p/>
          </draw:path>
          <draw:path draw:style-name="gr11" draw:text-style-name="P3" draw:layer="layout" svg:width="0.149cm" svg:height="0.465cm" svg:x="2.672cm" svg:y="8.877cm" svg:viewBox="0 0 150 466" svg:d="M102 157c-33 3-65 6-98 8 0 8 0 15 0 22 44 0 52 4 52 38 0 63 0 125 0 188 0 31-8 31-56 31 0 8 0 15 0 22 22 0 60-2 78-2 24 0 50 2 72 2 0-7 0-14 0-22-46 0-48-3-48-29 0-86 0-172 0-258zM104 36c0-22-18-36-36-36-22 0-38 18-38 36 0 20 16 38 38 38 18 0 36-14 36-38z">
            <text:p/>
          </draw:path>
          <draw:path draw:style-name="gr11" draw:text-style-name="P3" draw:layer="layout" svg:width="0.219cm" svg:height="0.436cm" svg:x="2.858cm" svg:y="8.915cm" svg:viewBox="0 0 220 437" svg:d="M108 149c33 0 67 0 100 0 0-7 0-14 0-21-33 0-67 0-100 0 0-43 0-85 0-128-6 0-12 0-18 0 0 56-22 132-90 134 0 5 0 10 0 15 20 0 40 0 60 0 0 65 0 129 0 194 0 86 64 94 90 94 50 0 70-50 70-94 0-13 0-27 0-40-6 0-12 0-18 0 0 13 0 25 0 38 0 52-20 78-46 78-48 0-48-64-48-76 0-65 0-129 0-194z">
            <text:p/>
          </draw:path>
          <draw:path draw:style-name="gr11" draw:text-style-name="P3" draw:layer="layout" svg:width="0.149cm" svg:height="0.465cm" svg:x="3.142cm" svg:y="8.877cm" svg:viewBox="0 0 150 466" svg:d="M100 157c-33 3-65 6-98 8 0 8 0 15 0 22 46 0 52 4 52 38 0 63 0 125 0 188 0 31-8 31-54 31 0 8 0 15 0 22 22 0 60-2 76-2 24 0 50 2 74 2 0-7 0-14 0-22-46 0-50-3-50-29 0-86 0-172 0-258zM104 36c0-22-18-36-38-36-22 0-38 18-38 36 0 20 16 38 38 38 20 0 38-14 38-38z">
            <text:p/>
          </draw:path>
          <draw:path draw:style-name="gr11" draw:text-style-name="P3" draw:layer="layout" svg:width="0.311cm" svg:height="0.32cm" svg:x="3.332cm" svg:y="9.03cm" svg:viewBox="0 0 312 321" svg:d="M312 163c0-89-70-163-156-163-88 0-156 76-156 163 0 90 74 158 156 158 86 0 156-68 156-158zM156 303c-30 0-60-14-80-46-16-32-16-74-16-100 0-25 0-63 16-95 18-32 52-46 80-46 30 0 62 16 80 46s18 70 18 95c0 26 0 64-16 94-16 32-46 52-82 52z">
            <text:p/>
          </draw:path>
          <draw:path draw:style-name="gr11" draw:text-style-name="P3" draw:layer="layout" svg:width="0.353cm" svg:height="0.308cm" svg:x="3.686cm" svg:y="9.034cm" svg:viewBox="0 0 354 309" svg:d="M56 70c0 62 0 123 0 185 0 32-8 32-56 32 0 7 0 15 0 22 26 0 62-2 80-2s56 2 80 2c0-7 0-15 0-22-48 0-56 0-56-32 0-42 0-85 0-127 0-72 50-112 96-112 44 0 52 38 52 78 0 54 0 107 0 161 0 32-8 32-56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073cm" svg:height="0.3cm" svg:x="4.116cm" svg:y="9.042cm" svg:viewBox="0 0 74 301" svg:d="M74 38c0-20-18-38-38-38s-36 18-36 38 16 36 36 36 38-16 38-36zM74 263c0-20-18-36-38-36s-36 15-36 36 16 38 36 38 38-16 38-38z">
            <text:p/>
          </draw:path>
          <draw:path draw:style-name="gr11" draw:text-style-name="P3" draw:layer="layout" svg:width="0.295cm" svg:height="0.479cm" svg:x="6.405cm" svg:y="8.879cm" svg:viewBox="0 0 296 480" svg:d="M296 241c0-56-4-111-30-163-32-66-88-78-118-78-42 0-94 18-122 84-24 48-26 101-26 157 0 52 2 116 30 168 32 57 82 71 116 71 38 0 92-16 124-81 22-48 26-102 26-158zM146 464c-26 0-68-18-80-83-8-42-8-108-8-148 0-46 0-91 6-129 12-82 66-88 82-88 24 0 70 12 84 82 6 38 6 91 6 135 0 52 0 100-6 144-12 67-52 87-84 87z">
            <text:p/>
          </draw:path>
          <draw:path draw:style-name="gr11" draw:text-style-name="P3" draw:layer="layout" svg:width="0.231cm" svg:height="0.463cm" svg:x="9.817cm" svg:y="8.879cm" svg:viewBox="0 0 232 464" svg:d="M144 18c0-16 0-18-16-18-44 44-106 44-128 44 0 7 0 14 0 22 14 0 54 0 92-18 0 120 0 240 0 361 0 26-2 34-66 34-7 0-15 0-22 0 0 7 0 14 0 21 24-2 86-2 114-2s88 0 114 2c0-7 0-14 0-21-8 0-16 0-24 0-62 0-64-8-64-34 0-131 0-261 0-391z">
            <text:p/>
          </draw:path>
          <draw:path draw:style-name="gr11" draw:text-style-name="P3" draw:layer="layout" svg:width="11.567cm" svg:height="0.027cm" svg:x="1.562cm" svg:y="9.427cm" svg:viewBox="0 0 11568 28" svg:d="M0 0c3856 0 7712 0 11568 0 0 9 0 19 0 28-3856 0-7712 0-11568 0 0-9 0-19 0-28z">
            <text:p/>
          </draw:path>
        </draw:g>
        <draw:g draw:style-name="gr3">
          <svg:title>TexMaths</svg:title>
          <svg:desc>20§display§\text{Can I: } \hspace{6ex} \text{[Verb]} \hspace{7ex} \textbf{N} \hspace{6ex} \text{?}}§svg§600§FALSE§</svg:desc>
          <draw:path draw:style-name="gr10" draw:text-style-name="P1" draw:layer="layout" svg:width="10.563cm" svg:height="0.627cm" svg:x="1.599cm" svg:y="10.101cm" svg:viewBox="0 0 10564 628" svg:d="M0 0c3521 0 7043 0 10564 0 0 209 0 419 0 628-3521 0-7043 0-10564 0 0-209 0-419 0-628z">
            <text:p/>
          </draw:path>
          <draw:path draw:style-name="gr11" draw:text-style-name="P3" draw:layer="layout" svg:width="0.427cm" svg:height="0.508cm" svg:x="1.563cm" svg:y="10.097cm" svg:viewBox="0 0 428 509" svg:d="M0 253c0 146 114 256 246 256 114 0 182-98 182-180 0-6 0-12-8-12s-8 6-10 12c-4 100-80 158-156 158-44 0-182-24-182-232 0-209 138-233 180-233 78 0 140 64 154 166 2 9 2 11 12 11s10-2 10-17c0-56 0-111 0-166 0-12 0-16-8-16-2 0-4 0-10 8-12 17-24 35-36 52-26-24-62-60-128-60-132 0-246 112-246 253z">
            <text:p/>
          </draw:path>
          <draw:path draw:style-name="gr11" draw:text-style-name="P3" draw:layer="layout" svg:width="0.317cm" svg:height="0.32cm" svg:x="2.061cm" svg:y="10.276cm" svg:viewBox="0 0 318 321" svg:d="M204 261c4 28 22 56 56 56 14 0 58-10 58-66 0-13 0-26 0-40-6 0-12 0-18 0 0 14 0 27 0 40 0 40-18 44-26 44-22 0-26-30-26-34 0-46 0-93 0-139 0-30 0-58-26-84s-62-38-96-38c-56 0-106 34-106 80 0 20 14 32 32 32 20 0 34-14 34-32 0-8-4-32-36-32 18-24 52-32 76-32 34 0 74 26 74 90 0 8 0 17 0 26-36 2-86 4-130 24-52 24-70 59-70 91 0 56 68 74 112 74 46 0 80-28 92-60zM200 146c0 23 0 46 0 69 0 66-50 90-82 90-34 0-64-24-64-60 0-38 30-95 146-99z">
            <text:p/>
          </draw:path>
          <draw:path draw:style-name="gr11" draw:text-style-name="P3" draw:layer="layout" svg:width="0.353cm" svg:height="0.308cm" svg:x="2.405cm" svg:y="10.28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11" draw:text-style-name="P3" draw:layer="layout" svg:width="0.213cm" svg:height="0.476cm" svg:x="3.027cm" svg:y="10.113cm" svg:viewBox="0 0 214 477" svg:d="M138 54c0-26 2-32 58-32 6 0 12 0 18 0 0-7 0-15 0-22-24 2-80 2-106 2-28 0-84 0-108-2 0 7 0 15 0 22 6 0 12 0 18 0 56 0 58 6 58 32 0 123 0 246 0 369 0 24-2 32-58 32-6 0-12 0-18 0 0 7 0 14 0 22 24-2 80-2 108-2 26 0 82 0 106 2 0-8 0-15 0-22-6 0-12 0-18 0-56 0-58-8-58-32 0-123 0-246 0-369z">
            <text:p/>
          </draw:path>
          <draw:path draw:style-name="gr11" draw:text-style-name="P3" draw:layer="layout" svg:width="0.075cm" svg:height="0.3cm" svg:x="3.321cm" svg:y="10.288cm" svg:viewBox="0 0 76 301" svg:d="M76 38c0-22-18-38-38-38s-38 17-38 38 18 36 38 36 38-16 38-36zM76 265c0-22-18-38-38-38s-38 17-38 38 18 36 38 36 38-16 38-36z">
            <text:p/>
          </draw:path>
          <draw:path draw:style-name="gr11" draw:text-style-name="P3" draw:layer="layout" svg:width="0.095cm" svg:height="0.699cm" svg:x="5.588cm" svg:y="10.065cm" svg:viewBox="0 0 96 700" svg:d="M96 700c0-9 0-18 0-28-23 0-45 0-68 0 0-215 0-429 0-644 23 0 45 0 68 0 0-9 0-19 0-28-32 0-64 0-96 0 0 233 0 467 0 700 32 0 64 0 96 0z">
            <text:p/>
          </draw:path>
          <draw:path draw:style-name="gr11" draw:text-style-name="P3" draw:layer="layout" svg:width="0.499cm" svg:height="0.492cm" svg:x="5.714cm" svg:y="10.113cm" svg:viewBox="0 0 500 493" svg:d="M422 68c10-26 30-46 78-46 0-7 0-15 0-22-22 0-50 2-68 2-22 0-62-2-80-2 0 7 0 15 0 22 36 0 50 18 50 34 0 6-2 10-4 14-43 112-85 225-128 337-45-118-89-235-134-353-4-10-3-8-4-12 0-20 40-20 58-20 0-7 0-15 0-22-26 2-74 2-100 2-34 0-64-2-90-2 0 7 0 15 0 22 46 0 58 0 68 26 55 143 109 286 164 429 4 14 8 16 18 16 12 0 12-4 16-14 52-137 104-274 156-411z">
            <text:p/>
          </draw:path>
          <draw:path draw:style-name="gr11" draw:text-style-name="P3" draw:layer="layout" svg:width="0.271cm" svg:height="0.32cm" svg:x="6.188cm" svg:y="10.276cm" svg:viewBox="0 0 272 321" svg:d="M60 138c4-104 62-122 86-122 74 0 80 94 80 122-55 0-111 0-166 0zM58 152c66 0 132 0 198 0 14 0 16 0 16-14 0-70-38-138-126-138-80 0-146 72-146 160 0 93 74 161 156 161 84 0 116-78 116-92 0-6-6-8-8-8-6 0-8 4-10 10-24 72-88 72-94 72-36 0-64-20-80-46-22-34-22-79-22-105z">
            <text:p/>
          </draw:path>
          <draw:path draw:style-name="gr11" draw:text-style-name="P3" draw:layer="layout" svg:width="0.237cm" svg:height="0.308cm" svg:x="6.5cm" svg:y="10.28cm" svg:viewBox="0 0 238 309" svg:d="M98 78c0-26 0-52 0-78-33 3-65 5-98 8 0 7 0 15 0 22 50 0 56 4 56 40 0 62 0 125 0 187 0 30-8 30-56 30 0 8 0 15 0 22 28 0 62-2 82-2 28 0 60 0 88 2 0-7 0-14 0-22-5 0-9 0-14 0-52 0-54-8-54-32 0-36 0-71 0-107 0-70 30-132 84-132 4 0 4 0 6 0-2 2-16 10-16 28 0 20 16 30 30 30s32-7 32-30-22-44-52-44c-52 0-78 48-88 78z">
            <text:p/>
          </draw:path>
          <draw:path draw:style-name="gr11" draw:text-style-name="P3" draw:layer="layout" svg:width="0.345cm" svg:height="0.492cm" svg:x="6.776cm" svg:y="10.10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11" draw:text-style-name="P3" draw:layer="layout" svg:width="0.095cm" svg:height="0.699cm" svg:x="7.162cm" svg:y="10.065cm" svg:viewBox="0 0 96 700" svg:d="M96 0c-32 0-64 0-96 0 0 9 0 19 0 28 23 0 45 0 68 0 0 215 0 429 0 644-23 0-45 0-68 0 0 10 0 19 0 28 32 0 64 0 96 0 0-233 0-467 0-700z">
            <text:p/>
          </draw:path>
          <draw:path draw:style-name="gr11" draw:text-style-name="P3" draw:layer="layout" svg:width="0.575cm" svg:height="0.478cm" svg:x="9.488cm" svg:y="10.111cm" svg:viewBox="0 0 576 479" svg:d="M184 8c-8-8-8-8-24-8-53 0-107 0-160 0 0 11 0 21 0 32 25 0 51 0 76 0 0 132 0 263 0 395 0 14-2 16-22 18-16 2-18 2-36 2-6 0-12 0-18 0 0 10 0 21 0 32 26-2 66-2 94-2 30 0 66 0 94 2 0-11 0-22 0-32-6 0-12 0-18 0-12 0-24-2-36-2-20-2-22-4-22-18 0-122 0-245 0-367 117 137 233 274 350 411 8 8 8 8 20 8 18 0 18-6 18-22 0-135 0-270 0-405 0-14 2-16 20-18s20-2 38-2c6 0 12 0 18 0 0-11 0-21 0-32-26 2-66 2-94 2-30 0-66 0-94-2 0 11 0 21 0 32 5 0 11 0 16 0 14 0 26 0 38 2 20 2 22 4 22 18 0 94 0 189 0 283-93-109-187-218-280-327z">
            <text:p/>
          </draw:path>
          <draw:path draw:style-name="gr11" draw:text-style-name="P3" draw:layer="layout" svg:width="0.251cm" svg:height="0.492cm" svg:x="11.947cm" svg:y="10.097cm" svg:viewBox="0 0 252 493" svg:d="M126 319c0-88 68-137 92-155 18-14 34-40 34-70 0-40-28-94-134-94-76 0-118 48-118 94 0 24 16 32 32 32 20 0 32-14 32-32 0-30-30-30-40-30 22-38 64-48 92-48 78 0 78 48 78 74 0 42-12 54-24 68-48 49-62 113-62 155 0 11 0 21 0 32 0 12 0 18 8 18 10 0 10-8 10-20 0-8 0-16 0-24zM154 457c0-22-18-38-38-38s-38 17-38 38 18 36 38 36 38-16 38-36z">
            <text:p/>
          </draw:path>
        </draw:g>
        <draw:g draw:style-name="gr3">
          <svg:title>TexMaths</svg:title>
          <svg:desc>20§display§\text{Kann ich: } \hspace{4.5ex} \textbf{N} \hspace{7ex} \text{[Verb] \hspace{2ex} \text{?}}§svg§600§FALSE§</svg:desc>
          <draw:path draw:style-name="gr10" draw:text-style-name="P1" draw:layer="layout" svg:width="10.517cm" svg:height="0.627cm" svg:x="1.599cm" svg:y="11.301cm" svg:viewBox="0 0 10518 628" svg:d="M0 0c3506 0 7012 0 10518 0 0 209 0 419 0 628-3506 0-7012 0-10518 0 0-209 0-419 0-628z">
            <text:p/>
          </draw:path>
          <draw:path draw:style-name="gr11" draw:text-style-name="P3" draw:layer="layout" svg:width="0.493cm" svg:height="0.476cm" svg:x="1.563cm" svg:y="11.313cm" svg:viewBox="0 0 494 477" svg:d="M258 184c42-40 84-80 126-120 6-6 44-42 100-42 0-7 0-15 0-22-18 2-40 2-60 2-24 0-64 0-88-2 0 7 0 15 0 22 28 0 32 16 32 22 0 12-8 18-12 24-73 70-147 139-220 209 0-74 0-149 0-223 0-26 0-32 54-32 6 0 12 0 18 0 0-7 0-15 0-22-24 2-77 2-104 2s-78 0-104-2c0 7 0 15 0 22 6 0 12 0 18 0 54 0 54 6 54 32 0 123 0 246 0 369 0 24 0 32-54 32-6 0-12 0-18 0 0 7 0 14 0 22 26-2 78-2 104-2s80 0 104 2c0-8 0-15 0-22-6 0-12 0-18 0-54 0-54-8-54-32 0-41 0-83 0-124 27-25 53-50 80-76 43 63 85 125 128 188 4 6 10 16 10 24 0 20-26 20-40 20 0 7 0 14 0 22 24-2 74-2 100-2 24 0 52 0 80 2 0-8 0-15 0-22-38 0-52-2-74-34-54-79-108-158-162-237z">
            <text:p/>
          </draw:path>
          <draw:path draw:style-name="gr11" draw:text-style-name="P3" draw:layer="layout" svg:width="0.315cm" svg:height="0.32cm" svg:x="2.117cm" svg:y="11.476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6 26 76 90 0 8 0 17 0 26-36 2-86 4-130 24-54 24-70 59-70 91 0 56 68 74 112 74 46 0 78-28 92-60zM200 146c0 23 0 46 0 69 0 66-52 90-84 90-34 0-62-24-62-60 0-38 30-95 146-99z">
            <text:p/>
          </draw:path>
          <draw:path draw:style-name="gr11" draw:text-style-name="P3" draw:layer="layout" svg:width="0.353cm" svg:height="0.308cm" svg:x="2.461cm" svg:y="11.48cm" svg:viewBox="0 0 354 309" svg:d="M54 70c0 62 0 125 0 187 0 30-8 30-54 30 0 8 0 15 0 22 24 0 60-2 80-2 18 0 54 2 78 2 0-7 0-14 0-22-48 0-54 0-54-30 0-43 0-86 0-129 0-72 50-112 94-112s52 38 52 78c0 54 0 109 0 163 0 30-8 30-54 30 0 8 0 15 0 22 24 0 60-2 78-2s56 2 80 2c0-7 0-14 0-22-38 0-54 0-56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353cm" svg:height="0.308cm" svg:x="2.851cm" svg:y="11.48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6-20 0-44 0-89 0-133 0-60 0-82-20-108-10-12-34-26-74-26-52 0-84 30-104 74 0-25 0-49 0-74-33 3-67 5-100 8 0 7 0 15 0 22 50 0 56 4 56 40z">
            <text:p/>
          </draw:path>
          <draw:path draw:style-name="gr11" draw:text-style-name="P3" draw:layer="layout" svg:width="0.149cm" svg:height="0.466cm" svg:x="3.477cm" svg:y="11.323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11" draw:text-style-name="P3" draw:layer="layout" svg:width="0.267cm" svg:height="0.32cm" svg:x="3.673cm" svg:y="11.476cm" svg:viewBox="0 0 268 321" svg:d="M58 162c0-114 58-144 94-144 8 0 52 0 76 26-28 2-34 22-34 32 0 18 14 32 34 32 18 0 32-12 32-32 0-48-54-76-108-76-88 0-152 76-152 162 0 89 70 159 150 159 94 0 118-85 118-92s-8-6-10-6c-6 0-8 2-8 6-22 66-66 74-92 74-38 0-100-30-100-141z">
            <text:p/>
          </draw:path>
          <draw:path draw:style-name="gr11" draw:text-style-name="P3" draw:layer="layout" svg:width="0.351cm" svg:height="0.484cm" svg:x="3.965cm" svg:y="11.305cm" svg:viewBox="0 0 352 485" svg:d="M54 433c0 30-8 30-54 30 0 7 0 14 0 22 24 0 60-2 78-2s56 2 80 2c0-8 0-15 0-22-48 0-56 0-56-30 0-43 0-87 0-130 0-72 50-112 96-112 44 0 52 38 52 78 0 55 0 109 0 164 0 30-8 30-56 30 0 7 0 14 0 22 26 0 60-2 80-2 18 0 54 2 78 2 0-8 0-15 0-22-36 0-54 0-54-20 0-45 0-89 0-134 0-60 0-82-22-108-10-12-34-25-74-25-58 0-90 41-102 69 0-81 0-163 0-245-33 3-67 5-100 8 0 7 0 15 0 22 48 0 54 4 54 38 0 121 0 243 0 365z">
            <text:p/>
          </draw:path>
          <draw:path draw:style-name="gr11" draw:text-style-name="P3" draw:layer="layout" svg:width="0.073cm" svg:height="0.3cm" svg:x="4.392cm" svg:y="11.488cm" svg:viewBox="0 0 74 301" svg:d="M74 38c0-22-17-38-38-38s-36 17-36 38 15 36 36 36 38-16 38-36zM74 265c0-22-17-38-38-38s-36 17-36 38 15 36 36 36 38-16 38-36z">
            <text:p/>
          </draw:path>
          <draw:path draw:style-name="gr11" draw:text-style-name="P3" draw:layer="layout" svg:width="0.575cm" svg:height="0.478cm" svg:x="6.228cm" svg:y="11.311cm" svg:viewBox="0 0 576 479" svg:d="M184 8c-8-8-8-8-24-8-53 0-107 0-160 0 0 11 0 21 0 32 25 0 51 0 76 0 0 132 0 263 0 395 0 14-2 16-20 18s-20 2-38 2c-6 0-12 0-18 0 0 10 0 21 0 32 26-2 66-2 94-2 30 0 66 0 94 2 0-11 0-22 0-32-5 0-11 0-16 0-14 0-26-2-38-2-20-2-22-4-22-18 0-122 0-245 0-367 117 137 233 274 350 411 8 8 8 8 20 8 18 0 18-6 18-22 0-135 0-270 0-405 0-14 2-16 22-18 16-2 18-2 38-2 5 0 11 0 16 0 0-11 0-21 0-32-26 2-66 2-94 2s-66 0-94-2c0 11 0 21 0 32 6 0 12 0 18 0 12 0 24 0 36 2 20 2 22 4 22 18 0 94 0 189 0 283-93-109-187-218-280-327z">
            <text:p/>
          </draw:path>
          <draw:path draw:style-name="gr11" draw:text-style-name="P3" draw:layer="layout" svg:width="0.095cm" svg:height="0.699cm" svg:x="9.034cm" svg:y="11.265cm" svg:viewBox="0 0 96 700" svg:d="M96 700c0-9 0-18 0-28-23 0-45 0-68 0 0-215 0-429 0-644 23 0 45 0 68 0 0-9 0-19 0-28-32 0-64 0-96 0 0 233 0 467 0 700 32 0 64 0 96 0z">
            <text:p/>
          </draw:path>
          <draw:path draw:style-name="gr11" draw:text-style-name="P3" draw:layer="layout" svg:width="0.499cm" svg:height="0.492cm" svg:x="9.16cm" svg:y="11.313cm" svg:viewBox="0 0 500 493" svg:d="M422 68c10-26 30-46 78-46 0-7 0-15 0-22-22 0-50 2-68 2-22 0-62-2-80-2 0 7 0 15 0 22 36 0 50 18 50 34 0 6-2 10-4 14-43 112-85 225-128 337-45-118-89-235-134-353-4-10-3-8-4-12 0-20 40-20 58-20 0-7 0-15 0-22-26 2-74 2-102 2-32 0-64-2-88-2 0 7 0 15 0 22 46 0 58 0 68 26 55 143 109 286 164 429 4 14 8 16 18 16 12 0 12-4 16-14 52-137 104-274 156-411z">
            <text:p/>
          </draw:path>
          <draw:path draw:style-name="gr11" draw:text-style-name="P3" draw:layer="layout" svg:width="0.271cm" svg:height="0.32cm" svg:x="9.633cm" svg:y="11.476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79-22-105z">
            <text:p/>
          </draw:path>
          <draw:path draw:style-name="gr11" draw:text-style-name="P3" draw:layer="layout" svg:width="0.237cm" svg:height="0.308cm" svg:x="9.945cm" svg:y="11.48cm" svg:viewBox="0 0 238 309" svg:d="M98 78c0-26 0-52 0-78-33 3-65 5-98 8 0 7 0 15 0 22 50 0 56 4 56 40 0 62 0 125 0 187 0 30-8 30-56 30 0 8 0 15 0 22 28 0 62-2 80-2 30 0 62 0 90 2 0-7 0-14 0-22-5 0-9 0-14 0-52 0-54-8-54-32 0-36 0-71 0-107 0-70 30-132 82-132 6 0 5 0 8 0-2 2-16 10-16 28 0 20 16 30 30 30s32-7 32-30-22-44-54-44c-50 0-76 48-86 78z">
            <text:p/>
          </draw:path>
          <draw:path draw:style-name="gr11" draw:text-style-name="P3" draw:layer="layout" svg:width="0.345cm" svg:height="0.492cm" svg:x="10.221cm" svg:y="11.30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11" draw:text-style-name="P3" draw:layer="layout" svg:width="0.095cm" svg:height="0.699cm" svg:x="10.607cm" svg:y="11.265cm" svg:viewBox="0 0 96 700" svg:d="M96 0c-32 0-64 0-96 0 0 9 0 19 0 28 23 0 45 0 68 0 0 215 0 429 0 644-23 0-45 0-68 0 0 10 0 19 0 28 32 0 64 0 96 0 0-233 0-467 0-700z">
            <text:p/>
          </draw:path>
          <draw:path draw:style-name="gr11" draw:text-style-name="P3" draw:layer="layout" svg:width="0.251cm" svg:height="0.492cm" svg:x="11.901cm" svg:y="11.297cm" svg:viewBox="0 0 252 493" svg:d="M126 319c0-88 68-137 92-155 18-14 34-40 34-70 0-40-28-94-134-94-76 0-118 48-118 94 0 24 16 32 32 32 20 0 32-14 32-32 0-30-30-30-40-30 22-38 64-48 92-48 78 0 78 48 78 74 0 42-12 54-24 68-48 49-62 113-62 155 0 11 0 21 0 32 0 12 0 18 8 18 10 0 10-8 10-20 0-8 0-16 0-24zM154 457c0-22-18-38-38-38s-38 17-38 38 18 36 38 36 38-16 38-36z">
            <text:p/>
          </draw:path>
        </draw:g>
        <draw:g draw:style-name="gr3">
          <svg:title>TexMaths</svg:title>
          <svg:desc>20§display§\underline{\text{Bekannte Fakten}}§svg§600§FALSE§</svg:desc>
          <draw:path draw:style-name="gr10" draw:text-style-name="P1" draw:layer="layout" svg:width="5.097cm" svg:height="0.523cm" svg:x="16.801cm" svg:y="8.906cm" svg:viewBox="0 0 5098 524" svg:d="M0 0c1699 0 3399 0 5098 0 0 175 0 349 0 524-1699 0-3399 0-5098 0 0-175 0-349 0-524z">
            <text:p/>
          </draw:path>
          <draw:path draw:style-name="gr11" draw:text-style-name="P3" draw:layer="layout" svg:width="0.431cm" svg:height="0.475cm" svg:x="16.791cm" svg:y="8.878cm" svg:viewBox="0 0 432 476" svg:d="M130 221c0-57 0-114 0-171 0-24 2-28 34-28 29 0 59 0 88 0 68 0 92 58 92 96 0 43-34 103-112 103-34 0-68 0-102 0zM296 227c68-14 116-58 116-109 0-60-64-118-156-118-85 0-171 0-256 0 0 7 0 15 0 22 5 0 11 0 16 0 54 0 56 8 56 32 0 123 0 246 0 369 0 24-2 31-56 31-5 0-11 0-16 0 0 8 0 15 0 22 91 0 183 0 274 0 94 0 158-61 158-127 0-62-58-114-136-122zM252 454c-29 0-59 0-88 0-32 0-34-4-34-27 0-64 0-127 0-190 44 0 88 0 132 0 70 0 100 64 100 112s-38 105-110 105z">
            <text:p/>
          </draw:path>
          <draw:path draw:style-name="gr11" draw:text-style-name="P3" draw:layer="layout" svg:width="0.271cm" svg:height="0.32cm" svg:x="17.283cm" svg:y="9.041cm" svg:viewBox="0 0 272 321" svg:d="M58 138c4-104 64-122 88-122 72 0 78 94 78 122-55 0-111 0-166 0zM58 151c65 0 131 0 196 0 16 0 18 0 18-13 0-70-38-138-126-138-82 0-146 72-146 159 0 94 74 162 154 162 86 0 118-78 118-92 0-6-6-8-10-8-6 0-8 4-10 10-24 72-86 72-94 72-34 0-64-20-80-46-20-34-20-80-20-106z">
            <text:p/>
          </draw:path>
          <draw:path draw:style-name="gr11" draw:text-style-name="P3" draw:layer="layout" svg:width="0.337cm" svg:height="0.483cm" svg:x="17.595cm" svg:y="8.87cm" svg:viewBox="0 0 338 484" svg:d="M54 431c0 31-8 31-54 31 0 8 0 15 0 22 22 0 56-2 76-2 22 0 50 0 78 2 0-7 0-14 0-22-48 0-56 0-56-31 0-24 0-48 0-72 15-13 31-25 46-38 54 74 84 114 84 126 0 13-12 15-26 15 0 8 0 15 0 22 20 0 62-2 76-2 20 0 40 0 60 2 0-7 0-14 0-22-26 0-40 0-68-35-29-42-59-84-88-126-2-2-4-6-4-8s50-44 56-50c44-36 74-38 88-38 0-7 0-14 0-22-20 2-28 2-48 2-26 0-70-2-80-2 0 8 0 15 0 22 14 0 22 8 22 18 0 14-10 22-16 26-33 29-67 57-100 86 0-112 0-223 0-335-33 3-67 5-100 8 0 7 0 15 0 22 48 0 54 4 54 38 0 121 0 242 0 363z">
            <text:p/>
          </draw:path>
          <draw:path draw:style-name="gr11" draw:text-style-name="P3" draw:layer="layout" svg:width="0.315cm" svg:height="0.32cm" svg:x="17.937cm" svg:y="9.041cm" svg:viewBox="0 0 316 321" svg:d="M204 259c2 28 22 58 54 58 16 0 58-10 58-66 0-13 0-26 0-40-6 0-12 0-18 0 0 14 0 27 0 40 0 40-16 44-24 44-24 0-26-32-26-34 0-46 0-93 0-139 0-30 0-58-26-84-28-26-62-38-96-38-58 0-106 34-106 80 0 20 14 32 32 32 20 0 32-14 32-32 0-8-4-32-36-32 20-24 54-32 76-32 34 0 74 26 74 90 0 8 0 17 0 26-36 2-84 4-128 23-54 24-70 60-70 92 0 56 68 74 112 74 46 0 78-28 92-62zM198 146c0 23 0 46 0 69 0 66-50 90-82 90-34 0-62-24-62-60 0-38 28-96 144-99z">
            <text:p/>
          </draw:path>
          <draw:path draw:style-name="gr11" draw:text-style-name="P3" draw:layer="layout" svg:width="0.351cm" svg:height="0.308cm" svg:x="18.28cm" svg:y="9.045cm" svg:viewBox="0 0 352 309" svg:d="M54 70c0 62 0 123 0 185 0 32-8 32-54 32 0 7 0 15 0 22 24 0 60-2 78-2 20 0 56 2 80 2 0-7 0-15 0-22-48 0-56 0-56-32 0-42 0-85 0-127 0-72 50-112 96-112 44 0 52 38 52 78 0 54 0 107 0 161 0 32-8 32-56 32 0 7 0 15 0 22 26 0 62-2 80-2s56 2 78 2c0-7 0-15 0-22-36 0-54 0-54-20 0-44 0-89 0-133 0-60 0-82-22-108-10-12-32-26-74-26-50 0-84 30-104 74 0-25 0-49 0-74-33 3-65 5-98 8 0 7 0 15 0 22 48 0 54 4 54 40z">
            <text:p/>
          </draw:path>
          <draw:path draw:style-name="gr11" draw:text-style-name="P3" draw:layer="layout" svg:width="0.353cm" svg:height="0.308cm" svg:x="18.67cm" svg:y="9.045cm" svg:viewBox="0 0 354 309" svg:d="M54 70c0 62 0 123 0 185 0 32-8 32-54 32 0 7 0 15 0 22 24 0 60-2 80-2 18 0 54 2 78 2 0-7 0-15 0-22-48 0-54 0-54-32 0-42 0-85 0-127 0-72 50-112 94-112s52 38 52 78c0 54 0 107 0 161 0 32-8 32-54 32 0 7 0 15 0 22 24 0 60-2 78-2s56 2 80 2c0-7 0-15 0-22-38 0-54 0-56-20 0-44 0-89 0-133 0-60 0-82-22-108-10-12-32-26-74-26-50 0-84 30-104 74 0-25 0-49 0-74-33 3-65 5-98 8 0 7 0 15 0 22 50 0 54 4 54 40z">
            <text:p/>
          </draw:path>
          <draw:path draw:style-name="gr11" draw:text-style-name="P3" draw:layer="layout" svg:width="0.219cm" svg:height="0.436cm" svg:x="19.032cm" svg:y="8.9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71cm" svg:height="0.32cm" svg:x="19.312cm" svg:y="9.041cm" svg:viewBox="0 0 272 321" svg:d="M58 138c4-104 64-122 88-122 72 0 78 94 78 122-55 0-111 0-166 0zM58 151c65 0 131 0 196 0 14 0 18 0 18-13 0-70-38-138-126-138-82 0-146 72-146 159 0 94 72 162 154 162 86 0 118-78 118-92 0-6-6-8-10-8-6 0-8 4-10 10-24 72-88 72-94 72-36 0-64-20-80-46-20-34-20-80-20-106z">
            <text:p/>
          </draw:path>
          <draw:path draw:style-name="gr11" draw:text-style-name="P3" draw:layer="layout" svg:width="0.403cm" svg:height="0.473cm" svg:x="19.862cm" svg:y="8.88cm" svg:viewBox="0 0 404 474" svg:d="M384 0c-128 0-256 0-384 0 0 7 0 15 0 22 5 0 11 0 16 0 54 0 56 8 56 32 0 122 0 244 0 367 0 24-2 31-56 31-5 0-11 0-16 0 0 8 0 15 0 22 24-2 78-2 106-2s92 0 118 2c0-7 0-14 0-22-8 0-16 0-24 0-66 0-66-7-66-33 0-58 0-115 0-172 20 0 40 0 60 0 68 0 74 22 74 82 6 0 12 0 18 0 0-62 0-124 0-185-6 0-12 0-18 0 0 59-6 81-74 81-20 0-40 0-60 0 0-58 0-117 0-175 0-24 2-28 34-28 28 0 56 0 84 0 106 0 124 38 134 135 6 0 12 0 18 0-7-52-13-105-20-157z">
            <text:p/>
          </draw:path>
          <draw:path draw:style-name="gr11" draw:text-style-name="P3" draw:layer="layout" svg:width="0.315cm" svg:height="0.32cm" svg:x="20.268cm" svg:y="9.041cm" svg:viewBox="0 0 316 321" svg:d="M204 259c2 28 22 58 54 58 16 0 58-10 58-66 0-13 0-26 0-40-6 0-12 0-18 0 0 14 0 27 0 40 0 40-16 44-24 44-24 0-26-32-26-34 0-46 0-93 0-139 0-30 0-58-26-84-28-26-62-38-96-38-58 0-106 34-106 80 0 20 14 32 32 32 20 0 32-14 32-32 0-8-2-32-36-32 20-24 54-32 76-32 36 0 76 26 76 90 0 8 0 17 0 26-36 2-86 4-130 23-52 24-70 60-70 92 0 56 68 74 112 74 46 0 78-28 92-62zM200 146c0 23 0 46 0 69 0 66-52 90-84 90-34 0-62-24-62-60 0-38 30-96 146-99z">
            <text:p/>
          </draw:path>
          <draw:path draw:style-name="gr11" draw:text-style-name="P3" draw:layer="layout" svg:width="0.337cm" svg:height="0.483cm" svg:x="20.61cm" svg:y="8.87cm" svg:viewBox="0 0 338 484" svg:d="M54 431c0 31-8 31-54 31 0 8 0 15 0 22 22 0 56-2 76-2s48 0 76 2c0-7 0-14 0-22-46 0-54 0-54-31 0-24 0-48 0-72 15-13 31-25 46-38 54 74 82 114 82 126 0 13-12 15-24 15 0 8 0 15 0 22 20 0 60-2 76-2 20 0 40 0 60 2 0-7 0-14 0-22-26 0-42 0-68-35-30-42-60-84-90-126 0-2-4-6-4-8s50-44 58-50c44-36 74-38 88-38 0-7 0-14 0-22-20 2-30 2-48 2-26 0-70-2-80-2 0 8 0 15 0 22 14 0 20 8 20 18 0 14-10 22-14 26-33 29-67 57-100 86 0-112 0-223 0-335-33 3-67 5-100 8 0 7 0 15 0 22 48 0 54 4 54 38 0 121 0 242 0 363z">
            <text:p/>
          </draw:path>
          <draw:path draw:style-name="gr11" draw:text-style-name="P3" draw:layer="layout" svg:width="0.219cm" svg:height="0.436cm" svg:x="20.973cm" svg:y="8.926cm" svg:viewBox="0 0 220 437" svg:d="M108 150c33 0 67 0 100 0 0-8 0-15 0-22-33 0-67 0-100 0 0-43 0-85 0-128-6 0-12 0-18 0 0 56-22 132-90 134 0 5 0 10 0 16 20 0 40 0 60 0 0 64 0 128 0 193 0 86 64 94 90 94 50 0 70-50 70-94 0-13 0-27 0-40-6 0-12 0-18 0 0 13 0 25 0 38 0 52-22 78-48 78-46 0-46-64-46-76 0-65 0-129 0-193z">
            <text:p/>
          </draw:path>
          <draw:path draw:style-name="gr11" draw:text-style-name="P3" draw:layer="layout" svg:width="0.269cm" svg:height="0.32cm" svg:x="21.253cm" svg:y="9.041cm" svg:viewBox="0 0 270 321" svg:d="M58 138c4-104 64-122 88-122 72 0 78 94 78 122-55 0-111 0-166 0zM58 151c65 0 131 0 196 0 14 0 16 0 16-13 0-70-36-138-124-138-82 0-146 72-146 159 0 94 72 162 154 162 86 0 116-78 116-92 0-6-4-8-8-8-6 0-8 4-10 10-24 72-88 72-94 72-36 0-64-20-80-46-20-34-20-80-20-106z">
            <text:p/>
          </draw:path>
          <draw:path draw:style-name="gr11" draw:text-style-name="P3" draw:layer="layout" svg:width="0.353cm" svg:height="0.308cm" svg:x="21.567cm" svg:y="9.045cm" svg:viewBox="0 0 354 309" svg:d="M54 70c0 62 0 123 0 185 0 32-6 32-54 32 0 7 0 15 0 22 24 0 60-2 80-2 18 0 54 2 78 2 0-7 0-15 0-22-46 0-54 0-54-32 0-42 0-85 0-127 0-72 50-112 94-112s52 38 52 78c0 54 0 107 0 161 0 32-8 32-54 32 0 7 0 15 0 22 24 0 60-2 78-2 20 0 56 2 80 2 0-7 0-15 0-22-36 0-54 0-56-20 0-44 0-89 0-133 0-60 0-82-22-108-8-12-32-26-72-26-52 0-86 30-104 74 0-25 0-49 0-74-33 3-67 5-100 8 0 7 0 15 0 22 50 0 54 4 54 40z">
            <text:p/>
          </draw:path>
          <draw:path draw:style-name="gr11" draw:text-style-name="P3" draw:layer="layout" svg:width="5.169cm" svg:height="0.027cm" svg:x="16.765cm" svg:y="9.438cm" svg:viewBox="0 0 5170 28" svg:d="M0 0c1723 0 3447 0 5170 0 0 9 0 19 0 28-1723 0-3447 0-5170 0 0-9 0-19 0-28z">
            <text:p/>
          </draw:path>
        </draw:g>
        <draw:g draw:style-name="gr3">
          <svg:title>TexMaths</svg:title>
          <svg:desc>20§display§\text{WB} = \{ {\textbf{N}} \rightarrow {\textbf{I}} \}§svg§600§FALSE§</svg:desc>
          <draw:path draw:style-name="gr10" draw:text-style-name="P1" draw:layer="layout" svg:width="4.753cm" svg:height="0.625cm" svg:x="17.003cm" svg:y="10.108cm" svg:viewBox="0 0 4754 626" svg:d="M0 0c1585 0 3169 0 4754 0 0 209 0 417 0 626-1585 0-3169 0-4754 0 0-209 0-417 0-626z">
            <text:p/>
          </draw:path>
          <draw:path draw:style-name="gr11" draw:text-style-name="P3" draw:layer="layout" svg:width="0.695cm" svg:height="0.492cm" svg:x="16.967cm" svg:y="10.118cm" svg:viewBox="0 0 696 493" svg:d="M626 70c12-40 44-48 70-48 0-7 0-15 0-22-20 2-42 2-64 2-20 0-64 0-84-2 0 7 0 15 0 22 48 2 62 24 62 38 0 4-2 10-4 14-35 107-70 215-104 323-38-114-76-229-114-343 0-2-2-6-2-10 0-22 42-22 60-22 0-7 0-15 0-22-26 2-74 2-100 2s-58 0-86-2c0 7 0 15 0 22 40 0 54 0 64 26 5 16 9 32 14 48-32 100-64 200-96 301-38-115-76-230-114-345 0-2-2-6-2-8 0-22 42-22 60-22 0-7 0-15 0-22-26 2-74 2-100 2s-58 0-86-2c0 7 0 15 0 22 52 0 56 4 64 30 47 143 93 286 140 429 2 6 4 12 14 12s12-4 14-14c39-119 77-237 116-355 39 119 77 238 116 357 2 6 4 12 14 12s12-4 14-14c44-137 89-273 134-409z">
            <text:p/>
          </draw:path>
          <draw:path draw:style-name="gr11" draw:text-style-name="P3" draw:layer="layout" svg:width="0.433cm" svg:height="0.478cm" svg:x="17.701cm" svg:y="10.118cm" svg:viewBox="0 0 434 479" svg:d="M132 221c0-57 0-114 0-171 0-22 2-28 34-28 29 0 59 0 88 0 68 0 92 60 92 98 0 44-34 101-112 101-34 0-68 0-102 0zM298 229c68-14 116-59 116-109 0-62-64-120-156-120-86 0-172 0-258 0 0 7 0 15 0 22 6 0 12 0 18 0 54 0 56 8 56 34 0 122 0 244 0 367 0 26-2 34-56 34-6 0-12 0-18 0 0 7 0 14 0 22 92 0 184 0 276 0 94 0 158-64 158-130 0-60-58-112-136-120zM254 457c-29 0-59 0-88 0-32 0-34-6-34-28 0-64 0-128 0-192 44 0 88 0 132 0 70 0 98 66 98 112 0 50-36 108-108 108z">
            <text:p/>
          </draw:path>
          <draw:path draw:style-name="gr11" draw:text-style-name="P3" draw:layer="layout" svg:width="0.467cm" svg:height="0.163cm" svg:x="18.408cm" svg:y="10.33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7cm" svg:height="0.697cm" svg:x="19.162cm" svg:y="10.072cm" svg:viewBox="0 0 248 698" svg:d="M148 94c0-28 18-74 94-78 4-2 6-4 6-8 0-8-6-8-12-8-72 0-136 36-136 88 0 53 0 106 0 159 0 26 0 48-28 72-24 20-52 22-66 22-4 0-6 4-6 8 0 6 4 6 10 8 46 2 80 28 88 62 2 8 2 10 2 34 0 46 0 91 0 137 0 30 0 52 34 80 28 20 74 28 102 28 6 0 12 0 12-8 0-6-4-6-10-8-46-2-80-24-88-60-2-6-2-8-2-34 0-48 0-97 0-145 0-32-6-44-28-66-16-16-36-22-56-28 58-16 84-48 84-88 0-56 0-111 0-167z">
            <text:p/>
          </draw:path>
          <draw:path draw:style-name="gr11" draw:text-style-name="P3" draw:layer="layout" svg:width="0.575cm" svg:height="0.48cm" svg:x="19.49cm" svg:y="10.116cm" svg:viewBox="0 0 576 481" svg:d="M184 10c-8-8-10-10-24-10-53 0-107 0-160 0 0 11 0 23 0 34 25 0 51 0 76 0 0 131 0 262 0 393 0 16-2 16-22 18-16 2-18 2-38 2-5 0-11 0-16 0 0 11 0 22 0 34 26-4 66-4 94-4s66 0 94 4c0-12 0-23 0-34-6 0-12 0-18 0-12 0-24 0-36-2-20-2-22-2-22-18 0-122 0-244 0-365 117 136 233 272 350 409 8 8 8 10 20 10 18 0 18-8 18-24 0-135 0-269 0-403 0-16 0-16 20-18 18-2 18-2 38-2 6 0 12 0 18 0 0-11 0-23 0-34-26 2-66 2-94 2-30 0-66 0-94-2 0 11 0 23 0 34 5 0 11 0 16 0 14 0 26 0 38 2 20 2 22 2 22 18 0 94 0 189 0 283-93-109-187-218-280-327z">
            <text:p/>
          </draw:path>
          <draw:path draw:style-name="gr11" draw:text-style-name="P3" draw:layer="layout" svg:width="0.623cm" svg:height="0.362cm" svg:x="20.328cm" svg:y="10.24cm" svg:viewBox="0 0 624 363" svg:d="M548 195c-40 30-58 58-64 68-32 48-24 61-36 92 0 8 8 8 14 8 12 0 12 0 14-14 16-68 58-126 138-158 8-4 10-6 10-10s-4-7-6-7c-30-12-116-46-142-164-2-8-2-10-14-10-6 0-14 0-14 8 0 2 6 46 34 92 14 22 36 46 66 68-174 0-348 0-522 0-14 0-26 0-26 13 0 14 12 14 26 14 174 0 348 0 522 0z">
            <text:p/>
          </draw:path>
          <draw:path draw:style-name="gr11" draw:text-style-name="P3" draw:layer="layout" svg:width="0.259cm" svg:height="0.48cm" svg:x="21.209cm" svg:y="10.116cm" svg:viewBox="0 0 260 481" svg:d="M180 34c27 0 53 0 80 0 0-11 0-23 0-34-28 2-98 2-130 2s-100 0-130-2c0 11 0 23 0 34 27 0 53 0 80 0 0 138 0 275 0 413-27 0-53 0-80 0 0 11 0 22 0 34 30-4 98-4 130-4s102 0 130 4c0-12 0-23 0-34-27 0-53 0-80 0 0-138 0-275 0-413z">
            <text:p/>
          </draw:path>
          <draw:path draw:style-name="gr11" draw:text-style-name="P3" draw:layer="layout" svg:width="0.249cm" svg:height="0.697cm" svg:x="21.543cm" svg:y="10.072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</draw:g>
        <draw:g draw:style-name="gr3">
          <svg:title>TexMaths</svg:title>
          <svg:desc>20§display§\text{WB} = \{ {\textbf{I}} \rightarrow {\textbf{S}} \}§svg§600§FALSE§</svg:desc>
          <draw:path draw:style-name="gr10" draw:text-style-name="P1" draw:layer="layout" svg:width="4.569cm" svg:height="0.625cm" svg:x="17.004cm" svg:y="11.308cm" svg:viewBox="0 0 4570 626" svg:d="M0 0c1523 0 3047 0 4570 0 0 209 0 417 0 626-1523 0-3047 0-4570 0 0-209 0-417 0-626z">
            <text:p/>
          </draw:path>
          <draw:path draw:style-name="gr11" draw:text-style-name="P3" draw:layer="layout" svg:width="0.695cm" svg:height="0.492cm" svg:x="16.968cm" svg:y="11.318cm" svg:viewBox="0 0 696 493" svg:d="M626 70c12-40 42-48 70-48 0-7 0-15 0-22-20 2-42 2-64 2-20 0-64 0-84-2 0 7 0 15 0 22 48 2 62 24 62 38 0 4-2 10-4 14-35 107-70 215-104 323-38-114-76-229-114-343 0-2-2-6-2-10 0-22 42-22 60-22 0-7 0-15 0-22-26 2-74 2-100 2s-58 0-86-2c0 7 0 15 0 22 40 0 54 0 64 26 5 16 9 32 14 48-32 100-64 200-96 301-38-115-76-230-114-345 0-2-2-6-2-8 0-22 42-22 60-22 0-7 0-15 0-22-26 2-74 2-100 2s-58 0-86-2c0 7 0 15 0 22 52 0 56 4 64 30 47 143 93 286 140 429 2 6 4 12 14 12s12-4 14-14c39-119 77-237 116-355 39 119 77 238 116 357 2 6 4 12 14 12s12-4 14-14c44-137 89-273 134-409z">
            <text:p/>
          </draw:path>
          <draw:path draw:style-name="gr11" draw:text-style-name="P3" draw:layer="layout" svg:width="0.431cm" svg:height="0.478cm" svg:x="17.702cm" svg:y="11.318cm" svg:viewBox="0 0 432 479" svg:d="M132 221c0-57 0-114 0-171 0-22 0-28 34-28 29 0 59 0 88 0 68 0 92 60 92 98 0 44-34 101-112 101-34 0-68 0-102 0zM298 229c68-14 116-59 116-109 0-62-64-120-156-120-86 0-172 0-258 0 0 7 0 15 0 22 6 0 12 0 18 0 54 0 56 8 56 34 0 122 0 244 0 367 0 26-2 34-56 34-6 0-12 0-18 0 0 7 0 14 0 22 92 0 184 0 276 0 94 0 156-64 156-130 0-60-56-112-134-120zM254 457c-29 0-59 0-88 0-34 0-34-6-34-28 0-64 0-128 0-192 44 0 88 0 132 0 70 0 98 66 98 112 0 50-36 108-108 108z">
            <text:p/>
          </draw:path>
          <draw:path draw:style-name="gr11" draw:text-style-name="P3" draw:layer="layout" svg:width="0.467cm" svg:height="0.163cm" svg:x="18.409cm" svg:y="11.53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11" draw:text-style-name="P3" draw:layer="layout" svg:width="0.249cm" svg:height="0.697cm" svg:x="19.161cm" svg:y="11.272cm" svg:viewBox="0 0 250 698" svg:d="M150 94c0-28 18-74 94-78 4-2 6-4 6-8 0-8-6-8-14-8-70 0-134 36-134 88 0 53 0 106 0 159 0 26 0 48-28 72-24 20-52 22-66 22-4 0-8 4-8 8 0 6 4 6 12 8 46 2 80 28 88 62 2 8 2 10 2 34 0 46 0 91 0 137 0 30 0 52 34 80 28 20 74 28 100 28 8 0 14 0 14-8 0-6-4-6-12-8-44-2-78-24-86-60-2-6-2-8-2-34 0-48 0-97 0-145 0-32-7-43-30-66-15-15-34-22-54-28 58-16 84-48 84-88 0-56 0-111 0-167z">
            <text:p/>
          </draw:path>
          <draw:path draw:style-name="gr11" draw:text-style-name="P3" draw:layer="layout" svg:width="0.259cm" svg:height="0.48cm" svg:x="19.485cm" svg:y="11.316cm" svg:viewBox="0 0 260 481" svg:d="M180 34c27 0 53 0 80 0 0-11 0-23 0-34-28 2-97 2-130 2s-100 0-130-2c0 11 0 23 0 34 27 0 53 0 80 0 0 138 0 275 0 413-27 0-53 0-80 0 0 11 0 22 0 34 30-4 97-4 130-4s102 0 130 4c0-12 0-23 0-34-27 0-53 0-80 0 0-138 0-275 0-413z">
            <text:p/>
          </draw:path>
          <draw:path draw:style-name="gr11" draw:text-style-name="P3" draw:layer="layout" svg:width="0.623cm" svg:height="0.362cm" svg:x="20.003cm" svg:y="11.44cm" svg:viewBox="0 0 624 363" svg:d="M548 195c-40 30-58 58-64 68-32 48-26 61-38 92 0 8 10 8 14 8 12 0 14 0 16-14 16-68 58-126 138-158 8-4 10-6 10-10s-4-7-6-7c-30-12-116-46-142-164-2-8-4-10-16-10-4 0-14 0-14 8 0 2 8 46 36 92 14 22 34 46 66 68-174 0-348 0-522 0-14 0-26 0-26 13 0 14 12 14 26 14 174 0 348 0 522 0z">
            <text:p/>
          </draw:path>
          <draw:path draw:style-name="gr11" draw:text-style-name="P3" draw:layer="layout" svg:width="0.357cm" svg:height="0.492cm" svg:x="20.906cm" svg:y="11.31cm" svg:viewBox="0 0 358 493" svg:d="M238 197c-34-7-68-14-102-22-28-5-68-29-68-73 0-30 20-72 90-72 56 0 128 22 144 118 2 16 2 18 18 18s16-4 16-20c0-43 0-86 0-128 0-12 0-18-12-18-6 0-8 0-14 6-11 11-21 21-32 32-42-32-86-38-120-38-108 0-158 66-158 140 0 45 24 77 38 91 34 36 58 40 134 56 62 14 74 16 90 30 10 12 28 30 28 62 0 34-18 82-92 82-52 0-160-14-164-118-2-14-2-16-18-16s-16 4-16 20c0 43 0 85 0 128 0 12 0 18 12 18 6 0 8 0 14-6 11-11 21-22 32-32 46 34 112 38 140 38 116 0 160-78 160-150 0-76-56-134-120-146z">
            <text:p/>
          </draw:path>
          <draw:path draw:style-name="gr11" draw:text-style-name="P3" draw:layer="layout" svg:width="0.249cm" svg:height="0.697cm" svg:x="21.36cm" svg:y="11.272cm" svg:viewBox="0 0 250 698" svg:d="M102 604c0 28-18 74-96 78-2 2-6 4-6 8 0 8 8 8 14 8 68 0 134-34 134-88 0-53 0-106 0-159 0-26 0-48 28-72 26-20 52-22 68-22 4-2 6-4 6-8 0-8-4-8-12-8-46-2-80-28-88-62-2-8-2-10-2-34 0-46 0-91 0-137 0-30 0-52-32-80-30-22-78-28-102-28-6 0-14 0-14 8 0 6 4 6 12 8 44 2 78 24 88 60 2 6 2 8 2 34 0 48 0 97 0 145 0 32 6 44 28 66 14 16 34 22 54 28-56 16-82 48-82 88 0 56 0 111 0 167z">
            <text:p/>
          </draw:path>
        </draw:g>
        <presentation:notes draw:style-name="dp1">
          <draw:page-thumbnail draw:style-name="gr1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nsatz</text:p>
          </draw:text-box>
        </draw:frame>
        <draw:frame presentation:style-name="pr16" draw:text-style-name="P8" draw:layer="layout" svg:width="13.61cm" svg:height="11.403cm" svg:x="1.391cm" svg:y="3.376cm">
          <draw:text-box>
            <text:p text:style-name="P7"><text:span text:style-name="T15">1</text:span><text:span text:style-name="T15">.</text:span><text:span text:style-name="T15"> </text:span><text:span text:style-name="T15">B</text:span><text:span text:style-name="T15">e</text:span><text:span text:style-name="T15">k</text:span><text:span text:style-name="T15">a</text:span><text:span text:style-name="T15">n</text:span><text:span text:style-name="T15">n</text:span><text:span text:style-name="T15">t</text:span><text:span text:style-name="T15">e</text:span><text:span text:style-name="T15"> </text:span><text:span text:style-name="T15">F</text:span><text:span text:style-name="T15">a</text:span><text:span text:style-name="T15">k</text:span><text:span text:style-name="T15">t</text:span><text:span text:style-name="T15">e</text:span><text:span text:style-name="T15">n</text:span><text:span text:style-name="T15"> </text:span><text:span text:style-name="T15">i</text:span><text:span text:style-name="T15">n</text:span><text:span text:style-name="T15"> </text:span><text:span text:style-name="T15">W</text:span><text:span text:style-name="T15">B</text:span><text:span text:style-name="T15"> </text:span><text:span text:style-name="T15">e</text:span><text:span text:style-name="T15">r</text:span><text:span text:style-name="T15">m</text:span><text:span text:style-name="T15">i</text:span><text:span text:style-name="T15">t</text:span><text:span text:style-name="T15">t</text:span><text:span text:style-name="T15">e</text:span><text:span text:style-name="T15">l</text:span><text:span text:style-name="T15">n</text:span></text:p>
            <text:p text:style-name="P7"><text:span text:style-name="T15"/></text:p>
            <text:p text:style-name="P7"><text:span text:style-name="T15">2</text:span><text:span text:style-name="T15">.</text:span><text:span text:style-name="T15"> </text:span><text:span text:style-name="T15">W</text:span><text:span text:style-name="T15">i</text:span><text:span text:style-name="T15">r</text:span><text:span text:style-name="T15"> </text:span><text:span text:style-name="T15">e</text:span><text:span text:style-name="T15">r</text:span><text:span text:style-name="T15">h</text:span><text:span text:style-name="T15">a</text:span><text:span text:style-name="T15">l</text:span><text:span text:style-name="T15">t</text:span><text:span text:style-name="T15">e</text:span><text:span text:style-name="T15">n</text:span><text:span text:style-name="T15"> </text:span><text:span text:style-name="T15">a</text:span><text:span text:style-name="T15">l</text:span><text:span text:style-name="T15">s</text:span><text:span text:style-name="T15"> </text:span><text:span text:style-name="T15">E</text:span><text:span text:style-name="T15">i</text:span><text:span text:style-name="T15">n</text:span><text:span text:style-name="T15">g</text:span><text:span text:style-name="T15">a</text:span><text:span text:style-name="T15">b</text:span><text:span text:style-name="T15">e</text:span><text:span text:style-name="T15"> </text:span><text:span text:style-name="T15">"</text:span><text:span text:style-name="T15">C</text:span><text:span text:style-name="T15">a</text:span><text:span text:style-name="T15">n</text:span><text:span text:style-name="T15"> </text:span><text:span text:style-name="T15">I</text:span><text:span text:style-name="T15"> </text:span><text:span text:style-name="T15">c</text:span><text:span text:style-name="T15">o</text:span><text:span text:style-name="T15">o</text:span><text:span text:style-name="T15">k</text:span><text:span text:style-name="T15"> </text:span><text:span text:style-name="T15">s</text:span><text:span text:style-name="T15">p</text:span><text:span text:style-name="T15">a</text:span><text:span text:style-name="T15">g</text:span><text:span text:style-name="T15">h</text:span><text:span text:style-name="T15">e</text:span><text:span text:style-name="T15">t</text:span><text:span text:style-name="T15">t</text:span><text:span text:style-name="T15">i</text:span><text:span text:style-name="T15">?</text:span><text:span text:style-name="T15">"</text:span></text:p>
            <text:p text:style-name="P7"><text:span text:style-name="T15"/></text:p>
            <text:p text:style-name="P7"><text:span text:style-name="T15">3</text:span><text:span text:style-name="T15">.</text:span><text:span text:style-name="T15"> </text:span><text:span text:style-name="T15">D</text:span><text:span text:style-name="T15">a</text:span><text:span text:style-name="T15"> </text:span><text:span text:style-name="T16">N</text:span><text:span text:style-name="T15"> </text:span><text:span text:style-name="T15">w</text:span><text:span text:style-name="T15">a</text:span><text:span text:style-name="T15">h</text:span><text:span text:style-name="T15">r</text:span><text:span text:style-name="T15"> </text:span><text:span text:style-name="T15">i</text:span><text:span text:style-name="T15">s</text:span><text:span text:style-name="T15">t</text:span><text:span text:style-name="T15">,</text:span><text:span text:style-name="T15"> </text:span><text:span text:style-name="T15">f</text:span><text:span text:style-name="T15">ü</text:span><text:span text:style-name="T15">g</text:span><text:span text:style-name="T15">e</text:span><text:span text:style-name="T15">n</text:span><text:span text:style-name="T15"> </text:span><text:span text:style-name="T15">w</text:span><text:span text:style-name="T15">i</text:span><text:span text:style-name="T15">r</text:span><text:span text:style-name="T15"> </text:span><text:span text:style-name="T15">e</text:span><text:span text:style-name="T15">s</text:span><text:span text:style-name="T15"> </text:span><text:span text:style-name="T15">d</text:span><text:span text:style-name="T15">e</text:span><text:span text:style-name="T15">r</text:span><text:span text:style-name="T15"> </text:span><text:span text:style-name="T15">W</text:span><text:span text:style-name="T15">B</text:span><text:span text:style-name="T15"> </text:span><text:span text:style-name="T15">h</text:span><text:span text:style-name="T15">i</text:span><text:span text:style-name="T15">n</text:span><text:span text:style-name="T15">z</text:span><text:span text:style-name="T15">u</text:span></text:p>
            <text:p text:style-name="P7"><text:span text:style-name="T15"/></text:p>
            <text:p text:style-name="P7"><text:span text:style-name="T15">4</text:span><text:span text:style-name="T15">.</text:span><text:span text:style-name="T15">W</text:span><text:span text:style-name="T15">i</text:span><text:span text:style-name="T15">r</text:span><text:span text:style-name="T15"> </text:span><text:span text:style-name="T15">v</text:span><text:span text:style-name="T15">e</text:span><text:span text:style-name="T15">r</text:span><text:span text:style-name="T15">w</text:span><text:span text:style-name="T15">e</text:span><text:span text:style-name="T15">n</text:span><text:span text:style-name="T15">d</text:span><text:span text:style-name="T15">e</text:span><text:span text:style-name="T15">n</text:span><text:span text:style-name="T15"> </text:span><text:span text:style-name="T31">M</text:span><text:span text:style-name="T31">o</text:span><text:span text:style-name="T31">d</text:span><text:span text:style-name="T31">u</text:span><text:span text:style-name="T31">s</text:span><text:span text:style-name="T31"> </text:span><text:span text:style-name="T31">P</text:span><text:span text:style-name="T31">o</text:span><text:span text:style-name="T31">n</text:span><text:span text:style-name="T31">e</text:span><text:span text:style-name="T31">n</text:span><text:span text:style-name="T31">s</text:span><text:span text:style-name="T15">,</text:span><text:span text:style-name="T15"> </text:span><text:span text:style-name="T15">u</text:span><text:span text:style-name="T15">m</text:span><text:span text:style-name="T15"> </text:span><text:span text:style-name="T16">I</text:span><text:span text:style-name="T15"> </text:span><text:span text:style-name="T15">z</text:span><text:span text:style-name="T15">u</text:span><text:span text:style-name="T15"> </text:span><text:span text:style-name="T15">e</text:span><text:span text:style-name="T15">r</text:span><text:span text:style-name="T15">h</text:span><text:span text:style-name="T15">a</text:span><text:span text:style-name="T15">l</text:span><text:span text:style-name="T15">t</text:span><text:span text:style-name="T15">e</text:span><text:span text:style-name="T15">n</text:span><text:span text:style-name="T15"> </text:span><text:span text:style-name="T15">u</text:span><text:span text:style-name="T15">n</text:span><text:span text:style-name="T15">d</text:span><text:span text:style-name="T15"> </text:span><text:span text:style-name="T15">f</text:span><text:span text:style-name="T15">ü</text:span><text:span text:style-name="T15">g</text:span><text:span text:style-name="T15">e</text:span><text:span text:style-name="T15">n</text:span><text:span text:style-name="T15"> </text:span><text:span text:style-name="T15">e</text:span><text:span text:style-name="T15">s</text:span><text:span text:style-name="T15"> </text:span><text:span text:style-name="T15">w</text:span><text:span text:style-name="T15">i</text:span><text:span text:style-name="T15">e</text:span><text:span text:style-name="T15">d</text:span><text:span text:style-name="T15">e</text:span><text:span text:style-name="T15">r</text:span><text:span text:style-name="T15"> </text:span><text:span text:style-name="T15">i</text:span><text:span text:style-name="T15">n</text:span><text:span text:style-name="T15"> </text:span><text:span text:style-name="T15">d</text:span><text:span text:style-name="T15">i</text:span><text:span text:style-name="T15">e</text:span><text:span text:style-name="T15"> </text:span><text:span text:style-name="T15">W</text:span><text:span text:style-name="T15">B</text:span><text:span text:style-name="T15"> </text:span><text:span text:style-name="T15">e</text:span><text:span text:style-name="T15">i</text:span><text:span text:style-name="T15">n</text:span></text:p>
            <text:p text:style-name="P7"><text:span text:style-name="T15"/></text:p>
            <text:p text:style-name="P7"><text:span text:style-name="T9"/></text:p>
            <text:p text:style-name="P7"><text:span text:style-name="T9">5</text:span><text:span text:style-name="T9">.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z</text:span><text:span text:style-name="T9">w</text:span><text:span text:style-name="T9">e</text:span><text:span text:style-name="T9">i</text:span><text:span text:style-name="T9">t</text:span><text:span text:style-name="T9">e</text:span><text:span text:style-name="T9">n</text:span><text:span text:style-name="T9"> </text:span><text:span text:style-name="T9">I</text:span><text:span text:style-name="T9">t</text:span><text:span text:style-name="T9">e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n</text:span><text:span text:style-name="T9"> </text:span><text:span text:style-name="T9">w</text:span><text:span text:style-name="T9">i</text:span><text:span text:style-name="T9">r</text:span><text:span text:style-name="T9"> </text:span><text:span text:style-name="T32">M</text:span><text:span text:style-name="T32">o</text:span><text:span text:style-name="T32">d</text:span><text:span text:style-name="T32">u</text:span><text:span text:style-name="T32">s</text:span><text:span text:style-name="T32"> </text:span><text:span text:style-name="T32">P</text:span><text:span text:style-name="T32">o</text:span><text:span text:style-name="T32">n</text:span><text:span text:style-name="T32">e</text:span><text:span text:style-name="T32">n</text:span><text:span text:style-name="T32">s</text:span><text:span text:style-name="T9">,</text:span><text:span text:style-name="T9"> </text:span><text:span text:style-name="T9">u</text:span><text:span text:style-name="T9">m</text:span><text:span text:style-name="T9"> </text:span><text:span text:style-name="T14">S</text:span><text:span text:style-name="T9"> </text:span><text:span text:style-name="T9">z</text:span><text:span text:style-name="T9">u</text:span><text:span text:style-name="T9"> </text:span><text:span text:style-name="T9">e</text:span><text:span text:style-name="T9">r</text:span><text:span text:style-name="T9">h</text:span><text:span text:style-name="T9">a</text:span><text:span text:style-name="T9">l</text:span><text:span text:style-name="T9">t</text:span><text:span text:style-name="T9">e</text:span><text:span text:style-name="T9">n</text:span><text:span text:style-name="T9">,</text:span><text:span text:style-name="T9"> </text:span><text:span text:style-name="T9">u</text:span><text:span text:style-name="T9">n</text:span><text:span text:style-name="T9">d</text:span><text:span text:style-name="T9"> </text:span><text:span text:style-name="T9">s</text:span><text:span text:style-name="T9">e</text:span><text:span text:style-name="T9">t</text:span><text:span text:style-name="T9">z</text:span><text:span text:style-name="T9">e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S</text:span><text:span text:style-name="T9">p</text:span><text:span text:style-name="T9">r</text:span><text:span text:style-name="T9">a</text:span><text:span text:style-name="T9">c</text:span><text:span text:style-name="T9">h</text:span><text:span text:style-name="T9">e</text:span><text:span text:style-name="T9"> </text:span><text:span text:style-name="T9">a</text:span><text:span text:style-name="T9">u</text:span><text:span text:style-name="T9">f</text:span><text:span text:style-name="T9"> </text:span><text:span text:style-name="T9">E</text:span><text:span text:style-name="T9">n</text:span><text:span text:style-name="T9">g</text:span><text:span text:style-name="T9">l</text:span><text:span text:style-name="T9">i</text:span><text:span text:style-name="T9">s</text:span><text:span text:style-name="T9">c</text:span><text:span text:style-name="T9">h</text:span><text:span text:style-name="T9">.</text:span></text:p>
          </draw:text-box>
        </draw:frame>
        <draw:g draw:style-name="gr3">
          <svg:title>TexMaths</svg:title>
          <svg:desc>14§display§\text{WB} = \{ {\textbf{N}} \rightarrow {\textbf{I}}, {\textbf{I}} \rightarrow {\textbf{S}} \}§svg§600§FALSE§</svg:desc>
          <draw:path draw:style-name="gr10" draw:text-style-name="P1" draw:layer="layout" svg:width="4.839cm" svg:height="0.438cm" svg:x="19.193cm" svg:y="4.399cm" svg:viewBox="0 0 4840 439" svg:d="M0 0c1613 0 3226 0 4840 0 0 146 0 292 0 439-1614 0-3227 0-4840 0 0-147 0-293 0-439z">
            <text:p/>
          </draw:path>
          <draw:path draw:style-name="gr11" draw:text-style-name="P3" draw:layer="layout" svg:width="0.486cm" svg:height="0.344cm" svg:x="19.168cm" svg:y="4.406cm" svg:viewBox="0 0 487 345" svg:d="M438 49c8-28 29-34 49-34 0-5 0-10 0-15-14 1-29 1-45 1-14 0-45 0-59-1 0 5 0 10 0 15 34 2 44 17 44 27 0 3-2 7-3 10-25 75-49 151-74 226-26-80-52-160-78-240 0-2-2-4-2-7 0-16 30-16 42-16 0-5 0-10 0-15-18 1-52 1-70 1s-40 0-60-1c0 5 0 10 0 15 28 0 38 0 45 19 3 11 6 22 10 33-23 70-45 141-68 211-26-81-53-161-79-242 0-1-2-4-2-5 0-16 30-16 42-16 0-5 0-10 0-15-18 1-52 1-70 1s-40 0-60-1c0 5 0 10 0 15 36 0 39 3 45 21 32 100 65 201 98 301 1 4 3 8 10 8s8-3 9-10c27-83 54-165 82-248 27 83 54 166 81 250 1 4 2 8 9 8s9-3 10-10c32-95 63-191 94-286z">
            <text:p/>
          </draw:path>
          <draw:path draw:style-name="gr11" draw:text-style-name="P3" draw:layer="layout" svg:width="0.301cm" svg:height="0.334cm" svg:x="19.682cm" svg:y="4.406cm" svg:viewBox="0 0 302 335" svg:d="M92 155c0-40 0-80 0-120 0-15 0-20 24-20 21 0 41 0 62 0 47 0 64 42 64 69 0 31-24 71-78 71-24 0-48 0-72 0zM209 161c47-10 81-42 81-77 0-43-45-84-109-84-61 0-121 0-181 0 0 5 0 10 0 15 4 0 8 0 13 0 37 0 39 6 39 24 0 86 0 172 0 257 0 18-2 24-39 24-5 0-9 0-13 0 0 5 0 10 0 15 64 0 129 0 193 0 66 0 109-44 109-90 0-42-39-79-93-84zM178 320c-21 0-41 0-62 0-24 0-24-4-24-20 0-44 0-89 0-134 31 0 62 0 93 0 49 0 68 46 68 79 0 34-25 75-75 75z">
            <text:p/>
          </draw:path>
          <draw:path draw:style-name="gr11" draw:text-style-name="P3" draw:layer="layout" svg:width="0.326cm" svg:height="0.114cm" svg:x="20.177cm" svg:y="4.561cm" svg:viewBox="0 0 327 115" svg:d="M311 20c7 0 16 0 16-10s-9-10-16-10c-99 0-197 0-296 0-5 0-15 0-15 10s10 10 17 10c98 0 196 0 294 0zM311 115c7 0 16 0 16-10s-9-10-16-10c-98 0-196 0-294 0-7 0-17 0-17 10s10 10 15 10c99 0 197 0 296 0z">
            <text:p/>
          </draw:path>
          <draw:path draw:style-name="gr11" draw:text-style-name="P3" draw:layer="layout" svg:width="0.174cm" svg:height="0.488cm" svg:x="20.703cm" svg:y="4.374cm" svg:viewBox="0 0 175 489" svg:d="M104 66c0-20 14-52 67-55 3-1 4-3 4-5 0-6-4-6-10-6-49 0-94 25-94 61 0 38 0 75 0 112 0 18 0 34-19 51-17 14-37 15-46 15-3 0-6 3-6 6 0 4 3 4 8 5 33 1 56 20 62 43 1 6 1 7 1 24 0 32 0 64 0 97 0 21 0 36 24 55 20 14 52 20 70 20 6 0 10 0 10-6 0-4-3-4-8-5-31-2-55-17-61-42-2-4-2-6-2-24 0-34 0-68 0-102 0-22-4-30-20-46-11-10-24-15-38-19 41-12 58-34 58-62 0-39 0-78 0-117z">
            <text:p/>
          </draw:path>
          <draw:path draw:style-name="gr11" draw:text-style-name="P3" draw:layer="layout" svg:width="0.403cm" svg:height="0.336cm" svg:x="20.933cm" svg:y="4.405cm" svg:viewBox="0 0 404 337" svg:d="M129 7c-4-6-6-7-16-7-37 0-75 0-113 0 0 8 0 16 0 24 18 0 35 0 53 0 0 91 0 183 0 275 0 11 0 11-14 13-11 1-12 1-26 1-5 0-9 0-13 0 0 8 0 16 0 24 20-3 48-3 67-3 20 0 46 0 66 3 0-8 0-16 0-24-4 0-8 0-13 0-8 0-16 0-25-1-15-2-15-2-15-13 0-85 0-170 0-256 81 96 163 191 245 287 4 5 5 7 12 7 14 0 14-6 14-17 0-94 0-188 0-282 0-11 0-11 14-13 13-1 13-1 27-1 4 0 8 0 12 0 0-8 0-16 0-24-18 1-47 1-65 1-21 0-46 0-67-1 0 8 0 16 0 24 4 0 8 0 12 0 9 0 17 0 27 1 14 2 14 2 14 13 0 66 0 132 0 198-66-76-131-153-196-229z">
            <text:p/>
          </draw:path>
          <draw:path draw:style-name="gr11" draw:text-style-name="P3" draw:layer="layout" svg:width="0.436cm" svg:height="0.253cm" svg:x="21.521cm" svg:y="4.491cm" svg:viewBox="0 0 437 254" svg:d="M383 137c-28 21-40 40-44 47-23 34-18 43-27 65 0 5 6 5 10 5 8 0 10 0 11-9 11-48 41-89 97-111 5-3 7-4 7-7s-3-5-5-5c-21-9-81-33-99-115-1-6-3-7-11-7-4 0-10 0-10 6 0 1 4 32 25 64 10 15 24 32 46 47-122 0-244 0-366 0-9 0-17 0-17 10s8 10 17 10c122 0 244 0 366 0z">
            <text:p/>
          </draw:path>
          <draw:path draw:style-name="gr11" draw:text-style-name="P3" draw:layer="layout" svg:width="0.181cm" svg:height="0.336cm" svg:x="22.138cm" svg:y="4.405cm" svg:viewBox="0 0 182 337" svg:d="M126 24c19 0 37 0 56 0 0-8 0-16 0-24-20 1-69 1-91 1s-71 0-91-1c0 8 0 16 0 24 19 0 37 0 56 0 0 96 0 193 0 289-19 0-37 0-56 0 0 8 0 16 0 24 20-3 69-3 91-3s71 0 91 3c0-8 0-16 0-24-19 0-37 0-56 0 0-96 0-193 0-289z">
            <text:p/>
          </draw:path>
          <draw:path draw:style-name="gr11" draw:text-style-name="P3" draw:layer="layout" svg:width="0.056cm" svg:height="0.146cm" svg:x="22.379cm" svg:y="4.688cm" svg:viewBox="0 0 57 147" svg:d="M57 52c0-32-12-52-32-52-15 0-25 13-25 27 0 12 10 26 25 26 7 0 13-3 18-7 2-1 2-1 3-1 0 2 0 0 0 7 0 36-16 66-33 82-6 5-6 6-6 7 0 4 3 6 6 6 5 0 44-38 44-95z">
            <text:p/>
          </draw:path>
          <draw:path draw:style-name="gr11" draw:text-style-name="P3" draw:layer="layout" svg:width="0.181cm" svg:height="0.336cm" svg:x="22.57cm" svg:y="4.405cm" svg:viewBox="0 0 182 337" svg:d="M126 24c19 0 37 0 56 0 0-8 0-16 0-24-20 1-68 1-91 1s-70 0-91-1c0 8 0 16 0 24 19 0 37 0 56 0 0 96 0 193 0 289-19 0-37 0-56 0 0 8 0 16 0 24 21-3 68-3 91-3s71 0 91 3c0-8 0-16 0-24-19 0-37 0-56 0 0-96 0-193 0-289z">
            <text:p/>
          </draw:path>
          <draw:path draw:style-name="gr11" draw:text-style-name="P3" draw:layer="layout" svg:width="0.436cm" svg:height="0.253cm" svg:x="22.933cm" svg:y="4.491cm" svg:viewBox="0 0 437 254" svg:d="M383 137c-28 21-40 40-44 47-23 34-18 43-27 65 0 5 7 5 10 5 8 0 10 0 11-9 11-48 41-89 97-111 5-3 7-4 7-7s-3-5-5-5c-21-9-81-33-99-115-1-6-3-7-11-7-3 0-10 0-10 6 0 1 6 32 25 64 10 15 25 32 46 47-121 0-243 0-365 0-10 0-18 0-18 10s8 10 18 10c122 0 244 0 365 0z">
            <text:p/>
          </draw:path>
          <draw:path draw:style-name="gr11" draw:text-style-name="P3" draw:layer="layout" svg:width="0.25cm" svg:height="0.344cm" svg:x="23.565cm" svg:y="4.401cm" svg:viewBox="0 0 251 345" svg:d="M167 138c-24-5-48-10-72-15-19-4-47-21-47-52 0-21 14-50 63-50 39 0 89 15 100 82 2 12 2 13 13 13s11-3 11-14c0-30 0-60 0-89 0-9 0-13-8-13-4 0-6 0-10 4-8 8-15 15-22 23-30-23-61-27-84-27-76 0-111 46-111 98 0 32 17 54 27 64 23 25 40 28 93 39 44 10 52 11 63 21 7 9 20 21 20 43 0 24-13 58-64 58-37 0-112-10-115-83-2-9-2-11-13-11s-11 3-11 14c0 30 0 60 0 90 0 8 0 12 8 12 5 0 6 0 10-4 8-8 15-15 23-22 32 23 78 26 98 26 81 0 112-54 112-105 0-53-40-93-84-102z">
            <text:p/>
          </draw:path>
          <draw:path draw:style-name="gr11" draw:text-style-name="P3" draw:layer="layout" svg:width="0.174cm" svg:height="0.488cm" svg:x="23.883cm" svg:y="4.374cm" svg:viewBox="0 0 175 489" svg:d="M71 423c0 20-12 52-67 55-1 1-4 3-4 5 0 6 6 6 10 6 47 0 94-24 94-61 0-38 0-75 0-112 0-18 0-34 19-51 18-14 37-15 48-15 3-1 4-3 4-5 0-6-3-6-8-6-33-1-56-20-62-43-1-6-1-7-1-24 0-32 0-64 0-97 0-21 0-36-23-55-21-16-54-20-71-20-4 0-10 0-10 6 0 4 3 4 8 5 31 2 55 17 62 42 1 4 1 6 1 24 0 34 0 68 0 102 0 22 5 31 20 46 10 11 24 15 38 20-39 11-58 33-58 61 0 39 0 78 0 117z">
            <text:p/>
          </draw:path>
        </draw:g>
        <draw:g draw:style-name="gr3">
          <svg:title>TexMaths</svg:title>
          <svg:desc>14§display§\text{WB} = \{ {\textbf{N}}, {\textbf{N}} \rightarrow {\textbf{I}}, {\textbf{I}} \rightarrow {\textbf{S}} \}§svg§600§FALSE§</svg:desc>
          <draw:path draw:style-name="gr10" draw:text-style-name="P1" draw:layer="layout" svg:width="5.501cm" svg:height="0.438cm" svg:x="18.994cm" svg:y="7.9cm" svg:viewBox="0 0 5502 439" svg:d="M0 0c1834 0 3668 0 5502 0 0 146 0 292 0 439-1834 0-3668 0-5502 0 0-147 0-293 0-439z">
            <text:p/>
          </draw:path>
          <draw:path draw:style-name="gr11" draw:text-style-name="P3" draw:layer="layout" svg:width="0.486cm" svg:height="0.344cm" svg:x="18.969cm" svg:y="7.907cm" svg:viewBox="0 0 487 345" svg:d="M438 49c8-28 31-34 49-34 0-5 0-10 0-15-14 1-29 1-45 1-14 0-45 0-59-1 0 5 0 10 0 15 34 2 44 17 44 27 0 3-2 7-3 10-24 75-48 151-73 226-26-80-53-160-79-240 0-2-2-4-2-7 0-16 30-16 42-16 0-5 0-10 0-15-18 1-52 1-70 1s-40 0-60-1c0 5 0 10 0 15 28 0 38 0 45 19 3 11 6 22 10 33-23 70-45 141-68 211-26-81-53-161-79-242 0-1-2-4-2-5 0-16 30-16 42-16 0-5 0-10 0-15-18 1-52 1-70 1s-40 0-60-1c0 5 0 10 0 15 36 0 39 3 45 21 32 100 65 201 98 301 1 4 3 8 10 8s8-3 9-10c27-83 54-165 82-248 27 83 54 166 81 250 1 4 2 8 9 8s9-3 10-10c32-95 63-191 94-286z">
            <text:p/>
          </draw:path>
          <draw:path draw:style-name="gr11" draw:text-style-name="P3" draw:layer="layout" svg:width="0.303cm" svg:height="0.334cm" svg:x="19.483cm" svg:y="7.907cm" svg:viewBox="0 0 304 335" svg:d="M92 155c0-40 0-80 0-120 0-15 2-20 24-20 21 0 41 0 62 0 47 0 64 42 64 69 0 31-24 71-78 71-24 0-48 0-72 0zM209 161c47-10 81-42 81-77 0-43-45-84-109-84-61 0-121 0-181 0 0 5 0 10 0 15 4 0 8 0 13 0 37 0 39 6 39 24 0 86 0 172 0 257 0 18-2 24-39 24-5 0-9 0-13 0 0 5 0 10 0 15 64 0 129 0 193 0 66 0 111-44 111-90 0-42-41-79-95-84zM178 320c-21 0-41 0-62 0-22 0-24-4-24-20 0-44 0-89 0-134 31 0 62 0 93 0 49 0 68 46 68 79 0 34-25 75-75 75z">
            <text:p/>
          </draw:path>
          <draw:path draw:style-name="gr11" draw:text-style-name="P3" draw:layer="layout" svg:width="0.326cm" svg:height="0.114cm" svg:x="19.978cm" svg:y="8.062cm" svg:viewBox="0 0 327 115" svg:d="M311 20c7 0 16 0 16-10s-9-10-16-10c-98 0-196 0-294 0-7 0-17 0-17 10s10 10 17 10c98 0 196 0 294 0zM311 115c7 0 16 0 16-10s-9-10-16-10c-98 0-196 0-294 0-7 0-17 0-17 10s10 10 17 10c98 0 196 0 294 0z">
            <text:p/>
          </draw:path>
          <draw:path draw:style-name="gr11" draw:text-style-name="P3" draw:layer="layout" svg:width="0.173cm" svg:height="0.488cm" svg:x="20.506cm" svg:y="7.875cm" svg:viewBox="0 0 174 489" svg:d="M104 66c0-20 12-52 65-55 3-1 5-3 5-5 0-6-5-6-9-6-50 0-95 25-95 61 0 38 0 75 0 112 0 18 0 34-20 51-16 14-36 15-46 15-3 0-4 3-4 6 0 4 3 4 7 5 32 1 56 20 62 43 1 6 1 7 1 24 0 32 0 64 0 97 0 21 0 36 24 55 19 14 52 20 71 20 4 0 9 0 9-6 0-4-3-4-7-5-31-2-56-17-62-42-1-4-1-6-1-24 0-34 0-68 0-102 0-22-5-31-20-46-11-11-25-15-39-19 40-12 59-34 59-62 0-39 0-78 0-117z">
            <text:p/>
          </draw:path>
          <draw:path draw:style-name="gr11" draw:text-style-name="P3" draw:layer="layout" svg:width="0.402cm" svg:height="0.336cm" svg:x="20.735cm" svg:y="7.906cm" svg:viewBox="0 0 403 337" svg:d="M129 7c-6-6-7-7-17-7-37 0-75 0-112 0 0 8 0 16 0 24 18 0 35 0 53 0 0 91 0 183 0 275 0 11-1 11-15 13-11 1-13 1-27 1-4 0-7 0-11 0 0 8 0 16 0 24 18-3 46-3 66-3 19 0 46 0 66 3 0-8 0-16 0-24-5 0-9 0-13 0-8 0-17 0-25-1-14-2-16-2-16-13 0-85 0-170 0-256 82 96 164 191 245 287 6 5 6 7 14 7 13 0 13-6 13-17 0-94 0-188 0-282 0-11 1-11 14-13 12-1 14-1 26-1 5 0 9 0 13 0 0-8 0-16 0-24-18 1-46 1-66 1-21 0-46 0-65-1 0 8 0 16 0 24 3 0 7 0 11 0 10 0 18 0 26 1 14 2 16 2 16 13 0 66 0 132 0 198-66-76-131-153-196-229z">
            <text:p/>
          </draw:path>
          <draw:path draw:style-name="gr11" draw:text-style-name="P3" draw:layer="layout" svg:width="0.058cm" svg:height="0.146cm" svg:x="21.2cm" svg:y="8.189cm" svg:viewBox="0 0 59 147" svg:d="M59 52c0-32-13-52-32-52-17 0-27 13-27 27 0 12 10 26 27 26 5 0 12-3 16-7 2-1 2-1 3-1 1 2 2 0 2 7 0 36-18 66-34 82-5 5-6 6-6 7 0 4 3 6 6 6 4 0 45-38 45-95z">
            <text:p/>
          </draw:path>
          <draw:path draw:style-name="gr11" draw:text-style-name="P3" draw:layer="layout" svg:width="0.403cm" svg:height="0.336cm" svg:x="21.396cm" svg:y="7.906cm" svg:viewBox="0 0 404 337" svg:d="M129 7c-6-6-6-7-16-7-37 0-75 0-113 0 0 8 0 16 0 24 18 0 35 0 53 0 0 91 0 183 0 275 0 11 0 11-14 13-12 1-12 1-26 1-5 0-9 0-13 0 0 8 0 16 0 24 18-3 46-3 66-3 21 0 46 0 67 3 0-8 0-16 0-24-4 0-8 0-13 0-9 0-18 0-26-1-14-2-14-2-14-13 0-85 0-170 0-256 81 96 163 191 245 287 4 5 4 7 12 7 14 0 14-6 14-17 0-94 0-188 0-282 0-11 0-11 14-13 11-1 13-1 27-1 4 0 8 0 12 0 0-8 0-16 0-24-19 1-47 1-67 1-19 0-46 0-65-1 0 8 0 16 0 24 4 0 8 0 12 0 9 0 17 0 25 1 16 2 16 2 16 13 0 66 0 132 0 198-66-76-131-153-196-229z">
            <text:p/>
          </draw:path>
          <draw:path draw:style-name="gr11" draw:text-style-name="P3" draw:layer="layout" svg:width="0.436cm" svg:height="0.253cm" svg:x="21.984cm" svg:y="7.992cm" svg:viewBox="0 0 437 254" svg:d="M382 137c-27 21-41 40-43 47-23 34-18 43-27 65 0 5 6 5 10 5 8 0 8 0 11-9 11-48 41-89 95-111 7-3 9-4 9-7s-3-4-5-5c-22-9-81-33-100-115-2-6-2-7-10-7-4 0-10 0-10 6 0 1 4 32 25 64 10 15 24 32 45 47-122 0-243 0-365 0-9 0-17 0-17 10s8 10 17 10c122 0 243 0 365 0z">
            <text:p/>
          </draw:path>
          <draw:path draw:style-name="gr11" draw:text-style-name="P3" draw:layer="layout" svg:width="0.181cm" svg:height="0.336cm" svg:x="22.601cm" svg:y="7.906cm" svg:viewBox="0 0 182 337" svg:d="M126 24c19 0 37 0 56 0 0-8 0-16 0-24-21 1-69 1-91 1s-71 0-91-1c0 8 0 16 0 24 19 0 37 0 56 0 0 96 0 193 0 289-19 0-37 0-56 0 0 8 0 16 0 24 20-3 69-3 91-3s70 0 91 3c0-8 0-16 0-24-19 0-37 0-56 0 0-96 0-193 0-289z">
            <text:p/>
          </draw:path>
          <draw:path draw:style-name="gr11" draw:text-style-name="P3" draw:layer="layout" svg:width="0.056cm" svg:height="0.146cm" svg:x="22.842cm" svg:y="8.189cm" svg:viewBox="0 0 57 147" svg:d="M57 52c0-32-12-52-32-52-15 0-25 13-25 27 0 12 10 26 25 26 7 0 13-3 18-7 2-1 1-1 2-1s1 0 1 7c0 36-16 66-33 82-6 5-6 6-6 7 0 4 3 6 6 6 5 0 44-38 44-95z">
            <text:p/>
          </draw:path>
          <draw:path draw:style-name="gr11" draw:text-style-name="P3" draw:layer="layout" svg:width="0.181cm" svg:height="0.336cm" svg:x="23.033cm" svg:y="7.906cm" svg:viewBox="0 0 182 337" svg:d="M126 24c19 0 37 0 56 0 0-8 0-16 0-24-20 1-69 1-91 1s-70 0-91-1c0 8 0 16 0 24 19 0 37 0 56 0 0 96 0 193 0 289-19 0-37 0-56 0 0 8 0 16 0 24 21-3 69-3 91-3s71 0 91 3c0-8 0-16 0-24-19 0-37 0-56 0 0-96 0-193 0-289z">
            <text:p/>
          </draw:path>
          <draw:path draw:style-name="gr11" draw:text-style-name="P3" draw:layer="layout" svg:width="0.436cm" svg:height="0.253cm" svg:x="23.396cm" svg:y="7.992cm" svg:viewBox="0 0 437 254" svg:d="M383 137c-28 21-40 40-44 47-23 34-18 43-27 65 0 5 6 5 10 5 8 0 10 0 11-9 11-48 41-89 97-111 5-3 7-4 7-7s-3-5-5-5c-21-9-81-33-99-115-1-6-3-7-11-7-4 0-10 0-10 6 0 1 4 32 25 64 10 15 24 32 46 47-122 0-244 0-366 0-9 0-17 0-17 10s8 10 17 10c122 0 244 0 366 0z">
            <text:p/>
          </draw:path>
          <draw:path draw:style-name="gr11" draw:text-style-name="P3" draw:layer="layout" svg:width="0.25cm" svg:height="0.344cm" svg:x="24.028cm" svg:y="7.902cm" svg:viewBox="0 0 251 345" svg:d="M167 138c-24-5-48-10-72-15-19-4-47-21-47-52 0-21 14-50 63-50 39 0 89 15 100 82 2 12 2 13 12 13 12 0 12-3 12-14 0-30 0-60 0-89 0-9 0-13-8-13-4 0-6 0-10 4-8 8-15 15-22 23-30-23-61-27-84-27-76 0-111 46-111 98 0 32 17 54 27 64 23 25 40 28 93 39 44 10 52 11 63 21 7 9 20 21 20 43 0 24-13 58-64 58-37 0-112-10-117-83 0-9 0-11-11-11s-11 3-11 14c0 30 0 60 0 90 0 8 0 12 8 12 5 0 6 0 10-4 8-8 15-15 23-22 32 23 78 26 98 26 81 0 112-54 112-105 0-53-40-93-84-102z">
            <text:p/>
          </draw:path>
          <draw:path draw:style-name="gr11" draw:text-style-name="P3" draw:layer="layout" svg:width="0.174cm" svg:height="0.488cm" svg:x="24.346cm" svg:y="7.875cm" svg:viewBox="0 0 175 489" svg:d="M71 423c0 20-12 52-67 55-1 1-4 3-4 5 0 6 6 6 10 6 47 0 94-24 94-61 0-38 0-75 0-112 0-18 0-34 19-51 18-14 37-15 48-15 3-1 4-3 4-5 0-6-3-6-8-6-33-1-56-20-62-43-1-6-1-7-1-24 0-32 0-64 0-97 0-21 0-36-23-55-21-16-54-20-71-20-4 0-10 0-10 6 0 4 3 4 8 5 31 2 55 17 62 42 1 4 1 6 1 24 0 34 0 68 0 102 0 22 5 30 20 46 10 11 24 15 38 20-39 11-58 33-58 61 0 39 0 78 0 117z">
            <text:p/>
          </draw:path>
        </draw:g>
        <draw:g draw:style-name="gr3">
          <svg:title>TexMaths</svg:title>
          <svg:desc>14§latex§\begin{array}{c} \underline{{\textbf{N}}, \hspace{1ex} {\textbf{N}} \rightarrow {\textbf{I}}} \\ {\textbf{I}} \end{array} 
§svg§600§FALSE§</svg:desc>
          <draw:path draw:style-name="gr10" draw:text-style-name="P1" draw:layer="layout" svg:width="2.244cm" svg:height="0.891cm" svg:x="16.609cm" svg:y="9.454cm" svg:viewBox="0 0 2245 892" svg:d="M0 0c748 0 1496 0 2245 0 0 297 0 594 0 892-749 0-1497 0-2245 0 0-298 0-595 0-892z">
            <text:p/>
          </draw:path>
          <draw:path draw:style-name="gr11" draw:text-style-name="P3" draw:layer="layout" svg:width="0.402cm" svg:height="0.336cm" svg:x="16.604cm" svg:y="9.429cm" svg:viewBox="0 0 403 337" svg:d="M129 7c-6-6-6-7-17-7-37 0-75 0-112 0 0 8 0 16 0 24 18 0 35 0 53 0 0 92 0 183 0 275 0 11 0 11-14 13-12 1-12 1-26 1-5 0-9 0-13 0 0 8 0 16 0 24 18-2 46-2 66-2 21 0 46 0 66 2 0-8 0-16 0-24-4 0-8 0-12 0-9 0-18 0-26-1-14-2-16-2-16-13 0-85 0-170 0-256 82 96 164 191 245 287 6 5 6 7 14 7 13 0 13-4 13-16 0-94 0-189 0-283 0-11 1-11 15-13 11-1 13-1 27-1 4 0 7 0 11 0 0-8 0-16 0-24-18 1-46 1-66 1-19 0-46 0-66-1 0 8 0 16 0 24 5 0 9 0 13 0 8 0 17 0 25 1 14 2 16 2 16 13 0 66 0 132 0 198-66-76-131-153-196-229z">
            <text:p/>
          </draw:path>
          <draw:path draw:style-name="gr11" draw:text-style-name="P3" draw:layer="layout" svg:width="0.056cm" svg:height="0.146cm" svg:x="17.07cm" svg:y="9.714cm" svg:viewBox="0 0 57 147" svg:d="M57 50c0-32-12-50-32-50-15 0-25 11-25 25s10 27 25 27c6 0 13-3 18-7 2 0 1-1 2-2 1 0 1 2 1 7 0 37-17 66-33 83-6 5-6 7-6 8 0 3 3 6 6 6 5 0 44-38 44-97z">
            <text:p/>
          </draw:path>
          <draw:path draw:style-name="gr11" draw:text-style-name="P3" draw:layer="layout" svg:width="0.402cm" svg:height="0.336cm" svg:x="17.477cm" svg:y="9.429cm" svg:viewBox="0 0 403 337" svg:d="M129 7c-6-6-7-7-17-7-37 0-75 0-112 0 0 8 0 16 0 24 17 0 35 0 52 0 0 92 0 183 0 275 0 11 0 11-14 13-11 1-13 1-27 1-4 0-7 0-11 0 0 8 0 16 0 24 18-2 46-2 66-2 19 0 46 0 66 2 0-8 0-16 0-24-5 0-9 0-13 0-8 0-17 0-25-1-16-2-16-2-16-13 0-85 0-170 0-256 82 96 164 191 245 287 6 5 6 7 14 7 13 0 13-4 13-16 0-94 0-189 0-283 0-11 0-11 14-13 12-1 12-1 26-1 5 0 9 0 13 0 0-8 0-16 0-24-18 1-46 1-66 1-21 0-46 0-67-1 0 8 0 16 0 24 4 0 8 0 13 0 9 0 18 0 26 1 14 2 14 2 14 13 0 66 0 132 0 198-65-76-129-153-194-229z">
            <text:p/>
          </draw:path>
          <draw:path draw:style-name="gr11" draw:text-style-name="P3" draw:layer="layout" svg:width="0.436cm" svg:height="0.255cm" svg:x="18.063cm" svg:y="9.516cm" svg:viewBox="0 0 437 256" svg:d="M383 137c-28 21-40 41-44 47-23 34-18 43-27 65 0 7 7 7 10 7 8 0 10-2 11-10 11-49 41-89 97-112 5-3 7-3 7-7 0-3-3-4-5-5-21-9-81-33-99-115-1-6-3-7-11-7-3 0-10 0-10 6 8 21 6 32 25 64 10 15 25 32 46 47-121 0-243 0-365 0-10 0-18 0-18 10s8 10 18 10c122 0 244 0 365 0z">
            <text:p/>
          </draw:path>
          <draw:path draw:style-name="gr11" draw:text-style-name="P3" draw:layer="layout" svg:width="0.181cm" svg:height="0.336cm" svg:x="18.68cm" svg:y="9.429cm" svg:viewBox="0 0 182 337" svg:d="M126 24c19 0 37 0 56 0 0-8 0-16 0-24-20 1-69 1-91 1s-70 0-91-1c0 8 0 16 0 24 19 0 37 0 56 0 0 96 0 193 0 289-19 0-37 0-56 0 0 8 0 16 0 24 21-2 69-2 91-2s71 0 91 2c0-8 0-16 0-24-19 0-37 0-56 0 0-96 0-193 0-289z">
            <text:p/>
          </draw:path>
          <draw:path draw:style-name="gr11" draw:text-style-name="P3" draw:layer="layout" svg:width="2.294cm" svg:height="0.019cm" svg:x="16.584cm" svg:y="9.92cm" svg:viewBox="0 0 2295 20" svg:d="M0 0c765 0 1530 0 2295 0 0 7 0 13 0 20-765 0-1530 0-2295 0 0-7 0-13 0-20z">
            <text:p/>
          </draw:path>
          <draw:path draw:style-name="gr11" draw:text-style-name="P3" draw:layer="layout" svg:width="0.181cm" svg:height="0.336cm" svg:x="17.641cm" svg:y="10.034cm" svg:viewBox="0 0 182 337" svg:d="M126 24c19 0 37 0 56 0 0-8 0-16 0-24-20 1-69 1-91 1s-71 0-91-1c0 8 0 16 0 24 19 0 37 0 56 0 0 96 0 193 0 289-19 0-37 0-56 0 0 8 0 16 0 24 20-2 69-2 91-2s71 0 91 2c0-8 0-16 0-24-19 0-37 0-56 0 0-96 0-193 0-289z">
            <text:p/>
          </draw:path>
        </draw:g>
        <draw:g draw:style-name="gr3">
          <svg:title>TexMaths</svg:title>
          <svg:desc>14§display§\longrightarrow \hspace{2ex} \text{WB} = \{ {\textbf{N}}, {\textbf{N}} \rightarrow {\textbf{I}}, {\textbf{I}}, {\textbf{I}} \rightarrow {\textbf{S}} \}§svg§600§FALSE§</svg:desc>
          <draw:path draw:style-name="gr10" draw:text-style-name="P1" draw:layer="layout" svg:width="7.256cm" svg:height="0.438cm" svg:x="19.696cm" svg:y="9.601cm" svg:viewBox="0 0 7257 439" svg:d="M0 0c2419 0 4838 0 7257 0 0 146 0 292 0 439-2419 0-4838 0-7257 0 0-147 0-293 0-439z">
            <text:p/>
          </draw:path>
          <draw:path draw:style-name="gr11" draw:text-style-name="P3" draw:layer="layout" svg:width="0.3cm" svg:height="0.019cm" svg:x="19.671cm" svg:y="9.811cm" svg:viewBox="0 0 301 20" svg:d="M283 20c8 0 18 0 18-10s-10-10-18-10c-89 0-178 0-266 0-9 0-17 0-17 10s8 10 17 10c88 0 177 0 266 0z">
            <text:p/>
          </draw:path>
          <draw:path draw:style-name="gr11" draw:text-style-name="P3" draw:layer="layout" svg:width="0.436cm" svg:height="0.253cm" svg:x="19.958cm" svg:y="9.693cm" svg:viewBox="0 0 437 254" svg:d="M384 137c-28 21-41 40-45 47-23 34-18 43-27 65 0 5 7 5 10 5 8 0 10 0 11-9 11-48 41-89 97-111 5-3 7-4 7-7s-3-5-4-5c-21-9-82-33-100-115-1-6-3-7-11-7-3 0-10 0-10 6 0 1 6 32 25 64 10 15 26 32 47 47-122 0-244 0-366 0-10 0-18 0-18 10s8 10 18 10c122 0 244 0 366 0z">
            <text:p/>
          </draw:path>
          <draw:path draw:style-name="gr11" draw:text-style-name="P3" draw:layer="layout" svg:width="0.488cm" svg:height="0.344cm" svg:x="20.991cm" svg:y="9.608cm" svg:viewBox="0 0 489 345" svg:d="M440 49c8-28 29-34 49-34 0-5 0-10 0-15-16 1-31 1-45 1s-46 0-59-1c0 5 0 10 0 15 32 2 43 17 43 27 0 3-2 7-2 10-25 75-50 151-75 226-26-80-52-160-78-240-1-2-1-4-1-7 0-16 28-16 40-16 0-5 0-10 0-15-17 1-51 1-70 1s-39 0-59-1c0 5 0 10 0 15 28 0 38 0 44 19 4 11 7 22 11 33-23 70-46 141-69 211-26-81-53-161-79-242 0-1 0-4 0-5 0-16 28-16 40-16 0-5 0-10 0-15-17 1-51 1-70 1s-39 0-60-1c0 5 0 10 0 15 38 0 39 3 45 21 33 100 66 201 99 301 2 4 3 8 9 8 7 0 8-3 9-10 27-83 55-165 82-248 27 83 55 166 82 250 2 4 3 8 9 8 7 0 8-3 9-10 32-95 64-191 96-286z">
            <text:p/>
          </draw:path>
          <draw:path draw:style-name="gr11" draw:text-style-name="P3" draw:layer="layout" svg:width="0.301cm" svg:height="0.334cm" svg:x="21.506cm" svg:y="9.608cm" svg:viewBox="0 0 302 335" svg:d="M91 155c0-40 0-80 0-120 0-15 1-20 25-20 20 0 40 0 60 0 48 0 66 42 66 69 0 31-25 71-80 71-23 0-47 0-71 0zM207 161c48-10 83-42 83-77 0-43-46-84-109-84-61 0-121 0-181 0 0 5 0 10 0 15 4 0 7 0 11 0 38 0 39 6 39 24 0 86 0 172 0 257 0 18-1 24-39 24-4 0-7 0-11 0 0 5 0 10 0 15 64 0 129 0 193 0 65 0 109-44 109-90 0-42-40-79-95-84zM176 320c-20 0-40 0-60 0-24 0-25-4-25-20 0-44 0-89 0-134 31 0 62 0 92 0 49 0 70 46 70 79 0 34-25 75-77 75z">
            <text:p/>
          </draw:path>
          <draw:path draw:style-name="gr11" draw:text-style-name="P3" draw:layer="layout" svg:width="0.325cm" svg:height="0.114cm" svg:x="22.002cm" svg:y="9.763cm" svg:viewBox="0 0 326 115" svg:d="M309 20c9 0 17 0 17-10s-8-10-15-10c-99 0-197 0-296 0-7 0-15 0-15 10s8 10 15 10c98 0 196 0 294 0zM311 115c7 0 15 0 15-10s-8-10-17-10c-98 0-196 0-294 0-7 0-15 0-15 10s8 10 15 10c99 0 197 0 296 0z">
            <text:p/>
          </draw:path>
          <draw:path draw:style-name="gr11" draw:text-style-name="P3" draw:layer="layout" svg:width="0.174cm" svg:height="0.488cm" svg:x="22.528cm" svg:y="9.576cm" svg:viewBox="0 0 175 489" svg:d="M104 66c0-20 12-52 67-55 1-1 4-3 4-5 0-6-4-6-10-6-49 0-94 25-94 61 0 38 0 75 0 112 0 18 0 34-19 51-18 14-37 15-48 15-3 0-4 3-4 6 0 4 3 4 8 5 33 1 56 20 62 43 1 6 1 7 1 24 0 32 0 64 0 97 0 21 0 36 24 55 18 14 51 20 70 20 6 0 10 0 10-6 0-4-3-4-8-5-31-2-55-17-62-42-1-4-1-6-1-24 0-34 0-68 0-102 0-22-5-31-20-46-10-11-24-15-38-19 41-12 58-34 58-62 0-39 0-78 0-117z">
            <text:p/>
          </draw:path>
          <draw:path draw:style-name="gr11" draw:text-style-name="P3" draw:layer="layout" svg:width="0.404cm" svg:height="0.336cm" svg:x="22.758cm" svg:y="9.607cm" svg:viewBox="0 0 405 337" svg:d="M129 7c-6-6-6-7-16-7-37 0-75 0-113 0 0 8 0 16 0 24 18 0 35 0 53 0 0 91 0 183 0 275 0 11 0 11-14 13-12 1-12 1-26 1-5 0-9 0-13 0 0 8 0 16 0 24 20-3 48-3 66-3 21 0 46 0 67 3 0-8 0-16 0-24-4 0-8 0-13 0-8 0-16 0-26-1-14-2-14-2-14-13 0-85 0-170 0-256 81 96 163 191 245 287 4 5 5 7 12 7 14 0 14-6 14-17 0-94 0-188 0-282 0-11 0-11 14-13 12-1 13-1 27-1 4 0 8 0 13 0 0-8 0-16 0-24-20 1-48 1-66 1-21 0-46 0-67-1 0 8 0 16 0 24 4 0 8 0 12 0 9 0 17 0 27 1 14 2 14 2 14 13 0 66 0 132 0 198-66-76-131-153-196-229z">
            <text:p/>
          </draw:path>
          <draw:path draw:style-name="gr11" draw:text-style-name="P3" draw:layer="layout" svg:width="0.056cm" svg:height="0.146cm" svg:x="23.224cm" svg:y="9.89cm" svg:viewBox="0 0 57 147" svg:d="M57 52c0-32-12-52-30-52-17 0-27 13-27 27 0 12 10 26 27 26 5 0 11-3 16-7 2-1 2-1 3-1 0 2 0 0 0 7 0 36-17 65-33 82-5 4-5 6-5 7 0 4 2 6 5 6 5 0 44-38 44-95z">
            <text:p/>
          </draw:path>
          <draw:path draw:style-name="gr11" draw:text-style-name="P3" draw:layer="layout" svg:width="0.402cm" svg:height="0.336cm" svg:x="23.42cm" svg:y="9.607cm" svg:viewBox="0 0 403 337" svg:d="M129 7c-6-6-7-7-17-7-37 0-75 0-112 0 0 8 0 16 0 24 18 0 35 0 53 0 0 91 0 183 0 275 0 11-1 11-15 13-11 1-13 1-27 1-4 0-7 0-11 0 0 8 0 16 0 24 18-3 46-3 66-3 19 0 46 0 66 3 0-8 0-16 0-24-5 0-9 0-13 0-8 0-17 0-25-1-14-2-16-2-16-13 0-85 0-170 0-256 82 96 164 191 245 287 6 5 6 7 14 7 13 0 13-6 13-17 0-94 0-188 0-282 0-11 0-11 14-13 13-1 13-1 27-1 4 0 8 0 12 0 0-8 0-16 0-24-18 1-46 1-66 1-21 0-46 0-65-1 0 8 0 16 0 24 3 0 7 0 11 0 10 0 18 0 26 1 14 2 16 2 16 13 0 66 0 132 0 198-66-76-131-153-196-229z">
            <text:p/>
          </draw:path>
          <draw:path draw:style-name="gr11" draw:text-style-name="P3" draw:layer="layout" svg:width="0.436cm" svg:height="0.253cm" svg:x="24.006cm" svg:y="9.693cm" svg:viewBox="0 0 437 254" svg:d="M384 137c-28 21-41 40-45 47-23 34-17 43-25 65 0 5 5 5 9 5 9 0 9 0 10-9 11-48 41-89 97-111 5-3 7-4 7-7s-3-5-4-5c-21-9-82-33-100-115-1-6-1-7-10-7-4 0-9 0-9 6 0 1 4 32 23 64 12 15 26 32 47 47-122 0-244 0-366 0-10 0-18 0-18 10s8 10 18 10c122 0 244 0 366 0z">
            <text:p/>
          </draw:path>
          <draw:path draw:style-name="gr11" draw:text-style-name="P3" draw:layer="layout" svg:width="0.181cm" svg:height="0.336cm" svg:x="24.624cm" svg:y="9.607cm" svg:viewBox="0 0 182 337" svg:d="M126 24c19 0 37 0 56 0 0-8 0-16 0-24-20 1-68 1-91 1s-70 0-91-1c0 8 0 16 0 24 19 0 37 0 56 0 0 96 0 193 0 289-19 0-37 0-56 0 0 8 0 16 0 24 21-3 68-3 91-3s71 0 91 3c0-8 0-16 0-24-19 0-37 0-56 0 0-96 0-193 0-289z">
            <text:p/>
          </draw:path>
          <draw:path draw:style-name="gr11" draw:text-style-name="P3" draw:layer="layout" svg:width="0.056cm" svg:height="0.146cm" svg:x="24.864cm" svg:y="9.89cm" svg:viewBox="0 0 57 147" svg:d="M57 52c0-32-11-52-30-52-17 0-27 13-27 27 0 12 10 26 27 26 5 0 12-3 16-7 2-1 2-1 3-1 1 2 2 0 2 7 0 36-18 66-34 82-5 5-6 6-6 7 0 4 3 6 5 6 5 0 44-38 44-95z">
            <text:p/>
          </draw:path>
          <draw:path draw:style-name="gr11" draw:text-style-name="P3" draw:layer="layout" svg:width="0.181cm" svg:height="0.336cm" svg:x="25.057cm" svg:y="9.607cm" svg:viewBox="0 0 182 337" svg:d="M126 24c19 0 37 0 56 0 0-8 0-16 0-24-21 1-69 1-91 1s-71 0-91-1c0 8 0 16 0 24 19 0 37 0 56 0 0 96 0 193 0 289-19 0-37 0-56 0 0 8 0 16 0 24 20-3 69-3 91-3s70 0 91 3c0-8 0-16 0-24-19 0-37 0-56 0 0-96 0-193 0-289z">
            <text:p/>
          </draw:path>
          <draw:path draw:style-name="gr11" draw:text-style-name="P3" draw:layer="layout" svg:width="0.056cm" svg:height="0.146cm" svg:x="25.298cm" svg:y="9.89cm" svg:viewBox="0 0 57 147" svg:d="M57 52c0-32-12-52-32-52-15 0-25 13-25 27 0 12 10 26 25 26 6 0 13-3 18-7 2-1 1-1 2-1s1 0 1 7c0 36-16 66-33 82-6 5-6 6-6 7 0 4 3 6 6 6 5 0 44-38 44-95z">
            <text:p/>
          </draw:path>
          <draw:path draw:style-name="gr11" draw:text-style-name="P3" draw:layer="layout" svg:width="0.181cm" svg:height="0.336cm" svg:x="25.49cm" svg:y="9.607cm" svg:viewBox="0 0 182 337" svg:d="M126 24c19 0 37 0 56 0 0-8 0-16 0-24-20 1-69 1-91 1s-70 0-91-1c0 8 0 16 0 24 19 0 37 0 56 0 0 96 0 193 0 289-19 0-37 0-56 0 0 8 0 16 0 24 21-3 69-3 91-3s71 0 91 3c0-8 0-16 0-24-19 0-37 0-56 0 0-96 0-193 0-289z">
            <text:p/>
          </draw:path>
          <draw:path draw:style-name="gr11" draw:text-style-name="P3" draw:layer="layout" svg:width="0.436cm" svg:height="0.253cm" svg:x="25.853cm" svg:y="9.693cm" svg:viewBox="0 0 437 254" svg:d="M384 137c-28 21-41 40-45 47-23 34-18 43-27 65 0 5 6 5 10 5 8 0 10 0 11-9 11-48 41-89 97-111 5-3 7-4 7-7s-3-5-4-5c-21-9-82-33-100-115-1-6-3-7-11-7-4 0-10 0-10 6 0 1 4 32 25 64 10 15 24 32 47 47-123 0-245 0-367 0-9 0-17 0-17 10s8 10 17 10c122 0 244 0 367 0z">
            <text:p/>
          </draw:path>
          <draw:path draw:style-name="gr11" draw:text-style-name="P3" draw:layer="layout" svg:width="0.25cm" svg:height="0.344cm" svg:x="26.485cm" svg:y="9.603cm" svg:viewBox="0 0 251 345" svg:d="M167 138c-24-5-48-10-72-15-19-4-47-21-47-52 0-21 14-50 63-50 39 0 89 15 100 82 2 12 2 13 12 13 12 0 12-3 12-14 0-30 0-60 0-89 0-9 0-13-8-13-4 0-6 0-10 4-7 8-15 15-22 23-30-23-61-27-84-27-76 0-111 46-111 98 0 32 17 54 27 64 23 25 40 28 93 39 44 10 52 11 63 21 7 9 20 21 20 43 0 24-13 58-64 58-37 0-112-10-117-83 0-9 0-11-11-11s-11 3-11 14c0 30 0 60 0 90 0 8 0 12 8 12 5 0 6 0 10-4 8-8 15-15 23-22 32 23 78 26 98 26 81 0 112-54 112-105 0-53-40-93-84-102z">
            <text:p/>
          </draw:path>
          <draw:path draw:style-name="gr11" draw:text-style-name="P3" draw:layer="layout" svg:width="0.174cm" svg:height="0.488cm" svg:x="26.803cm" svg:y="9.576cm" svg:viewBox="0 0 175 489" svg:d="M71 423c0 20-12 52-67 55-1 1-4 3-4 5 0 6 6 6 10 6 47 0 94-24 94-61 0-38 0-75 0-112 0-18 0-34 19-51 18-14 37-15 48-15 3-1 4-3 4-5 0-6-3-6-8-6-33-1-56-20-62-43-1-6-1-7-1-24 0-32 0-64 0-97 0-21 0-36-23-55-21-16-54-20-71-20-4 0-10 0-10 6 0 4 3 4 8 5 31 2 55 17 62 42 1 4 1 6 1 24 0 34 0 68 0 102 0 22 5 30 20 46 10 11 24 15 38 20-39 11-58 33-58 61 0 39 0 78 0 117z">
            <text:p/>
          </draw:path>
        </draw:g>
        <draw:g draw:style-name="gr3">
          <svg:title>TexMaths</svg:title>
          <svg:desc>14§latex§\begin{array}{c} \underline{{\textbf{I}}, \hspace{1ex} {\textbf{I}} \rightarrow {\textbf{S}}} \\ {\textbf{S}} \end{array} 
§svg§600§FALSE§</svg:desc>
          <draw:path draw:style-name="gr10" draw:text-style-name="P1" draw:layer="layout" svg:width="1.887cm" svg:height="0.902cm" svg:x="16.583cm" svg:y="12.101cm" svg:viewBox="0 0 1888 903" svg:d="M0 0c629 0 1258 0 1888 0 0 301 0 602 0 903-630 0-1259 0-1888 0 0-301 0-602 0-903z">
            <text:p/>
          </draw:path>
          <draw:path draw:style-name="gr11" draw:text-style-name="P3" draw:layer="layout" svg:width="0.181cm" svg:height="0.336cm" svg:x="16.575cm" svg:y="12.082cm" svg:viewBox="0 0 182 337" svg:d="M126 24c19 0 37 0 56 0 0-8 0-16 0-24-21 1-69 1-91 1s-71 0-91-1c0 8 0 16 0 24 19 0 37 0 56 0 0 96 0 193 0 289-19 0-37 0-56 0 0 8 0 16 0 24 20-2 69-2 91-2s70 0 91 2c0-8 0-16 0-24-19 0-37 0-56 0 0-96 0-193 0-289z">
            <text:p/>
          </draw:path>
          <draw:path draw:style-name="gr11" draw:text-style-name="P3" draw:layer="layout" svg:width="0.056cm" svg:height="0.146cm" svg:x="16.815cm" svg:y="12.367cm" svg:viewBox="0 0 57 147" svg:d="M57 50c0-32-12-50-32-50-15 0-25 11-25 25s10 27 25 27c6 0 13-3 18-7 2 0 1-1 2-2 1 0 1 2 1 7 0 37-17 66-33 83-6 5-6 7-6 8 0 3 3 6 6 6 5 0 44-39 44-97z">
            <text:p/>
          </draw:path>
          <draw:path draw:style-name="gr11" draw:text-style-name="P3" draw:layer="layout" svg:width="0.181cm" svg:height="0.336cm" svg:x="17.218cm" svg:y="12.082cm" svg:viewBox="0 0 182 337" svg:d="M126 24c19 0 37 0 56 0 0-8 0-16 0-24-20 1-69 1-91 1s-70 0-91-1c0 8 0 16 0 24 19 0 37 0 56 0 0 96 0 193 0 289-19 0-37 0-56 0 0 8 0 16 0 24 21-2 69-2 91-2s71 0 91 2c0-8 0-16 0-24-19 0-37 0-56 0 0-96 0-193 0-289z">
            <text:p/>
          </draw:path>
          <draw:path draw:style-name="gr11" draw:text-style-name="P3" draw:layer="layout" svg:width="0.436cm" svg:height="0.256cm" svg:x="17.581cm" svg:y="12.167cm" svg:viewBox="0 0 437 257" svg:d="M382 138c-27 21-39 41-43 48-23 33-18 43-27 64 0 7 6 7 10 7 8 0 10-1 11-10 11-49 41-89 95-111 7-3 9-4 9-7 0-4-3-5-5-6-21-8-81-32-99-115-1-5-3-8-11-8-4 0-10 0-10 7 8 21 4 31 25 64 10 16 24 32 45 48-122 0-243 0-365 0-9 0-17 0-17 10 0 9 8 9 17 9 122 0 243 0 365 0z">
            <text:p/>
          </draw:path>
          <draw:path draw:style-name="gr11" draw:text-style-name="P3" draw:layer="layout" svg:width="0.249cm" svg:height="0.347cm" svg:x="18.213cm" svg:y="12.076cm" svg:viewBox="0 0 250 348" svg:d="M167 140c-24-5-48-11-72-16-19-5-47-21-47-51 0-21 14-52 63-52 39 0 88 17 100 84 2 11 2 12 11 12 13 0 13-2 13-14 0-29 0-59 0-89 0-10 0-14-10-14-3 0-4 1-10 6-7 7-14 14-20 22-30-24-62-28-84-28-76 0-111 48-111 99 0 32 15 55 27 65 23 25 40 27 93 39 44 9 52 11 63 22 7 7 20 20 20 42 0 24-13 57-64 57-37 0-112-10-117-82 0-9 0-11-11-11s-11 2-11 14c0 29 0 59 0 89 0 8 0 14 8 14 5 0 6-1 10-6 8-7 15-15 23-22 32 25 78 28 98 28 81 0 111-56 111-105 0-54-39-95-83-103z">
            <text:p/>
          </draw:path>
          <draw:path draw:style-name="gr11" draw:text-style-name="P3" draw:layer="layout" svg:width="1.937cm" svg:height="0.019cm" svg:x="16.558cm" svg:y="12.572cm" svg:viewBox="0 0 1938 20" svg:d="M0 0c646 0 1292 0 1938 0 0 7 0 13 0 20-646 0-1292 0-1938 0 0-7 0-13 0-20z">
            <text:p/>
          </draw:path>
          <draw:path draw:style-name="gr11" draw:text-style-name="P3" draw:layer="layout" svg:width="0.249cm" svg:height="0.347cm" svg:x="17.402cm" svg:y="12.681cm" svg:viewBox="0 0 250 348" svg:d="M165 140c-23-5-47-11-70-16-19-4-47-21-47-51 0-21 14-52 63-52 39 0 88 17 99 84 3 12 3 12 12 12 13 0 13-2 13-14 0-29 0-59 0-89 0-8 0-14-10-14-3 0-4 1-10 6-7 7-14 14-20 22-30-22-62-28-86-28-74 0-109 48-109 99 0 32 15 55 27 66 23 24 40 26 93 39 44 8 52 10 63 21 7 7 20 20 20 42 0 24-13 57-64 57-38 0-112-10-117-82 0-9 0-11-11-11s-11 2-11 14c0 29 0 59 0 89 0 10 0 14 8 14 5 0 6-1 10-4 8-8 15-16 23-24 32 25 78 28 98 28 81 0 111-56 111-105 0-54-40-95-85-103z">
            <text:p/>
          </draw:path>
        </draw:g>
        <draw:g draw:style-name="gr3">
          <svg:title>TexMaths</svg:title>
          <svg:desc>14§display§\longrightarrow \hspace{2ex} \text{WB} = \{ {\textbf{N}}, {\textbf{N}} \rightarrow {\textbf{I}}, {\textbf{I}}, {\textbf{I}} \rightarrow {\textbf{S}}, {\textbf{S}} \}§svg§600§FALSE§</svg:desc>
          <draw:path draw:style-name="gr10" draw:text-style-name="P1" draw:layer="layout" svg:width="7.789cm" svg:height="0.438cm" svg:x="19.371cm" svg:y="12.248cm" svg:viewBox="0 0 7790 439" svg:d="M0 0c2597 0 5193 0 7790 0 0 146 0 292 0 439-2597 0-5193 0-7790 0 0-147 0-293 0-439z">
            <text:p/>
          </draw:path>
          <draw:path draw:style-name="gr11" draw:text-style-name="P3" draw:layer="layout" svg:width="0.3cm" svg:height="0.019cm" svg:x="19.346cm" svg:y="12.458cm" svg:viewBox="0 0 301 20" svg:d="M283 20c8 0 18 0 18-10s-10-10-18-10c-89 0-178 0-266 0-9 0-17 0-17 10s8 10 17 10c88 0 177 0 266 0z">
            <text:p/>
          </draw:path>
          <draw:path draw:style-name="gr11" draw:text-style-name="P3" draw:layer="layout" svg:width="0.436cm" svg:height="0.253cm" svg:x="19.633cm" svg:y="12.34cm" svg:viewBox="0 0 437 254" svg:d="M384 137c-28 21-41 40-45 47-23 34-18 43-27 65 0 5 7 5 10 5 8 0 10 0 11-9 11-48 41-89 97-111 5-3 7-4 7-7s-3-5-4-5c-21-9-82-33-100-115-1-6-3-7-11-7-3 0-10 0-10 6 0 1 6 32 25 64 10 15 26 32 47 47-122 0-244 0-366 0-10 0-18 0-18 10s8 10 18 10c122 0 244 0 366 0z">
            <text:p/>
          </draw:path>
          <draw:path draw:style-name="gr11" draw:text-style-name="P3" draw:layer="layout" svg:width="0.486cm" svg:height="0.344cm" svg:x="20.667cm" svg:y="12.255cm" svg:viewBox="0 0 487 345" svg:d="M438 49c9-28 30-34 49-34 0-5 0-10 0-15-15 1-31 1-45 1s-46 0-58-1c0 5 0 10 0 15 33 2 43 17 43 27 0 3-1 7-3 10-25 75-49 151-74 226-26-80-52-160-78-240 0-2-2-4-2-7 0-16 28-16 41-16 0-5 0-10 0-15-17 1-51 1-70 1s-39 0-59-1c0 5 0 10 0 15 28 0 38 0 43 19 4 11 8 22 12 33-23 70-46 141-69 211-26-81-52-161-78-242-2-1-2-4-2-5 0-16 28-16 41-16 0-5 0-10 0-15-17 1-51 1-70 1s-39 0-59-1c0 5 0 10 0 15 36 0 38 3 45 21 32 100 65 201 98 301 1 4 3 8 8 8 7 0 9-3 11-10 27-83 54-165 82-248 27 83 54 166 81 250 1 4 3 8 10 8 5 0 7-3 9-10 32-95 63-191 94-286z">
            <text:p/>
          </draw:path>
          <draw:path draw:style-name="gr11" draw:text-style-name="P3" draw:layer="layout" svg:width="0.301cm" svg:height="0.334cm" svg:x="21.181cm" svg:y="12.255cm" svg:viewBox="0 0 302 335" svg:d="M91 155c0-40 0-80 0-120 0-15 1-20 25-20 20 0 40 0 60 0 48 0 66 42 66 69 0 31-25 71-80 71-23 0-47 0-71 0zM207 161c48-10 83-42 83-77 0-43-46-84-109-84-61 0-121 0-181 0 0 5 0 10 0 15 4 0 7 0 11 0 39 0 39 6 39 24 0 86 0 172 0 257 0 18 0 24-39 24-4 0-7 0-11 0 0 5 0 10 0 15 64 0 129 0 193 0 66 0 109-44 109-90 0-42-40-79-95-84zM178 320c-21 0-41 0-62 0-24 0-25-4-25-20 0-44 0-89 0-134 31 0 62 0 92 0 49 0 70 46 70 79 0 34-25 75-75 75z">
            <text:p/>
          </draw:path>
          <draw:path draw:style-name="gr11" draw:text-style-name="P3" draw:layer="layout" svg:width="0.325cm" svg:height="0.114cm" svg:x="21.677cm" svg:y="12.41cm" svg:viewBox="0 0 326 115" svg:d="M309 20c9 0 17 0 17-10s-8-10-15-10c-99 0-197 0-296 0-7 0-15 0-15 10s8 10 17 10c97 0 195 0 292 0zM311 115c7 0 15 0 15-10s-8-10-17-10c-97 0-195 0-292 0-9 0-17 0-17 10s8 10 15 10c99 0 197 0 296 0z">
            <text:p/>
          </draw:path>
          <draw:path draw:style-name="gr11" draw:text-style-name="P3" draw:layer="layout" svg:width="0.174cm" svg:height="0.488cm" svg:x="22.203cm" svg:y="12.223cm" svg:viewBox="0 0 175 489" svg:d="M104 66c0-20 12-52 67-55 3-1 4-3 4-5 0-6-4-6-10-6-49 0-94 25-94 61 0 38 0 75 0 112 0 18 0 34-19 51-18 14-37 15-48 15-1 0-4 3-4 6 0 4 3 4 8 5 33 1 56 20 62 43 1 6 1 7 1 24 0 32 0 64 0 97 0 21 0 36 24 55 18 14 52 20 70 20 6 0 10 0 10-6 0-4-3-4-8-5-31-2-55-17-62-42-1-4-1-6-1-24 0-34 0-68 0-102 0-22-3-31-20-46-10-11-24-15-38-19 41-12 58-34 58-62 0-39 0-78 0-117z">
            <text:p/>
          </draw:path>
          <draw:path draw:style-name="gr11" draw:text-style-name="P3" draw:layer="layout" svg:width="0.404cm" svg:height="0.336cm" svg:x="22.432cm" svg:y="12.254cm" svg:viewBox="0 0 405 337" svg:d="M129 7c-6-6-6-7-16-7-37 0-75 0-113 0 0 8 0 16 0 24 18 0 35 0 53 0 0 91 0 183 0 275 0 11 0 11-14 13-11 1-12 1-26 1-5 0-9 0-13 0 0 8 0 16 0 24 20-3 48-3 66-3 21 0 46 0 67 3 0-8 0-16 0-24-4 0-8 0-13 0-8 0-16 0-26-1-14-2-14-2-14-13 0-85 0-170 0-256 81 96 163 191 245 287 4 5 5 7 12 7 14 0 14-6 14-17 0-94 0-188 0-282 0-11 0-11 14-13 12-1 13-1 27-1 4 0 8 0 13 0 0-8 0-16 0-24-20 1-48 1-66 1-21 0-46 0-67-1 0 8 0 16 0 24 4 0 8 0 12 0 9 0 17 0 27 1 14 2 14 2 14 13 0 66 0 132 0 198-66-76-131-153-196-229z">
            <text:p/>
          </draw:path>
          <draw:path draw:style-name="gr11" draw:text-style-name="P3" draw:layer="layout" svg:width="0.056cm" svg:height="0.146cm" svg:x="22.899cm" svg:y="12.537cm" svg:viewBox="0 0 57 147" svg:d="M57 52c0-32-12-52-30-52-17 0-27 13-27 27 0 12 10 26 27 26 5 0 11-3 16-7 2-1 2-1 3-1 0 2 0 0 0 7 0 36-16 66-32 82-5 5-6 6-6 7 0 4 2 6 5 6 5 0 44-38 44-95z">
            <text:p/>
          </draw:path>
          <draw:path draw:style-name="gr11" draw:text-style-name="P3" draw:layer="layout" svg:width="0.402cm" svg:height="0.336cm" svg:x="23.095cm" svg:y="12.254cm" svg:viewBox="0 0 403 337" svg:d="M129 7c-6-6-6-7-17-7-37 0-75 0-112 0 0 8 0 16 0 24 18 0 35 0 53 0 0 91 0 183 0 275 0 11-1 11-14 13-12 1-14 1-26 1-5 0-9 0-13 0 0 8 0 16 0 24 18-3 46-3 66-3 21 0 46 0 66 3 0-8 0-16 0-24-5 0-9 0-13 0-8 0-17 0-25-1-14-2-16-2-16-13 0-85 0-170 0-256 82 96 164 191 245 287 6 5 6 7 14 7 13 0 13-6 13-17 0-94 0-188 0-282 0-11 1-11 14-13 13-1 14-1 27-1 4 0 8 0 12 0 0-8 0-16 0-24-18 1-46 1-66 1-21 0-46 0-65-1 0 8 0 16 0 24 4 0 8 0 12 0 9 0 17 0 25 1 14 2 16 2 16 13 0 66 0 132 0 198-66-76-131-153-196-229z">
            <text:p/>
          </draw:path>
          <draw:path draw:style-name="gr11" draw:text-style-name="P3" draw:layer="layout" svg:width="0.436cm" svg:height="0.253cm" svg:x="23.681cm" svg:y="12.34cm" svg:viewBox="0 0 437 254" svg:d="M384 137c-27 21-41 40-45 47-21 34-17 43-25 65 0 5 5 5 9 5 9 0 9 0 12-9 11-48 39-89 95-111 5-3 7-4 7-7s-3-5-4-5c-21-9-80-33-100-115-1-6-1-7-10-7-4 0-9 0-9 6 0 1 4 32 25 64 10 15 24 32 45 47-122 0-244 0-366 0-8 0-18 0-18 10s10 10 18 10c122 0 244 0 366 0z">
            <text:p/>
          </draw:path>
          <draw:path draw:style-name="gr11" draw:text-style-name="P3" draw:layer="layout" svg:width="0.181cm" svg:height="0.336cm" svg:x="24.3cm" svg:y="12.254cm" svg:viewBox="0 0 182 337" svg:d="M126 24c19 0 37 0 56 0 0-8 0-16 0-24-21 1-68 1-91 1s-71 0-91-1c0 8 0 16 0 24 19 0 37 0 56 0 0 96 0 193 0 289-19 0-37 0-56 0 0 8 0 16 0 24 20-3 68-3 91-3s70 0 91 3c0-8 0-16 0-24-19 0-37 0-56 0 0-96 0-193 0-289z">
            <text:p/>
          </draw:path>
          <draw:path draw:style-name="gr11" draw:text-style-name="P3" draw:layer="layout" svg:width="0.058cm" svg:height="0.146cm" svg:x="24.539cm" svg:y="12.537cm" svg:viewBox="0 0 59 147" svg:d="M59 52c0-32-13-52-32-52-17 0-27 13-27 27 0 12 10 26 27 26 5 0 12-3 16-7 2-1 2-1 3-1 1 2 2 0 2 7 0 36-17 66-34 82-5 5-6 6-6 7 0 4 3 6 6 6 4 0 45-38 45-95z">
            <text:p/>
          </draw:path>
          <draw:path draw:style-name="gr11" draw:text-style-name="P3" draw:layer="layout" svg:width="0.181cm" svg:height="0.336cm" svg:x="24.732cm" svg:y="12.254cm" svg:viewBox="0 0 182 337" svg:d="M126 24c19 0 37 0 56 0 0-8 0-16 0-24-20 1-69 1-91 1s-71 0-91-1c0 8 0 16 0 24 19 0 37 0 56 0 0 96 0 193 0 289-19 0-37 0-56 0 0 8 0 16 0 24 20-3 69-3 91-3s71 0 91 3c0-8 0-16 0-24-19 0-37 0-56 0 0-96 0-193 0-289z">
            <text:p/>
          </draw:path>
          <draw:path draw:style-name="gr11" draw:text-style-name="P3" draw:layer="layout" svg:width="0.056cm" svg:height="0.146cm" svg:x="24.973cm" svg:y="12.537cm" svg:viewBox="0 0 57 147" svg:d="M57 52c0-32-12-52-32-52-15 0-25 13-25 27 0 12 10 26 25 26 7 0 13-3 18-7 2-1 2-1 3-1 0 2 0 0 0 7 0 36-16 66-33 82-6 5-6 6-6 7 0 4 3 6 6 6 5 0 44-38 44-95z">
            <text:p/>
          </draw:path>
          <draw:path draw:style-name="gr11" draw:text-style-name="P3" draw:layer="layout" svg:width="0.181cm" svg:height="0.336cm" svg:x="25.165cm" svg:y="12.254cm" svg:viewBox="0 0 182 337" svg:d="M126 24c19 0 37 0 56 0 0-8 0-16 0-24-20 1-68 1-91 1s-70 0-91-1c0 8 0 16 0 24 19 0 37 0 56 0 0 96 0 193 0 289-19 0-37 0-56 0 0 8 0 16 0 24 21-3 68-3 91-3s71 0 91 3c0-8 0-16 0-24-19 0-37 0-56 0 0-96 0-193 0-289z">
            <text:p/>
          </draw:path>
          <draw:path draw:style-name="gr11" draw:text-style-name="P3" draw:layer="layout" svg:width="0.436cm" svg:height="0.253cm" svg:x="25.527cm" svg:y="12.34cm" svg:viewBox="0 0 437 254" svg:d="M384 137c-28 21-41 40-45 47-23 34-17 43-25 65 0 5 5 5 9 5 9 0 9 0 10-9 11-48 41-89 97-111 5-3 7-4 7-7s-3-5-4-5c-21-9-82-33-100-115-1-6-1-7-10-7-4 0-9 0-9 6 0 1 4 32 23 64 10 15 26 32 47 47-122 0-244 0-366 0-10 0-18 0-18 10s8 10 18 10c122 0 244 0 366 0z">
            <text:p/>
          </draw:path>
          <draw:path draw:style-name="gr11" draw:text-style-name="P3" draw:layer="layout" svg:width="0.25cm" svg:height="0.344cm" svg:x="26.16cm" svg:y="12.25cm" svg:viewBox="0 0 251 345" svg:d="M167 138c-24-5-48-10-72-15-19-4-47-21-47-52 0-21 14-50 63-50 39 0 89 15 100 82 2 12 2 13 13 13s11-3 11-14c0-30 0-60 0-89 0-9 0-13-8-13-4 0-4 0-10 4-8 8-15 15-22 23-28-23-61-27-84-27-75 0-111 46-111 98 0 32 17 54 27 64 23 25 40 28 95 39 43 10 52 11 61 21 9 9 20 21 20 43 0 24-13 58-63 58-38 0-112-10-116-83-2-9-2-11-11-11-13 0-13 3-13 14 0 30 0 60 0 90 0 8 0 12 10 12 4 0 4 0 8-4 8-8 15-15 23-22 33 23 78 26 99 26 81 0 111-54 111-105 0-53-40-93-84-102z">
            <text:p/>
          </draw:path>
          <draw:path draw:style-name="gr11" draw:text-style-name="P3" draw:layer="layout" svg:width="0.058cm" svg:height="0.146cm" svg:x="26.485cm" svg:y="12.537cm" svg:viewBox="0 0 59 147" svg:d="M59 52c0-32-13-52-32-52-17 0-27 13-27 27 0 12 10 26 27 26 5 0 12-3 16-7 2-1 2-1 3-1 2 0 2 0 2 7 0 36-17 66-34 82-5 5-6 6-6 7 0 4 3 6 6 6 4 0 45-38 45-95z">
            <text:p/>
          </draw:path>
          <draw:path draw:style-name="gr11" draw:text-style-name="P3" draw:layer="layout" svg:width="0.25cm" svg:height="0.344cm" svg:x="26.693cm" svg:y="12.25cm" svg:viewBox="0 0 251 345" svg:d="M167 138c-24-5-48-10-72-15-19-4-47-21-47-52 0-21 14-50 63-50 39 0 89 15 100 82 2 12 2 13 12 13 12 0 12-3 12-14 0-30 0-60 0-89 0-9 0-13-8-13-4 0-6 0-10 4-8 8-15 15-22 23-30-23-61-27-84-27-76 0-111 46-111 98 0 32 17 54 27 64 23 25 40 28 93 39 44 10 52 11 63 21 7 9 20 21 20 43 0 24-13 58-64 58-37 0-112-10-117-83 0-9 0-11-11-11s-11 3-11 14c0 30 0 60 0 90 0 8 0 12 8 12 5 0 6 0 10-4 8-8 15-15 23-22 32 23 78 26 98 26 81 0 112-54 112-105 0-53-40-93-84-102z">
            <text:p/>
          </draw:path>
          <draw:path draw:style-name="gr11" draw:text-style-name="P3" draw:layer="layout" svg:width="0.174cm" svg:height="0.488cm" svg:x="27.011cm" svg:y="12.223cm" svg:viewBox="0 0 175 489" svg:d="M71 423c0 20-12 52-67 55-1 1-4 3-4 5 0 6 6 6 10 6 47 0 94-24 94-61 0-38 0-75 0-112 0-18 0-34 19-51 18-14 37-15 48-15 3-1 4-3 4-5 0-6-3-6-8-6-33-1-56-20-62-43-1-6-1-7-1-24 0-32 0-64 0-97 0-21 0-36-23-55-21-16-54-20-71-20-4 0-10 0-10 6 0 4 3 4 8 5 31 2 55 17 62 42 1 4 1 6 1 24 0 34 0 68 0 102 0 22 5 31 20 46 10 11 24 15 38 20-39 11-58 33-58 61 0 39 0 78 0 117z">
            <text:p/>
          </draw:path>
        </draw:g>
        <presentation:notes draw:style-name="dp1">
          <draw:page-thumbnail draw:style-name="gr1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ternativansatz - Resolution</text:p>
          </draw:text-box>
        </draw:frame>
        <draw:frame presentation:style-name="pr17" draw:text-style-name="P8" draw:layer="layout" svg:width="24.776cm" svg:height="2.471cm" svg:x="1.391cm" svg:y="3.376cm">
          <draw:text-box>
            <text:p text:style-name="P7"><text:span text:style-name="T15">W</text:span><text:span text:style-name="T15">i</text:span><text:span text:style-name="T15">r</text:span><text:span text:style-name="T15"> </text:span><text:span text:style-name="T15">k</text:span><text:span text:style-name="T15">ö</text:span><text:span text:style-name="T15">n</text:span><text:span text:style-name="T15">n</text:span><text:span text:style-name="T15">e</text:span><text:span text:style-name="T15">n</text:span><text:span text:style-name="T15"> </text:span><text:span text:style-name="T15">d</text:span><text:span text:style-name="T15">i</text:span><text:span text:style-name="T15">e</text:span><text:span text:style-name="T15"> </text:span><text:span text:style-name="T15">I</text:span><text:span text:style-name="T15">n</text:span><text:span text:style-name="T15">f</text:span><text:span text:style-name="T15">e</text:span><text:span text:style-name="T15">r</text:span><text:span text:style-name="T15">e</text:span><text:span text:style-name="T15">n</text:span><text:span text:style-name="T15">z</text:span><text:span text:style-name="T15">r</text:span><text:span text:style-name="T15">e</text:span><text:span text:style-name="T15">g</text:span><text:span text:style-name="T15">e</text:span><text:span text:style-name="T15">l</text:span><text:span text:style-name="T15"> </text:span><text:span text:style-name="T15">R</text:span><text:span text:style-name="T15">e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 </text:span><text:span text:style-name="T15">v</text:span><text:span text:style-name="T15">e</text:span><text:span text:style-name="T15">r</text:span><text:span text:style-name="T15">w</text:span><text:span text:style-name="T15">e</text:span><text:span text:style-name="T15">n</text:span><text:span text:style-name="T15">d</text:span><text:span text:style-name="T15">e</text:span><text:span text:style-name="T15">n</text:span><text:span text:style-name="T15">,</text:span><text:span text:style-name="T15"> </text:span><text:span text:style-name="T15">u</text:span><text:span text:style-name="T15">m</text:span><text:span text:style-name="T15"> </text:span><text:span text:style-name="T15">d</text:span><text:span text:style-name="T15">i</text:span><text:span text:style-name="T15">e</text:span><text:span text:style-name="T15"> </text:span><text:span text:style-name="T15">F</text:span><text:span text:style-name="T15">o</text:span><text:span text:style-name="T15">r</text:span><text:span text:style-name="T15">m</text:span><text:span text:style-name="T15">e</text:span><text:span text:style-name="T15">l</text:span><text:span text:style-name="T15">n</text:span><text:span text:style-name="T15"> </text:span><text:span text:style-name="T15">i</text:span><text:span text:style-name="T15">n</text:span><text:span text:style-name="T15"> </text:span><text:span text:style-name="T15">d</text:span><text:span text:style-name="T15">e</text:span><text:span text:style-name="T15">r</text:span><text:span text:style-name="T15"> </text:span><text:span text:style-name="T15">W</text:span><text:span text:style-name="T15">B</text:span><text:span text:style-name="T15"> </text:span><text:span text:style-name="T15">z</text:span><text:span text:style-name="T15">u</text:span><text:span text:style-name="T15"> </text:span><text:span text:style-name="T15">v</text:span><text:span text:style-name="T15">e</text:span><text:span text:style-name="T15">r</text:span><text:span text:style-name="T15">e</text:span><text:span text:style-name="T15">i</text:span><text:span text:style-name="T15">n</text:span><text:span text:style-name="T15">f</text:span><text:span text:style-name="T15">a</text:span><text:span text:style-name="T15">c</text:span><text:span text:style-name="T15">h</text:span><text:span text:style-name="T15">e</text:span><text:span text:style-name="T15">n</text:span><text:span text:style-name="T15"> </text:span><text:span text:style-name="T15">u</text:span><text:span text:style-name="T15">n</text:span><text:span text:style-name="T15">d</text:span><text:span text:style-name="T15"> </text:span><text:span text:style-name="T15">d</text:span><text:span text:style-name="T15">i</text:span><text:span text:style-name="T15">e</text:span><text:span text:style-name="T15"> </text:span><text:span text:style-name="T15">A</text:span><text:span text:style-name="T15">n</text:span><text:span text:style-name="T15">z</text:span><text:span text:style-name="T15">a</text:span><text:span text:style-name="T15">h</text:span><text:span text:style-name="T15">l</text:span><text:span text:style-name="T15"> </text:span><text:span text:style-name="T15">d</text:span><text:span text:style-name="T15">e</text:span><text:span text:style-name="T15">r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e</text:span><text:span text:style-name="T15">n</text:span><text:span text:style-name="T15"> </text:span><text:span text:style-name="T15">i</text:span><text:span text:style-name="T15">n</text:span><text:span text:style-name="T15"> </text:span><text:span text:style-name="T15">u</text:span><text:span text:style-name="T15">n</text:span><text:span text:style-name="T15">s</text:span><text:span text:style-name="T15">e</text:span><text:span text:style-name="T15">r</text:span><text:span text:style-name="T15">e</text:span><text:span text:style-name="T15">m</text:span><text:span text:style-name="T15"> </text:span><text:span text:style-name="T15">A</text:span><text:span text:style-name="T15">l</text:span><text:span text:style-name="T15">g</text:span><text:span text:style-name="T15">o</text:span><text:span text:style-name="T15">r</text:span><text:span text:style-name="T15">i</text:span><text:span text:style-name="T15">t</text:span><text:span text:style-name="T15">h</text:span><text:span text:style-name="T15">m</text:span><text:span text:style-name="T15">u</text:span><text:span text:style-name="T15">s</text:span><text:span text:style-name="T15"> </text:span><text:span text:style-name="T15">z</text:span><text:span text:style-name="T15">u</text:span><text:span text:style-name="T15"> </text:span><text:span text:style-name="T15">r</text:span><text:span text:style-name="T15">e</text:span><text:span text:style-name="T15">d</text:span><text:span text:style-name="T15">u</text:span><text:span text:style-name="T15">z</text:span><text:span text:style-name="T15">i</text:span><text:span text:style-name="T15">e</text:span><text:span text:style-name="T15">r</text:span><text:span text:style-name="T15">e</text:span><text:span text:style-name="T15">n</text:span><text:span text:style-name="T15">.</text:span></text:p>
          </draw:text-box>
        </draw:frame>
        <draw:g draw:style-name="gr3">
          <svg:title>TexMaths</svg:title>
          <svg:desc>14§display§({\textbf{N}} \rightarrow {\textbf{I}}) \wedge ({\textbf{I}} \rightarrow {\textbf{S}})§svg§600§FALSE§</svg:desc>
          <draw:path draw:style-name="gr10" draw:text-style-name="P1" draw:layer="layout" svg:width="3.879cm" svg:height="0.439cm" svg:x="19.293cm" svg:y="6.699cm" svg:viewBox="0 0 3880 440" svg:d="M0 0c1293 0 2586 0 3880 0 0 147 0 293 0 440-1294 0-2587 0-3880 0 0-147 0-293 0-440z">
            <text:p/>
          </draw:path>
          <draw:path draw:style-name="gr11" draw:text-style-name="P3" draw:layer="layout" svg:width="0.114cm" svg:height="0.489cm" svg:x="19.268cm" svg:y="6.674cm" svg:viewBox="0 0 115 490" svg:d="M115 485c0-2 0-2-9-10-61-63-77-155-77-231 0-85 19-170 79-230 7-7 7-7 7-8 0-5-3-6-6-6-4 0-49 34-78 96-25 53-31 108-31 148 0 39 6 98 32 154 31 60 73 92 77 92 3 0 6-1 6-5z">
            <text:p/>
          </draw:path>
          <draw:path draw:style-name="gr11" draw:text-style-name="P3" draw:layer="layout" svg:width="0.402cm" svg:height="0.334cm" svg:x="19.43cm" svg:y="6.706cm" svg:viewBox="0 0 403 335" svg:d="M129 6c-6-6-6-6-17-6-37 0-75 0-112 0 0 7 0 15 0 22 18 0 35 0 53 0 0 92 0 185 0 277 0 10-1 11-14 12-12 2-14 2-26 2-5 0-9 0-13 0 0 7 0 15 0 22 18-1 46-1 66-1 21 0 46 0 66 1 0-7 0-15 0-22-4 0-8 0-12 0-9 0-18-2-26-2-14-1-16-2-16-12 0-86 0-171 0-257 82 96 164 192 245 288 6 5 6 5 14 5 13 0 13-4 13-15 0-95 0-189 0-284 0-9 1-11 15-12 11-2 13-2 25-2 5 0 9 0 13 0 0-7 0-15 0-22-18 1-46 1-66 1-21 0-46 0-65-1 0 7 0 15 0 22 4 0 8 0 12 0 9 0 17 0 25 2 14 1 16 3 16 12 0 66 0 132 0 199-66-77-131-153-196-229z">
            <text:p/>
          </draw:path>
          <draw:path draw:style-name="gr11" draw:text-style-name="P3" draw:layer="layout" svg:width="0.436cm" svg:height="0.255cm" svg:x="20.017cm" svg:y="6.791cm" svg:viewBox="0 0 437 256" svg:d="M383 138c-26 20-40 41-44 46-21 34-25 65-25 66 0 6 5 6 9 6 9 0 9-2 11-10 12-48 40-90 96-112 5-1 7-3 7-7 0-3-3-4-5-4-21-9-79-34-99-116-1-6-1-7-10-7-4 0-9 0-9 6 0 1 4 32 25 64 9 15 23 32 44 47-121 0-243 0-365 0-8 0-18 0-18 10 0 11 10 11 18 11 122 0 244 0 365 0z">
            <text:p/>
          </draw:path>
          <draw:path draw:style-name="gr11" draw:text-style-name="P3" draw:layer="layout" svg:width="0.181cm" svg:height="0.334cm" svg:x="20.635cm" svg:y="6.706cm" svg:viewBox="0 0 182 335" svg:d="M125 22c19 0 38 0 57 0 0-7 0-15 0-22-21 1-68 1-91 1s-71 0-91-1c0 7 0 15 0 22 19 0 37 0 56 0 0 97 0 194 0 291-19 0-37 0-56 0 0 7 0 15 0 22 20-1 68-1 91-1s70 0 91 1c0-7 0-15 0-22-19 0-38 0-57 0 0-97 0-194 0-291z">
            <text:p/>
          </draw:path>
          <draw:path draw:style-name="gr11" draw:text-style-name="P3" draw:layer="layout" svg:width="0.114cm" svg:height="0.489cm" svg:x="20.861cm" svg:y="6.674cm" svg:viewBox="0 0 115 490" svg:d="M115 244c0-37-6-96-32-152-31-60-73-92-77-92-3 0-6 3-6 6 0 1 0 1 10 11 47 47 75 125 75 227 0 84-18 171-78 232-7 7-7 7-7 9s3 5 6 5c4 0 49-33 78-96 25-53 31-108 31-150z">
            <text:p/>
          </draw:path>
          <draw:path draw:style-name="gr11" draw:text-style-name="P3" draw:layer="layout" svg:width="0.273cm" svg:height="0.303cm" svg:x="21.16cm" svg:y="6.748cm" svg:viewBox="0 0 274 304" svg:d="M148 11c-4-8-7-11-11-11-7 0-8 4-11 11-41 91-81 183-122 274-3 5-4 7-4 10 0 5 4 9 10 9 4 0 8-1 11-9 39-87 77-174 116-260 38 86 77 173 115 260 6 9 10 9 13 9 4 0 9-4 9-9 0-2 0-3-4-9-40-91-81-183-122-275z">
            <text:p/>
          </draw:path>
          <draw:path draw:style-name="gr11" draw:text-style-name="P3" draw:layer="layout" svg:width="0.114cm" svg:height="0.489cm" svg:x="21.619cm" svg:y="6.674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11" draw:text-style-name="P3" draw:layer="layout" svg:width="0.182cm" svg:height="0.334cm" svg:x="21.777cm" svg:y="6.706cm" svg:viewBox="0 0 183 335" svg:d="M126 22c19 0 38 0 57 0 0-7 0-15 0-22-21 1-69 1-92 1s-70 0-91-1c0 7 0 15 0 22 19 0 38 0 57 0 0 97 0 194 0 291-19 0-38 0-57 0 0 7 0 15 0 22 21-1 68-1 91-1s71 0 92 1c0-7 0-15 0-22-19 0-38 0-57 0 0-97 0-194 0-291z">
            <text:p/>
          </draw:path>
          <draw:path draw:style-name="gr11" draw:text-style-name="P3" draw:layer="layout" svg:width="0.436cm" svg:height="0.255cm" svg:x="22.14cm" svg:y="6.791cm" svg:viewBox="0 0 437 256" svg:d="M383 138c-28 20-40 41-44 46-23 34-25 65-25 66 0 6 5 6 9 6 9 0 9-2 10-10 11-48 41-90 97-112 5-1 7-3 7-7 0-3-3-4-5-4-21-9-81-34-99-116-1-6-1-7-10-7-4 0-9 0-9 6 0 1 4 32 23 64 10 15 25 32 46 47-121 0-243 0-365 0-10 0-18 0-18 10 0 11 8 11 18 11 122 0 244 0 365 0z">
            <text:p/>
          </draw:path>
          <draw:path draw:style-name="gr11" draw:text-style-name="P3" draw:layer="layout" svg:width="0.25cm" svg:height="0.345cm" svg:x="22.773cm" svg:y="6.7cm" svg:viewBox="0 0 251 346" svg:d="M167 138c-24-5-48-10-72-15-19-4-47-21-47-50 0-21 14-52 63-52 39 0 89 17 100 82 2 13 2 14 13 14s11-3 11-14c0-29 0-59 0-89 0-10 0-14-8-14-4 0-4 0-10 6-8 7-15 14-22 21-28-23-61-27-84-27-75 0-111 46-111 98 0 32 17 54 27 65 23 24 40 28 95 39 43 10 52 12 61 21 9 7 20 20 20 44 0 22-13 57-63 57-38 0-112-10-116-84-2-8-2-11-11-11-13 0-13 3-13 14 0 30 0 60 0 89 0 10 0 14 10 14 4 0 4-1 8-4 8-7 15-15 23-22 33 23 78 26 99 26 81 0 111-56 111-104 0-55-40-94-84-104z">
            <text:p/>
          </draw:path>
          <draw:path draw:style-name="gr11" draw:text-style-name="P3" draw:layer="layout" svg:width="0.114cm" svg:height="0.489cm" svg:x="23.083cm" svg:y="6.674cm" svg:viewBox="0 0 115 490" svg:d="M115 244c0-37-6-96-32-152-31-60-73-92-77-92-3 0-6 3-6 6 0 1 0 1 10 11 47 47 75 125 75 227 0 84-18 171-78 232-7 7-7 7-7 9s3 5 6 5c4 0 49-33 78-96 25-53 31-108 31-150z">
            <text:p/>
          </draw:path>
        </draw:g>
        <draw:g draw:style-name="gr3">
          <svg:title>TexMaths</svg:title>
          <svg:desc>14§latex§\begin{array}{c} \underline{(\lnot {\textbf{N}} \vee {\textbf{I}}) \wedge (\lnot {\textbf{I}} \vee {\textbf{S}})} \\ ( \lnot {\textbf{N}} \vee   {\textbf{S}}) \end{array} 
§svg§600§FALSE§</svg:desc>
          <draw:path draw:style-name="gr10" draw:text-style-name="P1" draw:layer="layout" svg:width="4.194cm" svg:height="1.073cm" svg:x="19.062cm" svg:y="9.112cm" svg:viewBox="0 0 4195 1074" svg:d="M0 0c1398 0 2796 0 4195 0 0 358 0 716 0 1074-1399 0-2797 0-4195 0 0-358 0-716 0-1074z">
            <text:p/>
          </draw:path>
          <draw:path draw:style-name="gr11" draw:text-style-name="P3" draw:layer="layout" svg:width="0.112cm" svg:height="0.49cm" svg:x="19.086cm" svg:y="9.087cm" svg:viewBox="0 0 113 491" svg:d="M113 487c0-2 0-3-8-12-62-61-77-155-77-229 0-87 20-172 80-233 5-6 5-6 5-7 0-5-1-6-4-6-5 0-49 34-78 95-25 55-31 109-31 151 0 38 6 97 32 152 30 61 72 93 77 93 3 0 4-2 4-4z">
            <text:p/>
          </draw:path>
          <draw:path draw:style-name="gr11" draw:text-style-name="P3" draw:layer="layout" svg:width="0.272cm" svg:height="0.13cm" svg:x="19.255cm" svg:y="9.28cm" svg:viewBox="0 0 273 131" svg:d="M273 18c0-17-1-18-17-18-80 0-159 0-239 0-9 0-17 0-17 10s8 10 17 10c79 0 157 0 236 0 0 31 0 62 0 93 0 10 0 18 10 18s10-8 10-18c0-31 0-63 0-95z">
            <text:p/>
          </draw:path>
          <draw:path draw:style-name="gr11" draw:text-style-name="P3" draw:layer="layout" svg:width="0.402cm" svg:height="0.336cm" svg:x="19.576cm" svg:y="9.118cm" svg:viewBox="0 0 403 337" svg:d="M129 7c-6-6-7-7-17-7-37 0-75 0-112 0 0 8 0 16 0 24 17 0 35 0 52 0 0 92 0 184 0 277 0 9 0 11-14 12-11 2-13 2-27 2-4 0-7 0-11 0 0 7 0 14 0 22 18-1 46-1 66-1 19 0 46 0 66 1 0-8 0-15 0-22-5 0-9 0-13 0-8 0-17-2-25-2-16-1-16-3-16-12 0-86 0-172 0-258 82 96 164 192 245 288 6 6 6 6 14 6 13 0 13-4 13-15 0-95 0-190 0-284 0-11 0-11 14-13 12-1 12-1 26-1 5 0 9 0 13 0 0-8 0-16 0-24-18 3-46 3-66 3-21 0-46 0-67-3 0 8 0 16 0 24 4 0 9 0 13 0 10 0 18 0 26 1 14 2 14 2 14 13 0 66 0 132 0 198-65-76-129-153-194-229z">
            <text:p/>
          </draw:path>
          <draw:path draw:style-name="gr11" draw:text-style-name="P3" draw:layer="layout" svg:width="0.273cm" svg:height="0.304cm" svg:x="20.134cm" svg:y="9.161cm" svg:viewBox="0 0 274 305" svg:d="M270 20c3-6 4-7 4-10 0-4-4-10-9-10-6 0-9 4-12 11-38 87-77 174-116 260-38-86-76-173-115-260-4-10-8-11-12-11s-10 6-10 10c0 1 0 3 4 8 41 92 81 185 122 277 4 8 7 10 11 10 7 0 9-3 11-10 41-92 82-184 122-275z">
            <text:p/>
          </draw:path>
          <draw:path draw:style-name="gr11" draw:text-style-name="P3" draw:layer="layout" svg:width="0.181cm" svg:height="0.336cm" svg:x="20.561cm" svg:y="9.118cm" svg:viewBox="0 0 182 337" svg:d="M126 24c19 0 37 0 56 0 0-8 0-16 0-24-20 3-69 3-91 3s-71 0-91-3c0 8 0 16 0 24 19 0 37 0 56 0 0 97 0 194 0 291-19 0-37 0-56 0 0 7 0 14 0 22 20-1 69-1 91-1s71 0 91 1c0-8 0-15 0-22-19 0-37 0-56 0 0-97 0-194 0-291z">
            <text:p/>
          </draw:path>
          <draw:path draw:style-name="gr11" draw:text-style-name="P3" draw:layer="layout" svg:width="0.112cm" svg:height="0.49cm" svg:x="20.788cm" svg:y="9.087cm" svg:viewBox="0 0 113 491" svg:d="M113 246c0-39-5-98-32-154-29-60-71-92-77-92-3 0-4 1-4 6 0 1 0 1 8 11 49 47 77 126 77 229 0 84-18 169-79 232-6 6-6 7-6 9s1 4 4 4c6 0 49-34 79-95 25-55 30-109 30-150z">
            <text:p/>
          </draw:path>
          <draw:path draw:style-name="gr11" draw:text-style-name="P3" draw:layer="layout" svg:width="0.272cm" svg:height="0.304cm" svg:x="21.087cm" svg:y="9.161cm" svg:viewBox="0 0 273 305" svg:d="M147 11c-3-8-7-11-11-11-6 0-7 4-10 11-41 92-82 183-123 274-3 7-3 7-3 10 0 6 4 10 10 10 3 0 7-2 11-10 38-87 77-173 115-260 38 87 77 173 116 260 4 10 8 10 11 10 6 0 10-4 10-10 0-1 0-1-3-8-41-92-82-184-123-276z">
            <text:p/>
          </draw:path>
          <draw:path draw:style-name="gr11" draw:text-style-name="P3" draw:layer="layout" svg:width="0.114cm" svg:height="0.49cm" svg:x="21.545cm" svg:y="9.087cm" svg:viewBox="0 0 115 491" svg:d="M115 487c0-2 0-3-9-12-61-61-77-155-77-229 0-87 19-172 79-233 7-6 7-6 7-7 0-5-3-6-6-6-4 0-49 34-78 95-24 55-31 109-31 151 0 38 6 97 34 152 29 61 71 93 75 93 3 0 6-2 6-4z">
            <text:p/>
          </draw:path>
          <draw:path draw:style-name="gr11" draw:text-style-name="P3" draw:layer="layout" svg:width="0.273cm" svg:height="0.13cm" svg:x="21.714cm" svg:y="9.28cm" svg:viewBox="0 0 274 131" svg:d="M274 18c0-17-1-18-16-18-80 0-160 0-240 0-8 0-18 0-18 10s10 10 18 10c79 0 158 0 237 0 0 31 0 62 0 93 0 10 0 18 10 18 9 0 9-8 9-18 0-31 0-63 0-95z">
            <text:p/>
          </draw:path>
          <draw:path draw:style-name="gr11" draw:text-style-name="P3" draw:layer="layout" svg:width="0.181cm" svg:height="0.336cm" svg:x="22.032cm" svg:y="9.118cm" svg:viewBox="0 0 182 337" svg:d="M126 24c19 0 37 0 56 0 0-8 0-16 0-24-20 3-69 3-91 3s-71 0-91-3c0 8 0 16 0 24 19 0 37 0 56 0 0 97 0 194 0 291-19 0-37 0-56 0 0 7 0 14 0 22 20-1 69-1 91-1s71 0 91 1c0-8 0-15 0-22-19 0-37 0-56 0 0-97 0-194 0-291z">
            <text:p/>
          </draw:path>
          <draw:path draw:style-name="gr11" draw:text-style-name="P3" draw:layer="layout" svg:width="0.272cm" svg:height="0.304cm" svg:x="22.367cm" svg:y="9.161cm" svg:viewBox="0 0 273 305" svg:d="M270 20c3-6 3-7 3-10 0-4-4-10-10-10-4 0-7 4-11 11-38 87-77 174-115 260-39-86-77-173-116-260-4-10-8-11-11-11-6 0-10 6-10 10 0 1 0 3 3 8 41 92 82 185 123 277 3 8 6 10 11 10 6 0 7-3 10-10 41-92 82-184 123-275z">
            <text:p/>
          </draw:path>
          <draw:path draw:style-name="gr11" draw:text-style-name="P3" draw:layer="layout" svg:width="0.251cm" svg:height="0.346cm" svg:x="22.808cm" svg:y="9.114cm" svg:viewBox="0 0 252 347" svg:d="M167 138c-24-5-48-10-72-15-19-4-47-21-47-50 0-23 14-52 63-52 40 0 89 17 100 82 3 13 3 14 13 14 11 0 11-2 11-14 0-30 0-60 0-90 0-9 0-13-8-13-4 0-4 0-10 4-8 8-15 15-22 23-28-23-61-27-84-27-75 0-111 46-111 98 0 32 17 54 27 66 25 23 42 28 95 39 43 9 52 11 61 21 9 7 21 19 21 43 0 22-14 57-64 57-38 0-112-9-116-84 0-8 0-11-11-11-13 0-13 3-13 14 0 30 0 60 0 90 0 10 0 14 10 14 4 0 5-2 8-4 8-8 16-15 24-23 32 24 77 27 98 27 81 0 112-55 112-105 0-55-41-94-85-104z">
            <text:p/>
          </draw:path>
          <draw:path draw:style-name="gr11" draw:text-style-name="P3" draw:layer="layout" svg:width="0.114cm" svg:height="0.49cm" svg:x="23.118cm" svg:y="9.087cm" svg:viewBox="0 0 115 491" svg:d="M115 246c0-39-6-98-32-154-30-60-73-92-77-92-3 0-6 1-6 6 0 1 0 1 10 11 49 47 77 126 77 229 0 84-18 169-80 232-7 6-7 7-7 9s3 4 6 4c4 0 49-34 78-95 25-55 31-109 31-150z">
            <text:p/>
          </draw:path>
          <draw:path draw:style-name="gr11" draw:text-style-name="P3" draw:layer="layout" svg:width="4.244cm" svg:height="0.019cm" svg:x="19.037cm" svg:y="9.636cm" svg:viewBox="0 0 4245 20" svg:d="M0 0c1415 0 2830 0 4245 0 0 7 0 13 0 20-1415 0-2830 0-4245 0 0-7 0-13 0-20z">
            <text:p/>
          </draw:path>
          <draw:path draw:style-name="gr11" draw:text-style-name="P3" draw:layer="layout" svg:width="0.114cm" svg:height="0.49cm" svg:x="20.201cm" svg:y="9.72cm" svg:viewBox="0 0 115 491" svg:d="M115 485c0-1 0-1-9-10-61-61-78-155-78-230 0-86 20-171 80-232 7-6 7-7 7-9 0-3-3-4-6-4-4 0-49 34-78 95-25 55-31 109-31 150 0 39 6 98 32 153 30 61 73 93 77 93 3 0 6-2 6-6z">
            <text:p/>
          </draw:path>
          <draw:path draw:style-name="gr11" draw:text-style-name="P3" draw:layer="layout" svg:width="0.273cm" svg:height="0.13cm" svg:x="20.371cm" svg:y="9.913cm" svg:viewBox="0 0 274 131" svg:d="M274 18c0-17-1-18-18-18-79 0-158 0-238 0-8 0-18 0-18 10s10 10 18 10c79 0 158 0 237 0 0 31 0 62 0 93 0 10 0 18 10 18 9 0 9-8 9-18 0-31 0-63 0-95z">
            <text:p/>
          </draw:path>
          <draw:path draw:style-name="gr11" draw:text-style-name="P3" draw:layer="layout" svg:width="0.402cm" svg:height="0.336cm" svg:x="20.691cm" svg:y="9.751cm" svg:viewBox="0 0 403 337" svg:d="M129 7c-6-6-6-7-17-7-37 0-75 0-112 0 0 8 0 16 0 24 18 0 35 0 53 0 0 92 0 184 0 277 0 9-1 11-14 12-12 2-14 2-26 2-5 0-9 0-13 0 0 7 0 14 0 22 18-1 46-1 66-1 21 0 46 0 66 1 0-8 0-15 0-22-4 0-8 0-12 0-9 0-18-2-26-2-14-1-16-3-16-12 0-86 0-172 0-258 82 96 164 192 245 288 6 6 6 6 14 6 13 0 13-4 13-15 0-95 0-190 0-284 0-11 1-11 14-13 12-1 14-1 26-1 5 0 9 0 13 0 0-8 0-16 0-24-18 1-46 1-66 1-21 0-46 0-65-1 0 8 0 16 0 24 4 0 8 0 12 0 9 0 17 0 25 1 14 2 16 2 16 13 0 66 0 132 0 198-66-76-131-153-196-229z">
            <text:p/>
          </draw:path>
          <draw:path draw:style-name="gr11" draw:text-style-name="P3" draw:layer="layout" svg:width="0.272cm" svg:height="0.304cm" svg:x="21.251cm" svg:y="9.794cm" svg:viewBox="0 0 273 305" svg:d="M270 20c3-6 3-7 3-10 0-6-4-10-10-10-5 0-8 4-11 11-39 87-78 174-116 260-38-86-77-173-115-260-4-10-8-11-11-11-6 0-10 4-10 10 0 1 0 3 3 8 40 92 81 185 122 277 4 8 7 10 11 10 7 0 8-4 11-10 41-92 82-184 123-275z">
            <text:p/>
          </draw:path>
          <draw:path draw:style-name="gr11" draw:text-style-name="P3" draw:layer="layout" svg:width="0.25cm" svg:height="0.346cm" svg:x="21.692cm" svg:y="9.747cm" svg:viewBox="0 0 251 347" svg:d="M167 138c-24-5-48-10-72-15-19-4-47-21-47-52 0-21 14-50 63-50 39 0 89 17 100 82 2 13 2 13 13 13s11-1 11-13c0-30 0-60 0-90 0-9 0-13-8-13-4 0-4 0-10 4-8 8-15 15-22 23-28-23-61-27-84-27-76 0-111 46-111 98 0 32 17 54 27 66 23 23 40 26 95 39 42 9 50 11 61 21 7 7 20 19 20 43 0 22-13 57-63 57-38 0-113-9-116-84-2-8-2-11-11-11-13 0-13 3-13 14 0 30 0 60 0 90 0 10 0 14 8 14 6 0 6-2 10-4 8-8 15-15 23-23 32 24 78 27 99 27 81 0 111-56 111-105 0-55-40-94-84-104z">
            <text:p/>
          </draw:path>
          <draw:path draw:style-name="gr11" draw:text-style-name="P3" draw:layer="layout" svg:width="0.114cm" svg:height="0.49cm" svg:x="22.003cm" svg:y="9.72cm" svg:viewBox="0 0 115 491" svg:d="M115 245c0-38-6-97-34-153-29-60-71-92-75-92-3 0-6 1-6 4 0 2 0 3 10 11 47 49 75 128 75 230 0 84-18 170-78 233-7 6-7 6-7 7 0 4 3 6 6 6 4 0 49-34 77-95 25-55 32-109 32-151z">
            <text:p/>
          </draw:path>
        </draw:g>
        <draw:g draw:style-name="gr3">
          <svg:title>TexMaths</svg:title>
          <svg:desc>14§display§\text{WB} = \{ {\textbf{N}}}, {\textbf{N}} \rightarrow {\textbf{S}} \}§svg§600§FALSE§</svg:desc>
          <draw:path draw:style-name="gr10" draw:text-style-name="P1" draw:layer="layout" svg:width="4.087cm" svg:height="0.438cm" svg:x="18.76cm" svg:y="11.74cm" svg:viewBox="0 0 4088 439" svg:d="M0 0c1363 0 2725 0 4088 0 0 146 0 292 0 439-1363 0-2725 0-4088 0 0-147 0-293 0-439z">
            <text:p/>
          </draw:path>
          <draw:path draw:style-name="gr11" draw:text-style-name="P3" draw:layer="layout" svg:width="0.486cm" svg:height="0.344cm" svg:x="18.735cm" svg:y="11.747cm" svg:viewBox="0 0 487 345" svg:d="M438 49c8-28 29-34 49-34 0-5 0-10 0-15-14 1-29 1-45 1-14 0-46 0-59-1 0 5 0 10 0 15 34 2 44 17 44 27 0 3-2 7-3 10-25 75-49 151-74 226-26-80-52-160-79-240 0-2-1-4-1-7 0-16 29-16 42-16 0-5 0-10 0-15-18 1-51 1-70 1s-40 0-60-1c0 5 0 10 0 15 28 0 38 0 45 19 3 11 6 22 9 33-22 70-45 141-68 211-26-81-52-161-78-242 0-1-2-4-2-5 0-16 30-16 42-16 0-5 0-10 0-15-18 1-52 1-70 1s-40 0-60-1c0 5 0 10 0 15 36 0 39 3 45 21 32 100 65 201 98 301 1 4 3 8 10 8s8-3 9-10c27-83 54-165 81-248 28 83 55 166 82 250 1 4 2 8 9 8s9-3 10-10c32-95 63-191 94-286z">
            <text:p/>
          </draw:path>
          <draw:path draw:style-name="gr11" draw:text-style-name="P3" draw:layer="layout" svg:width="0.301cm" svg:height="0.334cm" svg:x="19.249cm" svg:y="11.747cm" svg:viewBox="0 0 302 335" svg:d="M92 155c0-40 0-80 0-120 0-15 0-20 24-20 20 0 40 0 60 0 49 0 66 42 66 69 0 31-24 71-78 71-24 0-48 0-72 0zM209 161c47-10 81-42 81-77 0-43-45-84-109-84-61 0-121 0-181 0 0 5 0 10 0 15 4 0 8 0 13 0 37 0 39 6 39 24 0 86 0 172 0 257 0 18-2 24-39 24-5 0-9 0-13 0 0 5 0 10 0 15 64 0 129 0 193 0 66 0 109-44 109-90 0-42-39-79-93-84zM178 320c-21 0-41 0-62 0-24 0-24-4-24-20 0-44 0-89 0-134 31 0 62 0 93 0 49 0 68 46 68 79 0 34-25 75-75 75z">
            <text:p/>
          </draw:path>
          <draw:path draw:style-name="gr11" draw:text-style-name="P3" draw:layer="layout" svg:width="0.325cm" svg:height="0.114cm" svg:x="19.744cm" svg:y="11.902cm" svg:viewBox="0 0 326 115" svg:d="M309 20c9 0 17 0 17-10s-8-10-15-10c-99 0-197 0-296 0-5 0-15 0-15 10s10 10 17 10c97 0 195 0 292 0zM311 115c7 0 15 0 15-10s-8-10-17-10c-97 0-195 0-292 0-7 0-17 0-17 10s10 10 15 10c99 0 197 0 296 0z">
            <text:p/>
          </draw:path>
          <draw:path draw:style-name="gr11" draw:text-style-name="P3" draw:layer="layout" svg:width="0.174cm" svg:height="0.488cm" svg:x="20.27cm" svg:y="11.715cm" svg:viewBox="0 0 175 489" svg:d="M104 66c0-20 14-52 67-55 3-1 4-3 4-5 0-6-4-6-10-6-49 0-94 25-94 61 0 38 0 75 0 112 0 18 0 34-19 51-17 14-37 15-48 15-1 0-4 3-4 6 0 4 3 4 8 5 33 1 56 20 62 43 1 6 1 7 1 24 0 32 0 64 0 97 0 21 0 36 24 55 18 14 52 20 70 20 6 0 10 0 10-6 0-4-3-4-8-5-31-2-55-17-62-42-1-4-1-6-1-24 0-34 0-68 0-102 0-22-4-30-20-46-11-10-24-15-38-19 41-12 58-34 58-62 0-39 0-78 0-117z">
            <text:p/>
          </draw:path>
          <draw:path draw:style-name="gr11" draw:text-style-name="P3" draw:layer="layout" svg:width="0.403cm" svg:height="0.336cm" svg:x="20.5cm" svg:y="11.746cm" svg:viewBox="0 0 404 337" svg:d="M129 7c-6-6-6-7-16-7-37 0-75 0-113 0 0 8 0 16 0 24 18 0 35 0 53 0 0 91 0 183 0 275 0 11 0 11-14 13-11 1-12 1-26 1-5 0-9 0-13 0 0 8 0 16 0 24 20-3 48-3 66-3 21 0 46 0 67 3 0-8 0-16 0-24-4 0-8 0-13 0-8 0-16 0-26-1-14-2-14-2-14-13 0-85 0-170 0-256 81 96 163 191 245 287 4 5 5 7 12 7 14 0 14-6 14-17 0-94 0-188 0-282 0-11 0-11 14-13 11-1 13-1 27-1 4 0 8 0 12 0 0-8 0-16 0-24-19 1-47 1-65 1-21 0-47 0-68-1 0 8 0 16 0 24 5 0 9 0 13 0 8 0 17 0 27 1 14 2 14 2 14 13 0 66 0 132 0 198-66-76-131-153-196-229z">
            <text:p/>
          </draw:path>
          <draw:path draw:style-name="gr11" draw:text-style-name="P3" draw:layer="layout" svg:width="0.056cm" svg:height="0.146cm" svg:x="20.966cm" svg:y="12.029cm" svg:viewBox="0 0 57 147" svg:d="M57 52c0-32-12-52-30-52-17 0-27 13-27 27 0 12 10 26 27 26 5 0 11-3 16-7 2-1 2-1 3-1 0 2 0 0 0 7 0 36-17 65-33 82-5 4-5 6-5 7 0 4 2 6 5 6 5 0 44-38 44-95z">
            <text:p/>
          </draw:path>
          <draw:path draw:style-name="gr11" draw:text-style-name="P3" draw:layer="layout" svg:width="0.402cm" svg:height="0.336cm" svg:x="21.162cm" svg:y="11.746cm" svg:viewBox="0 0 403 337" svg:d="M129 7c-6-6-7-7-17-7-37 0-75 0-112 0 0 8 0 16 0 24 18 0 35 0 53 0 0 91 0 183 0 275 0 11-1 11-15 13-11 1-13 1-27 1-4 0-7 0-11 0 0 8 0 16 0 24 18-3 46-3 66-3 19 0 46 0 66 3 0-8 0-16 0-24-5 0-9 0-13 0-8 0-17 0-25-1-14-2-16-2-16-13 0-85 0-170 0-256 82 96 164 191 245 287 6 5 6 7 14 7 13 0 13-6 13-17 0-94 0-188 0-282 0-11 0-11 14-13 12-1 12-1 26-1 5 0 9 0 13 0 0-8 0-16 0-24-18 1-46 1-66 1-21 0-46 0-66-1 0 8 0 16 0 24 4 0 8 0 12 0 9 0 18 0 26 1 14 2 14 2 14 13 0 66 0 132 0 198-65-76-129-153-194-229z">
            <text:p/>
          </draw:path>
          <draw:path draw:style-name="gr11" draw:text-style-name="P3" draw:layer="layout" svg:width="0.436cm" svg:height="0.253cm" svg:x="21.748cm" svg:y="11.832cm" svg:viewBox="0 0 437 254" svg:d="M383 137c-28 21-40 40-44 47-23 34-18 43-27 65 0 5 7 5 10 5 8 0 10 0 11-9 11-48 41-89 97-111 5-3 7-4 7-7s-3-5-5-5c-21-9-81-33-99-115-1-6-3-7-11-7-3 0-10 0-10 6 0 1 6 32 25 64 10 15 25 32 46 47-121 0-243 0-365 0-10 0-18 0-18 10s8 10 18 10c122 0 244 0 365 0z">
            <text:p/>
          </draw:path>
          <draw:path draw:style-name="gr11" draw:text-style-name="P3" draw:layer="layout" svg:width="0.249cm" svg:height="0.344cm" svg:x="22.38cm" svg:y="11.742cm" svg:viewBox="0 0 250 345" svg:d="M167 138c-24-5-48-10-72-15-19-4-47-21-47-52 0-21 14-50 63-50 39 0 89 15 100 82 2 12 2 13 13 13s11-3 11-14c0-30 0-60 0-89 0-9 0-13-8-13-4 0-6 0-10 4-8 8-15 15-22 23-30-23-61-27-84-27-76 0-111 46-111 98 0 32 17 54 27 64 23 25 40 28 93 39 44 10 52 11 63 21 7 9 20 21 20 43 0 24-13 58-64 58-37 0-112-10-115-83-2-9-2-11-13-11s-11 3-11 14c0 30 0 60 0 90 0 8 0 12 8 12 6 0 6 0 10-4 8-8 15-15 23-22 32 23 78 26 98 26 81 0 111-54 111-105 0-53-39-93-83-102z">
            <text:p/>
          </draw:path>
          <draw:path draw:style-name="gr11" draw:text-style-name="P3" draw:layer="layout" svg:width="0.174cm" svg:height="0.488cm" svg:x="22.698cm" svg:y="11.715cm" svg:viewBox="0 0 175 489" svg:d="M71 423c0 20-12 52-67 55-1 1-4 3-4 5 0 6 6 6 10 6 47 0 94-24 94-61 0-38 0-75 0-112 0-18 0-34 19-51 18-14 37-15 48-15 3-1 4-3 4-5 0-6-3-6-8-6-33-1-56-20-62-43-1-6-1-7-1-24 0-32 0-64 0-97 0-21 0-36-23-55-21-16-54-20-71-20-4 0-10 0-10 6 0 4 3 4 8 5 31 2 55 17 62 42 1 4 1 6 1 24 0 34 0 68 0 102 0 22 5 31 20 46 10 11 24 15 38 20-39 11-58 33-58 61 0 39 0 78 0 117z">
            <text:p/>
          </draw:path>
        </draw:g>
        <draw:frame presentation:style-name="pr18" draw:text-style-name="P8" draw:layer="layout" svg:width="13.673cm" svg:height="7.815cm" svg:x="1.381cm" svg:y="6.007cm">
          <draw:text-box>
            <text:p text:style-name="P24"><text:span text:style-name="T15">1</text:span><text:span text:style-name="T15">.</text:span><text:span text:style-name="T15"> </text:span><text:span text:style-name="T15">W</text:span><text:span text:style-name="T15">B</text:span><text:span text:style-name="T15"> </text:span><text:span text:style-name="T15">i</text:span><text:span text:style-name="T15">s</text:span><text:span text:style-name="T15">t</text:span><text:span text:style-name="T15"> </text:span><text:span text:style-name="T15">e</text:span><text:span text:style-name="T15">i</text:span><text:span text:style-name="T15">n</text:span><text:span text:style-name="T15">e</text:span><text:span text:style-name="T15"> </text:span><text:span text:style-name="T31">M</text:span><text:span text:style-name="T31">e</text:span><text:span text:style-name="T31">n</text:span><text:span text:style-name="T31">g</text:span><text:span text:style-name="T31">e</text:span><text:span text:style-name="T31"> </text:span><text:span text:style-name="T31">v</text:span><text:span text:style-name="T31">o</text:span><text:span text:style-name="T31">n</text:span><text:span text:style-name="T31"> </text:span><text:span text:style-name="T31">F</text:span><text:span text:style-name="T31">o</text:span><text:span text:style-name="T31">r</text:span><text:span text:style-name="T31">m</text:span><text:span text:style-name="T31">e</text:span><text:span text:style-name="T31">l</text:span><text:span text:style-name="T31">n</text:span><text:span text:style-name="T15"> </text:span><text:span text:style-name="T15">(</text:span><text:span text:style-name="T15">S</text:span><text:span text:style-name="T15">y</text:span><text:span text:style-name="T15">n</text:span><text:span text:style-name="T15">t</text:span><text:span text:style-name="T15">a</text:span><text:span text:style-name="T15">x</text:span><text:span text:style-name="T15">)</text:span><text:span text:style-name="T15">,</text:span><text:span text:style-name="T15"> </text:span><text:span text:style-name="T15">d</text:span><text:span text:style-name="T15">i</text:span><text:span text:style-name="T15">e</text:span><text:span text:style-name="T15"> </text:span><text:span text:style-name="T15">i</text:span><text:span text:style-name="T15">h</text:span><text:span text:style-name="T15">r</text:span><text:span text:style-name="T15">e</text:span><text:span text:style-name="T15"> </text:span><text:span text:style-name="T15">K</text:span><text:span text:style-name="T15">o</text:span><text:span text:style-name="T15">n</text:span><text:span text:style-name="T15">j</text:span><text:span text:style-name="T15">u</text:span><text:span text:style-name="T15">n</text:span><text:span text:style-name="T15">k</text:span><text:span text:style-name="T15">t</text:span><text:span text:style-name="T15">i</text:span><text:span text:style-name="T15">o</text:span><text:span text:style-name="T15">n</text:span><text:span text:style-name="T15">/</text:span><text:span text:style-name="T15">S</text:span><text:span text:style-name="T15">c</text:span><text:span text:style-name="T15">h</text:span><text:span text:style-name="T15">n</text:span><text:span text:style-name="T15">i</text:span><text:span text:style-name="T15">t</text:span><text:span text:style-name="T15">t</text:span><text:span text:style-name="T15">m</text:span><text:span text:style-name="T15">e</text:span><text:span text:style-name="T15">n</text:span><text:span text:style-name="T15">g</text:span><text:span text:style-name="T15">e</text:span><text:span text:style-name="T15"> </text:span><text:span text:style-name="T15">d</text:span><text:span text:style-name="T15">a</text:span><text:span text:style-name="T15">r</text:span><text:span text:style-name="T15">s</text:span><text:span text:style-name="T15">t</text:span><text:span text:style-name="T15">e</text:span><text:span text:style-name="T15">l</text:span><text:span text:style-name="T15">l</text:span><text:span text:style-name="T15">e</text:span><text:span text:style-name="T15">n</text:span><text:span text:style-name="T15">.</text:span><text:span text:style-name="T15"> </text:span></text:p>
            <text:p text:style-name="P24"><text:span text:style-name="T15">2</text:span><text:span text:style-name="T15">.</text:span><text:span text:style-name="T15"> </text:span><text:span text:style-name="T15">G</text:span><text:span text:style-name="T15">e</text:span><text:span text:style-name="T15">s</text:span><text:span text:style-name="T15">e</text:span><text:span text:style-name="T15">t</text:span><text:span text:style-name="T15">z</text:span><text:span text:style-name="T15"> </text:span><text:span text:style-name="T15">d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l</text:span><text:span text:style-name="T15">i</text:span><text:span text:style-name="T15">k</text:span><text:span text:style-name="T15">a</text:span><text:span text:style-name="T15">t</text:span><text:span text:style-name="T15">i</text:span><text:span text:style-name="T15">o</text:span><text:span text:style-name="T15">n</text:span></text:p>
            <text:p text:style-name="P24"><text:span text:style-name="T15">3</text:span><text:span text:style-name="T15">.</text:span><text:span text:style-name="T15"> </text:span><text:span text:style-name="T15">R</text:span><text:span text:style-name="T15">e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v</text:span><text:span text:style-name="T15">e</text:span><text:span text:style-name="T15">r</text:span><text:span text:style-name="T15">f</text:span><text:span text:style-name="T15">a</text:span><text:span text:style-name="T15">h</text:span><text:span text:style-name="T15">r</text:span><text:span text:style-name="T15">e</text:span><text:span text:style-name="T15">n</text:span></text:p>
            <text:p text:style-name="P24"><text:span text:style-name="T17">4</text:span><text:span text:style-name="T17">.</text:span><text:span text:style-name="T17"> </text:span><text:span text:style-name="T15">G</text:span><text:span text:style-name="T15">e</text:span><text:span text:style-name="T15">s</text:span><text:span text:style-name="T15">e</text:span><text:span text:style-name="T15">t</text:span><text:span text:style-name="T15">z</text:span><text:span text:style-name="T15"> </text:span><text:span text:style-name="T15">d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l</text:span><text:span text:style-name="T15">i</text:span><text:span text:style-name="T15">k</text:span><text:span text:style-name="T15">a</text:span><text:span text:style-name="T15">t</text:span><text:span text:style-name="T15">i</text:span><text:span text:style-name="T15">o</text:span><text:span text:style-name="T15">n</text:span></text:p>
            <text:p text:style-name="P24"><text:span text:style-name="T15">5</text:span><text:span text:style-name="T15">.</text:span><text:span text:style-name="T15"> </text:span><text:span text:style-name="T15">N</text:span><text:span text:style-name="T15">e</text:span><text:span text:style-name="T15">u</text:span><text:span text:style-name="T15">e</text:span><text:span text:style-name="T15"> </text:span><text:span text:style-name="T15">W</text:span><text:span text:style-name="T15">B</text:span></text:p>
            <text:p text:style-name="P24"><text:span text:style-name="T33">6</text:span><text:span text:style-name="T15">.</text:span><text:span text:style-name="T15">W</text:span><text:span text:style-name="T15">i</text:span><text:span text:style-name="T15">r</text:span><text:span text:style-name="T15"> </text:span><text:span text:style-name="T15">v</text:span><text:span text:style-name="T15">e</text:span><text:span text:style-name="T15">r</text:span><text:span text:style-name="T15">w</text:span><text:span text:style-name="T15">e</text:span><text:span text:style-name="T15">n</text:span><text:span text:style-name="T15">d</text:span><text:span text:style-name="T15">e</text:span><text:span text:style-name="T15">n</text:span><text:span text:style-name="T15"> </text:span><text:span text:style-name="T31">M</text:span><text:span text:style-name="T31">o</text:span><text:span text:style-name="T31">d</text:span><text:span text:style-name="T31">u</text:span><text:span text:style-name="T31">s</text:span><text:span text:style-name="T31"> </text:span><text:span text:style-name="T31">P</text:span><text:span text:style-name="T31">o</text:span><text:span text:style-name="T31">n</text:span><text:span text:style-name="T31">e</text:span><text:span text:style-name="T31">n</text:span><text:span text:style-name="T31">s</text:span><text:span text:style-name="T15">,</text:span><text:span text:style-name="T15"> </text:span><text:span text:style-name="T15">u</text:span><text:span text:style-name="T15">m</text:span><text:span text:style-name="T15"> </text:span><text:span text:style-name="T16">S</text:span><text:span text:style-name="T15"> </text:span><text:span text:style-name="T15">z</text:span><text:span text:style-name="T15">u</text:span><text:span text:style-name="T15"> </text:span><text:span text:style-name="T15">e</text:span><text:span text:style-name="T15">r</text:span><text:span text:style-name="T15">h</text:span><text:span text:style-name="T15">a</text:span><text:span text:style-name="T15">l</text:span><text:span text:style-name="T15">t</text:span><text:span text:style-name="T15">e</text:span><text:span text:style-name="T15">n</text:span><text:span text:style-name="T15"> </text:span><text:span text:style-name="T15">u</text:span><text:span text:style-name="T15">n</text:span><text:span text:style-name="T15">d</text:span><text:span text:style-name="T15"> </text:span><text:span text:style-name="T15">s</text:span><text:span text:style-name="T15">e</text:span><text:span text:style-name="T15">t</text:span><text:span text:style-name="T15">z</text:span><text:span text:style-name="T15">e</text:span><text:span text:style-name="T15">n</text:span><text:span text:style-name="T15"> </text:span><text:span text:style-name="T15">d</text:span><text:span text:style-name="T15">i</text:span><text:span text:style-name="T15">e</text:span><text:span text:style-name="T15"> </text:span><text:span text:style-name="T15">S</text:span><text:span text:style-name="T15">p</text:span><text:span text:style-name="T15">r</text:span><text:span text:style-name="T15">a</text:span><text:span text:style-name="T15">c</text:span><text:span text:style-name="T15">h</text:span><text:span text:style-name="T15">e</text:span><text:span text:style-name="T15"> </text:span><text:span text:style-name="T15">a</text:span><text:span text:style-name="T15">u</text:span><text:span text:style-name="T15">f</text:span><text:span text:style-name="T15"> </text:span><text:span text:style-name="T15">E</text:span><text:span text:style-name="T15">n</text:span><text:span text:style-name="T15">g</text:span><text:span text:style-name="T15">l</text:span><text:span text:style-name="T15">i</text:span><text:span text:style-name="T15">s</text:span><text:span text:style-name="T15">c</text:span><text:span text:style-name="T15">h</text:span></text:p>
          </draw:text-box>
        </draw:frame>
        <draw:g draw:style-name="gr3">
          <svg:title>TexMaths</svg:title>
          <svg:desc>14§display§(\lnot {\textbf{N}} \vee {\textbf{I}}) \wedge (\lnot {\textbf{I}} \vee {\textbf{S}})§svg§600§FALSE§</svg:desc>
          <draw:path draw:style-name="gr10" draw:text-style-name="P1" draw:layer="layout" svg:width="4.096cm" svg:height="0.438cm" svg:x="19.121cm" svg:y="8.153cm" svg:viewBox="0 0 4097 439" svg:d="M0 0c1366 0 2731 0 4097 0 0 146 0 292 0 439-1366 0-2731 0-4097 0 0-147 0-293 0-439z">
            <text:p/>
          </draw:path>
          <draw:path draw:style-name="gr11" draw:text-style-name="P3" draw:layer="layout" svg:width="0.114cm" svg:height="0.488cm" svg:x="19.096cm" svg:y="8.128cm" svg:viewBox="0 0 115 489" svg:d="M115 483c0-1 0-1-9-9-61-62-78-154-78-229 0-86 20-171 80-232 7-6 7-6 7-9s-3-4-6-4c-5 0-49 34-78 95-25 54-31 109-31 150 0 37 6 97 32 152 30 60 72 92 77 92 3 0 6-1 6-6z">
            <text:p/>
          </draw:path>
          <draw:path draw:style-name="gr11" draw:text-style-name="P3" draw:layer="layout" svg:width="0.272cm" svg:height="0.129cm" svg:x="19.265cm" svg:y="8.321cm" svg:viewBox="0 0 273 130" svg:d="M273 17c0-16-1-17-17-17-80 0-159 0-239 0-9 0-17 0-17 10s8 10 17 10c79 0 157 0 236 0 0 31 0 62 0 93 0 9 0 17 10 17s10-8 10-17c0-32 0-64 0-96z">
            <text:p/>
          </draw:path>
          <draw:path draw:style-name="gr11" draw:text-style-name="P3" draw:layer="layout" svg:width="0.402cm" svg:height="0.336cm" svg:x="19.586cm" svg:y="8.159cm" svg:viewBox="0 0 403 337" svg:d="M129 7c-6-6-6-7-17-7-37 0-75 0-112 0 0 8 0 16 0 24 18 0 35 0 53 0 0 91 0 183 0 275 0 11-1 11-15 13-11 1-13 1-25 1-5 0-9 0-13 0 0 8 0 16 0 24 18-3 46-3 66-3 21 0 46 0 66 3 0-8 0-16 0-24-5 0-9 0-13 0-8 0-17 0-25-1-14-2-16-2-16-13 0-85 0-170 0-256 82 96 164 191 245 287 6 5 6 7 14 7 13 0 13-6 13-17 0-94 0-188 0-282 0-11 1-11 14-13 12-1 14-1 26-1 5 0 9 0 13 0 0-8 0-16 0-24-18 1-46 1-66 1-21 0-46 0-65-1 0 8 0 16 0 24 3 0 7 0 11 0 10 0 18 0 26 1 14 2 16 2 16 13 0 66 0 132 0 198-66-76-131-153-196-229z">
            <text:p/>
          </draw:path>
          <draw:path draw:style-name="gr11" draw:text-style-name="P3" draw:layer="layout" svg:width="0.272cm" svg:height="0.302cm" svg:x="20.146cm" svg:y="8.202cm" svg:viewBox="0 0 273 303" svg:d="M269 20c4-6 4-7 4-10 0-6-4-10-10-10-5 0-8 4-11 11-39 86-78 172-116 259-38-87-77-173-115-259-4-10-8-11-11-11-6 0-10 4-10 10 0 1 0 3 3 8 40 92 81 184 122 275 4 9 7 10 11 10 7 0 8-3 11-10 41-91 81-182 122-273z">
            <text:p/>
          </draw:path>
          <draw:path draw:style-name="gr11" draw:text-style-name="P3" draw:layer="layout" svg:width="0.181cm" svg:height="0.336cm" svg:x="20.571cm" svg:y="8.159cm" svg:viewBox="0 0 182 337" svg:d="M126 24c19 0 37 0 56 0 0-8 0-16 0-24-20 1-69 1-91 1s-70 0-91-1c0 8 0 16 0 24 19 0 37 0 56 0 0 96 0 193 0 289-19 0-37 0-56 0 0 8 0 16 0 24 21-3 69-3 91-3s71 0 91 3c0-8 0-16 0-24-19 0-37 0-56 0 0-96 0-193 0-289z">
            <text:p/>
          </draw:path>
          <draw:path draw:style-name="gr11" draw:text-style-name="P3" draw:layer="layout" svg:width="0.112cm" svg:height="0.488cm" svg:x="20.798cm" svg:y="8.128cm" svg:viewBox="0 0 113 489" svg:d="M113 245c0-38-5-98-32-153-29-60-71-92-77-92-3 0-4 1-4 4s0 3 8 13c49 47 77 126 77 228 0 83-18 169-79 231-6 6-6 6-6 7 0 5 1 6 4 6 6 0 49-34 79-95 25-54 30-109 30-149z">
            <text:p/>
          </draw:path>
          <draw:path draw:style-name="gr11" draw:text-style-name="P3" draw:layer="layout" svg:width="0.272cm" svg:height="0.302cm" svg:x="21.097cm" svg:y="8.202cm" svg:viewBox="0 0 273 303" svg:d="M147 11c-3-8-6-11-11-11-6 0-7 4-10 11-41 91-82 182-123 273-3 7-3 7-3 9 0 6 4 10 10 10 3 0 7-1 11-10 38-86 77-173 115-259 38 86 77 173 116 259 4 10 10 10 11 10 6 0 10-4 10-10-1-2 0-1-3-7-41-91-82-183-123-275z">
            <text:p/>
          </draw:path>
          <draw:path draw:style-name="gr11" draw:text-style-name="P3" draw:layer="layout" svg:width="0.114cm" svg:height="0.488cm" svg:x="21.555cm" svg:y="8.128cm" svg:viewBox="0 0 115 489" svg:d="M115 483c0-1 0-1-9-9-61-62-77-154-77-229 0-86 19-171 79-232 7-6 7-6 7-9s-2-4-6-4-49 34-77 95c-25 54-32 109-32 150 0 37 6 97 34 152 29 60 71 92 75 92s6-1 6-6z">
            <text:p/>
          </draw:path>
          <draw:path draw:style-name="gr11" draw:text-style-name="P3" draw:layer="layout" svg:width="0.272cm" svg:height="0.129cm" svg:x="21.726cm" svg:y="8.321cm" svg:viewBox="0 0 273 130" svg:d="M273 17c0-16-1-17-17-17-80 0-159 0-239 0-9 0-17 0-17 10s8 10 17 10c79 0 157 0 236 0 0 31 0 62 0 93 0 9 0 17 10 17s10-8 10-17c0-32 0-64 0-96z">
            <text:p/>
          </draw:path>
          <draw:path draw:style-name="gr11" draw:text-style-name="P3" draw:layer="layout" svg:width="0.181cm" svg:height="0.336cm" svg:x="22.042cm" svg:y="8.159cm" svg:viewBox="0 0 182 337" svg:d="M126 24c19 0 37 0 56 0 0-8 0-16 0-24-20 1-69 1-91 1s-71 0-91-1c0 8 0 16 0 24 19 0 37 0 56 0 0 96 0 193 0 289-19 0-37 0-56 0 0 8 0 16 0 24 20-3 69-3 91-3s71 0 91 3c0-8 0-16 0-24-19 0-37 0-56 0 0-96 0-193 0-289z">
            <text:p/>
          </draw:path>
          <draw:path draw:style-name="gr11" draw:text-style-name="P3" draw:layer="layout" svg:width="0.272cm" svg:height="0.302cm" svg:x="22.377cm" svg:y="8.202cm" svg:viewBox="0 0 273 303" svg:d="M270 20c3-6 3-7 3-10 0-6-4-10-10-10-4 0-7 4-11 11-38 86-77 172-115 259-39-87-77-173-116-259-4-10-7-11-11-11-6 0-10 4-10 10 0 1 0 3 3 8 41 92 82 184 123 275 3 9 7 10 11 10 6 0 7-3 10-10 41-91 82-182 123-273z">
            <text:p/>
          </draw:path>
          <draw:path draw:style-name="gr11" draw:text-style-name="P3" draw:layer="layout" svg:width="0.25cm" svg:height="0.344cm" svg:x="22.819cm" svg:y="8.155cm" svg:viewBox="0 0 251 345" svg:d="M165 138c-24-5-47-10-71-15-20-4-46-21-46-52 0-21 12-50 63-50 39 0 88 15 99 82 3 12 3 13 13 13 11 0 11-3 11-14 0-30 0-60 0-89 0-9 0-13-9-13-4 0-4 0-9 4-8 8-15 15-23 23-28-23-60-27-84-27-74 0-109 46-109 98 0 32 15 54 25 64 25 25 42 28 95 39 44 10 52 11 63 21 7 9 20 21 20 43 0 24-14 58-64 58-38 0-112-10-117-83 0-9 0-11-11-11s-11 3-11 14c0 30 0 60 0 90 0 8 0 12 8 12 5 0 6 0 10-4 8-8 15-15 23-22 32 23 78 26 98 26 81 0 112-54 112-105 0-53-41-93-86-102z">
            <text:p/>
          </draw:path>
          <draw:path draw:style-name="gr11" draw:text-style-name="P3" draw:layer="layout" svg:width="0.114cm" svg:height="0.488cm" svg:x="23.128cm" svg:y="8.128cm" svg:viewBox="0 0 115 489" svg:d="M115 245c0-38-6-98-32-153-30-60-72-92-77-92-3 0-6 1-6 4s0 3 10 13c49 47 77 126 77 228 0 83-18 169-80 231-7 6-7 6-7 7 0 5 3 6 6 6 5 0 49-34 78-95 25-54 31-109 31-149z">
            <text:p/>
          </draw:path>
        </draw:g>
        <draw:g draw:style-name="gr3">
          <svg:title>TexMaths</svg:title>
          <svg:desc>14§latex§\begin{array}{c} \underline{{\textbf{N}}, \hspace{1ex} {\textbf{N}} \rightarrow {\textbf{S}}} \\ {\textbf{S}} \end{array} 
§svg§600§FALSE§</svg:desc>
          <draw:path draw:style-name="gr10" draw:text-style-name="P1" draw:layer="layout" svg:width="2.343cm" svg:height="0.902cm" svg:x="16.494cm" svg:y="12.76cm" svg:viewBox="0 0 2344 903" svg:d="M0 0c781 0 1562 0 2344 0 0 301 0 602 0 903-782 0-1563 0-2344 0 0-301 0-602 0-903z">
            <text:p/>
          </draw:path>
          <draw:path draw:style-name="gr11" draw:text-style-name="P3" draw:layer="layout" svg:width="0.402cm" svg:height="0.336cm" svg:x="16.489cm" svg:y="12.741cm" svg:viewBox="0 0 403 337" svg:d="M129 7c-6-7-6-7-17-7-37 0-75 0-112 0 0 8 0 16 0 24 18 0 35 0 53 0 0 92 0 183 0 275 0 11 0 11-14 13-12 1-12 1-26 1-5 0-9 0-13 0 0 8 0 16 0 24 18-2 46-2 66-2 21 0 46 0 66 2 0-8 0-16 0-24-4 0-8 0-12 0-9 0-18 0-26-1-14-2-16-2-16-13 0-85 0-170 0-256 82 96 164 191 245 287 6 5 6 7 14 7 13 0 13-4 13-16 0-94 0-189 0-283 0-11 1-11 15-13 11-1 13-1 27-1 4 0 7 0 11 0 0-8 0-16 0-24-18 1-46 1-66 1-19 0-46 0-66-1 0 8 0 16 0 24 5 0 9 0 13 0 8 0 17 0 25 1 14 2 16 2 16 13 0 66 0 132 0 198-66-76-131-153-196-229z">
            <text:p/>
          </draw:path>
          <draw:path draw:style-name="gr11" draw:text-style-name="P3" draw:layer="layout" svg:width="0.056cm" svg:height="0.146cm" svg:x="16.955cm" svg:y="13.026cm" svg:viewBox="0 0 57 147" svg:d="M57 50c0-32-12-50-32-50-15 0-25 11-25 25s10 27 25 27c6 0 13-3 18-7 2 0 1-1 2-2 1 0 1 2 1 7 0 37-17 66-33 83-6 5-6 7-6 8 0 3 3 6 6 6 5 0 44-39 44-97z">
            <text:p/>
          </draw:path>
          <draw:path draw:style-name="gr11" draw:text-style-name="P3" draw:layer="layout" svg:width="0.403cm" svg:height="0.336cm" svg:x="17.36cm" svg:y="12.741cm" svg:viewBox="0 0 404 337" svg:d="M129 7c-4-7-6-7-16-7-37 0-75 0-113 0 0 8 0 16 0 24 18 0 35 0 53 0 0 92 0 183 0 275 0 11 0 11-14 13-11 1-12 1-26 1-5 0-9 0-13 0 0 8 0 16 0 24 20-2 48-2 67-2 20 0 46 0 66 2 0-8 0-16 0-24-4 0-8 0-13 0-8 0-16 0-25-1-15-2-15-2-15-13 0-85 0-170 0-256 81 96 163 191 245 287 4 5 5 7 12 7 14 0 14-4 14-16 0-94 0-189 0-283 0-11 0-11 14-13 13-1 13-1 27-1 4 0 8 0 12 0 0-8 0-16 0-24-18 1-47 1-65 1-21 0-47 0-68-1 0 8 0 16 0 24 5 0 9 0 13 0 8 0 17 0 27 1 14 2 14 2 14 13 0 66 0 132 0 198-66-76-131-153-196-229z">
            <text:p/>
          </draw:path>
          <draw:path draw:style-name="gr11" draw:text-style-name="P3" draw:layer="layout" svg:width="0.436cm" svg:height="0.256cm" svg:x="17.948cm" svg:y="12.826cm" svg:viewBox="0 0 437 257" svg:d="M382 138c-27 21-39 41-43 48-23 33-18 43-27 64 0 7 6 7 10 7 8 0 10-1 11-10 11-49 41-89 95-111 7-3 9-4 9-7 0-4-3-5-5-6-22-8-81-32-99-115-1-5-3-8-11-8-4 0-10 0-10 7 8 21 4 31 25 64 10 16 24 32 45 48-122 0-243 0-365 0-9 0-17 0-17 10 0 9 8 9 17 9 122 0 243 0 365 0z">
            <text:p/>
          </draw:path>
          <draw:path draw:style-name="gr11" draw:text-style-name="P3" draw:layer="layout" svg:width="0.249cm" svg:height="0.347cm" svg:x="18.58cm" svg:y="12.735cm" svg:viewBox="0 0 250 348" svg:d="M167 140c-24-5-48-11-72-16-19-5-47-21-47-51 0-21 14-52 63-52 39 0 88 17 100 84 2 11 2 12 11 12 13 0 13-2 13-14 0-29 0-59 0-89 0-10 0-14-10-14-3 0-4 1-10 6-7 7-14 14-21 22-29-24-61-28-83-28-76 0-111 48-111 99 0 32 15 55 27 65 23 25 40 27 93 39 44 9 52 11 63 22 7 7 20 20 20 42 0 24-13 57-64 57-37 0-112-10-117-82 0-9 0-11-11-11s-11 2-11 14c0 29 0 59 0 89 0 8 0 14 8 14 5 0 6-1 10-6 8-7 15-15 23-22 32 25 78 28 98 28 81 0 111-56 111-105 0-54-39-95-83-103z">
            <text:p/>
          </draw:path>
          <draw:path draw:style-name="gr11" draw:text-style-name="P3" draw:layer="layout" svg:width="2.393cm" svg:height="0.019cm" svg:x="16.469cm" svg:y="13.231cm" svg:viewBox="0 0 2394 20" svg:d="M0 0c798 0 1596 0 2394 0 0 7 0 13 0 20-798 0-1596 0-2394 0 0-7 0-13 0-20z">
            <text:p/>
          </draw:path>
          <draw:path draw:style-name="gr11" draw:text-style-name="P3" draw:layer="layout" svg:width="0.249cm" svg:height="0.347cm" svg:x="17.541cm" svg:y="13.34cm" svg:viewBox="0 0 250 348" svg:d="M167 140c-24-5-48-11-72-16-19-4-47-21-47-51 0-21 14-52 63-52 39 0 88 17 99 84 3 12 3 12 12 12 13 0 13-2 13-14 0-29 0-59 0-89 0-8 0-14-10-14-3 0-4 1-10 6-7 7-14 14-21 22-29-22-61-28-85-28-74 0-109 48-109 99 0 32 15 55 27 66 23 24 40 26 93 39 44 8 52 10 63 21 7 7 20 20 20 42 0 24-13 57-64 57-38 0-112-10-117-82 0-9 0-11-11-11s-11 2-11 14c0 29 0 59 0 89 0 10 0 14 8 14 5 0 6-1 10-4 8-8 15-16 23-24 32 25 78 28 98 28 81 0 111-56 111-105 0-54-40-95-83-103z">
            <text:p/>
          </draw:path>
        </draw:g>
        <draw:g draw:style-name="gr3">
          <svg:title>TexMaths</svg:title>
          <svg:desc>14§display§\longrightarrow \hspace{2ex} \text{WB} = \{ {\textbf{N}}, {\textbf{N}} \rightarrow {\textbf{S}}, {\textbf{S}}\}§svg§600§FALSE§</svg:desc>
          <draw:path draw:style-name="gr10" draw:text-style-name="P1" draw:layer="layout" svg:width="5.942cm" svg:height="0.439cm" svg:x="19.582cm" svg:y="12.906cm" svg:viewBox="0 0 5943 440" svg:d="M0 0c1981 0 3962 0 5943 0 0 147 0 293 0 440-1981 0-3962 0-5943 0 0-147 0-293 0-440z">
            <text:p/>
          </draw:path>
          <draw:path draw:style-name="gr11" draw:text-style-name="P3" draw:layer="layout" svg:width="0.3cm" svg:height="0.02cm" svg:x="19.557cm" svg:y="13.116cm" svg:viewBox="0 0 301 21" svg:d="M284 21c9 0 17-1 17-11 0-11-8-10-17-10-89 0-177 0-266 0-8 0-18-1-18 10 0 10 10 11 18 11 89 0 177 0 266 0z">
            <text:p/>
          </draw:path>
          <draw:path draw:style-name="gr11" draw:text-style-name="P3" draw:layer="layout" svg:width="0.436cm" svg:height="0.255cm" svg:x="19.844cm" svg:y="12.998cm" svg:viewBox="0 0 437 256" svg:d="M383 138c-28 20-40 41-44 46-23 34-25 65-25 66 0 6 5 6 9 6 9 0 9-2 10-10 11-48 41-90 97-112 5-1 7-3 7-7 0-3-3-4-5-4-21-9-81-34-99-116-1-6-1-7-10-7-4 0-9 0-9 6 0 1 4 32 23 64 11 15 25 32 46 47-121 0-243 0-365 0-10 0-18 0-18 10 0 11 8 11 18 11 122 0 244 0 365 0z">
            <text:p/>
          </draw:path>
          <draw:path draw:style-name="gr11" draw:text-style-name="P3" draw:layer="layout" svg:width="0.486cm" svg:height="0.344cm" svg:x="20.878cm" svg:y="12.914cm" svg:viewBox="0 0 487 345" svg:d="M438 47c8-27 29-32 49-32 0-5 0-10 0-15-15 0-31 1-45 1s-46-1-59-1c0 5 0 10 0 15 34 0 44 16 44 25 0 3-2 7-3 10-25 76-49 151-74 226-26-80-52-160-78-240 0-1-2-4-2-7 0-14 28-14 41-14 0-5 0-10 0-15-17 1-51 1-70 1s-39-1-59-1c0 5 0 10 0 15 28 0 38 0 43 17 4 12 8 23 12 35-23 70-46 140-69 209-26-80-52-160-78-240-2-1-2-5-2-7 0-14 28-14 41-14 0-5 0-10 0-15-17 1-51 1-70 1s-39-1-59-1c0 5 0 10 0 15 36 0 38 2 45 20 32 100 65 200 98 300 1 4 3 10 10 10 5 0 7-4 9-10 27-83 54-166 82-248 27 82 54 165 81 248 1 4 3 10 10 10 5 0 6-4 9-10 32-96 63-192 94-288z">
            <text:p/>
          </draw:path>
          <draw:path draw:style-name="gr11" draw:text-style-name="P3" draw:layer="layout" svg:width="0.301cm" svg:height="0.333cm" svg:x="21.392cm" svg:y="12.914cm" svg:viewBox="0 0 302 334" svg:d="M91 155c0-40 0-80 0-120 0-17 1-20 25-20 20 0 40 0 60 0 48 0 66 41 66 67 0 31-25 73-80 73-23 0-47 0-71 0zM207 159c48-10 83-40 83-77 0-43-46-82-109-82-61 0-121 0-181 0 0 5 0 10 0 15 4 0 8 0 13 0 37 0 37 5 37 23 0 86 0 172 0 258 0 17 0 22-37 22-5 0-9 0-13 0 0 5 0 11 0 16 64 0 129 0 193 0 66 0 109-44 109-90 0-43-40-79-95-85zM178 318c-21 0-41 0-62 0-24 0-25-2-25-19 0-44 0-89 0-133 31 0 62 0 92 0 49 0 70 45 70 78 0 35-25 74-75 74z">
            <text:p/>
          </draw:path>
          <draw:path draw:style-name="gr11" draw:text-style-name="P3" draw:layer="layout" svg:width="0.325cm" svg:height="0.115cm" svg:x="21.887cm" svg:y="13.068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11" draw:text-style-name="P3" draw:layer="layout" svg:width="0.174cm" svg:height="0.489cm" svg:x="22.414cm" svg:y="12.881cm" svg:viewBox="0 0 175 490" svg:d="M104 66c0-20 12-52 67-55 1 0 4-3 4-5 0-6-4-6-10-6-49 0-94 25-94 61 0 38 0 75 0 112 0 20 0 35-19 50-18 16-37 16-48 17-3 0-4 2-4 4 0 6 3 6 8 6 33 3 56 19 62 45 1 4 1 5 1 23 0 32 0 65 0 97 0 21 0 36 24 54 18 16 51 21 70 21 6 0 10 0 10-5 0-6-3-6-8-6-31-1-55-18-62-42-1-6-1-6-1-24 0-34 0-69 0-103 0-22-5-31-20-46-10-10-24-15-38-20 41-11 58-33 58-61 0-39 0-78 0-117z">
            <text:p/>
          </draw:path>
          <draw:path draw:style-name="gr11" draw:text-style-name="P3" draw:layer="layout" svg:width="0.403cm" svg:height="0.334cm" svg:x="22.643cm" svg:y="12.913cm" svg:viewBox="0 0 404 335" svg:d="M129 6c-6-6-6-6-16-6-37 0-75 0-113 0 0 7 0 15 0 22 18 0 35 0 53 0 0 92 0 185 0 277 0 10 0 11-14 12-12 2-12 2-26 2-5 0-9 0-13 0 0 7 0 15 0 22 20-1 48-1 66-1 21 0 46 0 67 1 0-7 0-15 0-22-4 0-8 0-13 0-8 0-16-2-26-2-14-1-14-2-14-12 0-86 0-171 0-257 81 96 163 192 245 288 4 5 5 5 12 5 14 0 14-4 14-15 0-95 0-189 0-284 0-9 0-11 14-12 11-2 13-2 27-2 4 0 8 0 12 0 0-7 0-15 0-22-19 1-47 1-65 1-21 0-46 0-67-1 0 7 0 15 0 22 4 0 8 0 12 0 9 0 17 0 27 2 14 1 14 3 14 12 0 66 0 132 0 199-66-77-131-153-196-229z">
            <text:p/>
          </draw:path>
          <draw:path draw:style-name="gr11" draw:text-style-name="P3" draw:layer="layout" svg:width="0.056cm" svg:height="0.146cm" svg:x="23.109cm" svg:y="13.197cm" svg:viewBox="0 0 57 147" svg:d="M57 52c0-32-12-52-30-52-17 0-27 13-27 27 0 12 10 25 27 25 5 0 11-2 16-6 2-1 2-1 3-1 0 2 0 0 0 7 0 36-17 65-33 81-5 5-5 7-5 8 0 3 2 6 5 6 5 0 44-38 44-95z">
            <text:p/>
          </draw:path>
          <draw:path draw:style-name="gr11" draw:text-style-name="P3" draw:layer="layout" svg:width="0.402cm" svg:height="0.334cm" svg:x="23.305cm" svg:y="12.913cm" svg:viewBox="0 0 403 335" svg:d="M129 6c-6-6-7-6-17-6-37 0-75 0-112 0 0 7 0 15 0 22 17 0 35 0 52 0 0 92 0 185 0 277 0 10 0 11-14 12-11 2-13 2-27 2-4 0-7 0-11 0 0 7 0 15 0 22 18-1 46-1 66-1 19 0 46 0 66 1 0-7 0-15 0-22-5 0-9 0-13 0-8 0-17-2-25-2-16-1-16-2-16-12 0-86 0-171 0-257 82 96 164 192 245 288 6 5 6 5 14 5 13 0 13-4 13-15 0-95 0-189 0-284 0-9 0-11 14-12 12-2 12-2 26-2 5 0 9 0 13 0 0-7 0-15 0-22-18 1-46 1-66 1-21 0-46 0-65-1 0 7 0 15 0 22 3 0 7 0 11 0 10 0 18 0 26 2 14 1 14 3 14 12 0 66 0 132 0 199-65-77-129-153-194-229z">
            <text:p/>
          </draw:path>
          <draw:path draw:style-name="gr11" draw:text-style-name="P3" draw:layer="layout" svg:width="0.436cm" svg:height="0.255cm" svg:x="23.892cm" svg:y="12.998cm" svg:viewBox="0 0 437 256" svg:d="M383 138c-28 20-40 41-44 46-23 34-27 65-27 66 0 6 7 6 10 6 8 0 10-2 11-10 11-48 41-90 97-112 5-1 7-3 7-7 0-3-3-4-5-4-21-9-81-34-99-116-1-6-3-7-11-7-3 0-10 0-10 6 0 1 6 32 25 64 10 15 25 32 46 47-121 0-243 0-365 0-10 0-18 0-18 10 0 11 8 11 18 11 122 0 244 0 365 0z">
            <text:p/>
          </draw:path>
          <draw:path draw:style-name="gr11" draw:text-style-name="P3" draw:layer="layout" svg:width="0.25cm" svg:height="0.345cm" svg:x="24.524cm" svg:y="12.907cm" svg:viewBox="0 0 251 346" svg:d="M167 138c-24-5-48-10-72-15-19-4-47-21-47-50 0-21 14-52 63-52 39 0 89 17 100 82 2 13 2 14 13 14s11-3 11-14c0-29 0-59 0-89 0-10 0-14-8-14-4 0-4 0-10 6-8 7-15 14-22 21-28-23-61-27-84-27-76 0-111 46-111 98 0 32 17 54 27 65 23 24 40 28 95 39 42 10 50 12 61 21 7 7 20 20 20 44 0 22-13 57-63 57-38 0-113-10-116-84-2-8-2-11-11-11-13 0-13 3-13 14 0 30 0 60 0 89 0 10 0 14 8 14 6 0 6-1 10-4 8-7 15-15 23-22 32 23 78 26 99 26 81 0 111-56 111-104 0-55-40-94-84-104z">
            <text:p/>
          </draw:path>
          <draw:path draw:style-name="gr11" draw:text-style-name="P3" draw:layer="layout" svg:width="0.056cm" svg:height="0.146cm" svg:x="24.849cm" svg:y="13.197cm" svg:viewBox="0 0 57 147" svg:d="M57 52c0-32-11-52-30-52-17 0-27 13-27 27 0 12 10 25 27 25 5 0 12-2 16-6 2-1 2-1 3-1 1 2 2 0 2 7 0 36-19 65-34 81-6 5-6 7-6 8 0 3 3 6 5 6 5 0 44-38 44-95z">
            <text:p/>
          </draw:path>
          <draw:path draw:style-name="gr11" draw:text-style-name="P3" draw:layer="layout" svg:width="0.25cm" svg:height="0.345cm" svg:x="25.057cm" svg:y="12.907cm" svg:viewBox="0 0 251 346" svg:d="M167 138c-24-5-48-10-72-15-19-4-47-21-47-50 0-21 14-52 63-52 39 0 88 17 99 82 3 13 3 14 13 14 12 0 12-3 12-14 0-29 0-59 0-89 0-10 0-14-10-14-2 0-4 0-9 6-7 7-14 14-21 21-30-23-62-27-86-27-74 0-109 46-109 98 0 32 15 54 27 65 23 24 40 28 93 39 44 10 52 12 63 21 7 7 20 20 20 44 0 22-13 57-64 57-38 0-112-10-117-84 0-8 0-11-11-11s-11 3-11 14c0 30 0 60 0 89 0 10 0 14 8 14 5 0 6-1 10-4 8-7 15-15 23-22 32 23 78 26 98 26 81 0 112-56 112-104 0-55-41-94-84-104z">
            <text:p/>
          </draw:path>
          <draw:path draw:style-name="gr11" draw:text-style-name="P3" draw:layer="layout" svg:width="0.174cm" svg:height="0.489cm" svg:x="25.375cm" svg:y="12.881cm" svg:viewBox="0 0 175 490" svg:d="M71 424c0 20-12 52-67 55-3 0-4 3-4 6 0 5 6 5 10 5 47 0 94-24 94-61 0-38 0-75 0-112 0-20 0-35 19-50 18-16 37-16 48-17 1 0 4-1 4-6 0-4-3-4-8-4-33-3-56-19-62-45-1-4-1-5-1-23 0-32 0-64 0-97 0-21 0-36-24-54-20-15-53-21-70-21-4 0-10 0-10 6 0 5 3 5 8 5 31 2 55 18 62 42 1 6 1 6 1 24 0 34 0 69 0 103 0 22 3 31 20 46 10 10 24 16 38 18-41 13-58 35-58 63 0 39 0 78 0 117z">
            <text:p/>
          </draw:path>
        </draw:g>
        <draw:g draw:style-name="gr3">
          <svg:title>TexMaths</svg:title>
          <svg:desc>14§display§({\textbf{N}} \rightarrow {\textbf{S}})§svg§600§FALSE§</svg:desc>
          <draw:path draw:style-name="gr10" draw:text-style-name="P1" draw:layer="layout" svg:width="1.754cm" svg:height="0.439cm" svg:x="20.464cm" svg:y="10.684cm" svg:viewBox="0 0 1755 440" svg:d="M0 0c585 0 1170 0 1755 0 0 147 0 293 0 440-585 0-1170 0-1755 0 0-147 0-293 0-440z">
            <text:p/>
          </draw:path>
          <draw:path draw:style-name="gr11" draw:text-style-name="P3" draw:layer="layout" svg:width="0.114cm" svg:height="0.489cm" svg:x="20.439cm" svg:y="10.659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11" draw:text-style-name="P3" draw:layer="layout" svg:width="0.402cm" svg:height="0.334cm" svg:x="20.601cm" svg:y="10.691cm" svg:viewBox="0 0 403 335" svg:d="M129 6c-6-6-7-6-17-6-37 0-75 0-112 0 0 7 0 15 0 22 18 0 35 0 53 0 0 92 0 185 0 277 0 10-1 11-15 12-11 2-13 2-27 2-4 0-7 0-11 0 0 7 0 15 0 22 18-1 46-1 66-1 19 0 46 0 66 1 0-7 0-15 0-22-5 0-9 0-13 0-8 0-17-2-25-2-14-1-16-2-16-12 0-86 0-171 0-257 82 96 164 192 245 288 6 5 6 5 14 5 13 0 13-4 13-15 0-95 0-189 0-284 0-9 0-11 14-12 12-2 12-2 26-2 5 0 9 0 13 0 0-7 0-15 0-22-18 1-46 1-66 1-21 0-46 0-67-1 0 7 0 15 0 22 4 0 8 0 13 0 9 0 18 0 26 2 14 1 14 3 14 12 0 66 0 132 0 199-65-77-129-153-194-229z">
            <text:p/>
          </draw:path>
          <draw:path draw:style-name="gr11" draw:text-style-name="P3" draw:layer="layout" svg:width="0.436cm" svg:height="0.255cm" svg:x="21.188cm" svg:y="10.776cm" svg:viewBox="0 0 437 256" svg:d="M382 138c-27 20-41 41-43 46-23 34-27 65-27 66 0 6 6 6 10 6 8 0 8-2 11-10 11-48 41-90 95-112 6-1 9-3 9-7 0-3-3-3-5-4-22-9-81-34-100-116-2-6-2-7-10-7-4 0-10 0-10 6 0 1 4 32 25 64 10 15 24 32 45 47-122 0-243 0-365 0-9 0-17 0-17 10 0 11 8 11 17 11 122 0 243 0 365 0z">
            <text:p/>
          </draw:path>
          <draw:path draw:style-name="gr11" draw:text-style-name="P3" draw:layer="layout" svg:width="0.249cm" svg:height="0.345cm" svg:x="21.82cm" svg:y="10.685cm" svg:viewBox="0 0 250 346" svg:d="M165 138c-24-5-47-10-71-15-20-4-46-21-46-50 0-21 12-52 61-52 41 0 90 17 101 82 3 13 3 14 12 14 12 0 12-3 12-14 0-29 0-59 0-89 0-10 0-14-9-14-4 0-4 0-10 6-7 7-14 14-22 21-28-23-60-27-84-27-74 0-109 46-109 98 0 32 15 54 25 65 25 24 42 28 95 39 44 10 52 12 62 21 8 7 19 20 19 44 0 22-12 57-62 57-38 0-112-10-117-84 0-8 0-11-11-11s-11 3-11 14c0 30 0 60 0 89 0 10 0 14 8 14 5 0 6-1 9-4 8-7 16-15 24-22 32 23 77 26 98 26 81 0 111-56 111-104 0-55-40-94-85-104z">
            <text:p/>
          </draw:path>
          <draw:path draw:style-name="gr11" draw:text-style-name="P3" draw:layer="layout" svg:width="0.114cm" svg:height="0.489cm" svg:x="22.129cm" svg:y="10.659cm" svg:viewBox="0 0 115 490" svg:d="M115 244c0-37-6-96-32-152-30-60-73-92-77-92-3 0-6 3-6 6 0 1 0 1 10 11 47 47 75 125 75 227 0 84-18 171-78 232-7 7-7 7-7 9s3 5 6 5c4 0 49-33 78-96 25-53 31-108 31-150z">
            <text:p/>
          </draw:path>
        </draw:g>
        <presentation:notes draw:style-name="dp1">
          <draw:page-thumbnail draw:style-name="gr1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0:12:36.234893719</meta:creation-date>
    <dc:date>2025-04-01T12:37:56.373216680</dc:date>
    <meta:editing-duration>PT11H57M1S</meta:editing-duration>
    <meta:editing-cycles>78</meta:editing-cycles>
    <meta:generator>LibreOffice/24.2.7.2$Linux_X86_64 LibreOffice_project/420$Build-2</meta:generator>
    <meta:print-date>2025-03-23T14:54:48.296617138</meta:print-date>
    <meta:printed-by>PDF files</meta:printed-by>
    <meta:document-statistic meta:object-count="1397"/>
  </office:meta>
</office:document-meta>
</file>